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Monotype Corsiva" svg:font-family="'Monotype Corsiva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9694in" fo:margin-left="0in" fo:margin-top="0in" fo:margin-bottom="0in" table:align="left"/>
    </style:style>
    <style:style style:name="Table1.A" style:family="table-column">
      <style:table-column-properties style:column-width="1.0667in"/>
    </style:style>
    <style:style style:name="Table1.B" style:family="table-column">
      <style:table-column-properties style:column-width="1.0313in"/>
    </style:style>
    <style:style style:name="Table1.C" style:family="table-column">
      <style:table-column-properties style:column-width="0.8715in"/>
    </style:style>
    <style:style style:name="Table1.1" style:family="table-row">
      <style:table-row-properties style:row-height="0.1708in" fo:keep-together="auto"/>
    </style:style>
    <style:style style:name="Table1.A1" style:family="table-cell">
      <style:table-cell-properties style:vertical-align="" fo:padding="0in" fo:border="none"/>
    </style:style>
    <style:style style:name="Table1.2" style:family="table-row">
      <style:table-row-properties style:row-height="0.1736in" fo:keep-together="auto"/>
    </style:style>
    <style:style style:name="Table2" style:family="table">
      <style:table-properties style:width="4.1417in" fo:margin-left="0.6757in" fo:margin-top="0in" fo:margin-bottom="0in" table:align="left"/>
    </style:style>
    <style:style style:name="Table2.A" style:family="table-column">
      <style:table-column-properties style:column-width="1.4313in"/>
    </style:style>
    <style:style style:name="Table2.B" style:family="table-column">
      <style:table-column-properties style:column-width="0.916in"/>
    </style:style>
    <style:style style:name="Table2.C" style:family="table-column">
      <style:table-column-properties style:column-width="0.9271in"/>
    </style:style>
    <style:style style:name="Table2.D" style:family="table-column">
      <style:table-column-properties style:column-width="0.5431in"/>
    </style:style>
    <style:style style:name="Table2.E" style:family="table-column">
      <style:table-column-properties style:column-width="0.3243in"/>
    </style:style>
    <style:style style:name="Table2.1" style:family="table-row">
      <style:table-row-properties style:row-height="0.1708in" fo:keep-together="auto"/>
    </style:style>
    <style:style style:name="Table2.A1" style:family="table-cell">
      <style:table-cell-properties style:vertical-align="" fo:padding="0in" fo:border="none"/>
    </style:style>
    <style:style style:name="Table2.2" style:family="table-row">
      <style:table-row-properties style:row-height="0.1667in" fo:keep-together="auto"/>
    </style:style>
    <style:style style:name="Table2.4" style:family="table-row">
      <style:table-row-properties style:row-height="0.2292in" fo:keep-together="auto"/>
    </style:style>
    <style:style style:name="Table3" style:family="table">
      <style:table-properties style:width="4.2493in" fo:margin-left="0.6757in" fo:margin-top="0in" fo:margin-bottom="0in" table:align="left"/>
    </style:style>
    <style:style style:name="Table3.A" style:family="table-column">
      <style:table-column-properties style:column-width="1.4042in"/>
    </style:style>
    <style:style style:name="Table3.B" style:family="table-column">
      <style:table-column-properties style:column-width="0.8889in"/>
    </style:style>
    <style:style style:name="Table3.C" style:family="table-column">
      <style:table-column-properties style:column-width="1.0354in"/>
    </style:style>
    <style:style style:name="Table3.D" style:family="table-column">
      <style:table-column-properties style:column-width="0.9201in"/>
    </style:style>
    <style:style style:name="Table3.1" style:family="table-row">
      <style:table-row-properties style:row-height="0.1736in" fo:keep-together="auto"/>
    </style:style>
    <style:style style:name="Table3.A1" style:family="table-cell">
      <style:table-cell-properties style:vertical-align="" fo:padding="0in" fo:border="none"/>
    </style:style>
    <style:style style:name="Table3.2" style:family="table-row">
      <style:table-row-properties style:row-height="0.1667in" fo:keep-together="auto"/>
    </style:style>
    <style:style style:name="Table3.4" style:family="table-row">
      <style:table-row-properties style:row-height="0.2292in" fo:keep-together="auto"/>
    </style:style>
    <style:style style:name="Table4" style:family="table">
      <style:table-properties style:width="5.05in" fo:margin-left="0.8493in" fo:margin-top="0in" fo:margin-bottom="0in" table:align="left"/>
    </style:style>
    <style:style style:name="Table4.A" style:family="table-column">
      <style:table-column-properties style:column-width="1.6069in"/>
    </style:style>
    <style:style style:name="Table4.B" style:family="table-column">
      <style:table-column-properties style:column-width="2.0917in"/>
    </style:style>
    <style:style style:name="Table4.C" style:family="table-column">
      <style:table-column-properties style:column-width="1.3514in"/>
    </style:style>
    <style:style style:name="Table4.1" style:family="table-row">
      <style:table-row-properties style:row-height="0.2194in" fo:keep-together="auto"/>
    </style:style>
    <style:style style:name="Table4.A1" style:family="table-cell">
      <style:table-cell-properties style:vertical-align="" fo:padding="0in" fo:border="none"/>
    </style:style>
    <style:style style:name="Table4.2" style:family="table-row">
      <style:table-row-properties style:row-height="0.1597in" fo:keep-together="auto"/>
    </style:style>
    <style:style style:name="Table5" style:family="table">
      <style:table-properties style:width="4.7188in" fo:margin-left="0.8493in" fo:margin-top="0in" fo:margin-bottom="0in" table:align="left"/>
    </style:style>
    <style:style style:name="Table5.A" style:family="table-column">
      <style:table-column-properties style:column-width="1.6083in"/>
    </style:style>
    <style:style style:name="Table5.B" style:family="table-column">
      <style:table-column-properties style:column-width="1.7806in"/>
    </style:style>
    <style:style style:name="Table5.C" style:family="table-column">
      <style:table-column-properties style:column-width="1.3299in"/>
    </style:style>
    <style:style style:name="Table5.1" style:family="table-row">
      <style:table-row-properties style:row-height="0.2194in" fo:keep-together="auto"/>
    </style:style>
    <style:style style:name="Table5.A1" style:family="table-cell">
      <style:table-cell-properties style:vertical-align="" fo:padding="0in" fo:border="none"/>
    </style:style>
    <style:style style:name="Table5.2" style:family="table-row">
      <style:table-row-properties style:row-height="0.1597in" fo:keep-together="auto"/>
    </style:style>
    <style:style style:name="Table5.44" style:family="table-row">
      <style:table-row-properties style:row-height="0.2201in" fo:keep-together="auto"/>
    </style:style>
    <style:style style:name="Table6" style:family="table">
      <style:table-properties style:width="4.7361in" fo:margin-left="1.1917in" fo:margin-top="0in" fo:margin-bottom="0in" table:align="left"/>
    </style:style>
    <style:style style:name="Table6.A" style:family="table-column">
      <style:table-column-properties style:column-width="2.3729in"/>
    </style:style>
    <style:style style:name="Table6.B" style:family="table-column">
      <style:table-column-properties style:column-width="1.1806in"/>
    </style:style>
    <style:style style:name="Table6.C" style:family="table-column">
      <style:table-column-properties style:column-width="1.1826in"/>
    </style:style>
    <style:style style:name="Table6.1" style:family="table-row">
      <style:table-row-properties style:row-height="0.3958in" fo:keep-together="auto"/>
    </style:style>
    <style:style style:name="Table6.A1" style:family="table-cell">
      <style:table-cell-properties style:vertical-align="" fo:padding="0in" fo:border="0.5pt solid #000001"/>
    </style:style>
    <style:style style:name="Table6.2" style:family="table-row">
      <style:table-row-properties style:row-height="0.2007in" fo:keep-together="auto"/>
    </style:style>
    <style:style style:name="Table6.3" style:family="table-row">
      <style:table-row-properties style:row-height="0.2014in" fo:keep-together="auto"/>
    </style:style>
    <style:style style:name="Table7" style:family="table">
      <style:table-properties style:width="4.7361in" fo:margin-left="1.1917in" fo:margin-top="0in" fo:margin-bottom="0in" table:align="left"/>
    </style:style>
    <style:style style:name="Table7.A" style:family="table-column">
      <style:table-column-properties style:column-width="2.3729in"/>
    </style:style>
    <style:style style:name="Table7.B" style:family="table-column">
      <style:table-column-properties style:column-width="1.1806in"/>
    </style:style>
    <style:style style:name="Table7.C" style:family="table-column">
      <style:table-column-properties style:column-width="1.1826in"/>
    </style:style>
    <style:style style:name="Table7.1" style:family="table-row">
      <style:table-row-properties style:row-height="0.1576in" fo:keep-together="auto"/>
    </style:style>
    <style:style style:name="Table7.A1" style:family="table-cell">
      <style:table-cell-properties style:vertical-align="" fo:padding="0in" fo:border="0.5pt solid #000001"/>
    </style:style>
    <style:style style:name="Table7.3" style:family="table-row">
      <style:table-row-properties style:row-height="0.1583in" fo:keep-together="auto"/>
    </style:style>
    <style:style style:name="P1" style:family="paragraph" style:parent-style-name="Frame_20_contents">
      <style:paragraph-properties fo:line-height="100%"/>
    </style:style>
    <style:style style:name="P2" style:family="paragraph" style:parent-style-name="Frame_20_contents">
      <style:paragraph-properties fo:margin-left="0.028in" fo:margin-right="0in" fo:line-height="0.1839in" fo:text-indent="0in" style:auto-text-indent="false"/>
    </style:style>
    <style:style style:name="P3" style:family="paragraph" style:parent-style-name="Frame_20_contents">
      <style:paragraph-properties fo:margin-left="0.028in" fo:margin-right="0in" fo:line-height="0.1665in" fo:text-indent="0in" style:auto-text-indent="false"/>
    </style:style>
    <style:style style:name="P4" style:family="paragraph" style:parent-style-name="Frame_20_contents">
      <style:paragraph-properties fo:margin-left="0.028in" fo:margin-right="0in" fo:line-height="0.1626in" fo:text-indent="0in" style:auto-text-indent="false"/>
    </style:style>
    <style:style style:name="P5" style:family="paragraph" style:parent-style-name="Frame_20_contents">
      <style:paragraph-properties fo:margin-left="0.1425in" fo:margin-right="0in" fo:line-height="0.1665in" fo:text-indent="0in" style:auto-text-indent="false"/>
    </style:style>
    <style:style style:name="P6" style:family="paragraph" style:parent-style-name="Frame_20_contents">
      <style:paragraph-properties fo:margin-left="0.0957in" fo:margin-right="0in" fo:line-height="0.1665in" fo:text-indent="0in" style:auto-text-indent="false"/>
    </style:style>
    <style:style style:name="P7" style:family="paragraph" style:parent-style-name="Frame_20_contents">
      <style:paragraph-properties fo:margin-left="0.0957in" fo:margin-right="0in" fo:line-height="0.1626in" fo:text-indent="0in" style:auto-text-indent="false"/>
    </style:style>
    <style:style style:name="P8" style:family="paragraph" style:parent-style-name="Frame_20_contents">
      <style:paragraph-properties fo:margin-left="0.1429in" fo:margin-right="0in" fo:line-height="0.1626in" fo:text-indent="0in" style:auto-text-indent="false"/>
    </style:style>
    <style:style style:name="P9" style:family="paragraph" style:parent-style-name="Standard">
      <style:paragraph-properties fo:line-height="0.139in"/>
      <style:text-properties fo:font-size="10pt" style:font-size-asian="10pt"/>
    </style:style>
    <style:style style:name="P10" style:family="paragraph" style:parent-style-name="Standard">
      <style:paragraph-properties fo:line-height="0.1665in"/>
      <style:text-properties fo:font-size="12pt" style:font-size-asian="12pt"/>
    </style:style>
    <style:style style:name="P11" style:family="paragraph" style:parent-style-name="Standard">
      <style:paragraph-properties fo:margin-top="0.0043in" fo:margin-bottom="0in" style:contextual-spacing="false" fo:line-height="0.1665in"/>
      <style:text-properties fo:font-size="12pt" style:font-size-asian="12pt"/>
    </style:style>
    <style:style style:name="P12" style:family="paragraph" style:parent-style-name="Standard">
      <style:paragraph-properties fo:margin-left="0.0043in" fo:margin-right="0in" fo:margin-top="0.0472in" fo:margin-bottom="0in" style:contextual-spacing="false" fo:line-height="100%" fo:text-align="center" style:justify-single-word="false" fo:text-indent="0in" style:auto-text-indent="false"/>
    </style:style>
    <style:style style:name="P13" style:family="paragraph" style:parent-style-name="Standard">
      <style:paragraph-properties fo:margin-left="0.0043in" fo:margin-right="0in" fo:line-height="100%" fo:text-align="center" style:justify-single-word="false" fo:text-indent="0in" style:auto-text-indent="false"/>
    </style:style>
    <style:style style:name="P14" style:family="paragraph" style:parent-style-name="Standard">
      <style:paragraph-properties fo:margin-left="0.0043in" fo:margin-right="0in" fo:margin-top="0.0516in" fo:margin-bottom="0in" style:contextual-spacing="false" fo:line-height="100%" fo:text-align="center" style:justify-single-word="false" fo:text-indent="0in" style:auto-text-indent="false"/>
    </style:style>
    <style:style style:name="P15" style:family="paragraph" style:parent-style-name="Standard">
      <style:paragraph-properties fo:margin-left="0.0043in" fo:margin-right="0in" fo:margin-top="0.0484in" fo:margin-bottom="0in" style:contextual-spacing="false" fo:line-height="100%" fo:text-align="center" style:justify-single-word="false" fo:text-indent="0in" style:auto-text-indent="false"/>
    </style:style>
    <style:style style:name="P16" style:family="paragraph" style:parent-style-name="Standard">
      <style:paragraph-properties fo:margin-left="2.1382in" fo:margin-right="2.1335in" fo:margin-top="0.0047in" fo:margin-bottom="0in" style:contextual-spacing="false" fo:line-height="100%" fo:text-align="center" style:justify-single-word="false" fo:text-indent="0in" style:auto-text-indent="false"/>
    </style:style>
    <style:style style:name="P17" style:family="paragraph" style:parent-style-name="Standard">
      <style:paragraph-properties fo:margin-top="0.0055in" fo:margin-bottom="0in" style:contextual-spacing="false" fo:line-height="0.139in"/>
      <style:text-properties fo:font-size="10pt" style:font-size-asian="10pt"/>
    </style:style>
    <style:style style:name="P18" style:family="paragraph" style:parent-style-name="Standard">
      <style:paragraph-properties fo:margin-top="0.0055in" fo:margin-bottom="0in" style:contextual-spacing="false" fo:line-height="0.1665in"/>
      <style:text-properties fo:font-size="12pt" style:font-size-asian="12pt"/>
    </style:style>
    <style:style style:name="P19" style:family="paragraph" style:parent-style-name="Standard">
      <style:paragraph-properties fo:margin-top="0.0055in" fo:margin-bottom="0in" style:contextual-spacing="false" fo:line-height="0.1528in"/>
      <style:text-properties fo:font-size="11pt" style:font-size-asian="11pt"/>
    </style:style>
    <style:style style:name="P20" style:family="paragraph" style:parent-style-name="Standard">
      <style:paragraph-properties fo:margin-left="0.5028in" fo:margin-right="0.5016in" fo:line-height="102%" fo:text-align="center" style:justify-single-word="false" fo:text-indent="0in" style:auto-text-indent="false"/>
    </style:style>
    <style:style style:name="P21" style:family="paragraph" style:parent-style-name="Standard">
      <style:paragraph-properties fo:margin-left="0.0035in" fo:margin-right="0in" fo:line-height="100%" fo:text-align="center" style:justify-single-word="false" fo:text-indent="0in" style:auto-text-indent="false"/>
    </style:style>
    <style:style style:name="P22" style:family="paragraph" style:parent-style-name="Standard">
      <style:paragraph-properties fo:margin-left="0.0035in" fo:margin-right="0in" fo:margin-top="0.0492in" fo:margin-bottom="0in" style:contextual-spacing="false" fo:line-height="100%" fo:text-align="center" style:justify-single-word="false" fo:text-indent="0in" style:auto-text-indent="false"/>
    </style:style>
    <style:style style:name="P23" style:family="paragraph" style:parent-style-name="Standard">
      <style:paragraph-properties fo:margin-left="0.0035in" fo:margin-right="0in" fo:margin-top="0.0035in" fo:margin-bottom="0in" style:contextual-spacing="false" fo:line-height="100%" fo:text-align="center" style:justify-single-word="false" fo:text-indent="0in" style:auto-text-indent="false"/>
    </style:style>
    <style:style style:name="P24" style:family="paragraph" style:parent-style-name="Standard">
      <style:paragraph-properties fo:margin-top="0.0118in" fo:margin-bottom="0in" style:contextual-spacing="false" fo:line-height="0.1528in"/>
      <style:text-properties fo:font-size="11pt" style:font-size-asian="11pt"/>
    </style:style>
    <style:style style:name="P25" style:family="paragraph" style:parent-style-name="Standard">
      <style:paragraph-properties fo:margin-left="0.0028in" fo:margin-right="0in" fo:line-height="100%" fo:text-align="center" style:justify-single-word="false" fo:text-indent="0in" style:auto-text-indent="false"/>
    </style:style>
    <style:style style:name="P26" style:family="paragraph" style:parent-style-name="Standard">
      <style:paragraph-properties fo:margin-top="0.0035in" fo:margin-bottom="0in" style:contextual-spacing="false" fo:line-height="0.1252in"/>
      <style:text-properties fo:font-size="9pt" style:font-size-asian="9pt"/>
    </style:style>
    <style:style style:name="P27" style:family="paragraph" style:parent-style-name="Standard">
      <style:paragraph-properties fo:margin-top="0.0035in" fo:margin-bottom="0in" style:contextual-spacing="false" fo:line-height="0.0693in"/>
      <style:text-properties fo:font-size="5pt" style:font-size-asian="5pt"/>
    </style:style>
    <style:style style:name="P28" style:family="paragraph" style:parent-style-name="Standard">
      <style:paragraph-properties fo:margin-top="0.0035in" fo:margin-bottom="0in" style:contextual-spacing="false" fo:line-height="0.1945in"/>
      <style:text-properties fo:font-size="14pt" style:font-size-asian="14pt"/>
    </style:style>
    <style:style style:name="P29" style:family="paragraph" style:parent-style-name="Standard">
      <style:paragraph-properties fo:margin-top="0.0035in" fo:margin-bottom="0in" style:contextual-spacing="false" fo:line-height="0.1319in"/>
      <style:text-properties fo:font-size="9.5pt" style:font-size-asian="9.5pt"/>
    </style:style>
    <style:style style:name="P30" style:family="paragraph" style:parent-style-name="Standard">
      <style:paragraph-properties fo:margin-top="0.0035in" fo:margin-bottom="0in" style:contextual-spacing="false" fo:line-height="0.0972in"/>
      <style:text-properties fo:font-size="7pt" style:font-size-asian="7pt"/>
    </style:style>
    <style:style style:name="P31" style:family="paragraph" style:parent-style-name="Standard">
      <style:paragraph-properties fo:margin-top="0.0035in" fo:margin-bottom="0in" style:contextual-spacing="false" fo:line-height="0.1665in"/>
      <style:text-properties fo:font-size="12pt" style:font-size-asian="12pt"/>
    </style:style>
    <style:style style:name="P32" style:family="paragraph" style:parent-style-name="Standard">
      <style:paragraph-properties fo:margin-left="0.0047in" fo:margin-right="0in" fo:line-height="100%" fo:text-align="center" style:justify-single-word="false" fo:text-indent="0in" style:auto-text-indent="false"/>
    </style:style>
    <style:style style:name="P33" style:family="paragraph" style:parent-style-name="Standard">
      <style:paragraph-properties fo:margin-left="0.0047in" fo:margin-right="0in" fo:line-height="0.1665in" fo:text-align="center" style:justify-single-word="false" fo:text-indent="0in" style:auto-text-indent="false"/>
    </style:style>
    <style:style style:name="P34" style:family="paragraph" style:parent-style-name="Standard">
      <style:paragraph-properties fo:margin-left="0.0047in" fo:margin-right="0in" fo:margin-top="0.0484in" fo:margin-bottom="0in" style:contextual-spacing="false" fo:line-height="100%" fo:text-align="center" style:justify-single-word="false" fo:text-indent="0in" style:auto-text-indent="false"/>
    </style:style>
    <style:style style:name="P35" style:family="paragraph" style:parent-style-name="Standard">
      <style:paragraph-properties fo:margin-left="0.0047in" fo:margin-right="0in" fo:margin-top="0.0516in" fo:margin-bottom="0in" style:contextual-spacing="false" fo:line-height="100%" fo:text-align="center" style:justify-single-word="false" fo:text-indent="0in" style:auto-text-indent="false"/>
    </style:style>
    <style:style style:name="P36" style:family="paragraph" style:parent-style-name="Standard">
      <style:paragraph-properties fo:margin-left="0.0047in" fo:margin-right="0in" fo:margin-top="0.0008in" fo:margin-bottom="0in" style:contextual-spacing="false" fo:line-height="100%" fo:text-align="center" style:justify-single-word="false" fo:text-indent="0in" style:auto-text-indent="false"/>
    </style:style>
    <style:style style:name="P37" style:family="paragraph" style:parent-style-name="Standard" style:master-page-name="Standard">
      <style:paragraph-properties fo:line-height="0.139in" style:page-number="auto"/>
      <style:text-properties fo:font-size="10pt" style:font-size-asian="10pt"/>
    </style:style>
    <style:style style:name="P38" style:family="paragraph" style:parent-style-name="Standard">
      <style:paragraph-properties fo:margin-top="0.0091in" fo:margin-bottom="0in" style:contextual-spacing="false" fo:line-height="0.1528in"/>
      <style:text-properties fo:font-size="11pt" style:font-size-asian="11pt"/>
    </style:style>
    <style:style style:name="P39" style:family="paragraph" style:parent-style-name="Standard">
      <style:paragraph-properties fo:margin-top="0.0091in" fo:margin-bottom="0in" style:contextual-spacing="false" fo:line-height="0.139in"/>
      <style:text-properties fo:font-size="10pt" style:font-size-asian="10pt"/>
    </style:style>
    <style:style style:name="P40" style:family="paragraph" style:parent-style-name="Standard">
      <style:paragraph-properties fo:margin-top="0.0091in" fo:margin-bottom="0in" style:contextual-spacing="false" fo:line-height="0.1665in"/>
      <style:text-properties fo:font-size="12pt" style:font-size-asian="12pt"/>
    </style:style>
    <style:style style:name="P41" style:family="paragraph" style:parent-style-name="Standard">
      <style:paragraph-properties fo:margin-left="0.4083in" fo:margin-right="0in" fo:margin-top="0.0484in" fo:margin-bottom="0in" style:contextual-spacing="false" fo:line-height="100%" fo:text-indent="0in" style:auto-text-indent="false"/>
    </style:style>
    <style:style style:name="P42" style:family="paragraph" style:parent-style-name="Standard">
      <style:paragraph-properties fo:margin-left="0.4083in" fo:margin-right="0in" fo:line-height="0.1575in" fo:text-indent="0in" style:auto-text-indent="false"/>
    </style:style>
    <style:style style:name="P43" style:family="paragraph" style:parent-style-name="Standard">
      <style:paragraph-properties fo:margin-left="0.4083in" fo:margin-right="0in" fo:line-height="100%" fo:text-indent="0in" style:auto-text-indent="false"/>
    </style:style>
    <style:style style:name="P44" style:family="paragraph" style:parent-style-name="Standard">
      <style:paragraph-properties fo:margin-left="0.4083in" fo:margin-right="0in" fo:line-height="100%" fo:text-indent="0in" style:auto-text-indent="false">
        <style:tab-stops>
          <style:tab-stop style:position="4.5484in"/>
        </style:tab-stops>
      </style:paragraph-properties>
    </style:style>
    <style:style style:name="P45" style:family="paragraph" style:parent-style-name="Standard">
      <style:paragraph-properties fo:margin-left="0.4083in" fo:margin-right="0in" fo:line-height="0.1508in" fo:text-indent="0in" style:auto-text-indent="false"/>
    </style:style>
    <style:style style:name="P46" style:family="paragraph" style:parent-style-name="Standard">
      <style:paragraph-properties fo:margin-left="0.4083in" fo:margin-right="0in" fo:line-height="0.1528in" fo:text-indent="0in" style:auto-text-indent="false"/>
    </style:style>
    <style:style style:name="P47" style:family="paragraph" style:parent-style-name="Standard">
      <style:paragraph-properties fo:margin-left="0.4083in" fo:margin-right="0in" fo:line-height="0.1535in" fo:text-indent="0in" style:auto-text-indent="false"/>
    </style:style>
    <style:style style:name="P48" style:family="paragraph" style:parent-style-name="Standard">
      <style:paragraph-properties fo:margin-left="0.4083in" fo:margin-right="0in" fo:line-height="0.172in" fo:text-indent="0in" style:auto-text-indent="false"/>
    </style:style>
    <style:style style:name="P49" style:family="paragraph" style:parent-style-name="Standard">
      <style:paragraph-properties fo:margin-left="0.4083in" fo:margin-right="0in" fo:line-height="0.1665in" fo:text-indent="0in" style:auto-text-indent="false"/>
    </style:style>
    <style:style style:name="P50" style:family="paragraph" style:parent-style-name="Standard">
      <style:paragraph-properties fo:margin-left="0.4083in" fo:margin-right="0in" fo:line-height="0.1736in" fo:text-indent="0in" style:auto-text-indent="false"/>
    </style:style>
    <style:style style:name="P51" style:family="paragraph" style:parent-style-name="Standard">
      <style:paragraph-properties fo:margin-left="0.4083in" fo:margin-right="0in" fo:line-height="0.1752in" fo:text-indent="0in" style:auto-text-indent="false"/>
    </style:style>
    <style:style style:name="P52" style:family="paragraph" style:parent-style-name="Standard">
      <style:paragraph-properties fo:margin-left="0.4083in" fo:margin-right="0in" fo:line-height="0.1701in" fo:text-indent="0in" style:auto-text-indent="false"/>
    </style:style>
    <style:style style:name="P53" style:family="paragraph" style:parent-style-name="Standard">
      <style:paragraph-properties fo:margin-left="0.4083in" fo:margin-right="0in" fo:line-height="0.1717in" fo:text-indent="0in" style:auto-text-indent="false"/>
    </style:style>
    <style:style style:name="P54" style:family="paragraph" style:parent-style-name="Standard">
      <style:paragraph-properties fo:margin-left="0.4083in" fo:margin-right="0in" fo:line-height="0.1709in" fo:text-indent="0in" style:auto-text-indent="false"/>
    </style:style>
    <style:style style:name="P55" style:family="paragraph" style:parent-style-name="Standard">
      <style:paragraph-properties fo:margin-left="0.4083in" fo:margin-right="0in" fo:margin-top="0.0465in" fo:margin-bottom="0in" style:contextual-spacing="false" fo:line-height="100%" fo:text-indent="0in" style:auto-text-indent="false"/>
    </style:style>
    <style:style style:name="P56" style:family="paragraph" style:parent-style-name="Standard">
      <style:paragraph-properties fo:margin-left="0.4083in" fo:margin-right="0in" fo:margin-top="0.0043in" fo:margin-bottom="0in" style:contextual-spacing="false" fo:line-height="100%" fo:text-indent="0in" style:auto-text-indent="false">
        <style:tab-stops>
          <style:tab-stop style:position="4.5484in"/>
        </style:tab-stops>
      </style:paragraph-properties>
    </style:style>
    <style:style style:name="P57" style:family="paragraph" style:parent-style-name="Standard">
      <style:paragraph-properties fo:margin-left="0.4083in" fo:margin-right="0in" fo:margin-top="0.0555in" fo:margin-bottom="0in" style:contextual-spacing="false" fo:line-height="0.1665in" fo:text-indent="0in" style:auto-text-indent="false"/>
    </style:style>
    <style:style style:name="P58" style:family="paragraph" style:parent-style-name="Standard">
      <style:paragraph-properties fo:margin-left="0.4083in" fo:margin-right="0in" fo:margin-top="0.0492in" fo:margin-bottom="0in" style:contextual-spacing="false" fo:line-height="100%" fo:text-indent="0in" style:auto-text-indent="false"/>
    </style:style>
    <style:style style:name="P59" style:family="paragraph" style:parent-style-name="Standard">
      <style:paragraph-properties fo:margin-left="0.7319in" fo:margin-right="0in" fo:line-height="0.1571in" fo:text-indent="0in" style:auto-text-indent="false"/>
    </style:style>
    <style:style style:name="P60" style:family="paragraph" style:parent-style-name="Standard">
      <style:paragraph-properties fo:margin-left="0.4083in" fo:margin-right="0.4028in" fo:margin-top="0.002in" fo:margin-bottom="0in" style:contextual-spacing="false" fo:line-height="0.189in" fo:text-indent="0in" style:auto-text-indent="false"/>
    </style:style>
    <style:style style:name="P61" style:family="paragraph" style:parent-style-name="Standard">
      <style:paragraph-properties fo:margin-left="0.4083in" fo:margin-right="0.4028in" fo:margin-top="0.0555in" fo:margin-bottom="0in" style:contextual-spacing="false" fo:line-height="0.1665in" fo:text-align="justify" style:justify-single-word="false" fo:text-indent="0in" style:auto-text-indent="false"/>
    </style:style>
    <style:style style:name="P62" style:family="paragraph" style:parent-style-name="Standard">
      <style:paragraph-properties fo:margin-left="0.4083in" fo:margin-right="0.4028in" fo:margin-top="0.0583in" fo:margin-bottom="0in" style:contextual-spacing="false" fo:line-height="0.1665in" fo:text-align="justify" style:justify-single-word="false" fo:text-indent="0in" style:auto-text-indent="false"/>
    </style:style>
    <style:style style:name="P63" style:family="paragraph" style:parent-style-name="Standard">
      <style:paragraph-properties fo:margin-left="0in" fo:margin-right="0.4028in" fo:line-height="0.1866in" fo:text-align="end" style:justify-single-word="false" fo:text-indent="0in" style:auto-text-indent="false"/>
    </style:style>
    <style:style style:name="P64" style:family="paragraph" style:parent-style-name="Standard">
      <style:paragraph-properties fo:margin-left="0in" fo:margin-right="0.4028in" fo:line-height="100%" fo:text-align="end" style:justify-single-word="false" fo:text-indent="0in" style:auto-text-indent="false"/>
    </style:style>
    <style:style style:name="P65" style:family="paragraph" style:parent-style-name="Standard">
      <style:paragraph-properties fo:margin-left="0in" fo:margin-right="0.4028in" fo:line-height="0.1665in" fo:text-align="end" style:justify-single-word="false" fo:text-indent="0in" style:auto-text-indent="false"/>
    </style:style>
    <style:style style:name="P66" style:family="paragraph" style:parent-style-name="Standard">
      <style:paragraph-properties fo:margin-top="0.002in" fo:margin-bottom="0in" style:contextual-spacing="false" fo:line-height="0.1252in"/>
      <style:text-properties fo:font-size="9pt" style:font-size-asian="9pt"/>
    </style:style>
    <style:style style:name="P67" style:family="paragraph" style:parent-style-name="Standard">
      <style:paragraph-properties fo:margin-top="0.002in" fo:margin-bottom="0in" style:contextual-spacing="false" fo:line-height="0.1665in"/>
      <style:text-properties fo:font-size="12pt" style:font-size-asian="12pt"/>
    </style:style>
    <style:style style:name="P68" style:family="paragraph" style:parent-style-name="Standard">
      <style:paragraph-properties fo:margin-left="0.4083in" fo:margin-right="1.7626in" fo:margin-top="0.002in" fo:margin-bottom="0in" style:contextual-spacing="false" fo:line-height="0.172in" fo:text-indent="0in" style:auto-text-indent="false"/>
    </style:style>
    <style:style style:name="P69" style:family="paragraph" style:parent-style-name="Standard">
      <style:paragraph-properties fo:margin-top="0.0071in" fo:margin-bottom="0in" style:contextual-spacing="false" fo:line-height="0.1945in"/>
      <style:text-properties fo:font-size="14pt" style:font-size-asian="14pt"/>
    </style:style>
    <style:style style:name="P70" style:family="paragraph" style:parent-style-name="Standard">
      <style:paragraph-properties fo:margin-top="0.0071in" fo:margin-bottom="0in" style:contextual-spacing="false" fo:line-height="0.1528in"/>
      <style:text-properties fo:font-size="11pt" style:font-size-asian="11pt"/>
    </style:style>
    <style:style style:name="P71" style:family="paragraph" style:parent-style-name="Standard">
      <style:paragraph-properties fo:margin-top="0.0071in" fo:margin-bottom="0in" style:contextual-spacing="false" fo:line-height="0.1319in"/>
      <style:text-properties fo:font-size="9.5pt" style:font-size-asian="9.5pt"/>
    </style:style>
    <style:style style:name="P72" style:family="paragraph" style:parent-style-name="Standard">
      <style:paragraph-properties fo:margin-left="0.4083in" fo:margin-right="0.4035in" fo:line-height="86%" fo:text-align="justify" style:justify-single-word="false" fo:text-indent="0.2945in" style:auto-text-indent="false"/>
    </style:style>
    <style:style style:name="P73" style:family="paragraph" style:parent-style-name="Standard">
      <style:paragraph-properties fo:margin-left="0.4083in" fo:margin-right="0.4035in" fo:line-height="0.1665in" fo:text-align="justify" style:justify-single-word="false" fo:text-indent="0.2945in" style:auto-text-indent="false"/>
    </style:style>
    <style:style style:name="P74" style:family="paragraph" style:parent-style-name="Standard">
      <style:paragraph-properties fo:margin-left="0.4083in" fo:margin-right="0.4035in" fo:line-height="0.1665in" fo:text-align="justify" style:justify-single-word="false" fo:text-indent="0.2945in" style:auto-text-indent="false">
        <style:tab-stops>
          <style:tab-stop style:position="1.4339in"/>
          <style:tab-stop style:position="1.9508in"/>
          <style:tab-stop style:position="3.3972in"/>
          <style:tab-stop style:position="4.1984in"/>
          <style:tab-stop style:position="4.9362in"/>
        </style:tab-stops>
      </style:paragraph-properties>
    </style:style>
    <style:style style:name="P75" style:family="paragraph" style:parent-style-name="Standard" style:list-style-name="WWNum1">
      <style:paragraph-properties fo:margin-left="0.4083in" fo:margin-right="0.4035in" fo:line-height="0.1665in" fo:text-align="justify" style:justify-single-word="false" fo:text-indent="0.2945in" style:auto-text-indent="false">
        <style:tab-stops>
          <style:tab-stop style:position="0.8756in"/>
        </style:tab-stops>
      </style:paragraph-properties>
    </style:style>
    <style:style style:name="P76" style:family="paragraph" style:parent-style-name="Standard" style:list-style-name="WWNum2">
      <style:paragraph-properties fo:margin-left="0.4083in" fo:margin-right="0.4035in" fo:line-height="0.1665in" fo:text-align="justify" style:justify-single-word="false" fo:text-indent="0.2945in" style:auto-text-indent="false">
        <style:tab-stops>
          <style:tab-stop style:position="0.9362in"/>
        </style:tab-stops>
      </style:paragraph-properties>
    </style:style>
    <style:style style:name="P77" style:family="paragraph" style:parent-style-name="Standard" style:list-style-name="WWNum3">
      <style:paragraph-properties fo:margin-left="0.4083in" fo:margin-right="0.4035in" fo:line-height="0.1665in" fo:text-align="justify" style:justify-single-word="false" fo:text-indent="0.2945in" style:auto-text-indent="false">
        <style:tab-stops>
          <style:tab-stop style:position="0.9362in"/>
        </style:tab-stops>
      </style:paragraph-properties>
    </style:style>
    <style:style style:name="P78" style:family="paragraph" style:parent-style-name="Standard" style:list-style-name="WWNum3">
      <style:paragraph-properties fo:margin-left="0.4083in" fo:margin-right="0.4035in" fo:line-height="0.1665in" fo:text-align="justify" style:justify-single-word="false" fo:text-indent="0.2945in" style:auto-text-indent="false">
        <style:tab-stops>
          <style:tab-stop style:position="0.9311in"/>
        </style:tab-stops>
      </style:paragraph-properties>
    </style:style>
    <style:style style:name="P79" style:family="paragraph" style:parent-style-name="Standard" style:list-style-name="WWNum4">
      <style:paragraph-properties fo:margin-left="0.4083in" fo:margin-right="0.4035in" fo:line-height="0.1665in" fo:text-align="justify" style:justify-single-word="false" fo:text-indent="0.2945in" style:auto-text-indent="false">
        <style:tab-stops>
          <style:tab-stop style:position="0.9047in"/>
        </style:tab-stops>
      </style:paragraph-properties>
    </style:style>
    <style:style style:name="P80" style:family="paragraph" style:parent-style-name="Standard">
      <style:paragraph-properties fo:margin-left="0.7028in" fo:margin-right="0in" fo:line-height="0.1591in" fo:text-indent="0in" style:auto-text-indent="false"/>
    </style:style>
    <style:style style:name="P81" style:family="paragraph" style:parent-style-name="Standard">
      <style:paragraph-properties fo:margin-left="0.7028in" fo:margin-right="0in" fo:line-height="0.1665in" fo:text-indent="0in" style:auto-text-indent="false"/>
    </style:style>
    <style:style style:name="P82" style:family="paragraph" style:parent-style-name="Standard">
      <style:paragraph-properties fo:margin-left="0.7028in" fo:margin-right="0in" fo:line-height="0.1665in" fo:text-indent="0in" style:auto-text-indent="false">
        <style:tab-stops>
          <style:tab-stop style:position="1.9228in"/>
          <style:tab-stop style:position="2.9083in"/>
        </style:tab-stops>
      </style:paragraph-properties>
    </style:style>
    <style:style style:name="P83" style:family="paragraph" style:parent-style-name="Standard">
      <style:paragraph-properties fo:margin-left="0.7028in" fo:margin-right="0in" fo:line-height="0.1665in" fo:text-indent="0in" style:auto-text-indent="false">
        <style:tab-stops>
          <style:tab-stop style:position="1.9228in"/>
        </style:tab-stops>
      </style:paragraph-properties>
    </style:style>
    <style:style style:name="P84" style:family="paragraph" style:parent-style-name="Standard">
      <style:paragraph-properties fo:margin-left="0.7028in" fo:margin-right="0in" fo:line-height="0.1665in" fo:text-indent="0in" style:auto-text-indent="false">
        <style:tab-stops>
          <style:tab-stop style:position="1.9236in"/>
        </style:tab-stops>
      </style:paragraph-properties>
    </style:style>
    <style:style style:name="P85" style:family="paragraph" style:parent-style-name="Standard">
      <style:paragraph-properties fo:margin-left="0.7028in" fo:margin-right="0in" fo:line-height="0.1665in" fo:text-indent="0in" style:auto-text-indent="false">
        <style:tab-stops>
          <style:tab-stop style:position="1.8854in"/>
        </style:tab-stops>
      </style:paragraph-properties>
    </style:style>
    <style:style style:name="P86" style:family="paragraph" style:parent-style-name="Standard">
      <style:paragraph-properties fo:margin-left="0.7028in" fo:margin-right="0in" fo:line-height="0.1665in" fo:text-indent="0in" style:auto-text-indent="false">
        <style:tab-stops>
          <style:tab-stop style:position="1.8846in"/>
        </style:tab-stops>
      </style:paragraph-properties>
    </style:style>
    <style:style style:name="P87" style:family="paragraph" style:parent-style-name="Standard">
      <style:paragraph-properties fo:margin-left="0.7028in" fo:margin-right="0in" fo:margin-top="0.0492in" fo:margin-bottom="0in" style:contextual-spacing="false" fo:line-height="100%" fo:text-indent="0in" style:auto-text-indent="false"/>
    </style:style>
    <style:style style:name="P88" style:family="paragraph" style:parent-style-name="Standard">
      <style:paragraph-properties fo:margin-top="0.0016in" fo:margin-bottom="0in" style:contextual-spacing="false" fo:line-height="0.0835in"/>
      <style:text-properties fo:font-size="6pt" style:font-size-asian="6pt"/>
    </style:style>
    <style:style style:name="P89" style:family="paragraph" style:parent-style-name="Standard">
      <style:paragraph-properties fo:margin-top="0.0016in" fo:margin-bottom="0in" style:contextual-spacing="false" fo:line-height="0.0902in"/>
      <style:text-properties fo:font-size="6.5pt" style:font-size-asian="6.5pt"/>
    </style:style>
    <style:style style:name="P90" style:family="paragraph" style:parent-style-name="Standard">
      <style:paragraph-properties fo:margin-top="0.0016in" fo:margin-bottom="0in" style:contextual-spacing="false" fo:line-height="0.139in"/>
      <style:text-properties fo:font-size="10pt" style:font-size-asian="10pt"/>
    </style:style>
    <style:style style:name="P91" style:family="paragraph" style:parent-style-name="Standard">
      <style:paragraph-properties fo:margin-left="0in" fo:margin-right="0.6764in" fo:line-height="0.1571in" fo:text-align="end" style:justify-single-word="false" fo:text-indent="0in" style:auto-text-indent="false"/>
    </style:style>
    <style:style style:name="P92" style:family="paragraph" style:parent-style-name="Standard" style:master-page-name="Converted1">
      <style:paragraph-properties fo:line-height="0.139in" style:page-number="auto"/>
      <style:text-properties fo:font-size="10pt" style:font-size-asian="10pt"/>
    </style:style>
    <style:style style:name="P93" style:family="paragraph" style:parent-style-name="Standard">
      <style:paragraph-properties fo:margin-top="0.011in" fo:margin-bottom="0in" style:contextual-spacing="false" fo:line-height="0.1528in"/>
      <style:text-properties fo:font-size="11pt" style:font-size-asian="11pt"/>
    </style:style>
    <style:style style:name="P94" style:family="paragraph" style:parent-style-name="Standard">
      <style:paragraph-properties fo:margin-left="0.5028in" fo:margin-right="0.498in" fo:margin-top="0.0492in" fo:margin-bottom="0in" style:contextual-spacing="false" fo:line-height="100%" fo:text-align="center" style:justify-single-word="false" fo:text-indent="0in" style:auto-text-indent="false"/>
    </style:style>
    <style:style style:name="P95" style:family="paragraph" style:parent-style-name="Standard">
      <style:paragraph-properties fo:margin-left="0.7189in" fo:margin-right="0.7134in" fo:line-height="100%" fo:text-align="center" style:justify-single-word="false" fo:text-indent="0in" style:auto-text-indent="false"/>
    </style:style>
    <style:style style:name="P96" style:family="paragraph" style:parent-style-name="Standard">
      <style:paragraph-properties fo:margin-top="0.0047in" fo:margin-bottom="0in" style:contextual-spacing="false" fo:line-height="0.1252in"/>
      <style:text-properties fo:font-size="9pt" style:font-size-asian="9pt"/>
    </style:style>
    <style:style style:name="P97" style:family="paragraph" style:parent-style-name="Standard">
      <style:paragraph-properties fo:margin-top="0.0047in" fo:margin-bottom="0in" style:contextual-spacing="false" fo:line-height="0.1528in"/>
      <style:text-properties fo:font-size="11pt" style:font-size-asian="11pt"/>
    </style:style>
    <style:style style:name="P98" style:family="paragraph" style:parent-style-name="Standard">
      <style:paragraph-properties fo:margin-top="0.0047in" fo:margin-bottom="0in" style:contextual-spacing="false" fo:line-height="0.1807in"/>
      <style:text-properties fo:font-size="13pt" style:font-size-asian="13pt"/>
    </style:style>
    <style:style style:name="P99" style:family="paragraph" style:parent-style-name="Standard">
      <style:paragraph-properties fo:margin-top="0.0047in" fo:margin-bottom="0in" style:contextual-spacing="false" fo:line-height="0.0209in"/>
      <style:text-properties fo:font-size="1.5pt" style:font-size-asian="1.5pt"/>
    </style:style>
    <style:style style:name="P100" style:family="paragraph" style:parent-style-name="Standard">
      <style:paragraph-properties fo:margin-top="0.0047in" fo:margin-bottom="0in" style:contextual-spacing="false" fo:line-height="0.1181in"/>
      <style:text-properties fo:font-size="8.5pt" style:font-size-asian="8.5pt"/>
    </style:style>
    <style:style style:name="P101" style:family="paragraph" style:parent-style-name="Standard" style:master-page-name="Converted2">
      <style:paragraph-properties fo:line-height="0.139in" style:page-number="auto"/>
      <style:text-properties fo:font-size="10pt" style:font-size-asian="10pt"/>
    </style:style>
    <style:style style:name="P102" style:family="paragraph" style:parent-style-name="Standard">
      <style:paragraph-properties fo:margin-top="0.0075in" fo:margin-bottom="0in" style:contextual-spacing="false" fo:line-height="0.1945in"/>
      <style:text-properties fo:font-size="14pt" style:font-size-asian="14pt"/>
    </style:style>
    <style:style style:name="P103" style:family="paragraph" style:parent-style-name="Standard">
      <style:paragraph-properties fo:margin-top="0.0075in" fo:margin-bottom="0in" style:contextual-spacing="false" fo:line-height="0.1528in"/>
      <style:text-properties fo:font-size="11pt" style:font-size-asian="11pt"/>
    </style:style>
    <style:style style:name="P104" style:family="paragraph" style:parent-style-name="Standard">
      <style:paragraph-properties fo:margin-left="3.5965in" fo:margin-right="0in" fo:margin-top="0.0453in" fo:margin-bottom="0in" style:contextual-spacing="false" fo:line-height="100%" fo:text-indent="0in" style:auto-text-indent="false"/>
    </style:style>
    <style:style style:name="P105" style:family="paragraph" style:parent-style-name="Standard">
      <style:paragraph-properties fo:margin-left="3.75in" fo:margin-right="0in" fo:line-height="100%" fo:text-indent="0in" style:auto-text-indent="false"/>
    </style:style>
    <style:style style:name="P106" style:family="paragraph" style:parent-style-name="Standard" style:master-page-name="Converted3">
      <style:paragraph-properties fo:line-height="0.139in" style:page-number="auto"/>
      <style:text-properties fo:font-size="10pt" style:font-size-asian="10pt"/>
    </style:style>
    <style:style style:name="P107" style:family="paragraph" style:parent-style-name="Standard">
      <style:paragraph-properties fo:margin-top="0.0028in" fo:margin-bottom="0in" style:contextual-spacing="false" fo:line-height="0.139in"/>
      <style:text-properties fo:font-size="10pt" style:font-size-asian="10pt"/>
    </style:style>
    <style:style style:name="P108" style:family="paragraph" style:parent-style-name="Standard">
      <style:paragraph-properties fo:margin-top="0.0028in" fo:margin-bottom="0in" style:contextual-spacing="false" fo:line-height="0.1665in"/>
      <style:text-properties fo:font-size="12pt" style:font-size-asian="12pt"/>
    </style:style>
    <style:style style:name="P109" style:family="paragraph" style:parent-style-name="Standard">
      <style:paragraph-properties fo:margin-top="0.0028in" fo:margin-bottom="0in" style:contextual-spacing="false" fo:line-height="0.1528in"/>
      <style:text-properties fo:font-size="11pt" style:font-size-asian="11pt"/>
    </style:style>
    <style:style style:name="P110" style:family="paragraph" style:parent-style-name="Standard">
      <style:paragraph-properties fo:margin-left="0.4083in" fo:margin-right="0.4028in" fo:line-height="0.1665in" fo:text-align="justify" style:justify-single-word="false" fo:text-indent="0.2945in" style:auto-text-indent="false"/>
    </style:style>
    <style:style style:name="P111" style:family="paragraph" style:parent-style-name="Standard" style:list-style-name="WWNum3">
      <style:paragraph-properties fo:margin-left="0.4083in" fo:margin-right="0.4028in" fo:line-height="0.1665in" fo:text-align="justify" style:justify-single-word="false" fo:text-indent="0.2945in" style:auto-text-indent="false">
        <style:tab-stops>
          <style:tab-stop style:position="0.8846in"/>
        </style:tab-stops>
      </style:paragraph-properties>
    </style:style>
    <style:style style:name="P112" style:family="paragraph" style:parent-style-name="Standard" style:list-style-name="WWNum3">
      <style:paragraph-properties fo:margin-left="0.4083in" fo:margin-right="0.4028in" fo:line-height="0.1665in" fo:text-align="justify" style:justify-single-word="false" fo:text-indent="0.2945in" style:auto-text-indent="false">
        <style:tab-stops>
          <style:tab-stop style:position="0.9398in"/>
        </style:tab-stops>
      </style:paragraph-properties>
    </style:style>
    <style:style style:name="P113" style:family="paragraph" style:parent-style-name="Standard" style:list-style-name="WWNum5">
      <style:paragraph-properties fo:margin-left="0.4083in" fo:margin-right="0.4028in" fo:line-height="0.1665in" fo:text-align="justify" style:justify-single-word="false" fo:text-indent="0.2945in" style:auto-text-indent="false">
        <style:tab-stops>
          <style:tab-stop style:position="0.9445in"/>
        </style:tab-stops>
      </style:paragraph-properties>
    </style:style>
    <style:style style:name="P114" style:family="paragraph" style:parent-style-name="Standard" style:list-style-name="WWNum3">
      <style:paragraph-properties fo:margin-left="0.4083in" fo:margin-right="0.4028in" fo:line-height="0.1665in" fo:text-align="justify" style:justify-single-word="false" fo:text-indent="0.2945in" style:auto-text-indent="false">
        <style:tab-stops>
          <style:tab-stop style:position="0.9508in"/>
        </style:tab-stops>
      </style:paragraph-properties>
    </style:style>
    <style:style style:name="P115" style:family="paragraph" style:parent-style-name="Standard" style:list-style-name="WWNum6">
      <style:paragraph-properties fo:margin-left="0.4083in" fo:margin-right="0.4028in" fo:line-height="0.1665in" fo:text-align="justify" style:justify-single-word="false" fo:text-indent="0.2945in" style:auto-text-indent="false">
        <style:tab-stops>
          <style:tab-stop style:position="0.8736in"/>
        </style:tab-stops>
      </style:paragraph-properties>
    </style:style>
    <style:style style:name="P116" style:family="paragraph" style:parent-style-name="Standard" style:list-style-name="WWNum3">
      <style:paragraph-properties fo:margin-left="0.4083in" fo:margin-right="0.4028in" fo:line-height="0.1665in" fo:text-align="justify" style:justify-single-word="false" fo:text-indent="0.2945in" style:auto-text-indent="false">
        <style:tab-stops>
          <style:tab-stop style:position="0.939in"/>
        </style:tab-stops>
      </style:paragraph-properties>
    </style:style>
    <style:style style:name="P117" style:family="paragraph" style:parent-style-name="Standard">
      <style:paragraph-properties fo:margin-left="0.4083in" fo:margin-right="0.4028in" fo:margin-top="0.002in" fo:margin-bottom="0in" style:contextual-spacing="false" fo:line-height="0.1665in" fo:text-align="justify" style:justify-single-word="false" fo:text-indent="0.2945in" style:auto-text-indent="false"/>
    </style:style>
    <style:style style:name="P118" style:family="paragraph" style:parent-style-name="Standard">
      <style:paragraph-properties fo:margin-left="0.4083in" fo:margin-right="0.4028in" fo:margin-top="0.0583in" fo:margin-bottom="0in" style:contextual-spacing="false" fo:line-height="0.1665in" fo:text-align="justify" style:justify-single-word="false" fo:text-indent="0.2945in" style:auto-text-indent="false"/>
    </style:style>
    <style:style style:name="P119" style:family="paragraph" style:parent-style-name="Standard" style:master-page-name="Converted4">
      <style:paragraph-properties fo:line-height="0.139in" style:page-number="auto"/>
      <style:text-properties fo:font-size="10pt" style:font-size-asian="10pt"/>
    </style:style>
    <style:style style:name="P120" style:family="paragraph" style:parent-style-name="Standard">
      <style:paragraph-properties fo:margin-top="0.0063in" fo:margin-bottom="0in" style:contextual-spacing="false" fo:line-height="0.1528in"/>
      <style:text-properties fo:font-size="11pt" style:font-size-asian="11pt"/>
    </style:style>
    <style:style style:name="P121" style:family="paragraph" style:parent-style-name="Standard">
      <style:paragraph-properties fo:margin-left="0.4083in" fo:margin-right="0.4035in" fo:line-height="0.1665in" fo:text-align="justify" style:justify-single-word="false" fo:text-indent="0.2953in" style:auto-text-indent="false"/>
    </style:style>
    <style:style style:name="P122" style:family="paragraph" style:parent-style-name="Standard">
      <style:paragraph-properties fo:margin-left="0.4075in" fo:margin-right="0.4035in" fo:line-height="0.1665in" fo:text-align="justify" style:justify-single-word="false" fo:text-indent="0.2945in" style:auto-text-indent="false"/>
    </style:style>
    <style:style style:name="P123" style:family="paragraph" style:parent-style-name="Standard" style:list-style-name="WWNum1">
      <style:paragraph-properties fo:margin-left="0.4075in" fo:margin-right="0.4035in" fo:line-height="0.1665in" fo:text-align="justify" style:justify-single-word="false" fo:text-indent="0.2945in" style:auto-text-indent="false">
        <style:tab-stops>
          <style:tab-stop style:position="0.9689in"/>
        </style:tab-stops>
      </style:paragraph-properties>
    </style:style>
    <style:style style:name="P124" style:family="paragraph" style:parent-style-name="Standard" style:list-style-name="WWNum6">
      <style:paragraph-properties fo:margin-left="0.4075in" fo:margin-right="0.4035in" fo:line-height="0.1665in" fo:text-align="justify" style:justify-single-word="false" fo:text-indent="0.2945in" style:auto-text-indent="false">
        <style:tab-stops>
          <style:tab-stop style:position="0.8791in"/>
        </style:tab-stops>
      </style:paragraph-properties>
    </style:style>
    <style:style style:name="P125" style:family="paragraph" style:parent-style-name="Standard">
      <style:paragraph-properties fo:margin-left="0.4083in" fo:margin-right="0.402in" fo:line-height="0.1665in" fo:text-align="justify" style:justify-single-word="false" fo:text-indent="0.2945in" style:auto-text-indent="false"/>
    </style:style>
    <style:style style:name="P126" style:family="paragraph" style:parent-style-name="Standard" style:list-style-name="WWNum3">
      <style:paragraph-properties fo:margin-left="0.4083in" fo:margin-right="0.402in" fo:line-height="0.1665in" fo:text-align="justify" style:justify-single-word="false" fo:text-indent="0.2945in" style:auto-text-indent="false">
        <style:tab-stops>
          <style:tab-stop style:position="0.8811in"/>
        </style:tab-stops>
      </style:paragraph-properties>
    </style:style>
    <style:style style:name="P127" style:family="paragraph" style:parent-style-name="Standard" style:list-style-name="WWNum3">
      <style:paragraph-properties fo:margin-left="0.4083in" fo:margin-right="0.402in" fo:line-height="0.1665in" fo:text-align="justify" style:justify-single-word="false" fo:text-indent="0.2945in" style:auto-text-indent="false">
        <style:tab-stops>
          <style:tab-stop style:position="0.8701in"/>
        </style:tab-stops>
      </style:paragraph-properties>
    </style:style>
    <style:style style:name="P128" style:family="paragraph" style:parent-style-name="Standard" style:list-style-name="WWNum3">
      <style:paragraph-properties fo:margin-left="0.4083in" fo:margin-right="0.402in" fo:line-height="0.1665in" fo:text-align="justify" style:justify-single-word="false" fo:text-indent="0.2945in" style:auto-text-indent="false">
        <style:tab-stops>
          <style:tab-stop style:position="0.8898in"/>
        </style:tab-stops>
      </style:paragraph-properties>
    </style:style>
    <style:style style:name="P129" style:family="paragraph" style:parent-style-name="Standard" style:list-style-name="WWNum5">
      <style:paragraph-properties fo:margin-left="0.4083in" fo:margin-right="0.402in" fo:line-height="0.1665in" fo:text-align="justify" style:justify-single-word="false" fo:text-indent="0.2945in" style:auto-text-indent="false">
        <style:tab-stops>
          <style:tab-stop style:position="0.8736in"/>
        </style:tab-stops>
      </style:paragraph-properties>
    </style:style>
    <style:style style:name="P130" style:family="paragraph" style:parent-style-name="Standard">
      <style:paragraph-properties fo:margin-left="0.4083in" fo:margin-right="0.402in" fo:margin-top="0.0583in" fo:margin-bottom="0in" style:contextual-spacing="false" fo:line-height="0.1665in" fo:text-align="justify" style:justify-single-word="false" fo:text-indent="0.2945in" style:auto-text-indent="false"/>
    </style:style>
    <style:style style:name="P131" style:family="paragraph" style:parent-style-name="Standard" style:list-style-name="WWNum3">
      <style:paragraph-properties fo:margin-left="0.4083in" fo:margin-right="0.402in" fo:margin-top="0.0583in" fo:margin-bottom="0in" style:contextual-spacing="false" fo:line-height="0.1665in" fo:text-align="justify" style:justify-single-word="false" fo:text-indent="0.2945in" style:auto-text-indent="false">
        <style:tab-stops>
          <style:tab-stop style:position="0.9937in"/>
        </style:tab-stops>
      </style:paragraph-properties>
    </style:style>
    <style:style style:name="P132" style:family="paragraph" style:parent-style-name="Standard" style:master-page-name="Converted5">
      <style:paragraph-properties fo:line-height="0.139in" style:page-number="auto"/>
      <style:text-properties fo:font-size="10pt" style:font-size-asian="10pt"/>
    </style:style>
    <style:style style:name="P133" style:family="paragraph" style:parent-style-name="Standard">
      <style:paragraph-properties fo:margin-left="0.4083in" fo:margin-right="0.4035in" fo:margin-top="0.0555in" fo:margin-bottom="0in" style:contextual-spacing="false" fo:line-height="0.1665in" fo:text-indent="0in" style:auto-text-indent="false"/>
    </style:style>
    <style:style style:name="P134" style:family="paragraph" style:parent-style-name="Standard">
      <style:paragraph-properties fo:margin-left="0.4083in" fo:margin-right="0.4035in" fo:margin-top="0.0555in" fo:margin-bottom="0in" style:contextual-spacing="false" fo:line-height="0.1665in" fo:text-align="justify" style:justify-single-word="false" fo:text-indent="0in" style:auto-text-indent="false"/>
    </style:style>
    <style:style style:name="P135" style:family="paragraph" style:parent-style-name="Standard">
      <style:paragraph-properties fo:margin-left="0.4083in" fo:margin-right="0.4035in" fo:margin-top="0.0555in" fo:margin-bottom="0in" style:contextual-spacing="false" fo:line-height="0.1665in" fo:text-align="justify" style:justify-single-word="false" fo:text-indent="0in" style:auto-text-indent="false">
        <style:tab-stops>
          <style:tab-stop style:position="0.9945in"/>
        </style:tab-stops>
      </style:paragraph-properties>
    </style:style>
    <style:style style:name="P136" style:family="paragraph" style:parent-style-name="Standard">
      <style:paragraph-properties fo:margin-left="0.4083in" fo:margin-right="0.4035in" fo:line-height="0.1665in" fo:text-align="justify" style:justify-single-word="false" fo:text-indent="0in" style:auto-text-indent="false"/>
    </style:style>
    <style:style style:name="P137" style:family="paragraph" style:parent-style-name="Standard">
      <style:paragraph-properties fo:margin-left="0.4083in" fo:margin-right="0.4043in" fo:line-height="0.1665in" fo:text-align="justify" style:justify-single-word="false" fo:text-indent="0.2945in" style:auto-text-indent="false"/>
    </style:style>
    <style:style style:name="P138" style:family="paragraph" style:parent-style-name="Standard" style:list-style-name="WWNum1">
      <style:paragraph-properties fo:margin-left="0.4083in" fo:margin-right="0.4043in" fo:line-height="0.1665in" fo:text-align="justify" style:justify-single-word="false" fo:text-indent="0.2945in" style:auto-text-indent="false">
        <style:tab-stops>
          <style:tab-stop style:position="1.0008in"/>
        </style:tab-stops>
      </style:paragraph-properties>
    </style:style>
    <style:style style:name="P139" style:family="paragraph" style:parent-style-name="Standard">
      <style:paragraph-properties fo:margin-left="0.4083in" fo:margin-right="0.4043in" fo:margin-top="0.0008in" fo:margin-bottom="0in" style:contextual-spacing="false" fo:line-height="0.172in" fo:text-align="justify" style:justify-single-word="false" fo:text-indent="0.2945in" style:auto-text-indent="false"/>
    </style:style>
    <style:style style:name="P140" style:family="paragraph" style:parent-style-name="Standard" style:master-page-name="Converted6">
      <style:paragraph-properties fo:line-height="0.139in" style:page-number="auto"/>
      <style:text-properties fo:font-size="10pt" style:font-size-asian="10pt"/>
    </style:style>
    <style:style style:name="P141" style:family="paragraph" style:parent-style-name="Standard" style:master-page-name="Converted7">
      <style:paragraph-properties fo:line-height="0.139in" style:page-number="auto"/>
      <style:text-properties fo:font-size="10pt" style:font-size-asian="10pt"/>
    </style:style>
    <style:style style:name="P142" style:family="paragraph" style:parent-style-name="Standard" style:master-page-name="Converted8">
      <style:paragraph-properties fo:line-height="0.139in" style:page-number="auto"/>
      <style:text-properties fo:font-size="10pt" style:font-size-asian="10pt"/>
    </style:style>
    <style:style style:name="P143" style:family="paragraph" style:parent-style-name="Standard">
      <style:paragraph-properties fo:margin-left="0.4083in" fo:margin-right="0.4043in" fo:margin-top="0.0008in" fo:margin-bottom="0in" style:contextual-spacing="false" fo:line-height="0.172in" fo:text-indent="0in" style:auto-text-indent="false"/>
    </style:style>
    <style:style style:name="P144" style:family="paragraph" style:parent-style-name="Standard" style:master-page-name="Converted9">
      <style:paragraph-properties fo:line-height="0.139in" style:page-number="auto"/>
      <style:text-properties fo:font-size="10pt" style:font-size-asian="10pt"/>
    </style:style>
    <style:style style:name="P145" style:family="paragraph" style:parent-style-name="Standard">
      <style:paragraph-properties fo:margin-left="0in" fo:margin-right="0.4035in" fo:line-height="0.1665in" fo:text-align="end" style:justify-single-word="false" fo:text-indent="0in" style:auto-text-indent="false"/>
    </style:style>
    <style:style style:name="P146" style:family="paragraph" style:parent-style-name="Standard" style:master-page-name="Converted10">
      <style:paragraph-properties fo:line-height="0.139in" style:page-number="auto"/>
      <style:text-properties fo:font-size="10pt" style:font-size-asian="10pt"/>
    </style:style>
    <style:style style:name="P147" style:family="paragraph" style:parent-style-name="Standard">
      <style:paragraph-properties fo:margin-left="0.7591in" fo:margin-right="0in" fo:margin-top="0.0484in" fo:margin-bottom="0in" style:contextual-spacing="false" fo:line-height="100%" fo:text-indent="0in" style:auto-text-indent="false"/>
    </style:style>
    <style:style style:name="P148" style:family="paragraph" style:parent-style-name="Standard">
      <style:paragraph-properties fo:margin-left="0.4083in" fo:margin-right="0.4047in" fo:line-height="0.1665in" fo:text-align="justify" style:justify-single-word="false" fo:text-indent="0.2945in" style:auto-text-indent="false"/>
    </style:style>
    <style:style style:name="P149" style:family="paragraph" style:parent-style-name="Standard">
      <style:paragraph-properties fo:margin-left="0.4075in" fo:margin-right="0.4028in" fo:line-height="0.1665in" fo:text-align="justify" style:justify-single-word="false" fo:text-indent="0.2945in" style:auto-text-indent="false"/>
    </style:style>
    <style:style style:name="P150" style:family="paragraph" style:parent-style-name="Standard" style:list-style-name="WWNum6">
      <style:paragraph-properties fo:margin-left="0.4075in" fo:margin-right="0.4028in" fo:line-height="0.1665in" fo:text-align="justify" style:justify-single-word="false" fo:text-indent="0.2945in" style:auto-text-indent="false">
        <style:tab-stops>
          <style:tab-stop style:position="0.8874in"/>
        </style:tab-stops>
      </style:paragraph-properties>
    </style:style>
    <style:style style:name="P151" style:family="paragraph" style:parent-style-name="Standard" style:list-style-name="WWNum1">
      <style:paragraph-properties fo:margin-left="0.4075in" fo:margin-right="0.4028in" fo:margin-top="0.0583in" fo:margin-bottom="0in" style:contextual-spacing="false" fo:line-height="0.1665in" fo:text-align="justify" style:justify-single-word="false" fo:text-indent="0.2945in" style:auto-text-indent="false">
        <style:tab-stops>
          <style:tab-stop style:position="0.8835in"/>
        </style:tab-stops>
      </style:paragraph-properties>
    </style:style>
    <style:style style:name="P152" style:family="paragraph" style:parent-style-name="Standard" style:master-page-name="Converted11">
      <style:paragraph-properties fo:line-height="0.139in" style:page-number="auto"/>
      <style:text-properties fo:font-size="10pt" style:font-size-asian="10pt"/>
    </style:style>
    <style:style style:name="P153" style:family="paragraph" style:parent-style-name="Standard">
      <style:paragraph-properties fo:margin-left="0.4083in" fo:margin-right="0.4055in" fo:line-height="0.1665in" fo:text-align="justify" style:justify-single-word="false" fo:text-indent="0.2945in" style:auto-text-indent="false"/>
    </style:style>
    <style:style style:name="P154" style:family="paragraph" style:parent-style-name="Standard">
      <style:paragraph-properties fo:margin-left="0.4075in" fo:margin-right="0.4043in" fo:line-height="0.1665in" fo:text-align="justify" style:justify-single-word="false" fo:text-indent="0.2945in" style:auto-text-indent="false"/>
    </style:style>
    <style:style style:name="P155" style:family="paragraph" style:parent-style-name="Standard" style:master-page-name="Converted12">
      <style:paragraph-properties fo:line-height="0.139in" style:page-number="auto"/>
      <style:text-properties fo:font-size="10pt" style:font-size-asian="10pt"/>
    </style:style>
    <style:style style:name="P156" style:family="paragraph" style:parent-style-name="Standard">
      <style:paragraph-properties fo:margin-left="0.4083in" fo:margin-right="0in" fo:line-height="0.1665in" fo:text-indent="0.2945in" style:auto-text-indent="false"/>
    </style:style>
    <style:style style:name="P157" style:family="paragraph" style:parent-style-name="Standard" style:list-style-name="WWNum4">
      <style:paragraph-properties fo:margin-left="0.4083in" fo:margin-right="0in" fo:line-height="0.1665in" fo:text-indent="0.2945in" style:auto-text-indent="false">
        <style:tab-stops>
          <style:tab-stop style:position="0.9083in"/>
        </style:tab-stops>
      </style:paragraph-properties>
    </style:style>
    <style:style style:name="P158" style:family="paragraph" style:parent-style-name="Standard" style:master-page-name="Converted13">
      <style:paragraph-properties fo:line-height="0.139in" style:page-number="auto"/>
      <style:text-properties fo:font-size="10pt" style:font-size-asian="10pt"/>
    </style:style>
    <style:style style:name="P159" style:family="paragraph" style:parent-style-name="Standard">
      <style:paragraph-properties fo:margin-left="0.4083in" fo:margin-right="0.4283in" fo:line-height="0.1665in" fo:text-align="justify" style:justify-single-word="false" fo:text-indent="0.2945in" style:auto-text-indent="false"/>
    </style:style>
    <style:style style:name="P160" style:family="paragraph" style:parent-style-name="Standard">
      <style:paragraph-properties fo:margin-left="0.4075in" fo:margin-right="0.402in" fo:line-height="0.1665in" fo:text-align="justify" style:justify-single-word="false" fo:text-indent="0.2945in" style:auto-text-indent="false"/>
    </style:style>
    <style:style style:name="P161" style:family="paragraph" style:parent-style-name="Standard" style:list-style-name="WWNum6">
      <style:paragraph-properties fo:margin-left="0.4075in" fo:margin-right="0.402in" fo:line-height="0.1665in" fo:text-align="justify" style:justify-single-word="false" fo:text-indent="0.2945in" style:auto-text-indent="false">
        <style:tab-stops>
          <style:tab-stop style:position="0.9055in"/>
        </style:tab-stops>
      </style:paragraph-properties>
    </style:style>
    <style:style style:name="P162" style:family="paragraph" style:parent-style-name="Standard">
      <style:paragraph-properties fo:margin-left="0.7028in" fo:margin-right="0.4035in" fo:line-height="0.1665in" fo:text-indent="0in" style:auto-text-indent="false"/>
    </style:style>
    <style:style style:name="P163" style:family="paragraph" style:parent-style-name="Standard" style:master-page-name="Converted14">
      <style:paragraph-properties fo:line-height="0.139in" style:page-number="auto"/>
      <style:text-properties fo:font-size="10pt" style:font-size-asian="10pt"/>
    </style:style>
    <style:style style:name="P164" style:family="paragraph" style:parent-style-name="Standard">
      <style:paragraph-properties fo:margin-left="0.028in" fo:margin-right="0in" fo:line-height="0.1665in" fo:text-indent="0in" style:auto-text-indent="false"/>
    </style:style>
    <style:style style:name="P165" style:family="paragraph" style:parent-style-name="Standard">
      <style:paragraph-properties fo:margin-left="0.028in" fo:margin-right="0in" fo:line-height="0.1626in" fo:text-indent="0in" style:auto-text-indent="false"/>
    </style:style>
    <style:style style:name="P166" style:family="paragraph" style:parent-style-name="Standard">
      <style:paragraph-properties fo:margin-left="0.028in" fo:margin-right="0in" fo:line-height="0.1591in" fo:text-indent="0in" style:auto-text-indent="false"/>
    </style:style>
    <style:style style:name="P167" style:family="paragraph" style:parent-style-name="Standard">
      <style:paragraph-properties fo:margin-left="0.028in" fo:margin-right="0in" fo:line-height="0.15in" fo:text-indent="0in" style:auto-text-indent="false"/>
    </style:style>
    <style:style style:name="P168" style:family="paragraph" style:parent-style-name="Standard">
      <style:paragraph-properties fo:margin-left="0.028in" fo:margin-right="0in" fo:margin-top="0.05in" fo:margin-bottom="0in" style:contextual-spacing="false" fo:line-height="100%" fo:text-indent="0in" style:auto-text-indent="false"/>
    </style:style>
    <style:style style:name="P169" style:family="paragraph" style:parent-style-name="Standard">
      <style:paragraph-properties fo:margin-left="0.1681in" fo:margin-right="0in" fo:line-height="0.1665in" fo:text-indent="0in" style:auto-text-indent="false"/>
    </style:style>
    <style:style style:name="P170" style:family="paragraph" style:parent-style-name="Standard">
      <style:paragraph-properties fo:margin-left="0.1681in" fo:margin-right="0in" fo:line-height="0.1626in" fo:text-indent="0in" style:auto-text-indent="false"/>
    </style:style>
    <style:style style:name="P171" style:family="paragraph" style:parent-style-name="Standard">
      <style:paragraph-properties fo:margin-left="0.1181in" fo:margin-right="0in" fo:line-height="0.1665in" fo:text-indent="0in" style:auto-text-indent="false"/>
    </style:style>
    <style:style style:name="P172" style:family="paragraph" style:parent-style-name="Standard">
      <style:paragraph-properties fo:margin-left="0.1181in" fo:margin-right="0in" fo:line-height="0.1626in" fo:text-indent="0in" style:auto-text-indent="false"/>
    </style:style>
    <style:style style:name="P173" style:family="paragraph" style:parent-style-name="Standard">
      <style:paragraph-properties fo:margin-left="0.1181in" fo:margin-right="0in" fo:line-height="0.1591in" fo:text-indent="0in" style:auto-text-indent="false"/>
    </style:style>
    <style:style style:name="P174" style:family="paragraph" style:parent-style-name="Standard">
      <style:paragraph-properties fo:margin-left="0.1118in" fo:margin-right="0in" fo:line-height="0.1665in" fo:text-indent="0in" style:auto-text-indent="false"/>
    </style:style>
    <style:style style:name="P175" style:family="paragraph" style:parent-style-name="Standard">
      <style:paragraph-properties fo:margin-left="0.1118in" fo:margin-right="0in" fo:line-height="0.1626in" fo:text-indent="0in" style:auto-text-indent="false"/>
    </style:style>
    <style:style style:name="P176" style:family="paragraph" style:parent-style-name="Standard">
      <style:paragraph-properties fo:margin-left="0.0362in" fo:margin-right="0in" fo:line-height="0.1626in" fo:text-indent="0in" style:auto-text-indent="false"/>
    </style:style>
    <style:style style:name="P177" style:family="paragraph" style:parent-style-name="Standard" style:list-style-name="WWNum2">
      <style:paragraph-properties fo:margin-left="0.4083in" fo:margin-right="0.5319in" fo:line-height="0.1665in" fo:text-indent="0.2945in" style:auto-text-indent="false">
        <style:tab-stops>
          <style:tab-stop style:position="0.9339in"/>
        </style:tab-stops>
      </style:paragraph-properties>
    </style:style>
    <style:style style:name="P178" style:family="paragraph" style:parent-style-name="Standard" style:master-page-name="Converted15">
      <style:paragraph-properties fo:line-height="0.139in" style:page-number="auto"/>
      <style:text-properties fo:font-size="10pt" style:font-size-asian="10pt"/>
    </style:style>
    <style:style style:name="P179" style:family="paragraph" style:parent-style-name="Standard">
      <style:paragraph-properties fo:margin-left="0.4083in" fo:margin-right="0.4016in" fo:line-height="0.1665in" fo:text-align="justify" style:justify-single-word="false" fo:text-indent="0.2945in" style:auto-text-indent="false"/>
    </style:style>
    <style:style style:name="P180" style:family="paragraph" style:parent-style-name="Standard" style:list-style-name="WWNum3">
      <style:paragraph-properties fo:margin-left="0.4083in" fo:margin-right="0.4016in" fo:line-height="0.1665in" fo:text-align="justify" style:justify-single-word="false" fo:text-indent="0.2945in" style:auto-text-indent="false">
        <style:tab-stops>
          <style:tab-stop style:position="0.8591in"/>
        </style:tab-stops>
      </style:paragraph-properties>
    </style:style>
    <style:style style:name="P181" style:family="paragraph" style:parent-style-name="Standard">
      <style:paragraph-properties fo:margin-left="0.4083in" fo:margin-right="0.4016in" fo:margin-top="0.0583in" fo:margin-bottom="0in" style:contextual-spacing="false" fo:line-height="0.1665in" fo:text-align="justify" style:justify-single-word="false" fo:text-indent="0.2945in" style:auto-text-indent="false"/>
    </style:style>
    <style:style style:name="P182" style:family="paragraph" style:parent-style-name="Standard" style:master-page-name="Converted16">
      <style:paragraph-properties fo:line-height="0.139in" style:page-number="auto"/>
      <style:text-properties fo:font-size="10pt" style:font-size-asian="10pt"/>
    </style:style>
    <style:style style:name="P183" style:family="paragraph" style:parent-style-name="Standard" style:master-page-name="Converted17">
      <style:paragraph-properties fo:line-height="0.139in" style:page-number="auto"/>
      <style:text-properties fo:font-size="10pt" style:font-size-asian="10pt"/>
    </style:style>
    <style:style style:name="P184" style:family="paragraph" style:parent-style-name="Standard" style:master-page-name="Converted18">
      <style:paragraph-properties fo:line-height="0.139in" style:page-number="auto"/>
      <style:text-properties fo:font-size="10pt" style:font-size-asian="10pt"/>
    </style:style>
    <style:style style:name="P185" style:family="paragraph" style:parent-style-name="Standard">
      <style:paragraph-properties fo:margin-left="0.4083in" fo:margin-right="0.4008in" fo:line-height="0.1665in" fo:text-align="justify" style:justify-single-word="false" fo:text-indent="0.2945in" style:auto-text-indent="false"/>
    </style:style>
    <style:style style:name="P186" style:family="paragraph" style:parent-style-name="Standard" style:master-page-name="Converted19">
      <style:paragraph-properties fo:line-height="0.139in" style:page-number="auto"/>
      <style:text-properties fo:font-size="10pt" style:font-size-asian="10pt"/>
    </style:style>
    <style:style style:name="P187" style:family="paragraph" style:parent-style-name="Standard">
      <style:paragraph-properties fo:margin-left="0.4083in" fo:margin-right="0.402in" fo:margin-top="0.0583in" fo:margin-bottom="0in" style:contextual-spacing="false" fo:line-height="0.1665in" fo:text-align="justify" style:justify-single-word="false" fo:text-indent="0in" style:auto-text-indent="false"/>
    </style:style>
    <style:style style:name="P188" style:family="paragraph" style:parent-style-name="Standard" style:master-page-name="Converted20">
      <style:paragraph-properties fo:line-height="0.139in" style:page-number="auto"/>
      <style:text-properties fo:font-size="10pt" style:font-size-asian="10pt"/>
    </style:style>
    <style:style style:name="P189" style:family="paragraph" style:parent-style-name="Standard">
      <style:paragraph-properties fo:margin-left="0in" fo:margin-right="0.402in" fo:line-height="100%" fo:text-align="end" style:justify-single-word="false" fo:text-indent="0in" style:auto-text-indent="false"/>
    </style:style>
    <style:style style:name="P190" style:family="paragraph" style:parent-style-name="Standard" style:master-page-name="Converted21">
      <style:paragraph-properties fo:line-height="0.139in" style:page-number="auto"/>
      <style:text-properties fo:font-size="10pt" style:font-size-asian="10pt"/>
    </style:style>
    <style:style style:name="P191" style:family="paragraph" style:parent-style-name="Standard">
      <style:paragraph-properties fo:margin-top="0.0138in" fo:margin-bottom="0in" style:contextual-spacing="false" fo:line-height="0.1528in"/>
      <style:text-properties fo:font-size="11pt" style:font-size-asian="11pt"/>
    </style:style>
    <style:style style:name="P192" style:family="paragraph" style:parent-style-name="Standard" style:list-style-name="WWNum3">
      <style:paragraph-properties fo:margin-left="0.8563in" fo:margin-right="0in" fo:line-height="100%" fo:text-indent="-0.1535in" style:auto-text-indent="false">
        <style:tab-stops>
          <style:tab-stop style:position="0.8563in"/>
        </style:tab-stops>
      </style:paragraph-properties>
    </style:style>
    <style:style style:name="P193" style:family="paragraph" style:parent-style-name="Standard" style:master-page-name="Converted22">
      <style:paragraph-properties fo:line-height="0.139in" style:page-number="auto"/>
      <style:text-properties fo:font-size="10pt" style:font-size-asian="10pt"/>
    </style:style>
    <style:style style:name="P194" style:family="paragraph" style:parent-style-name="Standard">
      <style:paragraph-properties fo:margin-left="0.7035in" fo:margin-right="0in" fo:line-height="0.1665in" fo:text-indent="0in" style:auto-text-indent="false"/>
    </style:style>
    <style:style style:name="P195" style:family="paragraph" style:parent-style-name="Standard" style:list-style-name="WWNum3">
      <style:paragraph-properties fo:margin-left="0.4075in" fo:margin-right="0.4016in" fo:line-height="0.1665in" fo:text-align="justify" style:justify-single-word="false" fo:text-indent="0.2945in" style:auto-text-indent="false">
        <style:tab-stops>
          <style:tab-stop style:position="0.861in"/>
        </style:tab-stops>
      </style:paragraph-properties>
    </style:style>
    <style:style style:name="P196" style:family="paragraph" style:parent-style-name="Standard" style:master-page-name="Converted23">
      <style:paragraph-properties fo:line-height="0.139in" style:page-number="auto"/>
      <style:text-properties fo:font-size="10pt" style:font-size-asian="10pt"/>
    </style:style>
    <style:style style:name="P197" style:family="paragraph" style:parent-style-name="Standard">
      <style:paragraph-properties fo:margin-left="0.7028in" fo:margin-right="1.2598in" fo:line-height="0.1665in" fo:text-indent="0in" style:auto-text-indent="false">
        <style:tab-stops>
          <style:tab-stop style:position="1.8846in"/>
          <style:tab-stop style:position="3.3626in"/>
        </style:tab-stops>
      </style:paragraph-properties>
    </style:style>
    <style:style style:name="P198" style:family="paragraph" style:parent-style-name="Standard">
      <style:paragraph-properties fo:margin-left="0.7028in" fo:margin-right="2.8492in" fo:line-height="0.1665in" fo:text-indent="0in" style:auto-text-indent="false"/>
    </style:style>
    <style:style style:name="P199" style:family="paragraph" style:parent-style-name="Standard" style:master-page-name="Converted24">
      <style:paragraph-properties fo:line-height="0.139in" style:page-number="auto"/>
      <style:text-properties fo:font-size="10pt" style:font-size-asian="10pt"/>
    </style:style>
    <style:style style:name="P200" style:family="paragraph" style:parent-style-name="Standard" style:master-page-name="Converted25">
      <style:paragraph-properties fo:line-height="0.139in" style:page-number="auto"/>
      <style:text-properties fo:font-size="10pt" style:font-size-asian="10pt"/>
    </style:style>
    <style:style style:name="P201" style:family="paragraph" style:parent-style-name="Standard" style:list-style-name="WWNum3">
      <style:paragraph-properties fo:margin-left="0.9453in" fo:margin-right="0in" fo:line-height="100%" fo:text-indent="-0.2425in" style:auto-text-indent="false">
        <style:tab-stops>
          <style:tab-stop style:position="0.9453in"/>
        </style:tab-stops>
      </style:paragraph-properties>
    </style:style>
    <style:style style:name="P202" style:family="paragraph" style:parent-style-name="Standard">
      <style:paragraph-properties fo:margin-left="0.1409in" fo:margin-right="0in" fo:line-height="0.1665in" fo:text-indent="0in" style:auto-text-indent="false"/>
    </style:style>
    <style:style style:name="P203" style:family="paragraph" style:parent-style-name="Standard">
      <style:paragraph-properties fo:margin-left="0.1409in" fo:margin-right="0in" fo:line-height="0.1591in" fo:text-indent="0in" style:auto-text-indent="false"/>
    </style:style>
    <style:style style:name="P204" style:family="paragraph" style:parent-style-name="Standard">
      <style:paragraph-properties fo:margin-left="0.2201in" fo:margin-right="0in" fo:line-height="0.1665in" fo:text-indent="0in" style:auto-text-indent="false"/>
    </style:style>
    <style:style style:name="P205" style:family="paragraph" style:parent-style-name="Standard">
      <style:paragraph-properties fo:margin-left="0.2201in" fo:margin-right="0in" fo:line-height="0.1591in" fo:text-indent="0in" style:auto-text-indent="false"/>
    </style:style>
    <style:style style:name="P206" style:family="paragraph" style:parent-style-name="Standard" style:master-page-name="Converted26">
      <style:paragraph-properties fo:line-height="0.139in" style:page-number="auto"/>
      <style:text-properties fo:font-size="10pt" style:font-size-asian="10pt"/>
    </style:style>
    <style:style style:name="P207" style:family="paragraph" style:parent-style-name="Standard">
      <style:paragraph-properties fo:margin-top="0.0098in" fo:margin-bottom="0in" style:contextual-spacing="false" fo:line-height="0.1528in"/>
      <style:text-properties fo:font-size="11pt" style:font-size-asian="11pt"/>
    </style:style>
    <style:style style:name="P208" style:family="paragraph" style:parent-style-name="Standard">
      <style:paragraph-properties fo:margin-left="1.8209in" fo:margin-right="0in" fo:margin-top="0.0516in" fo:margin-bottom="0in" style:contextual-spacing="false" fo:line-height="100%" fo:text-indent="0in" style:auto-text-indent="false"/>
    </style:style>
    <style:style style:name="P209" style:family="paragraph" style:parent-style-name="Standard">
      <style:paragraph-properties fo:margin-left="0.2264in" fo:margin-right="0in" fo:margin-top="0.05in" fo:margin-bottom="0in" style:contextual-spacing="false" fo:line-height="100%" fo:text-indent="0in" style:auto-text-indent="false"/>
    </style:style>
    <style:style style:name="P210" style:family="paragraph" style:parent-style-name="Standard">
      <style:paragraph-properties fo:margin-left="0.2264in" fo:margin-right="0in" fo:line-height="0.15in" fo:text-indent="0in" style:auto-text-indent="false"/>
    </style:style>
    <style:style style:name="P211" style:family="paragraph" style:parent-style-name="Standard">
      <style:paragraph-properties fo:margin-left="0.2083in" fo:margin-right="0in" fo:margin-top="0.0516in" fo:margin-bottom="0in" style:contextual-spacing="false" fo:line-height="100%" fo:text-indent="0in" style:auto-text-indent="false"/>
    </style:style>
    <style:style style:name="P212" style:family="paragraph" style:parent-style-name="Standard">
      <style:paragraph-properties fo:margin-left="0.2083in" fo:margin-right="0in" fo:line-height="0.152in" fo:text-indent="0in" style:auto-text-indent="false"/>
    </style:style>
    <style:style style:name="P213" style:family="paragraph" style:parent-style-name="Standard">
      <style:paragraph-properties fo:margin-left="0.2083in" fo:margin-right="0in" fo:line-height="0.1516in" fo:text-indent="0in" style:auto-text-indent="false"/>
    </style:style>
    <style:style style:name="P214" style:family="paragraph" style:parent-style-name="Standard">
      <style:paragraph-properties fo:margin-left="0.2256in" fo:margin-right="0in" fo:line-height="0.15in" fo:text-indent="0in" style:auto-text-indent="false"/>
    </style:style>
    <style:style style:name="P215" style:family="paragraph" style:parent-style-name="Standard">
      <style:paragraph-properties fo:margin-left="0.2075in" fo:margin-right="0in" fo:line-height="0.152in" fo:text-indent="0in" style:auto-text-indent="false"/>
    </style:style>
    <style:style style:name="P216" style:family="paragraph" style:parent-style-name="Standard" style:master-page-name="Converted27">
      <style:paragraph-properties fo:line-height="0.139in" style:page-number="auto"/>
      <style:text-properties fo:font-size="10pt" style:font-size-asian="10pt"/>
    </style:style>
    <style:style style:name="P217" style:family="paragraph" style:parent-style-name="Standard">
      <style:paragraph-properties fo:margin-top="0.0083in" fo:margin-bottom="0in" style:contextual-spacing="false" fo:line-height="0.1528in"/>
      <style:text-properties fo:font-size="11pt" style:font-size-asian="11pt"/>
    </style:style>
    <style:style style:name="P218" style:family="paragraph" style:parent-style-name="Standard">
      <style:paragraph-properties fo:margin-left="0.2252in" fo:margin-right="0in" fo:margin-top="0.05in" fo:margin-bottom="0in" style:contextual-spacing="false" fo:line-height="100%" fo:text-indent="0in" style:auto-text-indent="false"/>
    </style:style>
    <style:style style:name="P219" style:family="paragraph" style:parent-style-name="Standard">
      <style:paragraph-properties fo:margin-left="0.2252in" fo:margin-right="0in" fo:line-height="0.15in" fo:text-indent="0in" style:auto-text-indent="false"/>
    </style:style>
    <style:style style:name="P220" style:family="paragraph" style:parent-style-name="Standard">
      <style:paragraph-properties fo:margin-left="0.2252in" fo:margin-right="0in" fo:line-height="0.1516in" fo:text-indent="0in" style:auto-text-indent="false"/>
    </style:style>
    <style:style style:name="P221" style:family="paragraph" style:parent-style-name="Standard">
      <style:paragraph-properties fo:margin-left="0.5181in" fo:margin-right="0in" fo:margin-top="0.0516in" fo:margin-bottom="0in" style:contextual-spacing="false" fo:line-height="100%" fo:text-indent="0in" style:auto-text-indent="false"/>
    </style:style>
    <style:style style:name="P222" style:family="paragraph" style:parent-style-name="Standard">
      <style:paragraph-properties fo:margin-left="0.5181in" fo:margin-right="0in" fo:line-height="0.1516in" fo:text-indent="0in" style:auto-text-indent="false"/>
    </style:style>
    <style:style style:name="P223" style:family="paragraph" style:parent-style-name="Standard">
      <style:paragraph-properties fo:margin-left="0.5181in" fo:margin-right="0in" fo:line-height="0.152in" fo:text-indent="0in" style:auto-text-indent="false"/>
    </style:style>
    <style:style style:name="P224" style:family="paragraph" style:parent-style-name="Standard">
      <style:paragraph-properties fo:margin-left="0.0228in" fo:margin-right="0in" fo:line-height="0.152in" fo:text-align="center" style:justify-single-word="false" fo:text-indent="0in" style:auto-text-indent="false"/>
    </style:style>
    <style:style style:name="P225" style:family="paragraph" style:parent-style-name="Standard">
      <style:paragraph-properties fo:margin-left="0.0465in" fo:margin-right="0in" fo:line-height="0.1516in" fo:text-align="center" style:justify-single-word="false" fo:text-indent="0in" style:auto-text-indent="false"/>
    </style:style>
    <style:style style:name="P226" style:family="paragraph" style:parent-style-name="Standard">
      <style:paragraph-properties fo:margin-left="0in" fo:margin-right="0.0075in" fo:line-height="0.1516in" fo:text-align="center" style:justify-single-word="false" fo:text-indent="0in" style:auto-text-indent="false"/>
    </style:style>
    <style:style style:name="P227" style:family="paragraph" style:parent-style-name="Standard">
      <style:paragraph-properties fo:margin-left="0.0528in" fo:margin-right="0in" fo:line-height="0.152in" fo:text-align="center" style:justify-single-word="false" fo:text-indent="0in" style:auto-text-indent="false"/>
    </style:style>
    <style:style style:name="P228" style:family="paragraph" style:parent-style-name="Standard">
      <style:paragraph-properties fo:margin-left="0.0528in" fo:margin-right="0in" fo:line-height="0.1516in" fo:text-align="center" style:justify-single-word="false" fo:text-indent="0in" style:auto-text-indent="false"/>
    </style:style>
    <style:style style:name="P229" style:family="paragraph" style:parent-style-name="Standard">
      <style:paragraph-properties fo:margin-left="0in" fo:margin-right="0.0528in" fo:line-height="0.152in" fo:text-align="center" style:justify-single-word="false" fo:text-indent="0in" style:auto-text-indent="false"/>
    </style:style>
    <style:style style:name="P230" style:family="paragraph" style:parent-style-name="Standard">
      <style:paragraph-properties fo:margin-left="0.0154in" fo:margin-right="0in" fo:line-height="0.1516in" fo:text-align="center" style:justify-single-word="false" fo:text-indent="0in" style:auto-text-indent="false"/>
    </style:style>
    <style:style style:name="P231" style:family="paragraph" style:parent-style-name="Standard">
      <style:paragraph-properties fo:margin-left="0.0547in" fo:margin-right="0in" fo:line-height="0.152in" fo:text-align="center" style:justify-single-word="false" fo:text-indent="0in" style:auto-text-indent="false"/>
    </style:style>
    <style:style style:name="P232" style:family="paragraph" style:parent-style-name="Standard">
      <style:paragraph-properties fo:margin-left="0.3909in" fo:margin-right="0.5453in" fo:line-height="0.152in" fo:text-align="center" style:justify-single-word="false" fo:text-indent="0in" style:auto-text-indent="false"/>
    </style:style>
    <style:style style:name="P233" style:family="paragraph" style:parent-style-name="Standard">
      <style:paragraph-properties fo:margin-left="0.0071in" fo:margin-right="0in" fo:line-height="0.1516in" fo:text-align="center" style:justify-single-word="false" fo:text-indent="0in" style:auto-text-indent="false"/>
    </style:style>
    <style:style style:name="P234" style:family="paragraph" style:parent-style-name="Standard">
      <style:paragraph-properties fo:margin-left="0.5047in" fo:margin-right="0.5437in" fo:line-height="0.152in" fo:text-align="center" style:justify-single-word="false" fo:text-indent="0in" style:auto-text-indent="false"/>
    </style:style>
    <style:style style:name="P235" style:family="paragraph" style:parent-style-name="Standard">
      <style:paragraph-properties fo:margin-left="0.0602in" fo:margin-right="0in" fo:line-height="0.152in" fo:text-align="center" style:justify-single-word="false" fo:text-indent="0in" style:auto-text-indent="false"/>
    </style:style>
    <style:style style:name="P236" style:family="paragraph" style:parent-style-name="Standard">
      <style:paragraph-properties fo:margin-left="0.0453in" fo:margin-right="0in" fo:line-height="0.1516in" fo:text-align="center" style:justify-single-word="false" fo:text-indent="0in" style:auto-text-indent="false"/>
    </style:style>
    <style:style style:name="P237" style:family="paragraph" style:parent-style-name="Standard">
      <style:paragraph-properties fo:margin-left="0.0543in" fo:margin-right="0in" fo:line-height="0.152in" fo:text-align="center" style:justify-single-word="false" fo:text-indent="0in" style:auto-text-indent="false"/>
    </style:style>
    <style:style style:name="P238" style:family="paragraph" style:parent-style-name="Standard">
      <style:paragraph-properties fo:margin-left="0.5173in" fo:margin-right="0in" fo:line-height="0.152in" fo:text-indent="0in" style:auto-text-indent="false"/>
    </style:style>
    <style:style style:name="P239" style:family="paragraph" style:parent-style-name="Standard">
      <style:paragraph-properties fo:margin-left="0.5173in" fo:margin-right="0in" fo:line-height="0.1516in" fo:text-indent="0in" style:auto-text-indent="false"/>
    </style:style>
    <style:style style:name="P240" style:family="paragraph" style:parent-style-name="Standard">
      <style:paragraph-properties fo:margin-left="0in" fo:margin-right="0.0154in" fo:line-height="0.1516in" fo:text-align="center" style:justify-single-word="false" fo:text-indent="0in" style:auto-text-indent="false"/>
    </style:style>
    <style:style style:name="P241" style:family="paragraph" style:parent-style-name="Standard">
      <style:paragraph-properties fo:margin-left="0in" fo:margin-right="0.0374in" fo:line-height="0.152in" fo:text-align="center" style:justify-single-word="false" fo:text-indent="0in" style:auto-text-indent="false"/>
    </style:style>
    <style:style style:name="P242" style:family="paragraph" style:parent-style-name="Standard">
      <style:paragraph-properties fo:margin-left="0.0398in" fo:margin-right="0in" fo:line-height="0.1516in" fo:text-align="center" style:justify-single-word="false" fo:text-indent="0in" style:auto-text-indent="false"/>
    </style:style>
    <style:style style:name="P243" style:family="paragraph" style:parent-style-name="Standard">
      <style:paragraph-properties fo:margin-left="0in" fo:margin-right="0.0626in" fo:line-height="0.1516in" fo:text-align="center" style:justify-single-word="false" fo:text-indent="0in" style:auto-text-indent="false"/>
    </style:style>
    <style:style style:name="P244" style:family="paragraph" style:parent-style-name="Standard" style:master-page-name="Converted28">
      <style:paragraph-properties fo:line-height="0.139in" style:page-number="auto"/>
      <style:text-properties fo:font-size="10pt" style:font-size-asian="10pt"/>
    </style:style>
    <style:style style:name="P245" style:family="paragraph" style:parent-style-name="Standard">
      <style:paragraph-properties fo:margin-left="0.9008in" fo:margin-right="0in" fo:line-height="100%" fo:text-indent="0in" style:auto-text-indent="false"/>
    </style:style>
    <style:style style:name="P246" style:family="paragraph" style:parent-style-name="Standard">
      <style:paragraph-properties fo:margin-left="0.9008in" fo:margin-right="0in" fo:line-height="0.1736in" fo:text-indent="0in" style:auto-text-indent="false"/>
    </style:style>
    <style:style style:name="P247" style:family="paragraph" style:parent-style-name="Standard">
      <style:paragraph-properties fo:margin-left="0.9008in" fo:margin-right="0.4016in" fo:margin-top="0.0028in" fo:margin-bottom="0in" style:contextual-spacing="false" fo:line-height="0.1752in" fo:text-indent="-0.4929in" style:auto-text-indent="false"/>
    </style:style>
    <style:style style:name="P248" style:family="paragraph" style:parent-style-name="Standard">
      <style:paragraph-properties fo:margin-left="0.4083in" fo:margin-right="0.4453in" fo:margin-top="0.0028in" fo:margin-bottom="0in" style:contextual-spacing="false" fo:line-height="0.1752in" fo:text-indent="0in" style:auto-text-indent="false"/>
    </style:style>
    <style:style style:name="P249" style:family="paragraph" style:parent-style-name="Standard">
      <style:paragraph-properties fo:margin-left="0.9008in" fo:margin-right="0.4028in" fo:line-height="0.1764in" fo:text-indent="-0.4929in" style:auto-text-indent="false"/>
    </style:style>
    <style:style style:name="P250" style:family="paragraph" style:parent-style-name="Standard">
      <style:paragraph-properties fo:margin-left="0.9008in" fo:margin-right="0.4028in" fo:margin-top="0.0008in" fo:margin-bottom="0in" style:contextual-spacing="false" fo:line-height="0.1736in" fo:text-indent="-0.4929in" style:auto-text-indent="false"/>
    </style:style>
    <style:style style:name="P251" style:family="paragraph" style:parent-style-name="Standard">
      <style:paragraph-properties fo:margin-left="0.9008in" fo:margin-right="0in" fo:line-height="0.1764in" fo:text-indent="-0.4929in" style:auto-text-indent="false"/>
    </style:style>
    <style:style style:name="P252" style:family="paragraph" style:parent-style-name="Standard">
      <style:paragraph-properties fo:margin-left="0.4083in" fo:margin-right="0.5618in" fo:margin-top="0.0008in" fo:margin-bottom="0in" style:contextual-spacing="false" fo:line-height="0.1764in" fo:text-indent="0in" style:auto-text-indent="false"/>
    </style:style>
    <style:style style:name="P253" style:family="paragraph" style:parent-style-name="Standard">
      <style:paragraph-properties fo:margin-left="0.9008in" fo:margin-right="0.4035in" fo:margin-top="0.0008in" fo:margin-bottom="0in" style:contextual-spacing="false" fo:line-height="0.1736in" fo:text-indent="-0.4929in" style:auto-text-indent="false"/>
    </style:style>
    <style:style style:name="P254" style:family="paragraph" style:parent-style-name="Standard" style:master-page-name="Converted29">
      <style:paragraph-properties fo:line-height="0.139in" style:page-number="auto"/>
      <style:text-properties fo:font-size="10pt" style:font-size-asian="10pt"/>
    </style:style>
    <style:style style:name="P255" style:family="paragraph" style:parent-style-name="Standard">
      <style:paragraph-properties fo:margin-left="0.222in" fo:margin-right="0in" fo:line-height="100%" fo:text-indent="0in" style:auto-text-indent="false"/>
    </style:style>
    <style:style style:name="P256" style:family="paragraph" style:parent-style-name="Standard">
      <style:paragraph-properties fo:margin-left="0.3146in" fo:margin-right="0in" fo:line-height="100%" fo:text-indent="0in" style:auto-text-indent="false"/>
    </style:style>
    <style:style style:name="P257" style:family="paragraph" style:parent-style-name="Standard">
      <style:paragraph-properties fo:margin-left="0in" fo:margin-right="0.0008in" fo:margin-top="0.0252in" fo:margin-bottom="0in" style:contextual-spacing="false" fo:line-height="100%" fo:text-align="center" style:justify-single-word="false" fo:text-indent="0in" style:auto-text-indent="false"/>
    </style:style>
    <style:style style:name="P258" style:family="paragraph" style:parent-style-name="Standard">
      <style:paragraph-properties fo:margin-top="0.0339in" fo:margin-bottom="0in" style:contextual-spacing="false" fo:line-height="100%" fo:text-align="center" style:justify-single-word="false"/>
    </style:style>
    <style:style style:name="P259" style:family="paragraph" style:parent-style-name="Standard">
      <style:paragraph-properties fo:margin-left="0.3465in" fo:margin-right="0in" fo:margin-top="0.0252in" fo:margin-bottom="0in" style:contextual-spacing="false" fo:line-height="100%" fo:text-indent="0in" style:auto-text-indent="false"/>
    </style:style>
    <style:style style:name="P260" style:family="paragraph" style:parent-style-name="Standard" style:master-page-name="Converted30">
      <style:paragraph-properties fo:line-height="0.139in" style:page-number="auto"/>
      <style:text-properties fo:font-size="10pt" style:font-size-asian="10pt"/>
    </style:style>
    <style:style style:name="P261" style:family="paragraph" style:parent-style-name="Standard">
      <style:paragraph-properties fo:margin-left="2.1374in" fo:margin-right="2.1335in" fo:line-height="100%" fo:text-align="center" style:justify-single-word="false" fo:text-indent="0in" style:auto-text-indent="false"/>
    </style:style>
    <style:style style:name="P262" style:family="paragraph" style:parent-style-name="Standard">
      <style:paragraph-properties fo:margin-left="0.3083in" fo:margin-right="0in" fo:line-height="0.1492in" fo:text-indent="0in" style:auto-text-indent="false"/>
    </style:style>
    <style:style style:name="P263" style:family="paragraph" style:parent-style-name="Standard">
      <style:paragraph-properties fo:margin-left="0.2882in" fo:margin-right="0in" fo:line-height="0.1492in" fo:text-indent="0in" style:auto-text-indent="false"/>
    </style:style>
    <style:style style:name="P264" style:family="paragraph" style:parent-style-name="Standard">
      <style:paragraph-properties fo:margin-left="0.0555in" fo:margin-right="0in" fo:line-height="0.1492in" fo:text-indent="0in" style:auto-text-indent="false"/>
    </style:style>
    <style:style style:name="P265" style:family="paragraph" style:parent-style-name="Standard">
      <style:paragraph-properties fo:margin-left="0.3138in" fo:margin-right="0in" fo:line-height="0.1492in" fo:text-indent="0in" style:auto-text-indent="false"/>
    </style:style>
    <style:style style:name="P266" style:family="paragraph" style:parent-style-name="Standard">
      <style:paragraph-properties fo:margin-left="0.3138in" fo:margin-right="0in" fo:line-height="0.15in" fo:text-indent="0in" style:auto-text-indent="false"/>
    </style:style>
    <style:style style:name="P267" style:family="paragraph" style:parent-style-name="Standard" style:master-page-name="Converted31">
      <style:paragraph-properties fo:line-height="0.139in" style:page-number="auto"/>
      <style:text-properties fo:font-size="10pt" style:font-size-asian="10pt"/>
    </style:style>
    <style:style style:name="T1" style:family="text">
      <style:text-properties style:font-name="Times New Roman" fo:font-size="10.5pt" fo:letter-spacing="normal" fo:font-weight="bold" style:font-size-asian="10.5pt" style:font-weight-asian="bold" style:text-scale="105%"/>
    </style:style>
    <style:style style:name="T2" style:family="text">
      <style:text-properties style:font-name="Times New Roman" fo:font-size="10.5pt" fo:letter-spacing="normal" fo:font-weight="bold" style:font-size-asian="10.5pt" style:font-weight-asian="bold" style:text-scale="110%"/>
    </style:style>
    <style:style style:name="T3" style:family="text">
      <style:text-properties style:font-name="Times New Roman" fo:font-size="10.5pt" fo:letter-spacing="-0.002in" fo:font-weight="bold" style:font-size-asian="10.5pt" style:font-weight-asian="bold" style:text-scale="105%"/>
    </style:style>
    <style:style style:name="T4" style:family="text">
      <style:text-properties style:font-name="Times New Roman" fo:font-size="10.5pt" fo:letter-spacing="-0.0008in" fo:font-weight="bold" style:font-size-asian="10.5pt" style:font-weight-asian="bold" style:text-scale="105%"/>
    </style:style>
    <style:style style:name="T5" style:family="text">
      <style:text-properties style:font-name="Times New Roman" fo:font-size="10.5pt" fo:letter-spacing="-0.0008in" fo:font-weight="bold" style:font-size-asian="10.5pt" style:font-weight-asian="bold" style:text-scale="110%"/>
    </style:style>
    <style:style style:name="T6" style:family="text">
      <style:text-properties style:font-name="Times New Roman" fo:font-size="10.5pt" fo:letter-spacing="0.0126in" fo:font-weight="bold" style:font-size-asian="10.5pt" style:font-weight-asian="bold" style:text-scale="105%"/>
    </style:style>
    <style:style style:name="T7" style:family="text">
      <style:text-properties style:font-name="Times New Roman" fo:font-size="10.5pt" fo:letter-spacing="0.0146in" fo:font-weight="bold" style:font-size-asian="10.5pt" style:font-weight-asian="bold" style:text-scale="105%"/>
    </style:style>
    <style:style style:name="T8" style:family="text">
      <style:text-properties style:font-name="Times New Roman" fo:font-size="10.5pt" fo:letter-spacing="0.0008in" fo:font-weight="bold" style:font-size-asian="10.5pt" style:font-weight-asian="bold" style:text-scale="105%"/>
    </style:style>
    <style:style style:name="T9" style:family="text">
      <style:text-properties style:font-name="Times New Roman" fo:font-size="10.5pt" fo:letter-spacing="0.0008in" fo:font-weight="bold" style:font-size-asian="10.5pt" style:font-weight-asian="bold" style:text-scale="110%"/>
    </style:style>
    <style:style style:name="T10" style:family="text">
      <style:text-properties style:font-name="Times New Roman" fo:font-size="10.5pt" fo:letter-spacing="0.0118in" fo:font-weight="bold" style:font-size-asian="10.5pt" style:font-weight-asian="bold" style:text-scale="105%"/>
    </style:style>
    <style:style style:name="T11" style:family="text">
      <style:text-properties style:font-name="Times New Roman" fo:font-size="10.5pt" fo:letter-spacing="-0.0075in" fo:font-weight="bold" style:font-size-asian="10.5pt" style:font-weight-asian="bold" style:text-scale="110%"/>
    </style:style>
    <style:style style:name="T12" style:family="text">
      <style:text-properties style:font-name="Times New Roman" fo:font-size="10.5pt" fo:letter-spacing="-0.0016in" fo:font-weight="bold" style:font-size-asian="10.5pt" style:font-weight-asian="bold" style:text-scale="110%"/>
    </style:style>
    <style:style style:name="T13" style:family="text">
      <style:text-properties style:font-name="Times New Roman" fo:font-size="30pt" fo:letter-spacing="normal" fo:font-weight="bold" style:font-size-asian="30pt" style:font-weight-asian="bold" style:text-scale="110%"/>
    </style:style>
    <style:style style:name="T14" style:family="text">
      <style:text-properties style:font-name="Times New Roman" fo:font-size="30pt" fo:letter-spacing="normal" fo:font-weight="bold" style:font-size-asian="30pt" style:font-weight-asian="bold" style:text-scale="120%"/>
    </style:style>
    <style:style style:name="T15" style:family="text">
      <style:text-properties style:font-name="Times New Roman" fo:font-size="30pt" fo:letter-spacing="-0.0008in" fo:font-weight="bold" style:font-size-asian="30pt" style:font-weight-asian="bold" style:text-scale="110%"/>
    </style:style>
    <style:style style:name="T16" style:family="text">
      <style:text-properties style:font-name="Times New Roman" fo:font-size="30pt" fo:letter-spacing="-0.0008in" fo:font-weight="bold" style:font-size-asian="30pt" style:font-weight-asian="bold" style:text-scale="105%"/>
    </style:style>
    <style:style style:name="T17" style:family="text">
      <style:text-properties style:font-name="Times New Roman" fo:font-size="30pt" fo:letter-spacing="-0.0047in" fo:font-weight="bold" style:font-size-asian="30pt" style:font-weight-asian="bold" style:text-scale="110%"/>
    </style:style>
    <style:style style:name="T18" style:family="text">
      <style:text-properties style:font-name="Times New Roman" fo:font-size="30pt" fo:letter-spacing="-0.0016in" fo:font-weight="bold" style:font-size-asian="30pt" style:font-weight-asian="bold" style:text-scale="110%"/>
    </style:style>
    <style:style style:name="T19" style:family="text">
      <style:text-properties style:font-name="Times New Roman" fo:font-size="30pt" fo:letter-spacing="0.0008in" fo:font-weight="bold" style:font-size-asian="30pt" style:font-weight-asian="bold" style:text-scale="120%"/>
    </style:style>
    <style:style style:name="T20" style:family="text">
      <style:text-properties style:font-name="Times New Roman" fo:font-size="14pt" fo:letter-spacing="normal" fo:font-weight="bold" style:font-size-asian="14pt" style:font-weight-asian="bold" style:text-scale="100%"/>
    </style:style>
    <style:style style:name="T21" style:family="text">
      <style:text-properties style:font-name="Times New Roman" fo:font-size="14pt" fo:letter-spacing="normal" fo:font-weight="bold" style:font-size-asian="14pt" style:font-weight-asian="bold" style:text-scale="105%"/>
    </style:style>
    <style:style style:name="T22" style:family="text">
      <style:text-properties style:font-name="Times New Roman" fo:font-size="14pt" fo:letter-spacing="normal" fo:font-weight="normal" style:font-size-asian="14pt" style:font-weight-asian="normal" style:text-scale="105%"/>
    </style:style>
    <style:style style:name="T23" style:family="text">
      <style:text-properties style:font-name="Times New Roman" fo:font-size="14pt" fo:letter-spacing="0.0161in" fo:font-weight="bold" style:font-size-asian="14pt" style:font-weight-asian="bold" style:text-scale="100%"/>
    </style:style>
    <style:style style:name="T24" style:family="text">
      <style:text-properties style:font-name="Times New Roman" fo:font-size="14pt" fo:letter-spacing="-0.0016in" fo:font-weight="bold" style:font-size-asian="14pt" style:font-weight-asian="bold" style:text-scale="100%"/>
    </style:style>
    <style:style style:name="T25" style:family="text">
      <style:text-properties style:font-name="Times New Roman" fo:font-size="14pt" fo:letter-spacing="-0.0008in" fo:font-weight="bold" style:font-size-asian="14pt" style:font-weight-asian="bold" style:text-scale="105%"/>
    </style:style>
    <style:style style:name="T26" style:family="text">
      <style:text-properties style:font-name="Times New Roman" fo:font-size="14pt" fo:letter-spacing="-0.0008in" fo:font-weight="bold" style:font-size-asian="14pt" style:font-weight-asian="bold" style:text-scale="100%"/>
    </style:style>
    <style:style style:name="T27" style:family="text">
      <style:text-properties style:font-name="Times New Roman" fo:font-size="14pt" fo:letter-spacing="0.0008in" fo:font-weight="bold" style:font-size-asian="14pt" style:font-weight-asian="bold" style:text-scale="105%"/>
    </style:style>
    <style:style style:name="T28" style:family="text">
      <style:text-properties style:font-name="Times New Roman" fo:font-size="14pt" fo:letter-spacing="0.0008in" fo:font-weight="bold" style:font-size-asian="14pt" style:font-weight-asian="bold" style:text-scale="100%"/>
    </style:style>
    <style:style style:name="T29" style:family="text">
      <style:text-properties style:font-name="Times New Roman" fo:font-size="14pt" fo:letter-spacing="-0.0228in" fo:font-weight="normal" style:font-size-asian="14pt" style:font-weight-asian="normal" style:text-scale="105%"/>
    </style:style>
    <style:style style:name="T30" style:family="text">
      <style:text-properties style:font-name="Times New Roman" fo:font-size="14pt" fo:letter-spacing="-0.0228in" fo:font-weight="bold" style:font-size-asian="14pt" style:font-weight-asian="bold" style:text-scale="105%"/>
    </style:style>
    <style:style style:name="T31" style:family="text">
      <style:text-properties style:font-name="Times New Roman" fo:font-size="14pt" fo:letter-spacing="-0.011in" fo:font-weight="bold" style:font-size-asian="14pt" style:font-weight-asian="bold" style:text-scale="100%"/>
    </style:style>
    <style:style style:name="T32" style:family="text">
      <style:text-properties style:font-name="Times New Roman" fo:font-size="14pt" fo:letter-spacing="-0.0165in" fo:font-weight="bold" style:font-size-asian="14pt" style:font-weight-asian="bold" style:text-scale="100%"/>
    </style:style>
    <style:style style:name="T33" style:family="text">
      <style:text-properties style:font-name="Times New Roman" fo:font-size="14pt" fo:letter-spacing="-0.002in" fo:font-weight="bold" style:font-size-asian="14pt" style:font-weight-asian="bold" style:text-scale="100%"/>
    </style:style>
    <style:style style:name="T34" style:family="text">
      <style:text-properties style:font-name="Times New Roman" fo:font-size="12pt" fo:letter-spacing="-0.0008in" fo:font-weight="bold" style:font-size-asian="12pt" style:font-weight-asian="bold" style:text-scale="100%"/>
    </style:style>
    <style:style style:name="T35" style:family="text">
      <style:text-properties style:font-name="Times New Roman" fo:font-size="12pt" fo:letter-spacing="-0.0008in" fo:font-weight="normal" style:font-size-asian="12pt" style:font-weight-asian="normal" style:text-scale="100%"/>
    </style:style>
    <style:style style:name="T36" style:family="text">
      <style:text-properties style:font-name="Times New Roman" fo:font-size="12pt" fo:letter-spacing="-0.0008in" fo:font-weight="normal" style:font-size-asian="12pt" style:font-weight-asian="normal" style:text-scale="105%"/>
    </style:style>
    <style:style style:name="T37" style:family="text">
      <style:text-properties style:font-name="Times New Roman" fo:font-size="12pt" fo:letter-spacing="normal" fo:font-weight="bold" style:font-size-asian="12pt" style:font-weight-asian="bold" style:text-scale="100%"/>
    </style:style>
    <style:style style:name="T38" style:family="text">
      <style:text-properties style:font-name="Times New Roman" fo:font-size="12pt" fo:letter-spacing="normal" fo:font-weight="normal" style:font-size-asian="12pt" style:font-weight-asian="normal" style:text-scale="100%"/>
    </style:style>
    <style:style style:name="T39" style:family="text">
      <style:text-properties style:font-name="Times New Roman" fo:font-size="12pt" fo:letter-spacing="normal" fo:font-weight="normal" style:font-size-asian="12pt" style:font-weight-asian="normal" style:text-scale="105%"/>
    </style:style>
    <style:style style:name="T40" style:family="text">
      <style:text-properties style:font-name="Times New Roman" fo:font-size="12pt" fo:letter-spacing="normal" fo:font-weight="normal" style:font-size-asian="12pt" style:font-weight-asian="normal" style:text-scale="106%"/>
    </style:style>
    <style:style style:name="T41" style:family="text">
      <style:text-properties style:font-name="Times New Roman" fo:font-size="12pt" fo:letter-spacing="normal" fo:font-weight="normal" style:font-size-asian="12pt" style:font-weight-asian="normal" style:text-scale="110%"/>
    </style:style>
    <style:style style:name="T42" style:family="text">
      <style:text-properties style:font-name="Times New Roman" fo:font-size="12pt" fo:letter-spacing="0.0016in" fo:font-weight="normal" style:font-size-asian="12pt" style:font-weight-asian="normal" style:text-scale="100%"/>
    </style:style>
    <style:style style:name="T43" style:family="text">
      <style:text-properties style:font-name="Times New Roman" fo:font-size="12pt" fo:letter-spacing="0.0016in" fo:font-weight="normal" style:font-size-asian="12pt" style:font-weight-asian="normal" style:text-scale="105%"/>
    </style:style>
    <style:style style:name="T44" style:family="text">
      <style:text-properties style:font-name="Times New Roman" fo:font-size="12pt" fo:letter-spacing="-0.0016in" fo:font-weight="normal" style:font-size-asian="12pt" style:font-weight-asian="normal" style:text-scale="100%"/>
    </style:style>
    <style:style style:name="T45" style:family="text">
      <style:text-properties style:font-name="Times New Roman" fo:font-size="12pt" fo:letter-spacing="-0.0016in" fo:font-weight="normal" style:font-size-asian="12pt" style:font-weight-asian="normal" style:text-scale="105%"/>
    </style:style>
    <style:style style:name="T46" style:family="text">
      <style:text-properties style:font-name="Times New Roman" fo:font-size="12pt" fo:letter-spacing="-0.0016in" fo:font-weight="normal" style:font-size-asian="12pt" style:font-weight-asian="normal" style:text-scale="110%"/>
    </style:style>
    <style:style style:name="T47" style:family="text">
      <style:text-properties style:font-name="Times New Roman" fo:font-size="12pt" fo:letter-spacing="0.0043in" fo:font-weight="normal" style:font-size-asian="12pt" style:font-weight-asian="normal" style:text-scale="100%"/>
    </style:style>
    <style:style style:name="T48" style:family="text">
      <style:text-properties style:font-name="Times New Roman" fo:font-size="12pt" fo:letter-spacing="0.002in" fo:font-weight="normal" style:font-size-asian="12pt" style:font-weight-asian="normal" style:text-scale="100%"/>
    </style:style>
    <style:style style:name="T49" style:family="text">
      <style:text-properties style:font-name="Times New Roman" fo:font-size="12pt" fo:letter-spacing="0.0028in" fo:font-weight="normal" style:font-size-asian="12pt" style:font-weight-asian="normal" style:text-scale="100%"/>
    </style:style>
    <style:style style:name="T50" style:family="text">
      <style:text-properties style:font-name="Times New Roman" fo:font-size="12pt" fo:letter-spacing="0.0008in" fo:font-weight="normal" style:font-size-asian="12pt" style:font-weight-asian="normal" style:text-scale="105%"/>
    </style:style>
    <style:style style:name="T51" style:family="text">
      <style:text-properties style:font-name="Times New Roman" fo:font-size="12pt" fo:letter-spacing="0.039in" fo:font-weight="normal" style:font-size-asian="12pt" style:font-weight-asian="normal" style:text-scale="105%"/>
    </style:style>
    <style:style style:name="T52" style:family="text">
      <style:text-properties style:font-name="Times New Roman" fo:font-size="12pt" fo:letter-spacing="0.0402in" fo:font-weight="normal" style:font-size-asian="12pt" style:font-weight-asian="normal" style:text-scale="105%"/>
    </style:style>
    <style:style style:name="T53" style:family="text">
      <style:text-properties style:font-name="Times New Roman" fo:font-size="12pt" fo:letter-spacing="0.0398in" fo:font-weight="normal" style:font-size-asian="12pt" style:font-weight-asian="normal" style:text-scale="105%"/>
    </style:style>
    <style:style style:name="T54" style:family="text">
      <style:text-properties style:font-name="Times New Roman" fo:font-size="12pt" fo:letter-spacing="-0.0083in" fo:font-weight="normal" style:font-size-asian="12pt" style:font-weight-asian="normal" style:text-scale="105%"/>
    </style:style>
    <style:style style:name="T55" style:family="text">
      <style:text-properties style:font-name="Times New Roman" fo:font-size="12pt" fo:letter-spacing="-0.0075in" fo:font-weight="normal" style:font-size-asian="12pt" style:font-weight-asian="normal" style:text-scale="105%"/>
    </style:style>
    <style:style style:name="T56" style:family="text">
      <style:text-properties style:font-name="Times New Roman" fo:font-size="12pt" fo:letter-spacing="-0.0181in" fo:font-weight="normal" style:font-size-asian="12pt" style:font-weight-asian="normal" style:text-scale="110%"/>
    </style:style>
    <style:style style:name="T57" style:family="text">
      <style:text-properties style:font-name="Times New Roman" fo:font-size="12pt" fo:letter-spacing="-0.0035in" fo:font-weight="normal" style:font-size-asian="12pt" style:font-weight-asian="normal" style:text-scale="105%"/>
    </style:style>
    <style:style style:name="T58" style:family="text">
      <style:text-properties style:font-name="Times New Roman" fo:font-size="10pt" fo:letter-spacing="-0.0008in" fo:font-weight="normal" style:font-size-asian="10pt" style:font-weight-asian="normal" style:text-scale="110%"/>
    </style:style>
    <style:style style:name="T59" style:family="text">
      <style:text-properties style:font-name="Times New Roman" fo:font-size="10pt" fo:letter-spacing="-0.0008in" fo:font-weight="normal" style:font-size-asian="10pt" style:font-weight-asian="normal" style:text-scale="105%"/>
    </style:style>
    <style:style style:name="T60" style:family="text">
      <style:text-properties style:font-name="Times New Roman" fo:font-size="10pt" fo:letter-spacing="-0.0008in" fo:font-weight="normal" style:font-size-asian="10pt" style:font-weight-asian="normal" style:text-scale="100%"/>
    </style:style>
    <style:style style:name="T61" style:family="text">
      <style:text-properties style:font-name="Times New Roman" fo:font-size="10pt" fo:letter-spacing="-0.0008in" fo:font-weight="normal" style:font-size-asian="10pt" style:font-weight-asian="normal" style:text-scale="115%"/>
    </style:style>
    <style:style style:name="T62" style:family="text">
      <style:text-properties style:font-name="Times New Roman" fo:font-size="10pt" fo:letter-spacing="-0.0008in" fo:font-weight="normal" style:font-size-asian="10pt" style:font-weight-asian="normal" style:text-scale="120%"/>
    </style:style>
    <style:style style:name="T63" style:family="text">
      <style:text-properties style:font-name="Times New Roman" fo:font-size="10pt" fo:letter-spacing="-0.0008in" fo:font-weight="bold" style:font-size-asian="10pt" style:font-weight-asian="bold" style:text-scale="105%"/>
    </style:style>
    <style:style style:name="T64" style:family="text">
      <style:text-properties style:font-name="Times New Roman" fo:font-size="10pt" fo:letter-spacing="-0.0008in" fo:font-weight="bold" style:font-size-asian="10pt" style:font-weight-asian="bold" style:text-scale="100%"/>
    </style:style>
    <style:style style:name="T65" style:family="text">
      <style:text-properties style:font-name="Times New Roman" fo:font-size="10pt" fo:letter-spacing="-0.0008in" fo:font-style="italic" fo:font-weight="bold" style:font-size-asian="10pt" style:font-style-asian="italic" style:font-weight-asian="bold" style:text-scale="100%"/>
    </style:style>
    <style:style style:name="T66" style:family="text">
      <style:text-properties style:font-name="Times New Roman" fo:font-size="10pt" fo:letter-spacing="normal" fo:font-weight="normal" style:font-size-asian="10pt" style:font-weight-asian="normal" style:text-scale="110%"/>
    </style:style>
    <style:style style:name="T67" style:family="text">
      <style:text-properties style:font-name="Times New Roman" fo:font-size="10pt" fo:letter-spacing="normal" fo:font-weight="normal" style:font-size-asian="10pt" style:font-weight-asian="normal" style:text-scale="105%"/>
    </style:style>
    <style:style style:name="T68" style:family="text">
      <style:text-properties style:font-name="Times New Roman" fo:font-size="10pt" fo:letter-spacing="normal" fo:font-weight="normal" style:font-size-asian="10pt" style:font-weight-asian="normal" style:text-scale="100%"/>
    </style:style>
    <style:style style:name="T69" style:family="text">
      <style:text-properties style:font-name="Times New Roman" fo:font-size="10pt" fo:letter-spacing="normal" fo:font-weight="normal" style:font-size-asian="10pt" style:font-weight-asian="normal" style:text-scale="90%"/>
    </style:style>
    <style:style style:name="T70" style:family="text">
      <style:text-properties style:font-name="Times New Roman" fo:font-size="10pt" fo:letter-spacing="normal" fo:font-weight="normal" style:font-size-asian="10pt" style:font-weight-asian="normal" style:text-scale="115%"/>
    </style:style>
    <style:style style:name="T71" style:family="text">
      <style:text-properties style:font-name="Times New Roman" fo:font-size="10pt" fo:letter-spacing="normal" fo:font-weight="normal" style:font-size-asian="10pt" style:font-weight-asian="normal" style:text-scale="125%"/>
    </style:style>
    <style:style style:name="T72" style:family="text">
      <style:text-properties style:font-name="Times New Roman" fo:font-size="10pt" fo:letter-spacing="normal" fo:font-weight="normal" style:font-size-asian="10pt" style:font-weight-asian="normal" style:text-scale="210%"/>
    </style:style>
    <style:style style:name="T73" style:family="text">
      <style:text-properties style:font-name="Times New Roman" fo:font-size="10pt" fo:letter-spacing="normal" fo:font-weight="normal" style:font-size-asian="10pt" style:font-weight-asian="normal" style:text-scale="120%"/>
    </style:style>
    <style:style style:name="T74" style:family="text">
      <style:text-properties style:font-name="Times New Roman" fo:font-size="10pt" fo:letter-spacing="normal" fo:font-weight="bold" style:font-size-asian="10pt" style:font-weight-asian="bold" style:text-scale="105%"/>
    </style:style>
    <style:style style:name="T75" style:family="text">
      <style:text-properties style:font-name="Times New Roman" fo:font-size="10pt" fo:letter-spacing="normal" fo:font-weight="bold" style:font-size-asian="10pt" style:font-weight-asian="bold" style:text-scale="110%"/>
    </style:style>
    <style:style style:name="T76" style:family="text">
      <style:text-properties style:font-name="Times New Roman" fo:font-size="10pt" fo:letter-spacing="normal" fo:font-weight="bold" style:font-size-asian="10pt" style:font-weight-asian="bold" style:text-scale="100%"/>
    </style:style>
    <style:style style:name="T77" style:family="text">
      <style:text-properties style:font-name="Times New Roman" fo:font-size="10pt" fo:letter-spacing="normal" fo:font-style="italic" fo:font-weight="bold" style:font-size-asian="10pt" style:font-style-asian="italic" style:font-weight-asian="bold" style:text-scale="100%"/>
    </style:style>
    <style:style style:name="T78" style:family="text">
      <style:text-properties style:font-name="Times New Roman" fo:font-size="10pt" fo:letter-spacing="0.0043in" fo:font-weight="normal" style:font-size-asian="10pt" style:font-weight-asian="normal" style:text-scale="110%"/>
    </style:style>
    <style:style style:name="T79" style:family="text">
      <style:text-properties style:font-name="Times New Roman" fo:font-size="10pt" fo:letter-spacing="0.0043in" fo:font-weight="normal" style:font-size-asian="10pt" style:font-weight-asian="normal" style:text-scale="105%"/>
    </style:style>
    <style:style style:name="T80" style:family="text">
      <style:text-properties style:font-name="Times New Roman" fo:font-size="10pt" fo:letter-spacing="-0.0016in" fo:font-weight="normal" style:font-size-asian="10pt" style:font-weight-asian="normal" style:text-scale="110%"/>
    </style:style>
    <style:style style:name="T81" style:family="text">
      <style:text-properties style:font-name="Times New Roman" fo:font-size="10pt" fo:letter-spacing="-0.0016in" fo:font-weight="normal" style:font-size-asian="10pt" style:font-weight-asian="normal" style:text-scale="105%"/>
    </style:style>
    <style:style style:name="T82" style:family="text">
      <style:text-properties style:font-name="Times New Roman" fo:font-size="10pt" fo:letter-spacing="-0.0016in" fo:font-weight="normal" style:font-size-asian="10pt" style:font-weight-asian="normal" style:text-scale="100%"/>
    </style:style>
    <style:style style:name="T83" style:family="text">
      <style:text-properties style:font-name="Times New Roman" fo:font-size="10pt" fo:letter-spacing="-0.0016in" fo:font-weight="bold" style:font-size-asian="10pt" style:font-weight-asian="bold" style:text-scale="110%"/>
    </style:style>
    <style:style style:name="T84" style:family="text">
      <style:text-properties style:font-name="Times New Roman" fo:font-size="10pt" fo:letter-spacing="-0.0016in" fo:font-weight="bold" style:font-size-asian="10pt" style:font-weight-asian="bold" style:text-scale="105%"/>
    </style:style>
    <style:style style:name="T85" style:family="text">
      <style:text-properties style:font-name="Times New Roman" fo:font-size="10pt" fo:letter-spacing="-0.0016in" fo:font-weight="bold" style:font-size-asian="10pt" style:font-weight-asian="bold" style:text-scale="100%"/>
    </style:style>
    <style:style style:name="T86" style:family="text">
      <style:text-properties style:font-name="Times New Roman" fo:font-size="10pt" fo:letter-spacing="-0.0016in" fo:font-style="italic" fo:font-weight="bold" style:font-size-asian="10pt" style:font-style-asian="italic" style:font-weight-asian="bold" style:text-scale="100%"/>
    </style:style>
    <style:style style:name="T87" style:family="text">
      <style:text-properties style:font-name="Times New Roman" fo:font-size="10pt" fo:letter-spacing="-0.0047in" fo:font-weight="normal" style:font-size-asian="10pt" style:font-weight-asian="normal" style:text-scale="110%"/>
    </style:style>
    <style:style style:name="T88" style:family="text">
      <style:text-properties style:font-name="Times New Roman" fo:font-size="10pt" fo:letter-spacing="-0.0047in" fo:font-weight="normal" style:font-size-asian="10pt" style:font-weight-asian="normal" style:text-scale="105%"/>
    </style:style>
    <style:style style:name="T89" style:family="text">
      <style:text-properties style:font-name="Times New Roman" fo:font-size="10pt" fo:letter-spacing="-0.0134in" fo:font-weight="normal" style:font-size-asian="10pt" style:font-weight-asian="normal" style:text-scale="110%"/>
    </style:style>
    <style:style style:name="T90" style:family="text">
      <style:text-properties style:font-name="Times New Roman" fo:font-size="10pt" fo:letter-spacing="-0.0071in" fo:font-weight="normal" style:font-size-asian="10pt" style:font-weight-asian="normal" style:text-scale="110%"/>
    </style:style>
    <style:style style:name="T91" style:family="text">
      <style:text-properties style:font-name="Times New Roman" fo:font-size="10pt" fo:letter-spacing="0.0091in" fo:font-weight="bold" style:font-size-asian="10pt" style:font-weight-asian="bold" style:text-scale="105%"/>
    </style:style>
    <style:style style:name="T92" style:family="text">
      <style:text-properties style:font-name="Times New Roman" fo:font-size="10pt" fo:letter-spacing="-0.0201in" fo:font-weight="bold" style:font-size-asian="10pt" style:font-weight-asian="bold" style:text-scale="110%"/>
    </style:style>
    <style:style style:name="T93" style:family="text">
      <style:text-properties style:font-name="Times New Roman" fo:font-size="10pt" fo:letter-spacing="-0.002in" fo:font-weight="bold" style:font-size-asian="10pt" style:font-weight-asian="bold" style:text-scale="105%"/>
    </style:style>
    <style:style style:name="T94" style:family="text">
      <style:text-properties style:font-name="Times New Roman" fo:font-size="10pt" fo:letter-spacing="-0.002in" fo:font-weight="normal" style:font-size-asian="10pt" style:font-weight-asian="normal" style:text-scale="100%"/>
    </style:style>
    <style:style style:name="T95" style:family="text">
      <style:text-properties style:font-name="Times New Roman" fo:font-size="10pt" fo:letter-spacing="-0.002in" fo:font-weight="normal" style:font-size-asian="10pt" style:font-weight-asian="normal" style:text-scale="110%"/>
    </style:style>
    <style:style style:name="T96" style:family="text">
      <style:text-properties style:font-name="Times New Roman" fo:font-size="10pt" fo:letter-spacing="0.0047in" fo:font-weight="bold" style:font-size-asian="10pt" style:font-weight-asian="bold" style:text-scale="105%"/>
    </style:style>
    <style:style style:name="T97" style:family="text">
      <style:text-properties style:font-name="Times New Roman" fo:font-size="10pt" fo:letter-spacing="0.0055in" fo:font-weight="bold" style:font-size-asian="10pt" style:font-weight-asian="bold" style:text-scale="105%"/>
    </style:style>
    <style:style style:name="T98" style:family="text">
      <style:text-properties style:font-name="Times New Roman" fo:font-size="10pt" fo:letter-spacing="0.0055in" fo:font-weight="normal" style:font-size-asian="10pt" style:font-weight-asian="normal" style:text-scale="105%"/>
    </style:style>
    <style:style style:name="T99" style:family="text">
      <style:text-properties style:font-name="Times New Roman" fo:font-size="10pt" fo:letter-spacing="0.0035in" fo:font-weight="bold" style:font-size-asian="10pt" style:font-weight-asian="bold" style:text-scale="105%"/>
    </style:style>
    <style:style style:name="T100" style:family="text">
      <style:text-properties style:font-name="Times New Roman" fo:font-size="10pt" fo:letter-spacing="0.0035in" fo:font-weight="normal" style:font-size-asian="10pt" style:font-weight-asian="normal" style:text-scale="105%"/>
    </style:style>
    <style:style style:name="T101" style:family="text">
      <style:text-properties style:font-name="Times New Roman" fo:font-size="10pt" fo:letter-spacing="0.0008in" fo:font-weight="normal" style:font-size-asian="10pt" style:font-weight-asian="normal" style:text-scale="100%"/>
    </style:style>
    <style:style style:name="T102" style:family="text">
      <style:text-properties style:font-name="Times New Roman" fo:font-size="10pt" fo:letter-spacing="0.0008in" fo:font-weight="normal" style:font-size-asian="10pt" style:font-weight-asian="normal" style:text-scale="105%"/>
    </style:style>
    <style:style style:name="T103" style:family="text">
      <style:text-properties style:font-name="Times New Roman" fo:font-size="10pt" fo:letter-spacing="0.0028in" fo:font-weight="normal" style:font-size-asian="10pt" style:font-weight-asian="normal" style:text-scale="105%"/>
    </style:style>
    <style:style style:name="T104" style:family="text">
      <style:text-properties style:font-name="Times New Roman" fo:font-size="10pt" fo:letter-spacing="0.0244in" fo:font-weight="normal" style:font-size-asian="10pt" style:font-weight-asian="normal" style:text-scale="105%"/>
    </style:style>
    <style:style style:name="T105" style:family="text">
      <style:text-properties style:font-name="Times New Roman" fo:font-size="10pt" fo:letter-spacing="0.0016in" fo:font-weight="normal" style:font-size-asian="10pt" style:font-weight-asian="normal" style:text-scale="105%"/>
    </style:style>
    <style:style style:name="T106" style:family="text">
      <style:text-properties style:font-name="Times New Roman" fo:font-size="10pt" fo:letter-spacing="0.002in" fo:font-weight="normal" style:font-size-asian="10pt" style:font-weight-asian="normal" style:text-scale="105%"/>
    </style:style>
    <style:style style:name="T107" style:family="text">
      <style:text-properties style:font-name="Times New Roman" fo:font-size="10pt" fo:letter-spacing="0.0071in" fo:font-weight="normal" style:font-size-asian="10pt" style:font-weight-asian="normal" style:text-scale="105%"/>
    </style:style>
    <style:style style:name="T108" style:family="text">
      <style:text-properties style:font-name="Times New Roman" fo:font-size="10pt" fo:letter-spacing="-0.0028in" fo:font-weight="normal" style:font-size-asian="10pt" style:font-weight-asian="normal" style:text-scale="105%"/>
    </style:style>
    <style:style style:name="T109" style:family="text">
      <style:text-properties style:font-name="Times New Roman" fo:font-size="10pt" fo:letter-spacing="-0.0043in" fo:font-weight="normal" style:font-size-asian="10pt" style:font-weight-asian="normal" style:text-scale="105%"/>
    </style:style>
    <style:style style:name="T110" style:family="text">
      <style:text-properties style:font-name="Times New Roman" fo:font-size="10pt" fo:letter-spacing="-0.0055in" fo:font-weight="normal" style:font-size-asian="10pt" style:font-weight-asian="normal" style:text-scale="105%"/>
    </style:style>
    <style:style style:name="T111" style:family="text">
      <style:text-properties style:font-name="Times New Roman" fo:font-size="10pt" fo:letter-spacing="-0.0173in" fo:font-weight="bold" style:font-size-asian="10pt" style:font-weight-asian="bold" style:text-scale="105%"/>
    </style:style>
    <style:style style:name="T112" style:family="text">
      <style:text-properties style:font-name="Times New Roman" fo:font-size="11pt" fo:letter-spacing="normal" fo:font-weight="normal" style:font-size-asian="11pt" style:font-weight-asian="normal" style:text-scale="105%"/>
    </style:style>
    <style:style style:name="T113" style:family="text">
      <style:text-properties style:font-name="Times New Roman" fo:font-size="11pt" fo:letter-spacing="normal" fo:font-weight="normal" style:font-size-asian="11pt" style:font-weight-asian="normal" style:text-scale="90%"/>
    </style:style>
    <style:style style:name="T114" style:family="text">
      <style:text-properties style:font-name="Times New Roman" fo:font-size="11pt" fo:letter-spacing="normal" fo:font-weight="normal" style:font-size-asian="11pt" style:font-weight-asian="normal" style:text-scale="100%"/>
    </style:style>
    <style:style style:name="T115" style:family="text">
      <style:text-properties style:font-name="Times New Roman" fo:font-size="11pt" fo:letter-spacing="normal" fo:font-weight="normal" style:font-size-asian="11pt" style:font-weight-asian="normal" style:text-scale="110%"/>
    </style:style>
    <style:style style:name="T116" style:family="text">
      <style:text-properties style:font-name="Times New Roman" fo:font-size="11pt" fo:letter-spacing="normal" fo:font-weight="normal" style:font-size-asian="11pt" style:font-weight-asian="normal" style:text-scale="107%"/>
    </style:style>
    <style:style style:name="T117" style:family="text">
      <style:text-properties style:font-name="Times New Roman" fo:font-size="11pt" fo:letter-spacing="normal" fo:font-weight="normal" style:font-size-asian="11pt" style:font-weight-asian="normal" style:text-scale="104%"/>
    </style:style>
    <style:style style:name="T118" style:family="text">
      <style:text-properties style:font-name="Times New Roman" fo:font-size="11pt" fo:letter-spacing="normal" fo:font-weight="normal" style:font-size-asian="11pt" style:font-weight-asian="normal" style:text-scale="108%"/>
    </style:style>
    <style:style style:name="T119" style:family="text">
      <style:text-properties style:font-name="Times New Roman" fo:font-size="11pt" fo:letter-spacing="normal" fo:font-weight="normal" style:font-size-asian="11pt" style:font-weight-asian="normal" style:text-scale="106%"/>
    </style:style>
    <style:style style:name="T120" style:family="text">
      <style:text-properties style:font-name="Times New Roman" fo:font-size="11pt" fo:letter-spacing="normal" fo:font-weight="normal" style:font-size-asian="11pt" style:font-weight-asian="normal" style:text-scale="103%"/>
    </style:style>
    <style:style style:name="T121" style:family="text">
      <style:text-properties style:font-name="Times New Roman" fo:font-size="11pt" fo:letter-spacing="normal" fo:font-weight="normal" style:font-size-asian="11pt" style:font-weight-asian="normal" style:text-scale="109%"/>
    </style:style>
    <style:style style:name="T122" style:family="text">
      <style:text-properties style:font-name="Times New Roman" fo:font-size="11pt" fo:letter-spacing="normal" fo:font-weight="normal" style:font-size-asian="11pt" style:font-weight-asian="normal" style:text-scale="127%"/>
    </style:style>
    <style:style style:name="T123" style:family="text">
      <style:text-properties style:font-name="Times New Roman" fo:font-size="11pt" fo:letter-spacing="normal" fo:font-weight="normal" style:font-size-asian="11pt" style:font-weight-asian="normal" style:text-scale="102%"/>
    </style:style>
    <style:style style:name="T124" style:family="text">
      <style:text-properties style:font-name="Times New Roman" fo:font-size="11pt" fo:letter-spacing="normal" fo:font-weight="normal" style:font-size-asian="11pt" style:font-weight-asian="normal" style:text-scale="112%"/>
    </style:style>
    <style:style style:name="T125" style:family="text">
      <style:text-properties style:font-name="Times New Roman" fo:font-size="11pt" fo:letter-spacing="normal" fo:font-weight="normal" style:font-size-asian="11pt" style:font-weight-asian="normal" style:text-scale="91%"/>
    </style:style>
    <style:style style:name="T126" style:family="text">
      <style:text-properties style:font-name="Times New Roman" fo:font-size="11pt" fo:letter-spacing="normal" fo:font-weight="normal" style:font-size-asian="11pt" style:font-weight-asian="normal" style:text-scale="99%"/>
    </style:style>
    <style:style style:name="T127" style:family="text">
      <style:text-properties style:font-name="Times New Roman" fo:font-size="11pt" fo:letter-spacing="normal" fo:font-weight="normal" style:font-size-asian="11pt" style:font-weight-asian="normal" style:text-scale="150%"/>
    </style:style>
    <style:style style:name="T128" style:family="text">
      <style:text-properties style:font-name="Times New Roman" fo:font-size="11pt" fo:letter-spacing="normal" fo:font-weight="normal" style:font-size-asian="11pt" style:font-weight-asian="normal" style:text-scale="95%"/>
    </style:style>
    <style:style style:name="T129" style:family="text">
      <style:text-properties style:font-name="Times New Roman" fo:font-size="11pt" fo:letter-spacing="normal" fo:font-weight="normal" style:font-size-asian="11pt" style:font-weight-asian="normal" style:text-scale="84%"/>
    </style:style>
    <style:style style:name="T130" style:family="text">
      <style:text-properties style:font-name="Times New Roman" fo:font-size="11pt" fo:letter-spacing="normal" fo:font-weight="bold" style:font-size-asian="11pt" style:font-weight-asian="bold" style:text-scale="100%"/>
    </style:style>
    <style:style style:name="T131" style:family="text">
      <style:text-properties style:font-name="Times New Roman" fo:font-size="11pt" fo:letter-spacing="normal" fo:font-weight="bold" style:font-size-asian="11pt" style:font-weight-asian="bold" style:text-scale="150%"/>
    </style:style>
    <style:style style:name="T132" style:family="text">
      <style:text-properties style:font-name="Times New Roman" fo:font-size="11pt" fo:letter-spacing="normal" fo:font-weight="bold" style:font-size-asian="11pt" style:font-weight-asian="bold" style:text-scale="99%"/>
    </style:style>
    <style:style style:name="T133" style:family="text">
      <style:text-properties style:font-name="Times New Roman" fo:font-size="11pt" fo:letter-spacing="normal" fo:font-weight="bold" style:font-size-asian="11pt" style:font-weight-asian="bold" style:text-scale="105%"/>
    </style:style>
    <style:style style:name="T134" style:family="text">
      <style:text-properties style:font-name="Times New Roman" fo:font-size="11pt" fo:letter-spacing="normal" fo:font-weight="bold" style:font-size-asian="11pt" style:font-weight-asian="bold" style:text-scale="118%"/>
    </style:style>
    <style:style style:name="T135" style:family="text">
      <style:text-properties style:font-name="Times New Roman" fo:font-size="11pt" fo:letter-spacing="normal" fo:font-weight="bold" style:font-size-asian="11pt" style:font-weight-asian="bold" style:text-scale="127%"/>
    </style:style>
    <style:style style:name="T136" style:family="text">
      <style:text-properties style:font-name="Times New Roman" fo:font-size="11pt" fo:letter-spacing="normal" fo:font-weight="bold" style:font-size-asian="11pt" style:font-weight-asian="bold" style:text-scale="110%"/>
    </style:style>
    <style:style style:name="T137" style:family="text">
      <style:text-properties style:font-name="Times New Roman" fo:font-size="11pt" fo:letter-spacing="normal" fo:font-weight="bold" style:font-size-asian="11pt" style:font-weight-asian="bold" style:text-scale="90%"/>
    </style:style>
    <style:style style:name="T138" style:family="text">
      <style:text-properties style:font-name="Times New Roman" fo:font-size="11pt" fo:letter-spacing="normal" fo:font-weight="bold" style:font-size-asian="11pt" style:font-weight-asian="bold" style:text-scale="95%"/>
    </style:style>
    <style:style style:name="T139" style:family="text">
      <style:text-properties style:font-name="Times New Roman" fo:font-size="11pt" fo:letter-spacing="normal" fo:font-style="italic" fo:font-weight="normal" style:font-size-asian="11pt" style:font-style-asian="italic" style:font-weight-asian="normal" style:text-scale="105%"/>
    </style:style>
    <style:style style:name="T140" style:family="text">
      <style:text-properties style:font-name="Times New Roman" fo:font-size="11pt" fo:letter-spacing="normal" fo:font-style="italic" fo:font-weight="normal" style:font-size-asian="11pt" style:font-style-asian="italic" style:font-weight-asian="normal" style:text-scale="100%"/>
    </style:style>
    <style:style style:name="T141" style:family="text">
      <style:text-properties style:font-name="Times New Roman" fo:font-size="11pt" fo:letter-spacing="normal" fo:font-style="italic" fo:font-weight="normal" style:font-size-asian="11pt" style:font-style-asian="italic" style:font-weight-asian="normal" style:text-scale="102%"/>
    </style:style>
    <style:style style:name="T142" style:family="text">
      <style:text-properties style:font-name="Times New Roman" fo:font-size="11pt" fo:letter-spacing="normal" fo:font-style="italic" fo:font-weight="normal" style:font-size-asian="11pt" style:font-style-asian="italic" style:font-weight-asian="normal" style:text-scale="101%"/>
    </style:style>
    <style:style style:name="T143" style:family="text">
      <style:text-properties style:font-name="Times New Roman" fo:font-size="11pt" fo:letter-spacing="normal" fo:font-style="italic" fo:font-weight="normal" style:font-size-asian="11pt" style:font-style-asian="italic" style:font-weight-asian="normal" style:text-scale="94%"/>
    </style:style>
    <style:style style:name="T144" style:family="text">
      <style:text-properties style:font-name="Times New Roman" fo:font-size="11pt" fo:letter-spacing="normal" fo:font-style="italic" fo:font-weight="normal" style:font-size-asian="11pt" style:font-style-asian="italic" style:font-weight-asian="normal" style:text-scale="99%"/>
    </style:style>
    <style:style style:name="T145" style:family="text">
      <style:text-properties style:font-name="Times New Roman" fo:font-size="11pt" fo:letter-spacing="normal" fo:font-style="italic" fo:font-weight="normal" style:font-size-asian="11pt" style:font-style-asian="italic" style:font-weight-asian="normal" style:text-scale="95%"/>
    </style:style>
    <style:style style:name="T146" style:family="text">
      <style:text-properties style:font-name="Times New Roman" fo:font-size="11pt" fo:letter-spacing="normal" fo:font-style="italic" fo:font-weight="normal" style:font-size-asian="11pt" style:font-style-asian="italic" style:font-weight-asian="normal" style:text-scale="110%"/>
    </style:style>
    <style:style style:name="T147" style:family="text">
      <style:text-properties style:font-name="Times New Roman" fo:font-size="11pt" fo:letter-spacing="normal" fo:font-style="italic" fo:font-weight="normal" style:font-size-asian="11pt" style:font-style-asian="italic" style:font-weight-asian="normal" style:text-scale="183%"/>
    </style:style>
    <style:style style:name="T148" style:family="text">
      <style:text-properties style:font-name="Times New Roman" fo:font-size="11pt" fo:letter-spacing="normal" fo:font-style="italic" fo:font-weight="normal" style:font-size-asian="11pt" style:font-style-asian="italic" style:font-weight-asian="normal" style:text-scale="103%"/>
    </style:style>
    <style:style style:name="T149" style:family="text">
      <style:text-properties style:font-name="Times New Roman" fo:font-size="11pt" fo:letter-spacing="normal" fo:font-style="italic" fo:font-weight="normal" style:font-size-asian="11pt" style:font-style-asian="italic" style:font-weight-asian="normal" style:text-scale="115%"/>
    </style:style>
    <style:style style:name="T150" style:family="text">
      <style:text-properties style:font-name="Times New Roman" fo:font-size="11pt" fo:letter-spacing="normal" fo:font-style="normal" fo:font-weight="normal" style:font-size-asian="11pt" style:font-style-asian="normal" style:font-weight-asian="normal" style:text-scale="105%"/>
    </style:style>
    <style:style style:name="T151" style:family="text">
      <style:text-properties style:font-name="Times New Roman" fo:font-size="11pt" fo:letter-spacing="normal" fo:font-style="normal" fo:font-weight="normal" style:font-size-asian="11pt" style:font-style-asian="normal" style:font-weight-asian="normal" style:text-scale="106%"/>
    </style:style>
    <style:style style:name="T152" style:family="text">
      <style:text-properties style:font-name="Times New Roman" fo:font-size="11pt" fo:letter-spacing="normal" fo:font-style="normal" fo:font-weight="normal" style:font-size-asian="11pt" style:font-style-asian="normal" style:font-weight-asian="normal" style:text-scale="127%"/>
    </style:style>
    <style:style style:name="T153" style:family="text">
      <style:text-properties style:font-name="Times New Roman" fo:font-size="11pt" fo:letter-spacing="normal" fo:font-style="normal" fo:font-weight="normal" style:font-size-asian="11pt" style:font-style-asian="normal" style:font-weight-asian="normal" style:text-scale="107%"/>
    </style:style>
    <style:style style:name="T154" style:family="text">
      <style:text-properties style:font-name="Times New Roman" fo:font-size="11pt" fo:letter-spacing="normal" fo:font-style="normal" fo:font-weight="normal" style:font-size-asian="11pt" style:font-style-asian="normal" style:font-weight-asian="normal" style:text-scale="100%"/>
    </style:style>
    <style:style style:name="T155" style:family="text">
      <style:text-properties style:font-name="Times New Roman" fo:font-size="11pt" fo:letter-spacing="normal" fo:font-style="normal" fo:font-weight="normal" style:font-size-asian="11pt" style:font-style-asian="normal" style:font-weight-asian="normal" style:text-scale="112%"/>
    </style:style>
    <style:style style:name="T156" style:family="text">
      <style:text-properties style:font-name="Times New Roman" fo:font-size="11pt" fo:letter-spacing="normal" fo:font-style="normal" fo:font-weight="normal" style:font-size-asian="11pt" style:font-style-asian="normal" style:font-weight-asian="normal" style:text-scale="104%"/>
    </style:style>
    <style:style style:name="T157" style:family="text">
      <style:text-properties style:font-name="Times New Roman" fo:font-size="11pt" fo:letter-spacing="normal" fo:font-style="normal" fo:font-weight="normal" style:font-size-asian="11pt" style:font-style-asian="normal" style:font-weight-asian="normal" style:text-scale="110%"/>
    </style:style>
    <style:style style:name="T158" style:family="text">
      <style:text-properties style:font-name="Times New Roman" fo:font-size="11pt" fo:letter-spacing="normal" fo:font-style="normal" fo:font-weight="normal" style:font-size-asian="11pt" style:font-style-asian="normal" style:font-weight-asian="normal" style:text-scale="95%"/>
    </style:style>
    <style:style style:name="T159" style:family="text">
      <style:text-properties style:font-name="Times New Roman" fo:font-size="11pt" fo:letter-spacing="normal" fo:font-style="normal" fo:font-weight="normal" style:font-size-asian="11pt" style:font-style-asian="normal" style:font-weight-asian="normal" style:text-scale="99%"/>
    </style:style>
    <style:style style:name="T160" style:family="text">
      <style:text-properties style:font-name="Times New Roman" fo:font-size="11pt" fo:letter-spacing="normal" fo:font-style="normal" fo:font-weight="normal" style:font-size-asian="11pt" style:font-style-asian="normal" style:font-weight-asian="normal" style:text-scale="111%"/>
    </style:style>
    <style:style style:name="T161" style:family="text">
      <style:text-properties style:font-name="Times New Roman" fo:font-size="11pt" fo:letter-spacing="normal" fo:font-style="normal" fo:font-weight="bold" style:font-size-asian="11pt" style:font-style-asian="normal" style:font-weight-asian="bold" style:text-scale="105%"/>
    </style:style>
    <style:style style:name="T162" style:family="text">
      <style:text-properties style:font-name="Times New Roman" fo:font-size="11pt" fo:letter-spacing="normal" fo:font-style="normal" fo:font-weight="bold" style:font-size-asian="11pt" style:font-style-asian="normal" style:font-weight-asian="bold" style:text-scale="99%"/>
    </style:style>
    <style:style style:name="T163" style:family="text">
      <style:text-properties style:font-name="Times New Roman" fo:font-size="11pt" fo:letter-spacing="normal" fo:font-style="normal" fo:font-weight="bold" style:font-size-asian="11pt" style:font-style-asian="normal" style:font-weight-asian="bold" style:text-scale="100%"/>
    </style:style>
    <style:style style:name="T164" style:family="text">
      <style:text-properties style:font-name="Times New Roman" fo:font-size="11pt" fo:letter-spacing="normal" fo:font-style="normal" fo:font-weight="bold" style:font-size-asian="11pt" style:font-style-asian="normal" style:font-weight-asian="bold" style:text-scale="110%"/>
    </style:style>
    <style:style style:name="T165" style:family="text">
      <style:text-properties style:font-name="Times New Roman" fo:font-size="11pt" fo:letter-spacing="normal" style:text-underline-style="solid" style:text-underline-width="auto" style:text-underline-color="font-color" fo:font-weight="normal" style:font-size-asian="11pt" style:font-weight-asian="normal" style:text-scale="105%"/>
    </style:style>
    <style:style style:name="T166" style:family="text">
      <style:text-properties style:font-name="Times New Roman" fo:font-size="11pt" fo:letter-spacing="normal" style:text-underline-style="solid" style:text-underline-width="auto" style:text-underline-color="font-color" fo:font-weight="normal" style:font-size-asian="11pt" style:font-weight-asian="normal" style:text-scale="100%"/>
    </style:style>
    <style:style style:name="T167" style:family="text">
      <style:text-properties style:font-name="Times New Roman" fo:font-size="11pt" fo:letter-spacing="0.0008in" fo:font-weight="normal" style:font-size-asian="11pt" style:font-weight-asian="normal" style:text-scale="105%"/>
    </style:style>
    <style:style style:name="T168" style:family="text">
      <style:text-properties style:font-name="Times New Roman" fo:font-size="11pt" fo:letter-spacing="0.0008in" fo:font-weight="normal" style:font-size-asian="11pt" style:font-weight-asian="normal" style:text-scale="100%"/>
    </style:style>
    <style:style style:name="T169" style:family="text">
      <style:text-properties style:font-name="Times New Roman" fo:font-size="11pt" fo:letter-spacing="0.0008in" fo:font-weight="normal" style:font-size-asian="11pt" style:font-weight-asian="normal" style:text-scale="102%"/>
    </style:style>
    <style:style style:name="T170" style:family="text">
      <style:text-properties style:font-name="Times New Roman" fo:font-size="11pt" fo:letter-spacing="0.0008in" fo:font-weight="normal" style:font-size-asian="11pt" style:font-weight-asian="normal" style:text-scale="103%"/>
    </style:style>
    <style:style style:name="T171" style:family="text">
      <style:text-properties style:font-name="Times New Roman" fo:font-size="11pt" fo:letter-spacing="0.0008in" fo:font-weight="normal" style:font-size-asian="11pt" style:font-weight-asian="normal" style:text-scale="110%"/>
    </style:style>
    <style:style style:name="T172" style:family="text">
      <style:text-properties style:font-name="Times New Roman" fo:font-size="11pt" fo:letter-spacing="0.0008in" fo:font-weight="normal" style:font-size-asian="11pt" style:font-weight-asian="normal" style:text-scale="106%"/>
    </style:style>
    <style:style style:name="T173" style:family="text">
      <style:text-properties style:font-name="Times New Roman" fo:font-size="11pt" fo:letter-spacing="0.0008in" fo:font-weight="normal" style:font-size-asian="11pt" style:font-weight-asian="normal" style:text-scale="99%"/>
    </style:style>
    <style:style style:name="T174" style:family="text">
      <style:text-properties style:font-name="Times New Roman" fo:font-size="11pt" fo:letter-spacing="0.0008in" fo:font-weight="normal" style:font-size-asian="11pt" style:font-weight-asian="normal" style:text-scale="90%"/>
    </style:style>
    <style:style style:name="T175" style:family="text">
      <style:text-properties style:font-name="Times New Roman" fo:font-size="11pt" fo:letter-spacing="0.0008in" fo:font-weight="normal" style:font-size-asian="11pt" style:font-weight-asian="normal" style:text-scale="95%"/>
    </style:style>
    <style:style style:name="T176" style:family="text">
      <style:text-properties style:font-name="Times New Roman" fo:font-size="11pt" fo:letter-spacing="0.0008in" fo:font-weight="bold" style:font-size-asian="11pt" style:font-weight-asian="bold" style:text-scale="100%"/>
    </style:style>
    <style:style style:name="T177" style:family="text">
      <style:text-properties style:font-name="Times New Roman" fo:font-size="11pt" fo:letter-spacing="0.0008in" fo:font-weight="bold" style:font-size-asian="11pt" style:font-weight-asian="bold" style:text-scale="105%"/>
    </style:style>
    <style:style style:name="T178" style:family="text">
      <style:text-properties style:font-name="Times New Roman" fo:font-size="11pt" fo:letter-spacing="0.0008in" fo:font-style="italic" fo:font-weight="normal" style:font-size-asian="11pt" style:font-style-asian="italic" style:font-weight-asian="normal" style:text-scale="105%"/>
    </style:style>
    <style:style style:name="T179" style:family="text">
      <style:text-properties style:font-name="Times New Roman" fo:font-size="11pt" fo:letter-spacing="0.0008in" fo:font-style="italic" fo:font-weight="normal" style:font-size-asian="11pt" style:font-style-asian="italic" style:font-weight-asian="normal" style:text-scale="100%"/>
    </style:style>
    <style:style style:name="T180" style:family="text">
      <style:text-properties style:font-name="Times New Roman" fo:font-size="11pt" fo:letter-spacing="0.0008in" fo:font-style="italic" fo:font-weight="normal" style:font-size-asian="11pt" style:font-style-asian="italic" style:font-weight-asian="normal" style:text-scale="110%"/>
    </style:style>
    <style:style style:name="T181" style:family="text">
      <style:text-properties style:font-name="Times New Roman" fo:font-size="11pt" fo:letter-spacing="0.0008in" fo:font-style="normal" fo:font-weight="normal" style:font-size-asian="11pt" style:font-style-asian="normal" style:font-weight-asian="normal" style:text-scale="105%"/>
    </style:style>
    <style:style style:name="T182" style:family="text">
      <style:text-properties style:font-name="Times New Roman" fo:font-size="11pt" fo:letter-spacing="0.0008in" fo:font-style="normal" fo:font-weight="normal" style:font-size-asian="11pt" style:font-style-asian="normal" style:font-weight-asian="normal" style:text-scale="100%"/>
    </style:style>
    <style:style style:name="T183" style:family="text">
      <style:text-properties style:font-name="Times New Roman" fo:font-size="11pt" fo:letter-spacing="0.0008in" fo:font-style="normal" fo:font-weight="normal" style:font-size-asian="11pt" style:font-style-asian="normal" style:font-weight-asian="normal" style:text-scale="110%"/>
    </style:style>
    <style:style style:name="T184" style:family="text">
      <style:text-properties style:font-name="Times New Roman" fo:font-size="11pt" fo:letter-spacing="0.0008in" fo:font-style="normal" fo:font-weight="normal" style:font-size-asian="11pt" style:font-style-asian="normal" style:font-weight-asian="normal" style:text-scale="104%"/>
    </style:style>
    <style:style style:name="T185" style:family="text">
      <style:text-properties style:font-name="Times New Roman" fo:font-size="11pt" fo:letter-spacing="0.0008in" style:text-underline-style="solid" style:text-underline-width="auto" style:text-underline-color="font-color" fo:font-weight="normal" style:font-size-asian="11pt" style:font-weight-asian="normal" style:text-scale="105%"/>
    </style:style>
    <style:style style:name="T186" style:family="text">
      <style:text-properties style:font-name="Times New Roman" fo:font-size="11pt" fo:letter-spacing="0.0008in" style:text-underline-style="solid" style:text-underline-width="auto" style:text-underline-color="font-color" fo:font-weight="normal" style:font-size-asian="11pt" style:font-weight-asian="normal" style:text-scale="100%"/>
    </style:style>
    <style:style style:name="T187" style:family="text">
      <style:text-properties style:font-name="Times New Roman" fo:font-size="11pt" fo:letter-spacing="0.0098in" fo:font-weight="normal" style:font-size-asian="11pt" style:font-weight-asian="normal" style:text-scale="105%"/>
    </style:style>
    <style:style style:name="T188" style:family="text">
      <style:text-properties style:font-name="Times New Roman" fo:font-size="11pt" fo:letter-spacing="0.0098in" fo:font-weight="normal" style:font-size-asian="11pt" style:font-weight-asian="normal" style:text-scale="100%"/>
    </style:style>
    <style:style style:name="T189" style:family="text">
      <style:text-properties style:font-name="Times New Roman" fo:font-size="11pt" fo:letter-spacing="0.0098in" fo:font-weight="bold" style:font-size-asian="11pt" style:font-weight-asian="bold" style:text-scale="100%"/>
    </style:style>
    <style:style style:name="T190" style:family="text">
      <style:text-properties style:font-name="Times New Roman" fo:font-size="11pt" fo:letter-spacing="0.0098in" fo:font-weight="bold" style:font-size-asian="11pt" style:font-weight-asian="bold" style:text-scale="95%"/>
    </style:style>
    <style:style style:name="T191" style:family="text">
      <style:text-properties style:font-name="Times New Roman" fo:font-size="11pt" fo:letter-spacing="0.0098in" fo:font-weight="bold" style:font-size-asian="11pt" style:font-weight-asian="bold" style:text-scale="105%"/>
    </style:style>
    <style:style style:name="T192" style:family="text">
      <style:text-properties style:font-name="Times New Roman" fo:font-size="11pt" fo:letter-spacing="0.0098in" fo:font-style="normal" fo:font-weight="normal" style:font-size-asian="11pt" style:font-style-asian="normal" style:font-weight-asian="normal" style:text-scale="100%"/>
    </style:style>
    <style:style style:name="T193" style:family="text">
      <style:text-properties style:font-name="Times New Roman" fo:font-size="11pt" fo:letter-spacing="0.0098in" fo:font-style="normal" fo:font-weight="normal" style:font-size-asian="11pt" style:font-style-asian="normal" style:font-weight-asian="normal" style:text-scale="105%"/>
    </style:style>
    <style:style style:name="T194" style:family="text">
      <style:text-properties style:font-name="Times New Roman" fo:font-size="11pt" fo:letter-spacing="0.0098in" fo:font-style="italic" fo:font-weight="normal" style:font-size-asian="11pt" style:font-style-asian="italic" style:font-weight-asian="normal" style:text-scale="100%"/>
    </style:style>
    <style:style style:name="T195" style:family="text">
      <style:text-properties style:font-name="Times New Roman" fo:font-size="11pt" fo:letter-spacing="-0.0008in" fo:font-weight="normal" style:font-size-asian="11pt" style:font-weight-asian="normal" style:text-scale="105%"/>
    </style:style>
    <style:style style:name="T196" style:family="text">
      <style:text-properties style:font-name="Times New Roman" fo:font-size="11pt" fo:letter-spacing="-0.0008in" fo:font-weight="normal" style:font-size-asian="11pt" style:font-weight-asian="normal" style:text-scale="100%"/>
    </style:style>
    <style:style style:name="T197" style:family="text">
      <style:text-properties style:font-name="Times New Roman" fo:font-size="11pt" fo:letter-spacing="-0.0008in" fo:font-weight="normal" style:font-size-asian="11pt" style:font-weight-asian="normal" style:text-scale="106%"/>
    </style:style>
    <style:style style:name="T198" style:family="text">
      <style:text-properties style:font-name="Times New Roman" fo:font-size="11pt" fo:letter-spacing="-0.0008in" fo:font-weight="normal" style:font-size-asian="11pt" style:font-weight-asian="normal" style:text-scale="103%"/>
    </style:style>
    <style:style style:name="T199" style:family="text">
      <style:text-properties style:font-name="Times New Roman" fo:font-size="11pt" fo:letter-spacing="-0.0008in" fo:font-weight="normal" style:font-size-asian="11pt" style:font-weight-asian="normal" style:text-scale="107%"/>
    </style:style>
    <style:style style:name="T200" style:family="text">
      <style:text-properties style:font-name="Times New Roman" fo:font-size="11pt" fo:letter-spacing="-0.0008in" fo:font-weight="normal" style:font-size-asian="11pt" style:font-weight-asian="normal" style:text-scale="108%"/>
    </style:style>
    <style:style style:name="T201" style:family="text">
      <style:text-properties style:font-name="Times New Roman" fo:font-size="11pt" fo:letter-spacing="-0.0008in" fo:font-weight="normal" style:font-size-asian="11pt" style:font-weight-asian="normal" style:text-scale="104%"/>
    </style:style>
    <style:style style:name="T202" style:family="text">
      <style:text-properties style:font-name="Times New Roman" fo:font-size="11pt" fo:letter-spacing="-0.0008in" fo:font-weight="normal" style:font-size-asian="11pt" style:font-weight-asian="normal" style:text-scale="110%"/>
    </style:style>
    <style:style style:name="T203" style:family="text">
      <style:text-properties style:font-name="Times New Roman" fo:font-size="11pt" fo:letter-spacing="-0.0008in" fo:font-weight="normal" style:font-size-asian="11pt" style:font-weight-asian="normal" style:text-scale="99%"/>
    </style:style>
    <style:style style:name="T204" style:family="text">
      <style:text-properties style:font-name="Times New Roman" fo:font-size="11pt" fo:letter-spacing="-0.0008in" fo:font-weight="normal" style:font-size-asian="11pt" style:font-weight-asian="normal" style:text-scale="90%"/>
    </style:style>
    <style:style style:name="T205" style:family="text">
      <style:text-properties style:font-name="Times New Roman" fo:font-size="11pt" fo:letter-spacing="-0.0008in" fo:font-weight="normal" style:font-size-asian="11pt" style:font-weight-asian="normal" style:text-scale="95%"/>
    </style:style>
    <style:style style:name="T206" style:family="text">
      <style:text-properties style:font-name="Times New Roman" fo:font-size="11pt" fo:letter-spacing="-0.0008in" fo:font-weight="bold" style:font-size-asian="11pt" style:font-weight-asian="bold" style:text-scale="100%"/>
    </style:style>
    <style:style style:name="T207" style:family="text">
      <style:text-properties style:font-name="Times New Roman" fo:font-size="11pt" fo:letter-spacing="-0.0008in" fo:font-weight="bold" style:font-size-asian="11pt" style:font-weight-asian="bold" style:text-scale="105%"/>
    </style:style>
    <style:style style:name="T208" style:family="text">
      <style:text-properties style:font-name="Times New Roman" fo:font-size="11pt" fo:letter-spacing="-0.0008in" fo:font-weight="bold" style:font-size-asian="11pt" style:font-weight-asian="bold" style:text-scale="95%"/>
    </style:style>
    <style:style style:name="T209" style:family="text">
      <style:text-properties style:font-name="Times New Roman" fo:font-size="11pt" fo:letter-spacing="-0.0008in" fo:font-style="normal" fo:font-weight="normal" style:font-size-asian="11pt" style:font-style-asian="normal" style:font-weight-asian="normal" style:text-scale="105%"/>
    </style:style>
    <style:style style:name="T210" style:family="text">
      <style:text-properties style:font-name="Times New Roman" fo:font-size="11pt" fo:letter-spacing="-0.0008in" fo:font-style="normal" fo:font-weight="normal" style:font-size-asian="11pt" style:font-style-asian="normal" style:font-weight-asian="normal" style:text-scale="100%"/>
    </style:style>
    <style:style style:name="T211" style:family="text">
      <style:text-properties style:font-name="Times New Roman" fo:font-size="11pt" fo:letter-spacing="-0.0008in" fo:font-style="normal" fo:font-weight="normal" style:font-size-asian="11pt" style:font-style-asian="normal" style:font-weight-asian="normal" style:text-scale="110%"/>
    </style:style>
    <style:style style:name="T212" style:family="text">
      <style:text-properties style:font-name="Times New Roman" fo:font-size="11pt" fo:letter-spacing="-0.0008in" fo:font-style="normal" fo:font-weight="normal" style:font-size-asian="11pt" style:font-style-asian="normal" style:font-weight-asian="normal" style:text-scale="99%"/>
    </style:style>
    <style:style style:name="T213" style:family="text">
      <style:text-properties style:font-name="Times New Roman" fo:font-size="11pt" fo:letter-spacing="-0.0008in" fo:font-style="italic" fo:font-weight="normal" style:font-size-asian="11pt" style:font-style-asian="italic" style:font-weight-asian="normal" style:text-scale="105%"/>
    </style:style>
    <style:style style:name="T214" style:family="text">
      <style:text-properties style:font-name="Times New Roman" fo:font-size="11pt" fo:letter-spacing="-0.0008in" fo:font-style="italic" fo:font-weight="normal" style:font-size-asian="11pt" style:font-style-asian="italic" style:font-weight-asian="normal" style:text-scale="100%"/>
    </style:style>
    <style:style style:name="T215" style:family="text">
      <style:text-properties style:font-name="Times New Roman" fo:font-size="11pt" fo:letter-spacing="-0.0008in" style:text-underline-style="solid" style:text-underline-width="auto" style:text-underline-color="font-color" fo:font-weight="normal" style:font-size-asian="11pt" style:font-weight-asian="normal" style:text-scale="100%"/>
    </style:style>
    <style:style style:name="T216" style:family="text">
      <style:text-properties style:font-name="Times New Roman" fo:font-size="11pt" fo:letter-spacing="0.0102in" fo:font-weight="normal" style:font-size-asian="11pt" style:font-weight-asian="normal" style:text-scale="105%"/>
    </style:style>
    <style:style style:name="T217" style:family="text">
      <style:text-properties style:font-name="Times New Roman" fo:font-size="11pt" fo:letter-spacing="0.0102in" fo:font-weight="normal" style:font-size-asian="11pt" style:font-weight-asian="normal" style:text-scale="100%"/>
    </style:style>
    <style:style style:name="T218" style:family="text">
      <style:text-properties style:font-name="Times New Roman" fo:font-size="11pt" fo:letter-spacing="0.0102in" fo:font-style="italic" fo:font-weight="normal" style:font-size-asian="11pt" style:font-style-asian="italic" style:font-weight-asian="normal" style:text-scale="100%"/>
    </style:style>
    <style:style style:name="T219" style:family="text">
      <style:text-properties style:font-name="Times New Roman" fo:font-size="11pt" fo:letter-spacing="0.0102in" fo:font-style="normal" fo:font-weight="normal" style:font-size-asian="11pt" style:font-style-asian="normal" style:font-weight-asian="normal" style:text-scale="100%"/>
    </style:style>
    <style:style style:name="T220" style:family="text">
      <style:text-properties style:font-name="Times New Roman" fo:font-size="11pt" fo:letter-spacing="0.0102in" fo:font-style="normal" fo:font-weight="normal" style:font-size-asian="11pt" style:font-style-asian="normal" style:font-weight-asian="normal" style:text-scale="105%"/>
    </style:style>
    <style:style style:name="T221" style:family="text">
      <style:text-properties style:font-name="Times New Roman" fo:font-size="11pt" fo:letter-spacing="0.0102in" fo:font-weight="bold" style:font-size-asian="11pt" style:font-weight-asian="bold" style:text-scale="100%"/>
    </style:style>
    <style:style style:name="T222" style:family="text">
      <style:text-properties style:font-name="Times New Roman" fo:font-size="11pt" fo:letter-spacing="0.0102in" fo:font-weight="bold" style:font-size-asian="11pt" style:font-weight-asian="bold" style:text-scale="105%"/>
    </style:style>
    <style:style style:name="T223" style:family="text">
      <style:text-properties style:font-name="Times New Roman" fo:font-size="11pt" fo:letter-spacing="0.0118in" fo:font-weight="normal" style:font-size-asian="11pt" style:font-weight-asian="normal" style:text-scale="105%"/>
    </style:style>
    <style:style style:name="T224" style:family="text">
      <style:text-properties style:font-name="Times New Roman" fo:font-size="11pt" fo:letter-spacing="0.0118in" fo:font-weight="normal" style:font-size-asian="11pt" style:font-weight-asian="normal" style:text-scale="100%"/>
    </style:style>
    <style:style style:name="T225" style:family="text">
      <style:text-properties style:font-name="Times New Roman" fo:font-size="11pt" fo:letter-spacing="0.0118in" fo:font-style="normal" fo:font-weight="normal" style:font-size-asian="11pt" style:font-style-asian="normal" style:font-weight-asian="normal" style:text-scale="105%"/>
    </style:style>
    <style:style style:name="T226" style:family="text">
      <style:text-properties style:font-name="Times New Roman" fo:font-size="11pt" fo:letter-spacing="0.0118in" fo:font-weight="bold" style:font-size-asian="11pt" style:font-weight-asian="bold" style:text-scale="100%"/>
    </style:style>
    <style:style style:name="T227" style:family="text">
      <style:text-properties style:font-name="Times New Roman" fo:font-size="11pt" fo:letter-spacing="0.011in" fo:font-weight="normal" style:font-size-asian="11pt" style:font-weight-asian="normal" style:text-scale="105%"/>
    </style:style>
    <style:style style:name="T228" style:family="text">
      <style:text-properties style:font-name="Times New Roman" fo:font-size="11pt" fo:letter-spacing="0.011in" fo:font-weight="normal" style:font-size-asian="11pt" style:font-weight-asian="normal" style:text-scale="100%"/>
    </style:style>
    <style:style style:name="T229" style:family="text">
      <style:text-properties style:font-name="Times New Roman" fo:font-size="11pt" fo:letter-spacing="0.011in" fo:font-style="normal" fo:font-weight="normal" style:font-size-asian="11pt" style:font-style-asian="normal" style:font-weight-asian="normal" style:text-scale="100%"/>
    </style:style>
    <style:style style:name="T230" style:family="text">
      <style:text-properties style:font-name="Times New Roman" fo:font-size="11pt" fo:letter-spacing="0.011in" fo:font-style="normal" fo:font-weight="normal" style:font-size-asian="11pt" style:font-style-asian="normal" style:font-weight-asian="normal" style:text-scale="105%"/>
    </style:style>
    <style:style style:name="T231" style:family="text">
      <style:text-properties style:font-name="Times New Roman" fo:font-size="11pt" fo:letter-spacing="0.011in" fo:font-weight="bold" style:font-size-asian="11pt" style:font-weight-asian="bold" style:text-scale="100%"/>
    </style:style>
    <style:style style:name="T232" style:family="text">
      <style:text-properties style:font-name="Times New Roman" fo:font-size="11pt" fo:letter-spacing="0.011in" fo:font-style="italic" fo:font-weight="normal" style:font-size-asian="11pt" style:font-style-asian="italic" style:font-weight-asian="normal" style:text-scale="100%"/>
    </style:style>
    <style:style style:name="T233" style:family="text">
      <style:text-properties style:font-name="Times New Roman" fo:font-size="11pt" fo:letter-spacing="0.0126in" fo:font-weight="normal" style:font-size-asian="11pt" style:font-weight-asian="normal" style:text-scale="105%"/>
    </style:style>
    <style:style style:name="T234" style:family="text">
      <style:text-properties style:font-name="Times New Roman" fo:font-size="11pt" fo:letter-spacing="0.0126in" fo:font-weight="normal" style:font-size-asian="11pt" style:font-weight-asian="normal" style:text-scale="100%"/>
    </style:style>
    <style:style style:name="T235" style:family="text">
      <style:text-properties style:font-name="Times New Roman" fo:font-size="11pt" fo:letter-spacing="0.0126in" fo:font-style="italic" fo:font-weight="normal" style:font-size-asian="11pt" style:font-style-asian="italic" style:font-weight-asian="normal" style:text-scale="105%"/>
    </style:style>
    <style:style style:name="T236" style:family="text">
      <style:text-properties style:font-name="Times New Roman" fo:font-size="11pt" fo:letter-spacing="0.0126in" fo:font-style="italic" fo:font-weight="normal" style:font-size-asian="11pt" style:font-style-asian="italic" style:font-weight-asian="normal" style:text-scale="100%"/>
    </style:style>
    <style:style style:name="T237" style:family="text">
      <style:text-properties style:font-name="Times New Roman" fo:font-size="11pt" fo:letter-spacing="0.0126in" fo:font-style="normal" fo:font-weight="normal" style:font-size-asian="11pt" style:font-style-asian="normal" style:font-weight-asian="normal" style:text-scale="105%"/>
    </style:style>
    <style:style style:name="T238" style:family="text">
      <style:text-properties style:font-name="Times New Roman" fo:font-size="11pt" fo:letter-spacing="0.0126in" fo:font-style="normal" fo:font-weight="normal" style:font-size-asian="11pt" style:font-style-asian="normal" style:font-weight-asian="normal" style:text-scale="100%"/>
    </style:style>
    <style:style style:name="T239" style:family="text">
      <style:text-properties style:font-name="Times New Roman" fo:font-size="11pt" fo:letter-spacing="0.0126in" fo:font-weight="bold" style:font-size-asian="11pt" style:font-weight-asian="bold" style:text-scale="100%"/>
    </style:style>
    <style:style style:name="T240" style:family="text">
      <style:text-properties style:font-name="Times New Roman" fo:font-size="11pt" fo:letter-spacing="-0.0091in" fo:font-weight="normal" style:font-size-asian="11pt" style:font-weight-asian="normal" style:text-scale="100%"/>
    </style:style>
    <style:style style:name="T241" style:family="text">
      <style:text-properties style:font-name="Times New Roman" fo:font-size="11pt" fo:letter-spacing="-0.0091in" fo:font-weight="normal" style:font-size-asian="11pt" style:font-weight-asian="normal" style:text-scale="105%"/>
    </style:style>
    <style:style style:name="T242" style:family="text">
      <style:text-properties style:font-name="Times New Roman" fo:font-size="11pt" fo:letter-spacing="-0.0091in" fo:font-weight="bold" style:font-size-asian="11pt" style:font-weight-asian="bold" style:text-scale="100%"/>
    </style:style>
    <style:style style:name="T243" style:family="text">
      <style:text-properties style:font-name="Times New Roman" fo:font-size="11pt" fo:letter-spacing="-0.0091in" fo:font-weight="bold" style:font-size-asian="11pt" style:font-weight-asian="bold" style:text-scale="105%"/>
    </style:style>
    <style:style style:name="T244" style:family="text">
      <style:text-properties style:font-name="Times New Roman" fo:font-size="11pt" fo:letter-spacing="-0.0091in" fo:font-style="normal" fo:font-weight="normal" style:font-size-asian="11pt" style:font-style-asian="normal" style:font-weight-asian="normal" style:text-scale="105%"/>
    </style:style>
    <style:style style:name="T245" style:family="text">
      <style:text-properties style:font-name="Times New Roman" fo:font-size="11pt" fo:letter-spacing="-0.0091in" fo:font-style="italic" fo:font-weight="normal" style:font-size-asian="11pt" style:font-style-asian="italic" style:font-weight-asian="normal" style:text-scale="110%"/>
    </style:style>
    <style:style style:name="T246" style:family="text">
      <style:text-properties style:font-name="Times New Roman" fo:font-size="11pt" fo:letter-spacing="-0.0091in" fo:font-style="italic" fo:font-weight="normal" style:font-size-asian="11pt" style:font-style-asian="italic" style:font-weight-asian="normal" style:text-scale="100%"/>
    </style:style>
    <style:style style:name="T247" style:family="text">
      <style:text-properties style:font-name="Times New Roman" fo:font-size="11pt" fo:letter-spacing="-0.0098in" fo:font-weight="normal" style:font-size-asian="11pt" style:font-weight-asian="normal" style:text-scale="100%"/>
    </style:style>
    <style:style style:name="T248" style:family="text">
      <style:text-properties style:font-name="Times New Roman" fo:font-size="11pt" fo:letter-spacing="-0.0098in" fo:font-weight="normal" style:font-size-asian="11pt" style:font-weight-asian="normal" style:text-scale="105%"/>
    </style:style>
    <style:style style:name="T249" style:family="text">
      <style:text-properties style:font-name="Times New Roman" fo:font-size="11pt" fo:letter-spacing="-0.0098in" fo:font-weight="bold" style:font-size-asian="11pt" style:font-weight-asian="bold" style:text-scale="105%"/>
    </style:style>
    <style:style style:name="T250" style:family="text">
      <style:text-properties style:font-name="Times New Roman" fo:font-size="11pt" fo:letter-spacing="-0.0098in" fo:font-style="italic" fo:font-weight="normal" style:font-size-asian="11pt" style:font-style-asian="italic" style:font-weight-asian="normal" style:text-scale="100%"/>
    </style:style>
    <style:style style:name="T251" style:family="text">
      <style:text-properties style:font-name="Times New Roman" fo:font-size="11pt" fo:letter-spacing="-0.0098in" fo:font-style="italic" fo:font-weight="normal" style:font-size-asian="11pt" style:font-style-asian="italic" style:font-weight-asian="normal" style:text-scale="110%"/>
    </style:style>
    <style:style style:name="T252" style:family="text">
      <style:text-properties style:font-name="Times New Roman" fo:font-size="11pt" fo:letter-spacing="-0.0016in" fo:font-weight="bold" style:font-size-asian="11pt" style:font-weight-asian="bold" style:text-scale="100%"/>
    </style:style>
    <style:style style:name="T253" style:family="text">
      <style:text-properties style:font-name="Times New Roman" fo:font-size="11pt" fo:letter-spacing="-0.0016in" fo:font-weight="bold" style:font-size-asian="11pt" style:font-weight-asian="bold" style:text-scale="105%"/>
    </style:style>
    <style:style style:name="T254" style:family="text">
      <style:text-properties style:font-name="Times New Roman" fo:font-size="11pt" fo:letter-spacing="-0.0016in" fo:font-weight="bold" style:font-size-asian="11pt" style:font-weight-asian="bold" style:text-scale="110%"/>
    </style:style>
    <style:style style:name="T255" style:family="text">
      <style:text-properties style:font-name="Times New Roman" fo:font-size="11pt" fo:letter-spacing="-0.0016in" fo:font-weight="normal" style:font-size-asian="11pt" style:font-weight-asian="normal" style:text-scale="100%"/>
    </style:style>
    <style:style style:name="T256" style:family="text">
      <style:text-properties style:font-name="Times New Roman" fo:font-size="11pt" fo:letter-spacing="-0.0016in" fo:font-weight="normal" style:font-size-asian="11pt" style:font-weight-asian="normal" style:text-scale="105%"/>
    </style:style>
    <style:style style:name="T257" style:family="text">
      <style:text-properties style:font-name="Times New Roman" fo:font-size="11pt" fo:letter-spacing="-0.0016in" fo:font-weight="normal" style:font-size-asian="11pt" style:font-weight-asian="normal" style:text-scale="110%"/>
    </style:style>
    <style:style style:name="T258" style:family="text">
      <style:text-properties style:font-name="Times New Roman" fo:font-size="11pt" fo:letter-spacing="-0.0016in" fo:font-weight="normal" style:font-size-asian="11pt" style:font-weight-asian="normal" style:text-scale="99%"/>
    </style:style>
    <style:style style:name="T259" style:family="text">
      <style:text-properties style:font-name="Times New Roman" fo:font-size="11pt" fo:letter-spacing="-0.0016in" fo:font-style="italic" fo:font-weight="normal" style:font-size-asian="11pt" style:font-style-asian="italic" style:font-weight-asian="normal" style:text-scale="105%"/>
    </style:style>
    <style:style style:name="T260" style:family="text">
      <style:text-properties style:font-name="Times New Roman" fo:font-size="11pt" fo:letter-spacing="-0.0016in" fo:font-style="italic" fo:font-weight="normal" style:font-size-asian="11pt" style:font-style-asian="italic" style:font-weight-asian="normal" style:text-scale="100%"/>
    </style:style>
    <style:style style:name="T261" style:family="text">
      <style:text-properties style:font-name="Times New Roman" fo:font-size="11pt" fo:letter-spacing="-0.0016in" fo:font-style="italic" fo:font-weight="normal" style:font-size-asian="11pt" style:font-style-asian="italic" style:font-weight-asian="normal" style:text-scale="110%"/>
    </style:style>
    <style:style style:name="T262" style:family="text">
      <style:text-properties style:font-name="Times New Roman" fo:font-size="11pt" fo:letter-spacing="-0.0016in" style:text-underline-style="solid" style:text-underline-width="auto" style:text-underline-color="font-color" fo:font-weight="normal" style:font-size-asian="11pt" style:font-weight-asian="normal" style:text-scale="105%"/>
    </style:style>
    <style:style style:name="T263" style:family="text">
      <style:text-properties style:font-name="Times New Roman" fo:font-size="11pt" fo:letter-spacing="-0.0016in" style:text-underline-style="solid" style:text-underline-width="auto" style:text-underline-color="font-color" fo:font-weight="normal" style:font-size-asian="11pt" style:font-weight-asian="normal" style:text-scale="100%"/>
    </style:style>
    <style:style style:name="T264" style:family="text">
      <style:text-properties style:font-name="Times New Roman" fo:font-size="11pt" fo:letter-spacing="-0.0016in" fo:font-style="normal" fo:font-weight="bold" style:font-size-asian="11pt" style:font-style-asian="normal" style:font-weight-asian="bold" style:text-scale="105%"/>
    </style:style>
    <style:style style:name="T265" style:family="text">
      <style:text-properties style:font-name="Times New Roman" fo:font-size="11pt" fo:letter-spacing="-0.0016in" fo:font-style="normal" fo:font-weight="bold" style:font-size-asian="11pt" style:font-style-asian="normal" style:font-weight-asian="bold" style:text-scale="110%"/>
    </style:style>
    <style:style style:name="T266" style:family="text">
      <style:text-properties style:font-name="Times New Roman" fo:font-size="11pt" fo:letter-spacing="-0.0016in" fo:font-style="normal" fo:font-weight="bold" style:font-size-asian="11pt" style:font-style-asian="normal" style:font-weight-asian="bold" style:text-scale="100%"/>
    </style:style>
    <style:style style:name="T267" style:family="text">
      <style:text-properties style:font-name="Times New Roman" fo:font-size="11pt" fo:letter-spacing="-0.0016in" fo:font-style="normal" fo:font-weight="normal" style:font-size-asian="11pt" style:font-style-asian="normal" style:font-weight-asian="normal" style:text-scale="105%"/>
    </style:style>
    <style:style style:name="T268" style:family="text">
      <style:text-properties style:font-name="Times New Roman" fo:font-size="11pt" fo:letter-spacing="-0.0016in" fo:font-style="normal" fo:font-weight="normal" style:font-size-asian="11pt" style:font-style-asian="normal" style:font-weight-asian="normal" style:text-scale="110%"/>
    </style:style>
    <style:style style:name="T269" style:family="text">
      <style:text-properties style:font-name="Times New Roman" fo:font-size="11pt" fo:letter-spacing="-0.0016in" fo:font-style="normal" fo:font-weight="normal" style:font-size-asian="11pt" style:font-style-asian="normal" style:font-weight-asian="normal" style:text-scale="100%"/>
    </style:style>
    <style:style style:name="T270" style:family="text">
      <style:text-properties style:font-name="Times New Roman" fo:font-size="11pt" fo:letter-spacing="-0.0016in" fo:font-style="normal" fo:font-weight="normal" style:font-size-asian="11pt" style:font-style-asian="normal" style:font-weight-asian="normal" style:text-scale="95%"/>
    </style:style>
    <style:style style:name="T271" style:family="text">
      <style:text-properties style:font-name="Times New Roman" fo:font-size="11pt" fo:letter-spacing="-0.0075in" fo:font-weight="bold" style:font-size-asian="11pt" style:font-weight-asian="bold" style:text-scale="100%"/>
    </style:style>
    <style:style style:name="T272" style:family="text">
      <style:text-properties style:font-name="Times New Roman" fo:font-size="11pt" fo:letter-spacing="-0.0075in" fo:font-weight="bold" style:font-size-asian="11pt" style:font-weight-asian="bold" style:text-scale="105%"/>
    </style:style>
    <style:style style:name="T273" style:family="text">
      <style:text-properties style:font-name="Times New Roman" fo:font-size="11pt" fo:letter-spacing="-0.0075in" fo:font-weight="normal" style:font-size-asian="11pt" style:font-weight-asian="normal" style:text-scale="105%"/>
    </style:style>
    <style:style style:name="T274" style:family="text">
      <style:text-properties style:font-name="Times New Roman" fo:font-size="11pt" fo:letter-spacing="-0.0075in" fo:font-weight="normal" style:font-size-asian="11pt" style:font-weight-asian="normal" style:text-scale="100%"/>
    </style:style>
    <style:style style:name="T275" style:family="text">
      <style:text-properties style:font-name="Times New Roman" fo:font-size="11pt" fo:letter-spacing="-0.0075in" fo:font-style="normal" fo:font-weight="normal" style:font-size-asian="11pt" style:font-style-asian="normal" style:font-weight-asian="normal" style:text-scale="100%"/>
    </style:style>
    <style:style style:name="T276" style:family="text">
      <style:text-properties style:font-name="Times New Roman" fo:font-size="11pt" fo:letter-spacing="-0.0075in" fo:font-style="normal" fo:font-weight="normal" style:font-size-asian="11pt" style:font-style-asian="normal" style:font-weight-asian="normal" style:text-scale="105%"/>
    </style:style>
    <style:style style:name="T277" style:family="text">
      <style:text-properties style:font-name="Times New Roman" fo:font-size="11pt" fo:letter-spacing="-0.0075in" fo:font-style="italic" fo:font-weight="normal" style:font-size-asian="11pt" style:font-style-asian="italic" style:font-weight-asian="normal" style:text-scale="100%"/>
    </style:style>
    <style:style style:name="T278" style:family="text">
      <style:text-properties style:font-name="Times New Roman" fo:font-size="11pt" fo:letter-spacing="-0.0283in" fo:font-weight="bold" style:font-size-asian="11pt" style:font-weight-asian="bold" style:text-scale="150%"/>
    </style:style>
    <style:style style:name="T279" style:family="text">
      <style:text-properties style:font-name="Times New Roman" fo:font-size="11pt" fo:letter-spacing="-0.0283in" fo:font-style="italic" fo:font-weight="normal" style:font-size-asian="11pt" style:font-style-asian="italic" style:font-weight-asian="normal" style:text-scale="105%"/>
    </style:style>
    <style:style style:name="T280" style:family="text">
      <style:text-properties style:font-name="Times New Roman" fo:font-size="11pt" fo:letter-spacing="-0.0134in" fo:font-weight="normal" style:font-size-asian="11pt" style:font-weight-asian="normal" style:text-scale="110%"/>
    </style:style>
    <style:style style:name="T281" style:family="text">
      <style:text-properties style:font-name="Times New Roman" fo:font-size="11pt" fo:letter-spacing="-0.0134in" fo:font-weight="normal" style:font-size-asian="11pt" style:font-weight-asian="normal" style:text-scale="105%"/>
    </style:style>
    <style:style style:name="T282" style:family="text">
      <style:text-properties style:font-name="Times New Roman" fo:font-size="11pt" fo:letter-spacing="-0.0134in" fo:font-weight="normal" style:font-size-asian="11pt" style:font-weight-asian="normal" style:text-scale="100%"/>
    </style:style>
    <style:style style:name="T283" style:family="text">
      <style:text-properties style:font-name="Times New Roman" fo:font-size="11pt" fo:letter-spacing="-0.0134in" fo:font-weight="bold" style:font-size-asian="11pt" style:font-weight-asian="bold" style:text-scale="105%"/>
    </style:style>
    <style:style style:name="T284" style:family="text">
      <style:text-properties style:font-name="Times New Roman" fo:font-size="11pt" fo:letter-spacing="-0.0134in" fo:font-style="italic" fo:font-weight="normal" style:font-size-asian="11pt" style:font-style-asian="italic" style:font-weight-asian="normal" style:text-scale="110%"/>
    </style:style>
    <style:style style:name="T285" style:family="text">
      <style:text-properties style:font-name="Times New Roman" fo:font-size="11pt" fo:letter-spacing="-0.0134in" fo:font-style="italic" fo:font-weight="normal" style:font-size-asian="11pt" style:font-style-asian="italic" style:font-weight-asian="normal" style:text-scale="100%"/>
    </style:style>
    <style:style style:name="T286" style:family="text">
      <style:text-properties style:font-name="Times New Roman" fo:font-size="11pt" fo:letter-spacing="-0.0134in" fo:font-style="normal" fo:font-weight="normal" style:font-size-asian="11pt" style:font-style-asian="normal" style:font-weight-asian="normal" style:text-scale="100%"/>
    </style:style>
    <style:style style:name="T287" style:family="text">
      <style:text-properties style:font-name="Times New Roman" fo:font-size="11pt" fo:letter-spacing="0.0272in" fo:font-weight="normal" style:font-size-asian="11pt" style:font-weight-asian="normal" style:text-scale="105%"/>
    </style:style>
    <style:style style:name="T288" style:family="text">
      <style:text-properties style:font-name="Times New Roman" fo:font-size="11pt" fo:letter-spacing="0.0272in" fo:font-weight="normal" style:font-size-asian="11pt" style:font-weight-asian="normal" style:text-scale="100%"/>
    </style:style>
    <style:style style:name="T289" style:family="text">
      <style:text-properties style:font-name="Times New Roman" fo:font-size="11pt" fo:letter-spacing="0.0272in" fo:font-style="italic" fo:font-weight="normal" style:font-size-asian="11pt" style:font-style-asian="italic" style:font-weight-asian="normal" style:text-scale="105%"/>
    </style:style>
    <style:style style:name="T290" style:family="text">
      <style:text-properties style:font-name="Times New Roman" fo:font-size="11pt" fo:letter-spacing="0.0272in" fo:font-style="italic" fo:font-weight="normal" style:font-size-asian="11pt" style:font-style-asian="italic" style:font-weight-asian="normal" style:text-scale="95%"/>
    </style:style>
    <style:style style:name="T291" style:family="text">
      <style:text-properties style:font-name="Times New Roman" fo:font-size="11pt" fo:letter-spacing="0.0264in" fo:font-weight="normal" style:font-size-asian="11pt" style:font-weight-asian="normal" style:text-scale="105%"/>
    </style:style>
    <style:style style:name="T292" style:family="text">
      <style:text-properties style:font-name="Times New Roman" fo:font-size="11pt" fo:letter-spacing="0.0264in" fo:font-weight="normal" style:font-size-asian="11pt" style:font-weight-asian="normal" style:text-scale="100%"/>
    </style:style>
    <style:style style:name="T293" style:family="text">
      <style:text-properties style:font-name="Times New Roman" fo:font-size="11pt" fo:letter-spacing="0.0264in" fo:font-style="normal" fo:font-weight="normal" style:font-size-asian="11pt" style:font-style-asian="normal" style:font-weight-asian="normal" style:text-scale="105%"/>
    </style:style>
    <style:style style:name="T294" style:family="text">
      <style:text-properties style:font-name="Times New Roman" fo:font-size="11pt" fo:letter-spacing="0.0264in" fo:font-style="italic" fo:font-weight="normal" style:font-size-asian="11pt" style:font-style-asian="italic" style:font-weight-asian="normal" style:text-scale="105%"/>
    </style:style>
    <style:style style:name="T295" style:family="text">
      <style:text-properties style:font-name="Times New Roman" fo:font-size="11pt" fo:letter-spacing="0.028in" fo:font-weight="normal" style:font-size-asian="11pt" style:font-weight-asian="normal" style:text-scale="105%"/>
    </style:style>
    <style:style style:name="T296" style:family="text">
      <style:text-properties style:font-name="Times New Roman" fo:font-size="11pt" fo:letter-spacing="0.028in" fo:font-weight="normal" style:font-size-asian="11pt" style:font-weight-asian="normal" style:text-scale="100%"/>
    </style:style>
    <style:style style:name="T297" style:family="text">
      <style:text-properties style:font-name="Times New Roman" fo:font-size="11pt" fo:letter-spacing="0.028in" fo:font-style="normal" fo:font-weight="normal" style:font-size-asian="11pt" style:font-style-asian="normal" style:font-weight-asian="normal" style:text-scale="105%"/>
    </style:style>
    <style:style style:name="T298" style:family="text">
      <style:text-properties style:font-name="Times New Roman" fo:font-size="11pt" fo:letter-spacing="0.028in" fo:font-style="italic" fo:font-weight="normal" style:font-size-asian="11pt" style:font-style-asian="italic" style:font-weight-asian="normal" style:text-scale="105%"/>
    </style:style>
    <style:style style:name="T299" style:family="text">
      <style:text-properties style:font-name="Times New Roman" fo:font-size="11pt" fo:letter-spacing="0.028in" fo:font-weight="bold" style:font-size-asian="11pt" style:font-weight-asian="bold" style:text-scale="95%"/>
    </style:style>
    <style:style style:name="T300" style:family="text">
      <style:text-properties style:font-name="Times New Roman" fo:font-size="11pt" fo:letter-spacing="0.0307in" fo:font-weight="normal" style:font-size-asian="11pt" style:font-weight-asian="normal" style:text-scale="105%"/>
    </style:style>
    <style:style style:name="T301" style:family="text">
      <style:text-properties style:font-name="Times New Roman" fo:font-size="11pt" fo:letter-spacing="0.0307in" fo:font-weight="normal" style:font-size-asian="11pt" style:font-weight-asian="normal" style:text-scale="100%"/>
    </style:style>
    <style:style style:name="T302" style:family="text">
      <style:text-properties style:font-name="Times New Roman" fo:font-size="11pt" fo:letter-spacing="0.0307in" fo:font-style="normal" fo:font-weight="normal" style:font-size-asian="11pt" style:font-style-asian="normal" style:font-weight-asian="normal" style:text-scale="100%"/>
    </style:style>
    <style:style style:name="T303" style:family="text">
      <style:text-properties style:font-name="Times New Roman" fo:font-size="11pt" fo:letter-spacing="0.0311in" fo:font-weight="normal" style:font-size-asian="11pt" style:font-weight-asian="normal" style:text-scale="105%"/>
    </style:style>
    <style:style style:name="T304" style:family="text">
      <style:text-properties style:font-name="Times New Roman" fo:font-size="11pt" fo:letter-spacing="0.0311in" fo:font-weight="normal" style:font-size-asian="11pt" style:font-weight-asian="normal" style:text-scale="100%"/>
    </style:style>
    <style:style style:name="T305" style:family="text">
      <style:text-properties style:font-name="Times New Roman" fo:font-size="11pt" fo:letter-spacing="0.0311in" fo:font-style="normal" fo:font-weight="normal" style:font-size-asian="11pt" style:font-style-asian="normal" style:font-weight-asian="normal" style:text-scale="100%"/>
    </style:style>
    <style:style style:name="T306" style:family="text">
      <style:text-properties style:font-name="Times New Roman" fo:font-size="11pt" fo:letter-spacing="0.0319in" fo:font-weight="normal" style:font-size-asian="11pt" style:font-weight-asian="normal" style:text-scale="105%"/>
    </style:style>
    <style:style style:name="T307" style:family="text">
      <style:text-properties style:font-name="Times New Roman" fo:font-size="11pt" fo:letter-spacing="0.0319in" fo:font-weight="normal" style:font-size-asian="11pt" style:font-weight-asian="normal" style:text-scale="100%"/>
    </style:style>
    <style:style style:name="T308" style:family="text">
      <style:text-properties style:font-name="Times New Roman" fo:font-size="11pt" fo:letter-spacing="0.0319in" fo:font-style="italic" fo:font-weight="normal" style:font-size-asian="11pt" style:font-style-asian="italic" style:font-weight-asian="normal" style:text-scale="105%"/>
    </style:style>
    <style:style style:name="T309" style:family="text">
      <style:text-properties style:font-name="Times New Roman" fo:font-size="11pt" fo:letter-spacing="0.0327in" fo:font-weight="normal" style:font-size-asian="11pt" style:font-weight-asian="normal" style:text-scale="105%"/>
    </style:style>
    <style:style style:name="T310" style:family="text">
      <style:text-properties style:font-name="Times New Roman" fo:font-size="11pt" fo:letter-spacing="0.0327in" fo:font-weight="normal" style:font-size-asian="11pt" style:font-weight-asian="normal" style:text-scale="100%"/>
    </style:style>
    <style:style style:name="T311" style:family="text">
      <style:text-properties style:font-name="Times New Roman" fo:font-size="11pt" fo:letter-spacing="0.0327in" fo:font-weight="bold" style:font-size-asian="11pt" style:font-weight-asian="bold" style:text-scale="100%"/>
    </style:style>
    <style:style style:name="T312" style:family="text">
      <style:text-properties style:font-name="Times New Roman" fo:font-size="11pt" fo:letter-spacing="0.0327in" fo:font-weight="bold" style:font-size-asian="11pt" style:font-weight-asian="bold" style:text-scale="105%"/>
    </style:style>
    <style:style style:name="T313" style:family="text">
      <style:text-properties style:font-name="Times New Roman" fo:font-size="11pt" fo:letter-spacing="0.0236in" fo:font-weight="normal" style:font-size-asian="11pt" style:font-weight-asian="normal" style:text-scale="105%"/>
    </style:style>
    <style:style style:name="T314" style:family="text">
      <style:text-properties style:font-name="Times New Roman" fo:font-size="11pt" fo:letter-spacing="0.0236in" fo:font-weight="normal" style:font-size-asian="11pt" style:font-weight-asian="normal" style:text-scale="100%"/>
    </style:style>
    <style:style style:name="T315" style:family="text">
      <style:text-properties style:font-name="Times New Roman" fo:font-size="11pt" fo:letter-spacing="0.0236in" fo:font-style="normal" fo:font-weight="normal" style:font-size-asian="11pt" style:font-style-asian="normal" style:font-weight-asian="normal" style:text-scale="105%"/>
    </style:style>
    <style:style style:name="T316" style:family="text">
      <style:text-properties style:font-name="Times New Roman" fo:font-size="11pt" fo:letter-spacing="0.0236in" fo:font-style="italic" fo:font-weight="normal" style:font-size-asian="11pt" style:font-style-asian="italic" style:font-weight-asian="normal" style:text-scale="100%"/>
    </style:style>
    <style:style style:name="T317" style:family="text">
      <style:text-properties style:font-name="Times New Roman" fo:font-size="11pt" fo:letter-spacing="0.0291in" fo:font-weight="normal" style:font-size-asian="11pt" style:font-weight-asian="normal" style:text-scale="105%"/>
    </style:style>
    <style:style style:name="T318" style:family="text">
      <style:text-properties style:font-name="Times New Roman" fo:font-size="11pt" fo:letter-spacing="0.0291in" fo:font-weight="normal" style:font-size-asian="11pt" style:font-weight-asian="normal" style:text-scale="100%"/>
    </style:style>
    <style:style style:name="T319" style:family="text">
      <style:text-properties style:font-name="Times New Roman" fo:font-size="11pt" fo:letter-spacing="0.0299in" fo:font-weight="normal" style:font-size-asian="11pt" style:font-weight-asian="normal" style:text-scale="105%"/>
    </style:style>
    <style:style style:name="T320" style:family="text">
      <style:text-properties style:font-name="Times New Roman" fo:font-size="11pt" fo:letter-spacing="0.0299in" fo:font-weight="normal" style:font-size-asian="11pt" style:font-weight-asian="normal" style:text-scale="100%"/>
    </style:style>
    <style:style style:name="T321" style:family="text">
      <style:text-properties style:font-name="Times New Roman" fo:font-size="11pt" fo:letter-spacing="0.0299in" fo:font-weight="bold" style:font-size-asian="11pt" style:font-weight-asian="bold" style:text-scale="105%"/>
    </style:style>
    <style:style style:name="T322" style:family="text">
      <style:text-properties style:font-name="Times New Roman" fo:font-size="11pt" fo:letter-spacing="0.0299in" fo:font-weight="bold" style:font-size-asian="11pt" style:font-weight-asian="bold" style:text-scale="100%"/>
    </style:style>
    <style:style style:name="T323" style:family="text">
      <style:text-properties style:font-name="Times New Roman" fo:font-size="11pt" fo:letter-spacing="0.0299in" fo:font-style="normal" fo:font-weight="normal" style:font-size-asian="11pt" style:font-style-asian="normal" style:font-weight-asian="normal" style:text-scale="100%"/>
    </style:style>
    <style:style style:name="T324" style:family="text">
      <style:text-properties style:font-name="Times New Roman" fo:font-size="11pt" fo:letter-spacing="0.0299in" fo:font-style="italic" fo:font-weight="normal" style:font-size-asian="11pt" style:font-style-asian="italic" style:font-weight-asian="normal" style:text-scale="105%"/>
    </style:style>
    <style:style style:name="T325" style:family="text">
      <style:text-properties style:font-name="Times New Roman" fo:font-size="11pt" fo:letter-spacing="0.0335in" fo:font-weight="normal" style:font-size-asian="11pt" style:font-weight-asian="normal" style:text-scale="105%"/>
    </style:style>
    <style:style style:name="T326" style:family="text">
      <style:text-properties style:font-name="Times New Roman" fo:font-size="11pt" fo:letter-spacing="0.0335in" fo:font-weight="normal" style:font-size-asian="11pt" style:font-weight-asian="normal" style:text-scale="100%"/>
    </style:style>
    <style:style style:name="T327" style:family="text">
      <style:text-properties style:font-name="Times New Roman" fo:font-size="11pt" fo:letter-spacing="0.0339in" fo:font-weight="normal" style:font-size-asian="11pt" style:font-weight-asian="normal" style:text-scale="105%"/>
    </style:style>
    <style:style style:name="T328" style:family="text">
      <style:text-properties style:font-name="Times New Roman" fo:font-size="11pt" fo:letter-spacing="0.0339in" fo:font-weight="normal" style:font-size-asian="11pt" style:font-weight-asian="normal" style:text-scale="100%"/>
    </style:style>
    <style:style style:name="T329" style:family="text">
      <style:text-properties style:font-name="Times New Roman" fo:font-size="11pt" fo:letter-spacing="0.0339in" style:text-underline-style="solid" style:text-underline-width="auto" style:text-underline-color="font-color" fo:font-weight="normal" style:font-size-asian="11pt" style:font-weight-asian="normal" style:text-scale="100%"/>
    </style:style>
    <style:style style:name="T330" style:family="text">
      <style:text-properties style:font-name="Times New Roman" fo:font-size="11pt" fo:letter-spacing="0.0346in" fo:font-weight="normal" style:font-size-asian="11pt" style:font-weight-asian="normal" style:text-scale="105%"/>
    </style:style>
    <style:style style:name="T331" style:family="text">
      <style:text-properties style:font-name="Times New Roman" fo:font-size="11pt" fo:letter-spacing="0.0346in" fo:font-weight="normal" style:font-size-asian="11pt" style:font-weight-asian="normal" style:text-scale="100%"/>
    </style:style>
    <style:style style:name="T332" style:family="text">
      <style:text-properties style:font-name="Times New Roman" fo:font-size="11pt" fo:letter-spacing="0.0354in" fo:font-weight="normal" style:font-size-asian="11pt" style:font-weight-asian="normal" style:text-scale="105%"/>
    </style:style>
    <style:style style:name="T333" style:family="text">
      <style:text-properties style:font-name="Times New Roman" fo:font-size="11pt" fo:letter-spacing="0.0354in" fo:font-weight="normal" style:font-size-asian="11pt" style:font-weight-asian="normal" style:text-scale="100%"/>
    </style:style>
    <style:style style:name="T334" style:family="text">
      <style:text-properties style:font-name="Times New Roman" fo:font-size="11pt" fo:letter-spacing="0.0354in" fo:font-style="italic" fo:font-weight="normal" style:font-size-asian="11pt" style:font-style-asian="italic" style:font-weight-asian="normal" style:text-scale="100%"/>
    </style:style>
    <style:style style:name="T335" style:family="text">
      <style:text-properties style:font-name="Times New Roman" fo:font-size="11pt" fo:letter-spacing="0.0354in" fo:font-weight="bold" style:font-size-asian="11pt" style:font-weight-asian="bold" style:text-scale="105%"/>
    </style:style>
    <style:style style:name="T336" style:family="text">
      <style:text-properties style:font-name="Times New Roman" fo:font-size="11pt" fo:letter-spacing="0.0354in" fo:font-style="normal" fo:font-weight="normal" style:font-size-asian="11pt" style:font-style-asian="normal" style:font-weight-asian="normal" style:text-scale="100%"/>
    </style:style>
    <style:style style:name="T337" style:family="text">
      <style:text-properties style:font-name="Times New Roman" fo:font-size="11pt" fo:letter-spacing="0.0362in" fo:font-weight="normal" style:font-size-asian="11pt" style:font-weight-asian="normal" style:text-scale="105%"/>
    </style:style>
    <style:style style:name="T338" style:family="text">
      <style:text-properties style:font-name="Times New Roman" fo:font-size="11pt" fo:letter-spacing="0.0362in" fo:font-weight="normal" style:font-size-asian="11pt" style:font-weight-asian="normal" style:text-scale="100%"/>
    </style:style>
    <style:style style:name="T339" style:family="text">
      <style:text-properties style:font-name="Times New Roman" fo:font-size="11pt" fo:letter-spacing="0.0362in" fo:font-style="normal" fo:font-weight="normal" style:font-size-asian="11pt" style:font-style-asian="normal" style:font-weight-asian="normal" style:text-scale="100%"/>
    </style:style>
    <style:style style:name="T340" style:family="text">
      <style:text-properties style:font-name="Times New Roman" fo:font-size="11pt" fo:letter-spacing="0.0138in" fo:font-weight="normal" style:font-size-asian="11pt" style:font-weight-asian="normal" style:text-scale="105%"/>
    </style:style>
    <style:style style:name="T341" style:family="text">
      <style:text-properties style:font-name="Times New Roman" fo:font-size="11pt" fo:letter-spacing="0.0138in" fo:font-weight="normal" style:font-size-asian="11pt" style:font-weight-asian="normal" style:text-scale="100%"/>
    </style:style>
    <style:style style:name="T342" style:family="text">
      <style:text-properties style:font-name="Times New Roman" fo:font-size="11pt" fo:letter-spacing="0.0138in" fo:font-style="normal" fo:font-weight="normal" style:font-size-asian="11pt" style:font-style-asian="normal" style:font-weight-asian="normal" style:text-scale="105%"/>
    </style:style>
    <style:style style:name="T343" style:family="text">
      <style:text-properties style:font-name="Times New Roman" fo:font-size="11pt" fo:letter-spacing="0.0138in" fo:font-style="normal" fo:font-weight="normal" style:font-size-asian="11pt" style:font-style-asian="normal" style:font-weight-asian="normal" style:text-scale="100%"/>
    </style:style>
    <style:style style:name="T344" style:family="text">
      <style:text-properties style:font-name="Times New Roman" fo:font-size="11pt" fo:letter-spacing="0.0138in" fo:font-style="italic" fo:font-weight="normal" style:font-size-asian="11pt" style:font-style-asian="italic" style:font-weight-asian="normal" style:text-scale="100%"/>
    </style:style>
    <style:style style:name="T345" style:family="text">
      <style:text-properties style:font-name="Times New Roman" fo:font-size="11pt" fo:letter-spacing="0.0138in" fo:font-weight="bold" style:font-size-asian="11pt" style:font-weight-asian="bold" style:text-scale="100%"/>
    </style:style>
    <style:style style:name="T346" style:family="text">
      <style:text-properties style:font-name="Times New Roman" fo:font-size="11pt" fo:letter-spacing="0.0146in" fo:font-weight="normal" style:font-size-asian="11pt" style:font-weight-asian="normal" style:text-scale="105%"/>
    </style:style>
    <style:style style:name="T347" style:family="text">
      <style:text-properties style:font-name="Times New Roman" fo:font-size="11pt" fo:letter-spacing="0.0146in" fo:font-weight="normal" style:font-size-asian="11pt" style:font-weight-asian="normal" style:text-scale="100%"/>
    </style:style>
    <style:style style:name="T348" style:family="text">
      <style:text-properties style:font-name="Times New Roman" fo:font-size="11pt" fo:letter-spacing="0.0146in" fo:font-style="normal" fo:font-weight="normal" style:font-size-asian="11pt" style:font-style-asian="normal" style:font-weight-asian="normal" style:text-scale="105%"/>
    </style:style>
    <style:style style:name="T349" style:family="text">
      <style:text-properties style:font-name="Times New Roman" fo:font-size="11pt" fo:letter-spacing="0.0146in" fo:font-style="normal" fo:font-weight="normal" style:font-size-asian="11pt" style:font-style-asian="normal" style:font-weight-asian="normal" style:text-scale="100%"/>
    </style:style>
    <style:style style:name="T350" style:family="text">
      <style:text-properties style:font-name="Times New Roman" fo:font-size="11pt" fo:letter-spacing="0.0146in" fo:font-weight="bold" style:font-size-asian="11pt" style:font-weight-asian="bold" style:text-scale="105%"/>
    </style:style>
    <style:style style:name="T351" style:family="text">
      <style:text-properties style:font-name="Times New Roman" fo:font-size="11pt" fo:letter-spacing="0.0165in" fo:font-weight="normal" style:font-size-asian="11pt" style:font-weight-asian="normal" style:text-scale="105%"/>
    </style:style>
    <style:style style:name="T352" style:family="text">
      <style:text-properties style:font-name="Times New Roman" fo:font-size="11pt" fo:letter-spacing="0.0165in" fo:font-weight="normal" style:font-size-asian="11pt" style:font-weight-asian="normal" style:text-scale="100%"/>
    </style:style>
    <style:style style:name="T353" style:family="text">
      <style:text-properties style:font-name="Times New Roman" fo:font-size="11pt" fo:letter-spacing="0.0165in" fo:font-style="normal" fo:font-weight="bold" style:font-size-asian="11pt" style:font-style-asian="normal" style:font-weight-asian="bold" style:text-scale="105%"/>
    </style:style>
    <style:style style:name="T354" style:family="text">
      <style:text-properties style:font-name="Times New Roman" fo:font-size="11pt" fo:letter-spacing="0.0165in" fo:font-style="normal" fo:font-weight="normal" style:font-size-asian="11pt" style:font-style-asian="normal" style:font-weight-asian="normal" style:text-scale="105%"/>
    </style:style>
    <style:style style:name="T355" style:family="text">
      <style:text-properties style:font-name="Times New Roman" fo:font-size="11pt" fo:letter-spacing="0.0165in" fo:font-style="normal" fo:font-weight="normal" style:font-size-asian="11pt" style:font-style-asian="normal" style:font-weight-asian="normal" style:text-scale="100%"/>
    </style:style>
    <style:style style:name="T356" style:family="text">
      <style:text-properties style:font-name="Times New Roman" fo:font-size="11pt" fo:letter-spacing="0.0165in" fo:font-weight="bold" style:font-size-asian="11pt" style:font-weight-asian="bold" style:text-scale="105%"/>
    </style:style>
    <style:style style:name="T357" style:family="text">
      <style:text-properties style:font-name="Times New Roman" fo:font-size="11pt" fo:letter-spacing="0.0165in" fo:font-weight="bold" style:font-size-asian="11pt" style:font-weight-asian="bold" style:text-scale="100%"/>
    </style:style>
    <style:style style:name="T358" style:family="text">
      <style:text-properties style:font-name="Times New Roman" fo:font-size="11pt" fo:letter-spacing="0.0134in" fo:font-weight="normal" style:font-size-asian="11pt" style:font-weight-asian="normal" style:text-scale="105%"/>
    </style:style>
    <style:style style:name="T359" style:family="text">
      <style:text-properties style:font-name="Times New Roman" fo:font-size="11pt" fo:letter-spacing="0.0134in" fo:font-weight="normal" style:font-size-asian="11pt" style:font-weight-asian="normal" style:text-scale="100%"/>
    </style:style>
    <style:style style:name="T360" style:family="text">
      <style:text-properties style:font-name="Times New Roman" fo:font-size="11pt" fo:letter-spacing="0.0134in" fo:font-style="normal" fo:font-weight="normal" style:font-size-asian="11pt" style:font-style-asian="normal" style:font-weight-asian="normal" style:text-scale="105%"/>
    </style:style>
    <style:style style:name="T361" style:family="text">
      <style:text-properties style:font-name="Times New Roman" fo:font-size="11pt" fo:letter-spacing="0.0134in" fo:font-style="normal" fo:font-weight="normal" style:font-size-asian="11pt" style:font-style-asian="normal" style:font-weight-asian="normal" style:text-scale="100%"/>
    </style:style>
    <style:style style:name="T362" style:family="text">
      <style:text-properties style:font-name="Times New Roman" fo:font-size="11pt" fo:letter-spacing="0.0134in" fo:font-style="italic" fo:font-weight="normal" style:font-size-asian="11pt" style:font-style-asian="italic" style:font-weight-asian="normal" style:text-scale="105%"/>
    </style:style>
    <style:style style:name="T363" style:family="text">
      <style:text-properties style:font-name="Times New Roman" fo:font-size="11pt" fo:letter-spacing="0.0134in" fo:font-weight="bold" style:font-size-asian="11pt" style:font-weight-asian="bold" style:text-scale="100%"/>
    </style:style>
    <style:style style:name="T364" style:family="text">
      <style:text-properties style:font-name="Times New Roman" fo:font-size="11pt" fo:letter-spacing="0.0154in" fo:font-weight="normal" style:font-size-asian="11pt" style:font-weight-asian="normal" style:text-scale="105%"/>
    </style:style>
    <style:style style:name="T365" style:family="text">
      <style:text-properties style:font-name="Times New Roman" fo:font-size="11pt" fo:letter-spacing="0.0154in" fo:font-weight="normal" style:font-size-asian="11pt" style:font-weight-asian="normal" style:text-scale="100%"/>
    </style:style>
    <style:style style:name="T366" style:family="text">
      <style:text-properties style:font-name="Times New Roman" fo:font-size="11pt" fo:letter-spacing="0.0154in" fo:font-weight="normal" style:font-size-asian="11pt" style:font-weight-asian="normal" style:text-scale="110%"/>
    </style:style>
    <style:style style:name="T367" style:family="text">
      <style:text-properties style:font-name="Times New Roman" fo:font-size="11pt" fo:letter-spacing="0.0154in" fo:font-weight="bold" style:font-size-asian="11pt" style:font-weight-asian="bold" style:text-scale="100%"/>
    </style:style>
    <style:style style:name="T368" style:family="text">
      <style:text-properties style:font-name="Times New Roman" fo:font-size="11pt" fo:letter-spacing="0.0154in" fo:font-weight="bold" style:font-size-asian="11pt" style:font-weight-asian="bold" style:text-scale="105%"/>
    </style:style>
    <style:style style:name="T369" style:family="text">
      <style:text-properties style:font-name="Times New Roman" fo:font-size="11pt" fo:letter-spacing="0.0154in" fo:font-style="normal" fo:font-weight="normal" style:font-size-asian="11pt" style:font-style-asian="normal" style:font-weight-asian="normal" style:text-scale="105%"/>
    </style:style>
    <style:style style:name="T370" style:family="text">
      <style:text-properties style:font-name="Times New Roman" fo:font-size="11pt" fo:letter-spacing="0.0154in" fo:font-style="normal" fo:font-weight="normal" style:font-size-asian="11pt" style:font-style-asian="normal" style:font-weight-asian="normal" style:text-scale="100%"/>
    </style:style>
    <style:style style:name="T371" style:family="text">
      <style:text-properties style:font-name="Times New Roman" fo:font-size="11pt" fo:letter-spacing="0.0154in" fo:font-style="italic" fo:font-weight="normal" style:font-size-asian="11pt" style:font-style-asian="italic" style:font-weight-asian="normal" style:text-scale="100%"/>
    </style:style>
    <style:style style:name="T372" style:family="text">
      <style:text-properties style:font-name="Times New Roman" fo:font-size="11pt" fo:letter-spacing="0.0161in" fo:font-weight="normal" style:font-size-asian="11pt" style:font-weight-asian="normal" style:text-scale="105%"/>
    </style:style>
    <style:style style:name="T373" style:family="text">
      <style:text-properties style:font-name="Times New Roman" fo:font-size="11pt" fo:letter-spacing="0.0161in" fo:font-weight="normal" style:font-size-asian="11pt" style:font-weight-asian="normal" style:text-scale="100%"/>
    </style:style>
    <style:style style:name="T374" style:family="text">
      <style:text-properties style:font-name="Times New Roman" fo:font-size="11pt" fo:letter-spacing="0.0161in" fo:font-style="italic" fo:font-weight="normal" style:font-size-asian="11pt" style:font-style-asian="italic" style:font-weight-asian="normal" style:text-scale="100%"/>
    </style:style>
    <style:style style:name="T375" style:family="text">
      <style:text-properties style:font-name="Times New Roman" fo:font-size="11pt" fo:letter-spacing="0.0161in" fo:font-style="normal" fo:font-weight="normal" style:font-size-asian="11pt" style:font-style-asian="normal" style:font-weight-asian="normal" style:text-scale="100%"/>
    </style:style>
    <style:style style:name="T376" style:family="text">
      <style:text-properties style:font-name="Times New Roman" fo:font-size="11pt" fo:letter-spacing="0.0161in" fo:font-weight="bold" style:font-size-asian="11pt" style:font-weight-asian="bold" style:text-scale="105%"/>
    </style:style>
    <style:style style:name="T377" style:family="text">
      <style:text-properties style:font-name="Times New Roman" fo:font-size="11pt" fo:letter-spacing="0.0161in" fo:font-weight="bold" style:font-size-asian="11pt" style:font-weight-asian="bold" style:text-scale="100%"/>
    </style:style>
    <style:style style:name="T378" style:family="text">
      <style:text-properties style:font-name="Times New Roman" fo:font-size="11pt" fo:letter-spacing="0.0028in" fo:font-weight="normal" style:font-size-asian="11pt" style:font-weight-asian="normal" style:text-scale="105%"/>
    </style:style>
    <style:style style:name="T379" style:family="text">
      <style:text-properties style:font-name="Times New Roman" fo:font-size="11pt" fo:letter-spacing="0.0028in" fo:font-weight="normal" style:font-size-asian="11pt" style:font-weight-asian="normal" style:text-scale="100%"/>
    </style:style>
    <style:style style:name="T380" style:family="text">
      <style:text-properties style:font-name="Times New Roman" fo:font-size="11pt" fo:letter-spacing="0.0028in" fo:font-style="italic" fo:font-weight="normal" style:font-size-asian="11pt" style:font-style-asian="italic" style:font-weight-asian="normal" style:text-scale="105%"/>
    </style:style>
    <style:style style:name="T381" style:family="text">
      <style:text-properties style:font-name="Times New Roman" fo:font-size="11pt" fo:letter-spacing="0.0028in" fo:font-style="italic" fo:font-weight="normal" style:font-size-asian="11pt" style:font-style-asian="italic" style:font-weight-asian="normal" style:text-scale="100%"/>
    </style:style>
    <style:style style:name="T382" style:family="text">
      <style:text-properties style:font-name="Times New Roman" fo:font-size="11pt" fo:letter-spacing="0.0028in" fo:font-weight="bold" style:font-size-asian="11pt" style:font-weight-asian="bold" style:text-scale="100%"/>
    </style:style>
    <style:style style:name="T383" style:family="text">
      <style:text-properties style:font-name="Times New Roman" fo:font-size="11pt" fo:letter-spacing="0.0035in" fo:font-weight="normal" style:font-size-asian="11pt" style:font-weight-asian="normal" style:text-scale="105%"/>
    </style:style>
    <style:style style:name="T384" style:family="text">
      <style:text-properties style:font-name="Times New Roman" fo:font-size="11pt" fo:letter-spacing="0.0035in" fo:font-weight="normal" style:font-size-asian="11pt" style:font-weight-asian="normal" style:text-scale="100%"/>
    </style:style>
    <style:style style:name="T385" style:family="text">
      <style:text-properties style:font-name="Times New Roman" fo:font-size="11pt" fo:letter-spacing="0.0035in" fo:font-weight="bold" style:font-size-asian="11pt" style:font-weight-asian="bold" style:text-scale="105%"/>
    </style:style>
    <style:style style:name="T386" style:family="text">
      <style:text-properties style:font-name="Times New Roman" fo:font-size="11pt" fo:letter-spacing="0.0035in" fo:font-weight="bold" style:font-size-asian="11pt" style:font-weight-asian="bold" style:text-scale="100%"/>
    </style:style>
    <style:style style:name="T387" style:family="text">
      <style:text-properties style:font-name="Times New Roman" fo:font-size="11pt" fo:letter-spacing="0.0035in" fo:font-style="italic" fo:font-weight="normal" style:font-size-asian="11pt" style:font-style-asian="italic" style:font-weight-asian="normal" style:text-scale="105%"/>
    </style:style>
    <style:style style:name="T388" style:family="text">
      <style:text-properties style:font-name="Times New Roman" fo:font-size="11pt" fo:letter-spacing="0.0035in" fo:font-style="italic" fo:font-weight="normal" style:font-size-asian="11pt" style:font-style-asian="italic" style:font-weight-asian="normal" style:text-scale="100%"/>
    </style:style>
    <style:style style:name="T389" style:family="text">
      <style:text-properties style:font-name="Times New Roman" fo:font-size="11pt" fo:letter-spacing="0.0035in" fo:font-style="normal" fo:font-weight="normal" style:font-size-asian="11pt" style:font-style-asian="normal" style:font-weight-asian="normal" style:text-scale="100%"/>
    </style:style>
    <style:style style:name="T390" style:family="text">
      <style:text-properties style:font-name="Times New Roman" fo:font-size="11pt" fo:letter-spacing="0.0016in" fo:font-weight="normal" style:font-size-asian="11pt" style:font-weight-asian="normal" style:text-scale="105%"/>
    </style:style>
    <style:style style:name="T391" style:family="text">
      <style:text-properties style:font-name="Times New Roman" fo:font-size="11pt" fo:letter-spacing="0.0016in" fo:font-weight="normal" style:font-size-asian="11pt" style:font-weight-asian="normal" style:text-scale="100%"/>
    </style:style>
    <style:style style:name="T392" style:family="text">
      <style:text-properties style:font-name="Times New Roman" fo:font-size="11pt" fo:letter-spacing="0.0016in" fo:font-weight="normal" style:font-size-asian="11pt" style:font-weight-asian="normal" style:text-scale="110%"/>
    </style:style>
    <style:style style:name="T393" style:family="text">
      <style:text-properties style:font-name="Times New Roman" fo:font-size="11pt" fo:letter-spacing="0.0016in" fo:font-weight="bold" style:font-size-asian="11pt" style:font-weight-asian="bold" style:text-scale="100%"/>
    </style:style>
    <style:style style:name="T394" style:family="text">
      <style:text-properties style:font-name="Times New Roman" fo:font-size="11pt" fo:letter-spacing="0.0016in" fo:font-weight="bold" style:font-size-asian="11pt" style:font-weight-asian="bold" style:text-scale="105%"/>
    </style:style>
    <style:style style:name="T395" style:family="text">
      <style:text-properties style:font-name="Times New Roman" fo:font-size="11pt" fo:letter-spacing="0.0016in" fo:font-style="italic" fo:font-weight="normal" style:font-size-asian="11pt" style:font-style-asian="italic" style:font-weight-asian="normal" style:text-scale="105%"/>
    </style:style>
    <style:style style:name="T396" style:family="text">
      <style:text-properties style:font-name="Times New Roman" fo:font-size="11pt" fo:letter-spacing="0.0016in" fo:font-style="italic" fo:font-weight="normal" style:font-size-asian="11pt" style:font-style-asian="italic" style:font-weight-asian="normal" style:text-scale="100%"/>
    </style:style>
    <style:style style:name="T397" style:family="text">
      <style:text-properties style:font-name="Times New Roman" fo:font-size="11pt" fo:letter-spacing="0.0016in" fo:font-style="normal" fo:font-weight="normal" style:font-size-asian="11pt" style:font-style-asian="normal" style:font-weight-asian="normal" style:text-scale="105%"/>
    </style:style>
    <style:style style:name="T398" style:family="text">
      <style:text-properties style:font-name="Times New Roman" fo:font-size="11pt" fo:letter-spacing="0.0016in" fo:font-style="normal" fo:font-weight="normal" style:font-size-asian="11pt" style:font-style-asian="normal" style:font-weight-asian="normal" style:text-scale="100%"/>
    </style:style>
    <style:style style:name="T399" style:family="text">
      <style:text-properties style:font-name="Times New Roman" fo:font-size="11pt" fo:letter-spacing="0.039in" fo:font-weight="normal" style:font-size-asian="11pt" style:font-weight-asian="normal" style:text-scale="105%"/>
    </style:style>
    <style:style style:name="T400" style:family="text">
      <style:text-properties style:font-name="Times New Roman" fo:font-size="11pt" fo:letter-spacing="0.0398in" fo:font-weight="normal" style:font-size-asian="11pt" style:font-weight-asian="normal" style:text-scale="105%"/>
    </style:style>
    <style:style style:name="T401" style:family="text">
      <style:text-properties style:font-name="Times New Roman" fo:font-size="11pt" fo:letter-spacing="0.0075in" fo:font-weight="normal" style:font-size-asian="11pt" style:font-weight-asian="normal" style:text-scale="105%"/>
    </style:style>
    <style:style style:name="T402" style:family="text">
      <style:text-properties style:font-name="Times New Roman" fo:font-size="11pt" fo:letter-spacing="0.0075in" fo:font-weight="normal" style:font-size-asian="11pt" style:font-weight-asian="normal" style:text-scale="100%"/>
    </style:style>
    <style:style style:name="T403" style:family="text">
      <style:text-properties style:font-name="Times New Roman" fo:font-size="11pt" fo:letter-spacing="0.0075in" fo:font-style="normal" fo:font-weight="normal" style:font-size-asian="11pt" style:font-style-asian="normal" style:font-weight-asian="normal" style:text-scale="105%"/>
    </style:style>
    <style:style style:name="T404" style:family="text">
      <style:text-properties style:font-name="Times New Roman" fo:font-size="11pt" fo:letter-spacing="0.0075in" fo:font-style="normal" fo:font-weight="normal" style:font-size-asian="11pt" style:font-style-asian="normal" style:font-weight-asian="normal" style:text-scale="100%"/>
    </style:style>
    <style:style style:name="T405" style:family="text">
      <style:text-properties style:font-name="Times New Roman" fo:font-size="11pt" fo:letter-spacing="0.0075in" fo:font-weight="bold" style:font-size-asian="11pt" style:font-weight-asian="bold" style:text-scale="105%"/>
    </style:style>
    <style:style style:name="T406" style:family="text">
      <style:text-properties style:font-name="Times New Roman" fo:font-size="11pt" fo:letter-spacing="0.0075in" fo:font-weight="bold" style:font-size-asian="11pt" style:font-weight-asian="bold" style:text-scale="100%"/>
    </style:style>
    <style:style style:name="T407" style:family="text">
      <style:text-properties style:font-name="Times New Roman" fo:font-size="11pt" fo:letter-spacing="0.0091in" fo:font-weight="normal" style:font-size-asian="11pt" style:font-weight-asian="normal" style:text-scale="105%"/>
    </style:style>
    <style:style style:name="T408" style:family="text">
      <style:text-properties style:font-name="Times New Roman" fo:font-size="11pt" fo:letter-spacing="0.0091in" fo:font-weight="normal" style:font-size-asian="11pt" style:font-weight-asian="normal" style:text-scale="100%"/>
    </style:style>
    <style:style style:name="T409" style:family="text">
      <style:text-properties style:font-name="Times New Roman" fo:font-size="11pt" fo:letter-spacing="0.0091in" fo:font-weight="normal" style:font-size-asian="11pt" style:font-weight-asian="normal" style:text-scale="95%"/>
    </style:style>
    <style:style style:name="T410" style:family="text">
      <style:text-properties style:font-name="Times New Roman" fo:font-size="11pt" fo:letter-spacing="0.0091in" fo:font-weight="bold" style:font-size-asian="11pt" style:font-weight-asian="bold" style:text-scale="100%"/>
    </style:style>
    <style:style style:name="T411" style:family="text">
      <style:text-properties style:font-name="Times New Roman" fo:font-size="11pt" fo:letter-spacing="0.0091in" fo:font-weight="bold" style:font-size-asian="11pt" style:font-weight-asian="bold" style:text-scale="105%"/>
    </style:style>
    <style:style style:name="T412" style:family="text">
      <style:text-properties style:font-name="Times New Roman" fo:font-size="11pt" fo:letter-spacing="0.0091in" fo:font-style="italic" fo:font-weight="normal" style:font-size-asian="11pt" style:font-style-asian="italic" style:font-weight-asian="normal" style:text-scale="100%"/>
    </style:style>
    <style:style style:name="T413" style:family="text">
      <style:text-properties style:font-name="Times New Roman" fo:font-size="11pt" fo:letter-spacing="0.0091in" fo:font-style="italic" fo:font-weight="normal" style:font-size-asian="11pt" style:font-style-asian="italic" style:font-weight-asian="normal" style:text-scale="105%"/>
    </style:style>
    <style:style style:name="T414" style:family="text">
      <style:text-properties style:font-name="Times New Roman" fo:font-size="11pt" fo:letter-spacing="-0.0028in" fo:font-weight="normal" style:font-size-asian="11pt" style:font-weight-asian="normal" style:text-scale="105%"/>
    </style:style>
    <style:style style:name="T415" style:family="text">
      <style:text-properties style:font-name="Times New Roman" fo:font-size="11pt" fo:letter-spacing="-0.0028in" fo:font-weight="normal" style:font-size-asian="11pt" style:font-weight-asian="normal" style:text-scale="100%"/>
    </style:style>
    <style:style style:name="T416" style:family="text">
      <style:text-properties style:font-name="Times New Roman" fo:font-size="11pt" fo:letter-spacing="-0.0028in" fo:font-style="italic" fo:font-weight="normal" style:font-size-asian="11pt" style:font-style-asian="italic" style:font-weight-asian="normal" style:text-scale="105%"/>
    </style:style>
    <style:style style:name="T417" style:family="text">
      <style:text-properties style:font-name="Times New Roman" fo:font-size="11pt" fo:letter-spacing="-0.0028in" fo:font-style="normal" fo:font-weight="normal" style:font-size-asian="11pt" style:font-style-asian="normal" style:font-weight-asian="normal" style:text-scale="105%"/>
    </style:style>
    <style:style style:name="T418" style:family="text">
      <style:text-properties style:font-name="Times New Roman" fo:font-size="11pt" fo:letter-spacing="-0.0028in" fo:font-style="normal" fo:font-weight="normal" style:font-size-asian="11pt" style:font-style-asian="normal" style:font-weight-asian="normal" style:text-scale="100%"/>
    </style:style>
    <style:style style:name="T419" style:family="text">
      <style:text-properties style:font-name="Times New Roman" fo:font-size="11pt" fo:letter-spacing="-0.0028in" fo:font-style="normal" fo:font-weight="normal" style:font-size-asian="11pt" style:font-style-asian="normal" style:font-weight-asian="normal" style:text-scale="110%"/>
    </style:style>
    <style:style style:name="T420" style:family="text">
      <style:text-properties style:font-name="Times New Roman" fo:font-size="11pt" fo:letter-spacing="-0.0028in" fo:font-weight="bold" style:font-size-asian="11pt" style:font-weight-asian="bold" style:text-scale="100%"/>
    </style:style>
    <style:style style:name="T421" style:family="text">
      <style:text-properties style:font-name="Times New Roman" fo:font-size="11pt" fo:letter-spacing="-0.0028in" fo:font-weight="bold" style:font-size-asian="11pt" style:font-weight-asian="bold" style:text-scale="105%"/>
    </style:style>
    <style:style style:name="T422" style:family="text">
      <style:text-properties style:font-name="Times New Roman" fo:font-size="11pt" fo:letter-spacing="-0.0118in" fo:font-weight="bold" style:font-size-asian="11pt" style:font-weight-asian="bold" style:text-scale="100%"/>
    </style:style>
    <style:style style:name="T423" style:family="text">
      <style:text-properties style:font-name="Times New Roman" fo:font-size="11pt" fo:letter-spacing="-0.0118in" fo:font-weight="bold" style:font-size-asian="11pt" style:font-weight-asian="bold" style:text-scale="110%"/>
    </style:style>
    <style:style style:name="T424" style:family="text">
      <style:text-properties style:font-name="Times New Roman" fo:font-size="11pt" fo:letter-spacing="-0.0118in" fo:font-weight="normal" style:font-size-asian="11pt" style:font-weight-asian="normal" style:text-scale="105%"/>
    </style:style>
    <style:style style:name="T425" style:family="text">
      <style:text-properties style:font-name="Times New Roman" fo:font-size="11pt" fo:letter-spacing="-0.0118in" fo:font-style="italic" fo:font-weight="normal" style:font-size-asian="11pt" style:font-style-asian="italic" style:font-weight-asian="normal" style:text-scale="105%"/>
    </style:style>
    <style:style style:name="T426" style:family="text">
      <style:text-properties style:font-name="Times New Roman" fo:font-size="11pt" fo:letter-spacing="-0.0118in" fo:font-style="italic" fo:font-weight="normal" style:font-size-asian="11pt" style:font-style-asian="italic" style:font-weight-asian="normal" style:text-scale="110%"/>
    </style:style>
    <style:style style:name="T427" style:family="text">
      <style:text-properties style:font-name="Times New Roman" fo:font-size="11pt" fo:letter-spacing="-0.011in" fo:font-weight="bold" style:font-size-asian="11pt" style:font-weight-asian="bold" style:text-scale="100%"/>
    </style:style>
    <style:style style:name="T428" style:family="text">
      <style:text-properties style:font-name="Times New Roman" fo:font-size="11pt" fo:letter-spacing="-0.011in" fo:font-weight="bold" style:font-size-asian="11pt" style:font-weight-asian="bold" style:text-scale="105%"/>
    </style:style>
    <style:style style:name="T429" style:family="text">
      <style:text-properties style:font-name="Times New Roman" fo:font-size="11pt" fo:letter-spacing="-0.011in" fo:font-weight="normal" style:font-size-asian="11pt" style:font-weight-asian="normal" style:text-scale="105%"/>
    </style:style>
    <style:style style:name="T430" style:family="text">
      <style:text-properties style:font-name="Times New Roman" fo:font-size="11pt" fo:letter-spacing="-0.011in" fo:font-weight="normal" style:font-size-asian="11pt" style:font-weight-asian="normal" style:text-scale="100%"/>
    </style:style>
    <style:style style:name="T431" style:family="text">
      <style:text-properties style:font-name="Times New Roman" fo:font-size="11pt" fo:letter-spacing="-0.011in" fo:font-style="italic" fo:font-weight="normal" style:font-size-asian="11pt" style:font-style-asian="italic" style:font-weight-asian="normal" style:text-scale="105%"/>
    </style:style>
    <style:style style:name="T432" style:family="text">
      <style:text-properties style:font-name="Times New Roman" fo:font-size="11pt" fo:letter-spacing="-0.011in" fo:font-style="italic" fo:font-weight="normal" style:font-size-asian="11pt" style:font-style-asian="italic" style:font-weight-asian="normal" style:text-scale="110%"/>
    </style:style>
    <style:style style:name="T433" style:family="text">
      <style:text-properties style:font-name="Times New Roman" fo:font-size="11pt" fo:letter-spacing="-0.011in" fo:font-style="normal" fo:font-weight="normal" style:font-size-asian="11pt" style:font-style-asian="normal" style:font-weight-asian="normal" style:text-scale="110%"/>
    </style:style>
    <style:style style:name="T434" style:family="text">
      <style:text-properties style:font-name="Times New Roman" fo:font-size="11pt" fo:letter-spacing="-0.011in" fo:font-style="normal" fo:font-weight="normal" style:font-size-asian="11pt" style:font-style-asian="normal" style:font-weight-asian="normal" style:text-scale="100%"/>
    </style:style>
    <style:style style:name="T435" style:family="text">
      <style:text-properties style:font-name="Times New Roman" fo:font-size="11pt" fo:letter-spacing="-0.0063in" fo:font-weight="bold" style:font-size-asian="11pt" style:font-weight-asian="bold" style:text-scale="100%"/>
    </style:style>
    <style:style style:name="T436" style:family="text">
      <style:text-properties style:font-name="Times New Roman" fo:font-size="11pt" fo:letter-spacing="-0.0063in" fo:font-weight="bold" style:font-size-asian="11pt" style:font-weight-asian="bold" style:text-scale="105%"/>
    </style:style>
    <style:style style:name="T437" style:family="text">
      <style:text-properties style:font-name="Times New Roman" fo:font-size="11pt" fo:letter-spacing="-0.0063in" fo:font-weight="normal" style:font-size-asian="11pt" style:font-weight-asian="normal" style:text-scale="100%"/>
    </style:style>
    <style:style style:name="T438" style:family="text">
      <style:text-properties style:font-name="Times New Roman" fo:font-size="11pt" fo:letter-spacing="-0.0063in" fo:font-weight="normal" style:font-size-asian="11pt" style:font-weight-asian="normal" style:text-scale="105%"/>
    </style:style>
    <style:style style:name="T439" style:family="text">
      <style:text-properties style:font-name="Times New Roman" fo:font-size="11pt" fo:letter-spacing="-0.0063in" fo:font-weight="normal" style:font-size-asian="11pt" style:font-weight-asian="normal" style:text-scale="110%"/>
    </style:style>
    <style:style style:name="T440" style:family="text">
      <style:text-properties style:font-name="Times New Roman" fo:font-size="11pt" fo:letter-spacing="-0.0063in" fo:font-style="italic" fo:font-weight="normal" style:font-size-asian="11pt" style:font-style-asian="italic" style:font-weight-asian="normal" style:text-scale="105%"/>
    </style:style>
    <style:style style:name="T441" style:family="text">
      <style:text-properties style:font-name="Times New Roman" fo:font-size="11pt" fo:letter-spacing="-0.0063in" fo:font-style="normal" fo:font-weight="normal" style:font-size-asian="11pt" style:font-style-asian="normal" style:font-weight-asian="normal" style:text-scale="100%"/>
    </style:style>
    <style:style style:name="T442" style:family="text">
      <style:text-properties style:font-name="Times New Roman" fo:font-size="11pt" fo:letter-spacing="0.0189in" fo:font-weight="normal" style:font-size-asian="11pt" style:font-weight-asian="normal" style:text-scale="105%"/>
    </style:style>
    <style:style style:name="T443" style:family="text">
      <style:text-properties style:font-name="Times New Roman" fo:font-size="11pt" fo:letter-spacing="0.0189in" fo:font-weight="normal" style:font-size-asian="11pt" style:font-weight-asian="normal" style:text-scale="100%"/>
    </style:style>
    <style:style style:name="T444" style:family="text">
      <style:text-properties style:font-name="Times New Roman" fo:font-size="11pt" fo:letter-spacing="0.0189in" fo:font-style="normal" fo:font-weight="normal" style:font-size-asian="11pt" style:font-style-asian="normal" style:font-weight-asian="normal" style:text-scale="105%"/>
    </style:style>
    <style:style style:name="T445" style:family="text">
      <style:text-properties style:font-name="Times New Roman" fo:font-size="11pt" fo:letter-spacing="0.0189in" fo:font-style="normal" fo:font-weight="normal" style:font-size-asian="11pt" style:font-style-asian="normal" style:font-weight-asian="normal" style:text-scale="100%"/>
    </style:style>
    <style:style style:name="T446" style:family="text">
      <style:text-properties style:font-name="Times New Roman" fo:font-size="11pt" fo:letter-spacing="0.0201in" fo:font-weight="normal" style:font-size-asian="11pt" style:font-weight-asian="normal" style:text-scale="105%"/>
    </style:style>
    <style:style style:name="T447" style:family="text">
      <style:text-properties style:font-name="Times New Roman" fo:font-size="11pt" fo:letter-spacing="0.0201in" fo:font-weight="normal" style:font-size-asian="11pt" style:font-weight-asian="normal" style:text-scale="100%"/>
    </style:style>
    <style:style style:name="T448" style:family="text">
      <style:text-properties style:font-name="Times New Roman" fo:font-size="11pt" fo:letter-spacing="0.0201in" fo:font-weight="bold" style:font-size-asian="11pt" style:font-weight-asian="bold" style:text-scale="105%"/>
    </style:style>
    <style:style style:name="T449" style:family="text">
      <style:text-properties style:font-name="Times New Roman" fo:font-size="11pt" fo:letter-spacing="0.0201in" fo:font-weight="bold" style:font-size-asian="11pt" style:font-weight-asian="bold" style:text-scale="100%"/>
    </style:style>
    <style:style style:name="T450" style:family="text">
      <style:text-properties style:font-name="Times New Roman" fo:font-size="11pt" fo:letter-spacing="0.0201in" fo:font-weight="bold" style:font-size-asian="11pt" style:font-weight-asian="bold" style:text-scale="110%"/>
    </style:style>
    <style:style style:name="T451" style:family="text">
      <style:text-properties style:font-name="Times New Roman" fo:font-size="11pt" fo:letter-spacing="0.0201in" fo:font-style="italic" fo:font-weight="normal" style:font-size-asian="11pt" style:font-style-asian="italic" style:font-weight-asian="normal" style:text-scale="100%"/>
    </style:style>
    <style:style style:name="T452" style:family="text">
      <style:text-properties style:font-name="Times New Roman" fo:font-size="11pt" fo:letter-spacing="0.0209in" fo:font-weight="normal" style:font-size-asian="11pt" style:font-weight-asian="normal" style:text-scale="105%"/>
    </style:style>
    <style:style style:name="T453" style:family="text">
      <style:text-properties style:font-name="Times New Roman" fo:font-size="11pt" fo:letter-spacing="0.0209in" fo:font-weight="normal" style:font-size-asian="11pt" style:font-weight-asian="normal" style:text-scale="100%"/>
    </style:style>
    <style:style style:name="T454" style:family="text">
      <style:text-properties style:font-name="Times New Roman" fo:font-size="11pt" fo:letter-spacing="0.0209in" fo:font-weight="normal" style:font-size-asian="11pt" style:font-weight-asian="normal" style:text-scale="110%"/>
    </style:style>
    <style:style style:name="T455" style:family="text">
      <style:text-properties style:font-name="Times New Roman" fo:font-size="11pt" fo:letter-spacing="0.0209in" fo:font-weight="bold" style:font-size-asian="11pt" style:font-weight-asian="bold" style:text-scale="100%"/>
    </style:style>
    <style:style style:name="T456" style:family="text">
      <style:text-properties style:font-name="Times New Roman" fo:font-size="11pt" fo:letter-spacing="0.0256in" fo:font-weight="normal" style:font-size-asian="11pt" style:font-weight-asian="normal" style:text-scale="105%"/>
    </style:style>
    <style:style style:name="T457" style:family="text">
      <style:text-properties style:font-name="Times New Roman" fo:font-size="11pt" fo:letter-spacing="0.0256in" fo:font-weight="normal" style:font-size-asian="11pt" style:font-weight-asian="normal" style:text-scale="100%"/>
    </style:style>
    <style:style style:name="T458" style:family="text">
      <style:text-properties style:font-name="Times New Roman" fo:font-size="11pt" fo:letter-spacing="0.0252in" fo:font-weight="normal" style:font-size-asian="11pt" style:font-weight-asian="normal" style:text-scale="105%"/>
    </style:style>
    <style:style style:name="T459" style:family="text">
      <style:text-properties style:font-name="Times New Roman" fo:font-size="11pt" fo:letter-spacing="0.0252in" fo:font-weight="normal" style:font-size-asian="11pt" style:font-weight-asian="normal" style:text-scale="100%"/>
    </style:style>
    <style:style style:name="T460" style:family="text">
      <style:text-properties style:font-name="Times New Roman" fo:font-size="11pt" fo:letter-spacing="0.002in" fo:font-weight="normal" style:font-size-asian="11pt" style:font-weight-asian="normal" style:text-scale="105%"/>
    </style:style>
    <style:style style:name="T461" style:family="text">
      <style:text-properties style:font-name="Times New Roman" fo:font-size="11pt" fo:letter-spacing="0.002in" fo:font-weight="normal" style:font-size-asian="11pt" style:font-weight-asian="normal" style:text-scale="100%"/>
    </style:style>
    <style:style style:name="T462" style:family="text">
      <style:text-properties style:font-name="Times New Roman" fo:font-size="11pt" fo:letter-spacing="0.002in" fo:font-style="normal" fo:font-weight="normal" style:font-size-asian="11pt" style:font-style-asian="normal" style:font-weight-asian="normal" style:text-scale="105%"/>
    </style:style>
    <style:style style:name="T463" style:family="text">
      <style:text-properties style:font-name="Times New Roman" fo:font-size="11pt" fo:letter-spacing="0.002in" fo:font-style="normal" fo:font-weight="normal" style:font-size-asian="11pt" style:font-style-asian="normal" style:font-weight-asian="normal" style:text-scale="95%"/>
    </style:style>
    <style:style style:name="T464" style:family="text">
      <style:text-properties style:font-name="Times New Roman" fo:font-size="11pt" fo:letter-spacing="0.002in" fo:font-style="normal" fo:font-weight="bold" style:font-size-asian="11pt" style:font-style-asian="normal" style:font-weight-asian="bold" style:text-scale="100%"/>
    </style:style>
    <style:style style:name="T465" style:family="text">
      <style:text-properties style:font-name="Times New Roman" fo:font-size="11pt" fo:letter-spacing="0.002in" fo:font-style="italic" fo:font-weight="normal" style:font-size-asian="11pt" style:font-style-asian="italic" style:font-weight-asian="normal" style:text-scale="100%"/>
    </style:style>
    <style:style style:name="T466" style:family="text">
      <style:text-properties style:font-name="Times New Roman" fo:font-size="11pt" fo:letter-spacing="0.002in" fo:font-weight="bold" style:font-size-asian="11pt" style:font-weight-asian="bold" style:text-scale="100%"/>
    </style:style>
    <style:style style:name="T467" style:family="text">
      <style:text-properties style:font-name="Times New Roman" fo:font-size="11pt" fo:letter-spacing="0.0193in" fo:font-weight="normal" style:font-size-asian="11pt" style:font-weight-asian="normal" style:text-scale="105%"/>
    </style:style>
    <style:style style:name="T468" style:family="text">
      <style:text-properties style:font-name="Times New Roman" fo:font-size="11pt" fo:letter-spacing="0.0193in" fo:font-weight="normal" style:font-size-asian="11pt" style:font-weight-asian="normal" style:text-scale="100%"/>
    </style:style>
    <style:style style:name="T469" style:family="text">
      <style:text-properties style:font-name="Times New Roman" fo:font-size="11pt" fo:letter-spacing="0.0181in" fo:font-weight="normal" style:font-size-asian="11pt" style:font-weight-asian="normal" style:text-scale="105%"/>
    </style:style>
    <style:style style:name="T470" style:family="text">
      <style:text-properties style:font-name="Times New Roman" fo:font-size="11pt" fo:letter-spacing="0.0181in" fo:font-weight="normal" style:font-size-asian="11pt" style:font-weight-asian="normal" style:text-scale="100%"/>
    </style:style>
    <style:style style:name="T471" style:family="text">
      <style:text-properties style:font-name="Times New Roman" fo:font-size="11pt" fo:letter-spacing="0.0181in" fo:font-style="normal" fo:font-weight="normal" style:font-size-asian="11pt" style:font-style-asian="normal" style:font-weight-asian="normal" style:text-scale="105%"/>
    </style:style>
    <style:style style:name="T472" style:family="text">
      <style:text-properties style:font-name="Times New Roman" fo:font-size="11pt" fo:letter-spacing="0.0181in" fo:font-style="normal" fo:font-weight="normal" style:font-size-asian="11pt" style:font-style-asian="normal" style:font-weight-asian="normal" style:text-scale="100%"/>
    </style:style>
    <style:style style:name="T473" style:family="text">
      <style:text-properties style:font-name="Times New Roman" fo:font-size="11pt" fo:letter-spacing="0.0181in" fo:font-weight="bold" style:font-size-asian="11pt" style:font-weight-asian="bold" style:text-scale="105%"/>
    </style:style>
    <style:style style:name="T474" style:family="text">
      <style:text-properties style:font-name="Times New Roman" fo:font-size="11pt" fo:letter-spacing="0.0181in" fo:font-weight="bold" style:font-size-asian="11pt" style:font-weight-asian="bold" style:text-scale="100%"/>
    </style:style>
    <style:style style:name="T475" style:family="text">
      <style:text-properties style:font-name="Times New Roman" fo:font-size="11pt" fo:letter-spacing="0.0181in" fo:font-style="italic" fo:font-weight="normal" style:font-size-asian="11pt" style:font-style-asian="italic" style:font-weight-asian="normal" style:text-scale="100%"/>
    </style:style>
    <style:style style:name="T476" style:family="text">
      <style:text-properties style:font-name="Times New Roman" fo:font-size="11pt" fo:letter-spacing="0.0228in" fo:font-weight="normal" style:font-size-asian="11pt" style:font-weight-asian="normal" style:text-scale="105%"/>
    </style:style>
    <style:style style:name="T477" style:family="text">
      <style:text-properties style:font-name="Times New Roman" fo:font-size="11pt" fo:letter-spacing="0.0228in" fo:font-weight="normal" style:font-size-asian="11pt" style:font-weight-asian="normal" style:text-scale="100%"/>
    </style:style>
    <style:style style:name="T478" style:family="text">
      <style:text-properties style:font-name="Times New Roman" fo:font-size="11pt" fo:letter-spacing="0.0228in" fo:font-style="normal" fo:font-weight="normal" style:font-size-asian="11pt" style:font-style-asian="normal" style:font-weight-asian="normal" style:text-scale="105%"/>
    </style:style>
    <style:style style:name="T479" style:family="text">
      <style:text-properties style:font-name="Times New Roman" fo:font-size="11pt" fo:letter-spacing="0.0228in" fo:font-weight="bold" style:font-size-asian="11pt" style:font-weight-asian="bold" style:text-scale="105%"/>
    </style:style>
    <style:style style:name="T480" style:family="text">
      <style:text-properties style:font-name="Times New Roman" fo:font-size="11pt" fo:letter-spacing="0.0228in" fo:font-style="italic" fo:font-weight="normal" style:font-size-asian="11pt" style:font-style-asian="italic" style:font-weight-asian="normal" style:text-scale="100%"/>
    </style:style>
    <style:style style:name="T481" style:family="text">
      <style:text-properties style:font-name="Times New Roman" fo:font-size="11pt" fo:letter-spacing="0.022in" fo:font-weight="normal" style:font-size-asian="11pt" style:font-weight-asian="normal" style:text-scale="105%"/>
    </style:style>
    <style:style style:name="T482" style:family="text">
      <style:text-properties style:font-name="Times New Roman" fo:font-size="11pt" fo:letter-spacing="0.022in" fo:font-weight="normal" style:font-size-asian="11pt" style:font-weight-asian="normal" style:text-scale="100%"/>
    </style:style>
    <style:style style:name="T483" style:family="text">
      <style:text-properties style:font-name="Times New Roman" fo:font-size="11pt" fo:letter-spacing="0.022in" fo:font-weight="normal" style:font-size-asian="11pt" style:font-weight-asian="normal" style:text-scale="110%"/>
    </style:style>
    <style:style style:name="T484" style:family="text">
      <style:text-properties style:font-name="Times New Roman" fo:font-size="11pt" fo:letter-spacing="0.022in" fo:font-style="normal" fo:font-weight="normal" style:font-size-asian="11pt" style:font-style-asian="normal" style:font-weight-asian="normal" style:text-scale="105%"/>
    </style:style>
    <style:style style:name="T485" style:family="text">
      <style:text-properties style:font-name="Times New Roman" fo:font-size="11pt" fo:letter-spacing="0.022in" fo:font-weight="bold" style:font-size-asian="11pt" style:font-weight-asian="bold" style:text-scale="105%"/>
    </style:style>
    <style:style style:name="T486" style:family="text">
      <style:text-properties style:font-name="Times New Roman" fo:font-size="11pt" fo:letter-spacing="0.022in" fo:font-style="italic" fo:font-weight="normal" style:font-size-asian="11pt" style:font-style-asian="italic" style:font-weight-asian="normal" style:text-scale="100%"/>
    </style:style>
    <style:style style:name="T487" style:family="text">
      <style:text-properties style:font-name="Times New Roman" fo:font-size="11pt" fo:letter-spacing="0.0283in" fo:font-weight="normal" style:font-size-asian="11pt" style:font-weight-asian="normal" style:text-scale="105%"/>
    </style:style>
    <style:style style:name="T488" style:family="text">
      <style:text-properties style:font-name="Times New Roman" fo:font-size="11pt" fo:letter-spacing="0.0283in" fo:font-weight="normal" style:font-size-asian="11pt" style:font-weight-asian="normal" style:text-scale="100%"/>
    </style:style>
    <style:style style:name="T489" style:family="text">
      <style:text-properties style:font-name="Times New Roman" fo:font-size="11pt" fo:letter-spacing="0.0047in" fo:font-weight="normal" style:font-size-asian="11pt" style:font-weight-asian="normal" style:text-scale="105%"/>
    </style:style>
    <style:style style:name="T490" style:family="text">
      <style:text-properties style:font-name="Times New Roman" fo:font-size="11pt" fo:letter-spacing="0.0047in" fo:font-weight="normal" style:font-size-asian="11pt" style:font-weight-asian="normal" style:text-scale="100%"/>
    </style:style>
    <style:style style:name="T491" style:family="text">
      <style:text-properties style:font-name="Times New Roman" fo:font-size="11pt" fo:letter-spacing="0.0047in" fo:font-style="italic" fo:font-weight="normal" style:font-size-asian="11pt" style:font-style-asian="italic" style:font-weight-asian="normal" style:text-scale="105%"/>
    </style:style>
    <style:style style:name="T492" style:family="text">
      <style:text-properties style:font-name="Times New Roman" fo:font-size="11pt" fo:letter-spacing="0.0047in" fo:font-style="italic" fo:font-weight="normal" style:font-size-asian="11pt" style:font-style-asian="italic" style:font-weight-asian="normal" style:text-scale="100%"/>
    </style:style>
    <style:style style:name="T493" style:family="text">
      <style:text-properties style:font-name="Times New Roman" fo:font-size="11pt" fo:letter-spacing="0.0047in" fo:font-style="normal" fo:font-weight="normal" style:font-size-asian="11pt" style:font-style-asian="normal" style:font-weight-asian="normal" style:text-scale="105%"/>
    </style:style>
    <style:style style:name="T494" style:family="text">
      <style:text-properties style:font-name="Times New Roman" fo:font-size="11pt" fo:letter-spacing="0.0047in" fo:font-style="normal" fo:font-weight="normal" style:font-size-asian="11pt" style:font-style-asian="normal" style:font-weight-asian="normal" style:text-scale="100%"/>
    </style:style>
    <style:style style:name="T495" style:family="text">
      <style:text-properties style:font-name="Times New Roman" fo:font-size="11pt" fo:letter-spacing="0.0047in" fo:font-weight="bold" style:font-size-asian="11pt" style:font-weight-asian="bold" style:text-scale="100%"/>
    </style:style>
    <style:style style:name="T496" style:family="text">
      <style:text-properties style:font-name="Times New Roman" fo:font-size="11pt" fo:letter-spacing="0.0047in" fo:font-weight="bold" style:font-size-asian="11pt" style:font-weight-asian="bold" style:text-scale="105%"/>
    </style:style>
    <style:style style:name="T497" style:family="text">
      <style:text-properties style:font-name="Times New Roman" fo:font-size="11pt" fo:letter-spacing="-0.0043in" fo:font-weight="normal" style:font-size-asian="11pt" style:font-weight-asian="normal" style:text-scale="105%"/>
    </style:style>
    <style:style style:name="T498" style:family="text">
      <style:text-properties style:font-name="Times New Roman" fo:font-size="11pt" fo:letter-spacing="-0.0043in" fo:font-weight="normal" style:font-size-asian="11pt" style:font-weight-asian="normal" style:text-scale="100%"/>
    </style:style>
    <style:style style:name="T499" style:family="text">
      <style:text-properties style:font-name="Times New Roman" fo:font-size="11pt" fo:letter-spacing="-0.0043in" fo:font-weight="normal" style:font-size-asian="11pt" style:font-weight-asian="normal" style:text-scale="110%"/>
    </style:style>
    <style:style style:name="T500" style:family="text">
      <style:text-properties style:font-name="Times New Roman" fo:font-size="11pt" fo:letter-spacing="-0.0043in" fo:font-style="normal" fo:font-weight="normal" style:font-size-asian="11pt" style:font-style-asian="normal" style:font-weight-asian="normal" style:text-scale="105%"/>
    </style:style>
    <style:style style:name="T501" style:family="text">
      <style:text-properties style:font-name="Times New Roman" fo:font-size="11pt" fo:letter-spacing="-0.0043in" fo:font-style="normal" fo:font-weight="normal" style:font-size-asian="11pt" style:font-style-asian="normal" style:font-weight-asian="normal" style:text-scale="100%"/>
    </style:style>
    <style:style style:name="T502" style:family="text">
      <style:text-properties style:font-name="Times New Roman" fo:font-size="11pt" fo:letter-spacing="-0.0043in" fo:font-style="normal" fo:font-weight="normal" style:font-size-asian="11pt" style:font-style-asian="normal" style:font-weight-asian="normal" style:text-scale="110%"/>
    </style:style>
    <style:style style:name="T503" style:family="text">
      <style:text-properties style:font-name="Times New Roman" fo:font-size="11pt" fo:letter-spacing="-0.0043in" fo:font-weight="bold" style:font-size-asian="11pt" style:font-weight-asian="bold" style:text-scale="100%"/>
    </style:style>
    <style:style style:name="T504" style:family="text">
      <style:text-properties style:font-name="Times New Roman" fo:font-size="11pt" fo:letter-spacing="-0.0043in" fo:font-style="italic" fo:font-weight="normal" style:font-size-asian="11pt" style:font-style-asian="italic" style:font-weight-asian="normal" style:text-scale="100%"/>
    </style:style>
    <style:style style:name="T505" style:family="text">
      <style:text-properties style:font-name="Times New Roman" fo:font-size="11pt" fo:letter-spacing="-0.0035in" fo:font-weight="normal" style:font-size-asian="11pt" style:font-weight-asian="normal" style:text-scale="105%"/>
    </style:style>
    <style:style style:name="T506" style:family="text">
      <style:text-properties style:font-name="Times New Roman" fo:font-size="11pt" fo:letter-spacing="-0.0035in" fo:font-weight="normal" style:font-size-asian="11pt" style:font-weight-asian="normal" style:text-scale="100%"/>
    </style:style>
    <style:style style:name="T507" style:family="text">
      <style:text-properties style:font-name="Times New Roman" fo:font-size="11pt" fo:letter-spacing="-0.0035in" fo:font-weight="bold" style:font-size-asian="11pt" style:font-weight-asian="bold" style:text-scale="105%"/>
    </style:style>
    <style:style style:name="T508" style:family="text">
      <style:text-properties style:font-name="Times New Roman" fo:font-size="11pt" fo:letter-spacing="-0.0035in" fo:font-weight="bold" style:font-size-asian="11pt" style:font-weight-asian="bold" style:text-scale="100%"/>
    </style:style>
    <style:style style:name="T509" style:family="text">
      <style:text-properties style:font-name="Times New Roman" fo:font-size="11pt" fo:letter-spacing="-0.0035in" fo:font-style="italic" fo:font-weight="normal" style:font-size-asian="11pt" style:font-style-asian="italic" style:font-weight-asian="normal" style:text-scale="105%"/>
    </style:style>
    <style:style style:name="T510" style:family="text">
      <style:text-properties style:font-name="Times New Roman" fo:font-size="11pt" fo:letter-spacing="-0.0035in" fo:font-style="italic" fo:font-weight="normal" style:font-size-asian="11pt" style:font-style-asian="italic" style:font-weight-asian="normal" style:text-scale="100%"/>
    </style:style>
    <style:style style:name="T511" style:family="text">
      <style:text-properties style:font-name="Times New Roman" fo:font-size="11pt" fo:letter-spacing="-0.0035in" fo:font-style="normal" fo:font-weight="normal" style:font-size-asian="11pt" style:font-style-asian="normal" style:font-weight-asian="normal" style:text-scale="105%"/>
    </style:style>
    <style:style style:name="T512" style:family="text">
      <style:text-properties style:font-name="Times New Roman" fo:font-size="11pt" fo:letter-spacing="-0.0035in" fo:font-style="normal" fo:font-weight="normal" style:font-size-asian="11pt" style:font-style-asian="normal" style:font-weight-asian="normal" style:text-scale="100%"/>
    </style:style>
    <style:style style:name="T513" style:family="text">
      <style:text-properties style:font-name="Times New Roman" fo:font-size="11pt" fo:letter-spacing="-0.0035in" fo:font-style="normal" fo:font-weight="normal" style:font-size-asian="11pt" style:font-style-asian="normal" style:font-weight-asian="normal" style:text-scale="110%"/>
    </style:style>
    <style:style style:name="T514" style:family="text">
      <style:text-properties style:font-name="Times New Roman" fo:font-size="11pt" fo:letter-spacing="-0.0035in" fo:font-style="normal" fo:font-weight="bold" style:font-size-asian="11pt" style:font-style-asian="normal" style:font-weight-asian="bold" style:text-scale="110%"/>
    </style:style>
    <style:style style:name="T515" style:family="text">
      <style:text-properties style:font-name="Times New Roman" fo:font-size="11pt" fo:letter-spacing="0.0366in" fo:font-weight="normal" style:font-size-asian="11pt" style:font-weight-asian="normal" style:text-scale="105%"/>
    </style:style>
    <style:style style:name="T516" style:family="text">
      <style:text-properties style:font-name="Times New Roman" fo:font-size="11pt" fo:letter-spacing="0.0366in" fo:font-weight="normal" style:font-size-asian="11pt" style:font-weight-asian="normal" style:text-scale="100%"/>
    </style:style>
    <style:style style:name="T517" style:family="text">
      <style:text-properties style:font-name="Times New Roman" fo:font-size="11pt" fo:letter-spacing="0.0366in" fo:font-style="italic" fo:font-weight="normal" style:font-size-asian="11pt" style:font-style-asian="italic" style:font-weight-asian="normal" style:text-scale="100%"/>
    </style:style>
    <style:style style:name="T518" style:family="text">
      <style:text-properties style:font-name="Times New Roman" fo:font-size="11pt" fo:letter-spacing="0.0366in" fo:font-weight="bold" style:font-size-asian="11pt" style:font-weight-asian="bold" style:text-scale="105%"/>
    </style:style>
    <style:style style:name="T519" style:family="text">
      <style:text-properties style:font-name="Times New Roman" fo:font-size="11pt" fo:letter-spacing="0.0366in" fo:font-style="normal" fo:font-weight="normal" style:font-size-asian="11pt" style:font-style-asian="normal" style:font-weight-asian="normal" style:text-scale="100%"/>
    </style:style>
    <style:style style:name="T520" style:family="text">
      <style:text-properties style:font-name="Times New Roman" fo:font-size="11pt" fo:letter-spacing="0.0374in" fo:font-weight="normal" style:font-size-asian="11pt" style:font-weight-asian="normal" style:text-scale="105%"/>
    </style:style>
    <style:style style:name="T521" style:family="text">
      <style:text-properties style:font-name="Times New Roman" fo:font-size="11pt" fo:letter-spacing="0.0374in" fo:font-weight="normal" style:font-size-asian="11pt" style:font-weight-asian="normal" style:text-scale="100%"/>
    </style:style>
    <style:style style:name="T522" style:family="text">
      <style:text-properties style:font-name="Times New Roman" fo:font-size="11pt" fo:letter-spacing="0.0374in" fo:font-style="italic" fo:font-weight="normal" style:font-size-asian="11pt" style:font-style-asian="italic" style:font-weight-asian="normal" style:text-scale="100%"/>
    </style:style>
    <style:style style:name="T523" style:family="text">
      <style:text-properties style:font-name="Times New Roman" fo:font-size="11pt" fo:letter-spacing="0.0382in" fo:font-weight="normal" style:font-size-asian="11pt" style:font-weight-asian="normal" style:text-scale="105%"/>
    </style:style>
    <style:style style:name="T524" style:family="text">
      <style:text-properties style:font-name="Times New Roman" fo:font-size="11pt" fo:letter-spacing="0.0382in" fo:font-weight="normal" style:font-size-asian="11pt" style:font-weight-asian="normal" style:text-scale="100%"/>
    </style:style>
    <style:style style:name="T525" style:family="text">
      <style:text-properties style:font-name="Times New Roman" fo:font-size="11pt" fo:letter-spacing="0.0382in" fo:font-style="italic" fo:font-weight="normal" style:font-size-asian="11pt" style:font-style-asian="italic" style:font-weight-asian="normal" style:text-scale="105%"/>
    </style:style>
    <style:style style:name="T526" style:family="text">
      <style:text-properties style:font-name="Times New Roman" fo:font-size="11pt" fo:letter-spacing="0.0043in" fo:font-weight="normal" style:font-size-asian="11pt" style:font-weight-asian="normal" style:text-scale="105%"/>
    </style:style>
    <style:style style:name="T527" style:family="text">
      <style:text-properties style:font-name="Times New Roman" fo:font-size="11pt" fo:letter-spacing="0.0043in" fo:font-weight="normal" style:font-size-asian="11pt" style:font-weight-asian="normal" style:text-scale="100%"/>
    </style:style>
    <style:style style:name="T528" style:family="text">
      <style:text-properties style:font-name="Times New Roman" fo:font-size="11pt" fo:letter-spacing="0.0043in" fo:font-style="normal" fo:font-weight="normal" style:font-size-asian="11pt" style:font-style-asian="normal" style:font-weight-asian="normal" style:text-scale="105%"/>
    </style:style>
    <style:style style:name="T529" style:family="text">
      <style:text-properties style:font-name="Times New Roman" fo:font-size="11pt" fo:letter-spacing="0.0043in" fo:font-style="normal" fo:font-weight="normal" style:font-size-asian="11pt" style:font-style-asian="normal" style:font-weight-asian="normal" style:text-scale="100%"/>
    </style:style>
    <style:style style:name="T530" style:family="text">
      <style:text-properties style:font-name="Times New Roman" fo:font-size="11pt" fo:letter-spacing="0.0043in" fo:font-weight="bold" style:font-size-asian="11pt" style:font-weight-asian="bold" style:text-scale="100%"/>
    </style:style>
    <style:style style:name="T531" style:family="text">
      <style:text-properties style:font-name="Times New Roman" fo:font-size="11pt" fo:letter-spacing="0.0043in" fo:font-style="italic" fo:font-weight="normal" style:font-size-asian="11pt" style:font-style-asian="italic" style:font-weight-asian="normal" style:text-scale="105%"/>
    </style:style>
    <style:style style:name="T532" style:family="text">
      <style:text-properties style:font-name="Times New Roman" fo:font-size="11pt" fo:letter-spacing="0.0043in" fo:font-style="italic" fo:font-weight="normal" style:font-size-asian="11pt" style:font-style-asian="italic" style:font-weight-asian="normal" style:text-scale="100%"/>
    </style:style>
    <style:style style:name="T533" style:family="text">
      <style:text-properties style:font-name="Times New Roman" fo:font-size="11pt" fo:letter-spacing="0.0244in" fo:font-weight="normal" style:font-size-asian="11pt" style:font-weight-asian="normal" style:text-scale="105%"/>
    </style:style>
    <style:style style:name="T534" style:family="text">
      <style:text-properties style:font-name="Times New Roman" fo:font-size="11pt" fo:letter-spacing="0.0244in" fo:font-weight="normal" style:font-size-asian="11pt" style:font-weight-asian="normal" style:text-scale="100%"/>
    </style:style>
    <style:style style:name="T535" style:family="text">
      <style:text-properties style:font-name="Times New Roman" fo:font-size="11pt" fo:letter-spacing="0.0244in" fo:font-style="italic" fo:font-weight="normal" style:font-size-asian="11pt" style:font-style-asian="italic" style:font-weight-asian="normal" style:text-scale="100%"/>
    </style:style>
    <style:style style:name="T536" style:family="text">
      <style:text-properties style:font-name="Times New Roman" fo:font-size="11pt" fo:letter-spacing="-0.002in" fo:font-weight="normal" style:font-size-asian="11pt" style:font-weight-asian="normal" style:text-scale="105%"/>
    </style:style>
    <style:style style:name="T537" style:family="text">
      <style:text-properties style:font-name="Times New Roman" fo:font-size="11pt" fo:letter-spacing="-0.002in" fo:font-weight="normal" style:font-size-asian="11pt" style:font-weight-asian="normal" style:text-scale="100%"/>
    </style:style>
    <style:style style:name="T538" style:family="text">
      <style:text-properties style:font-name="Times New Roman" fo:font-size="11pt" fo:letter-spacing="-0.002in" fo:font-style="italic" fo:font-weight="normal" style:font-size-asian="11pt" style:font-style-asian="italic" style:font-weight-asian="normal" style:text-scale="105%"/>
    </style:style>
    <style:style style:name="T539" style:family="text">
      <style:text-properties style:font-name="Times New Roman" fo:font-size="11pt" fo:letter-spacing="-0.002in" fo:font-style="italic" fo:font-weight="normal" style:font-size-asian="11pt" style:font-style-asian="italic" style:font-weight-asian="normal" style:text-scale="100%"/>
    </style:style>
    <style:style style:name="T540" style:family="text">
      <style:text-properties style:font-name="Times New Roman" fo:font-size="11pt" fo:letter-spacing="-0.002in" fo:font-style="normal" fo:font-weight="normal" style:font-size-asian="11pt" style:font-style-asian="normal" style:font-weight-asian="normal" style:text-scale="105%"/>
    </style:style>
    <style:style style:name="T541" style:family="text">
      <style:text-properties style:font-name="Times New Roman" fo:font-size="11pt" fo:letter-spacing="-0.002in" fo:font-weight="bold" style:font-size-asian="11pt" style:font-weight-asian="bold" style:text-scale="105%"/>
    </style:style>
    <style:style style:name="T542" style:family="text">
      <style:text-properties style:font-name="Times New Roman" fo:font-size="11pt" fo:letter-spacing="-0.002in" fo:font-weight="bold" style:font-size-asian="11pt" style:font-weight-asian="bold" style:text-scale="100%"/>
    </style:style>
    <style:style style:name="T543" style:family="text">
      <style:text-properties style:font-name="Times New Roman" fo:font-size="11pt" fo:letter-spacing="-0.002in" fo:font-weight="bold" style:font-size-asian="11pt" style:font-weight-asian="bold" style:text-scale="110%"/>
    </style:style>
    <style:style style:name="T544" style:family="text">
      <style:text-properties style:font-name="Times New Roman" fo:font-size="11pt" fo:letter-spacing="0.0063in" fo:font-weight="normal" style:font-size-asian="11pt" style:font-weight-asian="normal" style:text-scale="105%"/>
    </style:style>
    <style:style style:name="T545" style:family="text">
      <style:text-properties style:font-name="Times New Roman" fo:font-size="11pt" fo:letter-spacing="0.0063in" fo:font-weight="normal" style:font-size-asian="11pt" style:font-weight-asian="normal" style:text-scale="100%"/>
    </style:style>
    <style:style style:name="T546" style:family="text">
      <style:text-properties style:font-name="Times New Roman" fo:font-size="11pt" fo:letter-spacing="0.0063in" fo:font-weight="bold" style:font-size-asian="11pt" style:font-weight-asian="bold" style:text-scale="100%"/>
    </style:style>
    <style:style style:name="T547" style:family="text">
      <style:text-properties style:font-name="Times New Roman" fo:font-size="11pt" fo:letter-spacing="0.0063in" fo:font-weight="bold" style:font-size-asian="11pt" style:font-weight-asian="bold" style:text-scale="105%"/>
    </style:style>
    <style:style style:name="T548" style:family="text">
      <style:text-properties style:font-name="Times New Roman" fo:font-size="11pt" fo:letter-spacing="0.0063in" fo:font-weight="bold" style:font-size-asian="11pt" style:font-weight-asian="bold" style:text-scale="95%"/>
    </style:style>
    <style:style style:name="T549" style:family="text">
      <style:text-properties style:font-name="Times New Roman" fo:font-size="11pt" fo:letter-spacing="0.0063in" fo:font-style="normal" fo:font-weight="normal" style:font-size-asian="11pt" style:font-style-asian="normal" style:font-weight-asian="normal" style:text-scale="100%"/>
    </style:style>
    <style:style style:name="T550" style:family="text">
      <style:text-properties style:font-name="Times New Roman" fo:font-size="11pt" fo:letter-spacing="0.0063in" fo:font-style="normal" fo:font-weight="normal" style:font-size-asian="11pt" style:font-style-asian="normal" style:font-weight-asian="normal" style:text-scale="105%"/>
    </style:style>
    <style:style style:name="T551" style:family="text">
      <style:text-properties style:font-name="Times New Roman" fo:font-size="11pt" fo:letter-spacing="0.0063in" fo:font-style="italic" fo:font-weight="normal" style:font-size-asian="11pt" style:font-style-asian="italic" style:font-weight-asian="normal" style:text-scale="100%"/>
    </style:style>
    <style:style style:name="T552" style:family="text">
      <style:text-properties style:font-name="Times New Roman" fo:font-size="11pt" fo:letter-spacing="0.0083in" fo:font-weight="normal" style:font-size-asian="11pt" style:font-weight-asian="normal" style:text-scale="105%"/>
    </style:style>
    <style:style style:name="T553" style:family="text">
      <style:text-properties style:font-name="Times New Roman" fo:font-size="11pt" fo:letter-spacing="0.0083in" fo:font-weight="normal" style:font-size-asian="11pt" style:font-weight-asian="normal" style:text-scale="100%"/>
    </style:style>
    <style:style style:name="T554" style:family="text">
      <style:text-properties style:font-name="Times New Roman" fo:font-size="11pt" fo:letter-spacing="0.0083in" fo:font-weight="bold" style:font-size-asian="11pt" style:font-weight-asian="bold" style:text-scale="100%"/>
    </style:style>
    <style:style style:name="T555" style:family="text">
      <style:text-properties style:font-name="Times New Roman" fo:font-size="11pt" fo:letter-spacing="0.0083in" fo:font-style="normal" fo:font-weight="normal" style:font-size-asian="11pt" style:font-style-asian="normal" style:font-weight-asian="normal" style:text-scale="100%"/>
    </style:style>
    <style:style style:name="T556" style:family="text">
      <style:text-properties style:font-name="Times New Roman" fo:font-size="11pt" fo:letter-spacing="0.0083in" fo:font-style="italic" fo:font-weight="normal" style:font-size-asian="11pt" style:font-style-asian="italic" style:font-weight-asian="normal" style:text-scale="105%"/>
    </style:style>
    <style:style style:name="T557" style:family="text">
      <style:text-properties style:font-name="Times New Roman" fo:font-size="11pt" fo:letter-spacing="0.0071in" fo:font-weight="normal" style:font-size-asian="11pt" style:font-weight-asian="normal" style:text-scale="105%"/>
    </style:style>
    <style:style style:name="T558" style:family="text">
      <style:text-properties style:font-name="Times New Roman" fo:font-size="11pt" fo:letter-spacing="0.0071in" fo:font-weight="normal" style:font-size-asian="11pt" style:font-weight-asian="normal" style:text-scale="100%"/>
    </style:style>
    <style:style style:name="T559" style:family="text">
      <style:text-properties style:font-name="Times New Roman" fo:font-size="11pt" fo:letter-spacing="0.0071in" fo:font-weight="normal" style:font-size-asian="11pt" style:font-weight-asian="normal" style:text-scale="95%"/>
    </style:style>
    <style:style style:name="T560" style:family="text">
      <style:text-properties style:font-name="Times New Roman" fo:font-size="11pt" fo:letter-spacing="0.0071in" fo:font-style="normal" fo:font-weight="normal" style:font-size-asian="11pt" style:font-style-asian="normal" style:font-weight-asian="normal" style:text-scale="105%"/>
    </style:style>
    <style:style style:name="T561" style:family="text">
      <style:text-properties style:font-name="Times New Roman" fo:font-size="11pt" fo:letter-spacing="0.0071in" fo:font-style="normal" fo:font-weight="normal" style:font-size-asian="11pt" style:font-style-asian="normal" style:font-weight-asian="normal" style:text-scale="100%"/>
    </style:style>
    <style:style style:name="T562" style:family="text">
      <style:text-properties style:font-name="Times New Roman" fo:font-size="11pt" fo:letter-spacing="0.0071in" fo:font-weight="bold" style:font-size-asian="11pt" style:font-weight-asian="bold" style:text-scale="105%"/>
    </style:style>
    <style:style style:name="T563" style:family="text">
      <style:text-properties style:font-name="Times New Roman" fo:font-size="11pt" fo:letter-spacing="0.0071in" fo:font-weight="bold" style:font-size-asian="11pt" style:font-weight-asian="bold" style:text-scale="100%"/>
    </style:style>
    <style:style style:name="T564" style:family="text">
      <style:text-properties style:font-name="Times New Roman" fo:font-size="11pt" fo:letter-spacing="0.0071in" fo:font-style="italic" fo:font-weight="normal" style:font-size-asian="11pt" style:font-style-asian="italic" style:font-weight-asian="normal" style:text-scale="100%"/>
    </style:style>
    <style:style style:name="T565" style:family="text">
      <style:text-properties style:font-name="Times New Roman" fo:font-size="11pt" fo:letter-spacing="-0.0102in" fo:font-weight="normal" style:font-size-asian="11pt" style:font-weight-asian="normal" style:text-scale="105%"/>
    </style:style>
    <style:style style:name="T566" style:family="text">
      <style:text-properties style:font-name="Times New Roman" fo:font-size="11pt" fo:letter-spacing="-0.0102in" fo:font-weight="normal" style:font-size-asian="11pt" style:font-weight-asian="normal" style:text-scale="100%"/>
    </style:style>
    <style:style style:name="T567" style:family="text">
      <style:text-properties style:font-name="Times New Roman" fo:font-size="11pt" fo:letter-spacing="-0.0102in" fo:font-weight="bold" style:font-size-asian="11pt" style:font-weight-asian="bold" style:text-scale="100%"/>
    </style:style>
    <style:style style:name="T568" style:family="text">
      <style:text-properties style:font-name="Times New Roman" fo:font-size="11pt" fo:letter-spacing="-0.0102in" fo:font-style="italic" fo:font-weight="normal" style:font-size-asian="11pt" style:font-style-asian="italic" style:font-weight-asian="normal" style:text-scale="100%"/>
    </style:style>
    <style:style style:name="T569" style:family="text">
      <style:text-properties style:font-name="Times New Roman" fo:font-size="11pt" fo:letter-spacing="-0.0102in" fo:font-style="italic" fo:font-weight="normal" style:font-size-asian="11pt" style:font-style-asian="italic" style:font-weight-asian="normal" style:text-scale="110%"/>
    </style:style>
    <style:style style:name="T570" style:family="text">
      <style:text-properties style:font-name="Times New Roman" fo:font-size="11pt" fo:letter-spacing="-0.0102in" fo:font-style="normal" fo:font-weight="normal" style:font-size-asian="11pt" style:font-style-asian="normal" style:font-weight-asian="normal" style:text-scale="110%"/>
    </style:style>
    <style:style style:name="T571" style:family="text">
      <style:text-properties style:font-name="Times New Roman" fo:font-size="11pt" fo:letter-spacing="0.0055in" fo:font-weight="normal" style:font-size-asian="11pt" style:font-weight-asian="normal" style:text-scale="105%"/>
    </style:style>
    <style:style style:name="T572" style:family="text">
      <style:text-properties style:font-name="Times New Roman" fo:font-size="11pt" fo:letter-spacing="0.0055in" fo:font-weight="normal" style:font-size-asian="11pt" style:font-weight-asian="normal" style:text-scale="100%"/>
    </style:style>
    <style:style style:name="T573" style:family="text">
      <style:text-properties style:font-name="Times New Roman" fo:font-size="11pt" fo:letter-spacing="0.0055in" fo:font-weight="normal" style:font-size-asian="11pt" style:font-weight-asian="normal" style:text-scale="150%"/>
    </style:style>
    <style:style style:name="T574" style:family="text">
      <style:text-properties style:font-name="Times New Roman" fo:font-size="11pt" fo:letter-spacing="0.0055in" fo:font-style="normal" fo:font-weight="normal" style:font-size-asian="11pt" style:font-style-asian="normal" style:font-weight-asian="normal" style:text-scale="105%"/>
    </style:style>
    <style:style style:name="T575" style:family="text">
      <style:text-properties style:font-name="Times New Roman" fo:font-size="11pt" fo:letter-spacing="0.0055in" fo:font-style="normal" fo:font-weight="normal" style:font-size-asian="11pt" style:font-style-asian="normal" style:font-weight-asian="normal" style:text-scale="100%"/>
    </style:style>
    <style:style style:name="T576" style:family="text">
      <style:text-properties style:font-name="Times New Roman" fo:font-size="11pt" fo:letter-spacing="0.0055in" fo:font-weight="bold" style:font-size-asian="11pt" style:font-weight-asian="bold" style:text-scale="100%"/>
    </style:style>
    <style:style style:name="T577" style:family="text">
      <style:text-properties style:font-name="Times New Roman" fo:font-size="11pt" fo:letter-spacing="0.0055in" fo:font-weight="bold" style:font-size-asian="11pt" style:font-weight-asian="bold" style:text-scale="105%"/>
    </style:style>
    <style:style style:name="T578" style:family="text">
      <style:text-properties style:font-name="Times New Roman" fo:font-size="11pt" fo:letter-spacing="0.0055in" fo:font-style="italic" fo:font-weight="normal" style:font-size-asian="11pt" style:font-style-asian="italic" style:font-weight-asian="normal" style:text-scale="105%"/>
    </style:style>
    <style:style style:name="T579" style:family="text">
      <style:text-properties style:font-name="Times New Roman" fo:font-size="11pt" fo:letter-spacing="0.0055in" fo:font-style="italic" fo:font-weight="normal" style:font-size-asian="11pt" style:font-style-asian="italic" style:font-weight-asian="normal" style:text-scale="100%"/>
    </style:style>
    <style:style style:name="T580" style:family="text">
      <style:text-properties style:font-name="Times New Roman" fo:font-size="11pt" fo:letter-spacing="0.0217in" fo:font-weight="normal" style:font-size-asian="11pt" style:font-weight-asian="normal" style:text-scale="105%"/>
    </style:style>
    <style:style style:name="T581" style:family="text">
      <style:text-properties style:font-name="Times New Roman" fo:font-size="11pt" fo:letter-spacing="0.0217in" fo:font-weight="normal" style:font-size-asian="11pt" style:font-weight-asian="normal" style:text-scale="100%"/>
    </style:style>
    <style:style style:name="T582" style:family="text">
      <style:text-properties style:font-name="Times New Roman" fo:font-size="11pt" fo:letter-spacing="0.0217in" fo:font-weight="normal" style:font-size-asian="11pt" style:font-weight-asian="normal" style:text-scale="110%"/>
    </style:style>
    <style:style style:name="T583" style:family="text">
      <style:text-properties style:font-name="Times New Roman" fo:font-size="11pt" fo:letter-spacing="0.0217in" fo:font-style="normal" fo:font-weight="normal" style:font-size-asian="11pt" style:font-style-asian="normal" style:font-weight-asian="normal" style:text-scale="105%"/>
    </style:style>
    <style:style style:name="T584" style:family="text">
      <style:text-properties style:font-name="Times New Roman" fo:font-size="11pt" fo:letter-spacing="0.0217in" fo:font-style="normal" fo:font-weight="normal" style:font-size-asian="11pt" style:font-style-asian="normal" style:font-weight-asian="normal" style:text-scale="100%"/>
    </style:style>
    <style:style style:name="T585" style:family="text">
      <style:text-properties style:font-name="Times New Roman" fo:font-size="11pt" fo:letter-spacing="0.0173in" fo:font-weight="normal" style:font-size-asian="11pt" style:font-weight-asian="normal" style:text-scale="105%"/>
    </style:style>
    <style:style style:name="T586" style:family="text">
      <style:text-properties style:font-name="Times New Roman" fo:font-size="11pt" fo:letter-spacing="0.0173in" fo:font-weight="normal" style:font-size-asian="11pt" style:font-weight-asian="normal" style:text-scale="100%"/>
    </style:style>
    <style:style style:name="T587" style:family="text">
      <style:text-properties style:font-name="Times New Roman" fo:font-size="11pt" fo:letter-spacing="0.0173in" fo:font-weight="bold" style:font-size-asian="11pt" style:font-weight-asian="bold" style:text-scale="105%"/>
    </style:style>
    <style:style style:name="T588" style:family="text">
      <style:text-properties style:font-name="Times New Roman" fo:font-size="11pt" fo:letter-spacing="0.0173in" fo:font-weight="bold" style:font-size-asian="11pt" style:font-weight-asian="bold" style:text-scale="100%"/>
    </style:style>
    <style:style style:name="T589" style:family="text">
      <style:text-properties style:font-name="Times New Roman" fo:font-size="11pt" fo:letter-spacing="0.0173in" fo:font-style="normal" fo:font-weight="normal" style:font-size-asian="11pt" style:font-style-asian="normal" style:font-weight-asian="normal" style:text-scale="100%"/>
    </style:style>
    <style:style style:name="T590" style:family="text">
      <style:text-properties style:font-name="Times New Roman" fo:font-size="11pt" fo:letter-spacing="-0.0126in" fo:font-weight="normal" style:font-size-asian="11pt" style:font-weight-asian="normal" style:text-scale="105%"/>
    </style:style>
    <style:style style:name="T591" style:family="text">
      <style:text-properties style:font-name="Times New Roman" fo:font-size="11pt" fo:letter-spacing="-0.0126in" fo:font-weight="bold" style:font-size-asian="11pt" style:font-weight-asian="bold" style:text-scale="105%"/>
    </style:style>
    <style:style style:name="T592" style:family="text">
      <style:text-properties style:font-name="Times New Roman" fo:font-size="11pt" fo:letter-spacing="-0.0126in" fo:font-weight="bold" style:font-size-asian="11pt" style:font-weight-asian="bold" style:text-scale="100%"/>
    </style:style>
    <style:style style:name="T593" style:family="text">
      <style:text-properties style:font-name="Times New Roman" fo:font-size="11pt" fo:letter-spacing="-0.0047in" fo:font-weight="normal" style:font-size-asian="11pt" style:font-weight-asian="normal" style:text-scale="105%"/>
    </style:style>
    <style:style style:name="T594" style:family="text">
      <style:text-properties style:font-name="Times New Roman" fo:font-size="11pt" fo:letter-spacing="-0.0047in" fo:font-weight="normal" style:font-size-asian="11pt" style:font-weight-asian="normal" style:text-scale="100%"/>
    </style:style>
    <style:style style:name="T595" style:family="text">
      <style:text-properties style:font-name="Times New Roman" fo:font-size="11pt" fo:letter-spacing="-0.0047in" fo:font-weight="normal" style:font-size-asian="11pt" style:font-weight-asian="normal" style:text-scale="110%"/>
    </style:style>
    <style:style style:name="T596" style:family="text">
      <style:text-properties style:font-name="Times New Roman" fo:font-size="11pt" fo:letter-spacing="-0.0047in" fo:font-weight="bold" style:font-size-asian="11pt" style:font-weight-asian="bold" style:text-scale="100%"/>
    </style:style>
    <style:style style:name="T597" style:family="text">
      <style:text-properties style:font-name="Times New Roman" fo:font-size="11pt" fo:letter-spacing="-0.0047in" fo:font-weight="bold" style:font-size-asian="11pt" style:font-weight-asian="bold" style:text-scale="105%"/>
    </style:style>
    <style:style style:name="T598" style:family="text">
      <style:text-properties style:font-name="Times New Roman" fo:font-size="11pt" fo:letter-spacing="-0.0047in" fo:font-style="normal" fo:font-weight="normal" style:font-size-asian="11pt" style:font-style-asian="normal" style:font-weight-asian="normal" style:text-scale="100%"/>
    </style:style>
    <style:style style:name="T599" style:family="text">
      <style:text-properties style:font-name="Times New Roman" fo:font-size="11pt" fo:letter-spacing="-0.0047in" fo:font-style="normal" fo:font-weight="normal" style:font-size-asian="11pt" style:font-style-asian="normal" style:font-weight-asian="normal" style:text-scale="105%"/>
    </style:style>
    <style:style style:name="T600" style:family="text">
      <style:text-properties style:font-name="Times New Roman" fo:font-size="11pt" fo:letter-spacing="-0.0047in" fo:font-style="italic" fo:font-weight="normal" style:font-size-asian="11pt" style:font-style-asian="italic" style:font-weight-asian="normal" style:text-scale="105%"/>
    </style:style>
    <style:style style:name="T601" style:family="text">
      <style:text-properties style:font-name="Times New Roman" fo:font-size="11pt" fo:letter-spacing="-0.0055in" fo:font-weight="normal" style:font-size-asian="11pt" style:font-weight-asian="normal" style:text-scale="105%"/>
    </style:style>
    <style:style style:name="T602" style:family="text">
      <style:text-properties style:font-name="Times New Roman" fo:font-size="11pt" fo:letter-spacing="-0.0055in" fo:font-weight="normal" style:font-size-asian="11pt" style:font-weight-asian="normal" style:text-scale="100%"/>
    </style:style>
    <style:style style:name="T603" style:family="text">
      <style:text-properties style:font-name="Times New Roman" fo:font-size="11pt" fo:letter-spacing="-0.0055in" fo:font-weight="normal" style:font-size-asian="11pt" style:font-weight-asian="normal" style:text-scale="110%"/>
    </style:style>
    <style:style style:name="T604" style:family="text">
      <style:text-properties style:font-name="Times New Roman" fo:font-size="11pt" fo:letter-spacing="-0.0055in" fo:font-weight="bold" style:font-size-asian="11pt" style:font-weight-asian="bold" style:text-scale="100%"/>
    </style:style>
    <style:style style:name="T605" style:family="text">
      <style:text-properties style:font-name="Times New Roman" fo:font-size="11pt" fo:letter-spacing="-0.0055in" fo:font-weight="bold" style:font-size-asian="11pt" style:font-weight-asian="bold" style:text-scale="105%"/>
    </style:style>
    <style:style style:name="T606" style:family="text">
      <style:text-properties style:font-name="Times New Roman" fo:font-size="11pt" fo:letter-spacing="-0.0055in" fo:font-style="italic" fo:font-weight="normal" style:font-size-asian="11pt" style:font-style-asian="italic" style:font-weight-asian="normal" style:text-scale="100%"/>
    </style:style>
    <style:style style:name="T607" style:family="text">
      <style:text-properties style:font-name="Times New Roman" fo:font-size="11pt" fo:letter-spacing="-0.0055in" fo:font-style="italic" fo:font-weight="normal" style:font-size-asian="11pt" style:font-style-asian="italic" style:font-weight-asian="normal" style:text-scale="105%"/>
    </style:style>
    <style:style style:name="T608" style:family="text">
      <style:text-properties style:font-name="Times New Roman" fo:font-size="11pt" fo:letter-spacing="-0.0055in" fo:font-style="normal" fo:font-weight="normal" style:font-size-asian="11pt" style:font-style-asian="normal" style:font-weight-asian="normal" style:text-scale="100%"/>
    </style:style>
    <style:style style:name="T609" style:family="text">
      <style:text-properties style:font-name="Times New Roman" fo:font-size="11pt" fo:letter-spacing="-0.0083in" fo:font-weight="normal" style:font-size-asian="11pt" style:font-weight-asian="normal" style:text-scale="105%"/>
    </style:style>
    <style:style style:name="T610" style:family="text">
      <style:text-properties style:font-name="Times New Roman" fo:font-size="11pt" fo:letter-spacing="-0.0083in" fo:font-weight="normal" style:font-size-asian="11pt" style:font-weight-asian="normal" style:text-scale="100%"/>
    </style:style>
    <style:style style:name="T611" style:family="text">
      <style:text-properties style:font-name="Times New Roman" fo:font-size="11pt" fo:letter-spacing="-0.0083in" fo:font-weight="bold" style:font-size-asian="11pt" style:font-weight-asian="bold" style:text-scale="105%"/>
    </style:style>
    <style:style style:name="T612" style:family="text">
      <style:text-properties style:font-name="Times New Roman" fo:font-size="11pt" fo:letter-spacing="-0.0083in" fo:font-weight="bold" style:font-size-asian="11pt" style:font-weight-asian="bold" style:text-scale="100%"/>
    </style:style>
    <style:style style:name="T613" style:family="text">
      <style:text-properties style:font-name="Times New Roman" fo:font-size="11pt" fo:letter-spacing="-0.0071in" fo:font-weight="normal" style:font-size-asian="11pt" style:font-weight-asian="normal" style:text-scale="105%"/>
    </style:style>
    <style:style style:name="T614" style:family="text">
      <style:text-properties style:font-name="Times New Roman" fo:font-size="11pt" fo:letter-spacing="-0.0071in" fo:font-weight="normal" style:font-size-asian="11pt" style:font-weight-asian="normal" style:text-scale="100%"/>
    </style:style>
    <style:style style:name="T615" style:family="text">
      <style:text-properties style:font-name="Times New Roman" fo:font-size="11pt" fo:letter-spacing="-0.0071in" fo:font-weight="normal" style:font-size-asian="11pt" style:font-weight-asian="normal" style:text-scale="110%"/>
    </style:style>
    <style:style style:name="T616" style:family="text">
      <style:text-properties style:font-name="Times New Roman" fo:font-size="11pt" fo:letter-spacing="-0.0071in" fo:font-style="normal" fo:font-weight="normal" style:font-size-asian="11pt" style:font-style-asian="normal" style:font-weight-asian="normal" style:text-scale="100%"/>
    </style:style>
    <style:style style:name="T617" style:family="text">
      <style:text-properties style:font-name="Times New Roman" fo:font-size="11pt" fo:letter-spacing="-0.0071in" fo:font-style="italic" fo:font-weight="normal" style:font-size-asian="11pt" style:font-style-asian="italic" style:font-weight-asian="normal" style:text-scale="100%"/>
    </style:style>
    <style:style style:name="T618" style:family="text">
      <style:text-properties style:font-name="Times New Roman" fo:font-size="11pt" fo:letter-spacing="-0.0071in" fo:font-weight="bold" style:font-size-asian="11pt" style:font-weight-asian="bold" style:text-scale="105%"/>
    </style:style>
    <style:style style:name="T619" style:family="text">
      <style:text-properties style:font-name="Times New Roman" fo:font-size="11pt" fo:letter-spacing="-0.0154in" fo:font-style="italic" fo:font-weight="normal" style:font-size-asian="11pt" style:font-style-asian="italic" style:font-weight-asian="normal" style:text-scale="105%"/>
    </style:style>
    <style:style style:name="T620" style:family="text">
      <style:text-properties style:font-name="Times New Roman" fo:font-size="11pt" fo:letter-spacing="-0.0154in" fo:font-weight="normal" style:font-size-asian="11pt" style:font-weight-asian="normal" style:text-scale="105%"/>
    </style:style>
    <style:style style:name="T621" style:family="text">
      <style:text-properties style:font-name="Times New Roman" fo:font-size="11pt" fo:letter-spacing="-0.0154in" fo:font-weight="bold" style:font-size-asian="11pt" style:font-weight-asian="bold" style:text-scale="100%"/>
    </style:style>
    <style:style style:name="T622" style:family="text">
      <style:text-properties style:font-name="Times New Roman" fo:font-size="11pt" fo:letter-spacing="-0.0146in" fo:font-style="italic" fo:font-weight="normal" style:font-size-asian="11pt" style:font-style-asian="italic" style:font-weight-asian="normal" style:text-scale="105%"/>
    </style:style>
    <style:style style:name="T623" style:family="text">
      <style:text-properties style:font-name="Times New Roman" fo:font-size="11pt" fo:letter-spacing="-0.0146in" fo:font-weight="bold" style:font-size-asian="11pt" style:font-weight-asian="bold" style:text-scale="105%"/>
    </style:style>
    <style:style style:name="T624" style:family="text">
      <style:text-properties style:font-name="Times New Roman" fo:font-size="11pt" fo:letter-spacing="-0.0146in" fo:font-weight="normal" style:font-size-asian="11pt" style:font-weight-asian="normal" style:text-scale="105%"/>
    </style:style>
    <style:style style:name="T625" style:family="text">
      <style:text-properties style:font-name="Times New Roman" fo:font-size="11pt" fo:letter-spacing="-0.0138in" fo:font-style="italic" fo:font-weight="normal" style:font-size-asian="11pt" style:font-style-asian="italic" style:font-weight-asian="normal" style:text-scale="105%"/>
    </style:style>
    <style:style style:name="T626" style:family="text">
      <style:text-properties style:font-name="Times New Roman" fo:font-size="11pt" fo:letter-spacing="-0.0138in" fo:font-style="italic" fo:font-weight="normal" style:font-size-asian="11pt" style:font-style-asian="italic" style:font-weight-asian="normal" style:text-scale="100%"/>
    </style:style>
    <style:style style:name="T627" style:family="text">
      <style:text-properties style:font-name="Times New Roman" fo:font-size="11pt" fo:letter-spacing="-0.0138in" fo:font-weight="bold" style:font-size-asian="11pt" style:font-weight-asian="bold" style:text-scale="105%"/>
    </style:style>
    <style:style style:name="T628" style:family="text">
      <style:text-properties style:font-name="Times New Roman" fo:font-size="11pt" fo:letter-spacing="-0.0138in" fo:font-weight="normal" style:font-size-asian="11pt" style:font-weight-asian="normal" style:text-scale="100%"/>
    </style:style>
    <style:style style:name="T629" style:family="text">
      <style:text-properties style:font-name="Times New Roman" fo:font-size="11pt" fo:letter-spacing="-0.0138in" fo:font-style="normal" fo:font-weight="normal" style:font-size-asian="11pt" style:font-style-asian="normal" style:font-weight-asian="normal" style:text-scale="110%"/>
    </style:style>
    <style:style style:name="T630" style:family="text">
      <style:text-properties style:font-name="Times New Roman" fo:font-size="11pt" fo:letter-spacing="-0.0228in" fo:font-weight="normal" style:font-size-asian="11pt" style:font-weight-asian="normal" style:text-scale="110%"/>
    </style:style>
    <style:style style:name="T631" style:family="text">
      <style:text-properties style:font-name="Times New Roman" fo:font-size="11pt" fo:letter-spacing="-0.0228in" fo:font-weight="normal" style:font-size-asian="11pt" style:font-weight-asian="normal" style:text-scale="105%"/>
    </style:style>
    <style:style style:name="T632" style:family="text">
      <style:text-properties style:font-name="Times New Roman" fo:font-size="11pt" fo:letter-spacing="-0.0228in" fo:font-style="normal" fo:font-weight="normal" style:font-size-asian="11pt" style:font-style-asian="normal" style:font-weight-asian="normal" style:text-scale="110%"/>
    </style:style>
    <style:style style:name="T633" style:family="text">
      <style:text-properties style:font-name="Times New Roman" fo:font-size="11pt" fo:letter-spacing="-0.0228in" fo:font-style="italic" fo:font-weight="normal" style:font-size-asian="11pt" style:font-style-asian="italic" style:font-weight-asian="normal" style:text-scale="105%"/>
    </style:style>
    <style:style style:name="T634" style:family="text">
      <style:text-properties style:font-name="Times New Roman" fo:font-size="11pt" fo:letter-spacing="-0.039in" fo:font-weight="normal" style:font-size-asian="11pt" style:font-weight-asian="normal" style:text-scale="150%"/>
    </style:style>
    <style:style style:name="T635" style:family="text">
      <style:text-properties style:font-name="Times New Roman" fo:font-size="11pt" fo:letter-spacing="-0.0217in" fo:font-weight="bold" style:font-size-asian="11pt" style:font-weight-asian="bold" style:text-scale="105%"/>
    </style:style>
    <style:style style:name="T636" style:family="text">
      <style:text-properties style:font-name="Times New Roman" fo:font-size="11pt" fo:letter-spacing="-0.0217in" fo:font-style="normal" fo:font-weight="normal" style:font-size-asian="11pt" style:font-style-asian="normal" style:font-weight-asian="normal" style:text-scale="110%"/>
    </style:style>
    <style:style style:name="T637" style:family="text">
      <style:text-properties style:font-name="Times New Roman" fo:font-size="11pt" fo:letter-spacing="-0.0217in" fo:font-weight="normal" style:font-size-asian="11pt" style:font-weight-asian="normal" style:text-scale="110%"/>
    </style:style>
    <style:style style:name="T638" style:family="text">
      <style:text-properties style:font-name="Times New Roman" fo:font-size="11pt" fo:letter-spacing="-0.022in" fo:font-weight="bold" style:font-size-asian="11pt" style:font-weight-asian="bold" style:text-scale="105%"/>
    </style:style>
    <style:style style:name="T639" style:family="text">
      <style:text-properties style:font-name="Times New Roman" fo:font-size="11pt" fo:letter-spacing="-0.022in" fo:font-weight="normal" style:font-size-asian="11pt" style:font-weight-asian="normal" style:text-scale="105%"/>
    </style:style>
    <style:style style:name="T640" style:family="text">
      <style:text-properties style:font-name="Times New Roman" fo:font-size="11pt" fo:letter-spacing="-0.022in" fo:font-weight="normal" style:font-size-asian="11pt" style:font-weight-asian="normal" style:text-scale="110%"/>
    </style:style>
    <style:style style:name="T641" style:family="text">
      <style:text-properties style:font-name="Times New Roman" fo:font-size="11pt" fo:letter-spacing="-0.0201in" fo:font-style="italic" fo:font-weight="normal" style:font-size-asian="11pt" style:font-style-asian="italic" style:font-weight-asian="normal" style:text-scale="105%"/>
    </style:style>
    <style:style style:name="T642" style:family="text">
      <style:text-properties style:font-name="Times New Roman" fo:font-size="11pt" fo:letter-spacing="-0.0201in" fo:font-weight="bold" style:font-size-asian="11pt" style:font-weight-asian="bold" style:text-scale="105%"/>
    </style:style>
    <style:style style:name="T643" style:family="text">
      <style:text-properties style:font-name="Times New Roman" fo:font-size="11pt" fo:letter-spacing="-0.0201in" fo:font-weight="normal" style:font-size-asian="11pt" style:font-weight-asian="normal" style:text-scale="110%"/>
    </style:style>
    <style:style style:name="T644" style:family="text">
      <style:text-properties style:font-name="Times New Roman" fo:font-size="11pt" fo:letter-spacing="-0.0193in" fo:font-style="italic" fo:font-weight="normal" style:font-size-asian="11pt" style:font-style-asian="italic" style:font-weight-asian="normal" style:text-scale="105%"/>
    </style:style>
    <style:style style:name="T645" style:family="text">
      <style:text-properties style:font-name="Times New Roman" fo:font-size="11pt" fo:letter-spacing="-0.0193in" fo:font-weight="normal" style:font-size-asian="11pt" style:font-weight-asian="normal" style:text-scale="110%"/>
    </style:style>
    <style:style style:name="T646" style:family="text">
      <style:text-properties style:font-name="Times New Roman" fo:font-size="11pt" fo:letter-spacing="-0.0189in" fo:font-weight="normal" style:font-size-asian="11pt" style:font-weight-asian="normal" style:text-scale="105%"/>
    </style:style>
    <style:style style:name="T647" style:family="text">
      <style:text-properties style:font-name="Times New Roman" fo:font-size="11pt" fo:letter-spacing="-0.0189in" fo:font-weight="normal" style:font-size-asian="11pt" style:font-weight-asian="normal" style:text-scale="100%"/>
    </style:style>
    <style:style style:name="T648" style:family="text">
      <style:text-properties style:font-name="Times New Roman" fo:font-size="11pt" fo:letter-spacing="-0.0189in" fo:font-weight="bold" style:font-size-asian="11pt" style:font-weight-asian="bold" style:text-scale="100%"/>
    </style:style>
    <style:style style:name="T649" style:family="text">
      <style:text-properties style:font-name="Times New Roman" fo:font-size="11pt" fo:letter-spacing="-0.0264in" fo:font-style="italic" fo:font-weight="normal" style:font-size-asian="11pt" style:font-style-asian="italic" style:font-weight-asian="normal" style:text-scale="105%"/>
    </style:style>
    <style:style style:name="T650" style:family="text">
      <style:text-properties style:font-name="Times New Roman" fo:font-size="11pt" fo:letter-spacing="-0.0264in" fo:font-weight="bold" style:font-size-asian="11pt" style:font-weight-asian="bold" style:text-scale="105%"/>
    </style:style>
    <style:style style:name="T651" style:family="text">
      <style:text-properties style:font-name="Times New Roman" fo:font-size="11pt" fo:letter-spacing="-0.0209in" fo:font-style="italic" fo:font-weight="normal" style:font-size-asian="11pt" style:font-style-asian="italic" style:font-weight-asian="normal" style:text-scale="105%"/>
    </style:style>
    <style:style style:name="T652" style:family="text">
      <style:text-properties style:font-name="Times New Roman" fo:font-size="11pt" fo:letter-spacing="-0.0209in" fo:font-weight="bold" style:font-size-asian="11pt" style:font-weight-asian="bold" style:text-scale="110%"/>
    </style:style>
    <style:style style:name="T653" style:family="text">
      <style:text-properties style:font-name="Times New Roman" fo:font-size="11pt" fo:letter-spacing="-0.0209in" fo:font-weight="normal" style:font-size-asian="11pt" style:font-weight-asian="normal" style:text-scale="110%"/>
    </style:style>
    <style:style style:name="T654" style:family="text">
      <style:text-properties style:font-name="Times New Roman" fo:font-size="11pt" fo:letter-spacing="-0.0209in" fo:font-weight="normal" style:font-size-asian="11pt" style:font-weight-asian="normal" style:text-scale="150%"/>
    </style:style>
    <style:style style:name="T655" style:family="text">
      <style:text-properties style:font-name="Times New Roman" fo:font-size="11pt" fo:letter-spacing="-0.0252in" fo:font-weight="normal" style:font-size-asian="11pt" style:font-weight-asian="normal" style:text-scale="105%"/>
    </style:style>
    <style:style style:name="T656" style:family="text">
      <style:text-properties style:font-name="Times New Roman" fo:font-size="11pt" fo:letter-spacing="-0.0236in" fo:font-weight="normal" style:font-size-asian="11pt" style:font-weight-asian="normal" style:text-scale="105%"/>
    </style:style>
    <style:style style:name="T657" style:family="text">
      <style:text-properties style:font-name="Times New Roman" fo:font-size="11pt" fo:letter-spacing="-0.0236in" fo:font-weight="bold" style:font-size-asian="11pt" style:font-weight-asian="bold" style:text-scale="105%"/>
    </style:style>
    <style:style style:name="T658" style:family="text">
      <style:text-properties style:font-name="Times New Roman" fo:font-size="11pt" fo:letter-spacing="-0.0236in" fo:font-weight="bold" style:font-size-asian="11pt" style:font-weight-asian="bold" style:text-scale="100%"/>
    </style:style>
    <style:style style:name="T659" style:family="text">
      <style:text-properties style:font-name="Times New Roman" fo:font-size="11pt" fo:letter-spacing="-0.0236in" fo:font-style="normal" fo:font-weight="normal" style:font-size-asian="11pt" style:font-style-asian="normal" style:font-weight-asian="normal" style:text-scale="110%"/>
    </style:style>
    <style:style style:name="T660" style:family="text">
      <style:text-properties style:font-name="Times New Roman" fo:font-size="11pt" fo:letter-spacing="-0.0244in" fo:font-weight="bold" style:font-size-asian="11pt" style:font-weight-asian="bold" style:text-scale="105%"/>
    </style:style>
    <style:style style:name="T661" style:family="text">
      <style:text-properties style:font-name="Times New Roman" fo:font-size="11pt" fo:letter-spacing="-0.0161in" fo:font-style="normal" fo:font-weight="normal" style:font-size-asian="11pt" style:font-style-asian="normal" style:font-weight-asian="normal" style:text-scale="100%"/>
    </style:style>
    <style:style style:name="T662" style:family="text">
      <style:text-properties style:font-name="Times New Roman" fo:font-size="11pt" fo:letter-spacing="-0.0161in" fo:font-style="italic" fo:font-weight="normal" style:font-size-asian="11pt" style:font-style-asian="italic" style:font-weight-asian="normal" style:text-scale="105%"/>
    </style:style>
    <style:style style:name="T663" style:family="text">
      <style:text-properties style:font-name="Times New Roman" fo:font-size="11pt" fo:letter-spacing="-0.0256in" fo:font-weight="normal" style:font-size-asian="11pt" style:font-weight-asian="normal" style:text-scale="105%"/>
    </style:style>
    <style:style style:name="T664" style:family="text">
      <style:text-properties style:font-name="Times New Roman" fo:font-size="11pt" fo:letter-spacing="-0.0181in" fo:font-weight="bold" style:font-size-asian="11pt" style:font-weight-asian="bold" style:text-scale="105%"/>
    </style:style>
    <style:style style:name="T665" style:family="text">
      <style:text-properties style:font-name="Times New Roman" fo:font-size="11pt" fo:letter-spacing="-0.0181in" fo:font-style="italic" fo:font-weight="normal" style:font-size-asian="11pt" style:font-style-asian="italic" style:font-weight-asian="normal" style:text-scale="105%"/>
    </style:style>
    <style:style style:name="T666" style:family="text">
      <style:text-properties style:font-name="Times New Roman" fo:font-size="11pt" fo:letter-spacing="-0.0181in" fo:font-weight="normal" style:font-size-asian="11pt" style:font-weight-asian="normal" style:text-scale="110%"/>
    </style:style>
    <style:style style:name="T667" style:family="text">
      <style:text-properties style:font-name="Times New Roman" fo:font-size="11pt" fo:letter-spacing="-0.0165in" fo:font-weight="normal" style:font-size-asian="11pt" style:font-weight-asian="normal" style:text-scale="105%"/>
    </style:style>
    <style:style style:name="T668" style:family="text">
      <style:text-properties style:font-name="Times New Roman" fo:font-size="11pt" fo:letter-spacing="-0.0165in" fo:font-weight="normal" style:font-size-asian="11pt" style:font-weight-asian="normal" style:text-scale="110%"/>
    </style:style>
    <style:style style:name="T669" style:family="text">
      <style:text-properties style:font-name="Times New Roman" fo:font-size="11pt" fo:letter-spacing="-0.0165in" fo:font-style="italic" fo:font-weight="normal" style:font-size-asian="11pt" style:font-style-asian="italic" style:font-weight-asian="normal" style:text-scale="105%"/>
    </style:style>
    <style:style style:name="T670" style:family="text">
      <style:text-properties style:font-name="Times New Roman" fo:font-size="11pt" fo:letter-spacing="-0.028in" fo:font-weight="normal" style:font-size-asian="11pt" style:font-weight-asian="normal" style:text-scale="110%"/>
    </style:style>
    <style:style style:name="T671" style:family="text">
      <style:text-properties style:font-name="Times New Roman" fo:font-size="11pt" fo:letter-spacing="-0.0272in" fo:font-weight="normal" style:font-size-asian="11pt" style:font-weight-asian="normal" style:text-scale="110%"/>
    </style:style>
    <style:style style:name="T672" style:family="text">
      <style:text-properties style:font-name="Times New Roman" fo:font-size="11pt" fo:letter-spacing="-0.0173in" fo:font-weight="normal" style:font-size-asian="11pt" style:font-weight-asian="normal" style:text-scale="110%"/>
    </style:style>
    <style:style style:name="T673" style:family="text">
      <style:text-properties style:font-name="Times New Roman" fo:font-size="31pt" fo:letter-spacing="-0.0008in" fo:font-weight="bold" style:font-size-asian="31pt" style:font-weight-asian="bold" style:text-scale="100%"/>
    </style:style>
    <style:style style:name="T674" style:family="text">
      <style:text-properties style:font-name="Times New Roman" fo:font-size="31pt" fo:letter-spacing="normal" fo:font-weight="bold" style:font-size-asian="31pt" style:font-weight-asian="bold" style:text-scale="100%"/>
    </style:style>
    <style:style style:name="T675" style:family="text">
      <style:text-properties style:font-name="Monotype Corsiva" fo:font-size="18pt" fo:letter-spacing="normal" fo:font-style="italic" fo:font-weight="normal" style:font-size-asian="18pt" style:font-style-asian="italic" style:font-weight-asian="normal" style:text-scale="100%"/>
    </style:style>
    <style:style style:name="T676" style:family="text">
      <style:text-properties style:font-name="Monotype Corsiva" fo:font-size="18pt" fo:letter-spacing="-0.0091in" fo:font-style="italic" fo:font-weight="normal" style:font-size-asian="18pt" style:font-style-asian="italic" style:font-weight-asian="normal" style:text-scale="100%"/>
    </style:style>
    <style:style style:name="T677" style:family="text">
      <style:text-properties style:font-name="Monotype Corsiva" fo:font-size="18pt" fo:letter-spacing="-0.0071in" fo:font-style="italic" fo:font-weight="normal" style:font-size-asian="18pt" style:font-style-asian="italic" style:font-weight-asian="normal" style:text-scale="100%"/>
    </style:style>
    <style:style style:name="T678" style:family="text">
      <style:text-properties style:font-name="Monotype Corsiva" fo:font-size="18pt" fo:letter-spacing="-0.0055in" fo:font-style="italic" fo:font-weight="normal" style:font-size-asian="18pt" style:font-style-asian="italic" style:font-weight-asian="normal" style:text-scale="100%"/>
    </style:style>
    <style:style style:name="T679" style:family="text">
      <style:text-properties style:font-name="Monotype Corsiva" fo:font-size="18pt" fo:letter-spacing="-0.0008in" fo:font-style="italic" fo:font-weight="normal" style:font-size-asian="18pt" style:font-style-asian="italic" style:font-weight-asian="normal" style:text-scale="100%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0.74pt solid #000000" style:writing-mode="lr-tb">
        <style:background-image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ge" fo:background-color="#ffffff" style:background-transparency="100%" fo:padding="0in" fo:border="0.74pt solid #000000" style:writing-mode="lr-tb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37"/>
        <text:p text:style-name="P9"/>
        <text:p text:style-name="P9"/>
        <text:p text:style-name="P9"/>
        <text:p text:style-name="P9"/>
        <text:p text:style-name="P9"/>
        <text:p text:style-name="P9"/>
        <text:p text:style-name="P11"/>
        <text:p text:style-name="P12"><text:span text:style-name="T1">КЫРГЫЗ-</text:span><text:span text:style-name="T3">Т</text:span><text:span text:style-name="T4">ªР</text:span><text:span text:style-name="T1">К</text:span><text:span text:style-name="T6"> </text:span><text:span text:style-name="T1">«МАНАС»</text:span><text:span text:style-name="T6"> </text:span><text:span text:style-name="T1">УНИВЕРСИТЕТИНИН</text:span><text:span text:style-name="T7"> </text:span><text:span text:style-name="T1">БА</text:span><text:span text:style-name="T3">С</text:span><text:span text:style-name="T1">ЫЛМАЛАР</text:span><text:span text:style-name="T8">Ы</text:span><text:span text:style-name="T1">:</text:span><text:span text:style-name="T10"> </text:span><text:span text:style-name="T4">74</text:span></text:p>
        <text:p text:style-name="P16"><text:span text:style-name="T2">СӨЗ</text:span><text:span text:style-name="T5">Дª</text:span><text:span text:style-name="T2">К</text:span><text:span text:style-name="T11"> </text:span><text:span text:style-name="T2">СЕРИЯ</text:span><text:span text:style-name="T12">С</text:span><text:span text:style-name="T9">Ы</text:span><text:span text:style-name="T2">:</text:span><text:span text:style-name="T11"> </text:span><text:span text:style-name="T2">2</text:span>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17"/>
        <text:p text:style-name="P20"><text:span text:style-name="T13">Т</text:span><text:span text:style-name="T15">ª</text:span><text:span text:style-name="T13">РКЧӨ</text:span><text:span text:style-name="T17"> </text:span><text:span text:style-name="T13">–</text:span><text:span text:style-name="T17"> </text:span><text:span text:style-name="T18">КЫРГЫЗЧА</text:span><text:span text:style-name="T16"> </text:span><text:span text:style-name="T14">СӨЗ</text:span><text:span text:style-name="T19">Д</text:span><text:span text:style-name="T14">ªК</text:span></text:p>
        <text:p text:style-name="P9"/>
        <text:p text:style-name="P9"/>
        <text:p text:style-name="P9"/>
        <text:p text:style-name="P18"/>
        <text:p text:style-name="P21"><text:span text:style-name="T20">50.000</text:span><text:span text:style-name="T23"> </text:span><text:span text:style-name="T20">с</text:span><text:span text:style-name="T24">µ</text:span><text:span text:style-name="T20">з</text:span></text:p>
        <text:p text:style-name="P9"/>
        <text:p text:style-name="P9"/>
        <text:p text:style-name="P9"/>
        <text:p text:style-name="P24"/>
        <text:p text:style-name="P25"><text:span text:style-name="T25">Түзгө</text:span><text:span text:style-name="T27">н</text:span><text:span text:style-name="T22">:</text:span><text:span text:style-name="T29"> </text:span><text:span text:style-name="T21">Г</text:span><text:span text:style-name="T25">º</text:span><text:span text:style-name="T21">лзура</text:span><text:span text:style-name="T30"> </text:span><text:span text:style-name="T21">Жумакунова</text:span></text:p>
        <text:p text:style-name="P26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32"><text:span text:style-name="T34">БИШКЕ</text:span><text:span text:style-name="T37">К</text:span><text:span text:style-name="T34">-2005</text:span></text:p>
      </text:section>
      <text:p text:style-name="P92"/>
      <text:p text:style-name="P9"/>
      <text:p text:style-name="P9"/>
      <text:p text:style-name="P9"/>
      <text:p text:style-name="P9"/>
      <text:p text:style-name="P9"/>
      <text:p text:style-name="P9"/>
      <text:p text:style-name="P38"/>
      <text:p text:style-name="P41"><text:span text:style-name="T58">УД</text:span><text:span text:style-name="T66">К</text:span><text:span text:style-name="T78"> </text:span><text:span text:style-name="T66">8</text:span><text:span text:style-name="T80">0</text:span><text:span text:style-name="T66">/81</text:span></text:p>
      <text:p text:style-name="P42"><text:span text:style-name="T58">ББ</text:span><text:span text:style-name="T66">К</text:span><text:span text:style-name="T87"> </text:span><text:span text:style-name="T80">8</text:span><text:span text:style-name="T66">1</text:span><text:span text:style-name="T80">.</text:span><text:span text:style-name="T66">2</text:span><text:span text:style-name="T80">-4</text:span></text:p>
      <text:p text:style-name="P59"><text:span text:style-name="T66">Т</text:span><text:span text:style-name="T89"> </text:span><text:span text:style-name="T66">92</text:span></text:p>
      <text:p text:style-name="P9"/>
      <text:p text:style-name="P18"/>
      <text:p text:style-name="P43"><text:span text:style-name="T38">Кыргыз </text:span><text:span text:style-name="T42"><text:s/></text:span><text:span text:style-name="T38">Республика</text:span><text:span text:style-name="T44">с</text:span><text:span text:style-name="T38">ынын </text:span><text:span text:style-name="T47"><text:s/></text:span><text:span text:style-name="T38">Би</text:span><text:span text:style-name="T44">л</text:span><text:span text:style-name="T38">им </text:span><text:span text:style-name="T48"><text:s/></text:span><text:span text:style-name="T35">бе</text:span><text:span text:style-name="T38">р‰‰ <text:s/>министирлиги </text:span><text:span text:style-name="T49"><text:s/></text:span><text:span text:style-name="T38">тарабынан</text:span></text:p>
      <text:p text:style-name="P60"><text:span text:style-name="T36">«Филоло</text:span><text:span text:style-name="T39">ги</text:span><text:span text:style-name="T50">я</text:span><text:span text:style-name="T39">» </text:span><text:span text:style-name="T51"><text:s/></text:span><text:span text:style-name="T39">адис</text:span><text:span text:style-name="T45">т</text:span><text:span text:style-name="T39">иги </text:span><text:span text:style-name="T52"><text:s/></text:span><text:span text:style-name="T39">боюнча </text:span><text:span text:style-name="T52"><text:s/></text:span><text:span text:style-name="T39">ко</text:span><text:span text:style-name="T45">ш</text:span><text:span text:style-name="T39">умча </text:span><text:span text:style-name="T52"><text:s/></text:span><text:span text:style-name="T39">окуу </text:span><text:span text:style-name="T53"><text:s/></text:span><text:span text:style-name="T36">к</text:span><text:span text:style-name="T39">уралы </text:span><text:span text:style-name="T53"><text:s/></text:span><text:span text:style-name="T39">ка</text:span><text:span text:style-name="T45">т</text:span><text:span text:style-name="T39">ары</text:span><text:span text:style-name="T40"> </text:span><text:span text:style-name="T39">басып</text:span><text:span text:style-name="T54"> </text:span><text:span text:style-name="T36">чыгарууг</text:span><text:span text:style-name="T39">а</text:span><text:span text:style-name="T55"> </text:span><text:span text:style-name="T36">суну</text:span><text:span text:style-name="T39">ш</text:span><text:span text:style-name="T54"> </text:span><text:span text:style-name="T39">кылын</text:span><text:span text:style-name="T45">д</text:span><text:span text:style-name="T50">ы</text:span><text:span text:style-name="T39">.</text:span></text:p>
      <text:p text:style-name="P63"><text:span text:style-name="T41">Буйрук</text:span><text:span text:style-name="T56"> </text:span><text:span text:style-name="T41">№</text:span><text:span text:style-name="T56"> </text:span><text:span text:style-name="T46">422163</text:span></text:p>
      <text:p text:style-name="P66"/>
      <text:p text:style-name="P9"/>
      <text:p text:style-name="P55"><text:span text:style-name="T112">Рецензиялаганда</text:span><text:span text:style-name="T167">р</text:span><text:span text:style-name="T112">:</text:span></text:p>
      <text:p text:style-name="P68"><text:span text:style-name="T112">Кыргыз</text:span><text:span text:style-name="T187"> </text:span><text:span text:style-name="T195">И</text:span><text:span text:style-name="T112">А</text:span><text:span text:style-name="T195">ны</text:span><text:span text:style-name="T112">н</text:span><text:span text:style-name="T216"> </text:span><text:span text:style-name="T112">академиги</text:span><text:span text:style-name="T223"> </text:span><text:span text:style-name="T195">п</text:span><text:span text:style-name="T112">р</text:span><text:span text:style-name="T195">офес</text:span><text:span text:style-name="T167">с</text:span><text:span text:style-name="T195">о</text:span><text:span text:style-name="T112">р</text:span><text:span text:style-name="T227"> </text:span><text:span text:style-name="T195">Б</text:span><text:span text:style-name="T112">.¤.</text:span><text:span text:style-name="T187"> </text:span><text:span text:style-name="T112">Орузбаев</text:span><text:span text:style-name="T167">а</text:span><text:span text:style-name="T112">,</text:span><text:span text:style-name="T113"> </text:span><text:span text:style-name="T195">п</text:span><text:span text:style-name="T112">р</text:span><text:span text:style-name="T195">офес</text:span><text:span text:style-name="T167">с</text:span><text:span text:style-name="T195">о</text:span><text:span text:style-name="T112">р</text:span><text:span text:style-name="T233"> </text:span><text:span text:style-name="T195">С</text:span><text:span text:style-name="T112">.</text:span><text:span text:style-name="T195">Ж</text:span><text:span text:style-name="T112">.</text:span><text:span text:style-name="T187"> </text:span><text:span text:style-name="T195">Ж</text:span><text:span text:style-name="T112">и</text:span><text:span text:style-name="T195">ги</text:span><text:span text:style-name="T112">т</text:span><text:span text:style-name="T195">о</text:span><text:span text:style-name="T112">в</text:span></text:p>
      <text:p text:style-name="P27"/>
      <text:p text:style-name="P9"/>
      <text:p text:style-name="P9"/>
      <text:p text:style-name="P43"><text:span text:style-name="T114">Т</text:span><text:span text:style-name="T240"> </text:span><text:span text:style-name="T196">9</text:span><text:span text:style-name="T114">2</text:span><text:span text:style-name="T247"> </text:span><text:span text:style-name="T252">Т</text:span><text:span text:style-name="T130">‰р</text:span><text:span text:style-name="T252">к</text:span><text:span text:style-name="T130">ч</text:span><text:span text:style-name="T206">ө</text:span><text:span text:style-name="T130">-</text:span><text:span text:style-name="T252">кыргызч</text:span><text:span text:style-name="T130">а</text:span><text:span text:style-name="T271"> </text:span><text:span text:style-name="T130">сөз</text:span><text:span text:style-name="T206">д</text:span><text:span text:style-name="T130">‰к</text:span><text:span text:style-name="T242"> </text:span><text:span text:style-name="T131">/</text:span><text:span text:style-name="T278"> </text:span><text:span text:style-name="T114">т</text:span><text:span text:style-name="T168">‰</text:span><text:span text:style-name="T114">з.</text:span><text:span text:style-name="T247"> </text:span><text:span text:style-name="T255">Г</text:span><text:span text:style-name="T114">.Жумакунова.</text:span><text:span text:style-name="T240"> </text:span><text:span text:style-name="T115">–</text:span><text:span text:style-name="T280"> </text:span><text:span text:style-name="T196">Б</text:span><text:span text:style-name="T255">.</text:span><text:span text:style-name="T114">:</text:span><text:span text:style-name="T247"> </text:span><text:span text:style-name="T115">–</text:span><text:span text:style-name="T280"> </text:span><text:span text:style-name="T196">100</text:span><text:span text:style-name="T114">0</text:span><text:span text:style-name="T240"> </text:span><text:span text:style-name="T114">б.</text:span></text:p>
      <text:p text:style-name="P9"/>
      <text:p text:style-name="P18"/>
      <text:p text:style-name="P43"><text:span text:style-name="T67">ISBN</text:span><text:span text:style-name="T79"> </text:span><text:span text:style-name="T67">9</text:span><text:span text:style-name="T59">9</text:span><text:span text:style-name="T67">67-</text:span><text:span text:style-name="T59">2</text:span><text:span text:style-name="T67">2-903</text:span><text:span text:style-name="T81">-</text:span><text:span text:style-name="T67">9</text:span></text:p>
      <text:p text:style-name="P9"/>
      <text:p text:style-name="P9"/>
      <text:p text:style-name="P69"/>
      <text:p text:style-name="P72"><text:span text:style-name="T112">“Түркчө-кыргызча</text:span><text:span text:style-name="T287"> </text:span><text:span text:style-name="T112">с</text:span><text:span text:style-name="T195">ө</text:span><text:span text:style-name="T112">здү</text:span><text:span text:style-name="T167">к</text:span><text:span text:style-name="T112">”</text:span><text:span text:style-name="T291"> </text:span><text:span text:style-name="T112">кылымдар</text:span><text:span text:style-name="T287"> </text:span><text:span text:style-name="T167">б</text:span><text:span text:style-name="T195">о</text:span><text:span text:style-name="T112">ю</text:span><text:span text:style-name="T295"> </text:span><text:span text:style-name="T195">бир</text:span><text:span text:style-name="T167">и</text:span><text:span text:style-name="T112">-б</text:span><text:span text:style-name="T167">и</text:span><text:span text:style-name="T112">ринен</text:span><text:span text:style-name="T287"> </text:span><text:span text:style-name="T112">узак</text:span><text:span text:style-name="T116"> </text:span><text:span text:style-name="T112">жашаган</text:span><text:span text:style-name="T300"> </text:span><text:span text:style-name="T112">эки</text:span><text:span text:style-name="T303"> </text:span><text:span text:style-name="T195">т</text:span><text:span text:style-name="T167">ү</text:span><text:span text:style-name="T195">р</text:span><text:span text:style-name="T112">к</text:span><text:span text:style-name="T306"> </text:span><text:span text:style-name="T195">т</text:span><text:span text:style-name="T112">или</text:span><text:span text:style-name="T195">ни</text:span><text:span text:style-name="T112">н:</text:span><text:span text:style-name="T303"> </text:span><text:span text:style-name="T112">огуз</text:span><text:span text:style-name="T309"> </text:span><text:span text:style-name="T195">ти</text:span><text:span text:style-name="T112">л</text:span><text:span text:style-name="T306"> </text:span><text:span text:style-name="T112">тобун</text:span><text:span text:style-name="T167">у</text:span><text:span text:style-name="T112">н</text:span><text:span text:style-name="T303"> </text:span><text:span text:style-name="T112">өкүлү</text:span><text:span text:style-name="T313"> </text:span><text:span text:style-name="T112">Тү</text:span><text:span text:style-name="T195">р</text:span><text:span text:style-name="T112">кия</text:span><text:span text:style-name="T306"> </text:span><text:span text:style-name="T112">тү</text:span><text:span text:style-name="T195">р</text:span><text:span text:style-name="T112">кчөсү</text:span><text:span text:style-name="T117"> </text:span><text:span text:style-name="T112">менен</text:span><text:span text:style-name="T317"> </text:span><text:span text:style-name="T112">кыпчак</text:span><text:span text:style-name="T300"> </text:span><text:span text:style-name="T195">ти</text:span><text:span text:style-name="T112">л</text:span><text:span text:style-name="T319"> </text:span><text:span text:style-name="T112">тоб</text:span><text:span text:style-name="T167">у</text:span><text:span text:style-name="T112">нун</text:span><text:span text:style-name="T300"> </text:span><text:span text:style-name="T112">өкүлү</text:span><text:span text:style-name="T300"> </text:span><text:span text:style-name="T112">кыргыз</text:span><text:span text:style-name="T319"> </text:span><text:span text:style-name="T112">т</text:span><text:span text:style-name="T167">ү</text:span><text:span text:style-name="T112">ркчөсүнүн</text:span><text:span text:style-name="T303"> </text:span><text:span text:style-name="T167">б</text:span><text:span text:style-name="T112">ү</text:span><text:span text:style-name="T256">г</text:span><text:span text:style-name="T112">ү</text:span><text:span text:style-name="T195">н</text:span><text:span text:style-name="T112">кү</text:span><text:span text:style-name="T300"> </text:span><text:span text:style-name="T112">адабий </text:span><text:span text:style-name="T195">тилдер</text:span><text:span text:style-name="T167">и</text:span><text:span text:style-name="T195">ни</text:span><text:span text:style-name="T112">н</text:span><text:span text:style-name="T325"> </text:span><text:span text:style-name="T112">мисалында</text:span><text:span text:style-name="T327"> </text:span><text:span text:style-name="T112">бул</text:span><text:span text:style-name="T309"> </text:span><text:span text:style-name="T195">ти</text:span><text:span text:style-name="T112">л</text:span><text:span text:style-name="T256">д</text:span><text:span text:style-name="T195">ерди</text:span><text:span text:style-name="T112">н</text:span><text:span text:style-name="T325"> </text:span><text:span text:style-name="T195">өнү</text:span><text:span text:style-name="T167">гү</text:span><text:span text:style-name="T112">ш,</text:span><text:span text:style-name="T309"> </text:span><text:span text:style-name="T195">өзг</text:span><text:span text:style-name="T167">ө</text:span><text:span text:style-name="T195">р</text:span><text:span text:style-name="T167">ү</text:span><text:span text:style-name="T112">ш</text:span><text:span text:style-name="T325"> </text:span><text:span text:style-name="T112">пр</text:span><text:span text:style-name="T167">о</text:span><text:span text:style-name="T195">ц</text:span><text:span text:style-name="T112">есст</text:span><text:span text:style-name="T167">е</text:span><text:span text:style-name="T112">рин,</text:span><text:span text:style-name="T113"> </text:span><text:span text:style-name="T195">орто</text:span><text:span text:style-name="T112">к</text:span><text:span text:style-name="T195"> </text:span><text:span text:style-name="T112">жана</text:span><text:span text:style-name="T256"> </text:span><text:span text:style-name="T112">айырмалуу тараптарын </text:span><text:span text:style-name="T195">кеңир</text:span><text:span text:style-name="T112">и чагылдырып</text:span><text:span text:style-name="T256"> </text:span><text:span text:style-name="T112">б</text:span><text:span text:style-name="T167">е</text:span><text:span text:style-name="T112">рет.</text:span></text:p>
      <text:p text:style-name="P80"><text:span text:style-name="T195">Сөздү</text:span><text:span text:style-name="T112">к о</text:span><text:span text:style-name="T195">ш</text:span><text:span text:style-name="T112">онд</text:span><text:span text:style-name="T195">о</text:span><text:span text:style-name="T112">й</text:span><text:span text:style-name="T167"> </text:span><text:span text:style-name="T112">эле</text:span><text:span text:style-name="T167"> </text:span><text:span text:style-name="T195">т</text:span><text:span text:style-name="T167">ү</text:span><text:span text:style-name="T195">р</text:span><text:span text:style-name="T112">к</text:span><text:span text:style-name="T167"> </text:span><text:span text:style-name="T39">жана</text:span><text:span text:style-name="T36"> </text:span><text:span text:style-name="T39">кыргыз</text:span><text:span text:style-name="T43"> </text:span><text:span text:style-name="T39">тилдерин</text:span><text:span text:style-name="T57"> </text:span><text:span text:style-name="T195">үйрөн</text:span><text:span text:style-name="T167">үү</text:span><text:span text:style-name="T112">,</text:span><text:span text:style-name="T195"> </text:span><text:span text:style-name="T112">үйрөтү</text:span><text:span text:style-name="T167">ү</text:span><text:span text:style-name="T112">,</text:span></text:p>
      <text:p text:style-name="P45"><text:span text:style-name="T195">түр</text:span><text:span text:style-name="T112">к</text:span><text:span text:style-name="T330"> </text:span><text:span text:style-name="T195">тили</text:span><text:span text:style-name="T112">н</text:span><text:span text:style-name="T256">д</text:span><text:span text:style-name="T112">е</text:span><text:span text:style-name="T332"> </text:span><text:span text:style-name="T112">жарык</text:span><text:span text:style-name="T330"> </text:span><text:span text:style-name="T167">к</text:span><text:span text:style-name="T195">өр</text:span><text:span text:style-name="T167">г</text:span><text:span text:style-name="T195">ө</text:span><text:span text:style-name="T112">н</text:span><text:span text:style-name="T330"> </text:span><text:span text:style-name="T195">көр</text:span><text:span text:style-name="T112">к</text:span><text:span text:style-name="T195">ө</text:span><text:span text:style-name="T167">м</text:span><text:span text:style-name="T112">,</text:span><text:span text:style-name="T309"> </text:span><text:span text:style-name="T112">илими</text:span><text:span text:style-name="T167">й</text:span><text:span text:style-name="T112">-</text:span><text:span text:style-name="T195">п</text:span><text:span text:style-name="T167">о</text:span><text:span text:style-name="T195">пулярд</text:span><text:span text:style-name="T112">уу</text:span><text:span text:style-name="T337"> </text:span><text:span text:style-name="T195">ж</text:span><text:span text:style-name="T112">.б.</text:span><text:span text:style-name="T327"> </text:span><text:span text:style-name="T112">адабия</text:span><text:span text:style-name="T167">т</text:span><text:span text:style-name="T112">-</text:span></text:p>
      <text:p text:style-name="P46"><text:span text:style-name="T195">тард</text:span><text:span text:style-name="T167">ы</text:span><text:span text:style-name="T112">, </text:span><text:span text:style-name="T340"><text:s/></text:span><text:span text:style-name="T112">басма </text:span><text:span text:style-name="T346"><text:s/></text:span><text:span text:style-name="T195">сө</text:span><text:span text:style-name="T112">з </text:span><text:span text:style-name="T340"><text:s/></text:span><text:span text:style-name="T112">материалдарын </text:span><text:span text:style-name="T351"><text:s/></text:span><text:span text:style-name="T112">оку</text:span><text:span text:style-name="T167">у</text:span><text:span text:style-name="T112">, </text:span><text:span text:style-name="T358"><text:s/></text:span><text:span text:style-name="T112">которуу </text:span><text:span text:style-name="T364"><text:s/></text:span><text:span text:style-name="T167">и</text:span><text:span text:style-name="T195">шт</text:span><text:span text:style-name="T167">е</text:span><text:span text:style-name="T195">р</text:span><text:span text:style-name="T112">и</text:span><text:span text:style-name="T195">н</text:span><text:span text:style-name="T256">д</text:span><text:span text:style-name="T112">е </text:span><text:span text:style-name="T372"><text:s/></text:span><text:span text:style-name="T112">пай</text:span><text:span text:style-name="T167">д</text:span><text:span text:style-name="T112">алуу</text:span></text:p>
      <text:p text:style-name="P47"><text:span text:style-name="T112">болмокч</text:span><text:span text:style-name="T167">у</text:span><text:span text:style-name="T112">. <text:s/></text:span><text:span text:style-name="T167"><text:s/></text:span><text:span text:style-name="T195">Сөздү</text:span><text:span text:style-name="T112">к</text:span><text:span text:style-name="T195">тө</text:span><text:span text:style-name="T112">н <text:s/></text:span><text:span text:style-name="T378"><text:s/></text:span><text:span text:style-name="T195">түрк</text:span><text:span text:style-name="T167">о</text:span><text:span text:style-name="T195">л</text:span><text:span text:style-name="T256">о</text:span><text:span text:style-name="T112">г <text:s/></text:span><text:span text:style-name="T383"><text:s/></text:span><text:span text:style-name="T112">адисте</text:span><text:span text:style-name="T167">р</text:span><text:span text:style-name="T112">, <text:s/></text:span><text:span text:style-name="T390"><text:s/></text:span><text:span text:style-name="T112">котормочула</text:span><text:span text:style-name="T167">р</text:span><text:span text:style-name="T112">, <text:s/></text:span><text:span text:style-name="T390"><text:s/></text:span><text:span text:style-name="T112">мугал</text:span><text:span text:style-name="T167">и</text:span><text:span text:style-name="T112">мде</text:span><text:span text:style-name="T390">р</text:span><text:span text:style-name="T112">,</text:span></text:p>
      <text:p text:style-name="P46"><text:span text:style-name="T195">дип</text:span><text:span text:style-name="T112">л</text:span><text:span text:style-name="T195">оматт</text:span><text:span text:style-name="T167">ар</text:span><text:span text:style-name="T112">,</text:span><text:span text:style-name="T399"> </text:span><text:span text:style-name="T112">чыг</text:span><text:span text:style-name="T167">ы</text:span><text:span text:style-name="T112">ш</text:span><text:span text:style-name="T399"> </text:span><text:span text:style-name="T112">таануу </text:span><text:span text:style-name="T167"><text:s/></text:span><text:span text:style-name="T112">факультеттеринин </text:span><text:span text:style-name="T390"><text:s/></text:span><text:span text:style-name="T112">студенттер</text:span><text:span text:style-name="T390">и</text:span><text:span text:style-name="T112">,</text:span><text:span text:style-name="T400"> </text:span><text:span text:style-name="T112">басма <text:s/></text:span><text:span text:style-name="T195">с</text:span><text:span text:style-name="T167">ө</text:span><text:span text:style-name="T112">з</text:span></text:p>
      <text:p text:style-name="P46"><text:span text:style-name="T112">кызматкерлери</text:span><text:span text:style-name="T187"> </text:span><text:span text:style-name="T112">жана</text:span><text:span text:style-name="T187"> </text:span><text:span text:style-name="T195">т</text:span><text:span text:style-name="T167">ү</text:span><text:span text:style-name="T195">р</text:span><text:span text:style-name="T112">к,</text:span><text:span text:style-name="T401"> </text:span><text:span text:style-name="T112">кыргыз</text:span><text:span text:style-name="T216"> </text:span><text:span text:style-name="T195">тилдер</text:span><text:span text:style-name="T167">и</text:span><text:span text:style-name="T195">н</text:span><text:span text:style-name="T112">е</text:span><text:span text:style-name="T216"> </text:span><text:span text:style-name="T112">кызыккан</text:span><text:span text:style-name="T187"> </text:span><text:span text:style-name="T112">коомчулуктун</text:span><text:span text:style-name="T407"> </text:span><text:span text:style-name="T112">ар</text:span></text:p>
      <text:p text:style-name="P47"><text:span text:style-name="T112">кандай</text:span><text:span text:style-name="T414"> </text:span><text:span text:style-name="T195">өкүлдөр</text:span><text:span text:style-name="T112">ү</text:span><text:span text:style-name="T332"> </text:span><text:span text:style-name="T112">пайдалана</text:span><text:span text:style-name="T256"> </text:span><text:span text:style-name="T112">алышат.</text:span></text:p>
      <text:p text:style-name="P88"/>
      <text:p text:style-name="P9"/>
      <text:p text:style-name="P9"/>
      <text:p text:style-name="P9"/>
      <text:p text:style-name="P9"/>
      <text:p text:style-name="P44"><text:span text:style-name="T66">T</text:span><text:span text:style-name="T90"> </text:span><text:span text:style-name="T66">4</text:span><text:span text:style-name="T80">6</text:span><text:span text:style-name="T66">02</text:span><text:span text:style-name="T80">0</text:span><text:span text:style-name="T66">30</text:span><text:span text:style-name="T80">00</text:span><text:span text:style-name="T66">0-05<text:tab/></text:span><text:span text:style-name="T58">УД</text:span><text:span text:style-name="T66">К</text:span><text:span text:style-name="T78"> </text:span><text:span text:style-name="T66">8</text:span><text:span text:style-name="T80">0</text:span><text:span text:style-name="T66">/81</text:span></text:p>
      <text:p text:style-name="P91"><text:span text:style-name="T58">ББ</text:span><text:span text:style-name="T66">К</text:span><text:span text:style-name="T87"> </text:span><text:span text:style-name="T80">8</text:span><text:span text:style-name="T66">1</text:span><text:span text:style-name="T80">.</text:span><text:span text:style-name="T66">2</text:span><text:span text:style-name="T80">-4</text:span></text:p>
      <text:p text:style-name="P56"><text:span text:style-name="T67">ISBN</text:span><text:span text:style-name="T88"> </text:span><text:span text:style-name="T67">9</text:span><text:span text:style-name="T59">9</text:span><text:span text:style-name="T67">67-</text:span><text:span text:style-name="T59">2</text:span><text:span text:style-name="T67">2-903</text:span><text:span text:style-name="T81">-</text:span><text:span text:style-name="T67">9<text:tab/></text:span><text:span text:style-name="T63">©</text:span><text:span text:style-name="T74">КТМУ,</text:span><text:span text:style-name="T91"> </text:span><text:span text:style-name="T63">2005</text:span></text:p>
      <text:p text:style-name="P101"/>
      <text:p text:style-name="P9"/>
      <text:p text:style-name="P9"/>
      <text:p text:style-name="P9"/>
      <text:p text:style-name="P9"/>
      <text:p text:style-name="P9"/>
      <text:p text:style-name="P9"/>
      <text:p text:style-name="P93"/>
      <text:p text:style-name="P94"><text:span text:style-name="T206">KI</text:span><text:span text:style-name="T130">R</text:span><text:span text:style-name="T206">G</text:span><text:span text:style-name="T393">I</text:span><text:span text:style-name="T252">Z</text:span><text:span text:style-name="T206">İS</text:span><text:span text:style-name="T176">T</text:span><text:span text:style-name="T206">AN-</text:span><text:span text:style-name="T176">T</text:span><text:span text:style-name="T206">ÜR</text:span><text:span text:style-name="T130">KİYE</text:span><text:span text:style-name="T422"> </text:span><text:span text:style-name="T130">MAN</text:span><text:span text:style-name="T206">A</text:span><text:span text:style-name="T130">S</text:span><text:span text:style-name="T427"> </text:span><text:span text:style-name="T130">Ü</text:span><text:span text:style-name="T206">N</text:span><text:span text:style-name="T130">İ</text:span><text:span text:style-name="T206">VER</text:span><text:span text:style-name="T130">Sİ</text:span><text:span text:style-name="T176">T</text:span><text:span text:style-name="T206">E</text:span><text:span text:style-name="T130">Sİ</text:span><text:span text:style-name="T422"> </text:span><text:span text:style-name="T130">YAYIN</text:span><text:span text:style-name="T206">L</text:span><text:span text:style-name="T130">ARI:</text:span><text:span text:style-name="T427"> </text:span><text:span text:style-name="T130">74</text:span><text:span text:style-name="T132"> </text:span><text:span text:style-name="T130">SÖ</text:span><text:span text:style-name="T252">Z</text:span><text:span text:style-name="T176">L</text:span><text:span text:style-name="T130">ÜK</text:span><text:span text:style-name="T435"> </text:span><text:span text:style-name="T130">Dİ</text:span><text:span text:style-name="T252">Z</text:span><text:span text:style-name="T130">İS</text:span><text:span text:style-name="T206">İ</text:span><text:span text:style-name="T130">:</text:span><text:span text:style-name="T435"> </text:span><text:span text:style-name="T130">2</text:span></text:p>
      <text:p text:style-name="P8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5"><text:span text:style-name="T673">TÜRKÇ</text:span><text:span text:style-name="T674">E</text:span><text:span text:style-name="T673"> </text:span><text:span text:style-name="T674">–</text:span><text:span text:style-name="T673"> KIRGIZCA SÖZLÜK</text:span></text:p>
      <text:p text:style-name="P9"/>
      <text:p text:style-name="P9"/>
      <text:p text:style-name="P9"/>
      <text:p text:style-name="P70"/>
      <text:p text:style-name="P13"><text:span text:style-name="T20">50.000</text:span><text:span text:style-name="T31"> </text:span><text:span text:style-name="T24">k</text:span><text:span text:style-name="T26">e</text:span><text:span text:style-name="T20">lime</text:span></text:p>
      <text:p text:style-name="P9"/>
      <text:p text:style-name="P9"/>
      <text:p text:style-name="P9"/>
      <text:p text:style-name="P19"/>
      <text:p text:style-name="P32"><text:span text:style-name="T26">H</text:span><text:span text:style-name="T28">a</text:span><text:span text:style-name="T24">z</text:span><text:span text:style-name="T20">ırlayan:</text:span><text:span text:style-name="T32"> </text:span><text:span text:style-name="T20">Gü</text:span><text:span text:style-name="T28">l</text:span><text:span text:style-name="T33">z</text:span><text:span text:style-name="T28">u</text:span><text:span text:style-name="T20">ra</text:span><text:span text:style-name="T32"> </text:span><text:span text:style-name="T20">CU</text:span><text:span text:style-name="T28">M</text:span><text:span text:style-name="T20">AKUNOVA</text:span></text:p>
      <text:p text:style-name="P9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span text:style-name="T34">B</text:span><text:span text:style-name="T37">İ</text:span><text:span text:style-name="T34">Ş</text:span><text:span text:style-name="T37">KEK-2005</text:span></text:p>
      <text:p text:style-name="P10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2"/>
      <text:p text:style-name="P104"><text:span text:style-name="T675">Эне</text:span><text:span text:style-name="T676"> </text:span><text:span text:style-name="T675">тилиме</text:span><text:span text:style-name="T676"> </text:span><text:span text:style-name="T675">эстелик</text:span></text:p>
      <text:p text:style-name="P90"/>
      <text:p text:style-name="P105"><text:span text:style-name="T675">Ana</text:span><text:span text:style-name="T677"> </text:span><text:span text:style-name="T675">dilime</text:span><text:span text:style-name="T678"> </text:span><text:span text:style-name="T675">arm</text:span><text:span text:style-name="T679">a</text:span><text:span text:style-name="T675">ğan</text:span></text:p>
      <text:p text:style-name="P11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7"/>
      <text:p text:style-name="P34"><text:span text:style-name="T83">КИРИ</text:span><text:span text:style-name="T75">Ш</text:span><text:span text:style-name="T92"> </text:span><text:span text:style-name="T75">С</text:span><text:span text:style-name="T83">Ө</text:span><text:span text:style-name="T75">З.</text:span></text:p>
      <text:p text:style-name="P9"/>
      <text:p text:style-name="P28"/>
      <text:p text:style-name="P73"><text:span text:style-name="T195">X</text:span><text:span text:style-name="T112">XI</text:span><text:span text:style-name="T442"> </text:span><text:span text:style-name="T112">кылымдын</text:span><text:span text:style-name="T446"> </text:span><text:span text:style-name="T112">босогосунда</text:span><text:span text:style-name="T452"> </text:span><text:span text:style-name="T112">эг</text:span><text:span text:style-name="T167">е</text:span><text:span text:style-name="T112">мендүүлүг</text:span><text:span text:style-name="T167">ү</text:span><text:span text:style-name="T195">н</text:span><text:span text:style-name="T112">ө</text:span><text:span text:style-name="T446"> </text:span><text:span text:style-name="T195">жет</text:span><text:span text:style-name="T167">и</text:span><text:span text:style-name="T195">ш</text:span><text:span text:style-name="T167">к</text:span><text:span text:style-name="T195">е</text:span><text:span text:style-name="T112">н</text:span><text:span text:style-name="T452"> </text:span><text:span text:style-name="T112">Кырг</text:span><text:span text:style-name="T167">ы</text:span><text:span text:style-name="T112">з</text:span><text:span text:style-name="T115"> </text:span><text:span text:style-name="T112">мамлекетинин</text:span><text:span text:style-name="T456"> </text:span><text:span text:style-name="T112">эœ</text:span><text:span text:style-name="T458"> </text:span><text:span text:style-name="T112">алды</text:span><text:span text:style-name="T456"> </text:span><text:span text:style-name="T112">менен</text:span><text:span text:style-name="T456"> </text:span><text:span text:style-name="T195">колг</text:span><text:span text:style-name="T112">о</text:span><text:span text:style-name="T291"> </text:span><text:span text:style-name="T112">алган</text:span><text:span text:style-name="T458"> </text:span><text:span text:style-name="T112">масел</text:span><text:span text:style-name="T167">е</text:span><text:span text:style-name="T112">леринин</text:span><text:span text:style-name="T287"> </text:span><text:span text:style-name="T167">б</text:span><text:span text:style-name="T112">и</text:span><text:span text:style-name="T195">р</text:span><text:span text:style-name="T112">и</text:span><text:span text:style-name="T118"> </text:span><text:span text:style-name="T112">Кыргызстандын</text:span><text:span text:style-name="T460"> </text:span><text:span text:style-name="T195">т</text:span><text:span text:style-name="T167">ү</text:span><text:span text:style-name="T195">пкү</text:span><text:span text:style-name="T112">л</text:span><text:span text:style-name="T195">үктү</text:span><text:span text:style-name="T112">ү</text:span><text:span text:style-name="T378"> </text:span><text:span text:style-name="T112">калкы</text:span><text:span text:style-name="T460"> </text:span><text:span text:style-name="T112">-</text:span><text:span text:style-name="T167"> </text:span><text:span text:style-name="T112">кыргыз</text:span><text:span text:style-name="T167">д</text:span><text:span text:style-name="T112">ардын</text:span><text:span text:style-name="T460"> </text:span><text:span text:style-name="T112">улуттук</text:span><text:span text:style-name="T378"> </text:span><text:span text:style-name="T195">тил</text:span><text:span text:style-name="T112">и</text:span><text:span text:style-name="T390"> </text:span><text:span text:style-name="T112">болгон</text:span><text:span text:style-name="T117"> </text:span><text:span text:style-name="T112">кыргыз</text:span><text:span text:style-name="T442"> </text:span><text:span text:style-name="T195">ти</text:span><text:span text:style-name="T112">ли</text:span><text:span text:style-name="T195">н</text:span><text:span text:style-name="T112">е</text:span><text:span text:style-name="T467"> </text:span><text:span text:style-name="T112">мамлекеттик</text:span><text:span text:style-name="T446"> </text:span><text:span text:style-name="T195">ти</text:span><text:span text:style-name="T112">л</text:span><text:span text:style-name="T467"> </text:span><text:span text:style-name="T112">статусунун</text:span><text:span text:style-name="T446"> </text:span><text:span text:style-name="T195">берил</text:span><text:span text:style-name="T167">и</text:span><text:span text:style-name="T195">ш</text:span><text:span text:style-name="T112">и</text:span><text:span text:style-name="T452"> </text:span><text:span text:style-name="T195">болд</text:span><text:span text:style-name="T167">у</text:span><text:span text:style-name="T112">.</text:span><text:span text:style-name="T469"> </text:span><text:span text:style-name="T112">Муну</text:span><text:span text:style-name="T116"> </text:span><text:span text:style-name="T112">менен</text:span><text:span text:style-name="T233"> </text:span><text:span text:style-name="T112">катар</text:span><text:span text:style-name="T358"> </text:span><text:span text:style-name="T112">кыргыз</text:span><text:span text:style-name="T364"> </text:span><text:span text:style-name="T112">тилин</text:span><text:span text:style-name="T340"> </text:span><text:span text:style-name="T112">бир</text:span><text:span text:style-name="T233"> </text:span><text:span text:style-name="T112">эгемендүү</text:span><text:span text:style-name="T340"> </text:span><text:span text:style-name="T112">мамлекеттин</text:span><text:span text:style-name="T372"> </text:span><text:span text:style-name="T195">тил</text:span><text:span text:style-name="T112">и</text:span><text:span text:style-name="T340"> </text:span><text:span text:style-name="T195">кат</text:span><text:span text:style-name="T167">а</text:span><text:span text:style-name="T195">ры</text:span><text:span text:style-name="T197"> </text:span><text:span text:style-name="T195">өлкөнү</text:span><text:span text:style-name="T112">н</text:span><text:span text:style-name="T476"> </text:span><text:span text:style-name="T112">бүгүнкү</text:span><text:span text:style-name="T476"> </text:span><text:span text:style-name="T112">күндөгү</text:span><text:span text:style-name="T476"> </text:span><text:span text:style-name="T195">ти</text:span><text:span text:style-name="T112">л</text:span><text:span text:style-name="T313"> </text:span><text:span text:style-name="T112">жа</text:span><text:span text:style-name="T167">а</text:span><text:span text:style-name="T195">т</text:span><text:span text:style-name="T112">ындагы</text:span><text:span text:style-name="T313"> </text:span><text:span text:style-name="T112">бүтүндөй</text:span><text:span text:style-name="T458"> </text:span><text:span text:style-name="T195">жү</text:span><text:span text:style-name="T167">г</text:span><text:span text:style-name="T112">үн</text:span><text:span text:style-name="T481"> </text:span><text:span text:style-name="T112">аркалай</text:span><text:span text:style-name="T313"> </text:span><text:span text:style-name="T112">ала</text:span><text:span text:style-name="T119"> </text:span><text:span text:style-name="T112">турга</text:span><text:span text:style-name="T167">н</text:span><text:span text:style-name="T112">,</text:span><text:span text:style-name="T295"> </text:span><text:span text:style-name="T112">кыргыз</text:span><text:span text:style-name="T487"> </text:span><text:span text:style-name="T112">коомч</text:span><text:span text:style-name="T167">у</text:span><text:span text:style-name="T112">лугунун</text:span><text:span text:style-name="T317"> </text:span><text:span text:style-name="T112">с</text:span><text:span text:style-name="T167">а</text:span><text:span text:style-name="T112">ясий,</text:span><text:span text:style-name="T487"> </text:span><text:span text:style-name="T112">экономикалы</text:span><text:span text:style-name="T167">к</text:span><text:span text:style-name="T112">,</text:span><text:span text:style-name="T295"> </text:span><text:span text:style-name="T167">c</text:span><text:span text:style-name="T112">оциалдык</text:span><text:span text:style-name="T319"> </text:span><text:span text:style-name="T112">жана</text:span><text:span text:style-name="T119"> </text:span><text:span text:style-name="T112">маданий</text:span><text:span text:style-name="T383"> </text:span><text:span text:style-name="T112">ыктыяждарын</text:span><text:span text:style-name="T489"> </text:span><text:span text:style-name="T195">толу</text:span><text:span text:style-name="T112">к</text:span><text:span text:style-name="T383"> </text:span><text:span text:style-name="T112">камсыз</text:span><text:span text:style-name="T383"> </text:span><text:span text:style-name="T112">кыла</text:span><text:span text:style-name="T383"> </text:span><text:span text:style-name="T112">ала</text:span><text:span text:style-name="T378"> </text:span><text:span text:style-name="T112">турган</text:span><text:span text:style-name="T378"> </text:span><text:span text:style-name="T195">дар</text:span><text:span text:style-name="T167">е</text:span><text:span text:style-name="T195">меттү</text:span><text:span text:style-name="T390">ү</text:span><text:span text:style-name="T112">,</text:span><text:span text:style-name="T390"> </text:span><text:span text:style-name="T112">кү</text:span><text:span text:style-name="T167">ч</text:span><text:span text:style-name="T195">т</text:span><text:span text:style-name="T112">үү </text:span><text:span text:style-name="T195">тилг</text:span><text:span text:style-name="T112">е</text:span><text:span text:style-name="T287"> </text:span><text:span text:style-name="T112">айландыр</text:span><text:span text:style-name="T167">ы</text:span><text:span text:style-name="T112">ш</text:span><text:span text:style-name="T295"> </text:span><text:span text:style-name="T167">м</text:span><text:span text:style-name="T112">аселеси</text:span><text:span text:style-name="T287"> </text:span><text:span text:style-name="T112">бүтүндөй</text:span><text:span text:style-name="T317"> </text:span><text:span text:style-name="T112">кыргыз</text:span><text:span text:style-name="T291"> </text:span><text:span text:style-name="T112">айд</text:span><text:span text:style-name="T390">ы</text:span><text:span text:style-name="T256">œ</text:span><text:span text:style-name="T112">дарын</text:span><text:span text:style-name="T167">а</text:span><text:span text:style-name="T112">,</text:span><text:span text:style-name="T295"> </text:span><text:span text:style-name="T112">тилчи</text:span><text:span text:style-name="T116"> </text:span><text:span text:style-name="T112">адистерине</text:span><text:span text:style-name="T497"> </text:span><text:span text:style-name="T195">жүктө</text:span><text:span text:style-name="T112">л</text:span><text:span text:style-name="T195">гө</text:span><text:span text:style-name="T112">н</text:span><text:span text:style-name="T505"> </text:span><text:span text:style-name="T195">болд</text:span><text:span text:style-name="T167">у</text:span><text:span text:style-name="T112">.</text:span></text:p>
      <text:p text:style-name="P110"><text:span text:style-name="T112">Билинген</text:span><text:span text:style-name="T515"> </text:span><text:span text:style-name="T112">та</text:span><text:span text:style-name="T195">р</text:span><text:span text:style-name="T112">ы</text:span><text:span text:style-name="T256">х</text:span><text:span text:style-name="T112">ый</text:span><text:span text:style-name="T520"> </text:span><text:span text:style-name="T112">д</text:span><text:span text:style-name="T167">а</text:span><text:span text:style-name="T112">ректерде</text:span><text:span text:style-name="T523"> </text:span><text:span text:style-name="T112">б.</text:span><text:span text:style-name="T520"> </text:span><text:span text:style-name="T112">з.</text:span><text:span text:style-name="T515"> </text:span><text:span text:style-name="T112">ч.</text:span><text:span text:style-name="T332"> </text:span><text:span text:style-name="T195">201-</text:span><text:span text:style-name="T112">жылдан</text:span><text:span text:style-name="T515"> </text:span><text:span text:style-name="T112">тарта</text:span><text:span text:style-name="T520"> </text:span><text:span text:style-name="T112">белгилүү</text:span><text:span text:style-name="T119"> </text:span><text:span text:style-name="T195">болго</text:span><text:span text:style-name="T112">н</text:span><text:span text:style-name="T227"> </text:span><text:span text:style-name="T112">кыргыздардын</text:span><text:span text:style-name="T358"> </text:span><text:span text:style-name="T195">тил</text:span><text:span text:style-name="T112">и</text:span><text:span text:style-name="T223"> </text:span><text:span text:style-name="T195">ө</text:span><text:span text:style-name="T112">з</text:span><text:span text:style-name="T167">ү</text:span><text:span text:style-name="T195">н</text:span><text:span text:style-name="T167">ү</text:span><text:span text:style-name="T112">н</text:span><text:span text:style-name="T223"> </text:span><text:span text:style-name="T112">байыртадан</text:span><text:span text:style-name="T233"> </text:span><text:span text:style-name="T112">бүгүнкү</text:span><text:span text:style-name="T233"> </text:span><text:span text:style-name="T112">күнгө</text:span><text:span text:style-name="T227"> </text:span><text:span text:style-name="T112">чейин</text:span><text:span text:style-name="T119"> </text:span><text:span text:style-name="T112">жашап</text:span><text:span text:style-name="T195"> </text:span><text:span text:style-name="T112">келген узун тарыхынан</text:span><text:span text:style-name="T167"> </text:span><text:span text:style-name="T112">улам </text:span><text:span text:style-name="T195">түрко</text:span><text:span text:style-name="T112">л</text:span><text:span text:style-name="T195">ог</text:span><text:span text:style-name="T167">и</text:span><text:span text:style-name="T112">я</text:span><text:span text:style-name="T195">д</text:span><text:span text:style-name="T112">а</text:span><text:span text:style-name="T390"> </text:span><text:span text:style-name="T112">танылгыс бир </text:span><text:span text:style-name="T195">тар</text:span><text:span text:style-name="T167">ы</text:span><text:span text:style-name="T195">х</text:span><text:span text:style-name="T167">ы</text:span><text:span text:style-name="T112">й</text:span><text:span text:style-name="T118"> </text:span><text:span text:style-name="T195">орунг</text:span><text:span text:style-name="T112">а</text:span><text:span text:style-name="T364"> </text:span><text:span text:style-name="T112">эгедер.</text:span><text:span text:style-name="T346"> </text:span><text:span text:style-name="T112">Кыргыз</text:span><text:span text:style-name="T372"> </text:span><text:span text:style-name="T195">тил</text:span><text:span text:style-name="T112">и</text:span><text:span text:style-name="T346"> </text:span><text:span text:style-name="T112">жазма</text:span><text:span text:style-name="T364"> </text:span><text:span text:style-name="T112">адабий</text:span><text:span text:style-name="T372"> </text:span><text:span text:style-name="T195">ти</text:span><text:span text:style-name="T112">л</text:span><text:span text:style-name="T256">г</text:span><text:span text:style-name="T112">е</text:span><text:span text:style-name="T364"> </text:span><text:span text:style-name="T112">ээ</text:span><text:span text:style-name="T346"> </text:span><text:span text:style-name="T112">болгон</text:span><text:span text:style-name="T346"> </text:span><text:span text:style-name="T112">бир</text:span><text:span text:style-name="T340"> </text:span><text:span text:style-name="T112">кылымга</text:span><text:span text:style-name="T120"> </text:span><text:span text:style-name="T112">жетпеген</text:span><text:span text:style-name="T378"> </text:span><text:span text:style-name="T167">м</text:span><text:span text:style-name="T195">өөн</text:span><text:span text:style-name="T167">ө</text:span><text:span text:style-name="T112">т</text:span><text:span text:style-name="T378"> </text:span><text:span text:style-name="T112">ичинде</text:span><text:span text:style-name="T378"> </text:span><text:span text:style-name="T112">белгилүү</text:span><text:span text:style-name="T526"> </text:span><text:span text:style-name="T112">даражада</text:span><text:span text:style-name="T526"> </text:span><text:span text:style-name="T112">грамматикалы</text:span><text:span text:style-name="T167">к</text:span><text:span text:style-name="T112">,</text:span><text:span text:style-name="T390"> </text:span><text:span text:style-name="T112">лексика</text:span><text:span text:style-name="T195">л</text:span><text:span text:style-name="T112">ы</text:span><text:span text:style-name="T167">к</text:span><text:span text:style-name="T112">,</text:span><text:span text:style-name="T113"> </text:span><text:span text:style-name="T112">лексикогр</text:span><text:span text:style-name="T167">а</text:span><text:span text:style-name="T112">фиялык</text:span><text:span text:style-name="T456"> </text:span><text:span text:style-name="T112">жактан</text:span><text:span text:style-name="T533"> </text:span><text:span text:style-name="T112">иликтөөгө</text:span><text:span text:style-name="T458"> </text:span><text:span text:style-name="T112">алынд</text:span><text:span text:style-name="T167">ы</text:span><text:span text:style-name="T112">.</text:span><text:span text:style-name="T313"> </text:span><text:span text:style-name="T112">Ар</text:span><text:span text:style-name="T313"> </text:span><text:span text:style-name="T112">кыл</text:span><text:span text:style-name="T533"> </text:span><text:span text:style-name="T112">максаттагы</text:span><text:span text:style-name="T291"> </text:span><text:span text:style-name="T112">жана</text:span><text:span text:style-name="T119"> </text:span><text:span text:style-name="T112">көлөмдөгү</text:span><text:span text:style-name="T364"> </text:span><text:span text:style-name="T112">грамматик</text:span><text:span text:style-name="T167">а</text:span><text:span text:style-name="T112">лар,</text:span><text:span text:style-name="T233"> </text:span><text:span text:style-name="T195">к</text:span><text:span text:style-name="T112">ы</text:span><text:span text:style-name="T195">рг</text:span><text:span text:style-name="T167">ы</text:span><text:span text:style-name="T112">з</text:span><text:span text:style-name="T340"> </text:span><text:span text:style-name="T112">лингвистикасынын</text:span><text:span text:style-name="T364"> </text:span><text:span text:style-name="T195">түр</text:span><text:span text:style-name="T167">д</text:span><text:span text:style-name="T195">ү</text:span><text:span text:style-name="T112">ү</text:span><text:span text:style-name="T346"> </text:span><text:span text:style-name="T112">тарма</text:span><text:span text:style-name="T167">к</text:span><text:span text:style-name="T112">-</text:span><text:span text:style-name="T116"> </text:span><text:span text:style-name="T195">тарын</text:span><text:span text:style-name="T112">а</text:span><text:span text:style-name="T256"> </text:span><text:span text:style-name="T112">арн</text:span><text:span text:style-name="T167">а</text:span><text:span text:style-name="T112">лган</text:span><text:span text:style-name="T536"> </text:span><text:span text:style-name="T195">жүзд</text:span><text:span text:style-name="T167">өг</text:span><text:span text:style-name="T195">ө</text:span><text:span text:style-name="T112">н</text:span><text:span text:style-name="T256"> </text:span><text:span text:style-name="T112">эмгектер</text:span><text:span text:style-name="T256"> </text:span><text:span text:style-name="T112">жарык</text:span><text:span text:style-name="T256"> </text:span><text:span text:style-name="T112">көрд</text:span><text:span text:style-name="T167">ү</text:span><text:span text:style-name="T112">.</text:span></text:p>
      <text:p text:style-name="P73"><text:span text:style-name="T112">Кыргыз</text:span><text:span text:style-name="T456"> </text:span><text:span text:style-name="T195">ти</text:span><text:span text:style-name="T112">ли</text:span><text:span text:style-name="T195">ни</text:span><text:span text:style-name="T112">н</text:span><text:span text:style-name="T291"> </text:span><text:span text:style-name="T195">сө</text:span><text:span text:style-name="T112">з</text:span><text:span text:style-name="T458"> </text:span><text:span text:style-name="T112">б</text:span><text:span text:style-name="T167">а</text:span><text:span text:style-name="T112">йлыгын</text:span><text:span text:style-name="T291"> </text:span><text:span text:style-name="T195">т</text:span><text:span text:style-name="T167">о</text:span><text:span text:style-name="T195">птоо</text:span><text:span text:style-name="T167">д</text:span><text:span text:style-name="T112">о</text:span><text:span text:style-name="T291"> </text:span><text:span text:style-name="T112">жана</text:span><text:span text:style-name="T287"> </text:span><text:span text:style-name="T112">жарыялоо</text:span><text:span text:style-name="T167">д</text:span><text:span text:style-name="T112">о</text:span><text:span text:style-name="T291"> </text:span><text:span text:style-name="T112">кыргыз</text:span><text:span text:style-name="T119"> </text:span><text:span text:style-name="T195">лексикогр</text:span><text:span text:style-name="T167">а</text:span><text:span text:style-name="T195">фтар</text:span><text:span text:style-name="T112">ы</text:span><text:span text:style-name="T287"> </text:span><text:span text:style-name="T195">д</text:span><text:span text:style-name="T112">а</text:span><text:span text:style-name="T533"> </text:span><text:span text:style-name="T112">көрүнүктүү</text:span><text:span text:style-name="T291"> </text:span><text:span text:style-name="T195">ишт</text:span><text:span text:style-name="T167">е</text:span><text:span text:style-name="T112">р</text:span><text:span text:style-name="T458"> </text:span><text:span text:style-name="T112">аткарышт</text:span><text:span text:style-name="T167">ы</text:span><text:span text:style-name="T112">.</text:span><text:span text:style-name="T458"> </text:span><text:span text:style-name="T195">Ж</text:span><text:span text:style-name="T112">а</text:span><text:span text:style-name="T195">лп</text:span><text:span text:style-name="T112">ы</text:span><text:span text:style-name="T458"> </text:span><text:span text:style-name="T195">т</text:span><text:span text:style-name="T167">ү</text:span><text:span text:style-name="T195">р</text:span><text:span text:style-name="T112">к</text:span><text:span text:style-name="T456"> </text:span><text:span text:style-name="T112">лек</text:span><text:span text:style-name="T195">с</text:span><text:span text:style-name="T112">и-</text:span><text:span text:style-name="T116"> </text:span><text:span text:style-name="T112">кографиясынын</text:span><text:span text:style-name="T291"> </text:span><text:span text:style-name="T112">сы</text:span><text:span text:style-name="T167">й</text:span><text:span text:style-name="T112">мыгы</text:span><text:span text:style-name="T456"> </text:span><text:span text:style-name="T112">жана</text:span><text:span text:style-name="T456"> </text:span><text:span text:style-name="T112">щеде</text:span><text:span text:style-name="T167">в</text:span><text:span text:style-name="T195">р</text:span><text:span text:style-name="T112">леринен</text:span><text:span text:style-name="T295"> </text:span><text:span text:style-name="T195">бир</text:span><text:span text:style-name="T112">и</text:span><text:span text:style-name="T291"> </text:span><text:span text:style-name="T112">болгон</text:span><text:span text:style-name="T117"> </text:span><text:span text:style-name="T112">К.К.Юдахиндин</text:span><text:span text:style-name="T364"> </text:span><text:span text:style-name="T256">"</text:span><text:span text:style-name="T112">Кыргызч</text:span><text:span text:style-name="T167">а</text:span><text:span text:style-name="T112">-</text:span><text:span text:style-name="T195">орус</text:span><text:span text:style-name="T167">ч</text:span><text:span text:style-name="T112">а</text:span><text:span text:style-name="T372"> </text:span><text:span text:style-name="T195">сөзд</text:span><text:span text:style-name="T167">ү</text:span><text:span text:style-name="T256">г</text:span><text:span text:style-name="T195">ү</text:span><text:span text:style-name="T167">н</text:span><text:span text:style-name="T195">ү</text:span><text:span text:style-name="T112">н"</text:span><text:span text:style-name="T340"> </text:span><text:span text:style-name="T167">а</text:span><text:span text:style-name="T195">рт</text:span><text:span text:style-name="T112">ы</text:span><text:span text:style-name="T195">н</text:span><text:span text:style-name="T167">а</text:span><text:span text:style-name="T112">н</text:span><text:span text:style-name="T364"> </text:span><text:span text:style-name="T112">жарыяла</text:span><text:span text:style-name="T195">н</text:span><text:span text:style-name="T112">ган</text:span><text:span text:style-name="T117"> </text:span><text:span text:style-name="T256">"</text:span><text:span text:style-name="T112">Орусча-кыргызча</text:span><text:span text:style-name="T489"> </text:span><text:span text:style-name="T195">с</text:span><text:span text:style-name="T167">ө</text:span><text:span text:style-name="T195">з</text:span><text:span text:style-name="T167">д</text:span><text:span text:style-name="T195">ү</text:span><text:span text:style-name="T112">к</text:span><text:span text:style-name="T256">"</text:span><text:span text:style-name="T112">,</text:span><text:span text:style-name="T383"> </text:span><text:span text:style-name="T256">"</text:span><text:span text:style-name="T112">Кырг</text:span><text:span text:style-name="T167">ы</text:span><text:span text:style-name="T112">з</text:span><text:span text:style-name="T489"> </text:span><text:span text:style-name="T195">тилин</text:span><text:span text:style-name="T112">ин</text:span><text:span text:style-name="T489"> </text:span><text:span text:style-name="T112">тү</text:span><text:span text:style-name="T195">ш</text:span><text:span text:style-name="T112">үндү</text:span><text:span text:style-name="T195">р</text:span><text:span text:style-name="T112">мө</text:span><text:span text:style-name="T544"> </text:span><text:span text:style-name="T195">сөздү</text:span><text:span text:style-name="T167">г</text:span><text:span text:style-name="T112">ү",</text:span><text:span text:style-name="T526"> </text:span><text:span text:style-name="T112">кыр-</text:span><text:span text:style-name="T116"> </text:span><text:span text:style-name="T112">гызчанын</text:span><text:span text:style-name="T351"> </text:span><text:span text:style-name="T112">антонимди</text:span><text:span text:style-name="T167">к</text:span><text:span text:style-name="T112">,</text:span><text:span text:style-name="T469"> </text:span><text:span text:style-name="T195">синони</text:span><text:span text:style-name="T167">м</text:span><text:span text:style-name="T256">д</text:span><text:span text:style-name="T112">ик,</text:span><text:span text:style-name="T372"> </text:span><text:span text:style-name="T112">фразеологиялы</text:span><text:span text:style-name="T167">к</text:span><text:span text:style-name="T112">,</text:span><text:span text:style-name="T372"> </text:span><text:span text:style-name="T112">диалектологиялык</text:span><text:span text:style-name="T116"> </text:span><text:span text:style-name="T112">сөздүктөрү</text:span><text:span text:style-name="T300"> </text:span><text:span text:style-name="T112">жана</text:span><text:span text:style-name="T300"> </text:span><text:span text:style-name="T195">он</text:span><text:span text:style-name="T167">д</text:span><text:span text:style-name="T195">о</text:span><text:span text:style-name="T167">г</text:span><text:span text:style-name="T195">о</text:span><text:span text:style-name="T112">н</text:span><text:span text:style-name="T300"> </text:span><text:span text:style-name="T112">т</text:span><text:span text:style-name="T167">е</text:span><text:span text:style-name="T112">рминологиялык</text:span><text:span text:style-name="T306"> </text:span><text:span text:style-name="T112">с</text:span><text:span text:style-name="T195">ө</text:span><text:span text:style-name="T112">здүк</text:span><text:span text:style-name="T195">т</text:span><text:span text:style-name="T167">ө</text:span><text:span text:style-name="T112">р</text:span><text:span text:style-name="T319"> </text:span><text:span text:style-name="T112">кы</text:span><text:span text:style-name="T195">р</text:span><text:span text:style-name="T256">г</text:span><text:span text:style-name="T112">ыз</text:span><text:span text:style-name="T303"> </text:span><text:span text:style-name="T195">тил</text:span><text:span text:style-name="T112">и</text:span><text:span text:style-name="T195">н</text:span><text:span text:style-name="T112">ин</text:span><text:span text:style-name="T116"> </text:span><text:span text:style-name="T112">бай</text:span><text:span text:style-name="T552"> </text:span><text:span text:style-name="T195">сө</text:span><text:span text:style-name="T112">з</text:span><text:span text:style-name="T407"> </text:span><text:span text:style-name="T112">казынасын</text:span><text:span text:style-name="T552"> </text:span><text:span text:style-name="T112">ар</text:span><text:span text:style-name="T552"> </text:span><text:span text:style-name="T112">тараптуу</text:span><text:span text:style-name="T187"> </text:span><text:span text:style-name="T112">чагылдырууда</text:span><text:span text:style-name="T216"> </text:span><text:span text:style-name="T112">белгилүү</text:span><text:span text:style-name="T187"> </text:span><text:span text:style-name="T112">кызмат</text:span><text:span text:style-name="T552"> </text:span><text:span text:style-name="T112">өт</text:span><text:span text:style-name="T167">ө</text:span><text:span text:style-name="T112">п</text:span><text:span text:style-name="T119"> </text:span><text:span text:style-name="T112">келд</text:span><text:span text:style-name="T167">и</text:span><text:span text:style-name="T112">.</text:span></text:p>
      <text:p text:style-name="P73"><text:span text:style-name="T112">Кыргыз</text:span><text:span text:style-name="T557"> </text:span><text:span text:style-name="T112">лексикографиясынын</text:span><text:span text:style-name="T407"> </text:span><text:span text:style-name="T112">тарыхына</text:span><text:span text:style-name="T407"> </text:span><text:span text:style-name="T112">көз</text:span><text:span text:style-name="T401"> </text:span><text:span text:style-name="T112">чаптырганыбызда</text:span><text:span text:style-name="T552"> </text:span><text:span text:style-name="T112">к</text:span><text:span text:style-name="T167">о</text:span><text:span text:style-name="T112">-</text:span><text:span text:style-name="T116"> </text:span><text:span text:style-name="T195">тор</text:span><text:span text:style-name="T167">м</text:span><text:span text:style-name="T112">о</text:span><text:span text:style-name="T358"> </text:span><text:span text:style-name="T112">с</text:span><text:span text:style-name="T195">ө</text:span><text:span text:style-name="T112">здүк</text:span><text:span text:style-name="T195">тө</text:span><text:span text:style-name="T112">рдүн</text:span><text:span text:style-name="T346"> </text:span><text:span text:style-name="T112">көбүнчө</text:span><text:span text:style-name="T340"> </text:span><text:span text:style-name="T112">о</text:span><text:span text:style-name="T195">р</text:span><text:span text:style-name="T112">ус,</text:span><text:span text:style-name="T340"> </text:span><text:span text:style-name="T112">англис,</text:span><text:span text:style-name="T340"> </text:span><text:span text:style-name="T112">француз,</text:span><text:span text:style-name="T358"> </text:span><text:span text:style-name="T112">нем</text:span><text:span text:style-name="T167">е</text:span><text:span text:style-name="T112">ц</text:span><text:span text:style-name="T358"> </text:span><text:span text:style-name="T112">сыяктуу</text:span><text:span text:style-name="T346"> </text:span><text:span text:style-name="T112">дү</text:span><text:span text:style-name="T390">й</text:span><text:span text:style-name="T112">-</text:span><text:span text:style-name="T116"> </text:span><text:span text:style-name="T195">нөлү</text:span><text:span text:style-name="T112">к</text:span><text:span text:style-name="T306"> </text:span><text:span text:style-name="T112">тил</text:span><text:span text:style-name="T167">д</text:span><text:span text:style-name="T112">ер</text:span><text:span text:style-name="T306"> </text:span><text:span text:style-name="T112">менен</text:span><text:span text:style-name="T306"> </text:span><text:span text:style-name="T112">ка</text:span><text:span text:style-name="T195">т</text:span><text:span text:style-name="T112">ы</text:span><text:span text:style-name="T195">шт</text:span><text:span text:style-name="T112">а</text:span><text:span text:style-name="T327"> </text:span><text:span text:style-name="T112">жа</text:span><text:span text:style-name="T167">с</text:span><text:span text:style-name="T112">алганына</text:span><text:span text:style-name="T309"> </text:span><text:span text:style-name="T112">күбө</text:span><text:span text:style-name="T303"> </text:span><text:span text:style-name="T112">болоб</text:span><text:span text:style-name="T167">у</text:span><text:span text:style-name="T112">з.</text:span><text:span text:style-name="T306"> </text:span><text:span text:style-name="T112">Ал</text:span><text:span text:style-name="T306"> </text:span><text:span text:style-name="T112">эми</text:span><text:span text:style-name="T306"> </text:span><text:span text:style-name="T112">тү</text:span><text:span text:style-name="T195">р</text:span><text:span text:style-name="T112">к</text:span><text:span text:style-name="T121"> </text:span><text:span text:style-name="T195">тилдер</text:span><text:span text:style-name="T112">и</text:span><text:span text:style-name="T337"> </text:span><text:span text:style-name="T112">арасында</text:span><text:span text:style-name="T515"> </text:span><text:span text:style-name="T112">котормо</text:span><text:span text:style-name="T337"> </text:span><text:span text:style-name="T112">с</text:span><text:span text:style-name="T195">ө</text:span><text:span text:style-name="T112">здүк</text:span><text:span text:style-name="T337"> </text:span><text:span text:style-name="T195">түзү</text:span><text:span text:style-name="T112">ү</text:span><text:span text:style-name="T337"> </text:span><text:span text:style-name="T112">тажырыйбасы</text:span><text:span text:style-name="T523"> </text:span><text:span text:style-name="T112">эмнегедир</text:span><text:span text:style-name="T515"> </text:span><text:span text:style-name="T195">эт</text:span><text:span text:style-name="T112">и-</text:span><text:span text:style-name="T116"> </text:span><text:span text:style-name="T195">барг</text:span><text:span text:style-name="T112">а</text:span><text:span text:style-name="T414"> </text:span><text:span text:style-name="T112">алынбай</text:span><text:span text:style-name="T536"> </text:span><text:span text:style-name="T112">келет.</text:span><text:span text:style-name="T505"> </text:span><text:span text:style-name="T112">Маалым</text:span><text:span text:style-name="T414"> </text:span><text:span text:style-name="T112">болгондо</text:span><text:span text:style-name="T390">й</text:span><text:span text:style-name="T112">,</text:span><text:span text:style-name="T505"> </text:span><text:span text:style-name="T112">мун</text:span><text:span text:style-name="T167">у</text:span><text:span text:style-name="T112">н</text:span><text:span text:style-name="T414"> </text:span><text:span text:style-name="T112">айрым</text:span><text:span text:style-name="T414"> </text:span><text:span text:style-name="T112">о</text:span><text:span text:style-name="T167">б</text:span><text:span text:style-name="T112">ъективдүү</text:span><text:span text:style-name="T195"> </text:span><text:span text:style-name="T112">жана</text:span><text:span text:style-name="T119"> </text:span><text:span text:style-name="T112">субъектив</text:span><text:span text:style-name="T167">д</text:span><text:span text:style-name="T112">үү</text:span><text:span text:style-name="T565"> </text:span><text:span text:style-name="T112">себептери</text:span><text:span text:style-name="T565"> </text:span><text:span text:style-name="T112">бар.</text:span></text:p>
      <text:p text:style-name="P110"><text:span text:style-name="T112">Тарыхый</text:span><text:span text:style-name="T467"> </text:span><text:span text:style-name="T112">жак</text:span><text:span text:style-name="T195">т</text:span><text:span text:style-name="T112">ан</text:span><text:span text:style-name="T446"> </text:span><text:span text:style-name="T112">кыргыздар</text:span><text:span text:style-name="T467"> </text:span><text:span text:style-name="T112">кып</text:span><text:span text:style-name="T167">ч</text:span><text:span text:style-name="T112">ак,</text:span><text:span text:style-name="T469"> </text:span><text:span text:style-name="T112">карлук</text:span><text:span text:style-name="T446"> </text:span><text:span text:style-name="T112">тобундагы</text:span><text:span text:style-name="T452"> </text:span><text:span text:style-name="T112">тү</text:span><text:span text:style-name="T195">р</text:span><text:span text:style-name="T112">к</text:span><text:span text:style-name="T467"> </text:span><text:span text:style-name="T195">тилд</text:span><text:span text:style-name="T167">ү</text:span><text:span text:style-name="T112">ү калктардын </text:span><text:span text:style-name="T544"><text:s/></text:span><text:span text:style-name="T195">өкүл</text:span><text:span text:style-name="T167">д</text:span><text:span text:style-name="T195">өр</text:span><text:span text:style-name="T112">ү </text:span><text:span text:style-name="T401"><text:s/></text:span><text:span text:style-name="T112">менен </text:span><text:span text:style-name="T489"><text:s/></text:span><text:span text:style-name="T112">кылымдар </text:span><text:span text:style-name="T489"><text:s/></text:span><text:span text:style-name="T112">бою </text:span><text:span text:style-name="T571"><text:s/></text:span><text:span text:style-name="T112">канатт</text:span><text:span text:style-name="T167">а</text:span><text:span text:style-name="T112">ш </text:span><text:span text:style-name="T544"><text:s/></text:span><text:span text:style-name="T112">жаша</text:span><text:span text:style-name="T167">п</text:span><text:span text:style-name="T112">, </text:span><text:span text:style-name="T526"><text:s/></text:span><text:span text:style-name="T112">кары</text:span><text:span text:style-name="T167">м</text:span><text:span text:style-name="T112">-</text:span></text:p>
      <text:p text:style-name="P132"/>
      <text:p text:style-name="P9"/>
      <text:p text:style-name="P9"/>
      <text:p text:style-name="P9"/>
      <text:p text:style-name="P9"/>
      <text:p text:style-name="P9"/>
      <text:p text:style-name="P9"/>
      <text:p text:style-name="P120"/>
      <text:p text:style-name="P61"><text:span text:style-name="T112">катнаш</text:span><text:span text:style-name="T390"> </text:span><text:span text:style-name="T195">ж</text:span><text:span text:style-name="T167">ас</text:span><text:span text:style-name="T112">ап,</text:span><text:span text:style-name="T167"> </text:span><text:span text:style-name="T112">ички</text:span><text:span text:style-name="T460"> </text:span><text:span text:style-name="T112">жана</text:span><text:span text:style-name="T378"> </text:span><text:span text:style-name="T195">тышк</text:span><text:span text:style-name="T112">ы</text:span><text:span text:style-name="T378"> </text:span><text:span text:style-name="T112">таасирл</text:span><text:span text:style-name="T167">е</text:span><text:span text:style-name="T112">рге</text:span><text:span text:style-name="T378"> </text:span><text:span text:style-name="T112">чогуу</text:span><text:span text:style-name="T378"> </text:span><text:span text:style-name="T112">кабылып</text:span><text:span text:style-name="T460"> </text:span><text:span text:style-name="T112">келг</text:span><text:span text:style-name="T167">е</text:span><text:span text:style-name="T112">н-</text:span><text:span text:style-name="T116"> </text:span><text:span text:style-name="T112">дигинен</text:span><text:span text:style-name="T452"> </text:span><text:span text:style-name="T112">улам</text:span><text:span text:style-name="T580"> </text:span><text:span text:style-name="T112">бул</text:span><text:span text:style-name="T580"> </text:span><text:span text:style-name="T195">элд</text:span><text:span text:style-name="T167">е</text:span><text:span text:style-name="T195">рди</text:span><text:span text:style-name="T112">н</text:span><text:span text:style-name="T481"> </text:span><text:span text:style-name="T195">сөз</text:span><text:span text:style-name="T167">дү</text:span><text:span text:style-name="T112">к</text:span><text:span text:style-name="T452"> </text:span><text:span text:style-name="T112">фондунда</text:span><text:span text:style-name="T476"> </text:span><text:span text:style-name="T112">белгилүү</text:span><text:span text:style-name="T476"> </text:span><text:span text:style-name="T112">өлч</text:span><text:span text:style-name="T195">ө</text:span><text:span text:style-name="T112">мдө</text:span><text:span text:style-name="T481"> </text:span><text:span text:style-name="T112">окшош</text:span><text:span text:style-name="T117"> </text:span><text:span text:style-name="T195">сө</text:span><text:span text:style-name="T112">з</text:span><text:span text:style-name="T216"> </text:span><text:span text:style-name="T195">катм</text:span><text:span text:style-name="T167">а</text:span><text:span text:style-name="T112">р</text:span><text:span text:style-name="T195">лар</text:span><text:span text:style-name="T112">ы</text:span><text:span text:style-name="T233"> </text:span><text:span text:style-name="T112">о</text:span><text:span text:style-name="T195">р</text:span><text:span text:style-name="T112">ун</text:span><text:span text:style-name="T227"> </text:span><text:span text:style-name="T112">алганы</text:span><text:span text:style-name="T227"> </text:span><text:span text:style-name="T112">байкалс</text:span><text:span text:style-name="T167">а</text:span><text:span text:style-name="T112">,</text:span><text:span text:style-name="T187"> </text:span><text:span text:style-name="T195">ог</text:span><text:span text:style-name="T167">у</text:span><text:span text:style-name="T112">з</text:span><text:span text:style-name="T216"> </text:span><text:span text:style-name="T112">тобунда</text:span><text:span text:style-name="T167">г</text:span><text:span text:style-name="T112">ы</text:span><text:span text:style-name="T227"> </text:span><text:span text:style-name="T195">түр</text:span><text:span text:style-name="T112">к</text:span><text:span text:style-name="T223"> </text:span><text:span text:style-name="T195">ти</text:span><text:span text:style-name="T112">л</text:span><text:span text:style-name="T256">д</text:span><text:span text:style-name="T195">ери</text:span><text:span text:style-name="T197"> </text:span><text:span text:style-name="T112">менен</text:span><text:span text:style-name="T552"> </text:span><text:span text:style-name="T112">кыргыз</text:span><text:span text:style-name="T407"> </text:span><text:span text:style-name="T112">тилинин</text:span><text:span text:style-name="T216"> </text:span><text:span text:style-name="T112">алакасы</text:span><text:span text:style-name="T187"> </text:span><text:span text:style-name="T195">белгилү</text:span><text:span text:style-name="T112">ү</text:span><text:span text:style-name="T187"> </text:span><text:span text:style-name="T112">т</text:span><text:span text:style-name="T167">а</text:span><text:span text:style-name="T112">рыхый</text:span><text:span text:style-name="T187"> </text:span><text:span text:style-name="T112">себептерден</text:span><text:span text:style-name="T187"> </text:span><text:span text:style-name="T112">улам</text:span><text:span text:style-name="T187"> </text:span><text:span text:style-name="T112">бир</text:span><text:span text:style-name="T119"> </text:span><text:span text:style-name="T112">кыйла</text:span><text:span text:style-name="T399"> </text:span><text:span text:style-name="T112">сол</text:span><text:span text:style-name="T167">г</text:span><text:span text:style-name="T112">ун</text:span><text:span text:style-name="T520"> </text:span><text:span text:style-name="T112">өнүккө</text:span><text:span text:style-name="T167">н</text:span><text:span text:style-name="T112">.</text:span><text:span text:style-name="T523"> </text:span><text:span text:style-name="T112">Бул</text:span><text:span text:style-name="T523"> </text:span><text:span text:style-name="T112">жер</text:span><text:span text:style-name="T167">д</text:span><text:span text:style-name="T112">е</text:span><text:span text:style-name="T399"> </text:span><text:span text:style-name="T112">огуз</text:span><text:span text:style-name="T523"> </text:span><text:span text:style-name="T195">тоб</text:span><text:span text:style-name="T167">у</text:span><text:span text:style-name="T195">ндаг</text:span><text:span text:style-name="T112">ы</text:span><text:span text:style-name="T399"> </text:span><text:span text:style-name="T195">тил</text:span><text:span text:style-name="T112">д</text:span><text:span text:style-name="T195">ерди</text:span><text:span text:style-name="T112">н</text:span><text:span text:style-name="T399"> </text:span><text:span text:style-name="T112">кыргы</text:span><text:span text:style-name="T167">з</text:span><text:span text:style-name="T112">-</text:span><text:span text:style-name="T116"> </text:span><text:span text:style-name="T112">дардан</text:span><text:span text:style-name="T557"> </text:span><text:span text:style-name="T112">гео</text:span><text:span text:style-name="T167">г</text:span><text:span text:style-name="T112">рафиялык</text:span><text:span text:style-name="T401"> </text:span><text:span text:style-name="T112">э</text:span><text:span text:style-name="T195">л</text:span><text:span text:style-name="T112">е</text:span><text:span text:style-name="T544"> </text:span><text:span text:style-name="T112">алыстыгы</text:span><text:span text:style-name="T557"> </text:span><text:span text:style-name="T112">эме</text:span><text:span text:style-name="T195">с</text:span><text:span text:style-name="T112">,</text:span><text:span text:style-name="T571"> </text:span><text:span text:style-name="T112">А</text:span><text:span text:style-name="T256">н</text:span><text:span text:style-name="T112">а</text:span><text:span text:style-name="T195">дол</text:span><text:span text:style-name="T112">у</text:span><text:span text:style-name="T557"> </text:span><text:span text:style-name="T112">тү</text:span><text:span text:style-name="T195">р</text:span><text:span text:style-name="T112">к</text:span><text:span text:style-name="T195">т</text:span><text:span text:style-name="T167">ө</text:span><text:span text:style-name="T195">р</text:span><text:span text:style-name="T112">ү</text:span><text:span text:style-name="T401"> </text:span><text:span text:style-name="T112">сыяктуу</text:span><text:span text:style-name="T552"> </text:span><text:span text:style-name="T112">бул топтун</text:span><text:span text:style-name="T442"> </text:span><text:span text:style-name="T112">ири</text:span><text:span text:style-name="T467"> </text:span><text:span text:style-name="T112">өкүлүн</text:span><text:span text:style-name="T167">ү</text:span><text:span text:style-name="T112">н</text:span><text:span text:style-name="T442"> </text:span><text:span text:style-name="T112">саясий,</text:span><text:span text:style-name="T467"> </text:span><text:span text:style-name="T112">экономи</text:span><text:span text:style-name="T167">к</text:span><text:span text:style-name="T112">алык</text:span><text:span text:style-name="T446"> </text:span><text:span text:style-name="T195">ө</text:span><text:span text:style-name="T112">з</text:span><text:span text:style-name="T469"> </text:span><text:span text:style-name="T112">алдынчалыгы</text:span><text:span text:style-name="T446"> </text:span><text:span text:style-name="T195">да</text:span><text:span text:style-name="T198"> </text:span><text:span text:style-name="T112">маанилүү</text:span><text:span text:style-name="T536"> </text:span><text:span text:style-name="T112">роль</text:span><text:span text:style-name="T414"> </text:span><text:span text:style-name="T195">ой</text:span><text:span text:style-name="T167">н</text:span><text:span text:style-name="T195">ого</text:span><text:span text:style-name="T390">н</text:span><text:span text:style-name="T112">.</text:span></text:p>
      <text:p text:style-name="P73"><text:span text:style-name="T112">Түркия</text:span><text:span text:style-name="T227"> </text:span><text:span text:style-name="T112">т</text:span><text:span text:style-name="T167">ү</text:span><text:span text:style-name="T112">ркчөсүнүн</text:span><text:span text:style-name="T233"> </text:span><text:span text:style-name="T112">6</text:span><text:span text:style-name="T195">0</text:span><text:span text:style-name="T112">0</text:span><text:span text:style-name="T187"> </text:span><text:span text:style-name="T195">ж</text:span><text:span text:style-name="T167">ы</text:span><text:span text:style-name="T195">лг</text:span><text:span text:style-name="T112">а</text:span><text:span text:style-name="T223"> </text:span><text:span text:style-name="T112">жакын</text:span><text:span text:style-name="T216"> </text:span><text:span text:style-name="T112">убакыт</text:span><text:span text:style-name="T227"> </text:span><text:span text:style-name="T112">дүйнөнүн</text:span><text:span text:style-name="T216"> </text:span><text:span text:style-name="T112">эң</text:span><text:span text:style-name="T216"> </text:span><text:span text:style-name="T112">и</text:span><text:span text:style-name="T195">р</text:span><text:span text:style-name="T112">и</text:span><text:span text:style-name="T118"> </text:span><text:span text:style-name="T112">державаларынан</text:span><text:span text:style-name="T291"> </text:span><text:span text:style-name="T195">бир</text:span><text:span text:style-name="T112">и</text:span><text:span text:style-name="T295"> </text:span><text:span text:style-name="T112">-</text:span><text:span text:style-name="T458"> </text:span><text:span text:style-name="T112">Османлы</text:span><text:span text:style-name="T456"> </text:span><text:span text:style-name="T112">Императорлугунун</text:span><text:span text:style-name="T295"> </text:span><text:span text:style-name="T112">мамлекеттик</text:span><text:span text:style-name="T287"> </text:span><text:span text:style-name="T112">тили</text:span><text:span text:style-name="T118"> </text:span><text:span text:style-name="T195">катар</text:span><text:span text:style-name="T112">ы</text:span><text:span text:style-name="T223"> </text:span><text:span text:style-name="T112">жазма</text:span><text:span text:style-name="T227"> </text:span><text:span text:style-name="T112">жана</text:span><text:span text:style-name="T223"> </text:span><text:span text:style-name="T112">оозеки</text:span><text:span text:style-name="T227"> </text:span><text:span text:style-name="T112">формаларын</text:span><text:span text:style-name="T233"> </text:span><text:span text:style-name="T112">үзгү</text:span><text:span text:style-name="T167">л</text:span><text:span text:style-name="T112">түксүз</text:span><text:span text:style-name="T223"> </text:span><text:span text:style-name="T195">жаш</text:span><text:span text:style-name="T167">а</text:span><text:span text:style-name="T195">тылы</text:span><text:span text:style-name="T112">п</text:span><text:span text:style-name="T233"> </text:span><text:span text:style-name="T112">келиши</text:span><text:span text:style-name="T116"> </text:span><text:span text:style-name="T112">бул</text:span><text:span text:style-name="T446"> </text:span><text:span text:style-name="T112">тилдин</text:span><text:span text:style-name="T580"> </text:span><text:span text:style-name="T112">тынымсыз</text:span><text:span text:style-name="T452"> </text:span><text:span text:style-name="T195">өнүг</text:span><text:span text:style-name="T167">ү</text:span><text:span text:style-name="T112">ш-</text:span><text:span text:style-name="T167">ө</text:span><text:span text:style-name="T195">с</text:span><text:span text:style-name="T167">ү</text:span><text:span text:style-name="T112">ш</text:span><text:span text:style-name="T446"> </text:span><text:span text:style-name="T112">үстүндө</text:span><text:span text:style-name="T452"> </text:span><text:span text:style-name="T112">болушун</text:span><text:span text:style-name="T481"> </text:span><text:span text:style-name="T112">шарттага</text:span><text:span text:style-name="T167">н</text:span><text:span text:style-name="T112">.</text:span><text:span text:style-name="T467"> </text:span><text:span text:style-name="T167">А</text:span><text:span text:style-name="T112">зия,</text:span><text:span text:style-name="T113"> </text:span><text:span text:style-name="T112">Африк</text:span><text:span text:style-name="T167">а</text:span><text:span text:style-name="T112">,</text:span><text:span text:style-name="T452"> </text:span><text:span text:style-name="T195">Е</text:span><text:span text:style-name="T112">в</text:span><text:span text:style-name="T195">р</text:span><text:span text:style-name="T167">о</text:span><text:span text:style-name="T195">п</text:span><text:span text:style-name="T112">а</text:span><text:span text:style-name="T476"> </text:span><text:span text:style-name="T112">сыяктуу</text:span><text:span text:style-name="T481"> </text:span><text:span text:style-name="T112">үч</text:span><text:span text:style-name="T580"> </text:span><text:span text:style-name="T112">материкке</text:span><text:span text:style-name="T476"> </text:span><text:span text:style-name="T112">жайылган</text:span><text:span text:style-name="T481"> </text:span><text:span text:style-name="T112">бул</text:span><text:span text:style-name="T580"> </text:span><text:span text:style-name="T195">И</text:span><text:span text:style-name="T112">м</text:span><text:span text:style-name="T195">пера</text:span><text:span text:style-name="T112">т</text:span><text:span text:style-name="T195">орлу</text:span><text:span text:style-name="T112">к</text:span><text:span text:style-name="T195">тун</text:span><text:span text:style-name="T197"> </text:span><text:span text:style-name="T112">ички,</text:span><text:span text:style-name="T223"> </text:span><text:span text:style-name="T195">т</text:span><text:span text:style-name="T167">ы</text:span><text:span text:style-name="T195">ш</text:span><text:span text:style-name="T167">к</text:span><text:span text:style-name="T112">ы</text:span><text:span text:style-name="T358"> </text:span><text:span text:style-name="T112">байланышт</text:span><text:span text:style-name="T167">а</text:span><text:span text:style-name="T112">рын</text:span><text:span text:style-name="T346"> </text:span><text:span text:style-name="T195">то</text:span><text:span text:style-name="T167">л</text:span><text:span text:style-name="T112">ук</text:span><text:span text:style-name="T340"> </text:span><text:span text:style-name="T112">камсыз</text:span><text:span text:style-name="T233"> </text:span><text:span text:style-name="T112">кылууга</text:span><text:span text:style-name="T358"> </text:span><text:span text:style-name="T112">жараган</text:span><text:span text:style-name="T233"> </text:span><text:span text:style-name="T195">т</text:span><text:span text:style-name="T167">ү</text:span><text:span text:style-name="T195">р</text:span><text:span text:style-name="T112">к</text:span><text:span text:style-name="T346"> </text:span><text:span text:style-name="T112">тили,</text:span><text:span text:style-name="T113"> </text:span><text:span text:style-name="T112">арап,</text:span><text:span text:style-name="T458"> </text:span><text:span text:style-name="T112">фарс</text:span><text:span text:style-name="T458"> </text:span><text:span text:style-name="T112">жана</text:span><text:span text:style-name="T458"> </text:span><text:span text:style-name="T112">б</text:span><text:span text:style-name="T167">е</text:span><text:span text:style-name="T112">лгилүү</text:span><text:span text:style-name="T456"> </text:span><text:span text:style-name="T195">ө</text:span><text:span text:style-name="T167">л</text:span><text:span text:style-name="T195">чөмд</text:span><text:span text:style-name="T112">ө</text:span><text:span text:style-name="T458"> </text:span><text:span text:style-name="T112">европа</text:span><text:span text:style-name="T291"> </text:span><text:span text:style-name="T112">(неги</text:span><text:span text:style-name="T167">з</text:span><text:span text:style-name="T112">инен</text:span><text:span text:style-name="T458"> </text:span><text:span text:style-name="T112">француз)</text:span><text:span text:style-name="T122"> </text:span><text:span text:style-name="T195">тилдер</text:span><text:span text:style-name="T167">и</text:span><text:span text:style-name="T195">ни</text:span><text:span text:style-name="T112">н</text:span><text:span text:style-name="T544"> </text:span><text:span text:style-name="T112">күчтүү</text:span><text:span text:style-name="T489"> </text:span><text:span text:style-name="T112">таасирине</text:span><text:span text:style-name="T544"> </text:span><text:span text:style-name="T112">кабылганына</text:span><text:span text:style-name="T571"> </text:span><text:span text:style-name="T112">карабаста</text:span><text:span text:style-name="T167">н</text:span><text:span text:style-name="T112">,</text:span><text:span text:style-name="T526"> </text:span><text:span text:style-name="T112">калктын</text:span><text:span text:style-name="T571"> </text:span><text:span text:style-name="T195">тили</text:span><text:span text:style-name="T112">н</text:span><text:span text:style-name="T256">д</text:span><text:span text:style-name="T112">е</text:span><text:span text:style-name="T123"> </text:span><text:span text:style-name="T195">өзүнү</text:span><text:span text:style-name="T112">н</text:span><text:span text:style-name="T536"> </text:span><text:span text:style-name="T112">тү</text:span><text:span text:style-name="T195">п</text:span><text:span text:style-name="T112">кү</text:span><text:span text:style-name="T256"> </text:span><text:span text:style-name="T112">насилин</text:span><text:span text:style-name="T167">е</text:span><text:span text:style-name="T112">н</text:span><text:span text:style-name="T536"> </text:span><text:span text:style-name="T112">эч</text:span><text:span text:style-name="T536"> </text:span><text:span text:style-name="T112">качан</text:span><text:span text:style-name="T536"> </text:span><text:span text:style-name="T195">аж</text:span><text:span text:style-name="T112">ыраган</text:span><text:span text:style-name="T256"> </text:span><text:span text:style-name="T112">э</text:span><text:span text:style-name="T167">м</text:span><text:span text:style-name="T112">ес.</text:span></text:p>
      <text:p text:style-name="P121"><text:span text:style-name="T112">Османлы</text:span><text:span text:style-name="T469"> </text:span><text:span text:style-name="T112">Им</text:span><text:span text:style-name="T195">п</text:span><text:span text:style-name="T112">е</text:span><text:span text:style-name="T195">р</text:span><text:span text:style-name="T112">ат</text:span><text:span text:style-name="T195">о</text:span><text:span text:style-name="T112">рлу</text:span><text:span text:style-name="T195">г</text:span><text:span text:style-name="T112">у</text:span><text:span text:style-name="T467"> </text:span><text:span text:style-name="T112">кыйрап,</text:span><text:span text:style-name="T442"> </text:span><text:span text:style-name="T195">19</text:span><text:span text:style-name="T112">2</text:span><text:span text:style-name="T195">3</text:span><text:span text:style-name="T112">-жылы</text:span><text:span text:style-name="T467"> </text:span><text:span text:style-name="T112">Түркия</text:span><text:span text:style-name="T467"> </text:span><text:span text:style-name="T195">Р</text:span><text:span text:style-name="T112">ес</text:span><text:span text:style-name="T195">п</text:span><text:span text:style-name="T112">убликасы</text:span><text:span text:style-name="T119"> </text:span><text:span text:style-name="T195">ор</text:span><text:span text:style-name="T167">н</text:span><text:span text:style-name="T195">о</text:span><text:span text:style-name="T256">г</text:span><text:span text:style-name="T195">о</text:span><text:span text:style-name="T167">н</text:span><text:span text:style-name="T195">до</text:span><text:span text:style-name="T112">н</text:span><text:span text:style-name="T487"> </text:span><text:span text:style-name="T112">кийин</text:span><text:span text:style-name="T295"> </text:span><text:span text:style-name="T112">м</text:span><text:span text:style-name="T167">а</text:span><text:span text:style-name="T112">млекеттин</text:span><text:span text:style-name="T317"> </text:span><text:span text:style-name="T112">биринчи</text:span><text:span text:style-name="T487"> </text:span><text:span text:style-name="T112">к</text:span><text:span text:style-name="T167">е</text:span><text:span text:style-name="T112">зектеги</text:span><text:span text:style-name="T295"> </text:span><text:span text:style-name="T167">иш</text:span><text:span text:style-name="T112">-чаралары</text:span><text:span text:style-name="T167">н</text:span><text:span text:style-name="T112">ын</text:span><text:span text:style-name="T116"> </text:span><text:span text:style-name="T195">бир</text:span><text:span text:style-name="T112">и</text:span><text:span text:style-name="T456"> </text:span><text:span text:style-name="T112">-</text:span><text:span text:style-name="T458"> </text:span><text:span text:style-name="T195">жалп</text:span><text:span text:style-name="T112">ы</text:span><text:span text:style-name="T456"> </text:span><text:span text:style-name="T112">элдик</text:span><text:span text:style-name="T291"> </text:span><text:span text:style-name="T195">мүнөзг</text:span><text:span text:style-name="T112">ө</text:span><text:span text:style-name="T458"> </text:span><text:span text:style-name="T112">ээ</text:span><text:span text:style-name="T458"> </text:span><text:span text:style-name="T167">б</text:span><text:span text:style-name="T195">ол</text:span><text:span text:style-name="T256">г</text:span><text:span text:style-name="T195">о</text:span><text:span text:style-name="T112">н</text:span><text:span text:style-name="T456"> </text:span><text:span text:style-name="T195">т</text:span><text:span text:style-name="T112">ил</text:span><text:span text:style-name="T458"> </text:span><text:span text:style-name="T112">реформасын</text:span><text:span text:style-name="T291"> </text:span><text:span text:style-name="T112">ишке</text:span><text:span text:style-name="T456"> </text:span><text:span text:style-name="T112">ашыру</text:span><text:span text:style-name="T167">у</text:span><text:span text:style-name="T112">,</text:span><text:span text:style-name="T113"> </text:span><text:span text:style-name="T112">Османлы</text:span><text:span text:style-name="T340"> </text:span><text:span text:style-name="T112">Императорлугунун</text:span><text:span text:style-name="T346"> </text:span><text:span text:style-name="T112">кийинки</text:span><text:span text:style-name="T346"> </text:span><text:span text:style-name="T112">доор</text:span><text:span text:style-name="T167">ло</text:span><text:span text:style-name="T112">рунда</text:span><text:span text:style-name="T372"> </text:span><text:span text:style-name="T112">абдан</text:span><text:span text:style-name="T346"> </text:span><text:span text:style-name="T195">ө</text:span><text:span text:style-name="T167">ө</text:span><text:span text:style-name="T195">рчү</text:span><text:span text:style-name="T112">п</text:span><text:span text:style-name="T346"> </text:span><text:span text:style-name="T112">кеткен</text:span><text:span text:style-name="T119"> </text:span><text:span text:style-name="T112">жазма</text:span><text:span text:style-name="T469"> </text:span><text:span text:style-name="T112">адабий</text:span><text:span text:style-name="T442"> </text:span><text:span text:style-name="T195">ти</text:span><text:span text:style-name="T112">л</text:span><text:span text:style-name="T442"> </text:span><text:span text:style-name="T112">менен</text:span><text:span text:style-name="T585"> </text:span><text:span text:style-name="T112">элдик</text:span><text:span text:style-name="T442"> </text:span><text:span text:style-name="T112">оозеки</text:span><text:span text:style-name="T442"> </text:span><text:span text:style-name="T195">ти</text:span><text:span text:style-name="T112">л</text:span><text:span text:style-name="T442"> </text:span><text:span text:style-name="T112">орт</text:span><text:span text:style-name="T167">о</text:span><text:span text:style-name="T112">сундагы</text:span><text:span text:style-name="T442"> </text:span><text:span text:style-name="T112">кескин</text:span><text:span text:style-name="T119"> </text:span><text:span text:style-name="T112">обочол</text:span><text:span text:style-name="T167">о</text:span><text:span text:style-name="T195">н</text:span><text:span text:style-name="T112">ууну</text:span><text:span text:style-name="T590"> </text:span><text:span text:style-name="T195">жою</text:span><text:span text:style-name="T112">у</text:span><text:span text:style-name="T590"> </text:span><text:span text:style-name="T112">болго</text:span><text:span text:style-name="T167">н</text:span><text:span text:style-name="T112">.</text:span></text:p>
      <text:p text:style-name="P73"><text:span text:style-name="T112">Тил</text:span><text:span text:style-name="T515"> </text:span><text:span text:style-name="T112">реформасынын</text:span><text:span text:style-name="T520"> </text:span><text:span text:style-name="T112">демилгечис</text:span><text:span text:style-name="T390">и</text:span><text:span text:style-name="T112">,</text:span><text:span text:style-name="T515"> </text:span><text:span text:style-name="T112">Түркия</text:span><text:span text:style-name="T520"> </text:span><text:span text:style-name="T112">Рес</text:span><text:span text:style-name="T195">п</text:span><text:span text:style-name="T112">убликасы</text:span><text:span text:style-name="T167">н</text:span><text:span text:style-name="T112">ын</text:span><text:span text:style-name="T523"> </text:span><text:span text:style-name="T112">негиз-</text:span><text:span text:style-name="T116"> </text:span><text:span text:style-name="T195">дөөч</text:span><text:span text:style-name="T112">ү,</text:span><text:span text:style-name="T364"> </text:span><text:span text:style-name="T112">улуу</text:span><text:span text:style-name="T469"> </text:span><text:span text:style-name="T195">көсө</text:span><text:span text:style-name="T112">м</text:span><text:span text:style-name="T585"> </text:span><text:span text:style-name="T112">Мус</text:span><text:span text:style-name="T195">т</text:span><text:span text:style-name="T112">афа</text:span><text:span text:style-name="T585"> </text:span><text:span text:style-name="T112">Кемал</text:span><text:span text:style-name="T585"> </text:span><text:span text:style-name="T112">Ататүр</text:span><text:span text:style-name="T167">к</text:span><text:span text:style-name="T195">т</text:span><text:span text:style-name="T112">үн</text:span><text:span text:style-name="T585"> </text:span><text:span text:style-name="T112">көрсөтмөсү</text:span><text:span text:style-name="T585"> </text:span><text:span text:style-name="T112">жана</text:span><text:span text:style-name="T585"> </text:span><text:span text:style-name="T112">жекече</text:span><text:span text:style-name="T117"> </text:span><text:span text:style-name="T112">салымы менен бул </text:span><text:span text:style-name="T195">реформ</text:span><text:span text:style-name="T112">а</text:span><text:span text:style-name="T167"> </text:span><text:span text:style-name="T112">өлкө чапында</text:span><text:span text:style-name="T167"> </text:span><text:span text:style-name="T112">ийги</text:span><text:span text:style-name="T195">л</text:span><text:span text:style-name="T112">иктүү</text:span><text:span text:style-name="T167"> </text:span><text:span text:style-name="T195">иш</text:span><text:span text:style-name="T112">ке </text:span><text:span text:style-name="T195">ашырылг</text:span><text:span text:style-name="T167">а</text:span><text:span text:style-name="T112">н</text:span></text:p>
      <text:p text:style-name="P122"><text:span text:style-name="T195">19</text:span><text:span text:style-name="T112">3</text:span><text:span text:style-name="T195">2</text:span><text:span text:style-name="T112">-</text:span><text:span text:style-name="T300"> </text:span><text:span text:style-name="T112">жылы</text:span><text:span text:style-name="T309"> </text:span><text:span text:style-name="T195">ти</text:span><text:span text:style-name="T112">л</text:span><text:span text:style-name="T306"> </text:span><text:span text:style-name="T112">реформасын</text:span><text:span text:style-name="T303"> </text:span><text:span text:style-name="T112">и</text:span><text:span text:style-name="T195">ш</text:span><text:span text:style-name="T112">ке</text:span><text:span text:style-name="T309"> </text:span><text:span text:style-name="T195">ашыр</text:span><text:span text:style-name="T167">у</text:span><text:span text:style-name="T112">у</text:span><text:span text:style-name="T195">г</text:span><text:span text:style-name="T112">а</text:span><text:span text:style-name="T309"> </text:span><text:span text:style-name="T112">арналган</text:span><text:span text:style-name="T306"> </text:span><text:span text:style-name="T195">расм</text:span><text:span text:style-name="T167">и</text:span><text:span text:style-name="T112">й</text:span><text:span text:style-name="T118"> </text:span><text:span text:style-name="T112">курулуш</text:span><text:span text:style-name="T580"> </text:span><text:span text:style-name="T112">-</text:span><text:span text:style-name="T580"> </text:span><text:span text:style-name="T195">Түр</text:span><text:span text:style-name="T112">к</text:span><text:span text:style-name="T580"> </text:span><text:span text:style-name="T112">Тил</text:span><text:span text:style-name="T446"> </text:span><text:span text:style-name="T112">Ку</text:span><text:span text:style-name="T195">р</text:span><text:span text:style-name="T112">уму</text:span><text:span text:style-name="T195">н</text:span><text:span text:style-name="T112">ун</text:span><text:span text:style-name="T580"> </text:span><text:span text:style-name="T112">(Комитет</text:span><text:span text:style-name="T167">и</text:span><text:span text:style-name="T112">)</text:span><text:span text:style-name="T580"> </text:span><text:span text:style-name="T195">түзүл</text:span><text:span text:style-name="T112">ү</text:span><text:span text:style-name="T195">ш</text:span><text:span text:style-name="T112">ү</text:span><text:span text:style-name="T313"> </text:span><text:span text:style-name="T112">жана</text:span><text:span text:style-name="T580"> </text:span><text:span text:style-name="T195">19</text:span><text:span text:style-name="T112">2</text:span><text:span text:style-name="T195">8</text:span><text:span text:style-name="T112">-жылы</text:span><text:span text:style-name="T116"> </text:span><text:span text:style-name="T112">арап</text:span><text:span text:style-name="T306"> </text:span><text:span text:style-name="T112">алфавитинен</text:span><text:span text:style-name="T330"> </text:span><text:span text:style-name="T112">түрк</text:span><text:span text:style-name="T309"> </text:span><text:span text:style-name="T112">тилинин</text:span><text:span text:style-name="T327"> </text:span><text:span text:style-name="T112">фонетикалык</text:span><text:span text:style-name="T327"> </text:span><text:span text:style-name="T195">түзүл</text:span><text:span text:style-name="T112">ү</text:span><text:span text:style-name="T195">шүн</text:span><text:span text:style-name="T112">ө</text:span><text:span text:style-name="T327"> </text:span><text:span text:style-name="T112">ыл</text:span><text:span text:style-name="T167">а</text:span><text:span text:style-name="T112">йы</text:span><text:span text:style-name="T167">к</text:span><text:span text:style-name="T112">-</text:span><text:span text:style-name="T116"> </text:span><text:span text:style-name="T112">талган</text:span><text:span text:style-name="T580"> </text:span><text:span text:style-name="T195">лат</text:span><text:span text:style-name="T167">ы</text:span><text:span text:style-name="T112">н</text:span><text:span text:style-name="T476"> </text:span><text:span text:style-name="T112">алфавитине</text:span><text:span text:style-name="T313"> </text:span><text:span text:style-name="T195">өт</text:span><text:span text:style-name="T167">ү</text:span><text:span text:style-name="T112">ш</text:span><text:span text:style-name="T580"> </text:span><text:span text:style-name="T195">д</text:span><text:span text:style-name="T112">а</text:span><text:span text:style-name="T313"> </text:span><text:span text:style-name="T112">аталган</text:span><text:span text:style-name="T476"> </text:span><text:span text:style-name="T112">реф</text:span><text:span text:style-name="T195">о</text:span><text:span text:style-name="T112">рманын</text:span><text:span text:style-name="T481"> </text:span><text:span text:style-name="T112">б</text:span><text:span text:style-name="T167">а</text:span><text:span text:style-name="T112">шкы</text:span><text:span text:style-name="T476"> </text:span><text:span text:style-name="T112">ма</text:span><text:span text:style-name="T167">к</text:span><text:span text:style-name="T195">с</text:span><text:span text:style-name="T112">аты </text:span><text:span text:style-name="T195">болго</text:span><text:span text:style-name="T112">н </text:span><text:span text:style-name="T195">ар</text:span><text:span text:style-name="T167">ап</text:span><text:span text:style-name="T112">, </text:span><text:span text:style-name="T195">фар</text:span><text:span text:style-name="T112">с</text:span><text:span text:style-name="T167"> </text:span><text:span text:style-name="T112">таасиринен</text:span><text:span text:style-name="T390"> </text:span><text:span text:style-name="T112">кутулу</text:span><text:span text:style-name="T167">у</text:span><text:span text:style-name="T112">, тар</text:span><text:span text:style-name="T167"> </text:span><text:span text:style-name="T112">ганакей</text:span><text:span text:style-name="T390"> </text:span><text:span text:style-name="T112">аристо</text:span><text:span text:style-name="T167">к</text:span><text:span text:style-name="T195">р</text:span><text:span text:style-name="T112">атиялык</text:span><text:span text:style-name="T378"> </text:span><text:span text:style-name="T112">чөй-</text:span><text:span text:style-name="T116"> </text:span><text:span text:style-name="T195">рөн</text:span><text:span text:style-name="T112">ү</text:span><text:span text:style-name="T467"> </text:span><text:span text:style-name="T112">тейл</text:span><text:span text:style-name="T167">е</text:span><text:span text:style-name="T112">п</text:span><text:span text:style-name="T446"> </text:span><text:span text:style-name="T112">келген</text:span><text:span text:style-name="T446"> </text:span><text:span text:style-name="T112">о</text:span><text:span text:style-name="T167">с</text:span><text:span text:style-name="T112">манлычаны</text:span><text:span text:style-name="T452"> </text:span><text:span text:style-name="T112">элдин</text:span><text:span text:style-name="T446"> </text:span><text:span text:style-name="T112">калыœ</text:span><text:span text:style-name="T467"> </text:span><text:span text:style-name="T112">катмарына</text:span><text:span text:style-name="T452"> </text:span><text:span text:style-name="T112">жеткиликтүү</text:span><text:span text:style-name="T116"> </text:span><text:span text:style-name="T195">болго</text:span><text:span text:style-name="T112">н</text:span><text:span text:style-name="T400"> </text:span><text:span text:style-name="T112">ад</text:span><text:span text:style-name="T167">а</text:span><text:span text:style-name="T112">бий түркчө</text:span><text:span text:style-name="T167"> </text:span><text:span text:style-name="T112">менен <text:s/>алмашт</text:span><text:span text:style-name="T167">ы</text:span><text:span text:style-name="T195">р</text:span><text:span text:style-name="T112">уунун маанилүү</text:span><text:span text:style-name="T167"> </text:span><text:span text:style-name="T112">кадамдарынан </text:span><text:span text:style-name="T195">болго</text:span><text:span text:style-name="T112">н.</text:span></text:p>
      <text:p text:style-name="P125"><text:span text:style-name="T195">19</text:span><text:span text:style-name="T112">2</text:span><text:span text:style-name="T195">0</text:span><text:span text:style-name="T112">-жылд</text:span><text:span text:style-name="T167">а</text:span><text:span text:style-name="T195">р</text:span><text:span text:style-name="T112">дын</text:span><text:span text:style-name="T526"> </text:span><text:span text:style-name="T112">аягы</text:span><text:span text:style-name="T571"> </text:span><text:span text:style-name="T112">1</text:span><text:span text:style-name="T195">930</text:span><text:span text:style-name="T167">-</text:span><text:span text:style-name="T112">жылдардын</text:span><text:span text:style-name="T489"> </text:span><text:span text:style-name="T112">баш</text:span><text:span text:style-name="T167">ы</text:span><text:span text:style-name="T112">нан</text:span><text:span text:style-name="T489"> </text:span><text:span text:style-name="T112">тарта</text:span><text:span text:style-name="T489"> </text:span><text:span text:style-name="T112">б</text:span><text:span text:style-name="T167">а</text:span><text:span text:style-name="T112">штатылг</text:span><text:span text:style-name="T167">а</text:span><text:span text:style-name="T112">н</text:span><text:span text:style-name="T116"> </text:span><text:span text:style-name="T256">"</text:span><text:span text:style-name="T195">тилд</text:span><text:span text:style-name="T112">и</text:span><text:span text:style-name="T552"> </text:span><text:span text:style-name="T112">таз</text:span><text:span text:style-name="T167">а</text:span><text:span text:style-name="T112">ло</text:span><text:span text:style-name="T167">о</text:span><text:span text:style-name="T112">"</text:span><text:span text:style-name="T544"> </text:span><text:span text:style-name="T195">ж</text:span><text:span text:style-name="T112">е</text:span><text:span text:style-name="T557"> </text:span><text:span text:style-name="T256">"</text:span><text:span text:style-name="T112">тү</text:span><text:span text:style-name="T195">р</text:span><text:span text:style-name="T112">к</text:span><text:span text:style-name="T195">т</text:span><text:span text:style-name="T167">ө</text:span><text:span text:style-name="T195">ш</text:span><text:span text:style-name="T112">тү</text:span><text:span text:style-name="T195">р</text:span><text:span text:style-name="T112">ү</text:span><text:span text:style-name="T378">ү</text:span><text:span text:style-name="T112">"</text:span><text:span text:style-name="T544"> </text:span><text:span text:style-name="T112">саясаты</text:span><text:span text:style-name="T401"> </text:span><text:span text:style-name="T112">калктын</text:span><text:span text:style-name="T557"> </text:span><text:span text:style-name="T195">ти</text:span><text:span text:style-name="T112">ли</text:span><text:span text:style-name="T195">н</text:span><text:span text:style-name="T112">е</text:span><text:span text:style-name="T401"> </text:span><text:span text:style-name="T112">негизде</text:span><text:span text:style-name="T167">л</text:span><text:span text:style-name="T112">ген</text:span><text:span text:style-name="T120"> </text:span><text:span text:style-name="T195">ж</text:span><text:span text:style-name="T112">а</text:span><text:span text:style-name="T256">œ</text:span><text:span text:style-name="T112">ы</text:span><text:span text:style-name="T580"> </text:span><text:span text:style-name="T112">жалпы</text:span><text:span text:style-name="T476"> </text:span><text:span text:style-name="T112">элдик</text:span><text:span text:style-name="T476"> </text:span><text:span text:style-name="T167">а</text:span><text:span text:style-name="T195">д</text:span><text:span text:style-name="T112">абий</text:span><text:span text:style-name="T481"> </text:span><text:span text:style-name="T195">тил</text:span><text:span text:style-name="T112">ди</text:span><text:span text:style-name="T476"> </text:span><text:span text:style-name="T112">жаратуу</text:span><text:span text:style-name="T533"> </text:span><text:span text:style-name="T112">максатын</text:span><text:span text:style-name="T476"> </text:span><text:span text:style-name="T195">көздө</text:span><text:span text:style-name="T167">г</text:span><text:span text:style-name="T195">ө</text:span><text:span text:style-name="T167">н</text:span><text:span text:style-name="T112">.</text:span><text:span text:style-name="T476"> </text:span><text:span text:style-name="T112">Бул</text:span><text:span text:style-name="T124"> </text:span><text:span text:style-name="T112">саясаттын</text:span><text:span text:style-name="T407"> </text:span><text:span text:style-name="T112">не</text:span><text:span text:style-name="T195">г</text:span><text:span text:style-name="T112">изи</text:span><text:span text:style-name="T195">н</text:span><text:span text:style-name="T256">д</text:span><text:span text:style-name="T112">е</text:span><text:span text:style-name="T407"> </text:span><text:span text:style-name="T112">жаткан</text:span><text:span text:style-name="T407"> </text:span><text:span text:style-name="T112">аракеттер</text:span><text:span text:style-name="T407"> </text:span><text:span text:style-name="T112">нукура</text:span><text:span text:style-name="T187"> </text:span><text:span text:style-name="T195">түр</text:span><text:span text:style-name="T112">к</text:span><text:span text:style-name="T187"> </text:span><text:span text:style-name="T195">сө</text:span><text:span text:style-name="T167">з</text:span><text:span text:style-name="T256">д</text:span><text:span text:style-name="T167">ө</text:span><text:span text:style-name="T112">р</text:span><text:span text:style-name="T195">ү</text:span><text:span text:style-name="T112">н,</text:span><text:span text:style-name="T401"> </text:span><text:span text:style-name="T112">мүчөлөрүн жана</text:span><text:span text:style-name="T325"> </text:span><text:span text:style-name="T195">сө</text:span><text:span text:style-name="T112">з</text:span><text:span text:style-name="T325"> </text:span><text:span text:style-name="T112">айкаштарын</text:span><text:span text:style-name="T332"> </text:span><text:span text:style-name="T195">топ</text:span><text:span text:style-name="T112">т</text:span><text:span text:style-name="T195">о</text:span><text:span text:style-name="T390">о</text:span><text:span text:style-name="T112">,</text:span><text:span text:style-name="T325"> </text:span><text:span text:style-name="T112">жандандыру</text:span><text:span text:style-name="T390">у</text:span><text:span text:style-name="T112">,</text:span><text:span text:style-name="T327"> </text:span><text:span text:style-name="T112">алардын</text:span><text:span text:style-name="T327"> </text:span><text:span text:style-name="T195">үлгүсү</text:span><text:span text:style-name="T167">н</text:span><text:span text:style-name="T256">д</text:span><text:span text:style-name="T112">ө</text:span><text:span text:style-name="T327"> </text:span><text:span text:style-name="T167">ж</text:span><text:span text:style-name="T112">а</text:span><text:span text:style-name="T167">œ</text:span><text:span text:style-name="T112">ы </text:span><text:span text:style-name="T195">сөзд</text:span><text:span text:style-name="T167">ө</text:span><text:span text:style-name="T195">рд</text:span><text:span text:style-name="T112">ү</text:span><text:span text:style-name="T520"> </text:span><text:span text:style-name="T112">жа</text:span><text:span text:style-name="T195">со</text:span><text:span text:style-name="T112">о</text:span><text:span text:style-name="T515"> </text:span><text:span text:style-name="T112">жана</text:span><text:span text:style-name="T520"> </text:span><text:span text:style-name="T195">жалп</text:span><text:span text:style-name="T112">ы</text:span><text:span text:style-name="T515"> </text:span><text:span text:style-name="T112">элдик</text:span><text:span text:style-name="T515"> </text:span><text:span text:style-name="T112">адабий</text:span><text:span text:style-name="T520"> </text:span><text:span text:style-name="T112">тилдин</text:span><text:span text:style-name="T515"> </text:span><text:span text:style-name="T112">нормаларын</text:span><text:span text:style-name="T520"> </text:span><text:span text:style-name="T167">и</text:span><text:span text:style-name="T195">шт</text:span><text:span text:style-name="T167">е</text:span><text:span text:style-name="T112">п</text:span><text:span text:style-name="T119"> </text:span><text:span text:style-name="T112">чыгууга</text:span><text:span text:style-name="T309"> </text:span><text:span text:style-name="T112">багытталга</text:span><text:span text:style-name="T167">н</text:span><text:span text:style-name="T112">.</text:span><text:span text:style-name="T309"> </text:span><text:span text:style-name="T112">Бул</text:span><text:span text:style-name="T325"> </text:span><text:span text:style-name="T112">үчүн</text:span><text:span text:style-name="T325"> </text:span><text:span text:style-name="T112">жасалган</text:span><text:span text:style-name="T309"> </text:span><text:span text:style-name="T167">и</text:span><text:span text:style-name="T195">ш</text:span><text:span text:style-name="T112">-чаралар</text:span><text:span text:style-name="T330"> </text:span><text:span text:style-name="T112">негизинен</text:span><text:span text:style-name="T325"> </text:span><text:span text:style-name="T112">үч</text:span><text:span text:style-name="T117"> </text:span><text:span text:style-name="T195">багытт</text:span><text:span text:style-name="T390">а</text:span><text:span text:style-name="T112">:</text:span><text:span text:style-name="T167"> </text:span><text:span text:style-name="T112">эски</text:span><text:span text:style-name="T390"> </text:span><text:span text:style-name="T112">жазма</text:span><text:span text:style-name="T390"> </text:span><text:span text:style-name="T112">булактардын</text:span><text:span text:style-name="T460"> </text:span><text:span text:style-name="T112">тилин</text:span><text:span text:style-name="T390"> </text:span><text:span text:style-name="T112">тескеп</text:span><text:span text:style-name="T390"> </text:span><text:span text:style-name="T112">чыгу</text:span><text:span text:style-name="T167">у</text:span><text:span text:style-name="T112">,</text:span><text:span text:style-name="T167"> </text:span><text:span text:style-name="T112">Анодолунун</text:span><text:span text:style-name="T460"> </text:span><text:span text:style-name="T112">бүтүн</text:span></text:p>
      <text:p text:style-name="P140"/>
      <text:p text:style-name="P9"/>
      <text:p text:style-name="P9"/>
      <text:p text:style-name="P9"/>
      <text:p text:style-name="P9"/>
      <text:p text:style-name="P9"/>
      <text:p text:style-name="P9"/>
      <text:p text:style-name="P120"/>
      <text:p text:style-name="P135"><text:span text:style-name="T112">диалек</text:span><text:span text:style-name="T167">т</text:span><text:span text:style-name="T112">,</text:span><text:span text:style-name="T489"> </text:span><text:span text:style-name="T112">говорлорунун</text:span><text:span text:style-name="T401"> </text:span><text:span text:style-name="T112">материалын</text:span><text:span text:style-name="T401"> </text:span><text:span text:style-name="T195">топто</text:span><text:span text:style-name="T112">о</text:span><text:span text:style-name="T358"> </text:span><text:span text:style-name="T195">ж</text:span><text:span text:style-name="T167">а</text:span><text:span text:style-name="T195">н</text:span><text:span text:style-name="T112">а</text:span><text:span text:style-name="T544"> </text:span><text:span text:style-name="T195">түр</text:span><text:span text:style-name="T112">к</text:span><text:span text:style-name="T544"> </text:span><text:span text:style-name="T195">т</text:span><text:span text:style-name="T112">или</text:span><text:span text:style-name="T195">ни</text:span><text:span text:style-name="T112">н</text:span><text:span text:style-name="T544"> </text:span><text:span text:style-name="T195">бүтү</text:span><text:span text:style-name="T112">н</text:span><text:span text:style-name="T401"> </text:span><text:span text:style-name="T195">с</text:span><text:span text:style-name="T167">ө</text:span><text:span text:style-name="T112">з</text:span><text:span text:style-name="T115"> </text:span><text:span text:style-name="T195">жасо</text:span><text:span text:style-name="T112">о<text:tab/>каражаттарын</text:span><text:span text:style-name="T233"> </text:span><text:span text:style-name="T112">ийкемге</text:span><text:span text:style-name="T233"> </text:span><text:span text:style-name="T112">келтирүү</text:span><text:span text:style-name="T233"> </text:span><text:span text:style-name="T112">менен</text:span><text:span text:style-name="T233"> </text:span><text:span text:style-name="T195">ж</text:span><text:span text:style-name="T112">а</text:span><text:span text:style-name="T256">œ</text:span><text:span text:style-name="T112">ы</text:span><text:span text:style-name="T223"> </text:span><text:span text:style-name="T195">сө</text:span><text:span text:style-name="T167">зд</text:span><text:span text:style-name="T195">өрд</text:span><text:span text:style-name="T167">ү</text:span><text:span text:style-name="T112">-</text:span><text:span text:style-name="T116"> </text:span><text:span text:style-name="T195">неологиз</text:span><text:span text:style-name="T167">мд</text:span><text:span text:style-name="T195">ерд</text:span><text:span text:style-name="T112">и </text:span><text:span text:style-name="T195">жарат</text:span><text:span text:style-name="T167">у</text:span><text:span text:style-name="T112">у</text:span><text:span text:style-name="T195"> </text:span><text:span text:style-name="T112">сыяктуу</text:span><text:span text:style-name="T195"> </text:span><text:span text:style-name="T256">ү</text:span><text:span text:style-name="T112">ч</text:span><text:span text:style-name="T256"> </text:span><text:span text:style-name="T112">салаада</text:span><text:span text:style-name="T195"> жүргүз</text:span><text:span text:style-name="T167">ү</text:span><text:span text:style-name="T195">лгө</text:span><text:span text:style-name="T167">н</text:span><text:span text:style-name="T112">.</text:span></text:p>
      <text:p text:style-name="P110"><text:span text:style-name="T195">Түр</text:span><text:span text:style-name="T112">к</text:span><text:span text:style-name="T481"> </text:span><text:span text:style-name="T195">тили</text:span><text:span text:style-name="T112">нин</text:span><text:span text:style-name="T580"> </text:span><text:span text:style-name="T112">жеке</text:span><text:span text:style-name="T452"> </text:span><text:span text:style-name="T195">өз</text:span><text:span text:style-name="T167">ү</text:span><text:span text:style-name="T195">н</text:span><text:span text:style-name="T112">ө</text:span><text:span text:style-name="T446"> </text:span><text:span text:style-name="T112">ти</text:span><text:span text:style-name="T167">е</text:span><text:span text:style-name="T195">ш</text:span><text:span text:style-name="T112">ел</text:span><text:span text:style-name="T167">ү</text:span><text:span text:style-name="T112">ү</text:span><text:span text:style-name="T481"> </text:span><text:span text:style-name="T112">мындай</text:span><text:span text:style-name="T452"> </text:span><text:span text:style-name="T112">ички</text:span><text:span text:style-name="T580"> </text:span><text:span text:style-name="T112">булактары</text:span><text:span text:style-name="T580"> </text:span><text:span text:style-name="T112">мен</text:span><text:span text:style-name="T167">е</text:span><text:span text:style-name="T112">н</text:span><text:span text:style-name="T116"> </text:span><text:span text:style-name="T112">катар</text:span><text:span text:style-name="T287"> </text:span><text:span text:style-name="T112">бул</text:span><text:span text:style-name="T487"> </text:span><text:span text:style-name="T112">ишке</text:span><text:span text:style-name="T287"> </text:span><text:span text:style-name="T112">тект</text:span><text:span text:style-name="T167">е</text:span><text:span text:style-name="T112">ш</text:span><text:span text:style-name="T487"> </text:span><text:span text:style-name="T195">түр</text:span><text:span text:style-name="T112">к</text:span><text:span text:style-name="T487"> </text:span><text:span text:style-name="T195">т</text:span><text:span text:style-name="T112">и</text:span><text:span text:style-name="T195">лдерини</text:span><text:span text:style-name="T112">н</text:span><text:span text:style-name="T319"> </text:span><text:span text:style-name="T195">материалд</text:span><text:span text:style-name="T167">а</text:span><text:span text:style-name="T195">р</text:span><text:span text:style-name="T112">ы</text:span><text:span text:style-name="T317"> </text:span><text:span text:style-name="T195">д</text:span><text:span text:style-name="T112">а</text:span><text:span text:style-name="T295"> </text:span><text:span text:style-name="T112">ке</text:span><text:span text:style-name="T167">œ</text:span><text:span text:style-name="T112">ири</text:span><text:span text:style-name="T118"> </text:span><text:span text:style-name="T112">тарты</text:span><text:span text:style-name="T167">л</text:span><text:span text:style-name="T112">га</text:span><text:span text:style-name="T167">н</text:span><text:span text:style-name="T112">.</text:span><text:span text:style-name="T295"> </text:span><text:span text:style-name="T195">Ошо</text:span><text:span text:style-name="T112">л</text:span><text:span text:style-name="T287"> </text:span><text:span text:style-name="T112">кездерд</text:span><text:span text:style-name="T390">е</text:span><text:span text:style-name="T112">,</text:span><text:span text:style-name="T287"> </text:span><text:span text:style-name="T112">К.К.</text:span><text:span text:style-name="T295"> </text:span><text:span text:style-name="T112">Юдахиндин</text:span><text:span text:style-name="T317"> </text:span><text:span text:style-name="T195">1</text:span><text:span text:style-name="T112">9</text:span><text:span text:style-name="T195">40</text:span><text:span text:style-name="T112">-жылы</text:span><text:span text:style-name="T295"> </text:span><text:span text:style-name="T112">Москва</text:span><text:span text:style-name="T167">да</text:span><text:span text:style-name="T112">н</text:span><text:span text:style-name="T116"> </text:span><text:span text:style-name="T112">жарык</text:span><text:span text:style-name="T351"> </text:span><text:span text:style-name="T112">көргөн</text:span><text:span text:style-name="T351"> </text:span><text:span text:style-name="T112">25</text:span><text:span text:style-name="T372"> </text:span><text:span text:style-name="T112">миœ</text:span><text:span text:style-name="T372"> </text:span><text:span text:style-name="T112">с</text:span><text:span text:style-name="T195">ө</text:span><text:span text:style-name="T112">здүү</text:span><text:span text:style-name="T351"> </text:span><text:span text:style-name="T256">"</text:span><text:span text:style-name="T112">Киргизско-рус</text:span><text:span text:style-name="T167">с</text:span><text:span text:style-name="T112">кий</text:span><text:span text:style-name="T585"> </text:span><text:span text:style-name="T195">слов</text:span><text:span text:style-name="T167">а</text:span><text:span text:style-name="T112">рь”</text:span><text:span text:style-name="T372"> </text:span><text:span text:style-name="T112">(</text:span><text:span text:style-name="T195">"</text:span><text:span text:style-name="T112">Кырг</text:span><text:span text:style-name="T167">ы</text:span><text:span text:style-name="T112">зч</text:span><text:span text:style-name="T167">а</text:span><text:span text:style-name="T112">-</text:span><text:span text:style-name="T116"> </text:span><text:span text:style-name="T112">орусча</text:span><text:span text:style-name="T520"> </text:span><text:span text:style-name="T112">сөздүгүнү</text:span><text:span text:style-name="T390">н</text:span><text:span text:style-name="T195">"</text:span><text:span text:style-name="T112">)</text:span><text:span text:style-name="T515"> </text:span><text:span text:style-name="T167">А</text:span><text:span text:style-name="T112">бдуллах</text:span><text:span text:style-name="T523"> </text:span><text:span text:style-name="T112">Таймас</text:span><text:span text:style-name="T520"> </text:span><text:span text:style-name="T112">тара</text:span><text:span text:style-name="T167">б</text:span><text:span text:style-name="T112">ынан</text:span><text:span text:style-name="T523"> </text:span><text:span text:style-name="T195">түрк</text:span><text:span text:style-name="T167">ч</text:span><text:span text:style-name="T195">ө</text:span><text:span text:style-name="T256">г</text:span><text:span text:style-name="T112">ө</text:span><text:span text:style-name="T520"> </text:span><text:span text:style-name="T112">которулу</text:span><text:span text:style-name="T167">п</text:span><text:span text:style-name="T112">,</text:span><text:span text:style-name="T113"> </text:span><text:span text:style-name="T195">19</text:span><text:span text:style-name="T112">4</text:span><text:span text:style-name="T195">5</text:span><text:span text:style-name="T112">-жылы</text:span><text:span text:style-name="T195"> </text:span><text:span text:style-name="T112">басылып</text:span><text:span text:style-name="T536"> </text:span><text:span text:style-name="T195">ч</text:span><text:span text:style-name="T167">ы</text:span><text:span text:style-name="T195">гыш</text:span><text:span text:style-name="T112">ы</text:span><text:span text:style-name="T195"> д</text:span><text:span text:style-name="T112">а</text:span><text:span text:style-name="T195"> </text:span><text:span text:style-name="T112">м</text:span><text:span text:style-name="T167">ы</text:span><text:span text:style-name="T112">на</text:span><text:span text:style-name="T536"> </text:span><text:span text:style-name="T112">ушул</text:span><text:span text:style-name="T195"> </text:span><text:span text:style-name="T112">демилгенин</text:span><text:span text:style-name="T195"> </text:span><text:span text:style-name="T112">ша</text:span><text:span text:style-name="T195">р</text:span><text:span text:style-name="T112">а</text:span><text:span text:style-name="T195">п</text:span><text:span text:style-name="T112">аты мен</text:span><text:span text:style-name="T167">е</text:span><text:span text:style-name="T112">н</text:span><text:span text:style-name="T116"> </text:span><text:span text:style-name="T195">болго</text:span><text:span text:style-name="T112">н.</text:span><text:span text:style-name="T414"> </text:span><text:span text:style-name="T195">Сө</text:span><text:span text:style-name="T112">з</text:span><text:span text:style-name="T256">д</text:span><text:span text:style-name="T195">үкт</text:span><text:span text:style-name="T112">ө</text:span><text:span text:style-name="T256"> </text:span><text:span text:style-name="T112">ори</text:span><text:span text:style-name="T167">г</text:span><text:span text:style-name="T112">и</text:span><text:span text:style-name="T195">н</text:span><text:span text:style-name="T112">алындагы кийин</text:span><text:span text:style-name="T536"> </text:span><text:span text:style-name="T112">сын</text:span><text:span text:style-name="T167">г</text:span><text:span text:style-name="T112">а</text:span><text:span text:style-name="T536"> </text:span><text:span text:style-name="T112">алынып,</text:span><text:span text:style-name="T536"> </text:span><text:span text:style-name="T167">о</text:span><text:span text:style-name="T256">œ</text:span><text:span text:style-name="T112">долуп</text:span><text:span text:style-name="T256"> </text:span><text:span text:style-name="T112">чыккан</text:span><text:span text:style-name="T119"> </text:span><text:span text:style-name="T112">мүчүлүштөрү</text:span><text:span text:style-name="T557"> </text:span><text:span text:style-name="T112">жана</text:span><text:span text:style-name="T544"> </text:span><text:span text:style-name="T112">кемчилдиктеринин</text:span><text:span text:style-name="T552"> </text:span><text:span text:style-name="T112">орун</text:span><text:span text:style-name="T557"> </text:span><text:span text:style-name="T112">алып</text:span><text:span text:style-name="T557"> </text:span><text:span text:style-name="T195">калыш</text:span><text:span text:style-name="T112">ы</text:span><text:span text:style-name="T552"> </text:span><text:span text:style-name="T195">(</text:span><text:span text:style-name="T112">К.К.</text:span><text:span text:style-name="T407"> </text:span><text:span text:style-name="T112">Юдахин</text:span><text:span text:style-name="T119"> </text:span><text:span text:style-name="T256">"</text:span><text:span text:style-name="T112">Сөздүгүн</text:span><text:span text:style-name="T167">ү</text:span><text:span text:style-name="T112">н"</text:span><text:span text:style-name="T227"> </text:span><text:span text:style-name="T195">1</text:span><text:span text:style-name="T112">9</text:span><text:span text:style-name="T195">65</text:span><text:span text:style-name="T112">-</text:span><text:span text:style-name="T227"> </text:span><text:span text:style-name="T112">жылкы</text:span><text:span text:style-name="T223"> </text:span><text:span text:style-name="T112">басышында</text:span><text:span text:style-name="T233"> </text:span><text:span text:style-name="T112">40</text:span><text:span text:style-name="T227"> </text:span><text:span text:style-name="T112">миœ</text:span><text:span text:style-name="T227"> </text:span><text:span text:style-name="T195">сө</text:span><text:span text:style-name="T112">з</text:span><text:span text:style-name="T223"> </text:span><text:span text:style-name="T112">камтылга</text:span><text:span text:style-name="T167">н</text:span><text:span text:style-name="T195">)</text:span><text:span text:style-name="T112">,</text:span><text:span text:style-name="T227"> </text:span><text:span text:style-name="T112">котормо калпыстыктыктарына</text:span><text:span text:style-name="T372"> </text:span><text:span text:style-name="T112">карабаста</text:span><text:span text:style-name="T167">н</text:span><text:span text:style-name="T112">,</text:span><text:span text:style-name="T358"> </text:span><text:span text:style-name="T112">бул</text:span><text:span text:style-name="T358"> </text:span><text:span text:style-name="T195">сөзд</text:span><text:span text:style-name="T167">ү</text:span><text:span text:style-name="T112">к</text:span><text:span text:style-name="T358"> </text:span><text:span text:style-name="T112">кыргызча</text:span><text:span text:style-name="T340"> </text:span><text:span text:style-name="T112">менен</text:span><text:span text:style-name="T340"> </text:span><text:span text:style-name="T112">түрк</text:span><text:span text:style-name="T167">ч</text:span><text:span text:style-name="T112">ө</text:span><text:span text:style-name="T120"> </text:span><text:span text:style-name="T112">арасындагы</text:span><text:span text:style-name="T571"> </text:span><text:span text:style-name="T112">алгачкы</text:span><text:span text:style-name="T526"> </text:span><text:span text:style-name="T195">ти</text:span><text:span text:style-name="T112">л</text:span><text:span text:style-name="T526"> </text:span><text:span text:style-name="T112">байланышт</text:span><text:span text:style-name="T167">а</text:span><text:span text:style-name="T112">рынын</text:span><text:span text:style-name="T544"> </text:span><text:span text:style-name="T112">көпүрөсү</text:span><text:span text:style-name="T526"> </text:span><text:span text:style-name="T195">катар</text:span><text:span text:style-name="T112">ы</text:span><text:span text:style-name="T571"> </text:span><text:span text:style-name="T112">алигиче</text:span><text:span text:style-name="T119"> </text:span><text:span text:style-name="T112">кызмат</text:span><text:span text:style-name="T497"> </text:span><text:span text:style-name="T195">өт</text:span><text:span text:style-name="T167">ө</text:span><text:span text:style-name="T112">п</text:span><text:span text:style-name="T593"> </text:span><text:span text:style-name="T112">келе</text:span><text:span text:style-name="T414"> </text:span><text:span text:style-name="T195">жатыш</text:span><text:span text:style-name="T112">ы</text:span><text:span text:style-name="T505"> </text:span><text:span text:style-name="T112">менен</text:span><text:span text:style-name="T505"> </text:span><text:span text:style-name="T112">баалу</text:span><text:span text:style-name="T167">у</text:span><text:span text:style-name="T112">.</text:span></text:p>
      <text:p text:style-name="P110"><text:span text:style-name="T195">Албетт</text:span><text:span text:style-name="T390">е</text:span><text:span text:style-name="T112">,</text:span><text:span text:style-name="T227"> </text:span><text:span text:style-name="T112">бүгүнкү</text:span><text:span text:style-name="T223"> </text:span><text:span text:style-name="T112">абалында</text:span><text:span text:style-name="T358"> </text:span><text:span text:style-name="T195">т</text:span><text:span text:style-name="T167">ү</text:span><text:span text:style-name="T195">р</text:span><text:span text:style-name="T112">к</text:span><text:span text:style-name="T358"> </text:span><text:span text:style-name="T195">тилин</text:span><text:span text:style-name="T112">е</text:span><text:span text:style-name="T223"> </text:span><text:span text:style-name="T167">а</text:span><text:span text:style-name="T112">р</text:span><text:span text:style-name="T223"> </text:span><text:span text:style-name="T112">кандай</text:span><text:span text:style-name="T223"> </text:span><text:span text:style-name="T112">кемчиликте</text:span><text:span text:style-name="T167">н</text:span><text:span text:style-name="T112">,</text:span><text:span text:style-name="T113"> </text:span><text:span text:style-name="T112">калпыстыктардан</text:span><text:span text:style-name="T372"> </text:span><text:span text:style-name="T112">алыс</text:span><text:span text:style-name="T346"> </text:span><text:span text:style-name="T112">бир</text:span><text:span text:style-name="T340"> </text:span><text:span text:style-name="T112">идеал</text:span><text:span text:style-name="T364"> </text:span><text:span text:style-name="T112">тил</text:span><text:span text:style-name="T346"> </text:span><text:span text:style-name="T195">сып</text:span><text:span text:style-name="T167">а</text:span><text:span text:style-name="T195">ты</text:span><text:span text:style-name="T112">н</text:span><text:span text:style-name="T372"> </text:span><text:span text:style-name="T112">ыйгарууд</text:span><text:span text:style-name="T167">а</text:span><text:span text:style-name="T112">н</text:span><text:span text:style-name="T364"> </text:span><text:span text:style-name="T112">алыспы</text:span><text:span text:style-name="T167">з</text:span><text:span text:style-name="T112">.</text:span><text:span text:style-name="T346"> </text:span><text:span text:style-name="T167">Ар</text:span><text:span text:style-name="T169"> </text:span><text:span text:style-name="T112">кандай</text:span><text:span text:style-name="T476"> </text:span><text:span text:style-name="T112">эле</text:span><text:span text:style-name="T476"> </text:span><text:span text:style-name="T195">өнүгү</text:span><text:span text:style-name="T167">ү</text:span><text:span text:style-name="T195">дөг</text:span><text:span text:style-name="T112">ү</text:span><text:span text:style-name="T533"> </text:span><text:span text:style-name="T112">улуттук</text:span><text:span text:style-name="T313"> </text:span><text:span text:style-name="T195">т</text:span><text:span text:style-name="T112">ил</text:span><text:span text:style-name="T481"> </text:span><text:span text:style-name="T112">сыяктуу</text:span><text:span text:style-name="T533"> </text:span><text:span text:style-name="T112">Түркия</text:span><text:span text:style-name="T313"> </text:span><text:span text:style-name="T112">т</text:span><text:span text:style-name="T167">ү</text:span><text:span text:style-name="T112">ркчөсүнүн</text:span><text:span text:style-name="T533"> </text:span><text:span text:style-name="T112">өзүнө тиешелүү </text:span><text:span text:style-name="T195">проблемал</text:span><text:span text:style-name="T167">а</text:span><text:span text:style-name="T195">р</text:span><text:span text:style-name="T112">ы</text:span><text:span text:style-name="T167"> </text:span><text:span text:style-name="T112">бар,</text:span><text:span text:style-name="T400"> </text:span><text:span text:style-name="T195">биро</text:span><text:span text:style-name="T112">к</text:span><text:span text:style-name="T399"> </text:span><text:span text:style-name="T195">кантс</text:span><text:span text:style-name="T112">е</text:span><text:span text:style-name="T400"> </text:span><text:span text:style-name="T195">д</text:span><text:span text:style-name="T112">а</text:span><text:span text:style-name="T400"> </text:span><text:span text:style-name="T112">бүгүн</text:span><text:span text:style-name="T399"> </text:span><text:span text:style-name="T195">ж</text:span><text:span text:style-name="T112">а</text:span><text:span text:style-name="T256">œ</text:span><text:span text:style-name="T167">ы</text:span><text:span text:style-name="T195">д</text:span><text:span text:style-name="T112">ан</text:span><text:span text:style-name="T116"> </text:span><text:span text:style-name="T112">мамлекетт</text:span><text:span text:style-name="T167">и</text:span><text:span text:style-name="T112">к</text:span><text:span text:style-name="T476"> </text:span><text:span text:style-name="T195">ти</text:span><text:span text:style-name="T112">л</text:span><text:span text:style-name="T481"> </text:span><text:span text:style-name="T112">ст</text:span><text:span text:style-name="T167">а</text:span><text:span text:style-name="T195">т</text:span><text:span text:style-name="T112">усуна</text:span><text:span text:style-name="T476"> </text:span><text:span text:style-name="T112">ээ</text:span><text:span text:style-name="T580"> </text:span><text:span text:style-name="T112">болуп</text:span><text:span text:style-name="T580"> </text:span><text:span text:style-name="T112">отурган</text:span><text:span text:style-name="T580"> </text:span><text:span text:style-name="T112">жаш</text:span><text:span text:style-name="T481"> </text:span><text:span text:style-name="T112">адабий</text:span><text:span text:style-name="T481"> </text:span><text:span text:style-name="T195">түрк</text:span><text:span text:style-name="T199"> </text:span><text:span text:style-name="T195">тилдер</text:span><text:span text:style-name="T167">и</text:span><text:span text:style-name="T195">ни</text:span><text:span text:style-name="T112">н</text:span><text:span text:style-name="T358"> </text:span><text:span text:style-name="T112">Түркия</text:span><text:span text:style-name="T340"> </text:span><text:span text:style-name="T112">тү</text:span><text:span text:style-name="T195">р</text:span><text:span text:style-name="T112">кчөсүнүн</text:span><text:span text:style-name="T340"> </text:span><text:span text:style-name="T112">калыптаны</text:span><text:span text:style-name="T167">ш</text:span><text:span text:style-name="T112">,</text:span><text:span text:style-name="T233"> </text:span><text:span text:style-name="T195">өн</text:span><text:span text:style-name="T167">ү</text:span><text:span text:style-name="T195">г</text:span><text:span text:style-name="T167">ү</text:span><text:span text:style-name="T112">ш</text:span><text:span text:style-name="T233"> </text:span><text:span text:style-name="T195">тар</text:span><text:span text:style-name="T167">ы</text:span><text:span text:style-name="T195">хына</text:span><text:span text:style-name="T460">н</text:span><text:span text:style-name="T112">,</text:span><text:span text:style-name="T113"> </text:span><text:span text:style-name="T112">өзгөчө</text:span><text:span text:style-name="T414"> </text:span><text:span text:style-name="T195">т</text:span><text:span text:style-name="T112">ил</text:span><text:span text:style-name="T256"> </text:span><text:span text:style-name="T112">рефо</text:span><text:span text:style-name="T195">р</text:span><text:span text:style-name="T112">масы тажырыйбаларынан ала</text:span><text:span text:style-name="T256"> </text:span><text:span text:style-name="T112">турган</text:span><text:span text:style-name="T256"> </text:span><text:span text:style-name="T112">саб</text:span><text:span text:style-name="T167">а</text:span><text:span text:style-name="T112">ктары</text:span><text:span text:style-name="T195"> </text:span><text:span text:style-name="T112">арб</text:span><text:span text:style-name="T167">ы</text:span><text:span text:style-name="T112">н.</text:span></text:p>
      <text:p text:style-name="P110"><text:span text:style-name="T195">Түр</text:span><text:span text:style-name="T112">к-кырг</text:span><text:span text:style-name="T167">ы</text:span><text:span text:style-name="T112">з</text:span><text:span text:style-name="T407"> </text:span><text:span text:style-name="T112">байланыштары</text:span><text:span text:style-name="T233"> </text:span><text:span text:style-name="T112">ар</text:span><text:span text:style-name="T552"> </text:span><text:span text:style-name="T112">т</text:span><text:span text:style-name="T167">а</text:span><text:span text:style-name="T112">раптуу</text:span><text:span text:style-name="T227"> </text:span><text:span text:style-name="T112">өнүктүрүлө</text:span><text:span text:style-name="T216"> </text:span><text:span text:style-name="T112">б</text:span><text:span text:style-name="T167">а</text:span><text:span text:style-name="T112">штаган</text:span><text:span text:style-name="T216"> </text:span><text:span text:style-name="T195">уш</text:span><text:span text:style-name="T167">у</text:span><text:span text:style-name="T112">л</text:span><text:span text:style-name="T115"> </text:span><text:span text:style-name="T195">тапт</text:span><text:span text:style-name="T390">а</text:span><text:span text:style-name="T112">,</text:span><text:span text:style-name="T536"> </text:span><text:span text:style-name="T112">ар кандай максаттагы</text:span><text:span text:style-name="T167"> </text:span><text:span text:style-name="T112">жана </text:span><text:span text:style-name="T167">к</text:span><text:span text:style-name="T195">өлө</text:span><text:span text:style-name="T112">м</text:span><text:span text:style-name="T167">д</text:span><text:span text:style-name="T195">ө</text:span><text:span text:style-name="T256">г</text:span><text:span text:style-name="T112">ү</text:span><text:span text:style-name="T167"> </text:span><text:span text:style-name="T195">т</text:span><text:span text:style-name="T167">ү</text:span><text:span text:style-name="T195">ркч</text:span><text:span text:style-name="T112">ө-кырг</text:span><text:span text:style-name="T167">ы</text:span><text:span text:style-name="T112">зч</text:span><text:span text:style-name="T167">а</text:span><text:span text:style-name="T112">,</text:span><text:span text:style-name="T536"> </text:span><text:span text:style-name="T112">кыргызч</text:span><text:span text:style-name="T167">а</text:span><text:span text:style-name="T112">-</text:span><text:span text:style-name="T116"> </text:span><text:span text:style-name="T112">түркчө</text:span><text:span text:style-name="T216"> </text:span><text:span text:style-name="T112">сө</text:span><text:span text:style-name="T167">з</text:span><text:span text:style-name="T256">д</text:span><text:span text:style-name="T112">үктөрдүн</text:span><text:span text:style-name="T223"> </text:span><text:span text:style-name="T112">даярдалышына</text:span><text:span text:style-name="T223"> </text:span><text:span text:style-name="T112">муктаждык</text:span><text:span text:style-name="T216"> </text:span><text:span text:style-name="T112">туулууд</text:span><text:span text:style-name="T390">а</text:span><text:span text:style-name="T112">.</text:span><text:span text:style-name="T407"> </text:span><text:span text:style-name="T195">Түр</text:span><text:span text:style-name="T112">к</text:span><text:span text:style-name="T227"> </text:span><text:span text:style-name="T195">т</text:span><text:span text:style-name="T112">или</text:span><text:span text:style-name="T118"> </text:span><text:span text:style-name="T112">Кыргызстанда</text:span><text:span text:style-name="T469"> </text:span><text:span text:style-name="T112">англисче</text:span><text:span text:style-name="T442"> </text:span><text:span text:style-name="T112">жана</text:span><text:span text:style-name="T585"> </text:span><text:span text:style-name="T195">орус</text:span><text:span text:style-name="T167">ч</text:span><text:span text:style-name="T112">а</text:span><text:span text:style-name="T195">да</text:span><text:span text:style-name="T112">н</text:span><text:span text:style-name="T469"> </text:span><text:span text:style-name="T112">кийин</text:span><text:span text:style-name="T351"> </text:span><text:span text:style-name="T112">эле</text:span><text:span text:style-name="T585"> </text:span><text:span text:style-name="T112">үйрөн</text:span><text:span text:style-name="T167">ү</text:span><text:span text:style-name="T112">үсү</text:span><text:span text:style-name="T469"> </text:span><text:span text:style-name="T112">кааланган</text:span><text:span text:style-name="T119"> </text:span><text:span text:style-name="T112">таңсык</text:span><text:span text:style-name="T337"> </text:span><text:span text:style-name="T195">ти</text:span><text:span text:style-name="T112">л</text:span><text:span text:style-name="T515"> </text:span><text:span text:style-name="T112">абалына</text:span><text:span text:style-name="T337"> </text:span><text:span text:style-name="T112">келүүд</text:span><text:span text:style-name="T167">ө</text:span><text:span text:style-name="T112">.</text:span><text:span text:style-name="T332"> </text:span><text:span text:style-name="T112">Айрыкча</text:span><text:span text:style-name="T520"> </text:span><text:span text:style-name="T112">Түркия</text:span><text:span text:style-name="T515"> </text:span><text:span text:style-name="T112">университ</text:span><text:span text:style-name="T167">е</text:span><text:span text:style-name="T112">ттер</text:span><text:span text:style-name="T167">и</text:span><text:span text:style-name="T112">нде</text:span><text:span text:style-name="T117"> </text:span><text:span text:style-name="T195">түрк</text:span><text:span text:style-name="T167">о</text:span><text:span text:style-name="T195">логи</text:span><text:span text:style-name="T112">я</text:span><text:span text:style-name="T557"> </text:span><text:span text:style-name="T112">бөлүмдөрү</text:span><text:span text:style-name="T167">н</text:span><text:span text:style-name="T112">ү</text:span><text:span text:style-name="T167">н</text:span><text:span text:style-name="T112">,</text:span><text:span text:style-name="T383"> </text:span><text:span text:style-name="T112">Кыргызстанда</text:span><text:span text:style-name="T489"> </text:span><text:span text:style-name="T112">кыргыз,</text:span><text:span text:style-name="T526"> </text:span><text:span text:style-name="T195">т</text:span><text:span text:style-name="T167">ү</text:span><text:span text:style-name="T195">р</text:span><text:span text:style-name="T112">к</text:span><text:span text:style-name="T571"> </text:span><text:span text:style-name="T195">т</text:span><text:span text:style-name="T112">и</text:span><text:span text:style-name="T195">лдеринд</text:span><text:span text:style-name="T112">е</text:span><text:span text:style-name="T544"> </text:span><text:span text:style-name="T112">с</text:span><text:span text:style-name="T167">а</text:span><text:span text:style-name="T112">бак берген</text:span><text:span text:style-name="T585"> </text:span><text:span text:style-name="T112">университеттерди</text:span><text:span text:style-name="T390">н</text:span><text:span text:style-name="T112">,</text:span><text:span text:style-name="T585"> </text:span><text:span text:style-name="T112">мект</text:span><text:span text:style-name="T167">е</text:span><text:span text:style-name="T195">п</text:span><text:span text:style-name="T112">тердин</text:span><text:span text:style-name="T442"> </text:span><text:span text:style-name="T112">ачылыш</text:span><text:span text:style-name="T167">ы</text:span><text:span text:style-name="T112">,</text:span><text:span text:style-name="T585"> </text:span><text:span text:style-name="T112">ал</text:span><text:span text:style-name="T167">а</text:span><text:span text:style-name="T195">р</text:span><text:span text:style-name="T112">дын</text:span><text:span text:style-name="T469"> </text:span><text:span text:style-name="T112">окуу</text:span><text:span text:style-name="T442"> </text:span><text:span text:style-name="T195">ж</text:span><text:span text:style-name="T167">а</text:span><text:span text:style-name="T195">на</text:span><text:span text:style-name="T197"> </text:span><text:span text:style-name="T112">илимий-пе</text:span><text:span text:style-name="T167">д</text:span><text:span text:style-name="T112">агогикалык</text:span><text:span text:style-name="T372"> </text:span><text:span text:style-name="T112">адабияттар</text:span><text:span text:style-name="T372"> </text:span><text:span text:style-name="T112">жана</text:span><text:span text:style-name="T340"> </text:span><text:span text:style-name="T195">адист</text:span><text:span text:style-name="T167">е</text:span><text:span text:style-name="T112">р</text:span><text:span text:style-name="T346"> </text:span><text:span text:style-name="T112">менен</text:span><text:span text:style-name="T358"> </text:span><text:span text:style-name="T112">камсыз</text:span><text:span text:style-name="T340"> </text:span><text:span text:style-name="T112">кылыны-</text:span><text:span text:style-name="T116"> </text:span><text:span text:style-name="T195">ш</text:span><text:span text:style-name="T112">ы</text:span><text:span text:style-name="T319"> </text:span><text:span text:style-name="T112">аталг</text:span><text:span text:style-name="T167">а</text:span><text:span text:style-name="T112">ндай</text:span><text:span text:style-name="T303"> </text:span><text:span text:style-name="T195">сөзд</text:span><text:span text:style-name="T167">ү</text:span><text:span text:style-name="T112">к</text:span><text:span text:style-name="T195">төрг</text:span><text:span text:style-name="T112">ө</text:span><text:span text:style-name="T303"> </text:span><text:span text:style-name="T112">болгон</text:span><text:span text:style-name="T300"> </text:span><text:span text:style-name="T195">тал</text:span><text:span text:style-name="T167">а</text:span><text:span text:style-name="T195">п</text:span><text:span text:style-name="T112">ты</text:span><text:span text:style-name="T303"> </text:span><text:span text:style-name="T112">күн</text:span><text:span text:style-name="T319"> </text:span><text:span text:style-name="T112">санап</text:span><text:span text:style-name="T319"> </text:span><text:span text:style-name="T112">арттыр</text:span><text:span text:style-name="T167">у</text:span><text:span text:style-name="T112">уд</text:span><text:span text:style-name="T390">а</text:span><text:span text:style-name="T112">.</text:span><text:span text:style-name="T125"> </text:span><text:span text:style-name="T112">Сөздүгүбү</text:span><text:span text:style-name="T167">з</text:span><text:span text:style-name="T112">дүн</text:span><text:span text:style-name="T378"> </text:span><text:span text:style-name="T112">асыл</text:span><text:span text:style-name="T378"> </text:span><text:span text:style-name="T112">максаттарын</text:span><text:span text:style-name="T167">а</text:span><text:span text:style-name="T112">н</text:span><text:span text:style-name="T383"> </text:span><text:span text:style-name="T195">бир</text:span><text:span text:style-name="T112">и</text:span><text:span text:style-name="T526"> </text:span><text:span text:style-name="T195">т</text:span><text:span text:style-name="T167">ү</text:span><text:span text:style-name="T195">р</text:span><text:span text:style-name="T112">к</text:span><text:span text:style-name="T383"> </text:span><text:span text:style-name="T112">республикаларында</text:span><text:span text:style-name="T571"> </text:span><text:span text:style-name="T112">арт</text:span><text:span text:style-name="T167">ы</text:span><text:span text:style-name="T112">п</text:span><text:span text:style-name="T119"> </text:span><text:span text:style-name="T112">бараткан</text:span><text:span text:style-name="T536"> </text:span><text:span text:style-name="T195">т</text:span><text:span text:style-name="T167">ү</text:span><text:span text:style-name="T195">р</text:span><text:span text:style-name="T112">к</text:span><text:span text:style-name="T256"> </text:span><text:span text:style-name="T195">тили</text:span><text:span text:style-name="T112">н</text:span><text:span text:style-name="T256"> </text:span><text:span text:style-name="T195">ү</text:span><text:span text:style-name="T112">й</text:span><text:span text:style-name="T195">рөн</text:span><text:span text:style-name="T167">ү</text:span><text:span text:style-name="T112">ү</text:span><text:span text:style-name="T256"> </text:span><text:span text:style-name="T112">талабына</text:span><text:span text:style-name="T256"> </text:span><text:span text:style-name="T112">көмөкчү</text:span><text:span text:style-name="T256"> </text:span><text:span text:style-name="T112">болу</text:span><text:span text:style-name="T167">у</text:span><text:span text:style-name="T112">.</text:span></text:p>
      <text:p text:style-name="P110"><text:span text:style-name="T195">Сөздү</text:span><text:span text:style-name="T112">к</text:span><text:span text:style-name="T195">тү</text:span><text:span text:style-name="T112">н</text:span><text:span text:style-name="T306"> </text:span><text:span text:style-name="T112">бир</text:span><text:span text:style-name="T300"> </text:span><text:span text:style-name="T112">башка</text:span><text:span text:style-name="T309"> </text:span><text:span text:style-name="T112">максат</text:span><text:span text:style-name="T167">ы</text:span><text:span text:style-name="T112">,</text:span><text:span text:style-name="T300"> </text:span><text:span text:style-name="T112">балким</text:span><text:span text:style-name="T306"> </text:span><text:span text:style-name="T112">эң</text:span><text:span text:style-name="T319"> </text:span><text:span text:style-name="T112">маанилүүс</text:span><text:span text:style-name="T167">ү</text:span><text:span text:style-name="T112">,</text:span><text:span text:style-name="T300"> </text:span><text:span text:style-name="T112">азыркы</text:span><text:span text:style-name="T116"> </text:span><text:span text:style-name="T112">кыргыз</text:span><text:span text:style-name="T557"> </text:span><text:span text:style-name="T195">ти</text:span><text:span text:style-name="T112">ли</text:span><text:span text:style-name="T195">ни</text:span><text:span text:style-name="T112">н</text:span><text:span text:style-name="T401"> </text:span><text:span text:style-name="T195">сө</text:span><text:span text:style-name="T112">з</text:span><text:span text:style-name="T401"> </text:span><text:span text:style-name="T112">ка</text:span><text:span text:style-name="T195">ражатт</text:span><text:span text:style-name="T167">а</text:span><text:span text:style-name="T195">р</text:span><text:span text:style-name="T167">ы</text:span><text:span text:style-name="T195">ны</text:span><text:span text:style-name="T112">н</text:span><text:span text:style-name="T407"> </text:span><text:span text:style-name="T195">бүтү</text:span><text:span text:style-name="T112">н</text:span><text:span text:style-name="T552"> </text:span><text:span text:style-name="T112">дареметин</text:span><text:span text:style-name="T552"> </text:span><text:span text:style-name="T112">кыргыз</text:span><text:span text:style-name="T401"> </text:span><text:span text:style-name="T112">коом-</text:span><text:span text:style-name="T116"> </text:span><text:span text:style-name="T112">чулугунун</text:span><text:span text:style-name="T187"> </text:span><text:span text:style-name="T112">көз</text:span><text:span text:style-name="T216"> </text:span><text:span text:style-name="T112">алдына</text:span><text:span text:style-name="T227"> </text:span><text:span text:style-name="T112">та</text:span><text:span text:style-name="T195">рт</text:span><text:span text:style-name="T112">у</text:span><text:span text:style-name="T167">у</text:span><text:span text:style-name="T112">.</text:span><text:span text:style-name="T407"> </text:span><text:span text:style-name="T112">Муну</text:span><text:span text:style-name="T216"> </text:span><text:span text:style-name="T112">Түркия</text:span><text:span text:style-name="T216"> </text:span><text:span text:style-name="T195">т</text:span><text:span text:style-name="T167">ү</text:span><text:span text:style-name="T195">ркчөс</text:span><text:span text:style-name="T112">ү</text:span><text:span text:style-name="T223"> </text:span><text:span text:style-name="T112">сыяктуу</text:span><text:span text:style-name="T227"> </text:span><text:span text:style-name="T195">түр</text:span><text:span text:style-name="T112">к</text:span><text:span text:style-name="T223"> </text:span><text:span text:style-name="T112">тили</text:span><text:span text:style-name="T118"> </text:span><text:span text:style-name="T112">үй-бүлөсүнүн</text:span><text:span text:style-name="T523"> </text:span><text:span text:style-name="T112">эң</text:span><text:span text:style-name="T520"> </text:span><text:span text:style-name="T112">күчтүү</text:span><text:span text:style-name="T399"> </text:span><text:span text:style-name="T112">өкүл</text:span><text:span text:style-name="T167">ү</text:span><text:span text:style-name="T195">н</text:span><text:span text:style-name="T167">ө</text:span><text:span text:style-name="T112">н</text:span><text:span text:style-name="T523"> </text:span><text:span text:style-name="T112">котормо</text:span><text:span text:style-name="T399"> </text:span><text:span text:style-name="T195">жол</text:span><text:span text:style-name="T112">у</text:span><text:span text:style-name="T399"> </text:span><text:span text:style-name="T112">менен</text:span><text:span text:style-name="T523"> </text:span><text:span text:style-name="T112">берүү</text:span><text:span text:style-name="T400"> </text:span><text:span text:style-name="T112">кыргыз</text:span><text:span text:style-name="T119"> </text:span><text:span text:style-name="T112">коомчулугунун</text:span><text:span text:style-name="T523"> </text:span><text:span text:style-name="T195">соңк</text:span><text:span text:style-name="T112">у</text:span><text:span text:style-name="T520"> </text:span><text:span text:style-name="T195">жылдард</text:span><text:span text:style-name="T112">а <text:s/></text:span><text:span text:style-name="T195">ө</text:span><text:span text:style-name="T112">з</text:span><text:span text:style-name="T520"> </text:span><text:span text:style-name="T112">эне</text:span><text:span text:style-name="T523"> </text:span><text:span text:style-name="T195">тилин</text:span><text:span text:style-name="T112">е</text:span><text:span text:style-name="T523"> </text:span><text:span text:style-name="T112">карата</text:span><text:span text:style-name="T523"> </text:span><text:span text:style-name="T112">мамилесине </text:span><text:span text:style-name="T195">өзг</text:span><text:span text:style-name="T167">ө</text:span><text:span text:style-name="T195">ртү</text:span><text:span text:style-name="T112">ү</text:span><text:span text:style-name="T414"> </text:span><text:span text:style-name="T112">киргизери</text:span><text:span text:style-name="T256"> </text:span><text:span text:style-name="T112">тилегинен</text:span><text:span text:style-name="T414"> </text:span><text:span text:style-name="T112">улам</text:span><text:span text:style-name="T414"> </text:span><text:span text:style-name="T195">д</text:span><text:span text:style-name="T112">а</text:span><text:span text:style-name="T536"> </text:span><text:span text:style-name="T112">өзгөчө</text:span><text:span text:style-name="T505"> </text:span><text:span text:style-name="T112">мааниге</text:span><text:span text:style-name="T536"> </text:span><text:span text:style-name="T112">ээ.</text:span></text:p>
      <text:p text:style-name="P137"><text:span text:style-name="T112">Китептин</text:span><text:span text:style-name="T227"> </text:span><text:span text:style-name="T167">б</text:span><text:span text:style-name="T112">и</text:span><text:span text:style-name="T195">р</text:span><text:span text:style-name="T112">и</text:span><text:span text:style-name="T195">н</text:span><text:span text:style-name="T112">чи</text:span><text:span text:style-name="T233"> </text:span><text:span text:style-name="T112">б</text:span><text:span text:style-name="T167">е</text:span><text:span text:style-name="T112">тине</text:span><text:span text:style-name="T358"> </text:span><text:span text:style-name="T112">“Эне</text:span><text:span text:style-name="T358"> </text:span><text:span text:style-name="T195">т</text:span><text:span text:style-name="T112">и</text:span><text:span text:style-name="T195">лим</text:span><text:span text:style-name="T112">е</text:span><text:span text:style-name="T233"> </text:span><text:span text:style-name="T112">эстел</text:span><text:span text:style-name="T167">и</text:span><text:span text:style-name="T112">к”</text:span><text:span text:style-name="T227"> </text:span><text:span text:style-name="T195">сөз</text:span><text:span text:style-name="T112">ү</text:span><text:span text:style-name="T233"> </text:span><text:span text:style-name="T195">д</text:span><text:span text:style-name="T112">а</text:span><text:span text:style-name="T233"> </text:span><text:span text:style-name="T112">мы</text:span><text:span text:style-name="T195">н</text:span><text:span text:style-name="T112">а</text:span><text:span text:style-name="T233"> </text:span><text:span text:style-name="T112">ош</text:span><text:span text:style-name="T167">о</text:span><text:span text:style-name="T112">л</text:span><text:span text:style-name="T115"> </text:span><text:span text:style-name="T112">максатта</text:span><text:span text:style-name="T536"> </text:span><text:span text:style-name="T112">коюлд</text:span><text:span text:style-name="T167">у</text:span><text:span text:style-name="T112">.</text:span><text:span text:style-name="T505"> </text:span><text:span text:style-name="T112">Билингенде</text:span><text:span text:style-name="T167">й</text:span><text:span text:style-name="T112">,</text:span><text:span text:style-name="T497"> </text:span><text:span text:style-name="T112">кыргызчада</text:span><text:span text:style-name="T536"> </text:span><text:span text:style-name="T133">эстелик</text:span><text:span text:style-name="T507"> </text:span><text:span text:style-name="T195">сөзү</text:span><text:span text:style-name="T167">н</text:span><text:span text:style-name="T112">үн</text:span><text:span text:style-name="T505"> </text:span><text:span text:style-name="T112">эки</text:span><text:span text:style-name="T505"> </text:span><text:span text:style-name="T112">маа</text:span><text:span text:style-name="T256">н</text:span><text:span text:style-name="T112">иси</text:span><text:span text:style-name="T116"> </text:span><text:span text:style-name="T112">бар:</text:span><text:span text:style-name="T319"> </text:span><text:span text:style-name="T112">1.</text:span><text:span text:style-name="T195">т</text:span><text:span text:style-name="T167">а</text:span><text:span text:style-name="T195">рт</text:span><text:span text:style-name="T167">уу</text:span><text:span text:style-name="T112">,</text:span><text:span text:style-name="T319"> </text:span><text:span text:style-name="T112">беле</text:span><text:span text:style-name="T167">к</text:span><text:span text:style-name="T112">.</text:span><text:span text:style-name="T319"> </text:span><text:span text:style-name="T112">2.</text:span><text:span text:style-name="T300"> </text:span><text:span text:style-name="T112">орноту</text:span><text:span text:style-name="T167">л</text:span><text:span text:style-name="T256">г</text:span><text:span text:style-name="T112">ан</text:span><text:span text:style-name="T300"> </text:span><text:span text:style-name="T112">эстели</text:span><text:span text:style-name="T167">к</text:span><text:span text:style-name="T112">.</text:span><text:span text:style-name="T300"> </text:span><text:span text:style-name="T112">Мен</text:span><text:span text:style-name="T319"> </text:span><text:span text:style-name="T112">жасаг</text:span><text:span text:style-name="T167">а</text:span><text:span text:style-name="T112">н</text:span><text:span text:style-name="T300"> </text:span><text:span text:style-name="T112">кызмат</text:span><text:span text:style-name="T167">ы</text:span><text:span text:style-name="T112">мын</text:span></text:p>
      <text:p text:style-name="P141"/>
      <text:p text:style-name="P9"/>
      <text:p text:style-name="P9"/>
      <text:p text:style-name="P9"/>
      <text:p text:style-name="P9"/>
      <text:p text:style-name="P9"/>
      <text:p text:style-name="P9"/>
      <text:p text:style-name="P120"/>
      <text:p text:style-name="P55"><text:span text:style-name="T112">элим</text:span><text:span text:style-name="T195"> </text:span><text:span text:style-name="T112">үчүн</text:span><text:span text:style-name="T195"> </text:span><text:span text:style-name="T112">ушул</text:span><text:span text:style-name="T195"> </text:span><text:span text:style-name="T112">эки</text:span><text:span text:style-name="T195"> </text:span><text:span text:style-name="T112">мааниде тең</text:span><text:span text:style-name="T256"> </text:span><text:span text:style-name="T195">т</text:span><text:span text:style-name="T167">ү</text:span><text:span text:style-name="T195">шүн</text:span><text:span text:style-name="T167">ү</text:span><text:span text:style-name="T195">лүшү</text:span><text:span text:style-name="T112">н</text:span><text:span text:style-name="T167"> </text:span><text:span text:style-name="T112">каалар </text:span><text:span text:style-name="T195">эле</text:span><text:span text:style-name="T167">м</text:span><text:span text:style-name="T112">.</text:span></text:p>
      <text:p text:style-name="P73"><text:span text:style-name="T112">Демейде</text:span><text:span text:style-name="T300"> </text:span><text:span text:style-name="T112">жазма</text:span><text:span text:style-name="T300"> </text:span><text:span text:style-name="T112">тилдин</text:span><text:span text:style-name="T303"> </text:span><text:span text:style-name="T195">пайд</text:span><text:span text:style-name="T112">а</text:span><text:span text:style-name="T300"> </text:span><text:span text:style-name="T112">болуш</text:span><text:span text:style-name="T390">у</text:span><text:span text:style-name="T112">,</text:span><text:span text:style-name="T317"> </text:span><text:span text:style-name="T112">о</text:span><text:span text:style-name="T195">о</text:span><text:span text:style-name="T112">зеки</text:span><text:span text:style-name="T300"> </text:span><text:span text:style-name="T112">тилдин</text:span><text:span text:style-name="T306"> </text:span><text:span text:style-name="T112">ж</text:span><text:span text:style-name="T167">а</text:span><text:span text:style-name="T112">зуу</text:span><text:span text:style-name="T300"> </text:span><text:span text:style-name="T112">шек</text:span><text:span text:style-name="T167">и</text:span><text:span text:style-name="T112">-</text:span><text:span text:style-name="T116"> </text:span><text:span text:style-name="T112">лине </text:span><text:span text:style-name="T195">өт</text:span><text:span text:style-name="T167">ү</text:span><text:span text:style-name="T195">ш</text:span><text:span text:style-name="T112">ү</text:span><text:span text:style-name="T460"> </text:span><text:span text:style-name="T112">элдик</text:span><text:span text:style-name="T167"> </text:span><text:span text:style-name="T112">тилдин жергил</text:span><text:span text:style-name="T167">и</text:span><text:span text:style-name="T112">ктүү</text:span><text:span text:style-name="T390"> </text:span><text:span text:style-name="T112">чектелген</text:span><text:span text:style-name="T167"> </text:span><text:span text:style-name="T112">мүнөзүн</text:span><text:span text:style-name="T167"> </text:span><text:span text:style-name="T195">жо</text:span><text:span text:style-name="T167">ю</text:span><text:span text:style-name="T195">п</text:span><text:span text:style-name="T112">,</text:span><text:span text:style-name="T195"> </text:span><text:span text:style-name="T112">ул</text:span><text:span text:style-name="T167">у</text:span><text:span text:style-name="T112">ттук</text:span><text:span text:style-name="T119"> </text:span><text:span text:style-name="T195">ти</text:span><text:span text:style-name="T112">л</text:span><text:span text:style-name="T489"> </text:span><text:span text:style-name="T195">кат</text:span><text:span text:style-name="T167">а</text:span><text:span text:style-name="T195">р</text:span><text:span text:style-name="T112">ы</text:span><text:span text:style-name="T401"> </text:span><text:span text:style-name="T112">белгилүү</text:span><text:span text:style-name="T401"> </text:span><text:span text:style-name="T195">нормал</text:span><text:span text:style-name="T167">а</text:span><text:span text:style-name="T112">р,</text:span><text:span text:style-name="T571"> </text:span><text:span text:style-name="T112">эрежелер</text:span><text:span text:style-name="T544"> </text:span><text:span text:style-name="T112">аркылуу</text:span><text:span text:style-name="T544"> </text:span><text:span text:style-name="T195">өнү</text:span><text:span text:style-name="T167">г</text:span><text:span text:style-name="T112">ө</text:span><text:span text:style-name="T571"> </text:span><text:span text:style-name="T112">баштар</text:span><text:span text:style-name="T167">ы</text:span><text:span text:style-name="T195">н</text:span><text:span text:style-name="T112">ан</text:span><text:span text:style-name="T119"> </text:span><text:span text:style-name="T112">улам</text:span><text:span text:style-name="T544"> </text:span><text:span text:style-name="T112">дагы</text:span><text:span text:style-name="T401"> </text:span><text:span text:style-name="T112">бир</text:span><text:span text:style-name="T571"> </text:span><text:span text:style-name="T112">бийик</text:span><text:span text:style-name="T401"> </text:span><text:span text:style-name="T112">баскыч</text:span><text:span text:style-name="T544"> </text:span><text:span text:style-name="T112">болуп</text:span><text:span text:style-name="T401"> </text:span><text:span text:style-name="T112">саналат.</text:span><text:span text:style-name="T544"> </text:span><text:span text:style-name="T195">Б</text:span><text:span text:style-name="T112">о</text:span><text:span text:style-name="T195">лгон</text:span><text:span text:style-name="T112">у</text:span><text:span text:style-name="T401"> </text:span><text:span text:style-name="T112">бул</text:span><text:span text:style-name="T544"> </text:span><text:span text:style-name="T112">ө</text:span><text:span text:style-name="T195">т</text:span><text:span text:style-name="T112">үш</text:span><text:span text:style-name="T557"> </text:span><text:span text:style-name="T112">маалында элдин</text:span><text:span text:style-name="T346"> </text:span><text:span text:style-name="T112">кылымдар</text:span><text:span text:style-name="T364"> </text:span><text:span text:style-name="T256">бо</text:span><text:span text:style-name="T112">ю</text:span><text:span text:style-name="T346"> </text:span><text:span text:style-name="T112">жа</text:span><text:span text:style-name="T195">ш</text:span><text:span text:style-name="T112">а</text:span><text:span text:style-name="T195">т</text:span><text:span text:style-name="T112">ып</text:span><text:span text:style-name="T364"> </text:span><text:span text:style-name="T112">келген</text:span><text:span text:style-name="T364"> </text:span><text:span text:style-name="T195">тилин</text:span><text:span text:style-name="T112">ин</text:span><text:span text:style-name="T364"> </text:span><text:span text:style-name="T112">турпаты</text:span><text:span text:style-name="T167">н</text:span><text:span text:style-name="T112">а</text:span><text:span text:style-name="T372"> </text:span><text:span text:style-name="T195">до</text:span><text:span text:style-name="T112">о</text:span><text:span text:style-name="T340"> </text:span><text:span text:style-name="T112">кетп</text:span><text:span text:style-name="T167">е</text:span><text:span text:style-name="T195">с</text:span><text:span text:style-name="T112">ин</text:span><text:span text:style-name="T116"> </text:span><text:span text:style-name="T112">жана</text:span><text:span text:style-name="T216"> </text:span><text:span text:style-name="T112">ал</text:span><text:span text:style-name="T227"> </text:span><text:span text:style-name="T195">өз</text:span><text:span text:style-name="T167">ү</text:span><text:span text:style-name="T195">нү</text:span><text:span text:style-name="T112">н</text:span><text:span text:style-name="T227"> </text:span><text:span text:style-name="T112">жаңы</text:span><text:span text:style-name="T227"> </text:span><text:span text:style-name="T112">тулкусунда</text:span><text:span text:style-name="T233"> </text:span><text:span text:style-name="T195">жаш</text:span><text:span text:style-name="T167">о</text:span><text:span text:style-name="T112">о</text:span><text:span text:style-name="T227"> </text:span><text:span text:style-name="T112">күчүн</text:span><text:span text:style-name="T227"> </text:span><text:span text:style-name="T112">жо</text:span><text:span text:style-name="T167">г</text:span><text:span text:style-name="T195">о</text:span><text:span text:style-name="T112">тпо</text:span><text:span text:style-name="T167">с</text:span><text:span text:style-name="T112">у</text:span><text:span text:style-name="T167">н</text:span><text:span text:style-name="T112">.</text:span><text:span text:style-name="T216"> </text:span><text:span text:style-name="T112">Баамыбызга</text:span><text:span text:style-name="T119"> </text:span><text:span text:style-name="T112">караганд</text:span><text:span text:style-name="T390">а</text:span><text:span text:style-name="T112">,</text:span><text:span text:style-name="T489"> </text:span><text:span text:style-name="T112">кыргыз</text:span><text:span text:style-name="T489"> </text:span><text:span text:style-name="T195">ти</text:span><text:span text:style-name="T112">ли</text:span><text:span text:style-name="T489"> </text:span><text:span text:style-name="T112">жазуу</text:span><text:span text:style-name="T489"> </text:span><text:span text:style-name="T195">түрүн</text:span><text:span text:style-name="T112">ө</text:span><text:span text:style-name="T571"> </text:span><text:span text:style-name="T112">ө</text:span><text:span text:style-name="T195">т</text:span><text:span text:style-name="T112">к</text:span><text:span text:style-name="T195">ө</text:span><text:span text:style-name="T112">н</text:span><text:span text:style-name="T571"> </text:span><text:span text:style-name="T112">кезде</text:span><text:span text:style-name="T571"> </text:span><text:span text:style-name="T195">алфавитт</text:span><text:span text:style-name="T112">е</text:span><text:span text:style-name="T557"> </text:span><text:span text:style-name="T112">болсу</text:span><text:span text:style-name="T167">н</text:span><text:span text:style-name="T112">,</text:span><text:span text:style-name="T113"> </text:span><text:span text:style-name="T195">орф</text:span><text:span text:style-name="T112">о</text:span><text:span text:style-name="T195">графи</text:span><text:span text:style-name="T390">я</text:span><text:span text:style-name="T112">,</text:span><text:span text:style-name="T306"> </text:span><text:span text:style-name="T112">орф</text:span><text:span text:style-name="T195">о</text:span><text:span text:style-name="T112">эпия</text:span><text:span text:style-name="T330"> </text:span><text:span text:style-name="T195">пр</text:span><text:span text:style-name="T112">и</text:span><text:span text:style-name="T195">нц</text:span><text:span text:style-name="T112">и</text:span><text:span text:style-name="T195">пт</text:span><text:span text:style-name="T167">е</text:span><text:span text:style-name="T112">р</text:span><text:span text:style-name="T195">инд</text:span><text:span text:style-name="T112">е</text:span><text:span text:style-name="T332"> </text:span><text:span text:style-name="T195">болс</text:span><text:span text:style-name="T167">у</text:span><text:span text:style-name="T112">н</text:span><text:span text:style-name="T327"> </text:span><text:span text:style-name="T112">тилдин</text:span><text:span text:style-name="T330"> </text:span><text:span text:style-name="T112">табия</text:span><text:span text:style-name="T195">т</text:span><text:span text:style-name="T112">ына</text:span><text:span text:style-name="T330"> </text:span><text:span text:style-name="T112">терс</text:span><text:span text:style-name="T117"> </text:span><text:span text:style-name="T112">келген</text:span><text:span text:style-name="T390"> </text:span><text:span text:style-name="T112">бир</text:span><text:span text:style-name="T460"> </text:span><text:span text:style-name="T112">катар</text:span><text:span text:style-name="T390"> </text:span><text:span text:style-name="T112">калпы</text:span><text:span text:style-name="T195">с</text:span><text:span text:style-name="T112">тыктар</text:span><text:span text:style-name="T383"> </text:span><text:span text:style-name="T112">кетирилге</text:span><text:span text:style-name="T167">н</text:span><text:span text:style-name="T112">.</text:span><text:span text:style-name="T390"> </text:span><text:span text:style-name="T112">Алар</text:span><text:span text:style-name="T460"> </text:span><text:span text:style-name="T112">бүгүн</text:span><text:span text:style-name="T390"> </text:span><text:span text:style-name="T195">т</text:span><text:span text:style-name="T112">и</text:span><text:span text:style-name="T195">лди</text:span><text:span text:style-name="T112">н</text:span><text:span text:style-name="T460"> </text:span><text:span text:style-name="T195">ө</text:span><text:span text:style-name="T167">з</text:span><text:span text:style-name="T195">үн</text:span><text:span text:style-name="T112">ө</text:span><text:span text:style-name="T378"> </text:span><text:span text:style-name="T195">ө</text:span><text:span text:style-name="T167">з</text:span><text:span text:style-name="T112">ү чоочун</text:span><text:span text:style-name="T383"> </text:span><text:span text:style-name="T112">чыгып,</text:span><text:span text:style-name="T383"> </text:span><text:span text:style-name="T112">кедеринин</text:span><text:span text:style-name="T489"> </text:span><text:span text:style-name="T112">кетишине</text:span><text:span text:style-name="T489"> </text:span><text:span text:style-name="T112">себеп</text:span><text:span text:style-name="T383"> </text:span><text:span text:style-name="T112">берип</text:span><text:span text:style-name="T526"> </text:span><text:span text:style-name="T112">о</text:span><text:span text:style-name="T195">т</text:span><text:span text:style-name="T112">у</text:span><text:span text:style-name="T195">р</text:span><text:span text:style-name="T112">ат.</text:span><text:span text:style-name="T489"> </text:span><text:span text:style-name="T112">Бул</text:span><text:span text:style-name="T489"> </text:span><text:span text:style-name="T112">жагдай</text:span><text:span text:style-name="T571"> </text:span><text:span text:style-name="T195">ти</text:span><text:span text:style-name="T112">л-</text:span><text:span text:style-name="T116"> </text:span><text:span text:style-name="T112">дин</text:span><text:span text:style-name="T557"> </text:span><text:span text:style-name="T112">муундан</text:span><text:span text:style-name="T557"> </text:span><text:span text:style-name="T112">муунга</text:span><text:span text:style-name="T401"> </text:span><text:span text:style-name="T195">өткөрүл</text:span><text:span text:style-name="T167">ү</text:span><text:span text:style-name="T195">ш</text:span><text:span text:style-name="T167">ү</text:span><text:span text:style-name="T112">н</text:span><text:span text:style-name="T256">д</text:span><text:span text:style-name="T112">ө</text:span><text:span text:style-name="T552"> </text:span><text:span text:style-name="T112">олуттуу</text:span><text:span text:style-name="T407"> </text:span><text:span text:style-name="T112">жарака</text:span><text:span text:style-name="T401"> </text:span><text:span text:style-name="T195">па</text:span><text:span text:style-name="T167">й</text:span><text:span text:style-name="T256">д</text:span><text:span text:style-name="T112">а</text:span><text:span text:style-name="T401"> </text:span><text:span text:style-name="T112">кылып,</text:span><text:span text:style-name="T557"> </text:span><text:span text:style-name="T112">жаңы</text:span><text:span text:style-name="T119"> </text:span><text:span text:style-name="T112">муундун</text:span><text:span text:style-name="T407"> </text:span><text:span text:style-name="T195">ө</text:span><text:span text:style-name="T112">з</text:span><text:span text:style-name="T407"> </text:span><text:span text:style-name="T112">эне</text:span><text:span text:style-name="T407"> </text:span><text:span text:style-name="T195">тили</text:span><text:span text:style-name="T112">н</text:span><text:span text:style-name="T216"> </text:span><text:span text:style-name="T112">жармач</text:span><text:span text:style-name="T187"> </text:span><text:span text:style-name="T112">көрүп</text:span><text:span text:style-name="T407"> </text:span><text:span text:style-name="T195">жериш</text:span><text:span text:style-name="T167">и</text:span><text:span text:style-name="T195">н</text:span><text:span text:style-name="T390">е</text:span><text:span text:style-name="T112">,</text:span><text:span text:style-name="T552"> </text:span><text:span text:style-name="T112">анын</text:span><text:span text:style-name="T407"> </text:span><text:span text:style-name="T112">мүмкүнчүлү</text:span><text:span text:style-name="T167">к</text:span><text:span text:style-name="T195">т</text:span><text:span text:style-name="T112">өр</text:span><text:span text:style-name="T390">ү</text:span><text:span text:style-name="T112">-</text:span><text:span text:style-name="T116"> </text:span><text:span text:style-name="T195">н</text:span><text:span text:style-name="T112">ө</text:span><text:span text:style-name="T390"> </text:span><text:span text:style-name="T112">и</text:span><text:span text:style-name="T195">ш</text:span><text:span text:style-name="T112">е</text:span><text:span text:style-name="T195">н</text:span><text:span text:style-name="T112">б</text:span><text:span text:style-name="T195">ө</text:span><text:span text:style-name="T112">ө</text:span><text:span text:style-name="T195">с</text:span><text:span text:style-name="T112">ү</text:span><text:span text:style-name="T195">н</text:span><text:span text:style-name="T167">ө</text:span><text:span text:style-name="T112">,</text:span><text:span text:style-name="T378"> </text:span><text:span text:style-name="T112">ж</text:span><text:span text:style-name="T167">а</text:span><text:span text:style-name="T112">шоосунун</text:span><text:span text:style-name="T460"> </text:span><text:span text:style-name="T112">эң</text:span><text:span text:style-name="T378"> </text:span><text:span text:style-name="T112">маанилүү</text:span><text:span text:style-name="T383"> </text:span><text:span text:style-name="T112">ба</text:span><text:span text:style-name="T167">й</text:span><text:span text:style-name="T195">л</text:span><text:span text:style-name="T112">аныш</text:span><text:span text:style-name="T460"> </text:span><text:span text:style-name="T195">кар</text:span><text:span text:style-name="T167">а</text:span><text:span text:style-name="T195">жат</text:span><text:span text:style-name="T112">ы</text:span><text:span text:style-name="T526"> </text:span><text:span text:style-name="T112">эме</text:span><text:span text:style-name="T195">с</text:span><text:span text:style-name="T112">,</text:span><text:span text:style-name="T383"> </text:span><text:span text:style-name="T112">ага</text:span><text:span text:style-name="T120"> </text:span><text:span text:style-name="T112">кыргыз</text:span><text:span text:style-name="T505"> </text:span><text:span text:style-name="T112">ат</text:span><text:span text:style-name="T167">ы</text:span><text:span text:style-name="T112">н</text:span><text:span text:style-name="T414"> </text:span><text:span text:style-name="T112">гана</text:span><text:span text:style-name="T505"> </text:span><text:span text:style-name="T112">берген</text:span><text:span text:style-name="T414"> </text:span><text:span text:style-name="T112">артыкбаш</text:span><text:span text:style-name="T414"> </text:span><text:span text:style-name="T195">жү</text:span><text:span text:style-name="T112">к</text:span><text:span text:style-name="T414"> </text:span><text:span text:style-name="T195">катар</text:span><text:span text:style-name="T112">ы</text:span><text:span text:style-name="T414"> </text:span><text:span text:style-name="T112">көрүшүнө</text:span><text:span text:style-name="T414"> </text:span><text:span text:style-name="T112">а</text:span><text:span text:style-name="T195">л</text:span><text:span text:style-name="T112">ып</text:span><text:span text:style-name="T497"> </text:span><text:span text:style-name="T112">келүүд</text:span><text:span text:style-name="T167">ө</text:span><text:span text:style-name="T112">.</text:span></text:p>
      <text:p text:style-name="P73"><text:span text:style-name="T195">Би</text:span><text:span text:style-name="T112">р</text:span><text:span text:style-name="T469"> </text:span><text:span text:style-name="T195">улутт</text:span><text:span text:style-name="T167">у</text:span><text:span text:style-name="T112">н</text:span><text:span text:style-name="T442"> </text:span><text:span text:style-name="T112">тилинин</text:span><text:span text:style-name="T467"> </text:span><text:span text:style-name="T112">анын</text:span><text:span text:style-name="T469"> </text:span><text:span text:style-name="T112">эркин,</text:span><text:span text:style-name="T585"> </text:span><text:span text:style-name="T112">эгемен</text:span><text:span text:style-name="T585"> </text:span><text:span text:style-name="T112">мамлекет</text:span><text:span text:style-name="T469"> </text:span><text:span text:style-name="T112">болгон</text:span><text:span text:style-name="T469"> </text:span><text:span text:style-name="T112">чагында</text:span><text:span text:style-name="T117"> </text:span><text:span text:style-name="T195">жог</text:span><text:span text:style-name="T167">о</text:span><text:span text:style-name="T195">лу</text:span><text:span text:style-name="T112">у</text:span><text:span text:style-name="T571"> </text:span><text:span text:style-name="T112">коркунучуна</text:span><text:span text:style-name="T544"> </text:span><text:span text:style-name="T112">учурашы</text:span><text:span text:style-name="T571"> </text:span><text:span text:style-name="T195">тарыхт</text:span><text:span text:style-name="T112">а</text:span><text:span text:style-name="T401"> </text:span><text:span text:style-name="T195">көрүл</text:span><text:span text:style-name="T167">б</text:span><text:span text:style-name="T195">өгө</text:span><text:span text:style-name="T112">н</text:span><text:span text:style-name="T544"> </text:span><text:span text:style-name="T112">окуя. </text:span><text:span text:style-name="T489"><text:s/></text:span><text:span text:style-name="T112">Т</text:span><text:span text:style-name="T256">и</text:span><text:span text:style-name="T112">лекке</text:span><text:span text:style-name="T116"> </text:span><text:span text:style-name="T195">карш</text:span><text:span text:style-name="T167">ы</text:span><text:span text:style-name="T112">,</text:span><text:span text:style-name="T167"> </text:span><text:span text:style-name="T112">Кыргызстандагы</text:span><text:span text:style-name="T378"> </text:span><text:span text:style-name="T112">улуттук</text:span><text:span text:style-name="T383"> </text:span><text:span text:style-name="T112">тилдин</text:span><text:span text:style-name="T378"> </text:span><text:span text:style-name="T112">аб</text:span><text:span text:style-name="T167">а</text:span><text:span text:style-name="T195">л</text:span><text:span text:style-name="T112">ын</text:span><text:span text:style-name="T460"> </text:span><text:span text:style-name="T112">изилдеген</text:span><text:span text:style-name="T378"> </text:span><text:span text:style-name="T112">эл</text:span><text:span text:style-name="T460"> </text:span><text:span text:style-name="T112">аралык</text:span><text:span text:style-name="T116"> </text:span><text:span text:style-name="T112">маалымдоо</text:span><text:span text:style-name="T291"> </text:span><text:span text:style-name="T112">уюмдарын</text:span><text:span text:style-name="T167">ы</text:span><text:span text:style-name="T112">н</text:span><text:span text:style-name="T291"> </text:span><text:span text:style-name="T112">фактылары</text:span><text:span text:style-name="T287"> </text:span><text:span text:style-name="T112">жана</text:span><text:span text:style-name="T456"> </text:span><text:span text:style-name="T195">ө</text:span><text:span text:style-name="T167">зү</text:span><text:span text:style-name="T112">б</text:span><text:span text:style-name="T195">үздү</text:span><text:span text:style-name="T112">н</text:span><text:span text:style-name="T291"> </text:span><text:span text:style-name="T112">байкоолорубуз</text:span><text:span text:style-name="T295"> </text:span><text:span text:style-name="T167">да</text:span><text:span text:style-name="T170"> </text:span><text:span text:style-name="T112">мына</text:span><text:span text:style-name="T497"> </text:span><text:span text:style-name="T112">ушул</text:span><text:span text:style-name="T505"> </text:span><text:span text:style-name="T112">чындыкты</text:span><text:span text:style-name="T414"> </text:span><text:span text:style-name="T112">ырастай</text:span><text:span text:style-name="T414"> </text:span><text:span text:style-name="T112">турган</text:span><text:span text:style-name="T505"> </text:span><text:span text:style-name="T195">жөн</text:span><text:span text:style-name="T167">д</text:span><text:span text:style-name="T112">ө.</text:span></text:p>
      <text:p text:style-name="P125"><text:span text:style-name="T195">20</text:span><text:span text:style-name="T112">0</text:span><text:span text:style-name="T195">5</text:span><text:span text:style-name="T112">-жыл</text:span><text:span text:style-name="T167">д</text:span><text:span text:style-name="T112">ын</text:span><text:span text:style-name="T526"> </text:span><text:span text:style-name="T195">24</text:span><text:span text:style-name="T112">-мартында</text:span><text:span text:style-name="T489"> </text:span><text:span text:style-name="T112">Кыргызстанда</text:span><text:span text:style-name="T489"> </text:span><text:span text:style-name="T112">болуп</text:span><text:span text:style-name="T526"> </text:span><text:span text:style-name="T112">өтк</text:span><text:span text:style-name="T167">ө</text:span><text:span text:style-name="T112">н</text:span><text:span text:style-name="T526"> </text:span><text:span text:style-name="T112">сая</text:span><text:span text:style-name="T195">с</text:span><text:span text:style-name="T112">ий</text:span><text:span text:style-name="T526"> </text:span><text:span text:style-name="T195">тө</text:span><text:span text:style-name="T167">ң</text:span><text:span text:style-name="T112">кө-</text:span><text:span text:style-name="T116"> </text:span><text:span text:style-name="T195">р</text:span><text:span text:style-name="T167">ү</text:span><text:span text:style-name="T195">штү</text:span><text:span text:style-name="T112">н</text:span><text:span text:style-name="T358"> </text:span><text:span text:style-name="T112">эң</text:span><text:span text:style-name="T233"> </text:span><text:span text:style-name="T112">таасын</text:span><text:span text:style-name="T233"> </text:span><text:span text:style-name="T195">т</text:span><text:span text:style-name="T167">ү</text:span><text:span text:style-name="T195">рт</text:span><text:span text:style-name="T112">кү</text:span><text:span text:style-name="T195">лөр</text:span><text:span text:style-name="T167">ү</text:span><text:span text:style-name="T195">нө</text:span><text:span text:style-name="T112">н</text:span><text:span text:style-name="T346"> </text:span><text:span text:style-name="T167">б</text:span><text:span text:style-name="T112">и</text:span><text:span text:style-name="T195">р</text:span><text:span text:style-name="T112">и</text:span><text:span text:style-name="T233"> </text:span><text:span text:style-name="T195">д</text:span><text:span text:style-name="T112">а</text:span><text:span text:style-name="T358"> </text:span><text:span text:style-name="T112">кыргыз</text:span><text:span text:style-name="T233"> </text:span><text:span text:style-name="T112">калкынын</text:span><text:span text:style-name="T233"> </text:span><text:span text:style-name="T112">эконо</text:span><text:span text:style-name="T167">м</text:span><text:span text:style-name="T112">ик</text:span><text:span text:style-name="T167">а</text:span><text:span text:style-name="T112">-</text:span><text:span text:style-name="T116"> </text:span><text:span text:style-name="T112">лык</text:span><text:span text:style-name="T390"> </text:span><text:span text:style-name="T112">кыйынчылыктары</text:span><text:span text:style-name="T489"> </text:span><text:span text:style-name="T112">менен</text:span><text:span text:style-name="T390"> </text:span><text:span text:style-name="T112">катар</text:span><text:span text:style-name="T390"> </text:span><text:span text:style-name="T112">эле</text:span><text:span text:style-name="T460"> </text:span><text:span text:style-name="T112">улуттук</text:span><text:span text:style-name="T378"> </text:span><text:span text:style-name="T112">дөө</text:span><text:span text:style-name="T167">л</text:span><text:span text:style-name="T112">өттөр</text:span><text:span text:style-name="T167">ү</text:span><text:span text:style-name="T112">нө</text:span><text:span text:style-name="T390">н</text:span><text:span text:style-name="T112">,</text:span><text:span text:style-name="T167"> </text:span><text:span text:style-name="T112">ба</text:span><text:span text:style-name="T167">а</text:span><text:span text:style-name="T195">р</text:span><text:span text:style-name="T112">ыдан мурда</text:span><text:span text:style-name="T407"> </text:span><text:span text:style-name="T112">эне</text:span><text:span text:style-name="T552"> </text:span><text:span text:style-name="T112">тилинен</text:span><text:span text:style-name="T187"> </text:span><text:span text:style-name="T112">аж</text:span><text:span text:style-name="T167">ы</text:span><text:span text:style-name="T195">р</text:span><text:span text:style-name="T112">ап</text:span><text:span text:style-name="T552"> </text:span><text:span text:style-name="T112">калып</text:span><text:span text:style-name="T552"> </text:span><text:span text:style-name="T112">ба</text:span><text:span text:style-name="T195">р</text:span><text:span text:style-name="T112">а</text:span><text:span text:style-name="T187"> </text:span><text:span text:style-name="T112">жатка</text:span><text:span text:style-name="T167">ны</text:span><text:span text:style-name="T112">,</text:span><text:span text:style-name="T401"> </text:span><text:span text:style-name="T195">ө</text:span><text:span text:style-name="T112">з</text:span><text:span text:style-name="T407"> </text:span><text:span text:style-name="T195">тил</text:span><text:span text:style-name="T112">ин</text:span><text:span text:style-name="T256">д</text:span><text:span text:style-name="T112">е</text:span><text:span text:style-name="T407"> </text:span><text:span text:style-name="T195">жог</text:span><text:span text:style-name="T167">о</text:span><text:span text:style-name="T195">рк</text:span><text:span text:style-name="T112">у</text:span><text:span text:style-name="T216"> </text:span><text:span text:style-name="T112">би-</text:span><text:span text:style-name="T116"> </text:span><text:span text:style-name="T112">лим</text:span><text:span text:style-name="T536"> </text:span><text:span text:style-name="T112">ала</text:span><text:span text:style-name="T256"> </text:span><text:span text:style-name="T112">алба</text:span><text:span text:style-name="T167">й</text:span><text:span text:style-name="T112">,</text:span><text:span text:style-name="T414"> </text:span><text:span text:style-name="T112">жыйын</text:span><text:span text:style-name="T256"> </text:span><text:span text:style-name="T195">өтк</text:span><text:span text:style-name="T167">ө</text:span><text:span text:style-name="T195">р</text:span><text:span text:style-name="T112">ө</text:span><text:span text:style-name="T256"> </text:span><text:span text:style-name="T112">алб</text:span><text:span text:style-name="T167">а</text:span><text:span text:style-name="T112">й,</text:span><text:span text:style-name="T536"> </text:span><text:span text:style-name="T112">укугун</text:span><text:span text:style-name="T536"> </text:span><text:span text:style-name="T195">талаш</text:span><text:span text:style-name="T112">а</text:span><text:span text:style-name="T195"> </text:span><text:span text:style-name="T112">алба</text:span><text:span text:style-name="T167">й</text:span><text:span text:style-name="T112">,</text:span><text:span text:style-name="T536"> </text:span><text:span text:style-name="T112">иш</text:span><text:span text:style-name="T414"> </text:span><text:span text:style-name="T112">кагаздарын </text:span><text:span text:style-name="T195">жүр</text:span><text:span text:style-name="T167">г</text:span><text:span text:style-name="T195">үз</text:span><text:span text:style-name="T112">ө</text:span><text:span text:style-name="T390"> </text:span><text:span text:style-name="T112">албай</text:span><text:span text:style-name="T390"> </text:span><text:span text:style-name="T112">жатканы</text:span><text:span text:style-name="T460"> </text:span><text:span text:style-name="T112">тууралуу</text:span><text:span text:style-name="T378"> </text:span><text:span text:style-name="T195">дартын</text:span><text:span text:style-name="T112">а</text:span><text:span text:style-name="T460"> </text:span><text:span text:style-name="T112">кулак</text:span><text:span text:style-name="T460"> </text:span><text:span text:style-name="T112">какпага</text:span><text:span text:style-name="T167">н</text:span><text:span text:style-name="T112">,</text:span><text:span text:style-name="T390"> </text:span><text:span text:style-name="T112">социа</text:span><text:span text:style-name="T167">лд</text:span><text:span text:style-name="T112">ык</text:span><text:span text:style-name="T121"> </text:span><text:span text:style-name="T112">жактан</text:span><text:span text:style-name="T489"> </text:span><text:span text:style-name="T195">ө</text:span><text:span text:style-name="T112">з</text:span><text:span text:style-name="T571"> </text:span><text:span text:style-name="T195">өлкөсүн</text:span><text:span text:style-name="T167">д</text:span><text:span text:style-name="T112">ө</text:span><text:span text:style-name="T571"> </text:span><text:span text:style-name="T112">мүңкүрөгөн</text:span><text:span text:style-name="T544"> </text:span><text:span text:style-name="T167">а</text:span><text:span text:style-name="T112">ба</text:span><text:span text:style-name="T195">л</text:span><text:span text:style-name="T256">г</text:span><text:span text:style-name="T112">а</text:span><text:span text:style-name="T544"> </text:span><text:span text:style-name="T112">келишине</text:span><text:span text:style-name="T557"> </text:span><text:span text:style-name="T112">каамарабаган</text:span><text:span text:style-name="T571"> </text:span><text:span text:style-name="T112">бийлик-</text:span><text:span text:style-name="T116"> </text:span><text:span text:style-name="T195">тегилерг</text:span><text:span text:style-name="T112">е</text:span><text:span text:style-name="T414"> </text:span><text:span text:style-name="T195">к</text:span><text:span text:style-name="T112">а</text:span><text:span text:style-name="T195">рат</text:span><text:span text:style-name="T112">а</text:span><text:span text:style-name="T536"> </text:span><text:span text:style-name="T112">кайнаган</text:span><text:span text:style-name="T505"> </text:span><text:span text:style-name="T112">кыжырынын</text:span><text:span text:style-name="T414"> </text:span><text:span text:style-name="T112">сыртка</text:span><text:span text:style-name="T414"> </text:span><text:span text:style-name="T112">атылып</text:span><text:span text:style-name="T414"> </text:span><text:span text:style-name="T112">чыгышы</text:span><text:span text:style-name="T414"> </text:span><text:span text:style-name="T195">болд</text:span><text:span text:style-name="T167">у</text:span><text:span text:style-name="T112">.</text:span></text:p>
      <text:p text:style-name="P73"><text:span text:style-name="T112">Мындан</text:span><text:span text:style-name="T580"> </text:span><text:span text:style-name="T112">б</text:span><text:span text:style-name="T167">и</text:span><text:span text:style-name="T112">р</text:span><text:span text:style-name="T580"> </text:span><text:span text:style-name="T112">канча</text:span><text:span text:style-name="T476"> </text:span><text:span text:style-name="T112">жыл</text:span><text:span text:style-name="T580"> </text:span><text:span text:style-name="T112">мурун</text:span><text:span text:style-name="T481"> </text:span><text:span text:style-name="T112">Түркияга</text:span><text:span text:style-name="T313"> </text:span><text:span text:style-name="T112">келгенимде</text:span><text:span text:style-name="T313"> </text:span><text:span text:style-name="T112">калкынын</text:span><text:span text:style-name="T481"> </text:span><text:span text:style-name="T195">тил</text:span><text:span text:style-name="T200"> </text:span><text:span text:style-name="T112">кыйынчылыгы</text:span><text:span text:style-name="T233"> </text:span><text:span text:style-name="T195">жо</text:span><text:span text:style-name="T112">к</text:span><text:span text:style-name="T216"> </text:span><text:span text:style-name="T112">бир</text:span><text:span text:style-name="T227"> </text:span><text:span text:style-name="T112">ортом</text:span><text:span text:style-name="T167">д</text:span><text:span text:style-name="T112">о</text:span><text:span text:style-name="T223"> </text:span><text:span text:style-name="T112">жашаганын</text:span><text:span text:style-name="T233"> </text:span><text:span text:style-name="T112">көргөнүмдө</text:span><text:span text:style-name="T233"> </text:span><text:span text:style-name="T112">чыныгы</text:span><text:span text:style-name="T223"> </text:span><text:span text:style-name="T112">эркин-</text:span><text:span text:style-name="T116"> </text:span><text:span text:style-name="T112">дик</text:span><text:span text:style-name="T544"> </text:span><text:span text:style-name="T112">деп</text:span><text:span text:style-name="T571"> </text:span><text:span text:style-name="T112">ушуну</text:span><text:span text:style-name="T544"> </text:span><text:span text:style-name="T112">айт</text:span><text:span text:style-name="T571"> </text:span><text:span text:style-name="T112">деген</text:span><text:span text:style-name="T544"> </text:span><text:span text:style-name="T112">элем.</text:span><text:span text:style-name="T571"> </text:span><text:span text:style-name="T112">Бул</text:span><text:span text:style-name="T544"> </text:span><text:span text:style-name="T112">улуттун</text:span><text:span text:style-name="T544"> </text:span><text:span text:style-name="T195">д</text:span><text:span text:style-name="T112">а</text:span><text:span text:style-name="T544"> </text:span><text:span text:style-name="T112">кы</text:span><text:span text:style-name="T256">л</text:span><text:span text:style-name="T112">ымдын</text:span><text:span text:style-name="T544"> </text:span><text:span text:style-name="T112">башында</text:span><text:span text:style-name="T117"> </text:span><text:span text:style-name="T112">биздикинд</text:span><text:span text:style-name="T167">е</text:span><text:span text:style-name="T112">й</text:span><text:span text:style-name="T332"> </text:span><text:span text:style-name="T195">ти</text:span><text:span text:style-name="T112">л</text:span><text:span text:style-name="T327"> </text:span><text:span text:style-name="T112">запкысын</text:span><text:span text:style-name="T330"> </text:span><text:span text:style-name="T195">тарт</text:span><text:span text:style-name="T167">к</text:span><text:span text:style-name="T112">а</text:span><text:span text:style-name="T195">ны</text:span><text:span text:style-name="T167">н</text:span><text:span text:style-name="T112">,</text:span><text:span text:style-name="T325"> </text:span><text:span text:style-name="T112">бирок</text:span><text:span text:style-name="T330"> </text:span><text:span text:style-name="T112">ийгиликтүү</text:span><text:span text:style-name="T337"> </text:span><text:span text:style-name="T195">жүр</text:span><text:span text:style-name="T167">г</text:span><text:span text:style-name="T195">үз</text:span><text:span text:style-name="T167">ү</text:span><text:span text:style-name="T195">лгөн</text:span><text:span text:style-name="T201"> </text:span><text:span text:style-name="T195">ти</text:span><text:span text:style-name="T112">л</text:span><text:span text:style-name="T332"> </text:span><text:span text:style-name="T112">реф</text:span><text:span text:style-name="T195">о</text:span><text:span text:style-name="T112">р</text:span><text:span text:style-name="T167">м</text:span><text:span text:style-name="T112">асынан</text:span><text:span text:style-name="T515"> </text:span><text:span text:style-name="T112">кийин</text:span><text:span text:style-name="T332"> </text:span><text:span text:style-name="T112">элдин</text:span><text:span text:style-name="T515"> </text:span><text:span text:style-name="T112">тилине</text:span><text:span text:style-name="T515"> </text:span><text:span text:style-name="T112">таянган</text:span><text:span text:style-name="T332"> </text:span><text:span text:style-name="T112">адабий</text:span><text:span text:style-name="T337"> </text:span><text:span text:style-name="T195">тили</text:span><text:span text:style-name="T112">н</text:span><text:span text:style-name="T332"> </text:span><text:span text:style-name="T112">түзүүгө жетишкен</text:span><text:span text:style-name="T167">и</text:span><text:span text:style-name="T112">н</text:span><text:span text:style-name="T458"> </text:span><text:span text:style-name="T112">билген</text:span><text:span text:style-name="T167">и</text:span><text:span text:style-name="T112">мд</text:span><text:span text:style-name="T390">е</text:span><text:span text:style-name="T112">,</text:span><text:span text:style-name="T533"> </text:span><text:span text:style-name="T112">бул</text:span><text:span text:style-name="T456"> </text:span><text:span text:style-name="T195">тилд</text:span><text:span text:style-name="T112">и</text:span><text:span text:style-name="T458"> </text:span><text:span text:style-name="T112">мы</text:span><text:span text:style-name="T167">к</text:span><text:span text:style-name="T195">т</text:span><text:span text:style-name="T112">ап</text:span><text:span text:style-name="T458"> </text:span><text:span text:style-name="T195">ү</text:span><text:span text:style-name="T112">й</text:span><text:span text:style-name="T195">рө</text:span><text:span text:style-name="T167">н</text:span><text:span text:style-name="T112">үп,</text:span><text:span text:style-name="T456"> </text:span><text:span text:style-name="T112">түркч</text:span><text:span text:style-name="T167">ө</text:span><text:span text:style-name="T112">д</text:span><text:span text:style-name="T167">ө</text:span><text:span text:style-name="T112">н</text:span><text:span text:style-name="T116"> </text:span><text:span text:style-name="T112">кыргызчага</text:span><text:span text:style-name="T536"> </text:span><text:span text:style-name="T112">котормо</text:span><text:span text:style-name="T414"> </text:span><text:span text:style-name="T195">с</text:span><text:span text:style-name="T167">ө</text:span><text:span text:style-name="T112">з</text:span><text:span text:style-name="T256">д</text:span><text:span text:style-name="T195">ү</text:span><text:span text:style-name="T112">к</text:span><text:span text:style-name="T414"> </text:span><text:span text:style-name="T195">түзүүн</text:span><text:span text:style-name="T112">ү</text:span><text:span text:style-name="T256"> </text:span><text:span text:style-name="T112">өзүмө</text:span><text:span text:style-name="T414"> </text:span><text:span text:style-name="T112">максат</text:span><text:span text:style-name="T414"> </text:span><text:span text:style-name="T112">кылган</text:span><text:span text:style-name="T414"> </text:span><text:span text:style-name="T112">элем.</text:span></text:p>
      <text:p text:style-name="P110"><text:span text:style-name="T112">Түркияда</text:span><text:span text:style-name="T446"> </text:span><text:span text:style-name="T112">ка</text:span><text:span text:style-name="T195">л</text:span><text:span text:style-name="T256">г</text:span><text:span text:style-name="T112">ан</text:span><text:span text:style-name="T442"> </text:span><text:span text:style-name="T195">1</text:span><text:span text:style-name="T112">2</text:span><text:span text:style-name="T469"> </text:span><text:span text:style-name="T112">жылдык</text:span><text:span text:style-name="T446"> </text:span><text:span text:style-name="T112">мөөнөттүн</text:span><text:span text:style-name="T467"> </text:span><text:span text:style-name="T112">ж</text:span><text:span text:style-name="T167">а</text:span><text:span text:style-name="T112">рымына</text:span><text:span text:style-name="T467"> </text:span><text:span text:style-name="T112">жакынын</text:span><text:span text:style-name="T467"> </text:span><text:span text:style-name="T112">наза</text:span><text:span text:style-name="T167">р</text:span><text:span text:style-name="T112">-</text:span><text:span text:style-name="T116"> </text:span><text:span text:style-name="T112">ларыңыздарга</text:span><text:span text:style-name="T460"> </text:span><text:span text:style-name="T112">сунуп</text:span><text:span text:style-name="T167"> </text:span><text:span text:style-name="T112">отурган</text:span><text:span text:style-name="T390"> </text:span><text:span text:style-name="T167">у</text:span><text:span text:style-name="T195">ш</text:span><text:span text:style-name="T112">ул</text:span><text:span text:style-name="T390"> </text:span><text:span text:style-name="T195">сөздү</text:span><text:span text:style-name="T112">к</text:span><text:span text:style-name="T390"> </text:span><text:span text:style-name="T112">мен</text:span><text:span text:style-name="T167">е</text:span><text:span text:style-name="T112">н</text:span><text:span text:style-name="T167"> </text:span><text:span text:style-name="T195">алп</text:span><text:span text:style-name="T167">у</text:span><text:span text:style-name="T195">руш</text:span><text:span text:style-name="T167">у</text:span><text:span text:style-name="T112">п</text:span><text:span text:style-name="T460"> </text:span><text:span text:style-name="T112">ө</text:span><text:span text:style-name="T195">т</text:span><text:span text:style-name="T112">кө</text:span><text:span text:style-name="T195">р</text:span><text:span text:style-name="T256">д</text:span><text:span text:style-name="T112">ү</text:span><text:span text:style-name="T167">м</text:span><text:span text:style-name="T112">.</text:span><text:span text:style-name="T167"> 50 </text:span><text:span text:style-name="T112">миң</text:span><text:span text:style-name="T227"> </text:span><text:span text:style-name="T195">сөзд</text:span><text:span text:style-name="T112">ү</text:span><text:span text:style-name="T223"> </text:span><text:span text:style-name="T112">кам</text:span><text:span text:style-name="T195">т</text:span><text:span text:style-name="T112">ы</text:span><text:span text:style-name="T256">г</text:span><text:span text:style-name="T112">ан</text:span><text:span text:style-name="T233"> </text:span><text:span text:style-name="T112">бул</text:span><text:span text:style-name="T233"> </text:span><text:span text:style-name="T195">сөздү</text:span><text:span text:style-name="T112">к</text:span><text:span text:style-name="T223"> </text:span><text:span text:style-name="T112">Түркия</text:span><text:span text:style-name="T358"> </text:span><text:span text:style-name="T195">т</text:span><text:span text:style-name="T167">ү</text:span><text:span text:style-name="T195">ркчөс</text:span><text:span text:style-name="T112">ү</text:span><text:span text:style-name="T233"> </text:span><text:span text:style-name="T112">менен</text:span><text:span text:style-name="T223"> </text:span><text:span text:style-name="T112">кы</text:span><text:span text:style-name="T195">р</text:span><text:span text:style-name="T256">г</text:span><text:span text:style-name="T112">ыз</text:span><text:span text:style-name="T223"> </text:span><text:span text:style-name="T195">тил</text:span><text:span text:style-name="T112">и</text:span><text:span text:style-name="T195">н</text:span><text:span text:style-name="T112">ин</text:span><text:span text:style-name="T116"> </text:span><text:span text:style-name="T112">учурдагы</text:span><text:span text:style-name="T505"> </text:span><text:span text:style-name="T112">жазма</text:span><text:span text:style-name="T593"> </text:span><text:span text:style-name="T112">адабий</text:span><text:span text:style-name="T505"> </text:span><text:span text:style-name="T195">тилдерин</text:span><text:span text:style-name="T112">е</text:span><text:span text:style-name="T536"> </text:span><text:span text:style-name="T112">негизделге</text:span><text:span text:style-name="T390">н</text:span><text:span text:style-name="T112">.</text:span></text:p>
      <text:p text:style-name="P137"><text:span text:style-name="T112">Кыргыз </text:span><text:span text:style-name="T195">ж</text:span><text:span text:style-name="T112">е</text:span><text:span text:style-name="T167"> </text:span><text:span text:style-name="T112">бир</text:span><text:span text:style-name="T400"> </text:span><text:span text:style-name="T112">башка</text:span><text:span text:style-name="T390"> </text:span><text:span text:style-name="T195">түр</text:span><text:span text:style-name="T112">к</text:span><text:span text:style-name="T167"> </text:span><text:span text:style-name="T195">тил</text:span><text:span text:style-name="T112">и</text:span><text:span text:style-name="T390"> </text:span><text:span text:style-name="T195">өнүгү</text:span><text:span text:style-name="T112">ш <text:s/></text:span><text:span text:style-name="T195">т</text:span><text:span text:style-name="T167">а</text:span><text:span text:style-name="T195">рыхыны</text:span><text:span text:style-name="T112">н</text:span><text:span text:style-name="T167"> у</text:span><text:span text:style-name="T195">ш</text:span><text:span text:style-name="T112">ул</text:span><text:span text:style-name="T167"> </text:span><text:span text:style-name="T112">жа</text:span><text:span text:style-name="T167">ң</text:span><text:span text:style-name="T112">ы этабында</text:span><text:span text:style-name="T571"> </text:span><text:span text:style-name="T112">келген</text:span><text:span text:style-name="T489"> </text:span><text:span text:style-name="T195">жери</text:span><text:span text:style-name="T167">н</text:span><text:span text:style-name="T112">ен</text:span><text:span text:style-name="T571"> </text:span><text:span text:style-name="T112">улап</text:span><text:span text:style-name="T526"> </text:span><text:span text:style-name="T112">илгерилеп</text:span><text:span text:style-name="T571"> </text:span><text:span text:style-name="T112">кетүүсү</text:span><text:span text:style-name="T571"> </text:span><text:span text:style-name="T112">үчүн</text:span><text:span text:style-name="T489"> </text:span><text:span text:style-name="T195">о</text:span><text:span text:style-name="T167">б</text:span><text:span text:style-name="T195">ол</text:span><text:span text:style-name="T112">у</text:span><text:span text:style-name="T489"> </text:span><text:span text:style-name="T195">өзүнү</text:span><text:span text:style-name="T112">н</text:span><text:span text:style-name="T571"> </text:span><text:span text:style-name="T195">тил</text:span><text:span text:style-name="T200"> </text:span><text:span text:style-name="T112">чөйрөсүнө</text:span><text:span text:style-name="T337"> </text:span><text:span text:style-name="T112">жакшылап</text:span><text:span text:style-name="T520"> </text:span><text:span text:style-name="T112">баа</text:span><text:span text:style-name="T337"> </text:span><text:span text:style-name="T195">берүүс</text:span><text:span text:style-name="T112">ү</text:span><text:span text:style-name="T520"> </text:span><text:span text:style-name="T112">зарыл.</text:span><text:span text:style-name="T332"> </text:span><text:span text:style-name="T112">Тилимин</text:span><text:span text:style-name="T337"> </text:span><text:span text:style-name="T195">өн</text:span><text:span text:style-name="T167">үг</text:span><text:span text:style-name="T195">үшү</text:span><text:span text:style-name="T167">н</text:span><text:span text:style-name="T112">ө</text:span><text:span text:style-name="T337"> </text:span><text:span text:style-name="T195">ж</text:span><text:span text:style-name="T167">о</text:span><text:span text:style-name="T112">л</text:span><text:span text:style-name="T195">тоо</text:span></text:p>
      <text:p text:style-name="P142"/>
      <text:p text:style-name="P9"/>
      <text:p text:style-name="P9"/>
      <text:p text:style-name="P9"/>
      <text:p text:style-name="P9"/>
      <text:p text:style-name="P9"/>
      <text:p text:style-name="P9"/>
      <text:p text:style-name="P120"/>
      <text:p text:style-name="P134"><text:span text:style-name="T195">болго</text:span><text:span text:style-name="T112">н</text:span><text:span text:style-name="T317"> </text:span><text:span text:style-name="T112">н</text:span><text:span text:style-name="T167">е</text:span><text:span text:style-name="T112">рсе</text:span><text:span text:style-name="T319"> </text:span><text:span text:style-name="T112">эмне</text:span><text:span text:style-name="T317"> </text:span><text:span text:style-name="T112">де</text:span><text:span text:style-name="T167">г</text:span><text:span text:style-name="T112">ен</text:span><text:span text:style-name="T317"> </text:span><text:span text:style-name="T112">суроого</text:span><text:span text:style-name="T303"> </text:span><text:span text:style-name="T195">жо</text:span><text:span text:style-name="T167">о</text:span><text:span text:style-name="T112">п</text:span><text:span text:style-name="T317"> </text:span><text:span text:style-name="T112">табуус</text:span><text:span text:style-name="T167">у</text:span><text:span text:style-name="T112">,</text:span><text:span text:style-name="T487"> </text:span><text:span text:style-name="T112">тилин</text:span><text:span text:style-name="T319"> </text:span><text:span text:style-name="T112">таасирдүү</text:span><text:span text:style-name="T300"> </text:span><text:span text:style-name="T112">кы</text:span><text:span text:style-name="T195">л</text:span><text:span text:style-name="T112">а</text:span><text:span text:style-name="T117"> </text:span><text:span text:style-name="T112">турга</text:span><text:span text:style-name="T167">н</text:span><text:span text:style-name="T112">,</text:span><text:span text:style-name="T442"> </text:span><text:span text:style-name="T112">элине</text:span><text:span text:style-name="T452"> </text:span><text:span text:style-name="T195">толу</text:span><text:span text:style-name="T112">к</text:span><text:span text:style-name="T452"> </text:span><text:span text:style-name="T112">жарамдуу</text:span><text:span text:style-name="T452"> </text:span><text:span text:style-name="T112">к</text:span><text:span text:style-name="T195">ы</text:span><text:span text:style-name="T112">змат</text:span><text:span text:style-name="T446"> </text:span><text:span text:style-name="T195">бер</text:span><text:span text:style-name="T112">е</text:span><text:span text:style-name="T452"> </text:span><text:span text:style-name="T112">ала</text:span><text:span text:style-name="T452"> </text:span><text:span text:style-name="T112">турган</text:span><text:span text:style-name="T446"> </text:span><text:span text:style-name="T112">абалга</text:span><text:span text:style-name="T452"> </text:span><text:span text:style-name="T112">келтирүү-</text:span><text:span text:style-name="T116"> </text:span><text:span text:style-name="T195">нү</text:span><text:span text:style-name="T112">н</text:span><text:span text:style-name="T295"> </text:span><text:span text:style-name="T112">амалын</text:span><text:span text:style-name="T319"> </text:span><text:span text:style-name="T112">издөөсү</text:span><text:span text:style-name="T487"> </text:span><text:span text:style-name="T112">к</text:span><text:span text:style-name="T167">е</text:span><text:span text:style-name="T112">ре</text:span><text:span text:style-name="T167">к</text:span><text:span text:style-name="T112">.</text:span><text:span text:style-name="T487"> </text:span><text:span text:style-name="T112">Ал</text:span><text:span text:style-name="T295"> </text:span><text:span text:style-name="T112">үч</text:span><text:span text:style-name="T167">ү</text:span><text:span text:style-name="T112">н</text:span><text:span text:style-name="T487"> </text:span><text:span text:style-name="T112">керектүү</text:span><text:span text:style-name="T300"> </text:span><text:span text:style-name="T112">чаралар,</text:span><text:span text:style-name="T487"> </text:span><text:span text:style-name="T195">ж</text:span><text:span text:style-name="T167">о</text:span><text:span text:style-name="T195">лдо</text:span><text:span text:style-name="T167">р</text:span><text:span text:style-name="T112">,</text:span><text:span text:style-name="T295"> </text:span><text:span text:style-name="T112">таас</text:span><text:span text:style-name="T167">ы</text:span><text:span text:style-name="T112">н</text:span><text:span text:style-name="T116"> </text:span><text:span text:style-name="T112">тажырыйб</text:span><text:span text:style-name="T167">а</text:span><text:span text:style-name="T195">л</text:span><text:span text:style-name="T112">ар</text:span><text:span text:style-name="T256"> </text:span><text:span text:style-name="T112">болсо,</text:span><text:span text:style-name="T414"> </text:span><text:span text:style-name="T112">та</text:span><text:span text:style-name="T195">рт</text:span><text:span text:style-name="T112">ынбас</text:span><text:span text:style-name="T195">т</text:span><text:span text:style-name="T112">ан</text:span><text:span text:style-name="T256"> </text:span><text:span text:style-name="T112">алып</text:span><text:span text:style-name="T414"> </text:span><text:span text:style-name="T112">пайдалануусу</text:span><text:span text:style-name="T195"> </text:span><text:span text:style-name="T112">лаазым.</text:span></text:p>
      <text:p text:style-name="P110"><text:span text:style-name="T195">Бүгү</text:span><text:span text:style-name="T112">н</text:span><text:span text:style-name="T233"> </text:span><text:span text:style-name="T112">Кыргызстанда</text:span><text:span text:style-name="T346"> </text:span><text:span text:style-name="T112">20-</text:span><text:span text:style-name="T195">жылдард</text:span><text:span text:style-name="T167">ы</text:span><text:span text:style-name="T112">н</text:span><text:span text:style-name="T340"> </text:span><text:span text:style-name="T112">башында</text:span><text:span text:style-name="T340"> </text:span><text:span text:style-name="T195">түр</text:span><text:span text:style-name="T112">к</text:span><text:span text:style-name="T346"> </text:span><text:span text:style-name="T195">тил</text:span><text:span text:style-name="T112">и</text:span><text:span text:style-name="T346"> </text:span><text:span text:style-name="T112">туш</text:span><text:span text:style-name="T358"> </text:span><text:span text:style-name="T112">болгон</text:span><text:span text:style-name="T117"> </text:span><text:span text:style-name="T112">жана</text:span><text:span text:style-name="T325"> </text:span><text:span text:style-name="T195">ти</text:span><text:span text:style-name="T112">л</text:span><text:span text:style-name="T327"> </text:span><text:span text:style-name="T112">реформасынын</text:span><text:span text:style-name="T327"> </text:span><text:span text:style-name="T112">жасал</text:span><text:span text:style-name="T167">ы</text:span><text:span text:style-name="T112">шын</text:span><text:span text:style-name="T330"> </text:span><text:span text:style-name="T112">талап</text:span><text:span text:style-name="T330"> </text:span><text:span text:style-name="T112">кылган</text:span><text:span text:style-name="T325"> </text:span><text:span text:style-name="T112">абалга</text:span><text:span text:style-name="T330"> </text:span><text:span text:style-name="T195">о</text:span><text:span text:style-name="T167">к</text:span><text:span text:style-name="T195">ш</text:span><text:span text:style-name="T167">о</text:span><text:span text:style-name="T112">ш</text:span><text:span text:style-name="T327"> </text:span><text:span text:style-name="T112">б</text:span><text:span text:style-name="T167">и</text:span><text:span text:style-name="T112">р</text:span><text:span text:style-name="T116"> </text:span><text:span text:style-name="T112">абал</text:span><text:span text:style-name="T227"> </text:span><text:span text:style-name="T112">өкүм</text:span><text:span text:style-name="T223"> </text:span><text:span text:style-name="T112">сү</text:span><text:span text:style-name="T195">р</text:span><text:span text:style-name="T167">ү</text:span><text:span text:style-name="T112">п</text:span><text:span text:style-name="T227"> </text:span><text:span text:style-name="T195">ж</text:span><text:span text:style-name="T167">а</text:span><text:span text:style-name="T195">та</text:span><text:span text:style-name="T112">т.</text:span><text:span text:style-name="T223"> </text:span><text:span text:style-name="T112">Кудум</text:span><text:span text:style-name="T223"> </text:span><text:span text:style-name="T112">эле</text:span><text:span text:style-name="T233"> </text:span><text:span text:style-name="T112">Түркияда</text:span><text:span text:style-name="T233"> </text:span><text:span text:style-name="T112">Ре</text:span><text:span text:style-name="T195">сп</text:span><text:span text:style-name="T112">ублика</text:span><text:span text:style-name="T233"> </text:span><text:span text:style-name="T167">д</text:span><text:span text:style-name="T195">оорун</text:span><text:span text:style-name="T112">а</text:span><text:span text:style-name="T358"> </text:span><text:span text:style-name="T112">чейи</text:span><text:span text:style-name="T167">н</text:span><text:span text:style-name="T112">-</text:span><text:span text:style-name="T116"> </text:span><text:span text:style-name="T112">ки</text:span><text:span text:style-name="T327"> </text:span><text:span text:style-name="T112">османл</text:span><text:span text:style-name="T167">ы</text:span><text:span text:style-name="T112">ча</text:span><text:span text:style-name="T330"> </text:span><text:span text:style-name="T112">менен</text:span><text:span text:style-name="T327"> </text:span><text:span text:style-name="T112">элдин</text:span><text:span text:style-name="T332"> </text:span><text:span text:style-name="T112">тилин</text:span><text:span text:style-name="T256">д</text:span><text:span text:style-name="T112">еги</text:span><text:span text:style-name="T332"> </text:span><text:span text:style-name="T112">ажырым</text:span><text:span text:style-name="T330"> </text:span><text:span text:style-name="T112">сыяктуу</text:span><text:span text:style-name="T332"> </text:span><text:span text:style-name="T112">азыр</text:span><text:span text:style-name="T327"> </text:span><text:span text:style-name="T112">Кыргы</text:span><text:span text:style-name="T167">з</text:span><text:span text:style-name="T112">-</text:span><text:span text:style-name="T116"> </text:span><text:span text:style-name="T195">станд</text:span><text:span text:style-name="T112">а</text:span><text:span text:style-name="T458"> </text:span><text:span text:style-name="T195">д</text:span><text:span text:style-name="T112">а</text:span><text:span text:style-name="T456"> </text:span><text:span text:style-name="T112">көбүнчө</text:span><text:span text:style-name="T458"> </text:span><text:span text:style-name="T112">кыргызча</text:span><text:span text:style-name="T291"> </text:span><text:span text:style-name="T195">сүйлөгө</text:span><text:span text:style-name="T112">н</text:span><text:span text:style-name="T456"> </text:span><text:span text:style-name="T112">жана</text:span><text:span text:style-name="T456"> </text:span><text:span text:style-name="T112">орусчаны</text:span><text:span text:style-name="T291"> </text:span><text:span text:style-name="T112">жак</text:span><text:span text:style-name="T195">ш</text:span><text:span text:style-name="T112">ы</text:span><text:span text:style-name="T291"> </text:span><text:span text:style-name="T112">билбег</text:span><text:span text:style-name="T167">е</text:span><text:span text:style-name="T112">н</text:span><text:span text:style-name="T116"> </text:span><text:span text:style-name="T112">элет</text:span><text:span text:style-name="T552"> </text:span><text:span text:style-name="T112">калкы</text:span><text:span text:style-name="T407"> </text:span><text:span text:style-name="T112">менен</text:span><text:span text:style-name="T552"> </text:span><text:span text:style-name="T112">кыргызча</text:span><text:span text:style-name="T187"> </text:span><text:span text:style-name="T112">билбеген</text:span><text:span text:style-name="T407"> </text:span><text:span text:style-name="T112">шаар</text:span><text:span text:style-name="T407"> </text:span><text:span text:style-name="T195">кыргызд</text:span><text:span text:style-name="T167">а</text:span><text:span text:style-name="T195">р</text:span><text:span text:style-name="T112">ы</text:span><text:span text:style-name="T216"> </text:span><text:span text:style-name="T112">арасындагы</text:span><text:span text:style-name="T216"> </text:span><text:span text:style-name="T195">ти</text:span><text:span text:style-name="T112">л-</text:span><text:span text:style-name="T116"> </text:span><text:span text:style-name="T112">дик</text:span><text:span text:style-name="T291"> </text:span><text:span text:style-name="T112">айырма</text:span><text:span text:style-name="T287"> </text:span><text:span text:style-name="T112">күчөп</text:span><text:span text:style-name="T291"> </text:span><text:span text:style-name="T195">бар</text:span><text:span text:style-name="T112">а</text:span><text:span text:style-name="T287"> </text:span><text:span text:style-name="T112">жатат.</text:span><text:span text:style-name="T291"> </text:span><text:span text:style-name="T112">Жаңылыш</text:span><text:span text:style-name="T291"> </text:span><text:span text:style-name="T112">ж</text:span><text:span text:style-name="T167">ү</text:span><text:span text:style-name="T112">ргүзүлгөн</text:span><text:span text:style-name="T287"> </text:span><text:span text:style-name="T195">т</text:span><text:span text:style-name="T112">ил</text:span><text:span text:style-name="T291"> </text:span><text:span text:style-name="T112">саясатынын</text:span><text:span text:style-name="T119"> </text:span><text:span text:style-name="T112">айынан</text:span><text:span text:style-name="T256"> </text:span><text:span text:style-name="T195">ор</text:span><text:span text:style-name="T167">у</text:span><text:span text:style-name="T112">с</text:span><text:span text:style-name="T256"> </text:span><text:span text:style-name="T195">тилин</text:span><text:span text:style-name="T112">ин</text:span><text:span text:style-name="T256"> </text:span><text:span text:style-name="T112">күн</text:span><text:span text:style-name="T536"> </text:span><text:span text:style-name="T112">санап</text:span><text:span text:style-name="T536"> </text:span><text:span text:style-name="T167">ар</text:span><text:span text:style-name="T195">т</text:span><text:span text:style-name="T112">ып</text:span><text:span text:style-name="T256"> </text:span><text:span text:style-name="T112">б</text:span><text:span text:style-name="T167">а</text:span><text:span text:style-name="T112">ратк</text:span><text:span text:style-name="T167">а</text:span><text:span text:style-name="T112">н үстөмдүгү жаңы</text:span><text:span text:style-name="T256"> </text:span><text:span text:style-name="T112">муундун </text:span><text:span text:style-name="T195">ө</text:span><text:span text:style-name="T112">з</text:span><text:span text:style-name="T400"> </text:span><text:span text:style-name="T112">келечегин </text:span><text:span text:style-name="T195">гарант</text:span><text:span text:style-name="T167">и</text:span><text:span text:style-name="T112">я</text:span><text:span text:style-name="T390"> </text:span><text:span text:style-name="T112">алдына</text:span><text:span text:style-name="T167"> </text:span><text:span text:style-name="T112">алуу</text:span><text:span text:style-name="T167"> </text:span><text:span text:style-name="T112">жана </text:span><text:span text:style-name="T195">коомд</text:span><text:span text:style-name="T112">о</text:span><text:span text:style-name="T167"> </text:span><text:span text:style-name="T112">каалаган а</text:span><text:span text:style-name="T536">б</text:span><text:span text:style-name="T112">алга келүүсүнүн</text:span><text:span text:style-name="T557"> </text:span><text:span text:style-name="T112">бир</text:span><text:span text:style-name="T571"> </text:span><text:span text:style-name="T112">каражаты</text:span><text:span text:style-name="T401"> </text:span><text:span text:style-name="T195">катар</text:span><text:span text:style-name="T112">ы</text:span><text:span text:style-name="T552"> </text:span><text:span text:style-name="T112">орус</text:span><text:span text:style-name="T544"> </text:span><text:span text:style-name="T112">жана</text:span><text:span text:style-name="T544"> </text:span><text:span text:style-name="T112">англис</text:span><text:span text:style-name="T544"> </text:span><text:span text:style-name="T195">т</text:span><text:span text:style-name="T112">и</text:span><text:span text:style-name="T195">лдерин</text:span><text:span text:style-name="T112">е</text:span><text:span text:style-name="T557"> </text:span><text:span text:style-name="T195">б</text:span><text:span text:style-name="T167">а</text:span><text:span text:style-name="T195">г</text:span><text:span text:style-name="T167">ы</text:span><text:span text:style-name="T112">т</text:span><text:span text:style-name="T119"> </text:span><text:span text:style-name="T112">алышын</text:span><text:span text:style-name="T167">а</text:span><text:span text:style-name="T112">,</text:span><text:span text:style-name="T601"> </text:span><text:span text:style-name="T167">ө</text:span><text:span text:style-name="T112">з</text:span><text:span text:style-name="T601"> </text:span><text:span text:style-name="T112">эне</text:span><text:span text:style-name="T601"> </text:span><text:span text:style-name="T112">тилинен</text:span><text:span text:style-name="T593"> </text:span><text:span text:style-name="T112">алысташына</text:span><text:span text:style-name="T505"> </text:span><text:span text:style-name="T112">себеп</text:span><text:span text:style-name="T601"> </text:span><text:span text:style-name="T112">болууд</text:span><text:span text:style-name="T167">а</text:span><text:span text:style-name="T112">.</text:span></text:p>
      <text:p text:style-name="P73"><text:span text:style-name="T112">Жазган</text:span><text:span text:style-name="T585"> </text:span><text:span text:style-name="T195">сө</text:span><text:span text:style-name="T167">з</text:span><text:span text:style-name="T256">д</text:span><text:span text:style-name="T195">үгүмд</text:span><text:span text:style-name="T167">ү</text:span><text:span text:style-name="T112">н</text:span><text:span text:style-name="T585"> </text:span><text:span text:style-name="T167">а</text:span><text:span text:style-name="T112">р</text:span><text:span text:style-name="T351"> </text:span><text:span text:style-name="T112">б</text:span><text:span text:style-name="T167">и</text:span><text:span text:style-name="T112">р</text:span><text:span text:style-name="T351"> </text:span><text:span text:style-name="T112">мак</text:span><text:span text:style-name="T167">а</text:span><text:span text:style-name="T112">ласын</text:span><text:span text:style-name="T469"> </text:span><text:span text:style-name="T195">ө</text:span><text:span text:style-name="T112">з</text:span><text:span text:style-name="T585"> </text:span><text:span text:style-name="T112">тилине</text:span><text:span text:style-name="T585"> </text:span><text:span text:style-name="T112">жа</text:span><text:span text:style-name="T167">н</text:span><text:span text:style-name="T112">а</text:span><text:span text:style-name="T469"> </text:span><text:span text:style-name="T195">улутт</text:span><text:span text:style-name="T167">у</text:span><text:span text:style-name="T112">к</text:span><text:span text:style-name="T121"> </text:span><text:span text:style-name="T112">наркына</text:span><text:span text:style-name="T300"> </text:span><text:span text:style-name="T112">кайдигер</text:span><text:span text:style-name="T300"> </text:span><text:span text:style-name="T112">көрүнгөн</text:span><text:span text:style-name="T300"> </text:span><text:span text:style-name="T112">бул</text:span><text:span text:style-name="T306"> </text:span><text:span text:style-name="T112">массанын</text:span><text:span text:style-name="T303"> </text:span><text:span text:style-name="T112">көңүлүн</text:span><text:span text:style-name="T306"> </text:span><text:span text:style-name="T112">буруп,</text:span><text:span text:style-name="T317"> </text:span><text:span text:style-name="T195">ул</text:span><text:span text:style-name="T167">у</text:span><text:span text:style-name="T195">тт</text:span><text:span text:style-name="T167">у</text:span><text:span text:style-name="T112">к</text:span><text:span text:style-name="T121"> </text:span><text:span text:style-name="T112">сезими</text:span><text:span text:style-name="T536"> </text:span><text:span text:style-name="T195">ойг</text:span><text:span text:style-name="T167">о</text:span><text:span text:style-name="T195">но</text:span><text:span text:style-name="T167">р</text:span><text:span text:style-name="T112">,</text:span><text:span text:style-name="T536"> </text:span><text:span text:style-name="T112">эне</text:span><text:span text:style-name="T536"> </text:span><text:span text:style-name="T195">ти</text:span><text:span text:style-name="T112">ли</text:span><text:span text:style-name="T195">ни</text:span><text:span text:style-name="T112">н</text:span><text:span text:style-name="T256"> </text:span><text:span text:style-name="T195">7</text:span><text:span text:style-name="T112">00</text:span><text:span text:style-name="T414"> </text:span><text:span text:style-name="T112">жылдык</text:span><text:span text:style-name="T195"> </text:span><text:span text:style-name="T112">жазма</text:span><text:span text:style-name="T536"> </text:span><text:span text:style-name="T112">адабий</text:span><text:span text:style-name="T195"> ти</text:span><text:span text:style-name="T112">л</text:span><text:span text:style-name="T256"> </text:span><text:span text:style-name="T195">салт</text:span><text:span text:style-name="T112">ы</text:span><text:span text:style-name="T536"> </text:span><text:span text:style-name="T112">болгон</text:span><text:span text:style-name="T117"> </text:span><text:span text:style-name="T112">бир тил</text:span><text:span text:style-name="T256">д</text:span><text:span text:style-name="T112">ин</text:span><text:span text:style-name="T390"> </text:span><text:span text:style-name="T112">каршысында</text:span><text:span text:style-name="T167"> </text:span><text:span text:style-name="T112">эч кыйна</text:span><text:span text:style-name="T256">л</text:span><text:span text:style-name="T112">ба</text:span><text:span text:style-name="T167">й</text:span><text:span text:style-name="T112">,</text:span><text:span text:style-name="T195"> </text:span><text:span text:style-name="T112">нукура</text:span><text:span text:style-name="T460"> </text:span><text:span text:style-name="T112">байлыг</text:span><text:span text:style-name="T167">ы</text:span><text:span text:style-name="T112">,</text:span><text:span text:style-name="T195"> т</text:span><text:span text:style-name="T167">а</text:span><text:span text:style-name="T195">бигы</text:span><text:span text:style-name="T112">й</text:span><text:span text:style-name="T390"> </text:span><text:span text:style-name="T195">тур</text:span><text:span text:style-name="T167">у</text:span><text:span text:style-name="T195">шу</text:span><text:span text:style-name="T201"> </text:span><text:span text:style-name="T112">менен</text:span><text:span text:style-name="T400"> </text:span><text:span text:style-name="T112">тең</text:span><text:span text:style-name="T400"> </text:span><text:span text:style-name="T112">келе ала <text:s/>турган <text:s/>күчтө <text:s/>жана <text:s/>кудуретте</text:span><text:span text:style-name="T167"> </text:span><text:span text:style-name="T112">экенин <text:s/>көрүп <text:s/>эс</text:span><text:span text:style-name="T167">и</text:span><text:span text:style-name="T112">не</text:span><text:span text:style-name="T123"> </text:span><text:span text:style-name="T112">келер</text:span><text:span text:style-name="T273"> </text:span><text:span text:style-name="T112">деп</text:span><text:span text:style-name="T273"> </text:span><text:span text:style-name="T112">жаздым.</text:span></text:p>
      <text:p text:style-name="P121"><text:span text:style-name="T112">Түркия</text:span><text:span text:style-name="T481"> </text:span><text:span text:style-name="T112">түркчөсү</text:span><text:span text:style-name="T476"> </text:span><text:span text:style-name="T112">сыяктуу</text:span><text:span text:style-name="T476"> </text:span><text:span text:style-name="T195">Түр</text:span><text:span text:style-name="T112">к</text:span><text:span text:style-name="T476"> </text:span><text:span text:style-name="T112">дүй</text:span><text:span text:style-name="T195">нөс</text:span><text:span text:style-name="T112">ү</text:span><text:span text:style-name="T313"> </text:span><text:span text:style-name="T112">ичи</text:span><text:span text:style-name="T195">н</text:span><text:span text:style-name="T112">де</text:span><text:span text:style-name="T476"> </text:span><text:span text:style-name="T112">функционалдык</text:span><text:span text:style-name="T116"> </text:span><text:span text:style-name="T112">жактан</text:span><text:span text:style-name="T476"> </text:span><text:span text:style-name="T112">өнүккө</text:span><text:span text:style-name="T167">н</text:span><text:span text:style-name="T112">,</text:span><text:span text:style-name="T481"> </text:span><text:span text:style-name="T112">ийкемдү</text:span><text:span text:style-name="T167">ү</text:span><text:span text:style-name="T112">,</text:span><text:span text:style-name="T481"> </text:span><text:span text:style-name="T112">узун</text:span><text:span text:style-name="T533"> </text:span><text:span text:style-name="T112">убакыт</text:span><text:span text:style-name="T476"> </text:span><text:span text:style-name="T256">бо</text:span><text:span text:style-name="T112">ю</text:span><text:span text:style-name="T313"> </text:span><text:span text:style-name="T112">мамлекеттик</text:span><text:span text:style-name="T533"> </text:span><text:span text:style-name="T112">жана</text:span><text:span text:style-name="T476"> </text:span><text:span text:style-name="T112">адабий </text:span><text:span text:style-name="T195">ти</text:span><text:span text:style-name="T112">л</text:span><text:span text:style-name="T358"> </text:span><text:span text:style-name="T112">болуу</text:span><text:span text:style-name="T340"> </text:span><text:span text:style-name="T112">та</text:span><text:span text:style-name="T195">р</text:span><text:span text:style-name="T112">ы</text:span><text:span text:style-name="T256">х</text:span><text:span text:style-name="T112">ына</text:span><text:span text:style-name="T346"> </text:span><text:span text:style-name="T112">эгедер,</text:span><text:span text:style-name="T358"> </text:span><text:span text:style-name="T195">сө</text:span><text:span text:style-name="T112">з</text:span><text:span text:style-name="T346"> </text:span><text:span text:style-name="T195">ж</text:span><text:span text:style-name="T167">а</text:span><text:span text:style-name="T195">н</text:span><text:span text:style-name="T112">а</text:span><text:span text:style-name="T358"> </text:span><text:span text:style-name="T195">терм</text:span><text:span text:style-name="T167">и</text:span><text:span text:style-name="T112">н</text:span><text:span text:style-name="T346"> </text:span><text:span text:style-name="T195">жасо</text:span><text:span text:style-name="T112">о</text:span><text:span text:style-name="T340"> </text:span><text:span text:style-name="T112">кудурети</text:span><text:span text:style-name="T372"> </text:span><text:span text:style-name="T112">жетик</text:span><text:span text:style-name="T346"> </text:span><text:span text:style-name="T112">б</text:span><text:span text:style-name="T167">и</text:span><text:span text:style-name="T112">р</text:span><text:span text:style-name="T116"> </text:span><text:span text:style-name="T112">тектеш</text:span><text:span text:style-name="T552"> </text:span><text:span text:style-name="T195">т</text:span><text:span text:style-name="T112">ил</text:span><text:span text:style-name="T187"> </text:span><text:span text:style-name="T112">менен</text:span><text:span text:style-name="T407"> </text:span><text:span text:style-name="T112">котормо</text:span><text:span text:style-name="T187"> </text:span><text:span text:style-name="T112">с</text:span><text:span text:style-name="T195">ө</text:span><text:span text:style-name="T112">здүк</text:span><text:span text:style-name="T216"> </text:span><text:span text:style-name="T195">түзү</text:span><text:span text:style-name="T112">ү</text:span><text:span text:style-name="T407"> </text:span><text:span text:style-name="T112">арк</text:span><text:span text:style-name="T167">ы</text:span><text:span text:style-name="T112">луу</text:span><text:span text:style-name="T187"> </text:span><text:span text:style-name="T112">кыргыз</text:span><text:span text:style-name="T407"> </text:span><text:span text:style-name="T112">тилинин</text:span><text:span text:style-name="T407"> </text:span><text:span text:style-name="T195">д</text:span><text:span text:style-name="T112">а</text:span><text:span text:style-name="T216"> </text:span><text:span text:style-name="T112">бул тилден</text:span><text:span text:style-name="T313"> </text:span><text:span text:style-name="T112">кем</text:span><text:span text:style-name="T476"> </text:span><text:span text:style-name="T112">калбай</text:span><text:span text:style-name="T313"> </text:span><text:span text:style-name="T112">турган,</text:span><text:span text:style-name="T476"> </text:span><text:span text:style-name="T195">коомд</text:span><text:span text:style-name="T167">у</text:span><text:span text:style-name="T112">н</text:span><text:span text:style-name="T313"> </text:span><text:span text:style-name="T195">бүтү</text:span><text:span text:style-name="T112">н</text:span><text:span text:style-name="T313"> </text:span><text:span text:style-name="T195">та</text:span><text:span text:style-name="T112">ла</text:span><text:span text:style-name="T195">птары</text:span><text:span text:style-name="T112">н</text:span><text:span text:style-name="T313"> </text:span><text:span text:style-name="T112">арка</text:span><text:span text:style-name="T195">л</text:span><text:span text:style-name="T112">ай</text:span><text:span text:style-name="T458"> </text:span><text:span text:style-name="T112">аларлык</text:span><text:span text:style-name="T116"> </text:span><text:span text:style-name="T112">дареметке</text:span><text:span text:style-name="T295"> </text:span><text:span text:style-name="T112">жана</text:span><text:span text:style-name="T287"> </text:span><text:span text:style-name="T112">байлыкка</text:span><text:span text:style-name="T295"> </text:span><text:span text:style-name="T195">эгеде</text:span><text:span text:style-name="T112">р</text:span><text:span text:style-name="T287"> </text:span><text:span text:style-name="T112">экенин,</text:span><text:span text:style-name="T291"> </text:span><text:span text:style-name="T112">бар</text:span><text:span text:style-name="T291"> </text:span><text:span text:style-name="T112">болгону</text:span><text:span text:style-name="T295"> </text:span><text:span text:style-name="T112">жыш</text:span><text:span text:style-name="T291"> </text:span><text:span text:style-name="T112">колдо-</text:span><text:span text:style-name="T116"> </text:span><text:span text:style-name="T112">нулбаганы</text:span><text:span text:style-name="T456"> </text:span><text:span text:style-name="T112">үчүн</text:span><text:span text:style-name="T458"> </text:span><text:span text:style-name="T112">жанд</text:span><text:span text:style-name="T167">у</text:span><text:span text:style-name="T112">улугун</text:span><text:span text:style-name="T291"> </text:span><text:span text:style-name="T112">жана</text:span><text:span text:style-name="T458"> </text:span><text:span text:style-name="T112">жарамдуулугун</text:span><text:span text:style-name="T456"> </text:span><text:span text:style-name="T195">жо</text:span><text:span text:style-name="T167">го</text:span><text:span text:style-name="T195">т</text:span><text:span text:style-name="T112">о</text:span><text:span text:style-name="T456"> </text:span><text:span text:style-name="T112">баштаг</text:span><text:span text:style-name="T167">а</text:span><text:span text:style-name="T195">н</text:span><text:span text:style-name="T112">ын</text:span><text:span text:style-name="T119"> </text:span><text:span text:style-name="T112">көрсөтүш,</text:span><text:span text:style-name="T452"> </text:span><text:span text:style-name="T112">жаңы</text:span><text:span text:style-name="T446"> </text:span><text:span text:style-name="T112">муундун</text:span><text:span text:style-name="T452"> </text:span><text:span text:style-name="T195">ө</text:span><text:span text:style-name="T112">з</text:span><text:span text:style-name="T446"> </text:span><text:span text:style-name="T195">ти</text:span><text:span text:style-name="T112">ли</text:span><text:span text:style-name="T195">ни</text:span><text:span text:style-name="T112">н</text:span><text:span text:style-name="T452"> </text:span><text:span text:style-name="T112">куд</text:span><text:span text:style-name="T167">у</text:span><text:span text:style-name="T112">ретине</text:span><text:span text:style-name="T580"> </text:span><text:span text:style-name="T167">б</text:span><text:span text:style-name="T195">о</text:span><text:span text:style-name="T167">л</text:span><text:span text:style-name="T195">го</text:span><text:span text:style-name="T112">н</text:span><text:span text:style-name="T452"> </text:span><text:span text:style-name="T167">и</text:span><text:span text:style-name="T195">ш</text:span><text:span text:style-name="T167">е</text:span><text:span text:style-name="T195">н</text:span><text:span text:style-name="T167">и</text:span><text:span text:style-name="T112">мин</text:span><text:span text:style-name="T116"> </text:span><text:span text:style-name="T195">ойгот</text:span><text:span text:style-name="T167">у</text:span><text:span text:style-name="T112">ш</text:span><text:span text:style-name="T609"> </text:span><text:span text:style-name="T112">сө</text:span><text:span text:style-name="T167">з</text:span><text:span text:style-name="T256">д</text:span><text:span text:style-name="T112">үгүбүздүн</text:span><text:span text:style-name="T613"> </text:span><text:span text:style-name="T112">башкы</text:span><text:span text:style-name="T613"> </text:span><text:span text:style-name="T112">максаты</text:span><text:span text:style-name="T273"> </text:span><text:span text:style-name="T195">болд</text:span><text:span text:style-name="T167">у</text:span><text:span text:style-name="T112">.</text:span></text:p>
      <text:p text:style-name="P125"><text:span text:style-name="T114">Сөздүктүн</text:span><text:span text:style-name="T527"> </text:span><text:span text:style-name="T114">сөз</text:span><text:span text:style-name="T527"> </text:span><text:span text:style-name="T196">тиз</text:span><text:span text:style-name="T168">м</text:span><text:span text:style-name="T196">ес</text:span><text:span text:style-name="T114">и</text:span><text:span text:style-name="T572"> </text:span><text:span text:style-name="T114">дүйнө</text:span><text:span text:style-name="T490"> </text:span><text:span text:style-name="T114">лексикографиясынын</text:span><text:span text:style-name="T572"> </text:span><text:span text:style-name="T114">тала</text:span><text:span text:style-name="T168">ш</text:span><text:span text:style-name="T114">сыз</text:span><text:span text:style-name="T490"> </text:span><text:span text:style-name="T114">мыкты</text:span><text:span text:style-name="T126"> </text:span><text:span text:style-name="T114">үлгүлөрүнөн</text:span><text:span text:style-name="T516"> </text:span><text:span text:style-name="T114">болгон “Büyük Tür</text:span><text:span text:style-name="T196">k</text:span><text:span text:style-name="T114">çe-Rusça S</text:span><text:span text:style-name="T168">ö</text:span><text:span text:style-name="T114">zlük” (“Большой т</text:span><text:span text:style-name="T168">у</text:span><text:span text:style-name="T114">рецк</text:span><text:span text:style-name="T168">о</text:span><text:span text:style-name="T114">-</text:span><text:span text:style-name="T126"> </text:span><text:span text:style-name="T196">р</text:span><text:span text:style-name="T168">у</text:span><text:span text:style-name="T196">сски</text:span><text:span text:style-name="T114">й</text:span><text:span text:style-name="T373"> </text:span><text:span text:style-name="T114">с</text:span><text:span text:style-name="T196">л</text:span><text:span text:style-name="T114">о</text:span><text:span text:style-name="T196">ва</text:span><text:span text:style-name="T114">р</text:span><text:span text:style-name="T168">ь</text:span><text:span text:style-name="T114">”;</text:span><text:span text:style-name="T373"> </text:span><text:span text:style-name="T114">1977),</text:span><text:span text:style-name="T373"> </text:span><text:span text:style-name="T196">“</text:span><text:span text:style-name="T114">Советс</text:span><text:span text:style-name="T168">к</text:span><text:span text:style-name="T114">ий</text:span><text:span text:style-name="T352"> </text:span><text:span text:style-name="T114">энцикл</text:span><text:span text:style-name="T168">о</text:span><text:span text:style-name="T114">педический</text:span><text:span text:style-name="T586"> </text:span><text:span text:style-name="T196">сл</text:span><text:span text:style-name="T168">о</text:span><text:span text:style-name="T196">вар</text:span><text:span text:style-name="T168">ь</text:span><text:span text:style-name="T114">”(1989),</text:span><text:span text:style-name="T126"> </text:span><text:span text:style-name="T196">“</text:span><text:span text:style-name="T114">İngilizce-Türkçe/</text:span><text:span text:style-name="T341"> </text:span><text:span text:style-name="T114">Türkçe</text:span><text:span text:style-name="T168">-</text:span><text:span text:style-name="T114">İngilizce</text:span><text:span text:style-name="T341"> </text:span><text:span text:style-name="T114">Re</text:span><text:span text:style-name="T168">d</text:span><text:span text:style-name="T114">house</text:span><text:span text:style-name="T341"> </text:span><text:span text:style-name="T114">Sözlü</text:span><text:span text:style-name="T196">ğ</text:span><text:span text:style-name="T114">ü”</text:span><text:span text:style-name="T341"> </text:span><text:span text:style-name="T114">(1998),</text:span><text:span text:style-name="T341"> </text:span><text:span text:style-name="T255">“</text:span><text:span text:style-name="T196">Ça</text:span><text:span text:style-name="T114">ğd</text:span><text:span text:style-name="T196">a</text:span><text:span text:style-name="T114">ş</text:span><text:span text:style-name="T341"> </text:span><text:span text:style-name="T114">Türkçe-</text:span><text:span text:style-name="T126"> </text:span><text:span text:style-name="T114">İngilizce</text:span><text:span text:style-name="T482"> </text:span><text:span text:style-name="T114">Re</text:span><text:span text:style-name="T168">d</text:span><text:span text:style-name="T114">house</text:span><text:span text:style-name="T482"> </text:span><text:span text:style-name="T114">Sözlü</text:span><text:span text:style-name="T196">ğ</text:span><text:span text:style-name="T114">ü”,</text:span><text:span text:style-name="T477"> </text:span><text:span text:style-name="T114">“The</text:span><text:span text:style-name="T482"> </text:span><text:span text:style-name="T114">O</text:span><text:span text:style-name="T168">x</text:span><text:span text:style-name="T114">ford</text:span><text:span text:style-name="T482"> </text:span><text:span text:style-name="T114">Turkish</text:span><text:span text:style-name="T255">-</text:span><text:span text:style-name="T114">English</text:span><text:span text:style-name="T477"> </text:span><text:span text:style-name="T114">Dictiona</text:span><text:span text:style-name="T196">r</text:span><text:span text:style-name="T168">y</text:span><text:span text:style-name="T114">”</text:span><text:span text:style-name="T482"> </text:span><text:span text:style-name="T114">(198</text:span><text:span text:style-name="T196">4</text:span><text:span text:style-name="T114">),</text:span><text:span text:style-name="T126"> </text:span><text:span text:style-name="T114">“Türkçe</text:span><text:span text:style-name="T498"> </text:span><text:span text:style-name="T114">Söz</text:span><text:span text:style-name="T168">l</text:span><text:span text:style-name="T114">ük”</text:span><text:span text:style-name="T498"> </text:span><text:span text:style-name="T114">(8-9-басылы</text:span><text:span text:style-name="T168">ш</text:span><text:span text:style-name="T114">,1988;</text:span><text:span text:style-name="T506"> </text:span><text:span text:style-name="T114">1998),</text:span><text:span text:style-name="T498"> </text:span><text:span text:style-name="T114">“Ana</text:span><text:span text:style-name="T196">b</text:span><text:span text:style-name="T114">ritanika”</text:span><text:span text:style-name="T498"> </text:span><text:span text:style-name="T114">(1-32</text:span><text:span text:style-name="T196">-</text:span><text:span text:style-name="T114">томдор,</text:span><text:span text:style-name="T506"> </text:span><text:span text:style-name="T114">1</text:span><text:span text:style-name="T196">9</text:span><text:span text:style-name="T114">93-</text:span><text:span text:style-name="T126"> </text:span><text:span text:style-name="T114">1994)</text:span><text:span text:style-name="T614"> </text:span><text:span text:style-name="T196">сыякту</text:span><text:span text:style-name="T114">у</text:span><text:span text:style-name="T602"> </text:span><text:span text:style-name="T114">маанилүү</text:span><text:span text:style-name="T614"> </text:span><text:span text:style-name="T196">б</text:span><text:span text:style-name="T168">у</text:span><text:span text:style-name="T196">лактарг</text:span><text:span text:style-name="T114">а</text:span><text:span text:style-name="T602"> </text:span><text:span text:style-name="T168">т</text:span><text:span text:style-name="T196">ая</text:span><text:span text:style-name="T114">нып</text:span><text:span text:style-name="T437"> </text:span><text:span text:style-name="T114">түзүлдү.</text:span></text:p>
      <text:p text:style-name="P110"><text:span text:style-name="T195">Түр</text:span><text:span text:style-name="T112">к</text:span><text:span text:style-name="T552"> </text:span><text:span text:style-name="T112">жана</text:span><text:span text:style-name="T407"> </text:span><text:span text:style-name="T112">кыргыз</text:span><text:span text:style-name="T401"> </text:span><text:span text:style-name="T112">тилдеринин</text:span><text:span text:style-name="T187"> </text:span><text:span text:style-name="T195">жалп</text:span><text:span text:style-name="T112">ы</text:span><text:span text:style-name="T552"> </text:span><text:span text:style-name="T195">сө</text:span><text:span text:style-name="T112">з</text:span><text:span text:style-name="T552"> </text:span><text:span text:style-name="T112">корун</text:span><text:span text:style-name="T552"> </text:span><text:span text:style-name="T195">орт</text:span><text:span text:style-name="T167">о</text:span><text:span text:style-name="T256">г</text:span><text:span text:style-name="T112">о</text:span><text:span text:style-name="T552"> </text:span><text:span text:style-name="T112">чыгаруу</text:span><text:span text:style-name="T117"> </text:span><text:span text:style-name="T112">сыяктуу</text:span><text:span text:style-name="T460"> </text:span><text:span text:style-name="T195">с</text:span><text:span text:style-name="T167">ө</text:span><text:span text:style-name="T195">здүктү</text:span><text:span text:style-name="T112">н</text:span><text:span text:style-name="T383"> </text:span><text:span text:style-name="T112">ү</text:span><text:span text:style-name="T167">ч</text:span><text:span text:style-name="T112">үнчү</text:span><text:span text:style-name="T460"> </text:span><text:span text:style-name="T112">б</text:span><text:span text:style-name="T167">и</text:span><text:span text:style-name="T112">р</text:span><text:span text:style-name="T390"> </text:span><text:span text:style-name="T112">мак</text:span><text:span text:style-name="T195">с</text:span><text:span text:style-name="T112">а</text:span><text:span text:style-name="T195">т</text:span><text:span text:style-name="T112">ы</text:span><text:span text:style-name="T383"> </text:span><text:span text:style-name="T112">бул</text:span><text:span text:style-name="T378"> </text:span><text:span text:style-name="T112">тилд</text:span><text:span text:style-name="T167">е</text:span><text:span text:style-name="T195">р</text:span><text:span text:style-name="T112">де</text:span><text:span text:style-name="T167">г</text:span><text:span text:style-name="T112">и</text:span><text:span text:style-name="T383"> </text:span><text:span text:style-name="T195">орто</text:span><text:span text:style-name="T112">к</text:span><text:span text:style-name="T383"> </text:span><text:span text:style-name="T195">с</text:span><text:span text:style-name="T167">ө</text:span><text:span text:style-name="T195">здөр </text:span><text:span text:style-name="T112">менен тур</text:span><text:span text:style-name="T167">у</text:span><text:span text:style-name="T112">ктуу</text:span><text:span text:style-name="T390"> </text:span><text:span text:style-name="T195">сө</text:span><text:span text:style-name="T112">з</text:span><text:span text:style-name="T167"> </text:span><text:span text:style-name="T112">айкаштарына</text:span><text:span text:style-name="T378"> </text:span><text:span text:style-name="T112">жана</text:span><text:span text:style-name="T390"> </text:span><text:span text:style-name="T112">макал-</text:span><text:span text:style-name="T195">лакаптарг</text:span><text:span text:style-name="T112">а</text:span><text:span text:style-name="T378"> </text:span><text:span text:style-name="T195">кеңир</text:span><text:span text:style-name="T112">и</text:span><text:span text:style-name="T460"> </text:span><text:span text:style-name="T112">орун </text:span><text:span text:style-name="T195">берил</text:span><text:span text:style-name="T167">и</text:span><text:span text:style-name="T195">ши</text:span><text:span text:style-name="T112">н</text:span><text:span text:style-name="T227"> </text:span><text:span text:style-name="T112">шарттад</text:span><text:span text:style-name="T390">ы</text:span><text:span text:style-name="T112">.</text:span><text:span text:style-name="T187"> </text:span><text:span text:style-name="T112">Азыркы</text:span><text:span text:style-name="T216"> </text:span><text:span text:style-name="T112">түрк</text:span><text:span text:style-name="T227"> </text:span><text:span text:style-name="T112">адабий</text:span><text:span text:style-name="T216"> </text:span><text:span text:style-name="T195">тили</text:span><text:span text:style-name="T112">н</text:span><text:span text:style-name="T216"> </text:span><text:span text:style-name="T112">негиз</text:span><text:span text:style-name="T187"> </text:span><text:span text:style-name="T112">алган</text:span><text:span text:style-name="T227"> </text:span><text:span text:style-name="T195">сөздү</text:span><text:span text:style-name="T167">к</text:span><text:span text:style-name="T195">т</text:span><text:span text:style-name="T167">ү</text:span><text:span text:style-name="T112">н</text:span><text:span text:style-name="T116"> </text:span><text:span text:style-name="T112">макалаларынын </text:span><text:span text:style-name="T291"><text:s/></text:span><text:span text:style-name="T195">арас</text:span><text:span text:style-name="T167">ы</text:span><text:span text:style-name="T195">нд</text:span><text:span text:style-name="T112">а </text:span><text:span text:style-name="T287"><text:s/></text:span><text:span text:style-name="T139">диа</text:span><text:span text:style-name="T395">л</text:span><text:span text:style-name="T139">.</text:span><text:span text:style-name="T178"> </text:span><text:span text:style-name="T150">, </text:span><text:span text:style-name="T293"><text:s/></text:span><text:span text:style-name="T259">оо</text:span><text:span text:style-name="T178">з</text:span><text:span text:style-name="T139">.</text:span><text:span text:style-name="T178"> </text:span><text:span text:style-name="T150">, </text:span><text:span text:style-name="T293"><text:s/></text:span><text:span text:style-name="T259">эс</text:span><text:span text:style-name="T178">к</text:span><text:span text:style-name="T139">. <text:s/></text:span><text:span text:style-name="T289"><text:s/></text:span><text:span text:style-name="T150">кыскарту</text:span><text:span text:style-name="T181">у</text:span><text:span text:style-name="T209">л</text:span><text:span text:style-name="T150">ары </text:span><text:span text:style-name="T297"><text:s/></text:span><text:span text:style-name="T150">алд</text:span><text:span text:style-name="T181">ы</text:span><text:span text:style-name="T150">нда</text:span></text:p>
      <text:p text:style-name="P144"/>
      <text:p text:style-name="P9"/>
      <text:p text:style-name="P9"/>
      <text:p text:style-name="P9"/>
      <text:p text:style-name="P9"/>
      <text:p text:style-name="P9"/>
      <text:p text:style-name="P9"/>
      <text:p text:style-name="P120"/>
      <text:p text:style-name="P57"><text:span text:style-name="T112">жергиликтүү</text:span><text:span text:style-name="T515"> </text:span><text:span text:style-name="T112">диалекттерг</text:span><text:span text:style-name="T390">е</text:span><text:span text:style-name="T112">,</text:span><text:span text:style-name="T332"> </text:span><text:span text:style-name="T112">о</text:span><text:span text:style-name="T167">о</text:span><text:span text:style-name="T112">зеки</text:span><text:span text:style-name="T337"> </text:span><text:span text:style-name="T195">тилг</text:span><text:span text:style-name="T112">е</text:span><text:span text:style-name="T337"> </text:span><text:span text:style-name="T112">жана</text:span><text:span text:style-name="T337"> </text:span><text:span text:style-name="T112">эскирген</text:span><text:span text:style-name="T337"> </text:span><text:span text:style-name="T195">сө</text:span><text:span text:style-name="T112">з</text:span><text:span text:style-name="T332"> </text:span><text:span text:style-name="T112">катмарына</text:span><text:span text:style-name="T119"> </text:span><text:span text:style-name="T112">тиешелүү</text:span><text:span text:style-name="T497"> </text:span><text:span text:style-name="T112">с</text:span><text:span text:style-name="T195">ө</text:span><text:span text:style-name="T112">здө</text:span><text:span text:style-name="T195">р</text:span><text:span text:style-name="T112">дүн</text:span><text:span text:style-name="T593"> </text:span><text:span text:style-name="T256">б</text:span><text:span text:style-name="T167">е</text:span><text:span text:style-name="T195">рил</text:span><text:span text:style-name="T112">и</text:span><text:span text:style-name="T195">ш</text:span><text:span text:style-name="T112">и</text:span><text:span text:style-name="T505"> </text:span><text:span text:style-name="T112">мына</text:span><text:span text:style-name="T497"> </text:span><text:span text:style-name="T112">ушул</text:span><text:span text:style-name="T593"> </text:span><text:span text:style-name="T112">себеп</text:span><text:span text:style-name="T593"> </text:span><text:span text:style-name="T112">менен</text:span><text:span text:style-name="T497"> </text:span><text:span text:style-name="T195">т</text:span><text:span text:style-name="T167">ү</text:span><text:span text:style-name="T195">шүн</text:span><text:span text:style-name="T167">д</text:span><text:span text:style-name="T195">үр</text:span><text:span text:style-name="T167">ү</text:span><text:span text:style-name="T195">лө</text:span><text:span text:style-name="T460">т</text:span><text:span text:style-name="T112">.</text:span></text:p>
      <text:p text:style-name="P110"><text:span text:style-name="T195">Сө</text:span><text:span text:style-name="T112">з</text:span><text:span text:style-name="T487"> </text:span><text:span text:style-name="T112">макал</text:span><text:span text:style-name="T167">а</text:span><text:span text:style-name="T112">лары</text:span><text:span text:style-name="T300"> </text:span><text:span text:style-name="T112">окуучуга</text:span><text:span text:style-name="T317"> </text:span><text:span text:style-name="T112">котормо</text:span><text:span text:style-name="T317"> </text:span><text:span text:style-name="T112">тактыгын</text:span><text:span text:style-name="T300"> </text:span><text:span text:style-name="T112">жана</text:span><text:span text:style-name="T487"> </text:span><text:span text:style-name="T112">билги</text:span><text:span text:style-name="T317"> </text:span><text:span text:style-name="T112">молдуг</text:span><text:span text:style-name="T167">у</text:span><text:span text:style-name="T112">н</text:span><text:span text:style-name="T116"> </text:span><text:span text:style-name="T112">камсыз</text:span><text:span text:style-name="T167"> </text:span><text:span text:style-name="T112">кылган</text:span><text:span text:style-name="T390"> </text:span><text:span text:style-name="T112">эл</text:span><text:span text:style-name="T390"> </text:span><text:span text:style-name="T112">аралык</text:span><text:span text:style-name="T390"> </text:span><text:span text:style-name="T195">при</text:span><text:span text:style-name="T112">н</text:span><text:span text:style-name="T195">ц</text:span><text:span text:style-name="T112">и</text:span><text:span text:style-name="T195">пт</text:span><text:span text:style-name="T167">е</text:span><text:span text:style-name="T195">рди</text:span><text:span text:style-name="T112">н</text:span><text:span text:style-name="T378"> </text:span><text:span text:style-name="T112">үлгүсүндө</text:span><text:span text:style-name="T460"> </text:span><text:span text:style-name="T195">ж</text:span><text:span text:style-name="T167">а</text:span><text:span text:style-name="T195">йгашт</text:span><text:span text:style-name="T167">ы</text:span><text:span text:style-name="T195">ры</text:span><text:span text:style-name="T112">л</text:span><text:span text:style-name="T256">д</text:span><text:span text:style-name="T460">ы</text:span><text:span text:style-name="T112">.</text:span><text:span text:style-name="T125"> </text:span><text:span text:style-name="T195">Сөздү</text:span><text:span text:style-name="T112">к</text:span><text:span text:style-name="T195">тү</text:span><text:span text:style-name="T112">н</text:span><text:span text:style-name="T364"> </text:span><text:span text:style-name="T112">түркчө</text:span><text:span text:style-name="T340"> </text:span><text:span text:style-name="T112">бөлүгүнүн</text:span><text:span text:style-name="T346"> </text:span><text:span text:style-name="T112">жазылышында</text:span><text:span text:style-name="T372"> </text:span><text:span text:style-name="T195">2000</text:span><text:span text:style-name="T167">-</text:span><text:span text:style-name="T112">жылы</text:span><text:span text:style-name="T346"> </text:span><text:span text:style-name="T112">жарыяланган</text:span><text:span text:style-name="T116"> </text:span><text:span text:style-name="T195">түр</text:span><text:span text:style-name="T112">к</text:span><text:span text:style-name="T580"> </text:span><text:span text:style-name="T112">тилинин</text:span><text:span text:style-name="T580"> </text:span><text:span text:style-name="T112">орф</text:span><text:span text:style-name="T195">о</text:span><text:span text:style-name="T167">г</text:span><text:span text:style-name="T195">р</text:span><text:span text:style-name="T112">афиялык</text:span><text:span text:style-name="T481"> </text:span><text:span text:style-name="T112">эрежелери</text:span><text:span text:style-name="T481"> </text:span><text:span text:style-name="T112">(</text:span><text:span text:style-name="T256">“</text:span><text:span text:style-name="T167">İ</text:span><text:span text:style-name="T256">ml</text:span><text:span text:style-name="T112">â</text:span><text:span text:style-name="T313"> </text:span><text:span text:style-name="T256">K</text:span><text:span text:style-name="T112">ılavuzu”),</text:span><text:span text:style-name="T446"> </text:span><text:span text:style-name="T112">ал</text:span><text:span text:style-name="T580"> </text:span><text:span text:style-name="T112">эми</text:span><text:span text:style-name="T452"> </text:span><text:span text:style-name="T112">кыр-</text:span><text:span text:style-name="T116"> </text:span><text:span text:style-name="T112">гызча</text:span><text:span text:style-name="T167"> </text:span><text:span text:style-name="T112">бөлүгүнүн</text:span><text:span text:style-name="T378"> </text:span><text:span text:style-name="T112">жазылышында</text:span><text:span text:style-name="T460"> </text:span><text:span text:style-name="T167">бо</text:span><text:span text:style-name="T195">лс</text:span><text:span text:style-name="T112">о,</text:span><text:span text:style-name="T390"> </text:span><text:span text:style-name="T112">“Кырг</text:span><text:span text:style-name="T167">ы</text:span><text:span text:style-name="T112">з</text:span><text:span text:style-name="T390"> </text:span><text:span text:style-name="T195">тил</text:span><text:span text:style-name="T112">и</text:span><text:span text:style-name="T195">ни</text:span><text:span text:style-name="T112">н</text:span><text:span text:style-name="T460"> </text:span><text:span text:style-name="T112">о</text:span><text:span text:style-name="T195">р</text:span><text:span text:style-name="T112">ф</text:span><text:span text:style-name="T195">о</text:span><text:span text:style-name="T112">г</text:span><text:span text:style-name="T195">р</text:span><text:span text:style-name="T112">афиялык</text:span><text:span text:style-name="T121"> </text:span><text:span text:style-name="T195">сөздү</text:span><text:span text:style-name="T167">г</text:span><text:span text:style-name="T112">ү”</text:span><text:span text:style-name="T544"> </text:span><text:span text:style-name="T112">(1983),</text:span><text:span text:style-name="T557"> </text:span><text:span text:style-name="T167">о</text:span><text:span text:style-name="T195">шо</text:span><text:span text:style-name="T112">н</text:span><text:span text:style-name="T167">д</text:span><text:span text:style-name="T195">о</text:span><text:span text:style-name="T112">й</text:span><text:span text:style-name="T557"> </text:span><text:span text:style-name="T112">эле</text:span><text:span text:style-name="T557"> </text:span><text:span text:style-name="T112">кыргыз</text:span><text:span text:style-name="T557"> </text:span><text:span text:style-name="T195">тил</text:span><text:span text:style-name="T112">и</text:span><text:span text:style-name="T557"> </text:span><text:span text:style-name="T112">боюнча</text:span><text:span text:style-name="T557"> </text:span><text:span text:style-name="T195">жар</text:span><text:span text:style-name="T167">ы</text:span><text:span text:style-name="T112">к</text:span><text:span text:style-name="T401"> </text:span><text:span text:style-name="T195">көргө</text:span><text:span text:style-name="T112">н</text:span><text:span text:style-name="T544"> </text:span><text:span text:style-name="T112">б</text:span><text:span text:style-name="T167">а</text:span><text:span text:style-name="T112">рдык</text:span><text:span text:style-name="T119"> </text:span><text:span text:style-name="T112">сөздүктөр</text:span><text:span text:style-name="T378"> </text:span><text:span text:style-name="T112">ме</text:span><text:span text:style-name="T195">н</text:span><text:span text:style-name="T112">ен</text:span><text:span text:style-name="T378"> </text:span><text:span text:style-name="T112">энциклопедиялык</text:span><text:span text:style-name="T557"> </text:span><text:span text:style-name="T112">эмгектер</text:span><text:span text:style-name="T378"> </text:span><text:span text:style-name="T112">ж</text:span><text:span text:style-name="T167">е</text:span><text:span text:style-name="T112">текчиликке</text:span><text:span text:style-name="T489"> </text:span><text:span text:style-name="T112">алынд</text:span><text:span text:style-name="T167">ы</text:span><text:span text:style-name="T112">.</text:span></text:p>
      <text:p text:style-name="P139"><text:span text:style-name="T112">Кыргызча</text:span><text:span text:style-name="T544"> </text:span><text:span text:style-name="T112">менен</text:span><text:span text:style-name="T571"> </text:span><text:span text:style-name="T195">түр</text:span><text:span text:style-name="T112">к</text:span><text:span text:style-name="T195">чөд</text:span><text:span text:style-name="T112">ө</text:span><text:span text:style-name="T544"> </text:span><text:span text:style-name="T195">т</text:span><text:span text:style-name="T167">ү</text:span><text:span text:style-name="T195">р</text:span><text:span text:style-name="T167">дү</text:span><text:span text:style-name="T112">ү</text:span><text:span text:style-name="T557"> </text:span><text:span text:style-name="T112">алфавиттердин</text:span><text:span text:style-name="T557"> </text:span><text:span text:style-name="T112">колдонул</text:span><text:span text:style-name="T167">у</text:span><text:span text:style-name="T112">шу сөздүктүн</text:span><text:span text:style-name="T523"> </text:span><text:span text:style-name="T112">жазылыш</text:span><text:span text:style-name="T167">ы</text:span><text:span text:style-name="T112">ндагы</text:span><text:span text:style-name="T399"> </text:span><text:span text:style-name="T112">оорчулуктардын</text:span><text:span text:style-name="T400"> </text:span><text:span text:style-name="T112">эœ</text:span><text:span text:style-name="T515"> </text:span><text:span text:style-name="T112">б</text:span><text:span text:style-name="T167">а</text:span><text:span text:style-name="T112">шкыларынан</text:span><text:span text:style-name="T520"> </text:span><text:span text:style-name="T167">бо</text:span><text:span text:style-name="T195">л</text:span><text:span text:style-name="T256">д</text:span><text:span text:style-name="T167">у</text:span><text:span text:style-name="T112">.</text:span></text:p>
      <text:p text:style-name="P143"><text:span text:style-name="T112">Макала </text:span><text:span text:style-name="T233"><text:s/></text:span><text:span text:style-name="T112">ичинде </text:span><text:span text:style-name="T233"><text:s/></text:span><text:span text:style-name="T112">сегиз </text:span><text:span text:style-name="T358"><text:s/></text:span><text:span text:style-name="T112">түрдүү </text:span><text:span text:style-name="T358"><text:s/></text:span><text:span text:style-name="T112">жазма </text:span><text:span text:style-name="T233"><text:s/></text:span><text:span text:style-name="T112">шеки</text:span><text:span text:style-name="T167">л</text:span><text:span text:style-name="T112">инин </text:span><text:span text:style-name="T233"><text:s/></text:span><text:span text:style-name="T112">колдонулганын </text:span><text:span text:style-name="T346"><text:s/></text:span><text:span text:style-name="T112">жана</text:span><text:span text:style-name="T119"> </text:span><text:span text:style-name="T195">көптөгө</text:span><text:span text:style-name="T112">н</text:span><text:span text:style-name="T309"> </text:span><text:span text:style-name="T112">б</text:span><text:span text:style-name="T167">е</text:span><text:span text:style-name="T112">лгилерд</text:span><text:span text:style-name="T167">и</text:span><text:span text:style-name="T112">н</text:span><text:span text:style-name="T325"> </text:span><text:span text:style-name="T112">тынымсыз</text:span><text:span text:style-name="T309"> </text:span><text:span text:style-name="T112">алмашып</text:span><text:span text:style-name="T309"> </text:span><text:span text:style-name="T112">ту</text:span><text:span text:style-name="T195">р</text:span><text:span text:style-name="T256">г</text:span><text:span text:style-name="T112">анын</text:span><text:span text:style-name="T306"> </text:span><text:span text:style-name="T112">эске</text:span><text:span text:style-name="T306"> </text:span><text:span text:style-name="T112">алса</text:span><text:span text:style-name="T167">к</text:span><text:span text:style-name="T112">,</text:span><text:span text:style-name="T300"> </text:span><text:span text:style-name="T195">т</text:span><text:span text:style-name="T167">е</text:span><text:span text:style-name="T195">рүү</text:span></text:p>
      <text:p text:style-name="P48"><text:span text:style-name="T112">ишинин</text:span><text:span text:style-name="T414"> </text:span><text:span text:style-name="T112">канчалык</text:span><text:span text:style-name="T536"> </text:span><text:span text:style-name="T112">машакаттуу</text:span><text:span text:style-name="T256"> </text:span><text:span text:style-name="T112">болгону</text:span><text:span text:style-name="T536"> </text:span><text:span text:style-name="T112">дайын</text:span><text:span text:style-name="T414"> </text:span><text:span text:style-name="T195">боло</text:span><text:span text:style-name="T112">т.</text:span></text:p>
      <text:p text:style-name="P117"><text:span text:style-name="T112">Экинчи</text:span><text:span text:style-name="T489"> </text:span><text:span text:style-name="T112">бир</text:span><text:span text:style-name="T571"> </text:span><text:span text:style-name="T112">кыйынчылык</text:span><text:span text:style-name="T544"> </text:span><text:span text:style-name="T195">түркчө</text:span><text:span text:style-name="T167">д</text:span><text:span text:style-name="T195">өг</text:span><text:span text:style-name="T112">ү</text:span><text:span text:style-name="T544"> </text:span><text:span text:style-name="T112">татаал</text:span><text:span text:style-name="T571"> </text:span><text:span text:style-name="T112">с</text:span><text:span text:style-name="T195">ө</text:span><text:span text:style-name="T112">здө</text:span><text:span text:style-name="T195">р</text:span><text:span text:style-name="T112">дүн</text:span><text:span text:style-name="T571"> </text:span><text:span text:style-name="T112">жазылы</text:span><text:span text:style-name="T195">ш</text:span><text:span text:style-name="T112">ын-</text:span><text:span text:style-name="T116"> </text:span><text:span text:style-name="T112">дагы</text:span><text:span text:style-name="T364"> </text:span><text:span text:style-name="T112">ыраатсызды</text:span><text:span text:style-name="T167">к</text:span><text:span text:style-name="T112">,</text:span><text:span text:style-name="T340"> </text:span><text:span text:style-name="T112">алардын</text:span><text:span text:style-name="T364"> </text:span><text:span text:style-name="T112">макала</text:span><text:span text:style-name="T372"> </text:span><text:span text:style-name="T112">ичине</text:span><text:span text:style-name="T372"> </text:span><text:span text:style-name="T195">ал</text:span><text:span text:style-name="T112">ынышы</text:span><text:span text:style-name="T372"> </text:span><text:span text:style-name="T167">ж</text:span><text:span text:style-name="T112">е</text:span><text:span text:style-name="T364"> </text:span><text:span text:style-name="T195">ө</text:span><text:span text:style-name="T112">з</text:span><text:span text:style-name="T346"> </text:span><text:span text:style-name="T112">алдынча </text:span><text:span text:style-name="T195">берил</text:span><text:span text:style-name="T167">и</text:span><text:span text:style-name="T195">ш</text:span><text:span text:style-name="T112">и</text:span><text:span text:style-name="T476"> </text:span><text:span text:style-name="T112">боюнча</text:span><text:span text:style-name="T580"> </text:span><text:span text:style-name="T112">белгилүү</text:span><text:span text:style-name="T476"> </text:span><text:span text:style-name="T112">к</text:span><text:span text:style-name="T195">р</text:span><text:span text:style-name="T112">итерийлерд</text:span><text:span text:style-name="T167">и</text:span><text:span text:style-name="T112">н</text:span><text:span text:style-name="T313"> </text:span><text:span text:style-name="T195">иштел</text:span><text:span text:style-name="T167">и</text:span><text:span text:style-name="T112">п</text:span><text:span text:style-name="T481"> </text:span><text:span text:style-name="T112">чыкпаганд</text:span><text:span text:style-name="T167">ы</text:span><text:span text:style-name="T112">гы</text:span><text:span text:style-name="T117"> </text:span><text:span text:style-name="T195">болд</text:span><text:span text:style-name="T167">у</text:span><text:span text:style-name="T112">.</text:span><text:span text:style-name="T533"> </text:span><text:span text:style-name="T112">“Türkçe</text:span><text:span text:style-name="T458"> </text:span><text:span text:style-name="T112">Sözlük</text:span><text:span text:style-name="T256">”</text:span><text:span text:style-name="T195">т</text:span><text:span text:style-name="T112">ө</text:span><text:span text:style-name="T489"> </text:span><text:span text:style-name="T112">эки</text:span><text:span text:style-name="T481"> </text:span><text:span text:style-name="T195">ж</text:span><text:span text:style-name="T112">е</text:span><text:span text:style-name="T580"> </text:span><text:span text:style-name="T112">үч</text:span><text:span text:style-name="T481"> </text:span><text:span text:style-name="T195">сыңард</text:span><text:span text:style-name="T167">а</text:span><text:span text:style-name="T112">н</text:span><text:span text:style-name="T476"> </text:span><text:span text:style-name="T112">турган</text:span><text:span text:style-name="T481"> </text:span><text:span text:style-name="T112">т</text:span><text:span text:style-name="T167">а</text:span><text:span text:style-name="T112">таал</text:span><text:span text:style-name="T476"> </text:span><text:span text:style-name="T195">сөзд</text:span><text:span text:style-name="T167">ө</text:span><text:span text:style-name="T112">р</text:span><text:span text:style-name="T195">дүн </text:span><text:span text:style-name="T112">өзүнчө</text:span><text:span text:style-name="T364"> </text:span><text:span text:style-name="T112">ма</text:span><text:span text:style-name="T167">к</text:span><text:span text:style-name="T112">ала</text:span><text:span text:style-name="T351"> </text:span><text:span text:style-name="T195">баш</text:span><text:span text:style-name="T112">ы</text:span><text:span text:style-name="T351"> </text:span><text:span text:style-name="T112">болуп</text:span><text:span text:style-name="T372"> </text:span><text:span text:style-name="T195">бер</text:span><text:span text:style-name="T167">и</text:span><text:span text:style-name="T195">лиш</text:span><text:span text:style-name="T112">и</text:span><text:span text:style-name="T469"> </text:span><text:span text:style-name="T195">д</text:span><text:span text:style-name="T112">а</text:span><text:span text:style-name="T351"> </text:span><text:span text:style-name="T112">биздин</text:span><text:span text:style-name="T372"> </text:span><text:span text:style-name="T112">баштан</text:span><text:span text:style-name="T585"> </text:span><text:span text:style-name="T112">тутунган</text:span><text:span text:style-name="T372"> </text:span><text:span text:style-name="T112">п</text:span><text:span text:style-name="T195">р</text:span><text:span text:style-name="T112">ин-</text:span><text:span text:style-name="T116"> </text:span><text:span text:style-name="T195">ци</text:span><text:span text:style-name="T112">п</text:span><text:span text:style-name="T195">териб</text:span><text:span text:style-name="T167">и</text:span><text:span text:style-name="T112">з</text:span><text:span text:style-name="T256">г</text:span><text:span text:style-name="T112">е</text:span><text:span text:style-name="T585"> </text:span><text:span text:style-name="T112">ылайык</text:span><text:span text:style-name="T351"> </text:span><text:span text:style-name="T112">келбед</text:span><text:span text:style-name="T167">и</text:span><text:span text:style-name="T112">.</text:span><text:span text:style-name="T372"> </text:span><text:span text:style-name="T112">“Türkçe-Rusç</text:span><text:span text:style-name="T167">a”</text:span><text:span text:style-name="T112">,</text:span><text:span text:style-name="T351"> </text:span><text:span text:style-name="T112">“Türkçe-İnglizce”</text:span><text:span text:style-name="T372"> </text:span><text:span text:style-name="T195">сө</text:span><text:span text:style-name="T167">зд</text:span><text:span text:style-name="T195">ү</text:span><text:span text:style-name="T112">к-</text:span><text:span text:style-name="T116"> </text:span><text:span text:style-name="T112">төрдүн</text:span><text:span text:style-name="T523"> </text:span><text:span text:style-name="T112">түзүүчүлөрү</text:span><text:span text:style-name="T523"> </text:span><text:span text:style-name="T167">д</text:span><text:span text:style-name="T112">а</text:span><text:span text:style-name="T520"> </text:span><text:span text:style-name="T112">ушул</text:span><text:span text:style-name="T515"> </text:span><text:span text:style-name="T112">эле</text:span><text:span text:style-name="T399"> </text:span><text:span text:style-name="T112">кыйынчылыктарга туш</text:span><text:span text:style-name="T520"> </text:span><text:span text:style-name="T112">келип,</text:span><text:span text:style-name="T515"> </text:span><text:span text:style-name="T112">анд</text:span><text:span text:style-name="T167">а</text:span><text:span text:style-name="T112">н</text:span><text:span text:style-name="T116"> </text:span><text:span text:style-name="T112">көпчүлүк</text:span><text:span text:style-name="T330"> </text:span><text:span text:style-name="T112">татаал</text:span><text:span text:style-name="T330"> </text:span><text:span text:style-name="T195">сөзд</text:span><text:span text:style-name="T167">ө</text:span><text:span text:style-name="T195">рд</text:span><text:span text:style-name="T112">ү</text:span><text:span text:style-name="T330"> </text:span><text:span text:style-name="T195">бири</text:span><text:span text:style-name="T112">кт</text:span><text:span text:style-name="T195">ири</text:span><text:span text:style-name="T112">п</text:span><text:span text:style-name="T330"> </text:span><text:span text:style-name="T112">жазуу</text:span><text:span text:style-name="T332"> </text:span><text:span text:style-name="T112">аркылуу</text:span><text:span text:style-name="T330"> </text:span><text:span text:style-name="T195">ч</text:span><text:span text:style-name="T112">ы</text:span><text:span text:style-name="T195">г</text:span><text:span text:style-name="T112">ы</text:span><text:span text:style-name="T195">ш</text:span><text:span text:style-name="T112">кан</text:span><text:span text:style-name="T327"> </text:span><text:span text:style-name="T112">экен.</text:span><text:span text:style-name="T125"> </text:span><text:span text:style-name="T195">Би</text:span><text:span text:style-name="T112">з</text:span><text:span text:style-name="T306"> </text:span><text:span text:style-name="T112">болсо</text:span><text:span text:style-name="T325"> </text:span><text:span text:style-name="T195">при</text:span><text:span text:style-name="T112">н</text:span><text:span text:style-name="T195">ц</text:span><text:span text:style-name="T112">ип</text:span><text:span text:style-name="T306"> </text:span><text:span text:style-name="T195">катар</text:span><text:span text:style-name="T112">ы</text:span><text:span text:style-name="T325"> </text:span><text:span text:style-name="T112">түркчөнүн</text:span><text:span text:style-name="T309"> </text:span><text:span text:style-name="T112">азыр</text:span><text:span text:style-name="T303"> </text:span><text:span text:style-name="T112">күчүндө</text:span><text:span text:style-name="T325"> </text:span><text:span text:style-name="T195">болго</text:span><text:span text:style-name="T112">н</text:span><text:span text:style-name="T309"> </text:span><text:span text:style-name="T112">орфо-</text:span><text:span text:style-name="T116"> </text:span><text:span text:style-name="T112">графиялык</text:span><text:span text:style-name="T469"> </text:span><text:span text:style-name="T112">эрежелерине</text:span><text:span text:style-name="T467"> </text:span><text:span text:style-name="T112">таянганыбыз</text:span><text:span text:style-name="T469"> </text:span><text:span text:style-name="T112">үчүн</text:span><text:span text:style-name="T469"> </text:span><text:span text:style-name="T112">аларды</text:span><text:span text:style-name="T469"> </text:span><text:span text:style-name="T112">жетек</text:span><text:span text:style-name="T167">ч</text:span><text:span text:style-name="T112">иликке</text:span><text:span text:style-name="T467"> </text:span><text:span text:style-name="T112">ал</text:span><text:span text:style-name="T195">у</text:span><text:span text:style-name="T112">уга</text:span><text:span text:style-name="T120"> </text:span><text:span text:style-name="T112">мажбур</text:span><text:span text:style-name="T523"> </text:span><text:span text:style-name="T112">эл</text:span><text:span text:style-name="T167">е</text:span><text:span text:style-name="T112">к.</text:span><text:span text:style-name="T399"> </text:span><text:span text:style-name="T112">Бул</text:span><text:span text:style-name="T399"> </text:span><text:span text:style-name="T112">маселени</text:span><text:span text:style-name="T400"> </text:span><text:span text:style-name="T112">бөлөк</text:span><text:span text:style-name="T399"> </text:span><text:span text:style-name="T112">жазылган</text:span><text:span text:style-name="T400"> </text:span><text:span text:style-name="T112">татаал</text:span><text:span text:style-name="T400"> </text:span><text:span text:style-name="T112">с</text:span><text:span text:style-name="T195">ө</text:span><text:span text:style-name="T112">зд</text:span><text:span text:style-name="T195">өр</text:span><text:span text:style-name="T112">дүн</text:span><text:span text:style-name="T400"> </text:span><text:span text:style-name="T112">ба</text:span><text:span text:style-name="T167">а</text:span><text:span text:style-name="T195">р</text:span><text:span text:style-name="T112">ын</text:span><text:span text:style-name="T119"> </text:span><text:span text:style-name="T112">тиешелүү</text:span><text:span text:style-name="T481"> </text:span><text:span text:style-name="T112">мака</text:span><text:span text:style-name="T195">л</text:span><text:span text:style-name="T112">а</text:span><text:span text:style-name="T580"> </text:span><text:span text:style-name="T112">ичине</text:span><text:span text:style-name="T580"> </text:span><text:span text:style-name="T112">алып,</text:span><text:span text:style-name="T446"> </text:span><text:span text:style-name="T112">ал</text:span><text:span text:style-name="T580"> </text:span><text:span text:style-name="T112">эми</text:span><text:span text:style-name="T452"> </text:span><text:span text:style-name="T195">бирг</text:span><text:span text:style-name="T112">е</text:span><text:span text:style-name="T481"> </text:span><text:span text:style-name="T112">жазылганд</text:span><text:span text:style-name="T167">а</text:span><text:span text:style-name="T112">рын</text:span><text:span text:style-name="T481"> </text:span><text:span text:style-name="T195">ө</text:span><text:span text:style-name="T112">з</text:span><text:span text:style-name="T580"> </text:span><text:span text:style-name="T112">алдынча макала</text:span><text:span text:style-name="T593"> </text:span><text:span text:style-name="T195">түр</text:span><text:span text:style-name="T167">ү</text:span><text:span text:style-name="T195">нд</text:span><text:span text:style-name="T112">ө</text:span><text:span text:style-name="T497"> </text:span><text:span text:style-name="T112">берүү</text:span><text:span text:style-name="T601"> </text:span><text:span text:style-name="T112">ме</text:span><text:span text:style-name="T195">н</text:span><text:span text:style-name="T112">ен</text:span><text:span text:style-name="T601"> </text:span><text:span text:style-name="T112">чечти</text:span><text:span text:style-name="T167">к</text:span><text:span text:style-name="T112">.</text:span></text:p>
      <text:p text:style-name="P110"><text:span text:style-name="T112">Тарыхый</text:span><text:span text:style-name="T489"> </text:span><text:span text:style-name="T112">жак</text:span><text:span text:style-name="T195">т</text:span><text:span text:style-name="T112">ан</text:span><text:span text:style-name="T489"> </text:span><text:span text:style-name="T112">жазма</text:span><text:span text:style-name="T489"> </text:span><text:span text:style-name="T112">адабий</text:span><text:span text:style-name="T489"> </text:span><text:span text:style-name="T195">ти</text:span><text:span text:style-name="T112">л</text:span><text:span text:style-name="T489"> </text:span><text:span text:style-name="T195">катар</text:span><text:span text:style-name="T112">ы</text:span><text:span text:style-name="T489"> </text:span><text:span text:style-name="T112">жашап</text:span><text:span text:style-name="T526"> </text:span><text:span text:style-name="T112">келген</text:span><text:span text:style-name="T489"> </text:span><text:span text:style-name="T195">түрк</text:span><text:span text:style-name="T167">ч</text:span><text:span text:style-name="T112">ө</text:span><text:span text:style-name="T120"> </text:span><text:span text:style-name="T112">менен</text:span><text:span text:style-name="T233"> </text:span><text:span text:style-name="T112">жазма</text:span><text:span text:style-name="T340"> </text:span><text:span text:style-name="T112">адабий</text:span><text:span text:style-name="T233"> </text:span><text:span text:style-name="T195">ти</text:span><text:span text:style-name="T112">л</text:span><text:span text:style-name="T358"> </text:span><text:span text:style-name="T112">традициясы</text:span><text:span text:style-name="T346"> </text:span><text:span text:style-name="T112">үзүл-кесил</text:span><text:span text:style-name="T340"> </text:span><text:span text:style-name="T112">болуп,</text:span><text:span text:style-name="T223"> </text:span><text:span text:style-name="T112">жалпысын</text:span><text:span text:style-name="T167">а</text:span><text:span text:style-name="T112">н</text:span><text:span text:style-name="T116"> </text:span><text:span text:style-name="T112">оозеки</text:span><text:span text:style-name="T383"> </text:span><text:span text:style-name="T195">ти</text:span><text:span text:style-name="T112">л</text:span><text:span text:style-name="T489"> </text:span><text:span text:style-name="T195">катар</text:span><text:span text:style-name="T112">ы</text:span><text:span text:style-name="T489"> </text:span><text:span text:style-name="T112">ж</text:span><text:span text:style-name="T167">а</text:span><text:span text:style-name="T112">шаган</text:span><text:span text:style-name="T526"> </text:span><text:span text:style-name="T112">кыргызчанын</text:span><text:span text:style-name="T383"> </text:span><text:span text:style-name="T112">кабыл</text:span><text:span text:style-name="T526"> </text:span><text:span text:style-name="T112">алынган</text:span><text:span text:style-name="T526"> </text:span><text:span text:style-name="T112">с</text:span><text:span text:style-name="T195">ө</text:span><text:span text:style-name="T112">здөр</text:span><text:span text:style-name="T383"> </text:span><text:span text:style-name="T112">катм</text:span><text:span text:style-name="T167">а</text:span><text:span text:style-name="T195">р</text:span><text:span text:style-name="T112">ы боюнча</text:span><text:span text:style-name="T227"> </text:span><text:span text:style-name="T195">д</text:span><text:span text:style-name="T112">а</text:span><text:span text:style-name="T358"> </text:span><text:span text:style-name="T112">айырмачылыктары</text:span><text:span text:style-name="T340"> </text:span><text:span text:style-name="T167">а</text:span><text:span text:style-name="T195">р</text:span><text:span text:style-name="T112">бын</text:span><text:span text:style-name="T227"> </text:span><text:span text:style-name="T112">экени</text:span><text:span text:style-name="T223"> </text:span><text:span text:style-name="T112">айгинеленд</text:span><text:span text:style-name="T167">и</text:span><text:span text:style-name="T112">.</text:span><text:span text:style-name="T223"> </text:span><text:span text:style-name="T195">Мис</text:span><text:span text:style-name="T112">а</text:span><text:span text:style-name="T195">л</text:span><text:span text:style-name="T112">ы,</text:span><text:span text:style-name="T113"> </text:span><text:span text:style-name="T112">кыргызча</text:span><text:span text:style-name="T526"> </text:span><text:span text:style-name="T112">менен</text:span><text:span text:style-name="T383"> </text:span><text:span text:style-name="T195">түркч</text:span><text:span text:style-name="T167">ө</text:span><text:span text:style-name="T195">дөг</text:span><text:span text:style-name="T112">ү</text:span><text:span text:style-name="T526"> </text:span><text:span text:style-name="T112">ар</text:span><text:span text:style-name="T167">а</text:span><text:span text:style-name="T195">п</text:span><text:span text:style-name="T112">ч</text:span><text:span text:style-name="T167">а</text:span><text:span text:style-name="T112">дан</text:span><text:span text:style-name="T526"> </text:span><text:span text:style-name="T112">жана</text:span><text:span text:style-name="T526"> </text:span><text:span text:style-name="T112">фа</text:span><text:span text:style-name="T195">рс</text:span><text:span text:style-name="T112">ча</text:span><text:span text:style-name="T195">д</text:span><text:span text:style-name="T112">ан</text:span><text:span text:style-name="T526"> </text:span><text:span text:style-name="T112">кирген</text:span><text:span text:style-name="T526"> </text:span><text:span text:style-name="T112">с</text:span><text:span text:style-name="T195">ө</text:span><text:span text:style-name="T112">здөрдүн </text:span><text:span text:style-name="T195">айтылыш</text:span><text:span text:style-name="T112">ы</text:span><text:span text:style-name="T487"> </text:span><text:span text:style-name="T112">менен</text:span><text:span text:style-name="T291"> </text:span><text:span text:style-name="T112">м</text:span><text:span text:style-name="T167">а</text:span><text:span text:style-name="T112">анисиндеги</text:span><text:span text:style-name="T487"> </text:span><text:span text:style-name="T112">айырмачылыктар</text:span><text:span text:style-name="T287"> </text:span><text:span text:style-name="T167">ө</text:span><text:span text:style-name="T112">з-өзүнчө</text:span><text:span text:style-name="T291"> </text:span><text:span text:style-name="T112">изи</text:span><text:span text:style-name="T195">л</text:span><text:span text:style-name="T256">д</text:span><text:span text:style-name="T195">ө</text:span><text:span text:style-name="T112">ө</text:span><text:span text:style-name="T120"> </text:span><text:span text:style-name="T112">объектиси</text:span><text:span text:style-name="T401"> </text:span><text:span text:style-name="T195">бол</text:span><text:span text:style-name="T112">о</text:span><text:span text:style-name="T544"> </text:span><text:span text:style-name="T112">т</text:span><text:span text:style-name="T167">у</text:span><text:span text:style-name="T112">рганчалык</text:span><text:span text:style-name="T401"> </text:span><text:span text:style-name="T112">даражада</text:span><text:span text:style-name="T401"> </text:span><text:span text:style-name="T112">экени</text:span><text:span text:style-name="T571"> </text:span><text:span text:style-name="T112">байка</text:span><text:span text:style-name="T195">л</text:span><text:span text:style-name="T256">д</text:span><text:span text:style-name="T390">ы</text:span><text:span text:style-name="T112">.</text:span><text:span text:style-name="T571"> </text:span><text:span text:style-name="T195">Бат</text:span><text:span text:style-name="T112">ыш</text:span><text:span text:style-name="T117"> </text:span><text:span text:style-name="T112">тилдеринен</text:span><text:span text:style-name="T401"> </text:span><text:span text:style-name="T112">кирген</text:span><text:span text:style-name="T544"> </text:span><text:span text:style-name="T112">ор</text:span><text:span text:style-name="T195">то</text:span><text:span text:style-name="T112">к</text:span><text:span text:style-name="T557"> </text:span><text:span text:style-name="T195">сө</text:span><text:span text:style-name="T167">з</text:span><text:span text:style-name="T256">д</text:span><text:span text:style-name="T167">ө</text:span><text:span text:style-name="T112">р</text:span><text:span text:style-name="T557"> </text:span><text:span text:style-name="T195">д</text:span><text:span text:style-name="T112">а</text:span><text:span text:style-name="T401"> </text:span><text:span text:style-name="T112">кыргызчага</text:span><text:span text:style-name="T401"> </text:span><text:span text:style-name="T112">негизинен</text:span><text:span text:style-name="T544"> </text:span><text:span text:style-name="T112">орус</text:span><text:span text:style-name="T557"> </text:span><text:span text:style-name="T112">тили</text:span><text:span text:style-name="T118"> </text:span><text:span text:style-name="T112">аркылу</text:span><text:span text:style-name="T167">у</text:span><text:span text:style-name="T112">,</text:span><text:span text:style-name="T407"> </text:span><text:span text:style-name="T112">ал</text:span><text:span text:style-name="T216"> </text:span><text:span text:style-name="T112">эми</text:span><text:span text:style-name="T216"> </text:span><text:span text:style-name="T112">тү</text:span><text:span text:style-name="T195">р</text:span><text:span text:style-name="T112">кчөгө</text:span><text:span text:style-name="T481"> </text:span><text:span text:style-name="T112">көбүнчө</text:span><text:span text:style-name="T223"> </text:span><text:span text:style-name="T112">француз</text:span><text:span text:style-name="T227"> </text:span><text:span text:style-name="T195">т</text:span><text:span text:style-name="T112">и</text:span><text:span text:style-name="T195">л</text:span><text:span text:style-name="T112">и</text:span><text:span text:style-name="T227"> </text:span><text:span text:style-name="T112">аркылуу</text:span><text:span text:style-name="T233"> </text:span><text:span text:style-name="T112">киргени</text:span><text:span text:style-name="T227"> </text:span><text:span text:style-name="T195">ж</text:span><text:span text:style-name="T167">а</text:span><text:span text:style-name="T195">на</text:span><text:span text:style-name="T197"> </text:span><text:span text:style-name="T195">ош</text:span><text:span text:style-name="T167">о</text:span><text:span text:style-name="T112">л </text:span><text:span text:style-name="T195">тилд</text:span><text:span text:style-name="T167">е</text:span><text:span text:style-name="T195">рди</text:span><text:span text:style-name="T112">н</text:span><text:span text:style-name="T460"> </text:span><text:span text:style-name="T112">ө</text:span><text:span text:style-name="T167">з</text:span><text:span text:style-name="T112">гөч</text:span><text:span text:style-name="T167">ө</text:span><text:span text:style-name="T112">лүктө</text:span><text:span text:style-name="T195">р</text:span><text:span text:style-name="T112">үн</text:span><text:span text:style-name="T390"> </text:span><text:span text:style-name="T112">алып</text:span><text:span text:style-name="T167"> </text:span><text:span text:style-name="T112">жүрөрү</text:span><text:span text:style-name="T167"> </text:span><text:span text:style-name="T112">аныкталд</text:span><text:span text:style-name="T167">ы</text:span><text:span text:style-name="T112">.</text:span></text:p>
      <text:p text:style-name="P73"><text:span text:style-name="T195">Жалп</text:span><text:span text:style-name="T112">ы</text:span><text:span text:style-name="T223"> </text:span><text:span text:style-name="T195">т</text:span><text:span text:style-name="T167">ү</text:span><text:span text:style-name="T195">р</text:span><text:span text:style-name="T112">к</text:span><text:span text:style-name="T227"> </text:span><text:span text:style-name="T195">сө</text:span><text:span text:style-name="T112">з</text:span><text:span text:style-name="T216"> </text:span><text:span text:style-name="T112">катмарынын</text:span><text:span text:style-name="T223"> </text:span><text:span text:style-name="T112">сакталыш</text:span><text:span text:style-name="T223"> </text:span><text:span text:style-name="T112">даражасы</text:span><text:span text:style-name="T233"> </text:span><text:span text:style-name="T195">д</text:span><text:span text:style-name="T112">а</text:span><text:span text:style-name="T227"> </text:span><text:span text:style-name="T112">аталган тилдерде</text:span><text:span text:style-name="T295"> </text:span><text:span text:style-name="T112">бирдей</text:span><text:span text:style-name="T287"> </text:span><text:span text:style-name="T112">эмес</text:span><text:span text:style-name="T287"> </text:span><text:span text:style-name="T112">экени</text:span><text:span text:style-name="T291"> </text:span><text:span text:style-name="T195">көрүлд</text:span><text:span text:style-name="T167">ү</text:span><text:span text:style-name="T112">.</text:span><text:span text:style-name="T287"> </text:span><text:span text:style-name="T195">Түр</text:span><text:span text:style-name="T112">к</text:span><text:span text:style-name="T195">и</text:span><text:span text:style-name="T112">я</text:span><text:span text:style-name="T287"> </text:span><text:span text:style-name="T195">түркчө</text:span><text:span text:style-name="T167">с</text:span><text:span text:style-name="T112">ү</text:span><text:span text:style-name="T195">нд</text:span><text:span text:style-name="T112">ө</text:span><text:span text:style-name="T287"> </text:span><text:span text:style-name="T112">бул</text:span><text:span text:style-name="T291"> </text:span><text:span text:style-name="T167">с</text:span><text:span text:style-name="T195">ө</text:span><text:span text:style-name="T112">з</text:span><text:span text:style-name="T115"> </text:span><text:span text:style-name="T112">катмары</text:span><text:span text:style-name="T332"> </text:span><text:span text:style-name="T112">көбүнчө</text:span><text:span text:style-name="T332"> </text:span><text:span text:style-name="T112">Анадолу</text:span><text:span text:style-name="T332"> </text:span><text:span text:style-name="T112">диалектилерин</text:span><text:span text:style-name="T256">д</text:span><text:span text:style-name="T112">е</text:span><text:span text:style-name="T520"> </text:span><text:span text:style-name="T112">сакталганы</text:span><text:span text:style-name="T515"> </text:span><text:span text:style-name="T112">үчүн</text:span><text:span text:style-name="T330"> </text:span><text:span text:style-name="T195">орт</text:span><text:span text:style-name="T167">о</text:span><text:span text:style-name="T195">догу</text:span><text:span text:style-name="T198"> </text:span><text:span text:style-name="T112">параллел</text:span><text:span text:style-name="T167">д</text:span><text:span text:style-name="T112">иктер</text:span><text:span text:style-name="T585"> </text:span><text:span text:style-name="T112">кээде</text:span><text:span text:style-name="T585"> </text:span><text:span text:style-name="T112">оозеки</text:span><text:span text:style-name="T351"> </text:span><text:span text:style-name="T195">т</text:span><text:span text:style-name="T112">ил</text:span><text:span text:style-name="T372"> </text:span><text:span text:style-name="T112">менен</text:span><text:span text:style-name="T372"> </text:span><text:span text:style-name="T112">д</text:span><text:span text:style-name="T167">и</text:span><text:span text:style-name="T112">алекттерд</text:span><text:span text:style-name="T167">и</text:span><text:span text:style-name="T112">н</text:span><text:span text:style-name="T469"> </text:span><text:span text:style-name="T112">фактыларына</text:span><text:span text:style-name="T116"> </text:span><text:span text:style-name="T112">таянып</text:span><text:span text:style-name="T469"> </text:span><text:span text:style-name="T112">чыгарылган</text:span><text:span text:style-name="T467"> </text:span><text:span text:style-name="T112">учурлар</text:span><text:span text:style-name="T469"> </text:span><text:span text:style-name="T112">болд</text:span><text:span text:style-name="T167">у</text:span><text:span text:style-name="T112">.</text:span><text:span text:style-name="T442"> </text:span><text:span text:style-name="T195">Биро</text:span><text:span text:style-name="T112">к</text:span><text:span text:style-name="T442"> </text:span><text:span text:style-name="T112">б</text:span><text:span text:style-name="T167">у</text:span><text:span text:style-name="T112">л</text:span><text:span text:style-name="T442"> </text:span><text:span text:style-name="T195">өңдү</text:span><text:span text:style-name="T112">ү</text:span><text:span text:style-name="T467"> </text:span><text:span text:style-name="T112">ад</text:span><text:span text:style-name="T167">а</text:span><text:span text:style-name="T112">ттан</text:span><text:span text:style-name="T442"> </text:span><text:span text:style-name="T195">т</text:span><text:span text:style-name="T167">ы</text:span><text:span text:style-name="T195">шк</text:span><text:span text:style-name="T167">а</text:span><text:span text:style-name="T195">ркы</text:span></text:p>
      <text:p text:style-name="P146"/>
      <text:p text:style-name="P9"/>
      <text:p text:style-name="P9"/>
      <text:p text:style-name="P9"/>
      <text:p text:style-name="P9"/>
      <text:p text:style-name="P9"/>
      <text:p text:style-name="P9"/>
      <text:p text:style-name="P120"/>
      <text:p text:style-name="P133"><text:span text:style-name="T112">көрүнүштөр</text:span><text:span text:style-name="T467"> </text:span><text:span text:style-name="T112">тийиштүү</text:span><text:span text:style-name="T446"> </text:span><text:span text:style-name="T112">кыскартуулар</text:span><text:span text:style-name="T442"> </text:span><text:span text:style-name="T112">менен</text:span><text:span text:style-name="T469"> </text:span><text:span text:style-name="T167">ко</text:span><text:span text:style-name="T195">ш</text:span><text:span text:style-name="T112">т</text:span><text:span text:style-name="T195">ол</text:span><text:span text:style-name="T256">г</text:span><text:span text:style-name="T167">о</text:span><text:span text:style-name="T195">н</text:span><text:span text:style-name="T112">у</text:span><text:span text:style-name="T446"> </text:span><text:span text:style-name="T112">үчүн</text:span><text:span text:style-name="T469"> </text:span><text:span text:style-name="T112">сө</text:span><text:span text:style-name="T167">з</text:span><text:span text:style-name="T256">д</text:span><text:span text:style-name="T112">үктүн</text:span><text:span text:style-name="T119"> </text:span><text:span text:style-name="T112">негизги</text:span><text:span text:style-name="T195"> </text:span><text:span text:style-name="T112">чийини</text:span><text:span text:style-name="T195"> болго</text:span><text:span text:style-name="T112">н адабий </text:span><text:span text:style-name="T195">ти</text:span><text:span text:style-name="T112">л</text:span><text:span text:style-name="T195"> </text:span><text:span text:style-name="T112">чийининен чыгылган</text:span><text:span text:style-name="T195"> </text:span><text:span text:style-name="T167">ж</text:span><text:span text:style-name="T195">о</text:span><text:span text:style-name="T112">к.</text:span></text:p>
      <text:p text:style-name="P73"><text:span text:style-name="T112">“Түркчө-кыргызча</text:span><text:span text:style-name="T552"> </text:span><text:span text:style-name="T195">сөз</text:span><text:span text:style-name="T167">д</text:span><text:span text:style-name="T195">ү</text:span><text:span text:style-name="T112">к”</text:span><text:span text:style-name="T401"> </text:span><text:span text:style-name="T112">кылымдар</text:span><text:span text:style-name="T552"> </text:span><text:span text:style-name="T256">бо</text:span><text:span text:style-name="T112">ю</text:span><text:span text:style-name="T401"> </text:span><text:span text:style-name="T112">бири-биринен</text:span><text:span text:style-name="T407"> </text:span><text:span text:style-name="T112">узак</text:span><text:span text:style-name="T552"> </text:span><text:span text:style-name="T112">калган</text:span><text:span text:style-name="T119"> </text:span><text:span text:style-name="T112">огуз</text:span><text:span text:style-name="T340"> </text:span><text:span text:style-name="T195">ти</text:span><text:span text:style-name="T112">л</text:span><text:span text:style-name="T346"> </text:span><text:span text:style-name="T112">тобунун</text:span><text:span text:style-name="T364"> </text:span><text:span text:style-name="T112">өк</text:span><text:span text:style-name="T167">ү</text:span><text:span text:style-name="T195">л</text:span><text:span text:style-name="T112">ү</text:span><text:span text:style-name="T346"> </text:span><text:span text:style-name="T112">болгон</text:span><text:span text:style-name="T346"> </text:span><text:span text:style-name="T112">Түркия</text:span><text:span text:style-name="T364"> </text:span><text:span text:style-name="T112">т</text:span><text:span text:style-name="T167">ү</text:span><text:span text:style-name="T112">ркчөсү</text:span><text:span text:style-name="T372"> </text:span><text:span text:style-name="T112">менен</text:span><text:span text:style-name="T346"> </text:span><text:span text:style-name="T112">кыпчак</text:span><text:span text:style-name="T372"> </text:span><text:span text:style-name="T195">тил</text:span><text:span text:style-name="T200"> </text:span><text:span text:style-name="T112">тобунун</text:span><text:span text:style-name="T233"> </text:span><text:span text:style-name="T195">ө</text:span><text:span text:style-name="T167">к</text:span><text:span text:style-name="T195">үл</text:span><text:span text:style-name="T112">ү</text:span><text:span text:style-name="T340"> </text:span><text:span text:style-name="T112">кыргызчанын</text:span><text:span text:style-name="T340"> </text:span><text:span text:style-name="T112">мисалында</text:span><text:span text:style-name="T346"> </text:span><text:span text:style-name="T195">түр</text:span><text:span text:style-name="T112">к</text:span><text:span text:style-name="T340"> </text:span><text:span text:style-name="T112">адабий</text:span><text:span text:style-name="T340"> </text:span><text:span text:style-name="T195">тилдеринд</text:span><text:span text:style-name="T112">е</text:span><text:span text:style-name="T346"> </text:span><text:span text:style-name="T112">кандай</text:span><text:span text:style-name="T119"> </text:span><text:span text:style-name="T195">таасирл</text:span><text:span text:style-name="T167">е</text:span><text:span text:style-name="T195">рд</text:span><text:span text:style-name="T167">е</text:span><text:span text:style-name="T112">н</text:span><text:span text:style-name="T407"> </text:span><text:span text:style-name="T112">кандай</text:span><text:span text:style-name="T401"> </text:span><text:span text:style-name="T112">өзгөчөлүктөр</text:span><text:span text:style-name="T407"> </text:span><text:span text:style-name="T112">келип</text:span><text:span text:style-name="T401"> </text:span><text:span text:style-name="T112">чыкканын</text:span><text:span text:style-name="T401"> </text:span><text:span text:style-name="T195">көрсөтүүс</text:span><text:span text:style-name="T112">ү</text:span><text:span text:style-name="T552"> </text:span><text:span text:style-name="T112">менен</text:span><text:span text:style-name="T552"> </text:span><text:span text:style-name="T195">да</text:span><text:span text:style-name="T198"> </text:span><text:span text:style-name="T195">түрк</text:span><text:span text:style-name="T167">о</text:span><text:span text:style-name="T195">логи</text:span><text:span text:style-name="T112">я</text:span><text:span text:style-name="T195">г</text:span><text:span text:style-name="T112">а</text:span><text:span text:style-name="T414"> </text:span><text:span text:style-name="T112">белгилүү</text:span><text:span text:style-name="T414"> </text:span><text:span text:style-name="T112">салым</text:span><text:span text:style-name="T505"> </text:span><text:span text:style-name="T112">кошот</text:span><text:span text:style-name="T505"> </text:span><text:span text:style-name="T112">деген</text:span><text:span text:style-name="T497"> </text:span><text:span text:style-name="T112">ойд</text:span><text:span text:style-name="T167">о</text:span><text:span text:style-name="T112">бу</text:span><text:span text:style-name="T167">з</text:span><text:span text:style-name="T112">.</text:span></text:p>
      <text:p text:style-name="P74"><text:span text:style-name="T112">“Түркчө-кыргызча</text:span><text:span text:style-name="T309"> </text:span><text:span text:style-name="T195">сө</text:span><text:span text:style-name="T167">з</text:span><text:span text:style-name="T256">д</text:span><text:span text:style-name="T195">үктү</text:span><text:span text:style-name="T167">н</text:span><text:span text:style-name="T112">”</text:span><text:span text:style-name="T306"> </text:span><text:span text:style-name="T112">аталгандай</text:span><text:span text:style-name="T309"> </text:span><text:span text:style-name="T112">бийик</text:span><text:span text:style-name="T309"> </text:span><text:span text:style-name="T112">максаттар</text:span><text:span text:style-name="T309"> </text:span><text:span text:style-name="T112">ү</text:span><text:span text:style-name="T167">чү</text:span><text:span text:style-name="T112">н</text:span><text:span text:style-name="T116"> </text:span><text:span text:style-name="T112">кызмат</text:span><text:span text:style-name="T585"> </text:span><text:span text:style-name="T112">бере</text:span><text:span text:style-name="T469"> </text:span><text:span text:style-name="T195">турган</text:span><text:span text:style-name="T112">ы</text:span><text:span text:style-name="T442"> </text:span><text:span text:style-name="T112">сыймыктуу</text:span><text:span text:style-name="T467"> </text:span><text:span text:style-name="T112">и</text:span><text:span text:style-name="T195">ш</text:span><text:span text:style-name="T112">.</text:span><text:span text:style-name="T585"> </text:span><text:span text:style-name="T112">Ошону</text:span><text:span text:style-name="T467"> </text:span><text:span text:style-name="T112">менен</text:span><text:span text:style-name="T585"> </text:span><text:span text:style-name="T112">катар</text:span><text:span text:style-name="T585"> </text:span><text:span text:style-name="T112">эле</text:span><text:span text:style-name="T442"> </text:span><text:span text:style-name="T112">ар</text:span><text:span text:style-name="T585"> </text:span><text:span text:style-name="T112">кандай</text:span><text:span text:style-name="T119"> </text:span><text:span text:style-name="T112">туңгуч</text:span><text:span text:style-name="T520"> </text:span><text:span text:style-name="T112">чыгармада</text:span><text:span text:style-name="T399"> </text:span><text:span text:style-name="T112">кездеше</text:span><text:span text:style-name="T523"> </text:span><text:span text:style-name="T195">т</text:span><text:span text:style-name="T167">у</text:span><text:span text:style-name="T195">рг</text:span><text:span text:style-name="T167">а</text:span><text:span text:style-name="T112">н</text:span><text:span text:style-name="T523"> </text:span><text:span text:style-name="T112">кемчилд</text:span><text:span text:style-name="T167">и</text:span><text:span text:style-name="T112">кте</text:span><text:span text:style-name="T167">р</text:span><text:span text:style-name="T112">,</text:span><text:span text:style-name="T515"> </text:span><text:span text:style-name="T112">мүчүлү</text:span><text:span text:style-name="T195">ш</text:span><text:span text:style-name="T112">т</text:span><text:span text:style-name="T195">ө</text:span><text:span text:style-name="T112">р</text:span><text:span text:style-name="T400"> </text:span><text:span text:style-name="T112">байкала</text:span><text:span text:style-name="T119"> </text:span><text:span text:style-name="T112">турган</text:span><text:span text:style-name="T489"> </text:span><text:span text:style-name="T167">б</text:span><text:span text:style-name="T195">ол</text:span><text:span text:style-name="T167">с</text:span><text:span text:style-name="T112">о,</text:span><text:span text:style-name="T489"> </text:span><text:span text:style-name="T112">ок</text:span><text:span text:style-name="T167">у</text:span><text:span text:style-name="T195">р</text:span><text:span text:style-name="T112">мандарымын</text:span><text:span text:style-name="T571"> </text:span><text:span text:style-name="T112">буга</text:span><text:span text:style-name="T571"> </text:span><text:span text:style-name="T112">түшүнүү</text:span><text:span text:style-name="T544"> </text:span><text:span text:style-name="T112">менен</text:span><text:span text:style-name="T571"> </text:span><text:span text:style-name="T112">мамиле</text:span><text:span text:style-name="T571"> </text:span><text:span text:style-name="T112">кылып,</text:span><text:span text:style-name="T489"> </text:span><text:span text:style-name="T112">ай</text:span><text:span text:style-name="T167">та </text:span><text:span text:style-name="T112">турган</text:span><text:span text:style-name="T319"> </text:span><text:span text:style-name="T195">с</text:span><text:span text:style-name="T167">ы</text:span><text:span text:style-name="T112">н</text:span><text:span text:style-name="T300"> </text:span><text:span text:style-name="T195">пики</text:span><text:span text:style-name="T112">р</text:span><text:span text:style-name="T195">лер</text:span><text:span text:style-name="T167">и</text:span><text:span text:style-name="T112">,</text:span><text:span text:style-name="T319"> </text:span><text:span text:style-name="T112">түзөтүүлө</text:span><text:span text:style-name="T195">р</text:span><text:span text:style-name="T460">ү</text:span><text:span text:style-name="T112">,</text:span><text:span text:style-name="T317"> </text:span><text:span text:style-name="T112">кеңештерине</text:span><text:span text:style-name="T306"> </text:span><text:span text:style-name="T112">ачык</text:span><text:span text:style-name="T303"> </text:span><text:span text:style-name="T112">эке</text:span><text:span text:style-name="T256">н</text:span><text:span text:style-name="T112">ими</text:span><text:span text:style-name="T116"> </text:span><text:span text:style-name="T112">билдирем</text:span><text:span text:style-name="T167">и</text:span><text:span text:style-name="T112">н<text:tab/>жана<text:tab/></text:span><text:a xlink:type="simple" xlink:href="mailto:gulzura@yahoo.com"><text:span text:style-name="T262">g</text:span></text:a><text:a xlink:type="simple" xlink:href="mailto:gulzura@yahoo.com"><text:span text:style-name="T165">u</text:span></text:a><text:a xlink:type="simple" xlink:href="mailto:gulzura@yahoo.com"><text:span text:style-name="T262">lz</text:span></text:a><text:a xlink:type="simple" xlink:href="mailto:gulzura@yahoo.com"><text:span text:style-name="T165">ur</text:span></text:a><text:a xlink:type="simple" xlink:href="mailto:gulzura@yahoo.com"><text:span text:style-name="T262">a</text:span></text:a><text:a xlink:type="simple" xlink:href="mailto:gulzura@yahoo.com"><text:span text:style-name="T165">@</text:span></text:a><text:a xlink:type="simple" xlink:href="mailto:gulzura@yahoo.com"><text:span text:style-name="T185">y</text:span></text:a><text:a xlink:type="simple" xlink:href="mailto:gulzura@yahoo.com"><text:span text:style-name="T262">aho</text:span></text:a><text:a xlink:type="simple" xlink:href="mailto:gulzura@yahoo.com"><text:span text:style-name="T165">o</text:span></text:a><text:a xlink:type="simple" xlink:href="mailto:gulzura@yahoo.com"><text:span text:style-name="T262">.c</text:span></text:a><text:a xlink:type="simple" xlink:href="mailto:gulzura@yahoo.com"><text:span text:style-name="T165">om</text:span></text:a><text:a xlink:type="simple" xlink:href="mailto:gulzura@yahoo.com"><text:span text:style-name="T112"><text:tab/></text:span></text:a><text:span text:style-name="T112">интернет<text:tab/>адресим<text:tab/>аркылуу</text:span><text:span text:style-name="T119"> </text:span><text:span text:style-name="T195">улаштыр</text:span><text:span text:style-name="T112">а</text:span><text:span text:style-name="T536"> </text:span><text:span text:style-name="T112">ту</text:span><text:span text:style-name="T195">р</text:span><text:span text:style-name="T256">г</text:span><text:span text:style-name="T112">ан</text:span><text:span text:style-name="T414"> </text:span><text:span text:style-name="T195">месс</text:span><text:span text:style-name="T167">а</text:span><text:span text:style-name="T195">ждар</text:span><text:span text:style-name="T112">ы</text:span><text:span text:style-name="T536"> </text:span><text:span text:style-name="T112">үчүн</text:span><text:span text:style-name="T536"> </text:span><text:span text:style-name="T112">алдын</text:span><text:span text:style-name="T414"> </text:span><text:span text:style-name="T112">ала</text:span><text:span text:style-name="T497"> </text:span><text:span text:style-name="T112">ырахматымы</text:span><text:span text:style-name="T414"> </text:span><text:span text:style-name="T112">айтамы</text:span><text:span text:style-name="T167">н</text:span><text:span text:style-name="T112">.</text:span></text:p>
      <text:p text:style-name="P73"><text:span text:style-name="T195">Сөздү</text:span><text:span text:style-name="T112">к</text:span><text:span text:style-name="T325"> </text:span><text:span text:style-name="T112">т</text:span><text:span text:style-name="T167">ү</text:span><text:span text:style-name="T112">рк</text:span><text:span text:style-name="T325"> </text:span><text:span text:style-name="T195">тили</text:span><text:span text:style-name="T112">н</text:span><text:span text:style-name="T327"> </text:span><text:span text:style-name="T195">ү</text:span><text:span text:style-name="T112">й</text:span><text:span text:style-name="T195">рөн</text:span><text:span text:style-name="T167">үү</text:span><text:span text:style-name="T112">,</text:span><text:span text:style-name="T303"> </text:span><text:span text:style-name="T112">үйрөтү</text:span><text:span text:style-name="T167">ү</text:span><text:span text:style-name="T112">,</text:span><text:span text:style-name="T325"> </text:span><text:span text:style-name="T195">т</text:span><text:span text:style-name="T167">ү</text:span><text:span text:style-name="T195">р</text:span><text:span text:style-name="T112">к</text:span><text:span text:style-name="T325"> </text:span><text:span text:style-name="T112">тилинде</text:span><text:span text:style-name="T327"> </text:span><text:span text:style-name="T112">ж</text:span><text:span text:style-name="T167">а</text:span><text:span text:style-name="T112">рык</text:span><text:span text:style-name="T309"> </text:span><text:span text:style-name="T112">көргөн </text:span><text:span text:style-name="T195">көркө</text:span><text:span text:style-name="T167">м</text:span><text:span text:style-name="T112">,</text:span><text:span text:style-name="T256"> </text:span><text:span text:style-name="T112">илимий-</text:span><text:span text:style-name="T195">п</text:span><text:span text:style-name="T167">о</text:span><text:span text:style-name="T195">пул</text:span><text:span text:style-name="T112">я</text:span><text:span text:style-name="T195">рду</text:span><text:span text:style-name="T112">у</text:span><text:span text:style-name="T167"> </text:span><text:span text:style-name="T195">ж</text:span><text:span text:style-name="T112">.б.</text:span><text:span text:style-name="T256"> </text:span><text:span text:style-name="T112">адабияттард</text:span><text:span text:style-name="T460">ы</text:span><text:span text:style-name="T112">, басма</text:span><text:span text:style-name="T195"> сө</text:span><text:span text:style-name="T112">з</text:span><text:span text:style-name="T256"> </text:span><text:span text:style-name="T112">ма</text:span><text:span text:style-name="T195">т</text:span><text:span text:style-name="T112">е</text:span><text:span text:style-name="T195">р</text:span><text:span text:style-name="T112">иа</text:span><text:span text:style-name="T195">л</text:span><text:span text:style-name="T256">д</text:span><text:span text:style-name="T112">арын</text:span><text:span text:style-name="T119"> </text:span><text:span text:style-name="T112">оку</text:span><text:span text:style-name="T167">у</text:span><text:span text:style-name="T112">,</text:span><text:span text:style-name="T358"> </text:span><text:span text:style-name="T112">которуу</text:span><text:span text:style-name="T346"> </text:span><text:span text:style-name="T112">иштеринде</text:span><text:span text:style-name="T346"> </text:span><text:span text:style-name="T112">пайдалуу</text:span><text:span text:style-name="T346"> </text:span><text:span text:style-name="T112">болмокч</text:span><text:span text:style-name="T167">у</text:span><text:span text:style-name="T112">.</text:span><text:span text:style-name="T358"> </text:span><text:span text:style-name="T195">Сөздү</text:span><text:span text:style-name="T112">к</text:span><text:span text:style-name="T195">тө</text:span><text:span text:style-name="T112">н</text:span><text:span text:style-name="T346"> </text:span><text:span text:style-name="T195">түрк</text:span><text:span text:style-name="T167">о</text:span><text:span text:style-name="T195">л</text:span><text:span text:style-name="T256">о</text:span><text:span text:style-name="T112">г</text:span><text:span text:style-name="T346"> </text:span><text:span text:style-name="T112">ади</text:span><text:span text:style-name="T167">с</text:span><text:span text:style-name="T112">-</text:span><text:span text:style-name="T116"> </text:span><text:span text:style-name="T112">тер,</text:span><text:span text:style-name="T585"> </text:span><text:span text:style-name="T167">к</text:span><text:span text:style-name="T195">от</text:span><text:span text:style-name="T167">о</text:span><text:span text:style-name="T195">р</text:span><text:span text:style-name="T167">м</text:span><text:span text:style-name="T195">о</text:span><text:span text:style-name="T112">чу</text:span><text:span text:style-name="T195">л</text:span><text:span text:style-name="T112">ар,</text:span><text:span text:style-name="T585"> </text:span><text:span text:style-name="T112">мугалимдер,</text:span><text:span text:style-name="T469"> </text:span><text:span text:style-name="T195">д</text:span><text:span text:style-name="T167">и</text:span><text:span text:style-name="T195">плом</text:span><text:span text:style-name="T167">а</text:span><text:span text:style-name="T195">тта</text:span><text:span text:style-name="T167">р</text:span><text:span text:style-name="T112">,</text:span><text:span text:style-name="T469"> </text:span><text:span text:style-name="T112">чыгыш</text:span><text:span text:style-name="T469"> </text:span><text:span text:style-name="T112">таануу</text:span><text:span text:style-name="T442"> </text:span><text:span text:style-name="T112">факультет-</text:span><text:span text:style-name="T116"> </text:span><text:span text:style-name="T195">терини</text:span><text:span text:style-name="T112">н</text:span><text:span text:style-name="T313"> </text:span><text:span text:style-name="T167">с</text:span><text:span text:style-name="T112">т</text:span><text:span text:style-name="T195">уденттер</text:span><text:span text:style-name="T460">и</text:span><text:span text:style-name="T112">,</text:span><text:span text:style-name="T481"> </text:span><text:span text:style-name="T112">басма</text:span><text:span text:style-name="T313"> </text:span><text:span text:style-name="T195">сө</text:span><text:span text:style-name="T112">з</text:span><text:span text:style-name="T476"> </text:span><text:span text:style-name="T112">кызматкерл</text:span><text:span text:style-name="T167">е</text:span><text:span text:style-name="T195">р</text:span><text:span text:style-name="T112">и</text:span><text:span text:style-name="T456"> </text:span><text:span text:style-name="T112">жана</text:span><text:span text:style-name="T313"> </text:span><text:span text:style-name="T195">т</text:span><text:span text:style-name="T167">ү</text:span><text:span text:style-name="T195">р</text:span><text:span text:style-name="T112">к,</text:span><text:span text:style-name="T481"> </text:span><text:span text:style-name="T112">кыргыз</text:span><text:span text:style-name="T458"> </text:span><text:span text:style-name="T195">ти</text:span><text:span text:style-name="T112">л-</text:span><text:span text:style-name="T116"> </text:span><text:span text:style-name="T195">дерин</text:span><text:span text:style-name="T112">е</text:span><text:span text:style-name="T295"> </text:span><text:span text:style-name="T112">кызыккан</text:span><text:span text:style-name="T295"> </text:span><text:span text:style-name="T112">коо</text:span><text:span text:style-name="T167">м</text:span><text:span text:style-name="T112">чулуктун</text:span><text:span text:style-name="T487"> </text:span><text:span text:style-name="T112">ар</text:span><text:span text:style-name="T291"> </text:span><text:span text:style-name="T112">кандай</text:span><text:span text:style-name="T317"> </text:span><text:span text:style-name="T112">өкүлд</text:span><text:span text:style-name="T195">ө</text:span><text:span text:style-name="T112">рү</text:span><text:span text:style-name="T295"> </text:span><text:span text:style-name="T112">к</text:span><text:span text:style-name="T167">е</text:span><text:span text:style-name="T256">œ</text:span><text:span text:style-name="T195">ир</text:span><text:span text:style-name="T112">и</text:span><text:span text:style-name="T295"> </text:span><text:span text:style-name="T112">пайд</text:span><text:span text:style-name="T167">а</text:span><text:span text:style-name="T195">л</text:span><text:span text:style-name="T112">ана алышат.</text:span></text:p>
      <text:p text:style-name="P110"><text:span text:style-name="T195">Сөздү</text:span><text:span text:style-name="T112">к</text:span><text:span text:style-name="T195">тү</text:span><text:span text:style-name="T112">н</text:span><text:span text:style-name="T520"> </text:span><text:span text:style-name="T112">узун</text:span><text:span text:style-name="T337"> </text:span><text:span text:style-name="T195">сүр</text:span><text:span text:style-name="T167">гө</text:span><text:span text:style-name="T112">н</text:span><text:span text:style-name="T515"> </text:span><text:span text:style-name="T195">даярдал</text:span><text:span text:style-name="T167">ы</text:span><text:span text:style-name="T195">ш</text:span><text:span text:style-name="T112">ы</text:span><text:span text:style-name="T523"> </text:span><text:span text:style-name="T112">учурунда</text:span><text:span text:style-name="T520"> </text:span><text:span text:style-name="T112">мага</text:span><text:span text:style-name="T520"> </text:span><text:span text:style-name="T112">ар</text:span><text:span text:style-name="T332"> </text:span><text:span text:style-name="T112">дайым</text:span><text:span text:style-name="T515"> </text:span><text:span text:style-name="T112">дем</text:span><text:span text:style-name="T120"> </text:span><text:span text:style-name="T112">бери</text:span><text:span text:style-name="T167">п</text:span><text:span text:style-name="T112">,</text:span><text:span text:style-name="T287"> </text:span><text:span text:style-name="T112">сабырдуулук</text:span><text:span text:style-name="T317"> </text:span><text:span text:style-name="T112">менен</text:span><text:span text:style-name="T487"> </text:span><text:span text:style-name="T112">колдошкон</text:span><text:span text:style-name="T487"> </text:span><text:span text:style-name="T112">атам</text:span><text:span text:style-name="T487"> </text:span><text:span text:style-name="T112">Турганбаев</text:span><text:span text:style-name="T487"> </text:span><text:span text:style-name="T112">Жумакунг</text:span><text:span text:style-name="T167">а</text:span><text:span text:style-name="T112">,</text:span><text:span text:style-name="T113"> </text:span><text:span text:style-name="T112">жолд</text:span><text:span text:style-name="T167">о</text:span><text:span text:style-name="T195">ш</text:span><text:span text:style-name="T112">ум</text:span><text:span text:style-name="T216"> </text:span><text:span text:style-name="T112">Сайдилканов</text:span><text:span text:style-name="T216"> </text:span><text:span text:style-name="T112">Разакка,</text:span><text:span text:style-name="T187"> </text:span><text:span text:style-name="T112">кадырлуу</text:span><text:span text:style-name="T227"> </text:span><text:span text:style-name="T112">даанышмандарым</text:span><text:span text:style-name="T216"> </text:span><text:span text:style-name="T112">Кыргыз</text:span><text:span text:style-name="T116"> </text:span><text:span text:style-name="T112">Илимдер</text:span><text:span text:style-name="T313"> </text:span><text:span text:style-name="T167">А</text:span><text:span text:style-name="T112">кадемиясынын</text:span><text:span text:style-name="T533"> </text:span><text:span text:style-name="T112">анык</text:span><text:span text:style-name="T313"> </text:span><text:span text:style-name="T195">мүчөс</text:span><text:span text:style-name="T112">ү,</text:span><text:span text:style-name="T476"> </text:span><text:span text:style-name="T112">П</text:span><text:span text:style-name="T195">р</text:span><text:span text:style-name="T167">о</text:span><text:span text:style-name="T112">ф</text:span><text:span text:style-name="T195">есс</text:span><text:span text:style-name="T167">о</text:span><text:span text:style-name="T112">р</text:span><text:span text:style-name="T533"> </text:span><text:span text:style-name="T112">Доктор</text:span><text:span text:style-name="T456"> </text:span><text:span text:style-name="T112">Бүбийна</text:span><text:span text:style-name="T116"> </text:span><text:span text:style-name="T112">Орузбаеваг</text:span><text:span text:style-name="T167">а</text:span><text:span text:style-name="T112">,</text:span><text:span text:style-name="T489"> </text:span><text:span text:style-name="T112">П</text:span><text:span text:style-name="T195">ро</text:span><text:span text:style-name="T112">фесс</text:span><text:span text:style-name="T195">о</text:span><text:span text:style-name="T112">р</text:span><text:span text:style-name="T557"> </text:span><text:span text:style-name="T112">Д</text:span><text:span text:style-name="T195">о</text:span><text:span text:style-name="T112">к</text:span><text:span text:style-name="T195">т</text:span><text:span text:style-name="T112">ор</text:span><text:span text:style-name="T557"> </text:span><text:span text:style-name="T112">Салижан</text:span><text:span text:style-name="T401"> </text:span><text:span text:style-name="T195">Жиг</text:span><text:span text:style-name="T112">и</text:span><text:span text:style-name="T195">тов</text:span><text:span text:style-name="T167">г</text:span><text:span text:style-name="T112">о</text:span><text:span text:style-name="T557"> </text:span><text:span text:style-name="T112">жана</text:span><text:span text:style-name="T544"> </text:span><text:span text:style-name="T112">ак</text:span><text:span text:style-name="T544"> </text:span><text:span text:style-name="T112">дилден тилектеш</text:span><text:span text:style-name="T414"> </text:span><text:span text:style-name="T167">б</text:span><text:span text:style-name="T195">ол</text:span><text:span text:style-name="T256">г</text:span><text:span text:style-name="T195">о</text:span><text:span text:style-name="T112">н</text:span><text:span text:style-name="T414"> </text:span><text:span text:style-name="T112">ар</text:span><text:span text:style-name="T414"> </text:span><text:span text:style-name="T112">кимге</text:span><text:span text:style-name="T414"> </text:span><text:span text:style-name="T112">терең</text:span><text:span text:style-name="T536"> </text:span><text:span text:style-name="T112">ыраазычылыгымы</text:span><text:span text:style-name="T256"> </text:span><text:span text:style-name="T112">билдиреми</text:span><text:span text:style-name="T167">н</text:span><text:span text:style-name="T112">.</text:span></text:p>
      <text:p text:style-name="P97"/>
      <text:p text:style-name="P64"><text:span text:style-name="T213">Доцен</text:span><text:span text:style-name="T139">т</text:span><text:span text:style-name="T619"> </text:span><text:span text:style-name="T213">Д</text:span><text:span text:style-name="T139">о</text:span><text:span text:style-name="T178">к</text:span><text:span text:style-name="T139">т</text:span><text:span text:style-name="T259">о</text:span><text:span text:style-name="T139">р</text:span><text:span text:style-name="T622"> </text:span><text:span text:style-name="T139">Гүлзура</text:span><text:span text:style-name="T625"> </text:span><text:span text:style-name="T213">Жумакуно</text:span><text:span text:style-name="T178">в</text:span><text:span text:style-name="T139">а</text:span></text:p>
      <text:p text:style-name="P145"><text:span text:style-name="T140">Автор</text:span></text:p>
      <text:p text:style-name="P152"/>
      <text:p text:style-name="P9"/>
      <text:p text:style-name="P9"/>
      <text:p text:style-name="P9"/>
      <text:p text:style-name="P9"/>
      <text:p text:style-name="P9"/>
      <text:p text:style-name="P9"/>
      <text:p text:style-name="P108"/>
      <text:p text:style-name="P147"><text:span text:style-name="T63">СӨЗДҮК</text:span><text:span text:style-name="T84">Т</text:span><text:span text:style-name="T93">Ү</text:span><text:span text:style-name="T74">Н</text:span><text:span text:style-name="T96"> </text:span><text:span text:style-name="T63">ТҮЗҮЛ</text:span><text:span text:style-name="T84">Ү</text:span><text:span text:style-name="T74">Ш</text:span><text:span text:style-name="T97"> </text:span><text:span text:style-name="T74">ЖА</text:span><text:span text:style-name="T84">Н</text:span><text:span text:style-name="T74">А</text:span><text:span text:style-name="T97"> </text:span><text:span text:style-name="T84">К</text:span><text:span text:style-name="T74">ОЛ</text:span><text:span text:style-name="T84">Д</text:span><text:span text:style-name="T74">О</text:span><text:span text:style-name="T84">Н</text:span><text:span text:style-name="T74">УШ</text:span><text:span text:style-name="T99"> </text:span><text:span text:style-name="T63">ПРИН</text:span><text:span text:style-name="T84">Ц</text:span><text:span text:style-name="T74">И</text:span><text:span text:style-name="T63">П</text:span><text:span text:style-name="T84">Т</text:span><text:span text:style-name="T63">ЕРИ</text:span></text:p>
      <text:p text:style-name="P9"/>
      <text:p text:style-name="P28"/>
      <text:p text:style-name="P73"><text:span text:style-name="T195">Сөздү</text:span><text:span text:style-name="T112">к-ма</text:span><text:span text:style-name="T167">к</text:span><text:span text:style-name="T112">алалардын</text:span><text:span text:style-name="T476"> </text:span><text:span text:style-name="T112">жайгашт</text:span><text:span text:style-name="T167">ы</text:span><text:span text:style-name="T112">рылыш</text:span><text:span text:style-name="T313"> </text:span><text:span text:style-name="T112">прин</text:span><text:span text:style-name="T195">ц</text:span><text:span text:style-name="T112">ибинде</text:span><text:span text:style-name="T476"> </text:span><text:span text:style-name="T112">окурманга маалымат</text:span><text:span text:style-name="T481"> </text:span><text:span text:style-name="T112">молдугун,</text:span><text:span text:style-name="T481"> </text:span><text:span text:style-name="T112">колдон</text:span><text:span text:style-name="T167">у</text:span><text:span text:style-name="T112">ш</text:span><text:span text:style-name="T481"> </text:span><text:span text:style-name="T195">ж</text:span><text:span text:style-name="T167">е</text:span><text:span text:style-name="T256">œ</text:span><text:span text:style-name="T112">илдигин</text:span><text:span text:style-name="T533"> </text:span><text:span text:style-name="T112">кам</text:span><text:span text:style-name="T195">с</text:span><text:span text:style-name="T112">ыз</text:span><text:span text:style-name="T481"> </text:span><text:span text:style-name="T112">кылуучу</text:span><text:span text:style-name="T476"> </text:span><text:span text:style-name="T112">эл</text:span><text:span text:style-name="T476"> </text:span><text:span text:style-name="T112">аралык</text:span><text:span text:style-name="T116"> </text:span><text:span text:style-name="T112">лексикогр</text:span><text:span text:style-name="T167">а</text:span><text:span text:style-name="T112">фиянын </text:span><text:span text:style-name="T358"><text:s/></text:span><text:span text:style-name="T112">ыкмалары </text:span><text:span text:style-name="T223"><text:s/></text:span><text:span text:style-name="T112">пайдаланылд</text:span><text:span text:style-name="T390">ы</text:span><text:span text:style-name="T112">.</text:span></text:p>
      <text:p text:style-name="P10"/>
      <text:p text:style-name="P148"><text:span text:style-name="T195">Сөздү</text:span><text:span text:style-name="T112">к-ма</text:span><text:span text:style-name="T167">к</text:span><text:span text:style-name="T112">алалардын</text:span><text:span text:style-name="T319"> </text:span><text:span text:style-name="T112">жайгаштырылыш</text:span><text:span text:style-name="T319"> </text:span><text:span text:style-name="T195">тартиб</text:span><text:span text:style-name="T112">и</text:span><text:span text:style-name="T317"> </text:span><text:span text:style-name="T112">төмөнкүдөй </text:span><text:span text:style-name="T195">пр</text:span><text:span text:style-name="T112">и</text:span><text:span text:style-name="T195">нц</text:span><text:span text:style-name="T112">и</text:span><text:span text:style-name="T195">пт</text:span><text:span text:style-name="T167">е</text:span><text:span text:style-name="T112">р аркылуу</text:span><text:span text:style-name="T195"> жолг</text:span><text:span text:style-name="T112">о</text:span><text:span text:style-name="T256"> </text:span><text:span text:style-name="T112">коюлд</text:span><text:span text:style-name="T167">у</text:span><text:span text:style-name="T112">.</text:span></text:p>
      <text:p text:style-name="P10"/>
      <text:p text:style-name="P110"><text:span text:style-name="T112">1.</text:span><text:span text:style-name="T401"> </text:span><text:span text:style-name="T195">Сөздү</text:span><text:span text:style-name="T112">к</text:span><text:span text:style-name="T407"> </text:span><text:span text:style-name="T112">макаласы</text:span><text:span text:style-name="T407"> </text:span><text:span text:style-name="T195">катар</text:span><text:span text:style-name="T112">ы</text:span><text:span text:style-name="T187"> </text:span><text:span text:style-name="T195">түр</text:span><text:span text:style-name="T112">к</text:span><text:span text:style-name="T552"> </text:span><text:span text:style-name="T195">т</text:span><text:span text:style-name="T112">и</text:span><text:span text:style-name="T195">лини</text:span><text:span text:style-name="T112">н</text:span><text:span text:style-name="T407"> </text:span><text:span text:style-name="T112">уңгу</text:span><text:span text:style-name="T552"> </text:span><text:span text:style-name="T195">түр</text:span><text:span text:style-name="T167">ү</text:span><text:span text:style-name="T195">ндө</text:span><text:span text:style-name="T167">г</text:span><text:span text:style-name="T112">ү</text:span><text:span text:style-name="T407"> </text:span><text:span text:style-name="T112">тубаса</text:span><text:span text:style-name="T552"> </text:span><text:span text:style-name="T195">сө</text:span><text:span text:style-name="T112">з-</text:span><text:span text:style-name="T116"> </text:span><text:span text:style-name="T195">дөр</text:span><text:span text:style-name="T112">ү</text:span><text:span text:style-name="T452"> </text:span><text:span text:style-name="T112">жана</text:span><text:span text:style-name="T446"> </text:span><text:span text:style-name="T112">курама</text:span><text:span text:style-name="T452"> </text:span><text:span text:style-name="T112">мүчөлөрү</text:span><text:span text:style-name="T446"> </text:span><text:span text:style-name="T112">арк</text:span><text:span text:style-name="T167">ы</text:span><text:span text:style-name="T112">луу</text:span><text:span text:style-name="T580"> </text:span><text:span text:style-name="T112">жасалган</text:span><text:span text:style-name="T467"> </text:span><text:span text:style-name="T112">туунду</text:span><text:span text:style-name="T452"> </text:span><text:span text:style-name="T195">с</text:span><text:span text:style-name="T167">ө</text:span><text:span text:style-name="T195">здөр</text:span><text:span text:style-name="T112">ү</text:span><text:span text:style-name="T446"> </text:span><text:span text:style-name="T112">алынд</text:span><text:span text:style-name="T167">ы</text:span><text:span text:style-name="T112">.</text:span><text:span text:style-name="T125"> </text:span><text:span text:style-name="T112">Түркчө</text:span><text:span text:style-name="T195"> </text:span><text:span text:style-name="T112">ма</text:span><text:span text:style-name="T167">к</text:span><text:span text:style-name="T112">ала </text:span><text:span text:style-name="T195">баш</text:span><text:span text:style-name="T112">ы болуп келген</text:span><text:span text:style-name="T167"> </text:span><text:span text:style-name="T195">сө</text:span><text:span text:style-name="T112">з</text:span><text:span text:style-name="T195"> ж</text:span><text:span text:style-name="T167">а</text:span><text:span text:style-name="T195">н</text:span><text:span text:style-name="T112">а м</text:span><text:span text:style-name="T167">и</text:span><text:span text:style-name="T112">салдар </text:span><text:span text:style-name="T167">к</text:span><text:span text:style-name="T195">о</text:span><text:span text:style-name="T167">ю</text:span><text:span text:style-name="T112">у кичине </text:span><text:span text:style-name="T195">лат</text:span><text:span text:style-name="T167">ы</text:span><text:span text:style-name="T112">н</text:span><text:span text:style-name="T116"> </text:span><text:span text:style-name="T112">тамгалары</text:span><text:span text:style-name="T452"> </text:span><text:span text:style-name="T112">менен,</text:span><text:span text:style-name="T442"> </text:span><text:span text:style-name="T112">котормо</text:span><text:span text:style-name="T446"> </text:span><text:span text:style-name="T167">б</text:span><text:span text:style-name="T195">өл</text:span><text:span text:style-name="T112">ү</text:span><text:span text:style-name="T167">г</text:span><text:span text:style-name="T112">ү</text:span><text:span text:style-name="T452"> </text:span><text:span text:style-name="T195">болс</text:span><text:span text:style-name="T167">о</text:span><text:span text:style-name="T112">,</text:span><text:span text:style-name="T442"> </text:span><text:span text:style-name="T112">ачык</text:span><text:span text:style-name="T446"> </text:span><text:span text:style-name="T112">кичине</text:span><text:span text:style-name="T446"> </text:span><text:span text:style-name="T112">кирил</text:span><text:span text:style-name="T452"> </text:span><text:span text:style-name="T112">тамгал</text:span><text:span text:style-name="T167">а</text:span><text:span text:style-name="T195">р</text:span><text:span text:style-name="T112">ы менен</text:span><text:span text:style-name="T346"> </text:span><text:span text:style-name="T112">жазылд</text:span><text:span text:style-name="T167">ы</text:span><text:span text:style-name="T112">.</text:span><text:span text:style-name="T346"> </text:span><text:span text:style-name="T112">Баш</text:span><text:span text:style-name="T346"> </text:span><text:span text:style-name="T112">тамгалар</text:span><text:span text:style-name="T364"> </text:span><text:span text:style-name="T112">тек</text:span><text:span text:style-name="T364"> </text:span><text:span text:style-name="T112">гана</text:span><text:span text:style-name="T364"> </text:span><text:span text:style-name="T112">энчилүү</text:span><text:span text:style-name="T346"> </text:span><text:span text:style-name="T112">аттар</text:span><text:span text:style-name="T372"> </text:span><text:span text:style-name="T112">ү</text:span><text:span text:style-name="T167">ч</text:span><text:span text:style-name="T112">үн</text:span><text:span text:style-name="T340"> </text:span><text:span text:style-name="T112">колдонулд</text:span><text:span text:style-name="T167">у</text:span><text:span text:style-name="T112">.</text:span><text:span text:style-name="T125"> </text:span><text:span text:style-name="T195">Сө</text:span><text:span text:style-name="T112">з</text:span><text:span text:style-name="T442"> </text:span><text:span text:style-name="T112">маанилери</text:span><text:span text:style-name="T467"> </text:span><text:span text:style-name="T112">арап</text:span><text:span text:style-name="T446"> </text:span><text:span text:style-name="T195">ци</text:span><text:span text:style-name="T112">ф</text:span><text:span text:style-name="T195">рас</text:span><text:span text:style-name="T112">ы</text:span><text:span text:style-name="T467"> </text:span><text:span text:style-name="T112">менен</text:span><text:span text:style-name="T467"> </text:span><text:span text:style-name="T112">чекит</text:span><text:span text:style-name="T442"> </text:span><text:span text:style-name="T112">коюлуп,</text:span><text:span text:style-name="T469"> </text:span><text:span text:style-name="T112">ал</text:span><text:span text:style-name="T467"> </text:span><text:span text:style-name="T112">эми</text:span><text:span text:style-name="T442"> </text:span><text:span text:style-name="T112">фразео-</text:span><text:span text:style-name="T116"> </text:span><text:span text:style-name="T112">логиялык</text:span><text:span text:style-name="T233"> </text:span><text:span text:style-name="T112">маанилер</text:span><text:span text:style-name="T223"> </text:span><text:span text:style-name="T112">кашаа</text:span><text:span text:style-name="T233"> </text:span><text:span text:style-name="T112">алдында</text:span><text:span text:style-name="T233"> </text:span><text:span text:style-name="T112">арап</text:span><text:span text:style-name="T358"> </text:span><text:span text:style-name="T112">цифралары</text:span><text:span text:style-name="T358"> </text:span><text:span text:style-name="T112">мен</text:span><text:span text:style-name="T167">е</text:span><text:span text:style-name="T112">н</text:span><text:span text:style-name="T223"> </text:span><text:span text:style-name="T112">ажыр</text:span><text:span text:style-name="T167">а</text:span><text:span text:style-name="T195">т</text:span><text:span text:style-name="T112">ылд</text:span><text:span text:style-name="T167">ы</text:span><text:span text:style-name="T112">.</text:span><text:span text:style-name="T125"> </text:span><text:span text:style-name="T112">Мисалы:</text:span></text:p>
      <text:p text:style-name="P122"><text:span text:style-name="T133">dalmak</text:span><text:span text:style-name="T507"> </text:span><text:span text:style-name="T256">1</text:span><text:span text:style-name="T112">.сууга</text:span><text:span text:style-name="T536"> </text:span><text:span text:style-name="T112">чумку</text:span><text:span text:style-name="T167">у</text:span><text:span text:style-name="T195">/с</text:span><text:span text:style-name="T112">ү</text:span><text:span text:style-name="T256">œ</text:span><text:span text:style-name="T195">г</text:span><text:span text:style-name="T167">ү</text:span><text:span text:style-name="T112">п</text:span><text:span text:style-name="T505"> </text:span><text:span text:style-name="T112">кирүү.</text:span><text:span text:style-name="T414"> </text:span><text:span text:style-name="T112">2.</text:span><text:span text:style-name="T195">(</text:span><text:span text:style-name="T139">бир</text:span><text:span text:style-name="T416"> </text:span><text:span text:style-name="T139">ишке/</text:span><text:span text:style-name="T213"> </text:span><text:span text:style-name="T139">топк</text:span><text:span text:style-name="T178">о</text:span><text:span text:style-name="T139">/ жерге</text:span><text:span text:style-name="T150">)</text:span><text:span text:style-name="T417"> </text:span><text:span text:style-name="T150">б</text:span><text:span text:style-name="T181">а</text:span><text:span text:style-name="T150">т</text:span><text:span text:style-name="T151"> </text:span><text:span text:style-name="T150">кирип</text:span><text:span text:style-name="T348"> </text:span><text:span text:style-name="T150">кетү</text:span><text:span text:style-name="T181">ү</text:span><text:span text:style-name="T150">,</text:span><text:span text:style-name="T360"> </text:span><text:span text:style-name="T209">с</text:span><text:span text:style-name="T181">ү</text:span><text:span text:style-name="T209">з</text:span><text:span text:style-name="T150">ө</text:span><text:span text:style-name="T342"> </text:span><text:span text:style-name="T150">ка</text:span><text:span text:style-name="T181">ч</text:span><text:span text:style-name="T150">ырып</text:span><text:span text:style-name="T342"> </text:span><text:span text:style-name="T150">кирүү,</text:span><text:span text:style-name="T342"> </text:span><text:span text:style-name="T150">арал</text:span><text:span text:style-name="T181">а</text:span><text:span text:style-name="T209">ш</text:span><text:span text:style-name="T181">ы</text:span><text:span text:style-name="T150">п</text:span><text:span text:style-name="T348"> </text:span><text:span text:style-name="T150">кетүү</text:span><text:span text:style-name="T342"> </text:span><text:span text:style-name="T150">...</text:span><text:span text:style-name="T342"> </text:span><text:span text:style-name="T161">dalıp</text:span><text:span text:style-name="T353"> </text:span><text:span text:style-name="T264">ç</text:span><text:span text:style-name="T161">ıkmak</text:span><text:span text:style-name="T162"> </text:span><text:span text:style-name="T209">1)(</text:span><text:span text:style-name="T139">деœизде/</text:span><text:span text:style-name="T259"> </text:span><text:span text:style-name="T139">көлдө</text:span><text:span text:style-name="T509"> </text:span><text:span text:style-name="T139">ж.</text:span><text:span text:style-name="T178"> </text:span><text:span text:style-name="T139">б</text:span><text:span text:style-name="T150">.)</text:span><text:span text:style-name="T417"> </text:span><text:span text:style-name="T150">чумкуп-калкып</text:span><text:span text:style-name="T500"> </text:span><text:span text:style-name="T209">сүзү</text:span><text:span text:style-name="T150">ү.</text:span><text:span text:style-name="T511"> </text:span><text:span text:style-name="T150">2)</text:span><text:span text:style-name="T209">(</text:span><text:span text:style-name="T139">деœизге/</text:span><text:span text:style-name="T538"> </text:span><text:span text:style-name="T178">к</text:span><text:span text:style-name="T259">ө</text:span><text:span text:style-name="T213">л</text:span><text:span text:style-name="T259">г</text:span><text:span text:style-name="T178">ө</text:span><text:span text:style-name="T150">)</text:span><text:span text:style-name="T500"> </text:span><text:span text:style-name="T150">чөмү</text:span><text:span text:style-name="T397">л</text:span><text:span text:style-name="T181">ү</text:span><text:span text:style-name="T150">п</text:span><text:span text:style-name="T151"> </text:span><text:span text:style-name="T150">чыга</text:span><text:span text:style-name="T540"> </text:span><text:span text:style-name="T150">калуу.</text:span><text:span text:style-name="T511"> </text:span><text:span text:style-name="T150">3</text:span><text:span text:style-name="T209">)</text:span><text:span text:style-name="T150">бир</text:span><text:span text:style-name="T540"> </text:span><text:span text:style-name="T150">кирг</text:span><text:span text:style-name="T181">е</text:span><text:span text:style-name="T209">н</text:span><text:span text:style-name="T150">де</text:span><text:span text:style-name="T209"> </text:span><text:span text:style-name="T150">бир</text:span><text:span text:style-name="T417"> </text:span><text:span text:style-name="T209">т</text:span><text:span text:style-name="T181">о</text:span><text:span text:style-name="T150">п</text:span><text:span text:style-name="T267"> </text:span><text:span text:style-name="T209">жерг</text:span><text:span text:style-name="T150">е</text:span><text:span text:style-name="T540"> </text:span><text:span text:style-name="T150">кирип-чыгу</text:span><text:span text:style-name="T181">у</text:span><text:span text:style-name="T150">.</text:span></text:p>
      <text:p text:style-name="P110"><text:span text:style-name="T195">Сө</text:span><text:span text:style-name="T112">з</text:span><text:span text:style-name="T358"> </text:span><text:span text:style-name="T112">маанилеринин</text:span><text:span text:style-name="T346"> </text:span><text:span text:style-name="T112">и</text:span><text:span text:style-name="T195">р</text:span><text:span text:style-name="T167">е</text:span><text:span text:style-name="T195">т</text:span><text:span text:style-name="T112">и</text:span><text:span text:style-name="T346"> </text:span><text:span text:style-name="T112">болс</text:span><text:span text:style-name="T167">о</text:span><text:span text:style-name="T112">,</text:span><text:span text:style-name="T358"> </text:span><text:span text:style-name="T167">э</text:span><text:span text:style-name="T112">œ</text:span><text:span text:style-name="T233"> </text:span><text:span text:style-name="T112">көп</text:span><text:span text:style-name="T358"> </text:span><text:span text:style-name="T112">колдонулган</text:span><text:span text:style-name="T346"> </text:span><text:span text:style-name="T112">нег</text:span><text:span text:style-name="T167">и</text:span><text:span text:style-name="T112">зги</text:span><text:span text:style-name="T340"> </text:span><text:span text:style-name="T112">маани-</text:span><text:span text:style-name="T116"> </text:span><text:span text:style-name="T112">синен</text:span><text:span text:style-name="T351"> </text:span><text:span text:style-name="T112">кошумча</text:span><text:span text:style-name="T469"> </text:span><text:span text:style-name="T112">маанилерин</text:span><text:span text:style-name="T167">е</text:span><text:span text:style-name="T112">,</text:span><text:span text:style-name="T351"> </text:span><text:span text:style-name="T112">анд</text:span><text:span text:style-name="T167">а</text:span><text:span text:style-name="T112">н</text:span><text:span text:style-name="T585"> </text:span><text:span text:style-name="T195">өтм</text:span><text:span text:style-name="T112">ө</text:span><text:span text:style-name="T442"> </text:span><text:span text:style-name="T195">(</text:span><text:span text:style-name="T259">ө</text:span><text:span text:style-name="T178">т</text:span><text:span text:style-name="T139">м.</text:span><text:span text:style-name="T380"> </text:span><text:span text:style-name="T209">)</text:span><text:span text:style-name="T150">,</text:span><text:span text:style-name="T354"> </text:span><text:span text:style-name="T150">андан</text:span><text:span text:style-name="T471"> </text:span><text:span text:style-name="T150">образдуу</text:span><text:span text:style-name="T471"> </text:span><text:span text:style-name="T150">(</text:span><text:span text:style-name="T139">арго</text:span><text:span text:style-name="T150">)</text:span><text:span text:style-name="T152"> </text:span><text:span text:style-name="T150">маанилерине</text:span><text:span text:style-name="T403"> </text:span><text:span text:style-name="T150">карай</text:span><text:span text:style-name="T560"> </text:span><text:span text:style-name="T209">жайгашт</text:span><text:span text:style-name="T181">ы</text:span><text:span text:style-name="T209">ры</text:span><text:span text:style-name="T150">л</text:span><text:span text:style-name="T267">д</text:span><text:span text:style-name="T462">ы</text:span><text:span text:style-name="T150">,</text:span><text:span text:style-name="T574"> </text:span><text:span text:style-name="T150">керектүү</text:span><text:span text:style-name="T560"> </text:span><text:span text:style-name="T209">жерд</text:span><text:span text:style-name="T150">е</text:span><text:span text:style-name="T560"> </text:span><text:span text:style-name="T150">ми</text:span><text:span text:style-name="T209">с</text:span><text:span text:style-name="T150">а</text:span><text:span text:style-name="T209">л</text:span><text:span text:style-name="T267">д</text:span><text:span text:style-name="T150">ар</text:span><text:span text:style-name="T560"> </text:span><text:span text:style-name="T150">м</text:span><text:span text:style-name="T181">е</text:span><text:span text:style-name="T150">нен коштолд</text:span><text:span text:style-name="T397">у</text:span><text:span text:style-name="T150">.</text:span><text:span text:style-name="T444"> </text:span><text:span text:style-name="T209">Сө</text:span><text:span text:style-name="T150">з</text:span><text:span text:style-name="T471"> </text:span><text:span text:style-name="T150">маанилеринен</text:span><text:span text:style-name="T444"> </text:span><text:span text:style-name="T150">кийин</text:span><text:span text:style-name="T471"> </text:span><text:span text:style-name="T150">ошол</text:span><text:span text:style-name="T444"> </text:span><text:span text:style-name="T150">сөз</text:span><text:span text:style-name="T209">г</text:span><text:span text:style-name="T150">ө</text:span><text:span text:style-name="T471"> </text:span><text:span text:style-name="T150">ти</text:span><text:span text:style-name="T181">е</text:span><text:span text:style-name="T209">ш</text:span><text:span text:style-name="T150">ел</text:span><text:span text:style-name="T181">ү</text:span><text:span text:style-name="T150">ү</text:span><text:span text:style-name="T444"> </text:span><text:span text:style-name="T150">калыпт</text:span><text:span text:style-name="T181">а</text:span><text:span text:style-name="T150">шкан</text:span><text:span text:style-name="T153"> </text:span><text:span text:style-name="T209">сөзд</text:span><text:span text:style-name="T181">ө</text:span><text:span text:style-name="T150">р,</text:span><text:span text:style-name="T484"> </text:span><text:span text:style-name="T150">фразеологиз</text:span><text:span text:style-name="T181">м</text:span><text:span text:style-name="T150">де</text:span><text:span text:style-name="T181">р</text:span><text:span text:style-name="T150">,</text:span><text:span text:style-name="T583"> </text:span><text:span text:style-name="T150">макалдар</text:span><text:span text:style-name="T315"> </text:span><text:span text:style-name="T150">алфавиттик</text:span><text:span text:style-name="T315"> </text:span><text:span text:style-name="T209">тарт</text:span><text:span text:style-name="T181">и</text:span><text:span text:style-name="T150">п</text:span><text:span text:style-name="T484"> </text:span><text:span text:style-name="T150">м</text:span><text:span text:style-name="T181">е</text:span><text:span text:style-name="T150">нен</text:span><text:span text:style-name="T484"> </text:span><text:span text:style-name="T150">эч</text:span><text:span text:style-name="T478"> </text:span><text:span text:style-name="T150">кандай</text:span><text:span text:style-name="T151"> </text:span><text:span text:style-name="T150">ажыратуучу</text:span><text:span text:style-name="T417"> </text:span><text:span text:style-name="T150">белги</text:span><text:span text:style-name="T417"> </text:span><text:span text:style-name="T150">коюлбастан</text:span><text:span text:style-name="T511"> </text:span><text:span text:style-name="T209">жай</text:span><text:span text:style-name="T181">г</text:span><text:span text:style-name="T209">ашт</text:span><text:span text:style-name="T181">ы</text:span><text:span text:style-name="T209">рылд</text:span><text:span text:style-name="T462">ы</text:span><text:span text:style-name="T150">.</text:span></text:p>
      <text:p text:style-name="P110"><text:span text:style-name="T195">Сө</text:span><text:span text:style-name="T112">з</text:span><text:span text:style-name="T526"> </text:span><text:span text:style-name="T112">айкаштарынын</text:span><text:span text:style-name="T489"> </text:span><text:span text:style-name="T195">ир</text:span><text:span text:style-name="T167">е</text:span><text:span text:style-name="T195">ти</text:span><text:span text:style-name="T112">н</text:span><text:span text:style-name="T489"> </text:span><text:span text:style-name="T112">белгилөөдө</text:span><text:span text:style-name="T571"> </text:span><text:span text:style-name="T112">макала</text:span><text:span text:style-name="T526"> </text:span><text:span text:style-name="T195">баш</text:span><text:span text:style-name="T112">ы</text:span><text:span text:style-name="T571"> </text:span><text:span text:style-name="T195">сөзг</text:span><text:span text:style-name="T112">ө</text:span><text:span text:style-name="T489"> </text:span><text:span text:style-name="T112">жалганг</text:span><text:span text:style-name="T167">а</text:span><text:span text:style-name="T112">н</text:span><text:span text:style-name="T116"> </text:span><text:span text:style-name="T112">мүчөлөрдүн</text:span><text:span text:style-name="T571"> </text:span><text:span text:style-name="T112">эме</text:span><text:span text:style-name="T195">с</text:span><text:span text:style-name="T112">,</text:span><text:span text:style-name="T383"> </text:span><text:span text:style-name="T112">экинчи</text:span><text:span text:style-name="T526"> </text:span><text:span text:style-name="T195">сөзд</text:span><text:span text:style-name="T167">ү</text:span><text:span text:style-name="T112">н</text:span><text:span text:style-name="T526"> </text:span><text:span text:style-name="T112">б</text:span><text:span text:style-name="T167">а</text:span><text:span text:style-name="T112">шталгыч</text:span><text:span text:style-name="T571"> </text:span><text:span text:style-name="T195">т</text:span><text:span text:style-name="T167">а</text:span><text:span text:style-name="T195">мгалар</text:span><text:span text:style-name="T112">ы</text:span><text:span text:style-name="T544"> </text:span><text:span text:style-name="T112">этибарга</text:span><text:span text:style-name="T489"> </text:span><text:span text:style-name="T112">ал</text:span><text:span text:style-name="T167">ы</text:span><text:span text:style-name="T195">н</text:span><text:span text:style-name="T112">д</text:span><text:span text:style-name="T167">ы</text:span><text:span text:style-name="T112">.</text:span><text:span text:style-name="T125"> </text:span><text:span text:style-name="T112">Мисалы:</text:span></text:p>
      <text:p text:style-name="P149"><text:span text:style-name="T133">adam</text:span><text:span text:style-name="T243"> </text:span><text:span text:style-name="T133">...</text:span><text:span text:style-name="T611"> </text:span><text:span text:style-name="T133">-a</text:span><text:span text:style-name="T611"> </text:span><text:span text:style-name="T253">d</text:span><text:span text:style-name="T133">önmek</text:span><text:span text:style-name="T249"> </text:span><text:span text:style-name="T112">адам</text:span><text:span text:style-name="T195">/киш</text:span><text:span text:style-name="T112">и</text:span><text:span text:style-name="T248"> </text:span><text:span text:style-name="T112">болу</text:span><text:span text:style-name="T167">у</text:span><text:span text:style-name="T112">.</text:span><text:span text:style-name="T248"> </text:span><text:span text:style-name="T253">~</text:span><text:span text:style-name="T133">ına</text:span><text:span text:style-name="T243"> </text:span><text:span text:style-name="T133">göre</text:span><text:span text:style-name="T428"> </text:span><text:span text:style-name="T195">кишиг</text:span><text:span text:style-name="T112">е</text:span><text:span text:style-name="T248"> </text:span><text:span text:style-name="T112">жараш</text:span><text:span text:style-name="T390">а</text:span><text:span text:style-name="T112">.</text:span><text:span text:style-name="T565"> </text:span><text:span text:style-name="T133">~</text:span><text:span text:style-name="T249"> </text:span><text:span text:style-name="T133">içi</text:span><text:span text:style-name="T177">n</text:span><text:span text:style-name="T133">e</text:span><text:span text:style-name="T132"> </text:span><text:span text:style-name="T253">ç</text:span><text:span text:style-name="T133">ıkmak</text:span><text:span text:style-name="T385"> </text:span><text:span text:style-name="T112">элдин</text:span><text:span text:style-name="T489"> </text:span><text:span text:style-name="T112">алдына</text:span><text:span text:style-name="T571"> </text:span><text:span text:style-name="T112">чыгу</text:span><text:span text:style-name="T167">у</text:span><text:span text:style-name="T112">,</text:span><text:span text:style-name="T526"> </text:span><text:span text:style-name="T112">эл</text:span><text:span text:style-name="T571"> </text:span><text:span text:style-name="T112">көзүнө</text:span><text:span text:style-name="T489"> </text:span><text:span text:style-name="T112">көрүнү</text:span><text:span text:style-name="T167">ү</text:span><text:span text:style-name="T112">.</text:span><text:span text:style-name="T571"> </text:span><text:span text:style-name="T133">~dan</text:span><text:span text:style-name="T562"> </text:span><text:span text:style-name="T133">say</text:span><text:span text:style-name="T253">m</text:span><text:span text:style-name="T133">ak</text:span><text:span text:style-name="T385"> </text:span><text:span text:style-name="T112">ки</text:span><text:span text:style-name="T195">ш</text:span><text:span text:style-name="T112">и</text:span><text:span text:style-name="T118"> </text:span><text:span text:style-name="T195">катар</text:span><text:span text:style-name="T112">ы</text:span><text:span text:style-name="T593"> </text:span><text:span text:style-name="T112">көрүү</text:span><text:span text:style-name="T601"> </text:span><text:span text:style-name="T195">ж</text:span><text:span text:style-name="T112">.б.</text:span></text:p>
      <text:p text:style-name="P73"><text:span text:style-name="T112">Макала</text:span><text:span text:style-name="T300"> </text:span><text:span text:style-name="T195">баш</text:span><text:span text:style-name="T112">ы</text:span><text:span text:style-name="T319"> </text:span><text:span text:style-name="T195">сө</text:span><text:span text:style-name="T112">з</text:span><text:span text:style-name="T300"> </text:span><text:span text:style-name="T112">макаланын</text:span><text:span text:style-name="T319"> </text:span><text:span text:style-name="T112">ичинде</text:span><text:span text:style-name="T319"> </text:span><text:span text:style-name="T133">~</text:span><text:span text:style-name="T321"> </text:span><text:span text:style-name="T112">белгиси</text:span><text:span text:style-name="T319"> </text:span><text:span text:style-name="T112">менен</text:span><text:span text:style-name="T319"> </text:span><text:span text:style-name="T112">белгиленд</text:span><text:span text:style-name="T390">и</text:span><text:span text:style-name="T112">.</text:span><text:span text:style-name="T125"> </text:span><text:span text:style-name="T112">Мындай</text:span><text:span text:style-name="T364"> </text:span><text:span text:style-name="T112">алмашт</text:span><text:span text:style-name="T167">ы</text:span><text:span text:style-name="T195">р</text:span><text:span text:style-name="T112">уу</text:span><text:span text:style-name="T372"> </text:span><text:span text:style-name="T112">макала</text:span><text:span text:style-name="T372"> </text:span><text:span text:style-name="T112">ич</text:span><text:span text:style-name="T256">и</text:span><text:span text:style-name="T195">н</text:span><text:span text:style-name="T112">деги</text:span><text:span text:style-name="T372"> </text:span><text:span text:style-name="T195">мис</text:span><text:span text:style-name="T167">а</text:span><text:span text:style-name="T195">лдарг</text:span><text:span text:style-name="T390">а</text:span><text:span text:style-name="T112">,</text:span><text:span text:style-name="T364"> </text:span><text:span text:style-name="T112">туруктуу</text:span><text:span text:style-name="T372"> </text:span><text:span text:style-name="T195">сө</text:span><text:span text:style-name="T112">з</text:span><text:span text:style-name="T346"> </text:span><text:span text:style-name="T112">айкаш-</text:span><text:span text:style-name="T116"> </text:span><text:span text:style-name="T195">тарын</text:span><text:span text:style-name="T112">а</text:span><text:span text:style-name="T227"> </text:span><text:span text:style-name="T112">жа</text:span><text:span text:style-name="T167">н</text:span><text:span text:style-name="T112">а</text:span><text:span text:style-name="T216"> </text:span><text:span text:style-name="T112">макал-лакаптарга</text:span><text:span text:style-name="T223"> </text:span><text:span text:style-name="T195">д</text:span><text:span text:style-name="T112">а</text:span><text:span text:style-name="T227"> </text:span><text:span text:style-name="T112">жайылтыл</text:span><text:span text:style-name="T167">д</text:span><text:span text:style-name="T390">ы</text:span><text:span text:style-name="T112">.</text:span><text:span text:style-name="T187"> </text:span><text:span text:style-name="T195">Сөз</text:span><text:span text:style-name="T112">гө</text:span><text:span text:style-name="T187"> </text:span><text:span text:style-name="T112">мүчө</text:span><text:span text:style-name="T187"> </text:span><text:span text:style-name="T112">улангандагы ар</text:span><text:span text:style-name="T523"> </text:span><text:span text:style-name="T112">кандай</text:span><text:span text:style-name="T523"> </text:span><text:span text:style-name="T112">тыбыштык</text:span><text:span text:style-name="T167"> </text:span><text:span text:style-name="T195">өзг</text:span><text:span text:style-name="T167">ө</text:span><text:span text:style-name="T195">рүү</text:span><text:span text:style-name="T112">л</text:span><text:span text:style-name="T195">өрд</text:span><text:span text:style-name="T112">ө</text:span><text:span text:style-name="T400"> </text:span><text:span text:style-name="T195">(</text:span><text:span text:style-name="T112">тыбыш</text:span><text:span text:style-name="T399"> </text:span><text:span text:style-name="T195">түшү</text:span><text:span text:style-name="T390">ү</text:span><text:span text:style-name="T112">,</text:span><text:span text:style-name="T520"> </text:span><text:span text:style-name="T112">жумшаруу</text:span><text:span text:style-name="T399"> </text:span><text:span text:style-name="T195">ж</text:span><text:span text:style-name="T112">.</text:span><text:span text:style-name="T167">б</text:span><text:span text:style-name="T112">.)</text:span><text:span text:style-name="T399"> </text:span><text:span text:style-name="T133">~</text:span><text:span text:style-name="T134"> </text:span><text:span text:style-name="T112">белгиси</text:span><text:span text:style-name="T505"> </text:span><text:span text:style-name="T195">сө</text:span><text:span text:style-name="T167">з</text:span><text:span text:style-name="T256">д</text:span><text:span text:style-name="T195">ү</text:span><text:span text:style-name="T112">н</text:span><text:span text:style-name="T414"> </text:span><text:span text:style-name="T112">ошол</text:span><text:span text:style-name="T414"> </text:span><text:span text:style-name="T195">ө</text:span><text:span text:style-name="T167">з</text:span><text:span text:style-name="T195">гөр</text:span><text:span text:style-name="T167">г</text:span><text:span text:style-name="T195">ө</text:span><text:span text:style-name="T112">н</text:span><text:span text:style-name="T536"> </text:span><text:span text:style-name="T112">шекилин</text:span><text:span text:style-name="T414"> </text:span><text:span text:style-name="T112">белг</text:span><text:span text:style-name="T167">и</text:span><text:span text:style-name="T195">л</text:span><text:span text:style-name="T112">ей</text:span><text:span text:style-name="T536"> </text:span><text:span text:style-name="T195">турган</text:span><text:span text:style-name="T167">д</text:span><text:span text:style-name="T112">ай</text:span><text:span text:style-name="T536"> </text:span><text:span text:style-name="T195">колдон</text:span><text:span text:style-name="T167">у</text:span><text:span text:style-name="T195">лд</text:span><text:span text:style-name="T390">у</text:span><text:span text:style-name="T112">.</text:span></text:p>
      <text:p text:style-name="P81"><text:span text:style-name="T130">a</text:span><text:span text:style-name="T206">ç</text:span><text:span text:style-name="T130">ıklık,-ğı</text:span><text:span text:style-name="T604"> </text:span><text:span text:style-name="T130">...</text:span><text:span text:style-name="T435"> </text:span><text:span text:style-name="T130">fikrin</text:span><text:span text:style-name="T604"> </text:span><text:span text:style-name="T206">~</text:span><text:span text:style-name="T130">ı</text:span><text:span text:style-name="T596"> </text:span><text:span text:style-name="T114">пикирдин</text:span><text:span text:style-name="T602"> </text:span><text:span text:style-name="T196">ачык</text:span><text:span text:style-name="T168">т</text:span><text:span text:style-name="T114">ы</text:span><text:span text:style-name="T196">г</text:span><text:span text:style-name="T168">ы</text:span><text:span text:style-name="T114">.</text:span></text:p>
      <text:p text:style-name="P81"><text:span text:style-name="T130">cürüm,-rmü</text:span><text:span text:style-name="T596"> </text:span><text:span text:style-name="T130">...</text:span><text:span text:style-name="T596"> </text:span><text:span text:style-name="T130">~ü</text:span><text:span text:style-name="T596"> </text:span><text:span text:style-name="T130">ba</text:span><text:span text:style-name="T206">ş</text:span><text:span text:style-name="T130">ka</text:span><text:span text:style-name="T206">sı</text:span><text:span text:style-name="T130">nın</text:span><text:span text:style-name="T596"> </text:span><text:span text:style-name="T130">üstüne</text:span><text:span text:style-name="T596"> </text:span><text:span text:style-name="T130">atmak</text:span><text:span text:style-name="T596"> </text:span><text:span text:style-name="T114">күнөө</text:span><text:span text:style-name="T255">н</text:span><text:span text:style-name="T114">ү</text:span><text:span text:style-name="T594"> </text:span><text:span text:style-name="T196">башкаг</text:span><text:span text:style-name="T114">а</text:span><text:span text:style-name="T506"> </text:span><text:span text:style-name="T114">жаба</text:span><text:span text:style-name="T594"> </text:span><text:span text:style-name="T114">с</text:span><text:span text:style-name="T196">ал</text:span><text:span text:style-name="T114">у</text:span><text:span text:style-name="T391">у</text:span><text:span text:style-name="T114">.</text:span></text:p>
      <text:p text:style-name="P81"><text:span text:style-name="T256">2</text:span><text:span text:style-name="T112">.Котормо</text:span><text:span text:style-name="T585"> </text:span><text:span text:style-name="T112">бөлүгүндө</text:span><text:span text:style-name="T585"> </text:span><text:span text:style-name="T112">жакын</text:span><text:span text:style-name="T372"> </text:span><text:span text:style-name="T112">синонимдик</text:span><text:span text:style-name="T351"> </text:span><text:span text:style-name="T112">катыштагы</text:span><text:span text:style-name="T585"> </text:span><text:span text:style-name="T167">с</text:span><text:span text:style-name="T195">ө</text:span><text:span text:style-name="T112">з</text:span><text:span text:style-name="T351"> </text:span><text:span text:style-name="T112">маанилери</text:span></text:p>
      <text:p text:style-name="P155"/>
      <text:p text:style-name="P9"/>
      <text:p text:style-name="P9"/>
      <text:p text:style-name="P9"/>
      <text:p text:style-name="P9"/>
      <text:p text:style-name="P9"/>
      <text:p text:style-name="P9"/>
      <text:p text:style-name="P120"/>
      <text:p text:style-name="P55"><text:span text:style-name="T195">бир</text:span><text:span text:style-name="T167">и</text:span><text:span text:style-name="T112">-б</text:span><text:span text:style-name="T167">и</text:span><text:span text:style-name="T112">ринен </text:span><text:span text:style-name="T195">үтү</text:span><text:span text:style-name="T112">р менен ажырат</text:span><text:span text:style-name="T167">ы</text:span><text:span text:style-name="T195">л</text:span><text:span text:style-name="T112">д</text:span><text:span text:style-name="T390">ы</text:span><text:span text:style-name="T112">.</text:span></text:p>
      <text:p text:style-name="P81"><text:span text:style-name="T133">e</text:span><text:span text:style-name="T541">z</text:span><text:span text:style-name="T133">i</text:span><text:span text:style-name="T253">c</text:span><text:span text:style-name="T133">i</text:span><text:span text:style-name="T428"> </text:span><text:span text:style-name="T256">1</text:span><text:span text:style-name="T112">.эзүү</text:span><text:span text:style-name="T167">ч</text:span><text:span text:style-name="T112">ү,</text:span><text:span text:style-name="T565"> </text:span><text:span text:style-name="T112">басмырлооч</text:span><text:span text:style-name="T390">у</text:span><text:span text:style-name="T112">,</text:span><text:span text:style-name="T429"> </text:span><text:span text:style-name="T112">жан</text:span><text:span text:style-name="T565"> </text:span><text:span text:style-name="T112">кейиткен.</text:span><text:span text:style-name="T429"> </text:span><text:span text:style-name="T112">2.басымду</text:span><text:span text:style-name="T167">у</text:span><text:span text:style-name="T112">,</text:span><text:span text:style-name="T565"> </text:span><text:span text:style-name="T112">көпчүлү</text:span><text:span text:style-name="T167">к</text:span><text:span text:style-name="T112">.</text:span></text:p>
      <text:p text:style-name="P10"/>
      <text:p text:style-name="P153"><text:span text:style-name="T202">Би</text:span><text:span text:style-name="T115">р</text:span><text:span text:style-name="T595"> </text:span><text:span text:style-name="T115">ө</text:span><text:span text:style-name="T257">œ</text:span><text:span text:style-name="T115">чөй</text:span><text:span text:style-name="T499"> </text:span><text:span text:style-name="T257">сөзд</text:span><text:span text:style-name="T171">ө</text:span><text:span text:style-name="T115">р</text:span><text:span text:style-name="T595"> </text:span><text:span text:style-name="T115">эг</text:span><text:span text:style-name="T171">е</text:span><text:span text:style-name="T115">р</text:span><text:span text:style-name="T499"> </text:span><text:span text:style-name="T115">бир</text:span><text:span text:style-name="T595"> </text:span><text:span text:style-name="T115">с</text:span><text:span text:style-name="T257">ө</text:span><text:span text:style-name="T115">з</text:span><text:span text:style-name="T257">г</text:span><text:span text:style-name="T115">ө</text:span><text:span text:style-name="T499"> </text:span><text:span text:style-name="T115">байланып</text:span><text:span text:style-name="T595"> </text:span><text:span text:style-name="T115">ту</text:span><text:span text:style-name="T257">рс</text:span><text:span text:style-name="T171">а</text:span><text:span text:style-name="T115">,</text:span><text:span text:style-name="T603"> </text:span><text:span text:style-name="T115">алардын</text:span><text:span text:style-name="T499"> </text:span><text:span text:style-name="T115">арасына</text:span><text:span text:style-name="T112"> </text:span><text:span text:style-name="T257">т</text:span><text:span text:style-name="T115">е</text:span><text:span text:style-name="T257">œ</text:span><text:span text:style-name="T115">дик</text:span><text:span text:style-name="T630"> </text:span><text:span text:style-name="T115">белгиси</text:span><text:span text:style-name="T630"> </text:span><text:span text:style-name="T115">(</text:span><text:span text:style-name="T630"> </text:span><text:span text:style-name="T127">/</text:span><text:span text:style-name="T634"> </text:span><text:span text:style-name="T115">)</text:span><text:span text:style-name="T630"> </text:span><text:span text:style-name="T115">коюлд</text:span><text:span text:style-name="T171">у</text:span><text:span text:style-name="T115">.</text:span></text:p>
      <text:p text:style-name="P81"><text:span text:style-name="T133">idareli</text:span><text:span text:style-name="T405"> </text:span><text:span text:style-name="T256">1</text:span><text:span text:style-name="T112">.жакшы</text:span><text:span text:style-name="T571"> </text:span><text:span text:style-name="T112">башкарылга</text:span><text:span text:style-name="T167">н</text:span><text:span text:style-name="T195">/</text:span><text:span text:style-name="T112">ж</text:span><text:span text:style-name="T167">е</text:span><text:span text:style-name="T112">тектелген</text:span><text:span text:style-name="T544"> </text:span><text:span text:style-name="T195">/</text:span><text:span text:style-name="T112">уюшт</text:span><text:span text:style-name="T167">у</text:span><text:span text:style-name="T195">р</text:span><text:span text:style-name="T112">улга</text:span><text:span text:style-name="T167">н</text:span><text:span text:style-name="T112">.</text:span></text:p>
      <text:p text:style-name="P81"><text:span text:style-name="T133">idarî</text:span><text:span text:style-name="T394"> </text:span><text:span text:style-name="T112">башкарууга байланышту</text:span><text:span text:style-name="T460">у</text:span><text:span text:style-name="T195">/</text:span><text:span text:style-name="T112">тиешелү</text:span><text:span text:style-name="T167">ү</text:span><text:span text:style-name="T112">.</text:span></text:p>
      <text:p text:style-name="P10"/>
      <text:p text:style-name="P137"><text:span text:style-name="T112">3.Омонимдер</text:span><text:span text:style-name="T306"> </text:span><text:span text:style-name="T112">ар</text:span><text:span text:style-name="T303"> </text:span><text:span text:style-name="T195">бир</text:span><text:span text:style-name="T112">и</text:span><text:span text:style-name="T325"> </text:span><text:span text:style-name="T112">өзүнчө</text:span><text:span text:style-name="T303"> </text:span><text:span text:style-name="T112">ма</text:span><text:span text:style-name="T167">к</text:span><text:span text:style-name="T112">ала</text:span><text:span text:style-name="T309"> </text:span><text:span text:style-name="T112">болуп</text:span><text:span text:style-name="T306"> </text:span><text:span text:style-name="T112">кирип,</text:span><text:span text:style-name="T303"> </text:span><text:span text:style-name="T112">коюу</text:span><text:span text:style-name="T306"> </text:span><text:span text:style-name="T195">кар</text:span><text:span text:style-name="T112">а</text:span><text:span text:style-name="T309"> </text:span><text:span text:style-name="T195">рим</text:span><text:span text:style-name="T197"> </text:span><text:span text:style-name="T112">цифралары</text:span><text:span text:style-name="T378"> </text:span><text:span text:style-name="T112">менен белгиленд</text:span><text:span text:style-name="T390">и</text:span><text:span text:style-name="T112">.</text:span></text:p>
      <text:p text:style-name="P81"><text:span text:style-name="T133">dolu</text:span><text:span text:style-name="T249"> </text:span><text:span text:style-name="T133">I</text:span><text:span text:style-name="T428"> </text:span><text:span text:style-name="T256">1</text:span><text:span text:style-name="T112">.</text:span><text:span text:style-name="T195">тол</text:span><text:span text:style-name="T167">о</text:span><text:span text:style-name="T112">,</text:span><text:span text:style-name="T429"> </text:span><text:span text:style-name="T195">то</text:span><text:span text:style-name="T167">л</text:span><text:span text:style-name="T195">тур</text:span><text:span text:style-name="T167">а</text:span><text:span text:style-name="T112">.</text:span><text:span text:style-name="T424"> </text:span><text:span text:style-name="T112">2.көп,</text:span><text:span text:style-name="T429"> </text:span><text:span text:style-name="T112">мол,</text:span><text:span text:style-name="T429"> </text:span><text:span text:style-name="T112">б</text:span><text:span text:style-name="T167">а</text:span><text:span text:style-name="T112">й.</text:span><text:span text:style-name="T424"> </text:span><text:span text:style-name="T112">3.ээленген,</text:span><text:span text:style-name="T429"> </text:span><text:span text:style-name="T112">бош</text:span><text:span text:style-name="T429"> </text:span><text:span text:style-name="T195">жер</text:span><text:span text:style-name="T112">и</text:span><text:span text:style-name="T248"> </text:span><text:span text:style-name="T195">жо</text:span><text:span text:style-name="T112">к.</text:span></text:p>
      <text:p text:style-name="P81"><text:span text:style-name="T130">dolu</text:span><text:span text:style-name="T189"> </text:span><text:span text:style-name="T206">I</text:span><text:span text:style-name="T130">I</text:span><text:span text:style-name="T546"> </text:span><text:span text:style-name="T114">мөндүр.</text:span></text:p>
      <text:p text:style-name="P10"/>
      <text:p text:style-name="P73"><text:span text:style-name="T112">4.</text:span><text:span text:style-name="T533"> </text:span><text:span text:style-name="T112">Эки</text:span><text:span text:style-name="T481"> </text:span><text:span text:style-name="T195">ж</text:span><text:span text:style-name="T112">е</text:span><text:span text:style-name="T481"> </text:span><text:span text:style-name="T112">үч</text:span><text:span text:style-name="T481"> </text:span><text:span text:style-name="T195">түрл</text:span><text:span text:style-name="T167">ү</text:span><text:span text:style-name="T112">ү</text:span><text:span text:style-name="T313"> </text:span><text:span text:style-name="T112">жазылышка</text:span><text:span text:style-name="T313"> </text:span><text:span text:style-name="T112">ээ</text:span><text:span text:style-name="T580"> </text:span><text:span text:style-name="T195">болго</text:span><text:span text:style-name="T112">н</text:span><text:span text:style-name="T481"> </text:span><text:span text:style-name="T112">сөз</text:span><text:span text:style-name="T167">д</text:span><text:span text:style-name="T112">өр</text:span><text:span text:style-name="T167">д</text:span><text:span text:style-name="T112">үн</text:span><text:span text:style-name="T476"> </text:span><text:span text:style-name="T112">эœ</text:span><text:span text:style-name="T580"> </text:span><text:span text:style-name="T112">көп</text:span><text:span text:style-name="T119"> </text:span><text:span text:style-name="T112">колдонулг</text:span><text:span text:style-name="T167">а</text:span><text:span text:style-name="T112">нына </text:span><text:span text:style-name="T487"><text:s/></text:span><text:span text:style-name="T112">ачыктама <text:s/></text:span><text:span text:style-name="T487"><text:s/></text:span><text:span text:style-name="T195">бер</text:span><text:span text:style-name="T167">и</text:span><text:span text:style-name="T195">ли</text:span><text:span text:style-name="T112">п, <text:s/></text:span><text:span text:style-name="T295"><text:s/></text:span><text:span text:style-name="T112">калг</text:span><text:span text:style-name="T167">а</text:span><text:span text:style-name="T195">н</text:span><text:span text:style-name="T112">дарына <text:s/></text:span><text:span text:style-name="T487"><text:s/></text:span><text:span text:style-name="T167">б</text:span><text:span text:style-name="T195">олс</text:span><text:span text:style-name="T112">о <text:s/></text:span><text:span text:style-name="T487"><text:s/></text:span><text:span text:style-name="T112">шилтеме</text:span><text:span text:style-name="T120"> </text:span><text:span text:style-name="T213">к</text:span><text:span text:style-name="T139">.</text:span><text:span text:style-name="T235"> </text:span><text:span text:style-name="T209">(</text:span><text:span text:style-name="T139">к</text:span><text:span text:style-name="T213">а</text:span><text:span text:style-name="T139">р</text:span><text:span text:style-name="T213">а</text:span><text:span text:style-name="T150">)</text:span><text:span text:style-name="T528"> </text:span><text:span text:style-name="T150">колдонулд</text:span><text:span text:style-name="T181">у</text:span><text:span text:style-name="T150">.</text:span></text:p>
      <text:p text:style-name="P137"><text:span text:style-name="T112">5.</text:span><text:span text:style-name="T452"> </text:span><text:span text:style-name="T112">Толук</text:span><text:span text:style-name="T481"> </text:span><text:span text:style-name="T112">м</text:span><text:span text:style-name="T167">а</text:span><text:span text:style-name="T112">анилеш,</text:span><text:span text:style-name="T452"> </text:span><text:span text:style-name="T112">у</text:span><text:span text:style-name="T167">œ</text:span><text:span text:style-name="T112">гулаш,</text:span><text:span text:style-name="T580"> </text:span><text:span text:style-name="T112">м</text:span><text:span text:style-name="T167">о</text:span><text:span text:style-name="T112">рфологиялык</text:span><text:span text:style-name="T476"> </text:span><text:span text:style-name="T112">жабдыл</text:span><text:span text:style-name="T167">ы</text:span><text:span text:style-name="T195">ш</text:span><text:span text:style-name="T112">ында</text:span><text:span text:style-name="T476"> </text:span><text:span text:style-name="T112">гана</text:span><text:span text:style-name="T117"> </text:span><text:span text:style-name="T112">азыноолак</text:span><text:span text:style-name="T458"> </text:span><text:span text:style-name="T112">айырмачылыгы</text:span><text:span text:style-name="T456"> </text:span><text:span text:style-name="T112">бар</text:span><text:span text:style-name="T313"> </text:span><text:span text:style-name="T112">с</text:span><text:span text:style-name="T195">ө</text:span><text:span text:style-name="T112">здөр</text:span><text:span text:style-name="T313"> </text:span><text:span text:style-name="T112">макала</text:span><text:span text:style-name="T458"> </text:span><text:span text:style-name="T195">баш</text:span><text:span text:style-name="T112">ы</text:span><text:span text:style-name="T458"> </text:span><text:span text:style-name="T195">катар</text:span><text:span text:style-name="T112">ы</text:span><text:span text:style-name="T456"> </text:span><text:span text:style-name="T195">жа</text:span><text:span text:style-name="T167">н</text:span><text:span text:style-name="T112">а</text:span><text:span text:style-name="T195">ша</text:span><text:span text:style-name="T201"> </text:span><text:span text:style-name="T112">берилд</text:span><text:span text:style-name="T167">и</text:span><text:span text:style-name="T112">.</text:span></text:p>
      <text:p text:style-name="P81"><text:span text:style-name="T133">içgüdülü,</text:span><text:span text:style-name="T635"> </text:span><text:span text:style-name="T133">içgüdüsel</text:span><text:span text:style-name="T638"> </text:span><text:span text:style-name="T256">1</text:span><text:span text:style-name="T112">.ичкүдүдөн</text:span><text:span text:style-name="T639"> </text:span><text:span text:style-name="T112">чы</text:span><text:span text:style-name="T167">к</text:span><text:span text:style-name="T112">кан,</text:span><text:span text:style-name="T631"> </text:span><text:span text:style-name="T112">инстинк</text:span><text:span text:style-name="T639"> </text:span><text:span text:style-name="T112">боюнча...</text:span></text:p>
      <text:p text:style-name="P81"><text:span text:style-name="T130">g</text:span><text:span text:style-name="T206">e</text:span><text:span text:style-name="T130">ğ</text:span><text:span text:style-name="T206">ir</text:span><text:span text:style-name="T130">i</text:span><text:span text:style-name="T206">ş</text:span><text:span text:style-name="T130">,</text:span><text:span text:style-name="T576"> </text:span><text:span text:style-name="T130">g</text:span><text:span text:style-name="T206">e</text:span><text:span text:style-name="T130">ğ</text:span><text:span text:style-name="T206">irm</text:span><text:span text:style-name="T130">e</text:span><text:span text:style-name="T382"> </text:span><text:span text:style-name="T114">кекирүү.</text:span><text:span text:style-name="T527"> </text:span><text:span text:style-name="T114">..</text:span></text:p>
      <text:p text:style-name="P10"/>
      <text:p text:style-name="P110"><text:span text:style-name="T112">6.</text:span><text:span text:style-name="T340"> </text:span><text:span text:style-name="T112">Эгер</text:span><text:span text:style-name="T216"> </text:span><text:span text:style-name="T112">м</text:span><text:span text:style-name="T167">а</text:span><text:span text:style-name="T112">кала</text:span><text:span text:style-name="T233"> </text:span><text:span text:style-name="T195">баш</text:span><text:span text:style-name="T112">ы</text:span><text:span text:style-name="T223"> </text:span><text:span text:style-name="T195">сө</text:span><text:span text:style-name="T112">з</text:span><text:span text:style-name="T233"> </text:span><text:span text:style-name="T195">ө</text:span><text:span text:style-name="T112">з</text:span><text:span text:style-name="T227"> </text:span><text:span text:style-name="T112">алдынча</text:span><text:span text:style-name="T223"> </text:span><text:span text:style-name="T112">колдонулбага</text:span><text:span text:style-name="T390">н</text:span><text:span text:style-name="T112">,</text:span><text:span text:style-name="T223"> </text:span><text:span text:style-name="T112">кайсы</text:span><text:span text:style-name="T223"> </text:span><text:span text:style-name="T112">б</text:span><text:span text:style-name="T167">и</text:span><text:span text:style-name="T112">р</text:span><text:span text:style-name="T116"> </text:span><text:span text:style-name="T112">туруктуу</text:span><text:span text:style-name="T227"> </text:span><text:span text:style-name="T195">с</text:span><text:span text:style-name="T167">ө</text:span><text:span text:style-name="T112">з</text:span><text:span text:style-name="T227"> </text:span><text:span text:style-name="T112">айкашынын</text:span><text:span text:style-name="T223"> </text:span><text:span text:style-name="T195">ж</text:span><text:span text:style-name="T112">е</text:span><text:span text:style-name="T227"> </text:span><text:span text:style-name="T112">татаал</text:span><text:span text:style-name="T223"> </text:span><text:span text:style-name="T195">сөздү</text:span><text:span text:style-name="T112">н</text:span><text:span text:style-name="T227"> </text:span><text:span text:style-name="T112">т</text:span><text:span text:style-name="T167">у</text:span><text:span text:style-name="T112">тумундагы</text:span><text:span text:style-name="T233"> </text:span><text:span text:style-name="T195">сө</text:span><text:span text:style-name="T112">з</text:span><text:span text:style-name="T227"> </text:span><text:span text:style-name="T112">болсо,</text:span><text:span text:style-name="T216"> </text:span><text:span text:style-name="T112">анын</text:span><text:span text:style-name="T119"> </text:span><text:span text:style-name="T112">биринчи</text:span><text:span text:style-name="T390"> </text:span><text:span text:style-name="T195">с</text:span><text:span text:style-name="T112">ы</text:span><text:span text:style-name="T256">œ</text:span><text:span text:style-name="T195">ар</text:span><text:span text:style-name="T112">ы</text:span><text:span text:style-name="T167"> </text:span><text:span text:style-name="T112">гана</text:span><text:span text:style-name="T167"> </text:span><text:span text:style-name="T112">мака</text:span><text:span text:style-name="T195">л</text:span><text:span text:style-name="T112">а</text:span><text:span text:style-name="T167"> </text:span><text:span text:style-name="T195">баш</text:span><text:span text:style-name="T112">ы</text:span><text:span text:style-name="T460"> </text:span><text:span text:style-name="T195">катар</text:span><text:span text:style-name="T112">ы</text:span><text:span text:style-name="T390"> </text:span><text:span text:style-name="T112">ал</text:span><text:span text:style-name="T167">ы</text:span><text:span text:style-name="T195">н</text:span><text:span text:style-name="T112">ып,</text:span><text:span text:style-name="T195"> </text:span><text:span text:style-name="T167">к</text:span><text:span text:style-name="T195">о</text:span><text:span text:style-name="T112">ш</text:span><text:span text:style-name="T167"> </text:span><text:span text:style-name="T112">чекит коюл</text:span><text:span text:style-name="T167">у</text:span><text:span text:style-name="T112">п,</text:span><text:span text:style-name="T390"> </text:span><text:span text:style-name="T112">~</text:span><text:span text:style-name="T114"> </text:span><text:span text:style-name="T112">белгисинен</text:span><text:span text:style-name="T227"> </text:span><text:span text:style-name="T112">кийин</text:span><text:span text:style-name="T227"> </text:span><text:span text:style-name="T112">калган</text:span><text:span text:style-name="T216"> </text:span><text:span text:style-name="T195">бөлүг</text:span><text:span text:style-name="T112">ү</text:span><text:span text:style-name="T227"> </text:span><text:span text:style-name="T112">жазылд</text:span><text:span text:style-name="T167">ы</text:span><text:span text:style-name="T112">.</text:span><text:span text:style-name="T216"> </text:span><text:span text:style-name="T112">К</text:span><text:span text:style-name="T195">а</text:span><text:span text:style-name="T112">йталанма</text:span><text:span text:style-name="T227"> </text:span><text:span text:style-name="T112">кош</text:span><text:span text:style-name="T216"> </text:span><text:span text:style-name="T112">с</text:span><text:span text:style-name="T195">ө</text:span><text:span text:style-name="T112">здөр</text:span><text:span text:style-name="T187"> </text:span><text:span text:style-name="T167">үчүн </text:span><text:span text:style-name="T133">(~</text:span><text:span text:style-name="T356"> </text:span><text:span text:style-name="T133">~)</text:span><text:span text:style-name="T587"> </text:span><text:span text:style-name="T112">белг</text:span><text:span text:style-name="T167">и</text:span><text:span text:style-name="T195">с</text:span><text:span text:style-name="T112">и</text:span><text:span text:style-name="T469"> </text:span><text:span text:style-name="T112">коюлд</text:span><text:span text:style-name="T167">у</text:span><text:span text:style-name="T112">.</text:span><text:span text:style-name="T585"> </text:span><text:span text:style-name="T112">Эки,</text:span><text:span text:style-name="T351"> </text:span><text:span text:style-name="T112">үч</text:span><text:span text:style-name="T469"> </text:span><text:span text:style-name="T112">тутумдуу</text:span><text:span text:style-name="T585"> </text:span><text:span text:style-name="T195">сөз</text:span><text:span text:style-name="T167">д</text:span><text:span text:style-name="T195">ө</text:span><text:span text:style-name="T112">р</text:span><text:span text:style-name="T585"> </text:span><text:span text:style-name="T112">бириккен</text:span><text:span text:style-name="T469"> </text:span><text:span text:style-name="T195">сө</text:span><text:span text:style-name="T112">з</text:span><text:span text:style-name="T469"> </text:span><text:span text:style-name="T195">ж</text:span><text:span text:style-name="T112">е</text:span><text:span text:style-name="T585"> </text:span><text:span text:style-name="T253">e</text:span><text:span text:style-name="T177">t</text:span><text:span text:style-name="T253">me</text:span><text:span text:style-name="T133">k,</text:span><text:span text:style-name="T135"> </text:span><text:span text:style-name="T133">ol</text:span><text:span text:style-name="T253">m</text:span><text:span text:style-name="T133">ak </text:span><text:span text:style-name="T112">жар</text:span><text:span text:style-name="T167">д</text:span><text:span text:style-name="T112">амчы</text:span><text:span text:style-name="T390"> </text:span><text:span text:style-name="T112">этиштеринин</text:span><text:span text:style-name="T390"> </text:span><text:span text:style-name="T195">б</text:span><text:span text:style-name="T167">и</text:span><text:span text:style-name="T195">риг</text:span><text:span text:style-name="T167">и</text:span><text:span text:style-name="T112">п</text:span><text:span text:style-name="T167"> </text:span><text:span text:style-name="T112">кеткен</text:span><text:span text:style-name="T167"> </text:span><text:span text:style-name="T112">шекилд</text:span><text:span text:style-name="T167">е</text:span><text:span text:style-name="T195">р</text:span><text:span text:style-name="T112">и</text:span><text:span text:style-name="T390"> </text:span><text:span text:style-name="T112">болсо</text:span><text:span text:style-name="T167"> </text:span><text:span text:style-name="T112">гана</text:span><text:span text:style-name="T117"> </text:span><text:span text:style-name="T112">макала</text:span><text:span text:style-name="T571"> </text:span><text:span text:style-name="T112">башы</text:span><text:span text:style-name="T571"> </text:span><text:span text:style-name="T195">бол</text:span><text:span text:style-name="T112">о</text:span><text:span text:style-name="T544"> </text:span><text:span text:style-name="T112">алды,</text:span><text:span text:style-name="T489"> </text:span><text:span text:style-name="T195">бол</text:span><text:span text:style-name="T167">б</text:span><text:span text:style-name="T195">ос</text:span><text:span text:style-name="T112">о</text:span><text:span text:style-name="T557"> </text:span><text:span text:style-name="T112">калган</text:span><text:span text:style-name="T489"> </text:span><text:span text:style-name="T112">бардык</text:span><text:span text:style-name="T544"> </text:span><text:span text:style-name="T112">учурларда</text:span><text:span text:style-name="T544"> </text:span><text:span text:style-name="T112">көп</text:span><text:span text:style-name="T571"> </text:span><text:span text:style-name="T112">т</text:span><text:span text:style-name="T167">у</text:span><text:span text:style-name="T112">тумдуу</text:span><text:span text:style-name="T117"> </text:span><text:span text:style-name="T195">сөзд</text:span><text:span text:style-name="T167">ө</text:span><text:span text:style-name="T112">р</text:span><text:span text:style-name="T497"> </text:span><text:span text:style-name="T195">бир</text:span><text:span text:style-name="T167">и</text:span><text:span text:style-name="T195">нч</text:span><text:span text:style-name="T112">и</text:span><text:span text:style-name="T536"> </text:span><text:span text:style-name="T195">сөздү</text:span><text:span text:style-name="T112">н</text:span><text:span text:style-name="T414"> </text:span><text:span text:style-name="T112">карамагында</text:span><text:span text:style-name="T536"> </text:span><text:span text:style-name="T112">берилд</text:span><text:span text:style-name="T167">и</text:span><text:span text:style-name="T112">.</text:span></text:p>
      <text:p text:style-name="P154"><text:span text:style-name="T133">hatır:</text:span><text:span text:style-name="T253"> </text:span><text:span text:style-name="T133">~</text:span><text:span text:style-name="T253"> </text:span><text:span text:style-name="T133">hut</text:span><text:span text:style-name="T177">u</text:span><text:span text:style-name="T133">r</text:span><text:span text:style-name="T253"> </text:span><text:span text:style-name="T112">же</text:span><text:span text:style-name="T256"> </text:span><text:span text:style-name="T112">~</text:span><text:span text:style-name="T256"> </text:span><text:span text:style-name="T112">~</text:span><text:span text:style-name="T195"> </text:span><text:span text:style-name="T112">катыр-кутур</text:span><text:span text:style-name="T414"> </text:span><text:span text:style-name="T167">ж</text:span><text:span text:style-name="T112">е</text:span><text:span text:style-name="T414"> </text:span><text:span text:style-name="T112">катыр-катыр</text:span><text:span text:style-name="T505"> </text:span><text:span text:style-name="T195">(</text:span><text:span text:style-name="T139">бир</text:span><text:span text:style-name="T509"> </text:span><text:span text:style-name="T139">к</text:span><text:span text:style-name="T213">а</text:span><text:span text:style-name="T139">т</text:span><text:span text:style-name="T213">у</text:span><text:span text:style-name="T139">у</text:span><text:span text:style-name="T416"> </text:span><text:span text:style-name="T139">нерсени</text:span><text:span text:style-name="T141"> </text:span><text:span text:style-name="T139">чайнаганда</text:span><text:span text:style-name="T641"> </text:span><text:span text:style-name="T139">же</text:span><text:span text:style-name="T641"> </text:span><text:span text:style-name="T139">үстүнө</text:span><text:span text:style-name="T641"> </text:span><text:span text:style-name="T259">баскан</text:span><text:span text:style-name="T178">д</text:span><text:span text:style-name="T139">а</text:span><text:span text:style-name="T644"> </text:span><text:span text:style-name="T139">чыккан</text:span><text:span text:style-name="T641"> </text:span><text:span text:style-name="T139">үн</text:span><text:span text:style-name="T150">).</text:span></text:p>
      <text:p text:style-name="P81"><text:span text:style-name="T133">ha</text:span><text:span text:style-name="T253">ş</text:span><text:span text:style-name="T133">ım</text:span><text:span text:style-name="T611"> </text:span><text:span text:style-name="T133">:</text:span><text:span text:style-name="T611"> </text:span><text:span text:style-name="T133">~</text:span><text:span text:style-name="T272"> </text:span><text:span text:style-name="T133">~</text:span><text:span text:style-name="T611"> </text:span><text:span text:style-name="T177">h</text:span><text:span text:style-name="T133">a</text:span><text:span text:style-name="T253">ş</text:span><text:span text:style-name="T133">lanmak</text:span><text:span text:style-name="T611"> </text:span><text:span text:style-name="T112">күнгө</text:span><text:span text:style-name="T248"> </text:span><text:span text:style-name="T112">какталы</text:span><text:span text:style-name="T167">ш</text:span><text:span text:style-name="T195">/</text:span><text:span text:style-name="T112">куйкаланы</text:span><text:span text:style-name="T167">ш</text:span><text:span text:style-name="T112">.</text:span></text:p>
      <text:p text:style-name="P10"/>
      <text:p text:style-name="P137"><text:span text:style-name="T112">7.</text:span><text:span text:style-name="T526"> </text:span><text:span text:style-name="T112">Окурманга</text:span><text:span text:style-name="T571"> </text:span><text:span text:style-name="T195">ж</text:span><text:span text:style-name="T112">е</text:span><text:span text:style-name="T256">œ</text:span><text:span text:style-name="T195">илд</text:span><text:span text:style-name="T112">ик</text:span><text:span text:style-name="T571"> </text:span><text:span text:style-name="T112">келтирүү</text:span><text:span text:style-name="T544"> </text:span><text:span text:style-name="T112">максаты</text:span><text:span text:style-name="T571"> </text:span><text:span text:style-name="T112">м</text:span><text:span text:style-name="T167">е</text:span><text:span text:style-name="T112">нен</text:span><text:span text:style-name="T489"> </text:span><text:span text:style-name="T112">сө</text:span><text:span text:style-name="T167">з</text:span><text:span text:style-name="T256">д</text:span><text:span text:style-name="T112">үктө</text:span><text:span text:style-name="T489"> </text:span><text:span text:style-name="T195">с</text:span><text:span text:style-name="T167">ө</text:span><text:span text:style-name="T112">з</text:span><text:span text:style-name="T489"> </text:span><text:span text:style-name="T112">мен</text:span><text:span text:style-name="T167">е</text:span><text:span text:style-name="T112">н</text:span><text:span text:style-name="T116"> </text:span><text:span text:style-name="T112">мүчө</text:span><text:span text:style-name="T291"> </text:span><text:span text:style-name="T112">арас</text:span><text:span text:style-name="T167">ы</text:span><text:span text:style-name="T195">н</text:span><text:span text:style-name="T112">дагы</text:span><text:span text:style-name="T487"> </text:span><text:span text:style-name="T112">ар</text:span><text:span text:style-name="T291"> </text:span><text:span text:style-name="T112">кандай</text:span><text:span text:style-name="T295"> </text:span><text:span text:style-name="T112">тыб</text:span><text:span text:style-name="T167">ы</text:span><text:span text:style-name="T112">штык</text:span><text:span text:style-name="T295"> </text:span><text:span text:style-name="T195">ө</text:span><text:span text:style-name="T167">з</text:span><text:span text:style-name="T256">г</text:span><text:span text:style-name="T167">ө</text:span><text:span text:style-name="T195">рүүлө</text:span><text:span text:style-name="T112">р</text:span><text:span text:style-name="T487"> </text:span><text:span text:style-name="T195">т</text:span><text:span text:style-name="T167">ү</text:span><text:span text:style-name="T195">р</text:span><text:span text:style-name="T112">к</text:span><text:span text:style-name="T295"> </text:span><text:span text:style-name="T195">орф</text:span><text:span text:style-name="T112">о</text:span><text:span text:style-name="T195">графи</text:span><text:span text:style-name="T112">я</text:span><text:span text:style-name="T195">сы</text:span><text:span text:style-name="T201"> </text:span><text:span text:style-name="T112">эрежелерине</text:span><text:span text:style-name="T467"> </text:span><text:span text:style-name="T112">ылайык</text:span><text:span text:style-name="T442"> </text:span><text:span text:style-name="T112">чагылдырылд</text:span><text:span text:style-name="T390">ы</text:span><text:span text:style-name="T112">.</text:span><text:span text:style-name="T469"> </text:span><text:span text:style-name="T112">Мынд</text:span><text:span text:style-name="T167">а</text:span><text:span text:style-name="T112">й</text:span><text:span text:style-name="T442"> </text:span><text:span text:style-name="T112">учурлар</text:span><text:span text:style-name="T442"> </text:span><text:span text:style-name="T112">макала</text:span><text:span text:style-name="T442"> </text:span><text:span text:style-name="T112">башын</text:span><text:span text:style-name="T167">а</text:span><text:span text:style-name="T112">н</text:span><text:span text:style-name="T116"> </text:span><text:span text:style-name="T112">кийин</text:span><text:span text:style-name="T536"> </text:span><text:span text:style-name="T195">үтү</text:span><text:span text:style-name="T167">р</text:span><text:span text:style-name="T112">,</text:span><text:span text:style-name="T256"> </text:span><text:span text:style-name="T112">сызыкча</text:span><text:span text:style-name="T256"> </text:span><text:span text:style-name="T112">к</text:span><text:span text:style-name="T256">о</text:span><text:span text:style-name="T112">юлуу</text:span><text:span text:style-name="T256"> </text:span><text:span text:style-name="T112">менен</text:span><text:span text:style-name="T256"> </text:span><text:span text:style-name="T112">берилд</text:span><text:span text:style-name="T167">и</text:span><text:span text:style-name="T112">.</text:span></text:p>
      <text:p text:style-name="P73"><text:span text:style-name="T112">а)</text:span><text:span text:style-name="T460"> </text:span><text:span text:style-name="T195">Сөздү</text:span><text:span text:style-name="T112">н</text:span><text:span text:style-name="T378"> </text:span><text:span text:style-name="T112">ая</text:span><text:span text:style-name="T256">г</text:span><text:span text:style-name="T112">ы</text:span><text:span text:style-name="T383"> </text:span><text:span text:style-name="T112">к,</text:span><text:span text:style-name="T460"> </text:span><text:span text:style-name="T195">т</text:span><text:span text:style-name="T112">,</text:span><text:span text:style-name="T460"> </text:span><text:span text:style-name="T112">ч,</text:span><text:span text:style-name="T460"> </text:span><text:span text:style-name="T112">п,</text:span><text:span text:style-name="T390"> </text:span><text:span text:style-name="T112">ф</text:span><text:span text:style-name="T378"> </text:span><text:span text:style-name="T112">сыяктуу</text:span><text:span text:style-name="T383"> </text:span><text:span text:style-name="T112">каткалаœ</text:span><text:span text:style-name="T378"> </text:span><text:span text:style-name="T195">тыбышт</text:span><text:span text:style-name="T167">а</text:span><text:span text:style-name="T112">р</text:span><text:span text:style-name="T383"> </text:span><text:span text:style-name="T112">менен</text:span><text:span text:style-name="T378"> </text:span><text:span text:style-name="T195">бүтү</text:span><text:span text:style-name="T390">п</text:span><text:span text:style-name="T112">,</text:span><text:span text:style-name="T113"> </text:span><text:span text:style-name="T112">ага</text:span><text:span text:style-name="T399"> </text:span><text:span text:style-name="T195">үндү</text:span><text:span text:style-name="T112">ү</text:span><text:span text:style-name="T167"> </text:span><text:span text:style-name="T112">менен</text:span><text:span text:style-name="T399"> </text:span><text:span text:style-name="T112">башталган</text:span><text:span text:style-name="T400"> </text:span><text:span text:style-name="T112">мүчө</text:span><text:span text:style-name="T400"> </text:span><text:span text:style-name="T112">уланс</text:span><text:span text:style-name="T167">а</text:span><text:span text:style-name="T112">,</text:span><text:span text:style-name="T523"> </text:span><text:span text:style-name="T195">т</text:span><text:span text:style-name="T167">ү</text:span><text:span text:style-name="T195">ркчөд</text:span><text:span text:style-name="T112">ө бул тыб</text:span><text:span text:style-name="T167">ы</text:span><text:span text:style-name="T112">штардын көбүнчө </text:span><text:span text:style-name="T195">ж</text:span><text:span text:style-name="T167">у</text:span><text:span text:style-name="T195">мшар</text:span><text:span text:style-name="T167">ы</text:span><text:span text:style-name="T112">п</text:span><text:span text:style-name="T256"> </text:span><text:span text:style-name="T112">кетер</text:span><text:span text:style-name="T167">и</text:span><text:span text:style-name="T112">,</text:span><text:span text:style-name="T536"> </text:span><text:span text:style-name="T112">айрым учурда өзгөрүүс</text:span><text:span text:style-name="T167">ү</text:span><text:span text:style-name="T112">з</text:span><text:span text:style-name="T195"> кал</text:span><text:span text:style-name="T112">а</text:span><text:span text:style-name="T195">р</text:span><text:span text:style-name="T112">ы </text:span><text:span text:style-name="T195">д</text:span><text:span text:style-name="T112">а бул</text:span><text:span text:style-name="T195"> </text:span><text:span text:style-name="T112">ыкма</text:span><text:span text:style-name="T117"> </text:span><text:span text:style-name="T112">менен</text:span><text:span text:style-name="T438"> </text:span><text:span text:style-name="T195">сөзд</text:span><text:span text:style-name="T167">ү</text:span><text:span text:style-name="T112">к</text:span><text:span text:style-name="T195">т</text:span><text:span text:style-name="T112">ө</text:span><text:span text:style-name="T601"> </text:span><text:span text:style-name="T112">так</text:span><text:span text:style-name="T601"> </text:span><text:span text:style-name="T112">көргөзүлд</text:span><text:span text:style-name="T167">ү</text:span><text:span text:style-name="T112">.</text:span></text:p>
      <text:p text:style-name="P158"/>
      <text:p text:style-name="P9"/>
      <text:p text:style-name="P9"/>
      <text:p text:style-name="P9"/>
      <text:p text:style-name="P9"/>
      <text:p text:style-name="P9"/>
      <text:p text:style-name="P9"/>
      <text:p text:style-name="P109"/>
      <text:p text:style-name="P87"><text:span text:style-name="T130">kabak,-ğı</text:span><text:span text:style-name="T271"> </text:span><text:span text:style-name="T114">1.</text:span><text:span text:style-name="T260">б</text:span><text:span text:style-name="T140">от</text:span><text:span text:style-name="T154">.</text:span><text:span text:style-name="T275"> </text:span><text:span text:style-name="T210">каба</text:span><text:span text:style-name="T182">к</text:span><text:span text:style-name="T154">,</text:span><text:span text:style-name="T616"> </text:span><text:span text:style-name="T154">ашкаба</text:span><text:span text:style-name="T182">к</text:span><text:span text:style-name="T154">...</text:span></text:p>
      <text:p text:style-name="P156"><text:span text:style-name="T130">iç, <text:s text:c="2"/>-çi <text:s text:c="2"/></text:span><text:span text:style-name="T114">1.ич, <text:s text:c="2"/>ички <text:s text:c="2"/></text:span><text:span text:style-name="T196">(</text:span><text:span text:style-name="T214">а</text:span><text:span text:style-name="T140">р </text:span><text:span text:style-name="T517"><text:s/></text:span><text:span text:style-name="T214">канда</text:span><text:span text:style-name="T140">й </text:span><text:span text:style-name="T522"><text:s/></text:span><text:span text:style-name="T140">нерсенин </text:span><text:span text:style-name="T517"><text:s/></text:span><text:span text:style-name="T140">ич </text:span><text:span text:style-name="T334"><text:s/></text:span><text:span text:style-name="T214">бөлүг</text:span><text:span text:style-name="T179">ү</text:span><text:span text:style-name="T140">, <text:s/></text:span><text:span text:style-name="T316"><text:s/></text:span><text:span text:style-name="T140">тыш </text:span><text:span text:style-name="T522"><text:s/></text:span><text:span text:style-name="T140">сөзүнүн</text:span><text:span text:style-name="T142"> </text:span><text:span text:style-name="T214">каршы</text:span><text:span text:style-name="T179">сы</text:span><text:span text:style-name="T210">)</text:span><text:span text:style-name="T154">....</text:span></text:p>
      <text:p text:style-name="P81"><text:span text:style-name="T130">kâğıt,-dı</text:span><text:span text:style-name="T567"> </text:span><text:span text:style-name="T196">ка</text:span><text:span text:style-name="T255">г</text:span><text:span text:style-name="T196">а</text:span><text:span text:style-name="T114">з....</text:span></text:p>
      <text:p text:style-name="P81"><text:span text:style-name="T130">saat,</text:span><text:span text:style-name="T596"> </text:span><text:span text:style-name="T130">-ti</text:span><text:span text:style-name="T503"> </text:span><text:span text:style-name="T196">саа</text:span><text:span text:style-name="T114">т....</text:span></text:p>
      <text:p text:style-name="P81"><text:span text:style-name="T130">mikrop,</text:span><text:span text:style-name="T596"> </text:span><text:span text:style-name="T130">-bu</text:span><text:span text:style-name="T596"> </text:span><text:span text:style-name="T114">микроб...</text:span><text:span text:style-name="T498"> </text:span><text:span text:style-name="T114">.</text:span></text:p>
      <text:p text:style-name="P125"><text:span text:style-name="T112">б)</text:span><text:span text:style-name="T383"> </text:span><text:span text:style-name="T112">Түркчөдөгү</text:span><text:span text:style-name="T378"> </text:span><text:span text:style-name="T112">эки</text:span><text:span text:style-name="T460"> </text:span><text:span text:style-name="T112">муундан</text:span><text:span text:style-name="T390"> </text:span><text:span text:style-name="T195">тур</text:span><text:span text:style-name="T167">у</text:span><text:span text:style-name="T112">п,</text:span><text:span text:style-name="T167"> </text:span><text:span text:style-name="T112">эки</text:span><text:span text:style-name="T195">н</text:span><text:span text:style-name="T112">чи</text:span><text:span text:style-name="T378"> </text:span><text:span text:style-name="T112">мууну</text:span><text:span text:style-name="T460"> </text:span><text:span text:style-name="T112">кууш</text:span><text:span text:style-name="T460"> </text:span><text:span text:style-name="T112">үндүү</text:span><text:span text:style-name="T390"> </text:span><text:span text:style-name="T195">(</text:span><text:span text:style-name="T112">ы,</text:span><text:span text:style-name="T167"> </text:span><text:span text:style-name="T112">и,</text:span><text:span text:style-name="T390"> </text:span><text:span text:style-name="T167">у</text:span><text:span text:style-name="T112">,</text:span><text:span text:style-name="T113"> </text:span><text:span text:style-name="T112">ү)</text:span><text:span text:style-name="T187"> </text:span><text:span text:style-name="T112">менен</text:span><text:span text:style-name="T227"> </text:span><text:span text:style-name="T112">бүткөн</text:span><text:span text:style-name="T223"> </text:span><text:span text:style-name="T112">тү</text:span><text:span text:style-name="T195">р</text:span><text:span text:style-name="T112">к</text:span><text:span text:style-name="T233"> </text:span><text:span text:style-name="T112">жана</text:span><text:span text:style-name="T223"> </text:span><text:span text:style-name="T112">арап</text:span><text:span text:style-name="T227"> </text:span><text:span text:style-name="T112">сөзд</text:span><text:span text:style-name="T195">өр</text:span><text:span text:style-name="T112">үнө</text:span><text:span text:style-name="T227"> </text:span><text:span text:style-name="T167">үн</text:span><text:span text:style-name="T195">д</text:span><text:span text:style-name="T112">үү</text:span><text:span text:style-name="T227"> </text:span><text:span text:style-name="T112">менен</text:span><text:span text:style-name="T227"> </text:span><text:span text:style-name="T112">ба</text:span><text:span text:style-name="T195">шт</text:span><text:span text:style-name="T112">а</text:span><text:span text:style-name="T195">л</text:span><text:span text:style-name="T256">г</text:span><text:span text:style-name="T112">ан</text:span><text:span text:style-name="T233"> </text:span><text:span text:style-name="T112">мүчө</text:span><text:span text:style-name="T120"> </text:span><text:span text:style-name="T112">уланс</text:span><text:span text:style-name="T167">а</text:span><text:span text:style-name="T112">,</text:span><text:span text:style-name="T327"> </text:span><text:span text:style-name="T195">ошондо</text:span><text:span text:style-name="T112">й</text:span><text:span text:style-name="T332"> </text:span><text:span text:style-name="T112">эле</text:span><text:span text:style-name="T337"> </text:span><text:span text:style-name="T133">ol</text:span><text:span text:style-name="T253">m</text:span><text:span text:style-name="T133">a</text:span><text:span text:style-name="T253">k</text:span><text:span text:style-name="T133">,</text:span><text:span text:style-name="T518"> </text:span><text:span text:style-name="T253">etm</text:span><text:span text:style-name="T177">e</text:span><text:span text:style-name="T133">k</text:span><text:span text:style-name="T335"> </text:span><text:span text:style-name="T112">жардамчы</text:span><text:span text:style-name="T337"> </text:span><text:span text:style-name="T195">этишт</text:span><text:span text:style-name="T167">е</text:span><text:span text:style-name="T112">р</text:span><text:span text:style-name="T332"> </text:span><text:span text:style-name="T112">менен</text:span><text:span text:style-name="T330"> </text:span><text:span text:style-name="T112">бир</text:span><text:span text:style-name="T167">и</text:span><text:span text:style-name="T112">г</text:span><text:span text:style-name="T167">и</text:span><text:span text:style-name="T112">п</text:span><text:span text:style-name="T119"> </text:span><text:span text:style-name="T112">кеткен</text:span><text:span text:style-name="T593"> </text:span><text:span text:style-name="T112">учурларда</text:span><text:span text:style-name="T505"> </text:span><text:span text:style-name="T112">у</text:span><text:span text:style-name="T256">œ</text:span><text:span text:style-name="T112">гу</text:span><text:span text:style-name="T167">д</text:span><text:span text:style-name="T112">а</text:span><text:span text:style-name="T593"> </text:span><text:span text:style-name="T195">үндү</text:span><text:span text:style-name="T112">ү</text:span><text:span text:style-name="T497"> </text:span><text:span text:style-name="T112">түшкөнү</text:span><text:span text:style-name="T497"> </text:span><text:span text:style-name="T112">байкала</text:span><text:span text:style-name="T167">т</text:span><text:span text:style-name="T112">.</text:span><text:span text:style-name="T601"> </text:span><text:span text:style-name="T112">Мисалы</text:span><text:span text:style-name="T505"> </text:span><text:span text:style-name="T195">(</text:span><text:span text:style-name="T133">sabır</text:span><text:span text:style-name="T421"> </text:span><text:span text:style-name="T133">-</text:span><text:span text:style-name="T421"> </text:span><text:span text:style-name="T133">sab</text:span><text:span text:style-name="T253">r</text:span><text:span text:style-name="T133">ı</text:span><text:span text:style-name="T541"> </text:span><text:span text:style-name="T133">-</text:span><text:span text:style-name="T132"> </text:span><text:span text:style-name="T133">sabretmek,</text:span><text:span text:style-name="T623"> </text:span><text:span text:style-name="T133">a</text:span><text:span text:style-name="T253">t</text:span><text:span text:style-name="T133">ıf</text:span><text:span text:style-name="T627"> </text:span><text:span text:style-name="T133">-</text:span><text:span text:style-name="T627"> </text:span><text:span text:style-name="T133">atfı</text:span><text:span text:style-name="T627"> </text:span><text:span text:style-name="T133">-</text:span><text:span text:style-name="T623"> </text:span><text:span text:style-name="T133">atfetmek</text:span><text:span text:style-name="T283"> </text:span><text:span text:style-name="T195">ж</text:span><text:span text:style-name="T112">.б.).</text:span><text:span text:style-name="T620"> </text:span><text:span text:style-name="T112">Мындай</text:span><text:span text:style-name="T620"> </text:span><text:span text:style-name="T195">сө</text:span><text:span text:style-name="T167">з</text:span><text:span text:style-name="T256">д</text:span><text:span text:style-name="T195">өр</text:span><text:span text:style-name="T167">д</text:span><text:span text:style-name="T195">өг</text:span><text:span text:style-name="T112">ү</text:span><text:span text:style-name="T620"> </text:span><text:span text:style-name="T112">у</text:span><text:span text:style-name="T256">œ</text:span><text:span text:style-name="T112">гунун</text:span><text:span text:style-name="T620"> </text:span><text:span text:style-name="T195">өзг</text:span><text:span text:style-name="T167">ө</text:span><text:span text:style-name="T195">р</text:span><text:span text:style-name="T167">гө</text:span><text:span text:style-name="T112">н</text:span><text:span text:style-name="T116"> </text:span><text:span text:style-name="T112">шекили</text:span><text:span text:style-name="T390"> </text:span><text:span text:style-name="T112">кошумча</text:span><text:span text:style-name="T390"> </text:span><text:span text:style-name="T112">көргөзүлүп,</text:span><text:span text:style-name="T390"> </text:span><text:span text:style-name="T112">бириккен</text:span><text:span text:style-name="T390"> </text:span><text:span text:style-name="T112">шек</text:span><text:span text:style-name="T167">и</text:span><text:span text:style-name="T112">ли</text:span><text:span text:style-name="T390"> </text:span><text:span text:style-name="T112">болсо,</text:span><text:span text:style-name="T390"> </text:span><text:span text:style-name="T195">ө</text:span><text:span text:style-name="T112">з</text:span><text:span text:style-name="T390"> </text:span><text:span text:style-name="T112">алдынча</text:span><text:span text:style-name="T390"> </text:span><text:span text:style-name="T112">м</text:span><text:span text:style-name="T167">а</text:span><text:span text:style-name="T112">кала</text:span><text:span text:style-name="T116"> </text:span><text:span text:style-name="T112">болуп</text:span><text:span text:style-name="T460"> </text:span><text:span text:style-name="T112">кирди.</text:span><draw:frame draw:style-name="fr2" text:anchor-type="char" svg:x="1.8425in" svg:y="1.1661in" svg:width="2.9693in" svg:height="0.3437in" draw:z-index="0"><draw:text-box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P3"><text:span text:style-name="T130">kadır,</text:span><text:span text:style-name="T612"> </text:span><text:span text:style-name="T130">-dri...,</text:span></text:p></table:table-cell><table:table-cell table:style-name="Table1.A1" office:value-type="string"><text:p text:style-name="P5"><text:span text:style-name="T130">kabı</text:span><text:span text:style-name="T252">z</text:span><text:span text:style-name="T130">,</text:span><text:span text:style-name="T271"> </text:span><text:span text:style-name="T130">-</text:span><text:span text:style-name="T176">b</text:span><text:span text:style-name="T252">z</text:span><text:span text:style-name="T130">ı...</text:span></text:p></table:table-cell><table:table-cell table:style-name="Table1.A1" office:value-type="string"><text:p text:style-name="P6"><text:span text:style-name="T130">ilim,</text:span><text:span text:style-name="T271"> </text:span><text:span text:style-name="T130">-lmi...,</text:span></text:p></table:table-cell></table:table-row><table:table-row table:style-name="Table1.2"><table:table-cell table:style-name="Table1.A1" office:value-type="string"><text:p text:style-name="P4"><text:span text:style-name="T130">seyir,</text:span><text:span text:style-name="T420"> </text:span><text:span text:style-name="T130">-</text:span><text:span text:style-name="T420"> </text:span><text:span text:style-name="T130">yri,</text:span><text:span text:style-name="T420"> </text:span><text:span text:style-name="T130">...,</text:span></text:p></table:table-cell><table:table-cell table:style-name="Table1.A1" office:value-type="string"><text:p text:style-name="P8"><text:span text:style-name="T252">z</text:span><text:span text:style-name="T130">ikir,</text:span><text:span text:style-name="T271"> </text:span><text:span text:style-name="T130">-kri...,</text:span></text:p></table:table-cell><table:table-cell table:style-name="Table1.A1" office:value-type="string"><text:p text:style-name="P7"><text:span text:style-name="T130">ıtır,</text:span><text:span text:style-name="T435"> </text:span><text:span text:style-name="T130">-t</text:span><text:span text:style-name="T206">r</text:span><text:span text:style-name="T130">ı...,</text:span></text:p></table:table-cell></table:table-row></table:table><text:p text:style-name="P1"/></draw:text-box></draw:frame></text:p>
      <text:p text:style-name="P29"/>
      <text:p text:style-name="P9"/>
      <text:p text:style-name="P87"><text:span text:style-name="T252">z</text:span><text:span text:style-name="T130">i</text:span><text:span text:style-name="T176">k</text:span><text:span text:style-name="T206">re</text:span><text:span text:style-name="T176">t</text:span><text:span text:style-name="T206">me</text:span><text:span text:style-name="T130">k</text:span><text:span text:style-name="T604"> </text:span><text:span text:style-name="T114">1.</text:span><text:span text:style-name="T196">аты</text:span><text:span text:style-name="T114">н</text:span><text:span text:style-name="T594"> </text:span><text:span text:style-name="T114">атоо,</text:span><text:span text:style-name="T594"> </text:span><text:span text:style-name="T196">айты</text:span><text:span text:style-name="T114">п</text:span><text:span text:style-name="T594"> </text:span><text:span text:style-name="T114">эскерүү.</text:span><text:span text:style-name="T594"> </text:span><text:span text:style-name="T114">2.</text:span><text:span text:style-name="T214">д</text:span><text:span text:style-name="T140">ин</text:span><text:span text:style-name="T606"> </text:span><text:span text:style-name="T210">зики</text:span><text:span text:style-name="T154">р</text:span><text:span text:style-name="T598"> </text:span><text:span text:style-name="T210">чалу</text:span><text:span text:style-name="T398">у</text:span><text:span text:style-name="T154">.</text:span></text:p>
      <text:p text:style-name="P73"><text:span text:style-name="T256">в</text:span><text:span text:style-name="T112">)</text:span><text:span text:style-name="T456"> </text:span><text:span text:style-name="T195">Түр</text:span><text:span text:style-name="T112">к</text:span><text:span text:style-name="T458"> </text:span><text:span text:style-name="T195">ти</text:span><text:span text:style-name="T112">ли</text:span><text:span text:style-name="T195">н</text:span><text:span text:style-name="T112">е</text:span><text:span text:style-name="T533"> </text:span><text:span text:style-name="T112">уңгу</text:span><text:span text:style-name="T458"> </text:span><text:span text:style-name="T195">т</text:span><text:span text:style-name="T167">ү</text:span><text:span text:style-name="T195">рүн</text:span><text:span text:style-name="T167">д</text:span><text:span text:style-name="T112">ө</text:span><text:span text:style-name="T533"> </text:span><text:span text:style-name="T112">тек</text:span><text:span text:style-name="T313"> </text:span><text:span text:style-name="T167">ү</text:span><text:span text:style-name="T195">нс</text:span><text:span text:style-name="T112">үз</text:span><text:span text:style-name="T313"> </text:span><text:span text:style-name="T112">менен</text:span><text:span text:style-name="T533"> </text:span><text:span text:style-name="T112">кирген,</text:span><text:span text:style-name="T313"> </text:span><text:span text:style-name="T112">б</text:span><text:span text:style-name="T167">и</text:span><text:span text:style-name="T112">рок</text:span><text:span text:style-name="T533"> </text:span><text:span text:style-name="T195">үндүү </text:span><text:span text:style-name="T112">мүчө</text:span><text:span text:style-name="T325"> </text:span><text:span text:style-name="T112">уланганда</text:span><text:span text:style-name="T327"> </text:span><text:span text:style-name="T112">кайрадан</text:span><text:span text:style-name="T330"> </text:span><text:span text:style-name="T112">оригиналдакыдай</text:span><text:span text:style-name="T330"> </text:span><text:span text:style-name="T112">катталган</text:span><text:span text:style-name="T330"> </text:span><text:span text:style-name="T112">үнсүздөрдү калыбына</text:span><text:span text:style-name="T313"> </text:span><text:span text:style-name="T112">келтирген</text:span><text:span text:style-name="T313"> </text:span><text:span text:style-name="T112">арап</text:span><text:span text:style-name="T481"> </text:span><text:span text:style-name="T195">сө</text:span><text:span text:style-name="T167">з</text:span><text:span text:style-name="T256">д</text:span><text:span text:style-name="T167">ө</text:span><text:span text:style-name="T195">рү</text:span><text:span text:style-name="T167">н</text:span><text:span text:style-name="T195">дөг</text:span><text:span text:style-name="T112">ү</text:span><text:span text:style-name="T313"> </text:span><text:span text:style-name="T195">өзг</text:span><text:span text:style-name="T167">ө</text:span><text:span text:style-name="T195">р</text:span><text:span text:style-name="T167">ү</text:span><text:span text:style-name="T195">үлө</text:span><text:span text:style-name="T112">р</text:span><text:span text:style-name="T533"> </text:span><text:span text:style-name="T195">д</text:span><text:span text:style-name="T112">а</text:span><text:span text:style-name="T481"> </text:span><text:span text:style-name="T167">с</text:span><text:span text:style-name="T195">ө</text:span><text:span text:style-name="T112">з</text:span><text:span text:style-name="T476"> </text:span><text:span text:style-name="T112">болгон</text:span><text:span text:style-name="T580"> </text:span><text:span text:style-name="T112">ыкма аркылуу</text:span><text:span text:style-name="T256"> </text:span><text:span text:style-name="T112">атайын</text:span><text:span text:style-name="T256"> </text:span><text:span text:style-name="T112">көрсөтүлд</text:span><text:span text:style-name="T390">ү</text:span><text:span text:style-name="T112">.</text:span></text:p>
      <text:p text:style-name="P81"><text:span text:style-name="T130">hak,</text:span><text:span text:style-name="T503"> </text:span><text:span text:style-name="T130">-kkı….,</text:span><text:span text:style-name="T503"> </text:span><text:span text:style-name="T130">his,</text:span><text:span text:style-name="T503"> </text:span><text:span text:style-name="T130">-ssi….,</text:span><text:span text:style-name="T503"> </text:span><text:span text:style-name="T130">zan,</text:span><text:span text:style-name="T503"> </text:span><text:span text:style-name="T130">-nnı….,</text:span><text:span text:style-name="T503"> </text:span><text:span text:style-name="T252">r</text:span><text:span text:style-name="T206">e</text:span><text:span text:style-name="T130">t,</text:span><text:span text:style-name="T503"> </text:span><text:span text:style-name="T130">-ddi…..</text:span></text:p>
      <text:p text:style-name="P137"><text:span text:style-name="T112">Ал</text:span><text:span text:style-name="T340"> </text:span><text:span text:style-name="T112">эми</text:span><text:span text:style-name="T340"> </text:span><text:span text:style-name="T112">м</text:span><text:span text:style-name="T167">ы</text:span><text:span text:style-name="T112">ндай</text:span><text:span text:style-name="T346"> </text:span><text:span text:style-name="T195">с</text:span><text:span text:style-name="T167">ө</text:span><text:span text:style-name="T195">зд</text:span><text:span text:style-name="T167">ө</text:span><text:span text:style-name="T112">р</text:span><text:span text:style-name="T195">дү</text:span><text:span text:style-name="T112">н</text:span><text:span text:style-name="T346"> </text:span><text:span text:style-name="T133">e</text:span><text:span text:style-name="T177">t</text:span><text:span text:style-name="T133">mek,</text:span><text:span text:style-name="T587"> </text:span><text:span text:style-name="T133">olmak</text:span><text:span text:style-name="T350"> </text:span><text:span text:style-name="T112">жар</text:span><text:span text:style-name="T167">д</text:span><text:span text:style-name="T112">амчы</text:span><text:span text:style-name="T364"> </text:span><text:span text:style-name="T112">этиштери</text:span><text:span text:style-name="T364"> </text:span><text:span text:style-name="T112">мен</text:span><text:span text:style-name="T167">е</text:span><text:span text:style-name="T112">н</text:span><text:span text:style-name="T116"> </text:span><text:span text:style-name="T195">бириг</text:span><text:span text:style-name="T167">и</text:span><text:span text:style-name="T112">п</text:span><text:span text:style-name="T536"> </text:span><text:span text:style-name="T112">кеткен</text:span><text:span text:style-name="T536"> </text:span><text:span text:style-name="T195">түрл</text:span><text:span text:style-name="T167">ө</text:span><text:span text:style-name="T195">р</text:span><text:span text:style-name="T112">ү </text:span><text:span text:style-name="T195">болс</text:span><text:span text:style-name="T112">о,</text:span><text:span text:style-name="T414"> </text:span><text:span text:style-name="T167">ө</text:span><text:span text:style-name="T112">з</text:span><text:span text:style-name="T536"> </text:span><text:span text:style-name="T112">алдынча</text:span><text:span text:style-name="T256"> </text:span><text:span text:style-name="T112">макала</text:span><text:span text:style-name="T195"> </text:span><text:span text:style-name="T112">болуп</text:span><text:span text:style-name="T536"> </text:span><text:span text:style-name="T195">кирд</text:span><text:span text:style-name="T112">и.</text:span></text:p>
      <text:p text:style-name="P81"><text:span text:style-name="T541">z</text:span><text:span text:style-name="T133">annetmek</text:span><text:span text:style-name="T591"> </text:span><text:span text:style-name="T112">(деп)</text:span><text:span text:style-name="T624"> </text:span><text:span text:style-name="T195">ой</text:span><text:span text:style-name="T112">л</text:span><text:span text:style-name="T195">о</text:span><text:span text:style-name="T112">о,</text:span><text:span text:style-name="T624"> </text:span><text:span text:style-name="T195">сано</text:span><text:span text:style-name="T112">о,</text:span><text:span text:style-name="T624"> </text:span><text:span text:style-name="T195">т</text:span><text:span text:style-name="T167">ү</text:span><text:span text:style-name="T195">ш</text:span><text:span text:style-name="T167">ү</text:span><text:span text:style-name="T195">нү</text:span><text:span text:style-name="T167">ү</text:span><text:span text:style-name="T112">...</text:span></text:p>
      <text:p text:style-name="P81"><text:span text:style-name="T206">redde</text:span><text:span text:style-name="T176">t</text:span><text:span text:style-name="T206">me</text:span><text:span text:style-name="T130">k</text:span><text:span text:style-name="T242"> </text:span><text:span text:style-name="T168">1</text:span><text:span text:style-name="T114">.жокк</text:span><text:span text:style-name="T168">о</text:span><text:span text:style-name="T114">/</text:span><text:span text:style-name="T196">жа</text:span><text:span text:style-name="T114">л</text:span><text:span text:style-name="T168">г</text:span><text:span text:style-name="T196">анг</text:span><text:span text:style-name="T114">а</text:span><text:span text:style-name="T240"> </text:span><text:span text:style-name="T114">чы</text:span><text:span text:style-name="T168">г</text:span><text:span text:style-name="T196">а</text:span><text:span text:style-name="T114">р</text:span><text:span text:style-name="T168">ы</text:span><text:span text:style-name="T114">ш,</text:span><text:span text:style-name="T240"> </text:span><text:span text:style-name="T114">моюнга</text:span><text:span text:style-name="T610"> </text:span><text:span text:style-name="T196">алба</text:span><text:span text:style-name="T114">ш...</text:span></text:p>
      <text:p text:style-name="P148"><text:span text:style-name="T256">г</text:span><text:span text:style-name="T112">)</text:span><text:span text:style-name="T533"> </text:span><text:span text:style-name="T195">Сө</text:span><text:span text:style-name="T112">з</text:span><text:span text:style-name="T476"> </text:span><text:span text:style-name="T112">ичи</text:span><text:span text:style-name="T195">н</text:span><text:span text:style-name="T112">де</text:span><text:span text:style-name="T476"> </text:span><text:span text:style-name="T195">ж</text:span><text:span text:style-name="T112">е</text:span><text:span text:style-name="T476"> </text:span><text:span text:style-name="T112">аягында</text:span><text:span text:style-name="T476"> </text:span><text:span text:style-name="T195">жо</text:span><text:span text:style-name="T167">о</text:span><text:span text:style-name="T112">н</text:span><text:span text:style-name="T476"> </text:span><text:span text:style-name="T195">үндүү</text:span><text:span text:style-name="T167">л</text:span><text:span text:style-name="T195">ө</text:span><text:span text:style-name="T112">р</text:span><text:span text:style-name="T533"> </text:span><text:span text:style-name="T195">катыш</text:span><text:span text:style-name="T167">ы</text:span><text:span text:style-name="T112">п</text:span><text:span text:style-name="T313"> </text:span><text:span text:style-name="T112">турганына карабаста</text:span><text:span text:style-name="T167">н</text:span><text:span text:style-name="T112">,</text:span><text:span text:style-name="T452"> </text:span><text:span text:style-name="T112">жалганган</text:span><text:span text:style-name="T481"> </text:span><text:span text:style-name="T112">мүчөлөрү</text:span><text:span text:style-name="T580"> </text:span><text:span text:style-name="T112">ичке</text:span><text:span text:style-name="T195">р</text:span><text:span text:style-name="T112">ип</text:span><text:span text:style-name="T452"> </text:span><text:span text:style-name="T112">кетүүчү</text:span><text:span text:style-name="T452"> </text:span><text:span text:style-name="T112">чет</text:span><text:span text:style-name="T446"> </text:span><text:span text:style-name="T112">элдик</text:span><text:span text:style-name="T452"> </text:span><text:span text:style-name="T195">сө</text:span><text:span text:style-name="T167">з</text:span><text:span text:style-name="T256">д</text:span><text:span text:style-name="T167">ө</text:span><text:span text:style-name="T195">р</text:span><text:span text:style-name="T167">д</text:span><text:span text:style-name="T195">ө</text:span><text:span text:style-name="T167">г</text:span><text:span text:style-name="T112">ү </text:span><text:span text:style-name="T195">өзг</text:span><text:span text:style-name="T167">ө</text:span><text:span text:style-name="T195">рүү</text:span><text:span text:style-name="T112">л</text:span><text:span text:style-name="T195">ө</text:span><text:span text:style-name="T112">р</text:span><text:span text:style-name="T536"> </text:span><text:span text:style-name="T195">д</text:span><text:span text:style-name="T112">а</text:span><text:span text:style-name="T414"> </text:span><text:span text:style-name="T112">атайлап</text:span><text:span text:style-name="T414"> </text:span><text:span text:style-name="T112">белгиленд</text:span><text:span text:style-name="T390">и</text:span><text:span text:style-name="T112">.</text:span></text:p>
      <text:p text:style-name="P82"><text:span text:style-name="T130">alkol,</text:span><text:span text:style-name="T206"> </text:span><text:span text:style-name="T130">-lü</text:span><text:span text:style-name="T206">.</text:span><text:span text:style-name="T130">..,<text:tab/>hayal,</text:span><text:span text:style-name="T252"> </text:span><text:span text:style-name="T130">-li...,<text:tab/>istikbal,</text:span><text:span text:style-name="T612"> </text:span><text:span text:style-name="T130">-li..</text:span><text:span text:style-name="T206">.</text:span><text:span text:style-name="T130">,</text:span></text:p>
      <text:p text:style-name="P83"><text:span text:style-name="T206">s</text:span><text:span text:style-name="T130">ıhhat,</text:span><text:span text:style-name="T206"> </text:span><text:span text:style-name="T130">-ti...,<text:tab/>saat,</text:span><text:span text:style-name="T503"> </text:span><text:span text:style-name="T130">-ti...</text:span><text:span text:style-name="T503"> </text:span><text:span text:style-name="T196">ж.</text:span><text:span text:style-name="T114">б.</text:span></text:p>
      <text:p text:style-name="P137"><text:span text:style-name="T112">д)</text:span><text:span text:style-name="T325"> </text:span><text:span text:style-name="T195">3</text:span><text:span text:style-name="T112">-жак</text:span><text:span text:style-name="T303"> </text:span><text:span text:style-name="T112">таандык</text:span><text:span text:style-name="T306"> </text:span><text:span text:style-name="T112">мүчө</text:span><text:span text:style-name="T303"> </text:span><text:span text:style-name="T112">алган</text:span><text:span text:style-name="T303"> </text:span><text:span text:style-name="T195">түр</text:span><text:span text:style-name="T112">к</text:span><text:span text:style-name="T309"> </text:span><text:span text:style-name="T112">сөз</text:span><text:span text:style-name="T167">д</text:span><text:span text:style-name="T112">өрүнө</text:span><text:span text:style-name="T306"> </text:span><text:span text:style-name="T112">табыш</text:span><text:span text:style-name="T306"> </text:span><text:span text:style-name="T195">жөндө</text:span><text:span text:style-name="T390">м</text:span><text:span text:style-name="T112">ө</text:span><text:span text:style-name="T120"> </text:span><text:span text:style-name="T112">мүчөсүнүн</text:span><text:span text:style-name="T317"> </text:span><text:span text:style-name="T112">жалганыш</text:span><text:span text:style-name="T167">ы</text:span><text:span text:style-name="T195">н</text:span><text:span text:style-name="T112">да</text:span><text:span text:style-name="T319"> </text:span><text:span text:style-name="T112">келип</text:span><text:span text:style-name="T319"> </text:span><text:span text:style-name="T112">чыккан</text:span><text:span text:style-name="T487"> </text:span><text:span text:style-name="T112">айырмачылыктар</text:span><text:span text:style-name="T317"> </text:span><text:span text:style-name="T195">д</text:span><text:span text:style-name="T112">а</text:span><text:span text:style-name="T317"> </text:span><text:span text:style-name="T195">сөзд</text:span><text:span text:style-name="T167">ү</text:span><text:span text:style-name="T112">к</text:span><text:span text:style-name="T195">тө</text:span><text:span text:style-name="T201"> </text:span><text:span text:style-name="T112">атайын</text:span><text:span text:style-name="T593"> </text:span><text:span text:style-name="T112">белгиленд</text:span><text:span text:style-name="T390">и</text:span><text:span text:style-name="T112">.</text:span></text:p>
      <text:p text:style-name="P81"><text:span text:style-name="T133">balpet</text:span><text:span text:style-name="T253">e</text:span><text:span text:style-name="T133">ği,-ni</text:span><text:span text:style-name="T591"> </text:span><text:span text:style-name="T112">аарылар</text:span><text:span text:style-name="T281"> </text:span><text:span text:style-name="T112">бал</text:span><text:span text:style-name="T281"> </text:span><text:span text:style-name="T195">толт</text:span><text:span text:style-name="T167">у</text:span><text:span text:style-name="T195">рга</text:span><text:span text:style-name="T112">н</text:span><text:span text:style-name="T281"> </text:span><text:span text:style-name="T112">көзөнө</text:span><text:span text:style-name="T167">к</text:span><text:span text:style-name="T195">т</text:span><text:span text:style-name="T112">өр</text:span><text:span text:style-name="T424"> </text:span><text:span text:style-name="T112">......</text:span></text:p>
      <text:p text:style-name="P81"><text:span text:style-name="T130">ba</text:span><text:span text:style-name="T206">ş</text:span><text:span text:style-name="T130">örtü,-yü</text:span><text:span text:style-name="T554"> </text:span><text:span text:style-name="T114">жоолук</text:span><text:span text:style-name="T402"> </text:span><text:span text:style-name="T114">.....</text:span></text:p>
      <text:p text:style-name="P81"><text:span text:style-name="T130">bayi,-i</text:span><text:span text:style-name="T530"> </text:span><text:span text:style-name="T114">1.</text:span><text:span text:style-name="T384"> </text:span><text:span text:style-name="T114">сатуучу</text:span><text:span text:style-name="T379"> </text:span><text:span text:style-name="T114">.</text:span><text:span text:style-name="T196">.</text:span><text:span text:style-name="T114">....</text:span></text:p>
      <text:p text:style-name="P10"/>
      <text:list xml:id="list8917580435408894334" text:style-name="WWNum1">
        <text:list-item>
          <text:p text:style-name="P75"><text:span text:style-name="T195">Би</text:span><text:span text:style-name="T112">р</text:span><text:span text:style-name="T442"> </text:span><text:span text:style-name="T195">сөз</text:span><text:span text:style-name="T167">д</text:span><text:span text:style-name="T195">ү</text:span><text:span text:style-name="T112">н</text:span><text:span text:style-name="T469"> </text:span><text:span text:style-name="T195">т</text:span><text:span text:style-name="T167">ү</text:span><text:span text:style-name="T195">ркч</text:span><text:span text:style-name="T112">ө,</text:span><text:span text:style-name="T446"> </text:span><text:span text:style-name="T112">арапча</text:span><text:span text:style-name="T442"> </text:span><text:span text:style-name="T195">ж</text:span><text:span text:style-name="T112">е</text:span><text:span text:style-name="T467"> </text:span><text:span text:style-name="T112">фарсча</text:span><text:span text:style-name="T467"> </text:span><text:span text:style-name="T112">варианттары</text:span><text:span text:style-name="T452"> </text:span><text:span text:style-name="T112">би</text:span><text:span text:style-name="T195">р</text:span><text:span text:style-name="T256">д</text:span><text:span text:style-name="T112">ей</text:span><text:span text:style-name="T467"> </text:span><text:span text:style-name="T112">актив-</text:span><text:span text:style-name="T116"> </text:span><text:span text:style-name="T195">дү</text:span><text:span text:style-name="T112">ү</text:span><text:span text:style-name="T523"> </text:span><text:span text:style-name="T112">колдонумда <text:s/>болгон</text:span><text:span text:style-name="T523"> </text:span><text:span text:style-name="T112">учурлард</text:span><text:span text:style-name="T390">а</text:span><text:span text:style-name="T112">,</text:span><text:span text:style-name="T523"> </text:span><text:span text:style-name="T112">бардыг</text:span><text:span text:style-name="T167">ы</text:span><text:span text:style-name="T195">н</text:span><text:span text:style-name="T112">а <text:s/>тең</text:span><text:span text:style-name="T523"> </text:span><text:span text:style-name="T112">ан</text:span><text:span text:style-name="T167">ы</text:span><text:span text:style-name="T112">ктама</text:span><text:span text:style-name="T400"> </text:span><text:span text:style-name="T195">бер</text:span><text:span text:style-name="T167">и</text:span><text:span text:style-name="T195">л</text:span><text:span text:style-name="T112">и</text:span><text:span text:style-name="T167">п</text:span><text:span text:style-name="T112">,</text:span><text:span text:style-name="T113"> </text:span><text:span text:style-name="T195">бир</text:span><text:span text:style-name="T167">и</text:span><text:span text:style-name="T112">-б</text:span><text:span text:style-name="T167">и</text:span><text:span text:style-name="T112">рине</text:span><text:span text:style-name="T593"> </text:span><text:span text:style-name="T213">са</text:span><text:span text:style-name="T139">л.</text:span><text:span text:style-name="T525"> </text:span><text:span text:style-name="T209">(</text:span><text:span text:style-name="T139">салышты</text:span><text:span text:style-name="T178">р</text:span><text:span text:style-name="T150">)</text:span><text:span text:style-name="T599"> </text:span><text:span text:style-name="T150">белгиси</text:span><text:span text:style-name="T599"> </text:span><text:span text:style-name="T150">менен</text:span><text:span text:style-name="T500"> </text:span><text:span text:style-name="T209">шилтем</text:span><text:span text:style-name="T150">е</text:span><text:span text:style-name="T511"> </text:span><text:span text:style-name="T209">ж</text:span><text:span text:style-name="T181">а</text:span><text:span text:style-name="T209">салд</text:span><text:span text:style-name="T181">ы</text:span><text:span text:style-name="T150">.</text:span></text:p>
        </text:list-item>
      </text:list>
      <text:p text:style-name="P81"><text:span text:style-name="T206">m</text:span><text:span text:style-name="T130">a</text:span><text:span text:style-name="T206">t</text:span><text:span text:style-name="T130">em</text:span><text:span text:style-name="T596"> </text:span><text:span text:style-name="T196">аз</text:span><text:span text:style-name="T114">а.</text:span><text:span text:style-name="T506"> </text:span><text:span text:style-name="T168">с</text:span><text:span text:style-name="T140">ал.</text:span><text:span text:style-name="T504"> </text:span><text:span text:style-name="T163">yas.</text:span></text:p>
      <text:p text:style-name="P81"><text:span text:style-name="T130">kabiliyet,-ti</text:span><text:span text:style-name="T367"> </text:span><text:span text:style-name="T196">жөн</text:span><text:span text:style-name="T114">д</text:span><text:span text:style-name="T196">ө</text:span><text:span text:style-name="T114">м,</text:span><text:span text:style-name="T359"> </text:span><text:span text:style-name="T196">шы</text:span><text:span text:style-name="T114">к,</text:span><text:span text:style-name="T234"> </text:span><text:span text:style-name="T114">мүмкүнчүлүк,</text:span><text:span text:style-name="T234"> </text:span><text:span text:style-name="T114">талант.</text:span><text:span text:style-name="T586"> </text:span><text:span text:style-name="T140">сал.</text:span><text:span text:style-name="T374"> </text:span><text:span text:style-name="T163">yetenek.</text:span></text:p>
      <text:p text:style-name="P163"/>
      <text:p text:style-name="P9"/>
      <text:p text:style-name="P9"/>
      <text:p text:style-name="P9"/>
      <text:p text:style-name="P9"/>
      <text:p text:style-name="P9"/>
      <text:p text:style-name="P9"/>
      <text:p text:style-name="P109"/>
      <text:list xml:id="list152248119802175" text:continue-numbering="true" text:style-name="WWNum1">
        <text:list-item>
          <text:p text:style-name="P151"><text:span text:style-name="T112">Кыргызча</text:span><text:span text:style-name="T313"> </text:span><text:span text:style-name="T112">аныктама</text:span><text:span text:style-name="T533"> </text:span><text:span text:style-name="T112">учурунда</text:span><text:span text:style-name="T533"> </text:span><text:span text:style-name="T112">котормонун</text:span><text:span text:style-name="T533"> </text:span><text:span text:style-name="T112">маанисине</text:span><text:span text:style-name="T533"> </text:span><text:span text:style-name="T195">такто</text:span><text:span text:style-name="T390">о</text:span><text:span text:style-name="T112">,</text:span><text:span text:style-name="T476"> </text:span><text:span text:style-name="T195">т</text:span><text:span text:style-name="T167">о</text:span><text:span text:style-name="T112">-</text:span><text:span text:style-name="T116"> </text:span><text:span text:style-name="T112">луктоо</text:span><text:span text:style-name="T195"> </text:span><text:span text:style-name="T112">и</text:span><text:span text:style-name="T195">р</text:span><text:span text:style-name="T167">ет</text:span><text:span text:style-name="T112">и</text:span><text:span text:style-name="T195">н</text:span><text:span text:style-name="T256">д</text:span><text:span text:style-name="T112">е</text:span><text:span text:style-name="T195"> </text:span><text:span text:style-name="T112">кошумчаланган</text:span><text:span text:style-name="T195"> с</text:span><text:span text:style-name="T167">ө</text:span><text:span text:style-name="T195">здө</text:span><text:span text:style-name="T112">р</text:span><text:span text:style-name="T195"> төм</text:span><text:span text:style-name="T167">ө</text:span><text:span text:style-name="T195">н</text:span><text:span text:style-name="T112">к</text:span><text:span text:style-name="T195">үдө</text:span><text:span text:style-name="T112">й</text:span><text:span text:style-name="T195"> жагд</text:span><text:span text:style-name="T167">а</text:span><text:span text:style-name="T112">й</text:span><text:span text:style-name="T195">лард</text:span><text:span text:style-name="T112">а нег</text:span><text:span text:style-name="T167">и</text:span><text:span text:style-name="T112">зги</text:span><text:span text:style-name="T119"> </text:span><text:span text:style-name="T112">тексттен</text:span><text:span text:style-name="T399"> </text:span><text:span text:style-name="T112">айырмаланы</text:span><text:span text:style-name="T167">п</text:span><text:span text:style-name="T112">,</text:span><text:span text:style-name="T520"> </text:span><text:span text:style-name="T112">курсив</text:span><text:span text:style-name="T399"> </text:span><text:span text:style-name="T112">м</text:span><text:span text:style-name="T167">е</text:span><text:span text:style-name="T112">нен</text:span><text:span text:style-name="T523"> </text:span><text:span text:style-name="T112">кашаанын</text:span><text:span text:style-name="T523"> </text:span><text:span text:style-name="T112">ичинде</text:span><text:span text:style-name="T399"> </text:span><text:span text:style-name="T195">ж</text:span><text:span text:style-name="T112">е</text:span><text:span text:style-name="T520"> </text:span><text:span text:style-name="T112">ар</text:span><text:span text:style-name="T523"> </text:span><text:span text:style-name="T112">кандай</text:span><text:span text:style-name="T119"> </text:span><text:span text:style-name="T112">кыскартуулар</text:span><text:span text:style-name="T505"> </text:span><text:span text:style-name="T112">коштоосунда</text:span><text:span text:style-name="T414"> </text:span><text:span text:style-name="T112">берилд</text:span><text:span text:style-name="T167">и</text:span><text:span text:style-name="T112">.</text:span></text:p>
        </text:list-item>
      </text:list>
      <text:p text:style-name="P137"><text:span text:style-name="T256">а</text:span><text:span text:style-name="T112">)</text:span><text:span text:style-name="T227"> </text:span><text:span text:style-name="T112">Терминдердин</text:span><text:span text:style-name="T216"> </text:span><text:span text:style-name="T112">кайсы</text:span><text:span text:style-name="T407"> </text:span><text:span text:style-name="T112">илим</text:span><text:span text:style-name="T407"> </text:span><text:span text:style-name="T112">тармагына</text:span><text:span text:style-name="T216"> </text:span><text:span text:style-name="T112">тиешелүү</text:span><text:span text:style-name="T187"> </text:span><text:span text:style-name="T112">экени</text:span><text:span text:style-name="T187"> </text:span><text:span text:style-name="T112">атай</text:span><text:span text:style-name="T167">ы</text:span><text:span text:style-name="T112">н</text:span><text:span text:style-name="T116"> </text:span><text:span text:style-name="T112">кыскартуулар</text:span><text:span text:style-name="T609"> </text:span><text:span text:style-name="T112">менен</text:span><text:span text:style-name="T609"> </text:span><text:span text:style-name="T195">(</text:span><text:span text:style-name="T259">био</text:span><text:span text:style-name="T139">л</text:span><text:span text:style-name="T531">.</text:span><text:span text:style-name="T440"> </text:span><text:span text:style-name="T139">,</text:span><text:span text:style-name="T235"> </text:span><text:span text:style-name="T139">ге</text:span><text:span text:style-name="T259">о</text:span><text:span text:style-name="T139">л</text:span><text:span text:style-name="T531">.</text:span><text:span text:style-name="T440"> </text:span><text:span text:style-name="T139">,</text:span><text:span text:style-name="T362"> </text:span><text:span text:style-name="T139">мед</text:span><text:span text:style-name="T531">.</text:span><text:span text:style-name="T440"> </text:span><text:span text:style-name="T139">,</text:span><text:span text:style-name="T235"> </text:span><text:span text:style-name="T139">тар</text:span><text:span text:style-name="T578">.</text:span><text:span text:style-name="T440"> </text:span><text:span text:style-name="T139">,</text:span><text:span text:style-name="T362"> </text:span><text:span text:style-name="T259">а</text:span><text:span text:style-name="T139">д</text:span><text:span text:style-name="T150">.</text:span><text:span text:style-name="T244"> </text:span><text:span text:style-name="T209">ж</text:span><text:span text:style-name="T150">.б.)</text:span><text:span text:style-name="T244"> </text:span><text:span text:style-name="T209">белгиленд</text:span><text:span text:style-name="T181">и</text:span><text:span text:style-name="T150">.</text:span></text:p>
      <text:p text:style-name="P73"><text:span text:style-name="T112">б)</text:span><text:span text:style-name="T533"> </text:span><text:span text:style-name="T112">Котормо</text:span><text:span text:style-name="T313"> </text:span><text:span text:style-name="T112">жетишсиз</text:span><text:span text:style-name="T313"> </text:span><text:span text:style-name="T112">деп</text:span><text:span text:style-name="T481"> </text:span><text:span text:style-name="T112">эсептелген</text:span><text:span text:style-name="T476"> </text:span><text:span text:style-name="T112">учурлардын</text:span><text:span text:style-name="T476"> </text:span><text:span text:style-name="T112">баарында</text:span><text:span text:style-name="T313"> </text:span><text:span text:style-name="T112">курсив</text:span><text:span text:style-name="T119"> </text:span><text:span text:style-name="T112">менен</text:span><text:span text:style-name="T613"> </text:span><text:span text:style-name="T195">түш</text:span><text:span text:style-name="T167">ү</text:span><text:span text:style-name="T195">ндүр</text:span><text:span text:style-name="T167">м</text:span><text:span text:style-name="T112">ө</text:span><text:span text:style-name="T601"> </text:span><text:span text:style-name="T112">жа</text:span><text:span text:style-name="T167">с</text:span><text:span text:style-name="T112">алд</text:span><text:span text:style-name="T167">ы</text:span><text:span text:style-name="T112">.</text:span></text:p>
      <text:p text:style-name="P81"><text:span text:style-name="T130">kadavra</text:span><text:span text:style-name="T206"> </text:span><text:span text:style-name="T114">де</text:span><text:span text:style-name="T255">н</text:span><text:span text:style-name="T114">е,</text:span><text:span text:style-name="T415"> </text:span><text:span text:style-name="T196">өлү</text:span><text:span text:style-name="T114">к</text:span><text:span text:style-name="T168"> </text:span><text:span text:style-name="T114">(</text:span><text:span text:style-name="T140">тажырыйба</text:span><text:span text:style-name="T179"> </text:span><text:span text:style-name="T140">жасоодо кол</text:span><text:span text:style-name="T214">д</text:span><text:span text:style-name="T140">онулга</text:span><text:span text:style-name="T179">н</text:span><text:span text:style-name="T154">).</text:span></text:p>
      <text:p text:style-name="P81"><text:span text:style-name="T133">batman</text:span><text:span text:style-name="T642"> </text:span><text:span text:style-name="T256">бат</text:span><text:span text:style-name="T167">м</text:span><text:span text:style-name="T256">а</text:span><text:span text:style-name="T112">н</text:span><text:span text:style-name="T646"> </text:span><text:span text:style-name="T112">(</text:span><text:span text:style-name="T259">2</text:span><text:span text:style-name="T139">,</text:span><text:span text:style-name="T649"> </text:span><text:span text:style-name="T259">5’</text:span><text:span text:style-name="T139">тен</text:span><text:span text:style-name="T651"> </text:span><text:span text:style-name="T213">10</text:span><text:span text:style-name="T259">к</text:span><text:span text:style-name="T178">г</text:span><text:span text:style-name="T259">’</text:span><text:span text:style-name="T139">га</text:span><text:span text:style-name="T651"> </text:span><text:span text:style-name="T139">чейинки</text:span><text:span text:style-name="T641"> </text:span><text:span text:style-name="T213">оорду</text:span><text:span text:style-name="T139">к</text:span><text:span text:style-name="T651"> </text:span><text:span text:style-name="T139">өлч</text:span><text:span text:style-name="T259">ө</text:span><text:span text:style-name="T139">мº</text:span><text:span text:style-name="T209">).</text:span></text:p>
      <text:p text:style-name="P73"><text:span text:style-name="T256">в</text:span><text:span text:style-name="T112">)</text:span><text:span text:style-name="T467"> </text:span><text:span text:style-name="T112">Кыргызча</text:span><text:span text:style-name="T585"> </text:span><text:span text:style-name="T195">түш</text:span><text:span text:style-name="T167">ү</text:span><text:span text:style-name="T195">нүг</text:span><text:span text:style-name="T112">ү</text:span><text:span text:style-name="T467"> </text:span><text:span text:style-name="T195">болбо</text:span><text:span text:style-name="T167">г</text:span><text:span text:style-name="T195">о</text:span><text:span text:style-name="T112">н</text:span><text:span text:style-name="T442"> </text:span><text:span text:style-name="T195">түр</text:span><text:span text:style-name="T112">к</text:span><text:span text:style-name="T467"> </text:span><text:span text:style-name="T112">реал</text:span><text:span text:style-name="T167">и</text:span><text:span text:style-name="T112">йлеринин</text:span><text:span text:style-name="T442"> </text:span><text:span text:style-name="T112">(тама</text:span><text:span text:style-name="T167">к</text:span><text:span text:style-name="T112">-а</text:span><text:span text:style-name="T167">ш</text:span><text:span text:style-name="T112">,</text:span><text:span text:style-name="T113"> </text:span><text:span text:style-name="T112">кийим, са</text:span><text:span text:style-name="T167">л</text:span><text:span text:style-name="T112">т, адабия</text:span><text:span text:style-name="T167">т</text:span><text:span text:style-name="T112">,</text:span><text:span text:style-name="T390"> </text:span><text:span text:style-name="T112">музыка</text:span><text:span text:style-name="T167"> </text:span><text:span text:style-name="T256">т</text:span><text:span text:style-name="T112">ү</text:span><text:span text:style-name="T256">р</text:span><text:span text:style-name="T195">л</text:span><text:span text:style-name="T167">ө</text:span><text:span text:style-name="T195">р</text:span><text:span text:style-name="T112">ү</text:span><text:span text:style-name="T460"> </text:span><text:span text:style-name="T195">ж</text:span><text:span text:style-name="T112">.</text:span><text:span text:style-name="T167">б</text:span><text:span text:style-name="T112">.) </text:span><text:span text:style-name="T195">аттар</text:span><text:span text:style-name="T112">ы</text:span><text:span text:style-name="T378"> </text:span><text:span text:style-name="T112">которулбастан берили</text:span><text:span text:style-name="T167">п</text:span><text:span text:style-name="T112">,</text:span><text:span text:style-name="T273"> </text:span><text:span text:style-name="T195">т</text:span><text:span text:style-name="T167">ү</text:span><text:span text:style-name="T195">шүн</text:span><text:span text:style-name="T167">д</text:span><text:span text:style-name="T195">үр</text:span><text:span text:style-name="T167">м</text:span><text:span text:style-name="T112">ө</text:span><text:span text:style-name="T601"> </text:span><text:span text:style-name="T112">менен</text:span><text:span text:style-name="T438"> </text:span><text:span text:style-name="T112">коштолд</text:span><text:span text:style-name="T390">у</text:span><text:span text:style-name="T112">.</text:span></text:p>
      <text:p text:style-name="P159"><text:span text:style-name="T133">kadayıf</text:span><text:span text:style-name="T547"> </text:span><text:span text:style-name="T112">ка</text:span><text:span text:style-name="T256">д</text:span><text:span text:style-name="T112">айыф</text:span><text:span text:style-name="T552"> </text:span><text:span text:style-name="T195">(</text:span><text:span text:style-name="T139">түрк</text:span><text:span text:style-name="T491"> </text:span><text:span text:style-name="T139">таттуус</text:span><text:span text:style-name="T178">у</text:span><text:span text:style-name="T139">;</text:span><text:span text:style-name="T294"> </text:span><text:span text:style-name="T139">чий</text:span><text:span text:style-name="T491"> </text:span><text:span text:style-name="T213">ка</text:span><text:span text:style-name="T178">д</text:span><text:span text:style-name="T213">айы</text:span><text:span text:style-name="T178">ф</text:span><text:span text:style-name="T139">,</text:span><text:span text:style-name="T298"> </text:span><text:span text:style-name="T213">на</text:span><text:span text:style-name="T139">н</text:span><text:span text:style-name="T578"> </text:span><text:span text:style-name="T139">кадайы</text:span><text:span text:style-name="T178">ф</text:span><text:span text:style-name="T139">,</text:span><text:span text:style-name="T143"> </text:span><text:span text:style-name="T259">жалпа</text:span><text:span text:style-name="T139">к</text:span><text:span text:style-name="T425"> </text:span><text:span text:style-name="T139">к</text:span><text:span text:style-name="T213">а</text:span><text:span text:style-name="T139">д</text:span><text:span text:style-name="T259">а</text:span><text:span text:style-name="T139">й</text:span><text:span text:style-name="T213">ы</text:span><text:span text:style-name="T139">ф</text:span><text:span text:style-name="T431"> </text:span><text:span text:style-name="T139">c</text:span><text:span text:style-name="T279"> </text:span><text:span text:style-name="T213">ыя</text:span><text:span text:style-name="T178">к</text:span><text:span text:style-name="T139">т</text:span><text:span text:style-name="T213">у</text:span><text:span text:style-name="T139">у</text:span><text:span text:style-name="T431"> </text:span><text:span text:style-name="T139">түрлөрү</text:span><text:span text:style-name="T431"> </text:span><text:span text:style-name="T213">ба</text:span><text:span text:style-name="T139">р</text:span><text:span text:style-name="T209">)</text:span><text:span text:style-name="T150">.</text:span></text:p>
      <text:p text:style-name="P110"><text:span text:style-name="T130">Hanefi</text:span><text:span text:style-name="T530"> </text:span><text:span text:style-name="T114">1.</text:span><text:span text:style-name="T140">дин</text:span><text:span text:style-name="T532"> </text:span><text:span text:style-name="T154">ханефилик</text:span><text:span text:style-name="T549"> </text:span><text:span text:style-name="T154">(</text:span><text:span text:style-name="T140">Абу</text:span><text:span text:style-name="T492"> </text:span><text:span text:style-name="T140">Ханифе</text:span><text:span text:style-name="T492"> </text:span><text:span text:style-name="T140">тарабынан</text:span><text:span text:style-name="T532"> </text:span><text:span text:style-name="T214">негизде</text:span><text:span text:style-name="T179">л</text:span><text:span text:style-name="T214">ге</text:span><text:span text:style-name="T140">н</text:span><text:span text:style-name="T551"> </text:span><text:span text:style-name="T140">окуу</text:span><text:span text:style-name="T492"> </text:span><text:span text:style-name="T140">жана</text:span><text:span text:style-name="T144"> </text:span><text:span text:style-name="T214">мекте</text:span><text:span text:style-name="T179">п</text:span><text:span text:style-name="T154">).</text:span></text:p>
      <text:p text:style-name="P148"><text:span text:style-name="T256">г</text:span><text:span text:style-name="T112">)</text:span><text:span text:style-name="T233"> </text:span><text:span text:style-name="T112">Зоологи</text:span><text:span text:style-name="T167">я</text:span><text:span text:style-name="T112">,</text:span><text:span text:style-name="T187"> </text:span><text:span text:style-name="T112">ботаника</text:span><text:span text:style-name="T233"> </text:span><text:span text:style-name="T112">терминдеринин</text:span><text:span text:style-name="T233"> </text:span><text:span text:style-name="T112">эл</text:span><text:span text:style-name="T216"> </text:span><text:span text:style-name="T112">аралык</text:span><text:span text:style-name="T227"> </text:span><text:span text:style-name="T112">латынча</text:span><text:span text:style-name="T227"> </text:span><text:span text:style-name="T112">атт</text:span><text:span text:style-name="T167">а</text:span><text:span text:style-name="T112">ры</text:span><text:span text:style-name="T119"> </text:span><text:span text:style-name="T195">дээрли</text:span><text:span text:style-name="T112">к кашаа ичинде</text:span><text:span text:style-name="T167"> </text:span><text:span text:style-name="T112">курсив</text:span><text:span text:style-name="T195"> </text:span><text:span text:style-name="T112">менен берилд</text:span><text:span text:style-name="T167">и</text:span><text:span text:style-name="T112">.</text:span></text:p>
      <text:p text:style-name="P160"><text:span text:style-name="T130">ağustos</text:span><text:span text:style-name="T410"> </text:span><text:span text:style-name="T130">böceği,-ni</text:span><text:span text:style-name="T189"> </text:span><text:span text:style-name="T140">зоол.</text:span><text:span text:style-name="T218"> </text:span><text:span text:style-name="T154">1.</text:span><text:span text:style-name="T219"> </text:span><text:span text:style-name="T210">цикад</text:span><text:span text:style-name="T154">а,</text:span><text:span text:style-name="T229"> </text:span><text:span text:style-name="T154">үн</text:span><text:span text:style-name="T192"> </text:span><text:span text:style-name="T154">чыгар</text:span><text:span text:style-name="T182">ы</text:span><text:span text:style-name="T154">п</text:span><text:span text:style-name="T219"> </text:span><text:span text:style-name="T182">у</text:span><text:span text:style-name="T210">ч</text:span><text:span text:style-name="T154">к</text:span><text:span text:style-name="T210">а</text:span><text:span text:style-name="T154">н</text:span><text:span text:style-name="T219"> </text:span><text:span text:style-name="T154">коң</text:span><text:span text:style-name="T182">у</text:span><text:span text:style-name="T154">з</text:span><text:span text:style-name="T192"> </text:span><text:span text:style-name="T154">(</text:span><text:span text:style-name="T140">Cicada</text:span><text:span text:style-name="T144"> </text:span><text:span text:style-name="T140">plebeja</text:span><text:span text:style-name="T154">)</text:span></text:p>
      <text:p text:style-name="P81"><text:span text:style-name="T130">arpa</text:span><text:span text:style-name="T508"> </text:span><text:span text:style-name="T130">1</text:span><text:span text:style-name="T114">.</text:span><text:span text:style-name="T506"> </text:span><text:span text:style-name="T140">бот</text:span><text:span text:style-name="T154">.</text:span><text:span text:style-name="T501"> </text:span><text:span text:style-name="T210">a</text:span><text:span text:style-name="T154">рпа</text:span><text:span text:style-name="T512"> </text:span><text:span text:style-name="T154">(</text:span><text:span text:style-name="T140">Hordeum</text:span><text:span text:style-name="T510"> </text:span><text:span text:style-name="T140">vulgare</text:span><text:span text:style-name="T154">)</text:span><text:span text:style-name="T418"> </text:span><text:span text:style-name="T154">....</text:span><text:span text:style-name="T512"> </text:span><text:span text:style-name="T154">.</text:span></text:p>
      <text:p text:style-name="P148"><text:span text:style-name="T112">д)</text:span><text:span text:style-name="T306"> </text:span><text:span text:style-name="T112">Макала</text:span><text:span text:style-name="T327"> </text:span><text:span text:style-name="T195">баш</text:span><text:span text:style-name="T112">ы</text:span><text:span text:style-name="T325"> </text:span><text:span text:style-name="T112">сөзд</text:span><text:span text:style-name="T195">ө</text:span><text:span text:style-name="T112">рдүн</text:span><text:span text:style-name="T325"> </text:span><text:span text:style-name="T167">к</text:span><text:span text:style-name="T195">ол</text:span><text:span text:style-name="T256">д</text:span><text:span text:style-name="T195">он</text:span><text:span text:style-name="T112">у</text:span><text:span text:style-name="T195">л</text:span><text:span text:style-name="T167">у</text:span><text:span text:style-name="T112">ш</text:span><text:span text:style-name="T327"> </text:span><text:span text:style-name="T112">жыштыг</text:span><text:span text:style-name="T390">ы</text:span><text:span text:style-name="T112">,</text:span><text:span text:style-name="T306"> </text:span><text:span text:style-name="T112">стилдик</text:span><text:span text:style-name="T116"> </text:span><text:span text:style-name="T112">бөтөн</text:span><text:span text:style-name="T167">ч</text:span><text:span text:style-name="T112">өлүгү атайын</text:span><text:span text:style-name="T195"> </text:span><text:span text:style-name="T112">кыскартуулар</text:span><text:span text:style-name="T167"> </text:span><text:span text:style-name="T112">аркылуу белгиленип</text:span><text:span text:style-name="T195"> </text:span><text:span text:style-name="T112">көргөзүлд</text:span><text:span text:style-name="T167">ү</text:span><text:span text:style-name="T112">.</text:span></text:p>
      <text:p text:style-name="P162"><text:span text:style-name="T259">оо</text:span><text:span text:style-name="T139">з.</text:span><text:span text:style-name="T525"> </text:span><text:span text:style-name="T150">(оозе</text:span><text:span text:style-name="T181">к</text:span><text:span text:style-name="T150">и</text:span><text:span text:style-name="T500"> </text:span><text:span text:style-name="T209">тилд</text:span><text:span text:style-name="T181">е</text:span><text:span text:style-name="T209">)</text:span><text:span text:style-name="T150">,</text:span><text:span text:style-name="T599"> </text:span><text:span text:style-name="T178">ш</text:span><text:span text:style-name="T259">ы</text:span><text:span text:style-name="T213">л</text:span><text:span text:style-name="T178">д</text:span><text:span text:style-name="T139">.</text:span><text:span text:style-name="T525"> </text:span><text:span text:style-name="T150">(</text:span><text:span text:style-name="T209">шыл</text:span><text:span text:style-name="T181">ды</text:span><text:span text:style-name="T150">œ</text:span><text:span text:style-name="T500"> </text:span><text:span text:style-name="T209">сө</text:span><text:span text:style-name="T150">з</text:span><text:span text:style-name="T209">)</text:span><text:span text:style-name="T150">,</text:span><text:span text:style-name="T599"> </text:span><text:span text:style-name="T139">диал.</text:span><text:span text:style-name="T525"> </text:span><text:span text:style-name="T209">(</text:span><text:span text:style-name="T150">диалектилик</text:span><text:span text:style-name="T417"> </text:span><text:span text:style-name="T209">сө</text:span><text:span text:style-name="T150">з).</text:span><text:span text:style-name="T155"> <text:s/></text:span><text:span text:style-name="T150">е)</text:span><text:span text:style-name="T493"> </text:span><text:span text:style-name="T150">Макала</text:span><text:span text:style-name="T550"> </text:span><text:span text:style-name="T209">баш</text:span><text:span text:style-name="T150">ы</text:span><text:span text:style-name="T550"> </text:span><text:span text:style-name="T209">сө</text:span><text:span text:style-name="T181">з</text:span><text:span text:style-name="T267">д</text:span><text:span text:style-name="T181">ө</text:span><text:span text:style-name="T150">р</text:span><text:span text:style-name="T550"> </text:span><text:span text:style-name="T209">атоо</text:span><text:span text:style-name="T150">ч</text:span><text:span text:style-name="T550"> </text:span><text:span text:style-name="T150">ж</text:span><text:span text:style-name="T209">өн</text:span><text:span text:style-name="T181">д</text:span><text:span text:style-name="T209">өмөсү</text:span><text:span text:style-name="T181">н</text:span><text:span text:style-name="T209">д</text:span><text:span text:style-name="T150">ө</text:span><text:span text:style-name="T560"> </text:span><text:span text:style-name="T150">жекелик</text:span><text:span text:style-name="T550"> </text:span><text:span text:style-name="T209">түр</text:span><text:span text:style-name="T181">д</text:span><text:span text:style-name="T150">ө</text:span><text:span text:style-name="T574"> </text:span><text:span text:style-name="T150">алынд</text:span><text:span text:style-name="T181">ы</text:span><text:span text:style-name="T150">.</text:span></text:p>
      <text:p text:style-name="P136"><text:span text:style-name="T112">Ал</text:span><text:span text:style-name="T467"> </text:span><text:span text:style-name="T112">эми</text:span><text:span text:style-name="T446"> </text:span><text:span text:style-name="T112">түркчө</text:span><text:span text:style-name="T446"> </text:span><text:span text:style-name="T112">ке</text:span><text:span text:style-name="T256">œ</text:span><text:span text:style-name="T195">ир</text:span><text:span text:style-name="T112">и</text:span><text:span text:style-name="T452"> </text:span><text:span text:style-name="T112">колдонуудагы</text:span><text:span text:style-name="T452"> </text:span><text:span text:style-name="T112">арапча</text:span><text:span text:style-name="T452"> </text:span><text:span text:style-name="T195">сөзд</text:span><text:span text:style-name="T167">ө</text:span><text:span text:style-name="T195">рд</text:span><text:span text:style-name="T167">ү</text:span><text:span text:style-name="T112">н</text:span><text:span text:style-name="T452"> </text:span><text:span text:style-name="T112">у</text:span><text:span text:style-name="T256">œ</text:span><text:span text:style-name="T112">гуга</text:span><text:span text:style-name="T446"> </text:span><text:span text:style-name="T112">кыйыш-</text:span><text:span text:style-name="T116"> </text:span><text:span text:style-name="T112">тырылган</text:span><text:span text:style-name="T216"> </text:span><text:span text:style-name="T167">к</text:span><text:span text:style-name="T195">өп</text:span><text:span text:style-name="T112">түк</text:span><text:span text:style-name="T227"> </text:span><text:span text:style-name="T195">т</text:span><text:span text:style-name="T167">ү</text:span><text:span text:style-name="T112">р</text:span><text:span text:style-name="T216"> </text:span><text:span text:style-name="T112">формалары</text:span><text:span text:style-name="T233"> </text:span><text:span text:style-name="T167">ө</text:span><text:span text:style-name="T112">з</text:span><text:span text:style-name="T216"> </text:span><text:span text:style-name="T112">алдынча</text:span><text:span text:style-name="T227"> </text:span><text:span text:style-name="T112">макала</text:span><text:span text:style-name="T227"> </text:span><text:span text:style-name="T112">болуп</text:span><text:span text:style-name="T216"> </text:span><text:span text:style-name="T112">кирип,</text:span><text:span text:style-name="T187"> </text:span><text:span text:style-name="T112">кайсы</text:span><text:span text:style-name="T119"> </text:span><text:span text:style-name="T195">сөздү</text:span><text:span text:style-name="T112">н</text:span><text:span text:style-name="T536"> </text:span><text:span text:style-name="T112">көптүк</text:span><text:span text:style-name="T195"> түр</text:span><text:span text:style-name="T112">ү</text:span><text:span text:style-name="T536"> </text:span><text:span text:style-name="T112">экени</text:span><text:span text:style-name="T256"> </text:span><text:span text:style-name="T112">курсив</text:span><text:span text:style-name="T536"> </text:span><text:span text:style-name="T112">ме</text:span><text:span text:style-name="T195">н</text:span><text:span text:style-name="T112">ен</text:span><text:span text:style-name="T536"> </text:span><text:span text:style-name="T112">белгиленд</text:span><text:span text:style-name="T390">и</text:span><text:span text:style-name="T112">.</text:span></text:p>
      <text:p text:style-name="P81"><text:span text:style-name="T130">in</text:span><text:span text:style-name="T206">ş</text:span><text:span text:style-name="T130">aat,</text:span><text:span text:style-name="T542"> </text:span><text:span text:style-name="T130">-tı</text:span><text:span text:style-name="T542"> </text:span><text:span text:style-name="T114">(</text:span><text:span text:style-name="T130">i</text:span><text:span text:style-name="T206">nş</text:span><text:span text:style-name="T130">a'</text:span><text:span text:style-name="T140">нын</text:span><text:span text:style-name="T539"> </text:span><text:span text:style-name="T140">көпт.</text:span><text:span text:style-name="T396"> </text:span><text:span text:style-name="T140">т.</text:span><text:span text:style-name="T465"> </text:span><text:span text:style-name="T140">),</text:span></text:p>
      <text:p text:style-name="P81"><text:span text:style-name="T130">ekâbir</text:span><text:span text:style-name="T435"> </text:span><text:span text:style-name="T130">(ekbe</text:span><text:span text:style-name="T206">r</text:span><text:span text:style-name="T168">’</text:span><text:span text:style-name="T140">дин</text:span><text:span text:style-name="T617"> </text:span><text:span text:style-name="T140">к</text:span><text:span text:style-name="T260">ө</text:span><text:span text:style-name="T140">п</text:span><text:span text:style-name="T214">т</text:span><text:span text:style-name="T140">.</text:span><text:span text:style-name="T606"> </text:span><text:span text:style-name="T214">т</text:span><text:span text:style-name="T140">.)</text:span></text:p>
      <text:p text:style-name="P71"/>
      <text:list xml:id="list152249237193510" text:continue-numbering="true" text:style-name="WWNum1">
        <text:list-item>
          <text:p text:style-name="P138"><text:span text:style-name="T112">Фразеологизмдерди</text:span><text:span text:style-name="T456"> </text:span><text:span text:style-name="T112">мүмкүн</text:span><text:span text:style-name="T458"> </text:span><text:span text:style-name="T112">болушунча</text:span><text:span text:style-name="T291"> </text:span><text:span text:style-name="T195">толу</text:span><text:span text:style-name="T112">к</text:span><text:span text:style-name="T458"> </text:span><text:span text:style-name="T195">ж</text:span><text:span text:style-name="T112">е</text:span><text:span text:style-name="T458"> </text:span><text:span text:style-name="T112">эœ</text:span><text:span text:style-name="T533"> </text:span><text:span text:style-name="T112">жакын</text:span><text:span text:style-name="T119"> </text:span><text:span text:style-name="T112">кыргызча</text:span><text:span text:style-name="T544"> </text:span><text:span text:style-name="T167">э</text:span><text:span text:style-name="T112">квиваленти</text:span><text:span text:style-name="T401"> </text:span><text:span text:style-name="T112">аркылуу</text:span><text:span text:style-name="T557"> </text:span><text:span text:style-name="T167">б</text:span><text:span text:style-name="T112">е</text:span><text:span text:style-name="T195">рүүг</text:span><text:span text:style-name="T112">ө</text:span><text:span text:style-name="T557"> </text:span><text:span text:style-name="T112">ара</text:span><text:span text:style-name="T167">к</text:span><text:span text:style-name="T112">ет</text:span><text:span text:style-name="T544"> </text:span><text:span text:style-name="T112">жасалд</text:span><text:span text:style-name="T390">ы</text:span><text:span text:style-name="T112">.</text:span><text:span text:style-name="T571"> </text:span><text:span text:style-name="T112">Бул</text:span><text:span text:style-name="T544"> </text:span><text:span text:style-name="T112">мүм</text:span><text:span text:style-name="T167">к</text:span><text:span text:style-name="T112">үн</text:span><text:span text:style-name="T119"> </text:span><text:span text:style-name="T195">болбо</text:span><text:span text:style-name="T167">г</text:span><text:span text:style-name="T195">о</text:span><text:span text:style-name="T112">н</text:span><text:span text:style-name="T330"> </text:span><text:span text:style-name="T167">у</text:span><text:span text:style-name="T112">чу</text:span><text:span text:style-name="T195">р</text:span><text:span text:style-name="T256">д</text:span><text:span text:style-name="T112">а</text:span><text:span text:style-name="T332"> </text:span><text:span text:style-name="T112">котормосу</text:span><text:span text:style-name="T337"> </text:span><text:span text:style-name="T195">бер</text:span><text:span text:style-name="T167">и</text:span><text:span text:style-name="T195">лд</text:span><text:span text:style-name="T167">и</text:span><text:span text:style-name="T112">.</text:span><text:span text:style-name="T330"> </text:span><text:span text:style-name="T112">Кырг</text:span><text:span text:style-name="T167">ы</text:span><text:span text:style-name="T112">зча</text:span><text:span text:style-name="T330"> </text:span><text:span text:style-name="T112">эквивалентинен</text:span><text:span text:style-name="T332"> </text:span><text:span text:style-name="T112">кийин</text:span><text:span text:style-name="T118"> </text:span><text:span text:style-name="T112">көпчүлүк</text:span><text:span text:style-name="T346"> </text:span><text:span text:style-name="T167">у</text:span><text:span text:style-name="T112">чу</text:span><text:span text:style-name="T195">р</text:span><text:span text:style-name="T256">д</text:span><text:span text:style-name="T112">а</text:span><text:span text:style-name="T364"> </text:span><text:span text:style-name="T139">сөзм.</text:span><text:span text:style-name="T387"> </text:span><text:span text:style-name="T139">с.</text:span><text:span text:style-name="T380"> </text:span><text:span text:style-name="T209">(</text:span><text:span text:style-name="T150">с</text:span><text:span text:style-name="T209">ө</text:span><text:span text:style-name="T150">змө</text:span><text:span text:style-name="T342"> </text:span><text:span text:style-name="T209">с</text:span><text:span text:style-name="T181">ө</text:span><text:span text:style-name="T150">з</text:span><text:span text:style-name="T209">)</text:span><text:span text:style-name="T150">белгиси</text:span><text:span text:style-name="T369"> </text:span><text:span text:style-name="T150">ме</text:span><text:span text:style-name="T209">н</text:span><text:span text:style-name="T150">ен</text:span><text:span text:style-name="T348"> </text:span><text:span text:style-name="T150">котормосу</text:span><text:span text:style-name="T369"> </text:span><text:span text:style-name="T150">курсивсиз</text:span><text:span text:style-name="T153"> </text:span><text:span text:style-name="T150">кашаа</text:span><text:span text:style-name="T511"> </text:span><text:span text:style-name="T150">ичинде</text:span><text:span text:style-name="T511"> </text:span><text:span text:style-name="T150">берилд</text:span><text:span text:style-name="T181">и</text:span><text:span text:style-name="T150">.</text:span></text:p>
        </text:list-item>
      </text:list>
      <text:p text:style-name="P9"/>
      <text:list xml:id="list152249172257446" text:continue-numbering="true" text:style-name="WWNum1">
        <text:list-item>
          <text:p text:style-name="P123"><text:span text:style-name="T195">Түр</text:span><text:span text:style-name="T112">к</text:span><text:span text:style-name="T400"> </text:span><text:span text:style-name="T112">макалдарынын</text:span><text:span text:style-name="T167"> </text:span><text:span text:style-name="T195">сөз</text:span><text:span text:style-name="T167">д</text:span><text:span text:style-name="T195">ү</text:span><text:span text:style-name="T112">к-макала</text:span><text:span text:style-name="T400"> </text:span><text:span text:style-name="T112">ичине <text:s/>алыныш</text:span><text:span text:style-name="T167">ы</text:span><text:span text:style-name="T195">н</text:span><text:span text:style-name="T112">а атайл</text:span><text:span text:style-name="T167">а</text:span><text:span text:style-name="T112">п</text:span><text:span text:style-name="T119"> </text:span><text:span text:style-name="T112">чек</text:span><text:span text:style-name="T458"> </text:span><text:span text:style-name="T112">коюлд</text:span><text:span text:style-name="T167">у</text:span><text:span text:style-name="T112">.</text:span><text:span text:style-name="T458"> </text:span><text:span text:style-name="T195">Түр</text:span><text:span text:style-name="T112">к</text:span><text:span text:style-name="T291"> </text:span><text:span text:style-name="T112">мак</text:span><text:span text:style-name="T167">а</text:span><text:span text:style-name="T112">лдарынан</text:span><text:span text:style-name="T456"> </text:span><text:span text:style-name="T112">эки</text:span><text:span text:style-name="T456"> </text:span><text:span text:style-name="T112">тилдин</text:span><text:span text:style-name="T287"> </text:span><text:span text:style-name="T112">ортоктугуна</text:span><text:span text:style-name="T295"> </text:span><text:span text:style-name="T112">күбө</text:span><text:span text:style-name="T458"> </text:span><text:span text:style-name="T112">болуучу </text:span><text:span text:style-name="T195">сөзм</text:span><text:span text:style-name="T112">ө</text:span><text:span text:style-name="T287"> </text:span><text:span text:style-name="T195">сө</text:span><text:span text:style-name="T112">з</text:span><text:span text:style-name="T295"> </text:span><text:span text:style-name="T112">дал</text:span><text:span text:style-name="T287"> </text:span><text:span text:style-name="T112">келгендерине</text:span><text:span text:style-name="T487"> </text:span><text:span text:style-name="T112">жана</text:span><text:span text:style-name="T295"> </text:span><text:span text:style-name="T112">мааниси</text:span><text:span text:style-name="T287"> </text:span><text:span text:style-name="T112">өтө</text:span><text:span text:style-name="T287"> </text:span><text:span text:style-name="T112">жакындарына</text:span><text:span text:style-name="T295"> </text:span><text:span text:style-name="T112">гана</text:span><text:span text:style-name="T287"> </text:span><text:span text:style-name="T167">о</text:span><text:span text:style-name="T195">р</text:span><text:span text:style-name="T167">ун</text:span><text:span text:style-name="T172"> </text:span><text:span text:style-name="T112">берилд</text:span><text:span text:style-name="T167">и</text:span><text:span text:style-name="T112">.</text:span></text:p>
        </text:list-item>
      </text:list>
      <text:p text:style-name="P81"><text:span text:style-name="T130">ar</text:span><text:span text:style-name="T206">m</text:span><text:span text:style-name="T130">ut</text:span><text:span text:style-name="T410"> </text:span><text:span text:style-name="T130">ağa</text:span><text:span text:style-name="T206">c</text:span><text:span text:style-name="T130">ından</text:span><text:span text:style-name="T410"> </text:span><text:span text:style-name="T130">u</text:span><text:span text:style-name="T252">z</text:span><text:span text:style-name="T130">ak</text:span><text:span text:style-name="T410"> </text:span><text:span text:style-name="T130">dü</text:span><text:span text:style-name="T206">şm</text:span><text:span text:style-name="T130">ez</text:span><text:span text:style-name="T554"> </text:span><text:span text:style-name="T140">мак.</text:span><text:span text:style-name="T412"> </text:span><text:span text:style-name="T210">алм</text:span><text:span text:style-name="T154">а</text:span><text:span text:style-name="T561"> </text:span><text:span text:style-name="T154">сабагынан</text:span><text:span text:style-name="T549"> </text:span><text:span text:style-name="T154">алыс</text:span><text:span text:style-name="T575"> </text:span><text:span text:style-name="T210">түшпөй</text:span><text:span text:style-name="T154">т.</text:span></text:p>
      <text:p text:style-name="P178"/>
      <text:p text:style-name="P9"/>
      <text:p text:style-name="P9"/>
      <text:p text:style-name="P9"/>
      <text:p text:style-name="P9"/>
      <text:p text:style-name="P9"/>
      <text:p text:style-name="P9"/>
      <text:p text:style-name="P109"/>
      <text:p text:style-name="P87"><text:span text:style-name="T130">bal</text:span><text:span text:style-name="T221"> </text:span><text:span text:style-name="T130">tutan</text:span><text:span text:style-name="T231"> </text:span><text:span text:style-name="T130">parmağını</text:span><text:span text:style-name="T231"> </text:span><text:span text:style-name="T130">yal</text:span><text:span text:style-name="T206">a</text:span><text:span text:style-name="T130">r</text:span><text:span text:style-name="T231"> </text:span><text:span text:style-name="T140">мак.</text:span><text:span text:style-name="T232"> </text:span><text:span text:style-name="T154">бал</text:span><text:span text:style-name="T555"> </text:span><text:span text:style-name="T154">к</text:span><text:span text:style-name="T210">а</text:span><text:span text:style-name="T154">рмаган</text:span><text:span text:style-name="T555"> </text:span><text:span text:style-name="T154">бармагын</text:span><text:span text:style-name="T555"> </text:span><text:span text:style-name="T154">жалайт.</text:span></text:p>
      <text:p text:style-name="P137"><text:span text:style-name="T130">süte/çorbaya</text:span><text:span text:style-name="T410"> </text:span><text:span text:style-name="T130">ağ</text:span><text:span text:style-name="T252">z</text:span><text:span text:style-name="T130">ı</text:span><text:span text:style-name="T189"> </text:span><text:span text:style-name="T130">yanan</text:span><text:span text:style-name="T189"> </text:span><text:span text:style-name="T130">ayranı</text:span><text:span text:style-name="T189"> </text:span><text:span text:style-name="T130">üfler</text:span><text:span text:style-name="T410"> </text:span><text:span text:style-name="T130">de</text:span><text:span text:style-name="T189"> </text:span><text:span text:style-name="T130">içer</text:span><text:span text:style-name="T410"> </text:span><text:span text:style-name="T140">мак.</text:span><text:span text:style-name="T194"> </text:span><text:span text:style-name="T210">c</text:span><text:span text:style-name="T154">үткө</text:span><text:span text:style-name="T404"> </text:span><text:span text:style-name="T154">оозун</text:span><text:span text:style-name="T555"> </text:span><text:span text:style-name="T154">күйгүзг</text:span><text:span text:style-name="T182">ө</text:span><text:span text:style-name="T154">н</text:span><text:span text:style-name="T153"> </text:span><text:span text:style-name="T154">айранды</text:span><text:span text:style-name="T589"> </text:span><text:span text:style-name="T210">ү</text:span><text:span text:style-name="T154">й</text:span><text:span text:style-name="T210">лө</text:span><text:span text:style-name="T154">п</text:span><text:span text:style-name="T355"> </text:span><text:span text:style-name="T154">ичет</text:span><text:span text:style-name="T375"> </text:span><text:span text:style-name="T210">ж</text:span><text:span text:style-name="T154">.</text:span><text:span text:style-name="T472"> </text:span><text:span text:style-name="T154">б.</text:span></text:p>
      <text:p text:style-name="P73"><text:span text:style-name="T256">12</text:span><text:span text:style-name="T112">.</text:span><text:span text:style-name="T536"> </text:span><text:span text:style-name="T195">Түр</text:span><text:span text:style-name="T112">к</text:span><text:span text:style-name="T195"> этишт</text:span><text:span text:style-name="T167">е</text:span><text:span text:style-name="T195">рини</text:span><text:span text:style-name="T112">н </text:span><text:span text:style-name="T133">–</text:span><text:span text:style-name="T253">m</text:span><text:span text:style-name="T133">ak/-</text:span><text:span text:style-name="T253">me</text:span><text:span text:style-name="T133">k</text:span><text:span text:style-name="T207"> </text:span><text:span text:style-name="T112">менен</text:span><text:span text:style-name="T256"> </text:span><text:span text:style-name="T112">берилген</text:span><text:span text:style-name="T256"> </text:span><text:span text:style-name="T112">макала</text:span><text:span text:style-name="T195"> баш</text:span><text:span text:style-name="T112">ы</text:span><text:span text:style-name="T523"> </text:span><text:span text:style-name="T112">кый-</text:span><text:span text:style-name="T116"> </text:span><text:span text:style-name="T112">мыл</text:span><text:span text:style-name="T571"> </text:span><text:span text:style-name="T195">атоо</text:span><text:span text:style-name="T112">ч</text:span><text:span text:style-name="T557"> </text:span><text:span text:style-name="T112">формала</text:span><text:span text:style-name="T195">р</text:span><text:span text:style-name="T167">ы</text:span><text:span text:style-name="T195">н</text:span><text:span text:style-name="T112">ын</text:span><text:span text:style-name="T557"> </text:span><text:span text:style-name="T112">кыргызча</text:span><text:span text:style-name="T544"> </text:span><text:span text:style-name="T112">котормосун</text:span><text:span text:style-name="T544"> </text:span><text:span text:style-name="T112">берүүдө</text:span><text:span text:style-name="T401"> </text:span><text:span text:style-name="T112">ылайыгына</text:span><text:span text:style-name="T557"> </text:span><text:span text:style-name="T195">ж</text:span><text:span text:style-name="T112">а-</text:span><text:span text:style-name="T116"> </text:span><text:span text:style-name="T195">раш</text:span><text:span text:style-name="T112">а</text:span><text:span text:style-name="T557"> </text:span><text:span text:style-name="T112">кыймыл</text:span><text:span text:style-name="T544"> </text:span><text:span text:style-name="T112">атоочтордун</text:span><text:span text:style-name="T557"> </text:span><text:span text:style-name="T195">–</text:span><text:span text:style-name="T112">уу/</text:span><text:span text:style-name="T571"> </text:span><text:span text:style-name="T112">-</text:span><text:span text:style-name="T167">ү</text:span><text:span text:style-name="T112">ү,</text:span><text:span text:style-name="T571"> </text:span><text:span text:style-name="T112">-</text:span><text:span text:style-name="T195">о</text:span><text:span text:style-name="T167">о</text:span><text:span text:style-name="T195">/</text:span><text:span text:style-name="T112">-</text:span><text:span text:style-name="T195">ө</text:span><text:span text:style-name="T167">ө</text:span><text:span text:style-name="T112">,</text:span><text:span text:style-name="T571"> </text:span><text:span text:style-name="T112">-ы</text:span><text:span text:style-name="T195">ш</text:span><text:span text:style-name="T112">,</text:span><text:span text:style-name="T571"> </text:span><text:span text:style-name="T112">-ма,</text:span><text:span text:style-name="T571"> </text:span><text:span text:style-name="T112">-м</text:span><text:span text:style-name="T167">а</text:span><text:span text:style-name="T112">к,</text:span><text:span text:style-name="T571"> </text:span><text:span text:style-name="T112">-май</text:span><text:span text:style-name="T544"> </text:span><text:span text:style-name="T195">түр</text:span><text:span text:style-name="T112">л</text:span><text:span text:style-name="T195">өрү </text:span><text:span text:style-name="T112">колдонулд</text:span><text:span text:style-name="T390">у</text:span><text:span text:style-name="T112">. Кыргыз</text:span><text:span text:style-name="T390"> </text:span><text:span text:style-name="T112">о</text:span><text:span text:style-name="T167">о</text:span><text:span text:style-name="T112">зеки</text:span><text:span text:style-name="T390"> </text:span><text:span text:style-name="T112">адабиятында</text:span><text:span text:style-name="T460"> </text:span><text:span text:style-name="T112">жана</text:span><text:span text:style-name="T378"> </text:span><text:span text:style-name="T195">тилинд</text:span><text:span text:style-name="T112">е</text:span><text:span text:style-name="T390"> </text:span><text:span text:style-name="T112">ке</text:span><text:span text:style-name="T167">œ</text:span><text:span text:style-name="T195">ир</text:span><text:span text:style-name="T112">и</text:span><text:span text:style-name="T460"> </text:span><text:span text:style-name="T112">жолуккан</text:span><text:span text:style-name="T119"> </text:span><text:span text:style-name="T112">этиштин</text:span><text:span text:style-name="T533"> </text:span><text:span text:style-name="T112">бул</text:span><text:span text:style-name="T458"> </text:span><text:span text:style-name="T112">формаларын</text:span><text:span text:style-name="T456"> </text:span><text:span text:style-name="T112">сөздүккө</text:span><text:span text:style-name="T533"> </text:span><text:span text:style-name="T112">жыш</text:span><text:span text:style-name="T458"> </text:span><text:span text:style-name="T112">киргизүү</text:span><text:span text:style-name="T458"> </text:span><text:span text:style-name="T167">а</text:span><text:span text:style-name="T195">р</text:span><text:span text:style-name="T112">кы</text:span><text:span text:style-name="T195">л</text:span><text:span text:style-name="T112">уу</text:span><text:span text:style-name="T456"> </text:span><text:span text:style-name="T112">кыргыз</text:span><text:span text:style-name="T119"> </text:span><text:span text:style-name="T112">этиштерине</text:span><text:span text:style-name="T233"> </text:span><text:span text:style-name="T112">тиешелүү</text:span><text:span text:style-name="T533"> </text:span><text:span text:style-name="T112">эски</text:span><text:span text:style-name="T227"> </text:span><text:span text:style-name="T112">ийкемдүүлү</text:span><text:span text:style-name="T167">к</text:span><text:span text:style-name="T112">,</text:span><text:span text:style-name="T227"> </text:span><text:span text:style-name="T112">та</text:span><text:span text:style-name="T167">к</text:span><text:span text:style-name="T195">т</text:span><text:span text:style-name="T112">ык,</text:span><text:span text:style-name="T216"> </text:span><text:span text:style-name="T112">кыскалыкка</text:span><text:span text:style-name="T233"> </text:span><text:span text:style-name="T195">жетишү</text:span><text:span text:style-name="T390">ү</text:span><text:span text:style-name="T112">,</text:span><text:span text:style-name="T113"> </text:span><text:span text:style-name="T112">аларды</text:span><text:span text:style-name="T223"> </text:span><text:span text:style-name="T112">мо</text:span><text:span text:style-name="T167">н</text:span><text:span text:style-name="T195">о</text:span><text:span text:style-name="T112">типтүүлүктө</text:span><text:span text:style-name="T167">н</text:span><text:span text:style-name="T112">,</text:span><text:span text:style-name="T223"> </text:span><text:span text:style-name="T112">кожогойлуктан</text:span><text:span text:style-name="T233"> </text:span><text:span text:style-name="T112">куткары</text:span><text:span text:style-name="T167">п</text:span><text:span text:style-name="T112">,</text:span><text:span text:style-name="T223"> </text:span><text:span text:style-name="T112">таб</text:span><text:span text:style-name="T167">и</text:span><text:span text:style-name="T112">ятынан</text:span><text:span text:style-name="T223"> </text:span><text:span text:style-name="T112">келген поэтикалу</text:span><text:span text:style-name="T167">у</text:span><text:span text:style-name="T112">лугу</text:span><text:span text:style-name="T390">н</text:span><text:span text:style-name="T112">,</text:span><text:span text:style-name="T414"> </text:span><text:span text:style-name="T195">көр</text:span><text:span text:style-name="T112">к</text:span><text:span text:style-name="T195">өмдүгү</text:span><text:span text:style-name="T112">н</text:span><text:span text:style-name="T256"> </text:span><text:span text:style-name="T167">а</text:span><text:span text:style-name="T195">р</text:span><text:span text:style-name="T167">т</text:span><text:span text:style-name="T195">т</text:span><text:span text:style-name="T112">ы</text:span><text:span text:style-name="T195">р</text:span><text:span text:style-name="T112">уу</text:span><text:span text:style-name="T256"> </text:span><text:span text:style-name="T112">сыяктуу</text:span><text:span text:style-name="T515"> </text:span><text:span text:style-name="T112">максаттар</text:span><text:span text:style-name="T536"> </text:span><text:span text:style-name="T112">көздөлд</text:span><text:span text:style-name="T167">ү</text:span><text:span text:style-name="T112">.</text:span></text:p>
      <text:p text:style-name="P10"/>
      <text:p text:style-name="P137"><text:span text:style-name="T112">13.</text:span><text:span text:style-name="T327"> </text:span><text:span text:style-name="T195">Сө</text:span><text:span text:style-name="T112">з</text:span><text:span text:style-name="T306"> </text:span><text:span text:style-name="T112">түркүмдөрүнүн</text:span><text:span text:style-name="T327"> </text:span><text:span text:style-name="T195">дээрли</text:span><text:span text:style-name="T112">к</text:span><text:span text:style-name="T309"> </text:span><text:span text:style-name="T112">бардык</text:span><text:span text:style-name="T309"> </text:span><text:span text:style-name="T195">т</text:span><text:span text:style-name="T167">ү</text:span><text:span text:style-name="T195">рл</text:span><text:span text:style-name="T112">ө</text:span><text:span text:style-name="T195">р</text:span><text:span text:style-name="T112">ү</text:span><text:span text:style-name="T325"> </text:span><text:span text:style-name="T112">уңгу</text:span><text:span text:style-name="T306"> </text:span><text:span text:style-name="T195">ж</text:span><text:span text:style-name="T167">а</text:span><text:span text:style-name="T195">н</text:span><text:span text:style-name="T112">а</text:span><text:span text:style-name="T306"> </text:span><text:span text:style-name="T112">айрым</text:span><text:span text:style-name="T119"> </text:span><text:span text:style-name="T112">учурда</text:span><text:span text:style-name="T505"> </text:span><text:span text:style-name="T112">туунду</text:span><text:span text:style-name="T414"> </text:span><text:span text:style-name="T195">түрү</text:span><text:span text:style-name="T167">н</text:span><text:span text:style-name="T256">д</text:span><text:span text:style-name="T112">ө</text:span><text:span text:style-name="T505"> </text:span><text:span text:style-name="T112">сөздүккө</text:span><text:span text:style-name="T505"> </text:span><text:span text:style-name="T112">м</text:span><text:span text:style-name="T167">а</text:span><text:span text:style-name="T112">кала</text:span><text:span text:style-name="T505"> </text:span><text:span text:style-name="T195">баш</text:span><text:span text:style-name="T112">ы</text:span><text:span text:style-name="T414"> </text:span><text:span text:style-name="T112">болуп</text:span><text:span text:style-name="T497"> </text:span><text:span text:style-name="T112">кирди.</text:span></text:p>
      <text:p text:style-name="P149"><text:span text:style-name="T114">а)</text:span><text:span text:style-name="T379"> </text:span><text:span text:style-name="T114">Сын</text:span><text:span text:style-name="T384"> </text:span><text:span text:style-name="T114">атоочтун</text:span><text:span text:style-name="T384"> </text:span><text:span text:style-name="T114">у</text:span><text:span text:style-name="T255">œ</text:span><text:span text:style-name="T114">гу</text:span><text:span text:style-name="T384"> </text:span><text:span text:style-name="T114">шекили</text:span><text:span text:style-name="T527"> </text:span><text:span text:style-name="T114">жана </text:span><text:span text:style-name="T384"><text:s/></text:span><text:span text:style-name="T114">күчөтмө </text:span><text:span text:style-name="T558"><text:s/></text:span><text:span text:style-name="T114">(</text:span><text:span text:style-name="T130">bembe</text:span><text:span text:style-name="T176">y</text:span><text:span text:style-name="T130">az </text:span><text:span text:style-name="T495"><text:s/></text:span><text:span text:style-name="T114">'annaк',</text:span><text:span text:style-name="T126"> </text:span><text:span text:style-name="T130">ye</text:span><text:span text:style-name="T206">m</text:span><text:span text:style-name="T130">y</text:span><text:span text:style-name="T206">eş</text:span><text:span text:style-name="T130">il</text:span><text:span text:style-name="T311"> </text:span><text:span text:style-name="T114">'жа</text:span><text:span text:style-name="T196">пж</text:span><text:span text:style-name="T114">а</text:span><text:span text:style-name="T196">ш</text:span><text:span text:style-name="T114">ыл',</text:span><text:span text:style-name="T310"> </text:span><text:span text:style-name="T130">büsbütün</text:span><text:span text:style-name="T311"> </text:span><text:span text:style-name="T255">‘</text:span><text:span text:style-name="T114">бүпбүтү</text:span><text:span text:style-name="T168">н</text:span><text:span text:style-name="T114">’)</text:span><text:span text:style-name="T301"> </text:span><text:span text:style-name="T114">жана</text:span><text:span text:style-name="T301"> </text:span><text:span text:style-name="T114">азайтма</text:span><text:span text:style-name="T326"> </text:span><text:span text:style-name="T114">(</text:span><text:span text:style-name="T206">m</text:span><text:span text:style-name="T130">avi</text:span><text:span text:style-name="T206">m</text:span><text:span text:style-name="T130">si</text:span><text:span text:style-name="T132"> </text:span><text:span text:style-name="T255">‘</text:span><text:span text:style-name="T114">көгүлтү</text:span><text:span text:style-name="T168">р</text:span><text:span text:style-name="T255">’</text:span><text:span text:style-name="T114">,</text:span><text:span text:style-name="T391"> </text:span><text:span text:style-name="T130">sa</text:span><text:span text:style-name="T206">r</text:span><text:span text:style-name="T130">ı</text:span><text:span text:style-name="T206">m</text:span><text:span text:style-name="T130">tırak</text:span><text:span text:style-name="T176"> </text:span><text:span text:style-name="T114">‘саргыч</text:span><text:span text:style-name="T255">’</text:span><text:span text:style-name="T114">,</text:span><text:span text:style-name="T461"> </text:span><text:span text:style-name="T130">karaca</text:span><text:span text:style-name="T466"> </text:span><text:span text:style-name="T255">‘</text:span><text:span text:style-name="T114">каралжын</text:span><text:span text:style-name="T255">’</text:span><text:span text:style-name="T114">)</text:span><text:span text:style-name="T391"> </text:span><text:span text:style-name="T114">түрлөрүнө</text:span><text:span text:style-name="T516"> </text:span><text:span text:style-name="T196">д</text:span><text:span text:style-name="T114">а</text:span><text:span text:style-name="T521"> </text:span><text:span text:style-name="T196">өзү</text:span><text:span text:style-name="T114">нчө</text:span><text:span text:style-name="T120"> </text:span><text:span text:style-name="T114">орун </text:span><text:span text:style-name="T527"><text:s/></text:span><text:span text:style-name="T114">берилди.</text:span></text:p>
      <text:p text:style-name="P110"><text:span text:style-name="T112">б)</text:span><text:span text:style-name="T358"> </text:span><text:span text:style-name="T112">Сан</text:span><text:span text:style-name="T216"> </text:span><text:span text:style-name="T195">ато</text:span><text:span text:style-name="T167">о</text:span><text:span text:style-name="T195">чтордо</text:span><text:span text:style-name="T112">н</text:span><text:span text:style-name="T223"> </text:span><text:span text:style-name="T195">эс</text:span><text:span text:style-name="T167">е</text:span><text:span text:style-name="T195">пти</text:span><text:span text:style-name="T112">к</text:span><text:span text:style-name="T223"> </text:span><text:span text:style-name="T112">санд</text:span><text:span text:style-name="T167">а</text:span><text:span text:style-name="T112">р</text:span><text:span text:style-name="T223"> </text:span><text:span text:style-name="T112">1</text:span><text:span text:style-name="T216"> </text:span><text:span text:style-name="T112">ден</text:span><text:span text:style-name="T227"> </text:span><text:span text:style-name="T195">1</text:span><text:span text:style-name="T112">0</text:span><text:span text:style-name="T216"> </text:span><text:span text:style-name="T256">г</text:span><text:span text:style-name="T112">о</text:span><text:span text:style-name="T227"> </text:span><text:span text:style-name="T112">чейин,</text:span><text:span text:style-name="T216"> </text:span><text:span text:style-name="T195">он</text:span><text:span text:style-name="T167">д</text:span><text:span text:style-name="T112">ук</text:span><text:span text:style-name="T227"> </text:span><text:span text:style-name="T112">санда</text:span><text:span text:style-name="T167">р</text:span><text:span text:style-name="T112">,</text:span><text:span text:style-name="T113"> </text:span><text:span text:style-name="T195">жү</text:span><text:span text:style-name="T112">з,</text:span><text:span text:style-name="T340"> </text:span><text:span text:style-name="T112">миœ,</text:span><text:span text:style-name="T346"> </text:span><text:span text:style-name="T167">м</text:span><text:span text:style-name="T112">и</text:span><text:span text:style-name="T195">ллио</text:span><text:span text:style-name="T112">н,</text:span><text:span text:style-name="T346"> </text:span><text:span text:style-name="T112">м</text:span><text:span text:style-name="T167">и</text:span><text:span text:style-name="T112">ллиар</text:span><text:span text:style-name="T167">д</text:span><text:span text:style-name="T112">,</text:span><text:span text:style-name="T340"> </text:span><text:span text:style-name="T167">н</text:span><text:span text:style-name="T195">ө</text:span><text:span text:style-name="T112">л;</text:span><text:span text:style-name="T340"> </text:span><text:span text:style-name="T195">ир</text:span><text:span text:style-name="T167">е</text:span><text:span text:style-name="T195">тти</text:span><text:span text:style-name="T112">к</text:span><text:span text:style-name="T351"> </text:span><text:span text:style-name="T112">сандар</text:span><text:span text:style-name="T346"> </text:span><text:span text:style-name="T195">1</text:span><text:span text:style-name="T112">0</text:span><text:span text:style-name="T364"> </text:span><text:span text:style-name="T256">г</text:span><text:span text:style-name="T112">о</text:span><text:span text:style-name="T372"> </text:span><text:span text:style-name="T112">чейин</text:span><text:span text:style-name="T340"> </text:span><text:span text:style-name="T112">(</text:span><text:span text:style-name="T133">biri</text:span><text:span text:style-name="T177">n</text:span><text:span text:style-name="T253">c</text:span><text:span text:style-name="T133">i,</text:span><text:span text:style-name="T132"> </text:span><text:span text:style-name="T133">ikinci</text:span><text:span text:style-name="T618"> </text:span><text:span text:style-name="T112">..</text:span><text:span text:style-name="T195">.)</text:span><text:span text:style-name="T112">,</text:span><text:span text:style-name="T609"> </text:span><text:span text:style-name="T195">т</text:span><text:span text:style-name="T167">о</text:span><text:span text:style-name="T112">п</text:span><text:span text:style-name="T241"> </text:span><text:span text:style-name="T112">санд</text:span><text:span text:style-name="T167">а</text:span><text:span text:style-name="T112">р</text:span><text:span text:style-name="T609"> </text:span><text:span text:style-name="T112">1</text:span><text:span text:style-name="T609"> </text:span><text:span text:style-name="T112">ден</text:span><text:span text:style-name="T273"> </text:span><text:span text:style-name="T195">1</text:span><text:span text:style-name="T112">0</text:span><text:span text:style-name="T241"> </text:span><text:span text:style-name="T167">г</text:span><text:span text:style-name="T112">о</text:span><text:span text:style-name="T241"> </text:span><text:span text:style-name="T112">чейин</text:span><text:span text:style-name="T273"> </text:span><text:span text:style-name="T195">(</text:span><text:span text:style-name="T133">bir</text:span><text:span text:style-name="T177">e</text:span><text:span text:style-name="T133">r,</text:span><text:span text:style-name="T618"> </text:span><text:span text:style-name="T133">i</text:span><text:span text:style-name="T177">k</text:span><text:span text:style-name="T133">i</text:span><text:span text:style-name="T253">ş</text:span><text:span text:style-name="T133">er,</text:span><text:span text:style-name="T436"> </text:span><text:span text:style-name="T133">...</text:span><text:span text:style-name="T436"> </text:span><text:span text:style-name="T133">ona</text:span><text:span text:style-name="T253">r</text:span><text:span text:style-name="T112">)</text:span><text:span text:style-name="T609"> </text:span><text:span text:style-name="T112">өзүнчө</text:span><text:span text:style-name="T609"> </text:span><text:span text:style-name="T112">ма</text:span><text:span text:style-name="T167">к</text:span><text:span text:style-name="T112">ала</text:span><text:span text:style-name="T116"> </text:span><text:span text:style-name="T195">баш</text:span><text:span text:style-name="T112">ы</text:span><text:span text:style-name="T452"> </text:span><text:span text:style-name="T195">бол</text:span><text:span text:style-name="T167">у</text:span><text:span text:style-name="T112">п</text:span><text:span text:style-name="T446"> </text:span><text:span text:style-name="T112">кирген</text:span><text:span text:style-name="T446"> </text:span><text:span text:style-name="T167">б</text:span><text:span text:style-name="T195">олс</text:span><text:span text:style-name="T167">о</text:span><text:span text:style-name="T112">,</text:span><text:span text:style-name="T467"> </text:span><text:span text:style-name="T112">чамалама</text:span><text:span text:style-name="T452"> </text:span><text:span text:style-name="T112">жана</text:span><text:span text:style-name="T452"> </text:span><text:span text:style-name="T195">бөлчө</text:span><text:span text:style-name="T112">к</text:span><text:span text:style-name="T452"> </text:span><text:span text:style-name="T112">сандар</text:span><text:span text:style-name="T446"> </text:span><text:span text:style-name="T195">т</text:span><text:span text:style-name="T112">и</text:span><text:span text:style-name="T167">е</text:span><text:span text:style-name="T195">ш</text:span><text:span text:style-name="T167">е</text:span><text:span text:style-name="T195">л</text:span><text:span text:style-name="T112">үү </text:span><text:span text:style-name="T195">эсепти</text:span><text:span text:style-name="T112">к</text:span><text:span text:style-name="T414"> </text:span><text:span text:style-name="T112">са</text:span><text:span text:style-name="T167">н</text:span><text:span text:style-name="T256">д</text:span><text:span text:style-name="T112">ар</text:span><text:span text:style-name="T505"> </text:span><text:span text:style-name="T112">макаласы</text:span><text:span text:style-name="T536"> </text:span><text:span text:style-name="T112">ичинде</text:span><text:span text:style-name="T536"> </text:span><text:span text:style-name="T112">орун</text:span><text:span text:style-name="T414"> </text:span><text:span text:style-name="T112">алд</text:span><text:span text:style-name="T167">ы</text:span><text:span text:style-name="T112">.</text:span></text:p>
      <text:p text:style-name="P110"><text:span text:style-name="T256">в</text:span><text:span text:style-name="T112">)</text:span><text:span text:style-name="T295"> </text:span><text:span text:style-name="T112">Ат</text:span><text:span text:style-name="T456"> </text:span><text:span text:style-name="T112">атоочтун</text:span><text:span text:style-name="T291"> </text:span><text:span text:style-name="T112">бардык</text:span><text:span text:style-name="T287"> </text:span><text:span text:style-name="T112">у</text:span><text:span text:style-name="T256">œ</text:span><text:span text:style-name="T195">г</text:span><text:span text:style-name="T112">у</text:span><text:span text:style-name="T291"> </text:span><text:span text:style-name="T195">түрл</text:span><text:span text:style-name="T167">ө</text:span><text:span text:style-name="T195">р</text:span><text:span text:style-name="T167">ү</text:span><text:span text:style-name="T112">,</text:span><text:span text:style-name="T456"> </text:span><text:span text:style-name="T112">ал</text:span><text:span text:style-name="T291"> </text:span><text:span text:style-name="T112">эми</text:span><text:span text:style-name="T456"> </text:span><text:span text:style-name="T112">жактам</text:span><text:span text:style-name="T167">а</text:span><text:span text:style-name="T112">,</text:span><text:span text:style-name="T456"> </text:span><text:span text:style-name="T112">шилтеме</text:span><text:span text:style-name="T287"> </text:span><text:span text:style-name="T167">ат </text:span><text:span text:style-name="T112">атоочторд</text:span><text:span text:style-name="T167">у</text:span><text:span text:style-name="T112">н</text:span><text:span text:style-name="T401"> </text:span><text:span text:style-name="T112">уңгуну</text:span><text:span text:style-name="T401"> </text:span><text:span text:style-name="T112">өз</text:span><text:span text:style-name="T195">гө</text:span><text:span text:style-name="T112">р</text:span><text:span text:style-name="T195">т</text:span><text:span text:style-name="T112">к</text:span><text:span text:style-name="T195">ө</text:span><text:span text:style-name="T112">н</text:span><text:span text:style-name="T557"> </text:span><text:span text:style-name="T112">кыйыр</text:span><text:span text:style-name="T401"> </text:span><text:span text:style-name="T195">т</text:span><text:span text:style-name="T167">ү</text:span><text:span text:style-name="T195">р</text:span><text:span text:style-name="T112">л</text:span><text:span text:style-name="T195">өр</text:span><text:span text:style-name="T112">ү</text:span><text:span text:style-name="T401"> </text:span><text:span text:style-name="T195">д</text:span><text:span text:style-name="T112">а</text:span><text:span text:style-name="T552"> </text:span><text:span text:style-name="T195">ө</text:span><text:span text:style-name="T112">з</text:span><text:span text:style-name="T401"> </text:span><text:span text:style-name="T112">алдынча</text:span><text:span text:style-name="T552"> </text:span><text:span text:style-name="T112">макала</text:span><text:span text:style-name="T119"> </text:span><text:span text:style-name="T112">болуп</text:span><text:span text:style-name="T655"> </text:span><text:span text:style-name="T112">алынд</text:span><text:span text:style-name="T167">ы</text:span><text:span text:style-name="T112">.</text:span><text:span text:style-name="T656"> </text:span><text:span text:style-name="T112">(</text:span><text:span text:style-name="T133">ben</text:span><text:span text:style-name="T657"> </text:span><text:span text:style-name="T133">-bana,</text:span><text:span text:style-name="T660"> </text:span><text:span text:style-name="T133">sen-sana,</text:span><text:span text:style-name="T657"> </text:span><text:span text:style-name="T133">o-onu-onun</text:span><text:span text:style-name="T660"> </text:span><text:span text:style-name="T195">ж</text:span><text:span text:style-name="T112">.б.).</text:span></text:p>
      <text:p text:style-name="P148"><text:span text:style-name="T256">г</text:span><text:span text:style-name="T112">)</text:span><text:span text:style-name="T446"> </text:span><text:span text:style-name="T195">Түр</text:span><text:span text:style-name="T112">к</text:span><text:span text:style-name="T467"> </text:span><text:span text:style-name="T112">байламт</text:span><text:span text:style-name="T390">а</text:span><text:span text:style-name="T112">,</text:span><text:span text:style-name="T585"> </text:span><text:span text:style-name="T195">жан</text:span><text:span text:style-name="T167">д</text:span><text:span text:style-name="T195">оо</text:span><text:span text:style-name="T167">ч</text:span><text:span text:style-name="T112">,</text:span><text:span text:style-name="T469"> </text:span><text:span text:style-name="T112">бөлүк</text:span><text:span text:style-name="T167">ч</text:span><text:span text:style-name="T112">өлөрүнүн</text:span><text:span text:style-name="T446"> </text:span><text:span text:style-name="T112">баары</text:span><text:span text:style-name="T442"> </text:span><text:span text:style-name="T195">сөздү</text:span><text:span text:style-name="T112">к</text:span><text:span text:style-name="T446"> </text:span><text:span text:style-name="T112">тизмекте</text:span><text:span text:style-name="T123"> </text:span><text:span text:style-name="T112">орун</text:span><text:span text:style-name="T565"> </text:span><text:span text:style-name="T112">алд</text:span><text:span text:style-name="T167">ы</text:span><text:span text:style-name="T112">.</text:span></text:p>
      <text:p text:style-name="P73"><text:span text:style-name="T112">д)</text:span><text:span text:style-name="T358"> </text:span><text:span text:style-name="T112">Сырдык</text:span><text:span text:style-name="T227"> </text:span><text:span text:style-name="T195">сөзд</text:span><text:span text:style-name="T167">ө</text:span><text:span text:style-name="T112">р</text:span><text:span text:style-name="T227"> </text:span><text:span text:style-name="T195">(</text:span><text:span text:style-name="T139">с</text:span><text:span text:style-name="T259">ы</text:span><text:span text:style-name="T139">р</text:span><text:span text:style-name="T178">д</text:span><text:span text:style-name="T139">.</text:span><text:span text:style-name="T380"> </text:span><text:span text:style-name="T139">с</text:span><text:span text:style-name="T209">.)</text:span><text:span text:style-name="T150">,</text:span><text:span text:style-name="T230"> </text:span><text:span text:style-name="T209">т</text:span><text:span text:style-name="T181">у</text:span><text:span text:style-name="T209">уранд</text:span><text:span text:style-name="T150">ы</text:span><text:span text:style-name="T225"> </text:span><text:span text:style-name="T209">сө</text:span><text:span text:style-name="T181">з</text:span><text:span text:style-name="T267">д</text:span><text:span text:style-name="T209">ө</text:span><text:span text:style-name="T150">р</text:span><text:span text:style-name="T230"> </text:span><text:span text:style-name="T209">(</text:span><text:span text:style-name="T139">туур.</text:span><text:span text:style-name="T387"> </text:span><text:span text:style-name="T139">с</text:span><text:span text:style-name="T150">.)</text:span><text:span text:style-name="T220"> </text:span><text:span text:style-name="T209">c</text:span><text:span text:style-name="T150">ыяктуу тиешелүү</text:span><text:span text:style-name="T360"> </text:span><text:span text:style-name="T150">кыскартуул</text:span><text:span text:style-name="T181">а</text:span><text:span text:style-name="T150">р</text:span><text:span text:style-name="T360"> </text:span><text:span text:style-name="T150">коюлуу</text:span><text:span text:style-name="T237"> </text:span><text:span text:style-name="T150">ме</text:span><text:span text:style-name="T209">н</text:span><text:span text:style-name="T150">ен,</text:span><text:span text:style-name="T225"> </text:span><text:span text:style-name="T150">мүмкүн</text:span><text:span text:style-name="T225"> </text:span><text:span text:style-name="T150">болгон</text:span><text:span text:style-name="T225"> </text:span><text:span text:style-name="T150">учурда</text:span><text:span text:style-name="T360"> </text:span><text:span text:style-name="T150">кырг</text:span><text:span text:style-name="T181">ы</text:span><text:span text:style-name="T150">зча</text:span><text:span text:style-name="T156"> </text:span><text:span text:style-name="T150">эквиваленти,</text:span><text:span text:style-name="T267"> </text:span><text:span text:style-name="T150">болбосо</text:span><text:span text:style-name="T209"> </text:span><text:span text:style-name="T150">ачыктамасы</text:span><text:span text:style-name="T181"> </text:span><text:span text:style-name="T150">курсив</text:span><text:span text:style-name="T209"> </text:span><text:span text:style-name="T150">аркылуу берилд</text:span><text:span text:style-name="T181">и</text:span><text:span text:style-name="T150">.</text:span></text:p>
      <text:p text:style-name="P10"/>
      <text:list xml:id="list6654920098031792947" text:style-name="WWNum2">
        <text:list-item>
          <text:p text:style-name="P76"><text:span text:style-name="T112">Өлкөлөрдүн</text:span><text:span text:style-name="T460"> </text:span><text:span text:style-name="T112">жана</text:span><text:span text:style-name="T390"> </text:span><text:span text:style-name="T112">элдердин</text:span><text:span text:style-name="T390"> </text:span><text:span text:style-name="T195">т</text:span><text:span text:style-name="T167">ү</text:span><text:span text:style-name="T195">р</text:span><text:span text:style-name="T112">к</text:span><text:span text:style-name="T195">ч</text:span><text:span text:style-name="T112">ө</text:span><text:span text:style-name="T390"> </text:span><text:span text:style-name="T112">аталыштар</text:span><text:span text:style-name="T390">ы</text:span><text:span text:style-name="T112">, ке</text:span><text:span text:style-name="T256">œ</text:span><text:span text:style-name="T195">ир</text:span><text:span text:style-name="T112">и</text:span><text:span text:style-name="T460"> </text:span><text:span text:style-name="T112">белгилүү</text:span><text:span text:style-name="T119"> </text:span><text:span text:style-name="T112">географиялык,</text:span><text:span text:style-name="T585"> </text:span><text:span text:style-name="T195">тар</text:span><text:span text:style-name="T167">ы</text:span><text:span text:style-name="T195">х</text:span><text:span text:style-name="T167">ы</text:span><text:span text:style-name="T112">й</text:span><text:span text:style-name="T446"> </text:span><text:span text:style-name="T112">аттар</text:span><text:span text:style-name="T442"> </text:span><text:span text:style-name="T195">д</text:span><text:span text:style-name="T112">а</text:span><text:span text:style-name="T442"> </text:span><text:span text:style-name="T112">с</text:span><text:span text:style-name="T195">ө</text:span><text:span text:style-name="T112">здүк</text:span><text:span text:style-name="T195">т</text:span><text:span text:style-name="T167">ү</text:span><text:span text:style-name="T112">н</text:span><text:span text:style-name="T469"> </text:span><text:span text:style-name="T112">алфавиттик</text:span><text:span text:style-name="T452"> </text:span><text:span text:style-name="T112">тартибинде</text:span><text:span text:style-name="T452"> </text:span><text:span text:style-name="T112">баш</text:span><text:span text:style-name="T120"> </text:span><text:span text:style-name="T112">тамгалар</text:span><text:span text:style-name="T613"> </text:span><text:span text:style-name="T112">м</text:span><text:span text:style-name="T167">е</text:span><text:span text:style-name="T112">нен</text:span><text:span text:style-name="T613"> </text:span><text:span text:style-name="T112">орун</text:span><text:span text:style-name="T273"> </text:span><text:span text:style-name="T112">алд</text:span><text:span text:style-name="T167">ы</text:span><text:span text:style-name="T112">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64"><text:span text:style-name="T114">A</text:span><text:span text:style-name="T168">l</text:span><text:span text:style-name="T255">m</text:span><text:span text:style-name="T196">a</text:span><text:span text:style-name="T114">n</text:span><text:span text:style-name="T168">y</text:span><text:span text:style-name="T114">a</text:span></text:p>
          </table:table-cell>
          <table:table-cell table:style-name="Table2.A1" office:value-type="string">
            <text:p text:style-name="P169"><text:span text:style-name="T114">Германия</text:span></text:p>
          </table:table-cell>
          <table:table-cell table:style-name="Table2.A1" office:value-type="string">
            <text:p text:style-name="P171"><text:span text:style-name="T196">A</text:span><text:span text:style-name="T168">l</text:span><text:span text:style-name="T255">m</text:span><text:span text:style-name="T196">a</text:span><text:span text:style-name="T114">n</text:span></text:p>
          </table:table-cell>
          <table:table-cell table:style-name="Table2.A1" office:value-type="string">
            <text:p text:style-name="P174"><text:span text:style-name="T196">немец</text:span>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2">
          <table:table-cell table:style-name="Table2.A1" office:value-type="string">
            <text:p text:style-name="P165"><text:span text:style-name="T114">С</text:span><text:span text:style-name="T196">eza</text:span><text:span text:style-name="T168">y</text:span><text:span text:style-name="T196">ir</text:span></text:p>
          </table:table-cell>
          <table:table-cell table:style-name="Table2.A1" office:value-type="string">
            <text:p text:style-name="P170"><text:span text:style-name="T114">Алжир</text:span></text:p>
          </table:table-cell>
          <table:table-cell table:style-name="Table2.A1" office:value-type="string">
            <text:p text:style-name="P172"><text:span text:style-name="T114">Arnavutluk</text:span></text:p>
          </table:table-cell>
          <table:table-cell table:style-name="Table2.A1" office:value-type="string">
            <text:p text:style-name="P175"><text:span text:style-name="T196">алб</text:span><text:span text:style-name="T114">ан</text:span>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2">
          <table:table-cell table:style-name="Table2.A1" office:value-type="string">
            <text:p text:style-name="P165"><text:span text:style-name="T114">Çin</text:span></text:p>
          </table:table-cell>
          <table:table-cell table:style-name="Table2.A1" office:value-type="string">
            <text:p text:style-name="P170"><text:span text:style-name="T196">Кытай</text:span></text:p>
          </table:table-cell>
          <table:table-cell table:style-name="Table2.A1" office:value-type="string">
            <text:p text:style-name="P172"><text:span text:style-name="T114">Yunan</text:span></text:p>
          </table:table-cell>
          <table:table-cell table:style-name="Table2.A1" office:value-type="string">
            <text:p text:style-name="P175"><text:span text:style-name="T114">грек</text:span>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4">
          <table:table-cell table:style-name="Table2.A1" office:value-type="string">
            <text:p text:style-name="P165"><text:span text:style-name="T114">İngiltere</text:span></text:p>
          </table:table-cell>
          <table:table-cell table:style-name="Table2.A1" office:value-type="string">
            <text:p text:style-name="P170"><text:span text:style-name="T196">Англ</text:span><text:span text:style-name="T168">и</text:span><text:span text:style-name="T114">я</text:span></text:p>
          </table:table-cell>
          <table:table-cell table:style-name="Table2.A1" office:value-type="string">
            <text:p text:style-name="P172"><text:span text:style-name="T114">Rus</text:span></text:p>
          </table:table-cell>
          <table:table-cell table:style-name="Table2.A1" office:value-type="string">
            <text:p text:style-name="P175"><text:span text:style-name="T114">о</text:span><text:span text:style-name="T196">р</text:span><text:span text:style-name="T168">у</text:span><text:span text:style-name="T114">с</text:span></text:p>
          </table:table-cell>
          <table:table-cell table:style-name="Table2.A1" office:value-type="string">
            <text:p text:style-name="P176"><text:span text:style-name="T196">ж</text:span><text:span text:style-name="T114">.б.</text:span></text:p>
          </table:table-cell>
        </table:table-row>
      </table:table>
      <text:p text:style-name="P30"/>
      <text:list xml:id="list152247813153189" text:continue-numbering="true" text:style-name="WWNum2">
        <text:list-item>
          <text:p text:style-name="P177"><text:span text:style-name="T112">Этимологиялык</text:span><text:span text:style-name="T460"> </text:span><text:span text:style-name="T112">тиешелүүлүк</text:span><text:span text:style-name="T460"> </text:span><text:span text:style-name="T112">толук</text:span><text:span text:style-name="T390"> </text:span><text:span text:style-name="T112">такталбаган</text:span><text:span text:style-name="T390"> </text:span><text:span text:style-name="T112">маселе</text:span><text:span text:style-name="T167"> </text:span><text:span text:style-name="T195">болгону</text:span><text:span text:style-name="T201"> </text:span><text:span text:style-name="T112">үчүн</text:span><text:span text:style-name="T497"> </text:span><text:span text:style-name="T112">эч</text:span><text:span text:style-name="T497"> </text:span><text:span text:style-name="T112">бир</text:span><text:span text:style-name="T593"> </text:span><text:span text:style-name="T195">сөзг</text:span><text:span text:style-name="T112">ө</text:span><text:span text:style-name="T497"> </text:span><text:span text:style-name="T112">этимология</text:span><text:span text:style-name="T505"> </text:span><text:span text:style-name="T112">берилбед</text:span><text:span text:style-name="T390">и</text:span><text:span text:style-name="T112">.</text:span></text:p>
        </text:list-item>
      </text:list>
      <text:p text:style-name="P18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9"/>
      <text:p text:style-name="P14"><text:span text:style-name="T76">GİR</text:span><text:span text:style-name="T85">İŞ</text:span></text:p>
      <text:p text:style-name="P31"/>
      <text:p text:style-name="P125"><text:span text:style-name="T114">XXI.</text:span><text:span text:style-name="T453"> </text:span><text:span text:style-name="T168">y</text:span><text:span text:style-name="T114">ü</text:span><text:span text:style-name="T255">z</text:span><text:span text:style-name="T168">y</text:span><text:span text:style-name="T196">ı</text:span><text:span text:style-name="T114">l</text:span><text:span text:style-name="T196">ı</text:span><text:span text:style-name="T114">n</text:span><text:span text:style-name="T581"> </text:span><text:span text:style-name="T196">eş</text:span><text:span text:style-name="T114">iğine</text:span><text:span text:style-name="T581"> </text:span><text:span text:style-name="T114">gelind</text:span><text:span text:style-name="T196">i</text:span><text:span text:style-name="T114">ği</text:span><text:span text:style-name="T196">n</text:span><text:span text:style-name="T114">de</text:span><text:span text:style-name="T447"> </text:span><text:span text:style-name="T114">b</text:span><text:span text:style-name="T196">a</text:span><text:span text:style-name="T114">ğı</text:span><text:span text:style-name="T196">ms</text:span><text:span text:style-name="T114">ı</text:span><text:span text:style-name="T196">z</text:span><text:span text:style-name="T114">lığını</text:span><text:span text:style-name="T581"> </text:span><text:span text:style-name="T196">eld</text:span><text:span text:style-name="T114">e</text:span><text:span text:style-name="T453"> </text:span><text:span text:style-name="T196">ede</text:span><text:span text:style-name="T114">n</text:span><text:span text:style-name="T581"> </text:span><text:span text:style-name="T196">K</text:span><text:span text:style-name="T114">ırgı</text:span><text:span text:style-name="T196">zist</text:span><text:span text:style-name="T168">a</text:span><text:span text:style-name="T114">n</text:span><text:span text:style-name="T126"> </text:span><text:span text:style-name="T114">C</text:span><text:span text:style-name="T168">u</text:span><text:span text:style-name="T255">m</text:span><text:span text:style-name="T114">huri</text:span><text:span text:style-name="T168">y</text:span><text:span text:style-name="T114">et’nin</text:span><text:span text:style-name="T168"> </text:span><text:span text:style-name="T114">ele</text:span><text:span text:style-name="T168"> </text:span><text:span text:style-name="T114">aldığı</text:span><text:span text:style-name="T168"> </text:span><text:span text:style-name="T114">ilk</text:span><text:span text:style-name="T168"> </text:span><text:span text:style-name="T114">çalış</text:span><text:span text:style-name="T255">m</text:span><text:span text:style-name="T196">a</text:span><text:span text:style-name="T114">lardan</text:span><text:span text:style-name="T391"> </text:span><text:span text:style-name="T114">biri,</text:span><text:span text:style-name="T391"> </text:span><text:span text:style-name="T196">K</text:span><text:span text:style-name="T114">ı</text:span><text:span text:style-name="T255">r</text:span><text:span text:style-name="T114">gızistan</text:span><text:span text:style-name="T168">’</text:span><text:span text:style-name="T114">ın</text:span><text:span text:style-name="T168"> </text:span><text:span text:style-name="T114">a</text:span><text:span text:style-name="T255">s</text:span><text:span text:style-name="T114">lî</text:span><text:span text:style-name="T391"> </text:span><text:span text:style-name="T114">nüfus</text:span><text:span text:style-name="T196">u</text:span><text:span text:style-name="T114">nu</text:span><text:span text:style-name="T168"> </text:span><text:span text:style-name="T114">t</text:span><text:span text:style-name="T255">e</text:span><text:span text:style-name="T196">ş</text:span><text:span text:style-name="T168">kil</text:span><text:span text:style-name="T173"> </text:span><text:span text:style-name="T114">eden</text:span><text:span text:style-name="T234"> </text:span><text:span text:style-name="T196">K</text:span><text:span text:style-name="T114">ırgı</text:span><text:span text:style-name="T196">zla</text:span><text:span text:style-name="T114">rın</text:span><text:span text:style-name="T234"> </text:span><text:span text:style-name="T255">m</text:span><text:span text:style-name="T114">illî</text:span><text:span text:style-name="T234"> </text:span><text:span text:style-name="T114">dili</text:span><text:span text:style-name="T234"> </text:span><text:span text:style-name="T196">K</text:span><text:span text:style-name="T114">ırgızca</text:span><text:span text:style-name="T168">y</text:span><text:span text:style-name="T114">a</text:span><text:span text:style-name="T224"> </text:span><text:span text:style-name="T114">devlet</text:span><text:span text:style-name="T234"> </text:span><text:span text:style-name="T114">dili</text:span><text:span text:style-name="T234"> </text:span><text:span text:style-name="T114">statüsünün</text:span><text:span text:style-name="T459"> </text:span><text:span text:style-name="T114">veri</text:span><text:span text:style-name="T196">lm</text:span><text:span text:style-name="T114">esi</text:span><text:span text:style-name="T234"> </text:span><text:span text:style-name="T114">ve</text:span><text:span text:style-name="T459"> </text:span><text:span text:style-name="T114">ülke</text:span><text:span text:style-name="T168">y</text:span><text:span text:style-name="T114">e</text:span><text:span text:style-name="T126"> </text:span><text:span text:style-name="T114">her</text:span><text:span text:style-name="T527"> </text:span><text:span text:style-name="T114">alanda</text:span><text:span text:style-name="T527"> </text:span><text:span text:style-name="T114">yeterli</text:span><text:span text:style-name="T490"> </text:span><text:span text:style-name="T114">hiz</text:span><text:span text:style-name="T255">m</text:span><text:span text:style-name="T114">et</text:span><text:span text:style-name="T572"> </text:span><text:span text:style-name="T114">edebilecek</text:span><text:span text:style-name="T490"> </text:span><text:span text:style-name="T114">güçlü</text:span><text:span text:style-name="T527"> </text:span><text:span text:style-name="T114">dil</text:span><text:span text:style-name="T490"> </text:span><text:span text:style-name="T168">s</text:span><text:span text:style-name="T114">ı</text:span><text:span text:style-name="T196">fa</text:span><text:span text:style-name="T114">tını</text:span><text:span text:style-name="T527"> </text:span><text:span text:style-name="T114">kazandı</text:span><text:span text:style-name="T168">r</text:span><text:span text:style-name="T255">m</text:span><text:span text:style-name="T196">a</text:span><text:span text:style-name="T114">k</text:span><text:span text:style-name="T490"> </text:span><text:span text:style-name="T168">ol</text:span><text:span text:style-name="T255">m</text:span><text:span text:style-name="T114">u</text:span><text:span text:style-name="T196">ş</text:span><text:span text:style-name="T168">tu</text:span><text:span text:style-name="T114">r.</text:span><text:span text:style-name="T126"> </text:span><text:span text:style-name="T196">K</text:span><text:span text:style-name="T114">ırgız</text:span><text:span text:style-name="T521"> </text:span><text:span text:style-name="T196">a</text:span><text:span text:style-name="T168">y</text:span><text:span text:style-name="T114">dı</text:span><text:span text:style-name="T196">nla</text:span><text:span text:style-name="T114">rına,</text:span><text:span text:style-name="T521"> </text:span><text:span text:style-name="T114">dil <text:s/>b</text:span><text:span text:style-name="T196">i</text:span><text:span text:style-name="T114">limcilerine</text:span><text:span text:style-name="T521"> </text:span><text:span text:style-name="T168">v</text:span><text:span text:style-name="T114">e <text:s/>bütün</text:span><text:span text:style-name="T521"> </text:span><text:span text:style-name="T114">t</text:span><text:span text:style-name="T196">o</text:span><text:span text:style-name="T114">p</text:span><text:span text:style-name="T196">l</text:span><text:span text:style-name="T114">uma <text:s/></text:span><text:span text:style-name="T255">K</text:span><text:span text:style-name="T114">ırgı</text:span><text:span text:style-name="T196">z</text:span><text:span text:style-name="T168">c</text:span><text:span text:style-name="T196">a</text:span><text:span text:style-name="T114">nın</text:span><text:span text:style-name="T521"> </text:span><text:span text:style-name="T114">halkın <text:s/></text:span><text:span text:style-name="T196">t</text:span><text:span text:style-name="T168">ü</text:span><text:span text:style-name="T114">m</text:span><text:span text:style-name="T126"> </text:span><text:span text:style-name="T114">si</text:span><text:span text:style-name="T168">y</text:span><text:span text:style-name="T114">asî,</text:span><text:span text:style-name="T352"> </text:span><text:span text:style-name="T114">ekonomik,</text:span><text:span text:style-name="T352"> </text:span><text:span text:style-name="T114">sos</text:span><text:span text:style-name="T168">y</text:span><text:span text:style-name="T114">al</text:span><text:span text:style-name="T373"> </text:span><text:span text:style-name="T114">ve</text:span><text:span text:style-name="T586"> </text:span><text:span text:style-name="T114">kültürel</text:span><text:span text:style-name="T352"> </text:span><text:span text:style-name="T114">il</text:span><text:span text:style-name="T196">iş</text:span><text:span text:style-name="T114">kilerini</text:span><text:span text:style-name="T352"> </text:span><text:span text:style-name="T114">ka</text:span><text:span text:style-name="T255">r</text:span><text:span text:style-name="T196">ş</text:span><text:span text:style-name="T114">ıla</text:span><text:span text:style-name="T168">y</text:span><text:span text:style-name="T196">a</text:span><text:span text:style-name="T114">bilecek</text:span><text:span text:style-name="T586"> </text:span><text:span text:style-name="T114">bir</text:span><text:span text:style-name="T352"> </text:span><text:span text:style-name="T114">ilet</text:span><text:span text:style-name="T196">iş</text:span><text:span text:style-name="T114">im</text:span><text:span text:style-name="T365"> </text:span><text:span text:style-name="T114">aracı</text:span><text:span text:style-name="T126"> </text:span><text:span text:style-name="T114">duru</text:span><text:span text:style-name="T255">m</text:span><text:span text:style-name="T114">una</text:span><text:span text:style-name="T437"> </text:span><text:span text:style-name="T114">getirilmesi</text:span><text:span text:style-name="T437"> </text:span><text:span text:style-name="T114">görevi</text:span><text:span text:style-name="T437"> </text:span><text:span text:style-name="T114">de</text:span><text:span text:style-name="T437"> </text:span><text:span text:style-name="T114">veril</text:span><text:span text:style-name="T255">mi</text:span><text:span text:style-name="T196">ş</text:span><text:span text:style-name="T114">t</text:span><text:span text:style-name="T168">i</text:span><text:span text:style-name="T114">r.</text:span></text:p>
      <text:p text:style-name="P110"><text:span text:style-name="T114">Resmî</text:span><text:span text:style-name="T384"> </text:span><text:span text:style-name="T114">ka</text:span><text:span text:style-name="T168">y</text:span><text:span text:style-name="T114">ıtl</text:span><text:span text:style-name="T255">a</text:span><text:span text:style-name="T114">rda</text:span><text:span text:style-name="T527"> </text:span><text:span text:style-name="T114">adı</text:span><text:span text:style-name="T527"> </text:span><text:span text:style-name="T114">M.Ö.</text:span><text:span text:style-name="T527"> </text:span><text:span text:style-name="T114">201</text:span><text:span text:style-name="T384"> </text:span><text:span text:style-name="T168">y</text:span><text:span text:style-name="T114">ıl</text:span><text:span text:style-name="T196">ı</text:span><text:span text:style-name="T114">ndan</text:span><text:span text:style-name="T384"> </text:span><text:span text:style-name="T114">itibaren</text:span><text:span text:style-name="T384"> </text:span><text:span text:style-name="T114">geçme</text:span><text:span text:style-name="T168">y</text:span><text:span text:style-name="T114">e</text:span><text:span text:style-name="T527"> </text:span><text:span text:style-name="T114">b</text:span><text:span text:style-name="T196">aş</text:span><text:span text:style-name="T114">la</text:span><text:span text:style-name="T168">y</text:span><text:span text:style-name="T196">a</text:span><text:span text:style-name="T114">n</text:span><text:span text:style-name="T379"> </text:span><text:span text:style-name="T114">ve</text:span><text:span text:style-name="T527"> </text:span><text:span text:style-name="T114">en</text:span><text:span text:style-name="T527"> </text:span><text:span text:style-name="T114">es</text:span><text:span text:style-name="T168">k</text:span><text:span text:style-name="T114">i</text:span><text:span text:style-name="T126"> </text:span><text:span text:style-name="T114">Türk</text:span><text:span text:style-name="T506"> </text:span><text:span text:style-name="T168">y</text:span><text:span text:style-name="T196">az</text:span><text:span text:style-name="T114">ıtlarından</text:span><text:span text:style-name="T537"> </text:span><text:span text:style-name="T114">Yenisey</text:span><text:span text:style-name="T506"> </text:span><text:span text:style-name="T168">y</text:span><text:span text:style-name="T196">az</text:span><text:span text:style-name="T114">ıtları</text:span><text:span text:style-name="T168">y</text:span><text:span text:style-name="T114">la</text:span><text:span text:style-name="T506"> </text:span><text:span text:style-name="T196">d</text:span><text:span text:style-name="T114">oğrudan</text:span><text:span text:style-name="T415"> </text:span><text:span text:style-name="T114">d</text:span><text:span text:style-name="T196">o</text:span><text:span text:style-name="T114">ğ</text:span><text:span text:style-name="T196">ru</text:span><text:span text:style-name="T168">y</text:span><text:span text:style-name="T114">a</text:span><text:span text:style-name="T415"> </text:span><text:span text:style-name="T114">b</text:span><text:span text:style-name="T196">a</text:span><text:span text:style-name="T114">ğlan</text:span><text:span text:style-name="T196">t</text:span><text:span text:style-name="T114">ılı</text:span><text:span text:style-name="T498"> </text:span><text:span text:style-name="T114">old</text:span><text:span text:style-name="T196">u</text:span><text:span text:style-name="T114">ğu</text:span><text:span text:style-name="T415"> </text:span><text:span text:style-name="T114">sanı</text:span><text:span text:style-name="T196">lan</text:span><text:span text:style-name="T203"> </text:span><text:span text:style-name="T196">K</text:span><text:span text:style-name="T114">ırgızca,</text:span><text:span text:style-name="T359"> </text:span><text:span text:style-name="T114">ke</text:span><text:span text:style-name="T168">n</text:span><text:span text:style-name="T114">disinin</text:span><text:span text:style-name="T341"> </text:span><text:span text:style-name="T114">bu</text:span><text:span text:style-name="T359"> </text:span><text:span text:style-name="T114">u</text:span><text:span text:style-name="T255">z</text:span><text:span text:style-name="T114">un</text:span><text:span text:style-name="T341"> </text:span><text:span text:style-name="T114">ve</text:span><text:span text:style-name="T359"> </text:span><text:span text:style-name="T114">çetin</text:span><text:span text:style-name="T341"> </text:span><text:span text:style-name="T168">t</text:span><text:span text:style-name="T196">a</text:span><text:span text:style-name="T114">rihinden</text:span><text:span text:style-name="T341"> </text:span><text:span text:style-name="T114">dolayı</text:span><text:span text:style-name="T359"> </text:span><text:span text:style-name="T114">Tür</text:span><text:span text:style-name="T196">k</text:span><text:span text:style-name="T114">oloj</text:span><text:span text:style-name="T196">i</text:span><text:span text:style-name="T114">de</text:span><text:span text:style-name="T341"> </text:span><text:span text:style-name="T114">özel</text:span><text:span text:style-name="T359"> </text:span><text:span text:style-name="T114">bir</text:span><text:span text:style-name="T341"> </text:span><text:span text:style-name="T168">y</text:span><text:span text:style-name="T196">e</text:span><text:span text:style-name="T114">re</text:span><text:span text:style-name="T126"> </text:span><text:span text:style-name="T114">sahiptir.</text:span><text:span text:style-name="T228"> </text:span><text:span text:style-name="T114">Ya</text:span><text:span text:style-name="T196">z</text:span><text:span text:style-name="T114">ı</text:span><text:span text:style-name="T224"> </text:span><text:span text:style-name="T114">diline</text:span><text:span text:style-name="T224"> </text:span><text:span text:style-name="T114">kavu</text:span><text:span text:style-name="T255">ş</text:span><text:span text:style-name="T114">tuğu</text:span><text:span text:style-name="T224"> </text:span><text:span text:style-name="T114">son</text:span><text:span text:style-name="T217"> </text:span><text:span text:style-name="T114">yüz</text:span><text:span text:style-name="T217"> </text:span><text:span text:style-name="T168">y</text:span><text:span text:style-name="T114">ıl</text:span><text:span text:style-name="T217"> </text:span><text:span text:style-name="T114">içerisinde</text:span><text:span text:style-name="T228"> </text:span><text:span text:style-name="T196">K</text:span><text:span text:style-name="T114">ırgız</text:span><text:span text:style-name="T228"> </text:span><text:span text:style-name="T114">dil</text:span><text:span text:style-name="T224"> </text:span><text:span text:style-name="T114">bili</text:span><text:span text:style-name="T255">m</text:span><text:span text:style-name="T114">inin</text:span><text:span text:style-name="T228"> </text:span><text:span text:style-name="T114">gramer,</text:span><text:span text:style-name="T126"> </text:span><text:span text:style-name="T114">söz</text:span><text:span text:style-name="T506"> </text:span><text:span text:style-name="T114">varlığı,</text:span><text:span text:style-name="T506"> </text:span><text:span text:style-name="T114">ter</text:span><text:span text:style-name="T255">m</text:span><text:span text:style-name="T114">inoloji,</text:span><text:span text:style-name="T537"> </text:span><text:span text:style-name="T114">d</text:span><text:span text:style-name="T196">i</text:span><text:span text:style-name="T114">yalektoloji,</text:span><text:span text:style-name="T415"> </text:span><text:span text:style-name="T114">leksikografi</text:span><text:span text:style-name="T537"> </text:span><text:span text:style-name="T114">gibi</text:span><text:span text:style-name="T498"> </text:span><text:span text:style-name="T114">t</text:span><text:span text:style-name="T168">ü</text:span><text:span text:style-name="T114">m</text:span><text:span text:style-name="T506"> </text:span><text:span text:style-name="T114">alanla</text:span><text:span text:style-name="T255">r</text:span><text:span text:style-name="T114">ında</text:span><text:span text:style-name="T506"> </text:span><text:span text:style-name="T114">ka</text:span><text:span text:style-name="T168">y</text:span><text:span text:style-name="T114">da</text:span><text:span text:style-name="T415"> </text:span><text:span text:style-name="T114">d</text:span><text:span text:style-name="T196">eğer</text:span><text:span text:style-name="T203"> </text:span><text:span text:style-name="T196">araş</text:span><text:span text:style-name="T114">tı</text:span><text:span text:style-name="T168">r</text:span><text:span text:style-name="T196">m</text:span><text:span text:style-name="T114">alar</text:span><text:span text:style-name="T437"> </text:span><text:span text:style-name="T168">y</text:span><text:span text:style-name="T196">a</text:span><text:span text:style-name="T114">pıl</text:span><text:span text:style-name="T255">m</text:span><text:span text:style-name="T168">ı</text:span><text:span text:style-name="T196">ş</text:span><text:span text:style-name="T114">,</text:span><text:span text:style-name="T602"> </text:span><text:span text:style-name="T114">il</text:span><text:span text:style-name="T255">m</text:span><text:span text:style-name="T114">î</text:span><text:span text:style-name="T594"> </text:span><text:span text:style-name="T114">ve</text:span><text:span text:style-name="T437"> </text:span><text:span text:style-name="T114">ders</text:span><text:span text:style-name="T602"> </text:span><text:span text:style-name="T114">kitapla</text:span><text:span text:style-name="T196">r</text:span><text:span text:style-name="T114">ı,</text:span><text:span text:style-name="T602"> </text:span><text:span text:style-name="T114">sözlükler</text:span><text:span text:style-name="T602"> </text:span><text:span text:style-name="T168">y</text:span><text:span text:style-name="T255">a</text:span><text:span text:style-name="T168">y</text:span><text:span text:style-name="T114">ı</text:span><text:span text:style-name="T255">m</text:span><text:span text:style-name="T114">l</text:span><text:span text:style-name="T196">a</text:span><text:span text:style-name="T168">n</text:span><text:span text:style-name="T255">m</text:span><text:span text:style-name="T114">ı</text:span><text:span text:style-name="T196">ş</text:span><text:span text:style-name="T168">t</text:span><text:span text:style-name="T114">ır.</text:span></text:p>
      <text:p text:style-name="P179"><text:span text:style-name="T196">K</text:span><text:span text:style-name="T114">ırgız Türkçesinin kelime</text:span><text:span text:style-name="T168"> </text:span><text:span text:style-name="T114">hazinesinin derle</text:span><text:span text:style-name="T168">n</text:span><text:span text:style-name="T255">m</text:span><text:span text:style-name="T114">esi </text:span><text:span text:style-name="T168">v</text:span><text:span text:style-name="T114">e </text:span><text:span text:style-name="T168">y</text:span><text:span text:style-name="T255">a</text:span><text:span text:style-name="T114">yı</text:span><text:span text:style-name="T255">m</text:span><text:span text:style-name="T114">l</text:span><text:span text:style-name="T196">a</text:span><text:span text:style-name="T168">n</text:span><text:span text:style-name="T196">mas</text:span><text:span text:style-name="T114">ında </text:span><text:span text:style-name="T196">K</text:span><text:span text:style-name="T114">ırgız</text:span><text:span text:style-name="T126"> </text:span><text:span text:style-name="T114">leksikografları</text:span><text:span text:style-name="T304"> </text:span><text:span text:style-name="T114">da</text:span><text:span text:style-name="T307"> </text:span><text:span text:style-name="T114">üzerlerine</text:span><text:span text:style-name="T304"> </text:span><text:span text:style-name="T114">dü</text:span><text:span text:style-name="T196">ş</text:span><text:span text:style-name="T114">en</text:span><text:span text:style-name="T307"> </text:span><text:span text:style-name="T114">vazife</text:span><text:span text:style-name="T168">y</text:span><text:span text:style-name="T114">i</text:span><text:span text:style-name="T301"> </text:span><text:span text:style-name="T168">y</text:span><text:span text:style-name="T196">a</text:span><text:span text:style-name="T114">p</text:span><text:span text:style-name="T196">t</text:span><text:span text:style-name="T114">ıl</text:span><text:span text:style-name="T255">a</text:span><text:span text:style-name="T114">r.</text:span><text:span text:style-name="T307"> </text:span><text:span text:style-name="T114">Türkolo</text:span><text:span text:style-name="T196">j</text:span><text:span text:style-name="T114">i</text:span><text:span text:style-name="T304"> </text:span><text:span text:style-name="T114">tarihinin</text:span><text:span text:style-name="T307"> </text:span><text:span text:style-name="T114">ön</text:span><text:span text:style-name="T255">e</text:span><text:span text:style-name="T114">mli</text:span><text:span text:style-name="T126"> </text:span><text:span text:style-name="T196">ş</text:span><text:span text:style-name="T114">ahes</text:span><text:span text:style-name="T168">e</text:span><text:span text:style-name="T114">rlerinden</text:span><text:span text:style-name="T447"> </text:span><text:span text:style-name="T114">biri</text:span><text:span text:style-name="T447"> </text:span><text:span text:style-name="T114">sayılan</text:span><text:span text:style-name="T447"> </text:span><text:span text:style-name="T114">K.K.</text:span><text:span text:style-name="T581"> </text:span><text:span text:style-name="T114">Yudahi</text:span><text:span text:style-name="T196">n</text:span><text:span text:style-name="T168">’</text:span><text:span text:style-name="T114">in</text:span><text:span text:style-name="T468"> </text:span><text:span text:style-name="T114">“Kirgizsko-Russkiy</text:span><text:span text:style-name="T453"> </text:span><text:span text:style-name="T114">S</text:span><text:span text:style-name="T196">l</text:span><text:span text:style-name="T114">o</text:span><text:span text:style-name="T196">v</text:span><text:span text:style-name="T114">ar”</text:span><text:span text:style-name="T126"> </text:span><text:span text:style-name="T196">(“K</text:span><text:span text:style-name="T114">ırgızca-Rusça</text:span><text:span text:style-name="T331"> </text:span><text:span text:style-name="T114">Sözlük”)ünden</text:span><text:span text:style-name="T333"> </text:span><text:span text:style-name="T114">sonra</text:span><text:span text:style-name="T331"> </text:span><text:span text:style-name="T168">y</text:span><text:span text:style-name="T255">a</text:span><text:span text:style-name="T168">y</text:span><text:span text:style-name="T114">ı</text:span><text:span text:style-name="T255">m</text:span><text:span text:style-name="T114">lanan</text:span><text:span text:style-name="T331"> </text:span><text:span text:style-name="T114">“Russko-K</text:span><text:span text:style-name="T168">i</text:span><text:span text:style-name="T114">rgizskiy</text:span><text:span text:style-name="T333"> </text:span><text:span text:style-name="T114">Slova</text:span><text:span text:style-name="T168">r</text:span><text:span text:style-name="T114">”</text:span><text:span text:style-name="T126"> </text:span><text:span text:style-name="T196">(“Rusça</text:span><text:span text:style-name="T168">-</text:span><text:span text:style-name="T196">K</text:span><text:span text:style-name="T114">ır</text:span><text:span text:style-name="T168">g</text:span><text:span text:style-name="T114">ızca</text:span><text:span text:style-name="T224"> </text:span><text:span text:style-name="T114">Sözlük”</text:span><text:span text:style-name="T168">)</text:span><text:span text:style-name="T114">,</text:span><text:span text:style-name="T234"> </text:span><text:span text:style-name="T114">“Kırgız</text:span><text:span text:style-name="T224"> </text:span><text:span text:style-name="T114">tilinin</text:span><text:span text:style-name="T234"> </text:span><text:span text:style-name="T114">tü</text:span><text:span text:style-name="T196">ş</text:span><text:span text:style-name="T114">ü</text:span><text:span text:style-name="T196">n</text:span><text:span text:style-name="T114">dü</text:span><text:span text:style-name="T255">rm</text:span><text:span text:style-name="T114">ö</text:span><text:span text:style-name="T359"> </text:span><text:span text:style-name="T114">sözdügü”</text:span><text:span text:style-name="T234"> </text:span><text:span text:style-name="T114">(“</text:span><text:span text:style-name="T196">K</text:span><text:span text:style-name="T114">ırgız</text:span><text:span text:style-name="T234"> </text:span><text:span text:style-name="T196">Di</text:span><text:span text:style-name="T168">l</text:span><text:span text:style-name="T114">i</text:span><text:span text:style-name="T196">nin</text:span><text:span text:style-name="T203"> </text:span><text:span text:style-name="T196">Aç</text:span><text:span text:style-name="T114">ıklamalı</text:span><text:span text:style-name="T188"> </text:span><text:span text:style-name="T114">Sözlüğü”),</text:span><text:span text:style-name="T188"> </text:span><text:span text:style-name="T196">z</text:span><text:span text:style-name="T114">ıt</text:span><text:span text:style-name="T408"> </text:span><text:span text:style-name="T114">anla</text:span><text:span text:style-name="T255">m</text:span><text:span text:style-name="T114">lı,</text:span><text:span text:style-name="T188"> </text:span><text:span text:style-name="T114">eş</text:span><text:span text:style-name="T553"> </text:span><text:span text:style-name="T114">anl</text:span><text:span text:style-name="T168">a</text:span><text:span text:style-name="T255">m</text:span><text:span text:style-name="T114">lı</text:span><text:span text:style-name="T217"> </text:span><text:span text:style-name="T114">kelimeler,</text:span><text:span text:style-name="T188"> </text:span><text:span text:style-name="T114">de</text:span><text:span text:style-name="T168">y</text:span><text:span text:style-name="T114">imler,</text:span><text:span text:style-name="T553"> </text:span><text:span text:style-name="T114">a</text:span><text:span text:style-name="T168">t</text:span><text:span text:style-name="T114">asöz</text:span><text:span text:style-name="T168">l</text:span><text:span text:style-name="T114">eri,</text:span><text:span text:style-name="T126"> </text:span><text:span text:style-name="T196">a</text:span><text:span text:style-name="T114">ğızlar,</text:span><text:span text:style-name="T553"> </text:span><text:span text:style-name="T114">i</text:span><text:span text:style-name="T255">m</text:span><text:span text:style-name="T114">lâ,</text:span><text:span text:style-name="T553"> </text:span><text:span text:style-name="T114">onlarca</text:span><text:span text:style-name="T553"> </text:span><text:span text:style-name="T114">okul</text:span><text:span text:style-name="T553"> </text:span><text:span text:style-name="T114">ve</text:span><text:span text:style-name="T553"> </text:span><text:span text:style-name="T114">terminoloji</text:span><text:span text:style-name="T553"> </text:span><text:span text:style-name="T114">sözlükleri</text:span><text:span text:style-name="T553"> </text:span><text:span text:style-name="T114">ile</text:span><text:span text:style-name="T553"> </text:span><text:span text:style-name="T255">K</text:span><text:span text:style-name="T114">ırgı</text:span><text:span text:style-name="T196">z</text:span><text:span text:style-name="T168">c</text:span><text:span text:style-name="T196">a</text:span><text:span text:style-name="T114">nın</text:span><text:span text:style-name="T553"> </text:span><text:span text:style-name="T114">zengin</text:span><text:span text:style-name="T553"> </text:span><text:span text:style-name="T114">kelime</text:span><text:span text:style-name="T126"> </text:span><text:span text:style-name="T114">hazinesi</text:span><text:span text:style-name="T437"> </text:span><text:span text:style-name="T114">çe</text:span><text:span text:style-name="T196">ş</text:span><text:span text:style-name="T114">itli</text:span><text:span text:style-name="T437"> </text:span><text:span text:style-name="T168">y</text:span><text:span text:style-name="T114">önlerden</text:span><text:span text:style-name="T437"> </text:span><text:span text:style-name="T255">a</text:span><text:span text:style-name="T114">r</text:span><text:span text:style-name="T196">aş</text:span><text:span text:style-name="T114">tırı</text:span><text:span text:style-name="T168">l</text:span><text:span text:style-name="T255">m</text:span><text:span text:style-name="T114">ış</text:span><text:span text:style-name="T602"> </text:span><text:span text:style-name="T114">ve</text:span><text:span text:style-name="T602"> </text:span><text:span text:style-name="T114">orta</text:span><text:span text:style-name="T168">y</text:span><text:span text:style-name="T114">a</text:span><text:span text:style-name="T437"> </text:span><text:span text:style-name="T196">k</text:span><text:span text:style-name="T114">on</text:span><text:span text:style-name="T196">ul</text:span><text:span text:style-name="T255">m</text:span><text:span text:style-name="T114">u</text:span><text:span text:style-name="T196">ş</text:span><text:span text:style-name="T114">tur.</text:span></text:p>
      <text:p text:style-name="P110"><text:span text:style-name="T196">K</text:span><text:span text:style-name="T114">ırgız</text:span><text:span text:style-name="T359"> </text:span><text:span text:style-name="T114">leksi</text:span><text:span text:style-name="T168">k</text:span><text:span text:style-name="T114">ografisinin</text:span><text:span text:style-name="T341"> </text:span><text:span text:style-name="T114">tarihine</text:span><text:span text:style-name="T359"> </text:span><text:span text:style-name="T114">bakıld</text:span><text:span text:style-name="T196">ı</text:span><text:span text:style-name="T114">ğında,</text:span><text:span text:style-name="T341"> </text:span><text:span text:style-name="T114">çeviri</text:span><text:span text:style-name="T359"> </text:span><text:span text:style-name="T114">sözlüklerinin,</text:span><text:span text:style-name="T341"> </text:span><text:span text:style-name="T114">genellikle</text:span><text:span text:style-name="T126"> </text:span><text:span text:style-name="T114">Rusça,</text:span><text:span text:style-name="T594"> </text:span><text:span text:style-name="T114">İngilizce,</text:span><text:span text:style-name="T594"> </text:span><text:span text:style-name="T114">Fran</text:span><text:span text:style-name="T196">s</text:span><text:span text:style-name="T114">ızca,</text:span><text:span text:style-name="T498"> </text:span><text:span text:style-name="T114">A</text:span><text:span text:style-name="T168">l</text:span><text:span text:style-name="T255">m</text:span><text:span text:style-name="T196">a</text:span><text:span text:style-name="T114">nca</text:span><text:span text:style-name="T498"> </text:span><text:span text:style-name="T114">gibi</text:span><text:span text:style-name="T594"> </text:span><text:span text:style-name="T114">dün</text:span><text:span text:style-name="T168">y</text:span><text:span text:style-name="T114">a</text:span><text:span text:style-name="T602"> </text:span><text:span text:style-name="T114">dilleri</text:span><text:span text:style-name="T594"> </text:span><text:span text:style-name="T114">ile</text:span><text:span text:style-name="T594"> </text:span><text:span text:style-name="T114">ilgili</text:span><text:span text:style-name="T594"> </text:span><text:span text:style-name="T168">y</text:span><text:span text:style-name="T196">a</text:span><text:span text:style-name="T114">pıldığı</text:span><text:span text:style-name="T594"> </text:span><text:span text:style-name="T196">g</text:span><text:span text:style-name="T114">ö</text:span><text:span text:style-name="T196">r</text:span><text:span text:style-name="T114">ü</text:span><text:span text:style-name="T196">l</text:span><text:span text:style-name="T114">ü</text:span><text:span text:style-name="T196">r.</text:span></text:p>
      <text:p text:style-name="P125"><text:span text:style-name="T114">Türk</text:span><text:span text:style-name="T331"> </text:span><text:span text:style-name="T114">dili</text:span><text:span text:style-name="T333"> </text:span><text:span text:style-name="T114">ai</text:span><text:span text:style-name="T196">l</text:span><text:span text:style-name="T114">esi</text:span><text:span text:style-name="T331"> </text:span><text:span text:style-name="T114">içinde</text:span><text:span text:style-name="T338"> </text:span><text:span text:style-name="T114">ise,</text:span><text:span text:style-name="T331"> </text:span><text:span text:style-name="T114">hem</text:span><text:span text:style-name="T331"> </text:span><text:span text:style-name="T114">kar</text:span><text:span text:style-name="T196">ş</text:span><text:span text:style-name="T168">ı</text:span><text:span text:style-name="T114">l</text:span><text:span text:style-name="T196">aş</text:span><text:span text:style-name="T114">tı</text:span><text:span text:style-name="T168">r</text:span><text:span text:style-name="T196">ma</text:span><text:span text:style-name="T114">lı</text:span><text:span text:style-name="T331"> </text:span><text:span text:style-name="T114">gramerlerin,</text:span><text:span text:style-name="T338"> </text:span><text:span text:style-name="T114">hem</text:span><text:span text:style-name="T331"> </text:span><text:span text:style-name="T114">de</text:span><text:span text:style-name="T333"> </text:span><text:span text:style-name="T114">çeviri</text:span><text:span text:style-name="T126"> </text:span><text:span text:style-name="T114">sözlüklerinin</text:span><text:span text:style-name="T447"> </text:span><text:span text:style-name="T114">ha</text:span><text:span text:style-name="T196">z</text:span><text:span text:style-name="T114">ı</text:span><text:span text:style-name="T196">rla</text:span><text:span text:style-name="T168">n</text:span><text:span text:style-name="T196">mas</text:span><text:span text:style-name="T114">ı</text:span><text:span text:style-name="T581"> </text:span><text:span text:style-name="T196">ça</text:span><text:span text:style-name="T114">lış</text:span><text:span text:style-name="T196">mala</text:span><text:span text:style-name="T114">rı</text:span><text:span text:style-name="T168">n</text:span><text:span text:style-name="T114">ın</text:span><text:span text:style-name="T447"> </text:span><text:span text:style-name="T168">y</text:span><text:span text:style-name="T196">e</text:span><text:span text:style-name="T114">terince</text:span><text:span text:style-name="T581"> </text:span><text:span text:style-name="T114">ilgi</text:span><text:span text:style-name="T453"> </text:span><text:span text:style-name="T114">gör</text:span><text:span text:style-name="T255">m</text:span><text:span text:style-name="T196">e</text:span><text:span text:style-name="T114">d</text:span><text:span text:style-name="T196">i</text:span><text:span text:style-name="T114">ği,</text:span><text:span text:style-name="T453"> </text:span><text:span text:style-name="T114">ihmal</text:span><text:span text:style-name="T453"> </text:span><text:span text:style-name="T114">konusu</text:span><text:span text:style-name="T126"> </text:span><text:span text:style-name="T114">olup</text:span><text:span text:style-name="T217"> </text:span><text:span text:style-name="T114">geld</text:span><text:span text:style-name="T196">i</text:span><text:span text:style-name="T114">ği</text:span><text:span text:style-name="T217"> </text:span><text:span text:style-name="T114">bilin</text:span><text:span text:style-name="T255">m</text:span><text:span text:style-name="T196">e</text:span><text:span text:style-name="T114">ktedir.</text:span><text:span text:style-name="T224"> </text:span><text:span text:style-name="T114">Hâlbuki,</text:span><text:span text:style-name="T228"> </text:span><text:span text:style-name="T196">Tü</text:span><text:span text:style-name="T114">rk</text:span><text:span text:style-name="T228"> </text:span><text:span text:style-name="T114">dilleri</text:span><text:span text:style-name="T228"> </text:span><text:span text:style-name="T114">ka</text:span><text:span text:style-name="T255">r</text:span><text:span text:style-name="T196">ş</text:span><text:span text:style-name="T114">ılıklı</text:span><text:span text:style-name="T224"> </text:span><text:span text:style-name="T114">olarak</text:span><text:span text:style-name="T217"> </text:span><text:span text:style-name="T114">birbirini</text:span><text:span text:style-name="T228"> </text:span><text:span text:style-name="T114">zengin-</text:span><text:span text:style-name="T126"> </text:span><text:span text:style-name="T114">l</text:span><text:span text:style-name="T196">eş</text:span><text:span text:style-name="T114">tirmede, sözlük</text:span><text:span text:style-name="T168"> </text:span><text:span text:style-name="T114">f</text:span><text:span text:style-name="T196">o</text:span><text:span text:style-name="T114">nla</text:span><text:span text:style-name="T196">rı</text:span><text:span text:style-name="T114">nı ta</text:span><text:span text:style-name="T255">m</text:span><text:span text:style-name="T114">amlamada,</text:span><text:span text:style-name="T168"> </text:span><text:span text:style-name="T114">kelime ve</text:span><text:span text:style-name="T168"> </text:span><text:span text:style-name="T114">ter</text:span><text:span text:style-name="T168">i</text:span><text:span text:style-name="T114">m ortak</text:span><text:span text:style-name="T196">l</text:span><text:span text:style-name="T114">ığını</text:span><text:span text:style-name="T196"> </text:span><text:span text:style-name="T114">olu</text:span><text:span text:style-name="T196">ş</text:span><text:span text:style-name="T114">tu</text:span><text:span text:style-name="T255">r</text:span><text:span text:style-name="T196">m</text:span><text:span text:style-name="T114">a</text:span><text:span text:style-name="T168">d</text:span><text:span text:style-name="T114">a</text:span><text:span text:style-name="T126"> </text:span><text:span text:style-name="T114">paha</text:span><text:span text:style-name="T437"> </text:span><text:span text:style-name="T114">biçilmez</text:span><text:span text:style-name="T602"> </text:span><text:span text:style-name="T114">iç</text:span><text:span text:style-name="T602"> </text:span><text:span text:style-name="T114">kaynak</text:span><text:span text:style-name="T437"> </text:span><text:span text:style-name="T114">g</text:span><text:span text:style-name="T255">ö</text:span><text:span text:style-name="T114">revini</text:span><text:span text:style-name="T602"> </text:span><text:span text:style-name="T114">üstlenebilirlerdi.</text:span></text:p>
      <text:p text:style-name="P110"><text:span text:style-name="T114">Bilind</text:span><text:span text:style-name="T196">i</text:span><text:span text:style-name="T114">ği</text:span><text:span text:style-name="T521"> </text:span><text:span text:style-name="T114">gibi,</text:span><text:span text:style-name="T168"> </text:span><text:span text:style-name="T114">Türk <text:s/>dilleri</text:span><text:span text:style-name="T168"> </text:span><text:span text:style-name="T114">ara</text:span><text:span text:style-name="T196">s</text:span><text:span text:style-name="T114">ında</text:span><text:span text:style-name="T168"> </text:span><text:span text:style-name="T114">kar</text:span><text:span text:style-name="T196">ş</text:span><text:span text:style-name="T114">ılıklı</text:span><text:span text:style-name="T168"> </text:span><text:span text:style-name="T114">incel</text:span><text:span text:style-name="T168">e</text:span><text:span text:style-name="T255">m</text:span><text:span text:style-name="T114">e</text:span><text:span text:style-name="T168">l</text:span><text:span text:style-name="T114">er,</text:span><text:span text:style-name="T168"> </text:span><text:span text:style-name="T114">çevi</text:span><text:span text:style-name="T168">r</text:span><text:span text:style-name="T114">i ve</text:span><text:span text:style-name="T168"> </text:span><text:span text:style-name="T114">d</text:span><text:span text:style-name="T196">i</text:span><text:span text:style-name="T114">ğ</text:span><text:span text:style-name="T196">er</text:span><text:span text:style-name="T203"> </text:span><text:span text:style-name="T114">a</text:span><text:span text:style-name="T255">m</text:span><text:span text:style-name="T114">a</text:span><text:span text:style-name="T196">ç</text:span><text:span text:style-name="T114">lı</text:span><text:span text:style-name="T488"> </text:span><text:span text:style-name="T114">sözlüklerin</text:span><text:span text:style-name="T318"> </text:span><text:span text:style-name="T114">ha</text:span><text:span text:style-name="T196">z</text:span><text:span text:style-name="T114">ı</text:span><text:span text:style-name="T196">rlanmas</text:span><text:span text:style-name="T114">ı</text:span><text:span text:style-name="T488"> </text:span><text:span text:style-name="T196">ça</text:span><text:span text:style-name="T114">l</text:span><text:span text:style-name="T168">ı</text:span><text:span text:style-name="T114">ş</text:span><text:span text:style-name="T196">mala</text:span><text:span text:style-name="T114">rı,</text:span><text:span text:style-name="T318"> </text:span><text:span text:style-name="T114">ba</text:span><text:span text:style-name="T196">z</text:span><text:span text:style-name="T114">ı</text:span><text:span text:style-name="T488"> </text:span><text:span text:style-name="T114">objektif,</text:span><text:span text:style-name="T318"> </text:span><text:span text:style-name="T114">subj</text:span><text:span text:style-name="T255">e</text:span><text:span text:style-name="T114">ktif</text:span><text:span text:style-name="T488"> </text:span><text:span text:style-name="T114">sebeplerden</text:span><text:span text:style-name="T126"> </text:span><text:span text:style-name="T114">dol</text:span><text:span text:style-name="T255">a</text:span><text:span text:style-name="T168">y</text:span><text:span text:style-name="T114">ı</text:span><text:span text:style-name="T610"> </text:span><text:span text:style-name="T114">ih</text:span><text:span text:style-name="T255">m</text:span><text:span text:style-name="T196">a</text:span><text:span text:style-name="T114">l</text:span><text:span text:style-name="T610"> </text:span><text:span text:style-name="T114">edilege</text:span><text:span text:style-name="T168">l</text:span><text:span text:style-name="T255">m</text:span><text:span text:style-name="T196">iş</text:span><text:span text:style-name="T114">tir.</text:span></text:p>
      <text:p text:style-name="P125"><text:span text:style-name="T114">Tarihî</text:span><text:span text:style-name="T443"> </text:span><text:span text:style-name="T114">yönd</text:span><text:span text:style-name="T255">e</text:span><text:span text:style-name="T114">n</text:span><text:span text:style-name="T468"> </text:span><text:span text:style-name="T196">K</text:span><text:span text:style-name="T114">ırgı</text:span><text:span text:style-name="T196">zla</text:span><text:span text:style-name="T114">rın,</text:span><text:span text:style-name="T468"> </text:span><text:span text:style-name="T196">K</text:span><text:span text:style-name="T114">ıpçak,</text:span><text:span text:style-name="T443"> </text:span><text:span text:style-name="T114">Karluk</text:span><text:span text:style-name="T468"> </text:span><text:span text:style-name="T114">gr</text:span><text:span text:style-name="T196">u</text:span><text:span text:style-name="T114">buna</text:span><text:span text:style-name="T470"> </text:span><text:span text:style-name="T114">dâhil</text:span><text:span text:style-name="T468"> </text:span><text:span text:style-name="T114">olan</text:span><text:span text:style-name="T443"> </text:span><text:span text:style-name="T196">T</text:span><text:span text:style-name="T114">ürklerle</text:span><text:span text:style-name="T468"> </text:span><text:span text:style-name="T114">her</text:span><text:span text:style-name="T126"> </text:span><text:span text:style-name="T114">zaman</text:span><text:span text:style-name="T373"> </text:span><text:span text:style-name="T114">ko</text:span><text:span text:style-name="T537">m</text:span><text:span text:style-name="T114">şu</text:span><text:span text:style-name="T365"> </text:span><text:span text:style-name="T168">y</text:span><text:span text:style-name="T196">aşa</text:span><text:span text:style-name="T114">dıkları,</text:span><text:span text:style-name="T365"> </text:span><text:span text:style-name="T196">a</text:span><text:span text:style-name="T114">ynı</text:span><text:span text:style-name="T347"> </text:span><text:span text:style-name="T114">dış</text:span><text:span text:style-name="T365"> </text:span><text:span text:style-name="T114">ve</text:span><text:span text:style-name="T347"> </text:span><text:span text:style-name="T114">iç</text:span><text:span text:style-name="T365"> </text:span><text:span text:style-name="T114">etkenlere</text:span><text:span text:style-name="T373"> </text:span><text:span text:style-name="T114">maruz</text:span><text:span text:style-name="T365"> </text:span><text:span text:style-name="T114">kaldıkları</text:span><text:span text:style-name="T365"> </text:span><text:span text:style-name="T114">için</text:span><text:span text:style-name="T365"> </text:span><text:span text:style-name="T114">bu</text:span><text:span text:style-name="T365"> </text:span><text:span text:style-name="T114">halk-</text:span><text:span text:style-name="T126"> </text:span><text:span text:style-name="T196">la</text:span><text:span text:style-name="T114">rın</text:span><text:span text:style-name="T359"> </text:span><text:span text:style-name="T114">kel</text:span><text:span text:style-name="T168">i</text:span><text:span text:style-name="T255">m</text:span><text:span text:style-name="T114">e</text:span><text:span text:style-name="T341"> </text:span><text:span text:style-name="T114">hazinelerinde</text:span><text:span text:style-name="T341"> </text:span><text:span text:style-name="T114">belli</text:span><text:span text:style-name="T341"> </text:span><text:span text:style-name="T114">derecede</text:span><text:span text:style-name="T359"> </text:span><text:span text:style-name="T114">benzer</text:span><text:span text:style-name="T359"> </text:span><text:span text:style-name="T114">s</text:span><text:span text:style-name="T168">ö</text:span><text:span text:style-name="T114">z</text:span><text:span text:style-name="T341"> </text:span><text:span text:style-name="T114">ka</text:span><text:span text:style-name="T168">t</text:span><text:span text:style-name="T196">m</text:span><text:span text:style-name="T114">anla</text:span><text:span text:style-name="T196">r</text:span><text:span text:style-name="T168">ı</text:span><text:span text:style-name="T114">nın</text:span><text:span text:style-name="T341"> </text:span><text:span text:style-name="T114">olu</text:span><text:span text:style-name="T196">ş</text:span><text:span text:style-name="T114">t</text:span><text:span text:style-name="T196">u</text:span><text:span text:style-name="T114">ğu</text:span><text:span text:style-name="T359"> </text:span><text:span text:style-name="T114">göze</text:span><text:span text:style-name="T126"> </text:span><text:span text:style-name="T196">çarpar</text:span><text:span text:style-name="T114">.</text:span><text:span text:style-name="T292"> </text:span><text:span text:style-name="T196">A</text:span><text:span text:style-name="T168">y</text:span><text:span text:style-name="T114">nı</text:span><text:span text:style-name="T292"> </text:span><text:span text:style-name="T114">fikir</text:span><text:span text:style-name="T288"> </text:span><text:span text:style-name="T196">K</text:span><text:span text:style-name="T114">ırgı</text:span><text:span text:style-name="T196">zca</text:span><text:span text:style-name="T114">nın,</text:span><text:span text:style-name="T288"> </text:span><text:span text:style-name="T114">Türkçenin</text:span><text:span text:style-name="T296"> </text:span><text:span text:style-name="T196">O</text:span><text:span text:style-name="T114">ğuz</text:span><text:span text:style-name="T288"> </text:span><text:span text:style-name="T114">grubu</text:span><text:span text:style-name="T196">n</text:span><text:span text:style-name="T114">daki</text:span><text:span text:style-name="T288"> </text:span><text:span text:style-name="T114">di</text:span><text:span text:style-name="T196">l</text:span><text:span text:style-name="T114">lerle</text:span><text:span text:style-name="T296"> </text:span><text:span text:style-name="T114">alâka</text:span><text:span text:style-name="T255">s</text:span><text:span text:style-name="T114">ı</text:span><text:span text:style-name="T296"> </text:span><text:span text:style-name="T114">için</text:span><text:span text:style-name="T126"> </text:span><text:span text:style-name="T114">sö</text:span><text:span text:style-name="T168">y</text:span><text:span text:style-name="T114">lene</text:span><text:span text:style-name="T255">m</text:span><text:span text:style-name="T114">ez.</text:span></text:p>
      <text:p text:style-name="P183"/>
      <text:p text:style-name="P9"/>
      <text:p text:style-name="P9"/>
      <text:p text:style-name="P9"/>
      <text:p text:style-name="P9"/>
      <text:p text:style-name="P9"/>
      <text:p text:style-name="P9"/>
      <text:p text:style-name="P109"/>
      <text:p text:style-name="P130"><text:span text:style-name="T114">Burada</text:span><text:span text:style-name="T470"> </text:span><text:span text:style-name="T196">O</text:span><text:span text:style-name="T114">ğuz</text:span><text:span text:style-name="T443"> </text:span><text:span text:style-name="T114">grub</text:span><text:span text:style-name="T196">u</text:span><text:span text:style-name="T114">nun</text:span><text:span text:style-name="T443"> </text:span><text:span text:style-name="T196">K</text:span><text:span text:style-name="T114">ırgı</text:span><text:span text:style-name="T196">zlarda</text:span><text:span text:style-name="T114">n</text:span><text:span text:style-name="T470"> </text:span><text:span text:style-name="T196">s</text:span><text:span text:style-name="T114">a</text:span><text:span text:style-name="T196">dec</text:span><text:span text:style-name="T114">e</text:span><text:span text:style-name="T470"> </text:span><text:span text:style-name="T196">c</text:span><text:span text:style-name="T114">oğrafî</text:span><text:span text:style-name="T443"> </text:span><text:span text:style-name="T114">uzaklığı</text:span><text:span text:style-name="T443"> </text:span><text:span text:style-name="T114">d</text:span><text:span text:style-name="T196">e</text:span><text:span text:style-name="T114">ğ</text:span><text:span text:style-name="T196">i</text:span><text:span text:style-name="T114">l,</text:span><text:span text:style-name="T443"> </text:span><text:span text:style-name="T114">Anadolu</text:span><text:span text:style-name="T126"> </text:span><text:span text:style-name="T114">Türkçesi</text:span><text:span text:style-name="T415"> </text:span><text:span text:style-name="T114">gibi</text:span><text:span text:style-name="T506"> </text:span><text:span text:style-name="T114">grubun</text:span><text:span text:style-name="T415"> </text:span><text:span text:style-name="T114">en</text:span><text:span text:style-name="T506"> </text:span><text:span text:style-name="T114">kalaba</text:span><text:span text:style-name="T196">l</text:span><text:span text:style-name="T114">ık</text:span><text:span text:style-name="T415"> </text:span><text:span text:style-name="T114">temsilcisinin</text:span><text:span text:style-name="T537"> </text:span><text:span text:style-name="T114">s</text:span><text:span text:style-name="T196">i</text:span><text:span text:style-name="T168">y</text:span><text:span text:style-name="T114">asî,</text:span><text:span text:style-name="T415"> </text:span><text:span text:style-name="T114">ekono</text:span><text:span text:style-name="T255">m</text:span><text:span text:style-name="T114">ik</text:span><text:span text:style-name="T415"> </text:span><text:span text:style-name="T255">a</text:span><text:span text:style-name="T114">y</text:span><text:span text:style-name="T196">r</text:span><text:span text:style-name="T114">ı</text:span><text:span text:style-name="T196">ca</text:span><text:span text:style-name="T114">lığı</text:span><text:span text:style-name="T415"> </text:span><text:span text:style-name="T114">ve</text:span><text:span text:style-name="T537"> </text:span><text:span text:style-name="T114">d</text:span><text:span text:style-name="T196">iğer</text:span><text:span text:style-name="T203"> </text:span><text:span text:style-name="T114">gruplarla</text:span><text:span text:style-name="T594"> </text:span><text:span text:style-name="T114">arala</text:span><text:span text:style-name="T196">r</text:span><text:span text:style-name="T114">ında</text:span><text:span text:style-name="T594"> </text:span><text:span text:style-name="T168">y</text:span><text:span text:style-name="T196">a</text:span><text:span text:style-name="T114">k</text:span><text:span text:style-name="T196">ı</text:span><text:span text:style-name="T114">n</text:span><text:span text:style-name="T594"> </text:span><text:span text:style-name="T114">bir</text:span><text:span text:style-name="T594"> </text:span><text:span text:style-name="T114">temas</text:span><text:span text:style-name="T498"> </text:span><text:span text:style-name="T114">olmadan</text:span><text:span text:style-name="T594"> </text:span><text:span text:style-name="T114">gel</text:span><text:span text:style-name="T196">i</text:span><text:span text:style-name="T114">ş</text:span><text:span text:style-name="T255">m</text:span><text:span text:style-name="T114">esi</text:span><text:span text:style-name="T498"> </text:span><text:span text:style-name="T114">de</text:span><text:span text:style-name="T594"> </text:span><text:span text:style-name="T114">öne</text:span><text:span text:style-name="T255">m</text:span><text:span text:style-name="T114">li</text:span><text:span text:style-name="T594"> </text:span><text:span text:style-name="T114">rol</text:span><text:span text:style-name="T498"> </text:span><text:span text:style-name="T196">o</text:span><text:span text:style-name="T114">yna</text:span><text:span text:style-name="T255">m</text:span><text:span text:style-name="T168">ı</text:span><text:span text:style-name="T196">ş</text:span><text:span text:style-name="T114">tır.</text:span></text:p>
      <text:p text:style-name="P110"><text:span text:style-name="T114">Türk</text:span><text:span text:style-name="T196">i</text:span><text:span text:style-name="T168">y</text:span><text:span text:style-name="T114">e</text:span><text:span text:style-name="T459"> </text:span><text:span text:style-name="T114">Türkçesinin</text:span><text:span text:style-name="T459"> </text:span><text:span text:style-name="T114">600</text:span><text:span text:style-name="T457"> </text:span><text:span text:style-name="T168">y</text:span><text:span text:style-name="T114">ı</text:span><text:span text:style-name="T196">l</text:span><text:span text:style-name="T114">a</text:span><text:span text:style-name="T534"> </text:span><text:span text:style-name="T168">y</text:span><text:span text:style-name="T196">a</text:span><text:span text:style-name="T114">kın</text:span><text:span text:style-name="T457"> </text:span><text:span text:style-name="T114">b</text:span><text:span text:style-name="T196">i</text:span><text:span text:style-name="T114">r</text:span><text:span text:style-name="T459"> </text:span><text:span text:style-name="T114">süre</text:span><text:span text:style-name="T457"> </text:span><text:span text:style-name="T114">bir</text:span><text:span text:style-name="T459"> </text:span><text:span text:style-name="T114">d</text:span><text:span text:style-name="T168">ü</text:span><text:span text:style-name="T196">n</text:span><text:span text:style-name="T168">y</text:span><text:span text:style-name="T114">a</text:span><text:span text:style-name="T459"> </text:span><text:span text:style-name="T114">devletinin,</text:span><text:span text:style-name="T457"> </text:span><text:span text:style-name="T114">Osman</text:span><text:span text:style-name="T196">l</text:span><text:span text:style-name="T114">ı</text:span><text:span text:style-name="T126"> </text:span><text:span text:style-name="T168">İ</text:span><text:span text:style-name="T255">m</text:span><text:span text:style-name="T114">paratorluğu’nun</text:span><text:span text:style-name="T461"> </text:span><text:span text:style-name="T114">res</text:span><text:span text:style-name="T255">m</text:span><text:span text:style-name="T114">î</text:span><text:span text:style-name="T461"> </text:span><text:span text:style-name="T114">dili</text:span><text:span text:style-name="T379"> </text:span><text:span text:style-name="T114">olarak</text:span><text:span text:style-name="T391"> </text:span><text:span text:style-name="T168">y</text:span><text:span text:style-name="T196">a</text:span><text:span text:style-name="T255">z</text:span><text:span text:style-name="T114">ılı</text:span><text:span text:style-name="T379"> </text:span><text:span text:style-name="T114">ve</text:span><text:span text:style-name="T461"> </text:span><text:span text:style-name="T114">sözlü</text:span><text:span text:style-name="T461"> </text:span><text:span text:style-name="T196">ş</text:span><text:span text:style-name="T114">ekillerini</text:span><text:span text:style-name="T461"> </text:span><text:span text:style-name="T114">devam</text:span><text:span text:style-name="T461"> </text:span><text:span text:style-name="T114">ettir</text:span><text:span text:style-name="T255">m</text:span><text:span text:style-name="T114">iş</text:span><text:span text:style-name="T126"> </text:span><text:span text:style-name="T114">olma</text:span><text:span text:style-name="T196">s</text:span><text:span text:style-name="T114">ı,</text:span><text:span text:style-name="T594"> </text:span><text:span text:style-name="T114">bu</text:span><text:span text:style-name="T594"> </text:span><text:span text:style-name="T114">di</text:span><text:span text:style-name="T196">l</text:span><text:span text:style-name="T114">in</text:span><text:span text:style-name="T498"> </text:span><text:span text:style-name="T114">sürekli</text:span><text:span text:style-name="T594"> </text:span><text:span text:style-name="T114">b</text:span><text:span text:style-name="T196">üy</text:span><text:span text:style-name="T114">üme</text:span><text:span text:style-name="T594"> </text:span><text:span text:style-name="T114">ve</text:span><text:span text:style-name="T498"> </text:span><text:span text:style-name="T114">gel</text:span><text:span text:style-name="T196">i</text:span><text:span text:style-name="T114">şme</text:span><text:span text:style-name="T594"> </text:span><text:span text:style-name="T114">se</text:span><text:span text:style-name="T168">y</text:span><text:span text:style-name="T114">ri</text:span><text:span text:style-name="T196">n</text:span><text:span text:style-name="T114">de</text:span><text:span text:style-name="T594"> </text:span><text:span text:style-name="T114">olma</text:span><text:span text:style-name="T196">s</text:span><text:span text:style-name="T114">ını</text:span><text:span text:style-name="T498"> </text:span><text:span text:style-name="T196">sa</text:span><text:span text:style-name="T114">ğ</text:span><text:span text:style-name="T168">la</text:span><text:span text:style-name="T255">m</text:span><text:span text:style-name="T114">ı</text:span><text:span text:style-name="T196">ş</text:span><text:span text:style-name="T114">tır.</text:span></text:p>
      <text:p text:style-name="P125"><text:span text:style-name="T114">As</text:span><text:span text:style-name="T168">y</text:span><text:span text:style-name="T196">a</text:span><text:span text:style-name="T114">,</text:span><text:span text:style-name="T365"> </text:span><text:span text:style-name="T114">Afrika,</text:span><text:span text:style-name="T373"> </text:span><text:span text:style-name="T114">Avrupa</text:span><text:span text:style-name="T373"> </text:span><text:span text:style-name="T114">gibi</text:span><text:span text:style-name="T347"> </text:span><text:span text:style-name="T114">üç</text:span><text:span text:style-name="T373"> </text:span><text:span text:style-name="T114">kıt</text:span><text:span text:style-name="T255">a</text:span><text:span text:style-name="T168">y</text:span><text:span text:style-name="T114">a</text:span><text:span text:style-name="T347"> </text:span><text:span text:style-name="T168">y</text:span><text:span text:style-name="T196">a</text:span><text:span text:style-name="T168">y</text:span><text:span text:style-name="T114">ılan</text:span><text:span text:style-name="T365"> </text:span><text:span text:style-name="T114">bu</text:span><text:span text:style-name="T365"> </text:span><text:span text:style-name="T114">b</text:span><text:span text:style-name="T196">ü</text:span><text:span text:style-name="T114">yük</text:span><text:span text:style-name="T365"> </text:span><text:span text:style-name="T114">İ</text:span><text:span text:style-name="T255">m</text:span><text:span text:style-name="T114">parato</text:span><text:span text:style-name="T168">r</text:span><text:span text:style-name="T114">l</text:span><text:span text:style-name="T196">u</text:span><text:span text:style-name="T114">ğun</text:span><text:span text:style-name="T347"> </text:span><text:span text:style-name="T114">iç</text:span><text:span text:style-name="T373"> </text:span><text:span text:style-name="T114">ve</text:span><text:span text:style-name="T126"> </text:span><text:span text:style-name="T114">dış</text:span><text:span text:style-name="T506"> </text:span><text:span text:style-name="T114">b</text:span><text:span text:style-name="T196">a</text:span><text:span text:style-name="T114">ğlan</text:span><text:span text:style-name="T196">t</text:span><text:span text:style-name="T114">ı</text:span><text:span text:style-name="T196">la</text:span><text:span text:style-name="T114">rını,</text:span><text:span text:style-name="T506"> </text:span><text:span text:style-name="T114">iht</text:span><text:span text:style-name="T196">i</text:span><text:span text:style-name="T168">y</text:span><text:span text:style-name="T114">açl</text:span><text:span text:style-name="T255">a</text:span><text:span text:style-name="T196">r</text:span><text:span text:style-name="T114">ını</text:span><text:span text:style-name="T415"> </text:span><text:span text:style-name="T114">kar</text:span><text:span text:style-name="T196">ş</text:span><text:span text:style-name="T114">ıla</text:span><text:span text:style-name="T168">y</text:span><text:span text:style-name="T255">a</text:span><text:span text:style-name="T114">bilen</text:span><text:span text:style-name="T506"> </text:span><text:span text:style-name="T114">Türkçe</text:span><text:span text:style-name="T506"> </text:span><text:span text:style-name="T114">Arapça,</text:span><text:span text:style-name="T506"> </text:span><text:span text:style-name="T114">Farsça</text:span><text:span text:style-name="T415"> </text:span><text:span text:style-name="T114">ve</text:span><text:span text:style-name="T506"> </text:span><text:span text:style-name="T114">belli</text:span><text:span text:style-name="T415"> </text:span><text:span text:style-name="T114">ölçüde</text:span><text:span text:style-name="T126"> </text:span><text:span text:style-name="T114">Avrupa</text:span><text:span text:style-name="T331"> </text:span><text:span text:style-name="T114">(genellikle</text:span><text:span text:style-name="T338"> </text:span><text:span text:style-name="T114">Fran</text:span><text:span text:style-name="T196">s</text:span><text:span text:style-name="T114">ızca)</text:span><text:span text:style-name="T333"> </text:span><text:span text:style-name="T114">dillerinin</text:span><text:span text:style-name="T333"> </text:span><text:span text:style-name="T114">güçlü</text:span><text:span text:style-name="T338"> </text:span><text:span text:style-name="T114">etkisinde</text:span><text:span text:style-name="T333"> </text:span><text:span text:style-name="T114">kal</text:span><text:span text:style-name="T506">m</text:span><text:span text:style-name="T114">ış</text:span><text:span text:style-name="T338"> </text:span><text:span text:style-name="T114">da</text:span><text:span text:style-name="T331"> </text:span><text:span text:style-name="T114">olsa,</text:span><text:span text:style-name="T333"> </text:span><text:span text:style-name="T114">ha</text:span><text:span text:style-name="T196">l</text:span><text:span text:style-name="T114">kın</text:span><text:span text:style-name="T126"> </text:span><text:span text:style-name="T114">dilinde</text:span><text:span text:style-name="T602"> </text:span><text:span text:style-name="T114">ke</text:span><text:span text:style-name="T196">n</text:span><text:span text:style-name="T114">di</text:span><text:span text:style-name="T594"> </text:span><text:span text:style-name="T114">kök</text:span><text:span text:style-name="T196">ü</text:span><text:span text:style-name="T114">nden</text:span><text:span text:style-name="T602"> </text:span><text:span text:style-name="T196">h</text:span><text:span text:style-name="T114">iç</text:span><text:span text:style-name="T594"> </text:span><text:span text:style-name="T114">bir</text:span><text:span text:style-name="T594"> </text:span><text:span text:style-name="T114">za</text:span><text:span text:style-name="T255">m</text:span><text:span text:style-name="T196">a</text:span><text:span text:style-name="T114">n</text:span><text:span text:style-name="T594"> </text:span><text:span text:style-name="T114">kopma</text:span><text:span text:style-name="T537">m</text:span><text:span text:style-name="T168">ı</text:span><text:span text:style-name="T196">ş</text:span><text:span text:style-name="T114">tır.</text:span></text:p>
      <text:p text:style-name="P125"><text:span text:style-name="T114">Osman</text:span><text:span text:style-name="T196">l</text:span><text:span text:style-name="T114">ı </text:span><text:span text:style-name="T168">İ</text:span><text:span text:style-name="T255">m</text:span><text:span text:style-name="T168">p</text:span><text:span text:style-name="T114">aratorluğ</text:span><text:span text:style-name="T196">u</text:span><text:span text:style-name="T168">’</text:span><text:span text:style-name="T114">n</text:span><text:span text:style-name="T196">u</text:span><text:span text:style-name="T114">n</text:span><text:span text:style-name="T168"> </text:span><text:span text:style-name="T114">çök</text:span><text:span text:style-name="T255">m</text:span><text:span text:style-name="T114">esi</text:span><text:span text:style-name="T168"> </text:span><text:span text:style-name="T114">ve</text:span><text:span text:style-name="T168"> </text:span><text:span text:style-name="T114">1923</text:span><text:span text:style-name="T196"> </text:span><text:span text:style-name="T114">yılı</text:span><text:span text:style-name="T196">n</text:span><text:span text:style-name="T114">da C</text:span><text:span text:style-name="T168">u</text:span><text:span text:style-name="T255">m</text:span><text:span text:style-name="T114">huri</text:span><text:span text:style-name="T168">y</text:span><text:span text:style-name="T114">e</text:span><text:span text:style-name="T196">t</text:span><text:span text:style-name="T114">’in kuru</text:span><text:span text:style-name="T196">l</text:span><text:span text:style-name="T114">ma-</text:span><text:span text:style-name="T126"> </text:span><text:span text:style-name="T196">s</text:span><text:span text:style-name="T114">ından</text:span><text:span text:style-name="T359"> </text:span><text:span text:style-name="T114">sonra</text:span><text:span text:style-name="T341"> </text:span><text:span text:style-name="T114">genç</text:span><text:span text:style-name="T359"> </text:span><text:span text:style-name="T114">Türk</text:span><text:span text:style-name="T196">i</text:span><text:span text:style-name="T168">y</text:span><text:span text:style-name="T114">e</text:span><text:span text:style-name="T359"> </text:span><text:span text:style-name="T114">C</text:span><text:span text:style-name="T168">u</text:span><text:span text:style-name="T255">m</text:span><text:span text:style-name="T114">huri</text:span><text:span text:style-name="T168">y</text:span><text:span text:style-name="T114">et</text:span><text:span text:style-name="T196">i</text:span><text:span text:style-name="T168">’</text:span><text:span text:style-name="T114">n</text:span><text:span text:style-name="T196">i</text:span><text:span text:style-name="T114">n</text:span><text:span text:style-name="T359"> </text:span><text:span text:style-name="T114">ilk</text:span><text:span text:style-name="T359"> </text:span><text:span text:style-name="T114">çalış</text:span><text:span text:style-name="T196">mala</text:span><text:span text:style-name="T114">rından</text:span><text:span text:style-name="T359"> </text:span><text:span text:style-name="T168">b</text:span><text:span text:style-name="T114">iri</text:span><text:span text:style-name="T288"> </text:span><text:span text:style-name="T114">ülkenin</text:span><text:span text:style-name="T359"> </text:span><text:span text:style-name="T114">tüm</text:span><text:span text:style-name="T126"> </text:span><text:span text:style-name="T114">yurtt</text:span><text:span text:style-name="T196">aşla</text:span><text:span text:style-name="T114">rına</text:span><text:span text:style-name="T457"> </text:span><text:span text:style-name="T196">eş</text:span><text:span text:style-name="T114">it</text:span><text:span text:style-name="T457"> </text:span><text:span text:style-name="T114">bir</text:span><text:span text:style-name="T292"> </text:span><text:span text:style-name="T196">ş</text:span><text:span text:style-name="T114">ekilde</text:span><text:span text:style-name="T457"> </text:span><text:span text:style-name="T114">hizmet</text:span><text:span text:style-name="T292"> </text:span><text:span text:style-name="T114">e</text:span><text:span text:style-name="T168">d</text:span><text:span text:style-name="T114">ecek,</text:span><text:span text:style-name="T457"> </text:span><text:span text:style-name="T196">e</text:span><text:span text:style-name="T114">ğit</text:span><text:span text:style-name="T168">i</text:span><text:span text:style-name="T114">mde,</text:span><text:span text:style-name="T457"> </text:span><text:span text:style-name="T114">kültü</text:span><text:span text:style-name="T255">r</text:span><text:span text:style-name="T114">de</text:span><text:span text:style-name="T292"> </text:span><text:span text:style-name="T114">hı</text:span><text:span text:style-name="T196">z</text:span><text:span text:style-name="T114">lı</text:span><text:span text:style-name="T457"> </text:span><text:span text:style-name="T114">kalkı</text:span><text:span text:style-name="T196">nma</text:span><text:span text:style-name="T391">y</text:span><text:span text:style-name="T114">ı</text:span><text:span text:style-name="T126"> </text:span><text:span text:style-name="T196">sa</text:span><text:span text:style-name="T114">ğla</text:span><text:span text:style-name="T168">y</text:span><text:span text:style-name="T114">acak</text:span><text:span text:style-name="T224"> </text:span><text:span text:style-name="T114">bir</text:span><text:span text:style-name="T234"> </text:span><text:span text:style-name="T114">dil</text:span><text:span text:style-name="T224"> </text:span><text:span text:style-name="T114">refo</text:span><text:span text:style-name="T168">r</text:span><text:span text:style-name="T255">m</text:span><text:span text:style-name="T114">unun</text:span><text:span text:style-name="T234"> </text:span><text:span text:style-name="T114">gerçekl</text:span><text:span text:style-name="T196">eş</text:span><text:span text:style-name="T114">tiri</text:span><text:span text:style-name="T168">l</text:span><text:span text:style-name="T255">m</text:span><text:span text:style-name="T114">esi,</text:span><text:span text:style-name="T234"> </text:span><text:span text:style-name="T114">Osman</text:span><text:span text:style-name="T196">l</text:span><text:span text:style-name="T114">ı</text:span><text:span text:style-name="T234"> </text:span><text:span text:style-name="T114">Devletinin</text:span><text:span text:style-name="T224"> </text:span><text:span text:style-name="T114">son</text:span><text:span text:style-name="T234"> </text:span><text:span text:style-name="T114">zaman-</text:span><text:span text:style-name="T126"> </text:span><text:span text:style-name="T196">la</text:span><text:span text:style-name="T114">rında</text:span><text:span text:style-name="T453"> </text:span><text:span text:style-name="T114">birbi</text:span><text:span text:style-name="T255">r</text:span><text:span text:style-name="T114">inden</text:span><text:span text:style-name="T453"> </text:span><text:span text:style-name="T196">i</text:span><text:span text:style-name="T168">y</text:span><text:span text:style-name="T114">ice</text:span><text:span text:style-name="T453"> </text:span><text:span text:style-name="T196">k</text:span><text:span text:style-name="T114">op</text:span><text:span text:style-name="T255">m</text:span><text:span text:style-name="T114">uş</text:span><text:span text:style-name="T447"> </text:span><text:span text:style-name="T114">olan</text:span><text:span text:style-name="T453"> </text:span><text:span text:style-name="T114">res</text:span><text:span text:style-name="T255">m</text:span><text:span text:style-name="T114">î</text:span><text:span text:style-name="T453"> </text:span><text:span text:style-name="T114">ve</text:span><text:span text:style-name="T453"> </text:span><text:span text:style-name="T114">ede</text:span><text:span text:style-name="T168">b</text:span><text:span text:style-name="T114">î</text:span><text:span text:style-name="T453"> </text:span><text:span text:style-name="T114">dil</text:span><text:span text:style-name="T453"> </text:span><text:span text:style-name="T114">ile</text:span><text:span text:style-name="T453"> </text:span><text:span text:style-name="T114">halk</text:span><text:span text:style-name="T581"> </text:span><text:span text:style-name="T114">dili</text:span><text:span text:style-name="T453"> </text:span><text:span text:style-name="T114">ara</text:span><text:span text:style-name="T255">s</text:span><text:span text:style-name="T114">ındaki</text:span><text:span text:style-name="T126"> </text:span><text:span text:style-name="T114">uzakl</text:span><text:span text:style-name="T196">a</text:span><text:span text:style-name="T114">ş</text:span><text:span text:style-name="T196">ma</text:span><text:span text:style-name="T114">nın</text:span><text:span text:style-name="T240"> </text:span><text:span text:style-name="T114">ortadan</text:span><text:span text:style-name="T240"> </text:span><text:span text:style-name="T114">kald</text:span><text:span text:style-name="T196">ı</text:span><text:span text:style-name="T114">rı</text:span><text:span text:style-name="T168">l</text:span><text:span text:style-name="T255">m</text:span><text:span text:style-name="T196">as</text:span><text:span text:style-name="T114">ı</text:span><text:span text:style-name="T610"> </text:span><text:span text:style-name="T114">ol</text:span><text:span text:style-name="T255">m</text:span><text:span text:style-name="T114">uştur.</text:span></text:p>
      <text:p text:style-name="P179"><text:span text:style-name="T114">Türk</text:span><text:span text:style-name="T196">i</text:span><text:span text:style-name="T168">y</text:span><text:span text:style-name="T114">e</text:span><text:span text:style-name="T307"> </text:span><text:span text:style-name="T114">Cu</text:span><text:span text:style-name="T255">m</text:span><text:span text:style-name="T114">huri</text:span><text:span text:style-name="T168">y</text:span><text:span text:style-name="T114">etinin</text:span><text:span text:style-name="T307"> </text:span><text:span text:style-name="T114">kurucusu</text:span><text:span text:style-name="T310"> </text:span><text:span text:style-name="T114">Mustafa</text:span><text:span text:style-name="T310"> </text:span><text:span text:style-name="T114">Kemal</text:span><text:span text:style-name="T310"> </text:span><text:span text:style-name="T114">Atatürk’ün</text:span><text:span text:style-name="T307"> </text:span><text:span text:style-name="T114">önderliği</text:span><text:span text:style-name="T310"> </text:span><text:span text:style-name="T114">ve</text:span><text:span text:style-name="T126"> </text:span><text:span text:style-name="T114">bizzat</text:span><text:span text:style-name="T498"> </text:span><text:span text:style-name="T114">katkı</text:span><text:span text:style-name="T196">s</text:span><text:span text:style-name="T114">ı</text:span><text:span text:style-name="T415"> </text:span><text:span text:style-name="T114">ile</text:span><text:span text:style-name="T498"> </text:span><text:span text:style-name="T114">gerçekl</text:span><text:span text:style-name="T196">eş</text:span><text:span text:style-name="T114">t</text:span><text:span text:style-name="T168">i</text:span><text:span text:style-name="T114">rilen</text:span><text:span text:style-name="T506"> </text:span><text:span text:style-name="T114">dil</text:span><text:span text:style-name="T498"> </text:span><text:span text:style-name="T114">refor</text:span><text:span text:style-name="T255">m</text:span><text:span text:style-name="T114">u</text:span><text:span text:style-name="T506"> </text:span><text:span text:style-name="T114">i</text:span><text:span text:style-name="T168">l</text:span><text:span text:style-name="T114">e</text:span><text:span text:style-name="T498"> </text:span><text:span text:style-name="T114">Türk</text:span><text:span text:style-name="T506"> </text:span><text:span text:style-name="T114">dili</text:span><text:span text:style-name="T498"> </text:span><text:span text:style-name="T114">olarak</text:span><text:span text:style-name="T506"> </text:span><text:span text:style-name="T114">d</text:span><text:span text:style-name="T255">e</text:span><text:span text:style-name="T114">ği</text:span><text:span text:style-name="T196">ş</text:span><text:span text:style-name="T114">tirilen,</text:span><text:span text:style-name="T506"> </text:span><text:span text:style-name="T114">kel</text:span><text:span text:style-name="T168">i</text:span><text:span text:style-name="T114">me</text:span><text:span text:style-name="T126"> </text:span><text:span text:style-name="T168">y</text:span><text:span text:style-name="T196">a</text:span><text:span text:style-name="T114">pım</text:span><text:span text:style-name="T461"> </text:span><text:span text:style-name="T114">siste</text:span><text:span text:style-name="T196">m</text:span><text:span text:style-name="T114">i</text:span><text:span text:style-name="T384"> </text:span><text:span text:style-name="T114">esnek</text:span><text:span text:style-name="T384"> </text:span><text:span text:style-name="T114">ve</text:span><text:span text:style-name="T384"> </text:span><text:span text:style-name="T114">öz</text:span><text:span text:style-name="T384"> </text:span><text:span text:style-name="T114">Türkçe</text:span><text:span text:style-name="T384"> </text:span><text:span text:style-name="T114">kelimele</text:span><text:span text:style-name="T168">r</text:span><text:span text:style-name="T114">e</text:span><text:span text:style-name="T384"> </text:span><text:span text:style-name="T114">ve</text:span><text:span text:style-name="T384"> </text:span><text:span text:style-name="T114">eklere</text:span><text:span text:style-name="T384"> </text:span><text:span text:style-name="T114">dayandırılan,</text:span><text:span text:style-name="T384"> </text:span><text:span text:style-name="T114">t</text:span><text:span text:style-name="T196">o</text:span><text:span text:style-name="T114">plum</text:span><text:span text:style-name="T126"> </text:span><text:span text:style-name="T114">ha</text:span><text:span text:style-name="T168">y</text:span><text:span text:style-name="T196">a</text:span><text:span text:style-name="T114">tına</text:span><text:span text:style-name="T352"> </text:span><text:span text:style-name="T114">gi</text:span><text:span text:style-name="T255">r</text:span><text:span text:style-name="T196">m</text:span><text:span text:style-name="T114">ekte</text:span><text:span text:style-name="T586"> </text:span><text:span text:style-name="T114">olan</text:span><text:span text:style-name="T470"> </text:span><text:span text:style-name="T114">yeni</text:span><text:span text:style-name="T586"> </text:span><text:span text:style-name="T114">kavra</text:span><text:span text:style-name="T255">m</text:span><text:span text:style-name="T114">ları</text:span><text:span text:style-name="T470"> </text:span><text:span text:style-name="T114">ve</text:span><text:span text:style-name="T586"> </text:span><text:span text:style-name="T114">hadiseleri</text:span><text:span text:style-name="T470"> </text:span><text:span text:style-name="T114">anında</text:span><text:span text:style-name="T586"> </text:span><text:span text:style-name="T114">di</text:span><text:span text:style-name="T196">l</text:span><text:span text:style-name="T114">de</text:span><text:span text:style-name="T352"> </text:span><text:span text:style-name="T168">y</text:span><text:span text:style-name="T196">a</text:span><text:span text:style-name="T114">n</text:span><text:span text:style-name="T196">s</text:span><text:span text:style-name="T114">ı</text:span><text:span text:style-name="T196">tabilecek</text:span><text:span text:style-name="T203"> </text:span><text:span text:style-name="T114">kapasite</text:span><text:span text:style-name="T594"> </text:span><text:span text:style-name="T114">ve</text:span><text:span text:style-name="T498"> </text:span><text:span text:style-name="T114">potansi</text:span><text:span text:style-name="T168">y</text:span><text:span text:style-name="T196">e</text:span><text:span text:style-name="T114">le</text:span><text:span text:style-name="T498"> </text:span><text:span text:style-name="T114">sahip</text:span><text:span text:style-name="T594"> </text:span><text:span text:style-name="T168">y</text:span><text:span text:style-name="T196">e</text:span><text:span text:style-name="T114">ni</text:span><text:span text:style-name="T602"> </text:span><text:span text:style-name="T114">bir</text:span><text:span text:style-name="T498"> </text:span><text:span text:style-name="T255">e</text:span><text:span text:style-name="T114">debî</text:span><text:span text:style-name="T498"> </text:span><text:span text:style-name="T114">dil</text:span><text:span text:style-name="T594"> </text:span><text:span text:style-name="T114">gel</text:span><text:span text:style-name="T255">i</text:span><text:span text:style-name="T196">ş</text:span><text:span text:style-name="T114">tiril</text:span><text:span text:style-name="T255">m</text:span><text:span text:style-name="T168">i</text:span><text:span text:style-name="T196">ş</text:span><text:span text:style-name="T114">tir</text:span></text:p>
      <text:p text:style-name="P125"><text:span text:style-name="T114">1928</text:span><text:span text:style-name="T572"> </text:span><text:span text:style-name="T168">y</text:span><text:span text:style-name="T114">ıl</text:span><text:span text:style-name="T196">ı</text:span><text:span text:style-name="T114">nda</text:span><text:span text:style-name="T572"> </text:span><text:span text:style-name="T114">Arap</text:span><text:span text:style-name="T558"> </text:span><text:span text:style-name="T114">alfabes</text:span><text:span text:style-name="T168">i</text:span><text:span text:style-name="T114">nden</text:span><text:span text:style-name="T545"> </text:span><text:span text:style-name="T114">Türkçenin</text:span><text:span text:style-name="T402"> </text:span><text:span text:style-name="T114">ses</text:span><text:span text:style-name="T545"> </text:span><text:span text:style-name="T114">özelliğ</text:span><text:span text:style-name="T196">in</text:span><text:span text:style-name="T114">e</text:span><text:span text:style-name="T545"> </text:span><text:span text:style-name="T196">e</text:span><text:span text:style-name="T114">n</text:span><text:span text:style-name="T545"> </text:span><text:span text:style-name="T196">u</text:span><text:span text:style-name="T168">y</text:span><text:span text:style-name="T196">gu</text:span><text:span text:style-name="T114">n</text:span><text:span text:style-name="T545"> </text:span><text:span text:style-name="T196">ola</text:span><text:span text:style-name="T114">n</text:span><text:span text:style-name="T558"> </text:span><text:span text:style-name="T196">Lâtin</text:span><text:span text:style-name="T203"> </text:span><text:span text:style-name="T114">alfabesine</text:span><text:span text:style-name="T328"> </text:span><text:span text:style-name="T114">geçil</text:span><text:span text:style-name="T255">m</text:span><text:span text:style-name="T114">esi,</text:span><text:span text:style-name="T331"> </text:span><text:span text:style-name="T114">refor</text:span><text:span text:style-name="T255">m</text:span><text:span text:style-name="T114">un</text:span><text:span text:style-name="T326"> </text:span><text:span text:style-name="T114">b</text:span><text:span text:style-name="T537">a</text:span><text:span text:style-name="T196">ş</text:span><text:span text:style-name="T114">lı</text:span><text:span text:style-name="T196">c</text:span><text:span text:style-name="T114">a</text:span><text:span text:style-name="T331"> </text:span><text:span text:style-name="T114">a</text:span><text:span text:style-name="T255">m</text:span><text:span text:style-name="T196">aç</text:span><text:span text:style-name="T168">l</text:span><text:span text:style-name="T196">ar</text:span><text:span text:style-name="T114">ından</text:span><text:span text:style-name="T326"> </text:span><text:span text:style-name="T114">olan</text:span><text:span text:style-name="T328"> </text:span><text:span text:style-name="T114">Ara</text:span><text:span text:style-name="T196">p</text:span><text:span text:style-name="T114">ça</text:span><text:span text:style-name="T328"> </text:span><text:span text:style-name="T114">ve</text:span><text:span text:style-name="T326"> </text:span><text:span text:style-name="T114">Farsça</text:span><text:span text:style-name="T196">n</text:span><text:span text:style-name="T114">ın</text:span><text:span text:style-name="T126"> </text:span><text:span text:style-name="T114">etkisinden</text:span><text:span text:style-name="T586"> </text:span><text:span text:style-name="T114">kurtulmada</text:span><text:span text:style-name="T586"> </text:span><text:span text:style-name="T114">ve</text:span><text:span text:style-name="T470"> </text:span><text:span text:style-name="T114">sadece</text:span><text:span text:style-name="T586"> </text:span><text:span text:style-name="T114">üst</text:span><text:span text:style-name="T586"> </text:span><text:span text:style-name="T255">s</text:span><text:span text:style-name="T168">ı</text:span><text:span text:style-name="T114">nıf</text:span><text:span text:style-name="T443"> </text:span><text:span text:style-name="T255">m</text:span><text:span text:style-name="T196">e</text:span><text:span text:style-name="T114">nsupla</text:span><text:span text:style-name="T196">r</text:span><text:span text:style-name="T114">ının</text:span><text:span text:style-name="T586"> </text:span><text:span text:style-name="T114">ilet</text:span><text:span text:style-name="T196">işi</text:span><text:span text:style-name="T114">m</text:span><text:span text:style-name="T586"> </text:span><text:span text:style-name="T196">arac</text:span><text:span text:style-name="T114">ı</text:span><text:span text:style-name="T470"> </text:span><text:span text:style-name="T114">durumuna</text:span><text:span text:style-name="T126"> </text:span><text:span text:style-name="T114">gelen</text:span><text:span text:style-name="T537"> </text:span><text:span text:style-name="T114">Osmanlı</text:span><text:span text:style-name="T196">ca</text:span><text:span text:style-name="T168">y</text:span><text:span text:style-name="T114">ı</text:span><text:span text:style-name="T255"> </text:span><text:span text:style-name="T114">bü</text:span><text:span text:style-name="T196">t</text:span><text:span text:style-name="T114">ün</text:span><text:span text:style-name="T255"> </text:span><text:span text:style-name="T196">ha</text:span><text:span text:style-name="T114">lk</text:span><text:span text:style-name="T255"> </text:span><text:span text:style-name="T114">tabakala</text:span><text:span text:style-name="T196">r</text:span><text:span text:style-name="T168">ı</text:span><text:span text:style-name="T114">na</text:span><text:span text:style-name="T255"> </text:span><text:span text:style-name="T114">hi</text:span><text:span text:style-name="T168">z</text:span><text:span text:style-name="T255">m</text:span><text:span text:style-name="T114">et</text:span><text:span text:style-name="T196"> </text:span><text:span text:style-name="T114">edebilecek</text:span><text:span text:style-name="T255"> </text:span><text:span text:style-name="T168">y</text:span><text:span text:style-name="T196">e</text:span><text:span text:style-name="T114">ni</text:span><text:span text:style-name="T255"> </text:span><text:span text:style-name="T114">edebî</text:span><text:span text:style-name="T255"> </text:span><text:span text:style-name="T114">Türkçe</text:span><text:span text:style-name="T255"> </text:span><text:span text:style-name="T114">ile</text:span><text:span text:style-name="T126"> </text:span><text:span text:style-name="T114">d</text:span><text:span text:style-name="T196">e</text:span><text:span text:style-name="T114">ği</text:span><text:span text:style-name="T196">ş</text:span><text:span text:style-name="T114">tirmede</text:span><text:span text:style-name="T437"> </text:span><text:span text:style-name="T114">öne</text:span><text:span text:style-name="T255">m</text:span><text:span text:style-name="T114">li</text:span><text:span text:style-name="T614"> </text:span><text:span text:style-name="T114">ad</text:span><text:span text:style-name="T168">ı</text:span><text:span text:style-name="T255">m</text:span><text:span text:style-name="T168">l</text:span><text:span text:style-name="T114">ardan</text:span><text:span text:style-name="T614"> </text:span><text:span text:style-name="T114">biri</text:span><text:span text:style-name="T437"> </text:span><text:span text:style-name="T114">o</text:span><text:span text:style-name="T196">l</text:span><text:span text:style-name="T255">m</text:span><text:span text:style-name="T114">u</text:span><text:span text:style-name="T196">ş</text:span><text:span text:style-name="T114">tur.</text:span></text:p>
      <text:p text:style-name="P125"><text:span text:style-name="T114">192</text:span><text:span text:style-name="T196">0</text:span><text:span text:style-name="T114">’li</text:span><text:span text:style-name="T558"> </text:span><text:span text:style-name="T168">y</text:span><text:span text:style-name="T114">ılla</text:span><text:span text:style-name="T255">r</text:span><text:span text:style-name="T114">ın</text:span><text:span text:style-name="T408"> </text:span><text:span text:style-name="T114">sonu</text:span><text:span text:style-name="T553"> </text:span><text:span text:style-name="T114">1</text:span><text:span text:style-name="T196">9</text:span><text:span text:style-name="T114">3</text:span><text:span text:style-name="T196">0</text:span><text:span text:style-name="T114">’lu</text:span><text:span text:style-name="T402"> </text:span><text:span text:style-name="T168">y</text:span><text:span text:style-name="T114">ılların</text:span><text:span text:style-name="T402"> </text:span><text:span text:style-name="T196">baş</text:span><text:span text:style-name="T114">ından</text:span><text:span text:style-name="T408"> </text:span><text:span text:style-name="T114">itibaren</text:span><text:span text:style-name="T408"> </text:span><text:span text:style-name="T114">“dili</text:span><text:span text:style-name="T553"> </text:span><text:span text:style-name="T114">te</text:span><text:span text:style-name="T255">m</text:span><text:span text:style-name="T168">i</text:span><text:span text:style-name="T114">zleme”</text:span><text:span text:style-name="T408"> </text:span><text:span text:style-name="T114">ve</text:span><text:span text:style-name="T168">y</text:span><text:span text:style-name="T114">a</text:span><text:span text:style-name="T126"> </text:span><text:span text:style-name="T114">“Türkçel</text:span><text:span text:style-name="T196">eş</text:span><text:span text:style-name="T114">ti</text:span><text:span text:style-name="T168">r</text:span><text:span text:style-name="T114">me”</text:span><text:span text:style-name="T527"> </text:span><text:span text:style-name="T114">sloganıyla</text:span><text:span text:style-name="T490"> </text:span><text:span text:style-name="T114">b</text:span><text:span text:style-name="T196">aşla</text:span><text:span text:style-name="T114">tılan</text:span><text:span text:style-name="T527"> </text:span><text:span text:style-name="T114">dil</text:span><text:span text:style-name="T490"> </text:span><text:span text:style-name="T114">s</text:span><text:span text:style-name="T196">i</text:span><text:span text:style-name="T168">y</text:span><text:span text:style-name="T114">asetinin</text:span><text:span text:style-name="T527"> </text:span><text:span text:style-name="T114">temelinde</text:span><text:span text:style-name="T490"> </text:span><text:span text:style-name="T114">öz</text:span><text:span text:style-name="T527"> </text:span><text:span text:style-name="T114">Türkçe</text:span><text:span text:style-name="T490"> </text:span><text:span text:style-name="T114">kelime-</text:span><text:span text:style-name="T126"> </text:span><text:span text:style-name="T114">lerin</text:span><text:span text:style-name="T534"> </text:span><text:span text:style-name="T114">derle</text:span><text:span text:style-name="T168">n</text:span><text:span text:style-name="T114">mesi,</text:span><text:span text:style-name="T534"> </text:span><text:span text:style-name="T114">canlan</text:span><text:span text:style-name="T196">d</text:span><text:span text:style-name="T114">ı</text:span><text:span text:style-name="T168">r</text:span><text:span text:style-name="T114">ı</text:span><text:span text:style-name="T196">lmas</text:span><text:span text:style-name="T114">ı</text:span><text:span text:style-name="T459"> </text:span><text:span text:style-name="T114">ve</text:span><text:span text:style-name="T534"> </text:span><text:span text:style-name="T114">bu</text:span><text:span text:style-name="T534"> </text:span><text:span text:style-name="T114">örnek</text:span><text:span text:style-name="T459"> </text:span><text:span text:style-name="T114">kelimeler</text:span><text:span text:style-name="T534"> </text:span><text:span text:style-name="T114">esa</text:span><text:span text:style-name="T196">s</text:span><text:span text:style-name="T114">ında</text:span><text:span text:style-name="T534"> </text:span><text:span text:style-name="T168">y</text:span><text:span text:style-name="T196">e</text:span><text:span text:style-name="T114">ni</text:span><text:span text:style-name="T459"> </text:span><text:span text:style-name="T114">keli</text:span><text:span text:style-name="T255">m</text:span><text:span text:style-name="T114">eler</text:span><text:span text:style-name="T126"> </text:span><text:span text:style-name="T114">üretilmesi</text:span><text:span text:style-name="T352"> </text:span><text:span text:style-name="T114">g</text:span><text:span text:style-name="T168">i</text:span><text:span text:style-name="T114">bi</text:span><text:span text:style-name="T352"> </text:span><text:span text:style-name="T114">a</text:span><text:span text:style-name="T255">m</text:span><text:span text:style-name="T114">aç</text:span><text:span text:style-name="T168">l</text:span><text:span text:style-name="T114">ar</text:span><text:span text:style-name="T352"> </text:span><text:span text:style-name="T114">ya</text:span><text:span text:style-name="T255">t</text:span><text:span text:style-name="T114">ı</text:span><text:span text:style-name="T168">y</text:span><text:span text:style-name="T114">o</text:span><text:span text:style-name="T255">r</text:span><text:span text:style-name="T114">du.</text:span><text:span text:style-name="T352"> </text:span><text:span text:style-name="T114">Bu</text:span><text:span text:style-name="T373"> </text:span><text:span text:style-name="T114">hususta</text:span><text:span text:style-name="T352"> </text:span><text:span text:style-name="T168">y</text:span><text:span text:style-name="T196">a</text:span><text:span text:style-name="T114">pı</text:span><text:span text:style-name="T196">la</text:span><text:span text:style-name="T114">n</text:span><text:span text:style-name="T352"> </text:span><text:span text:style-name="T196">çal</text:span><text:span text:style-name="T114">ışmalar</text:span><text:span text:style-name="T352"> </text:span><text:span text:style-name="T114">genel</text:span><text:span text:style-name="T352"> </text:span><text:span text:style-name="T114">olarak</text:span><text:span text:style-name="T352"> </text:span><text:span text:style-name="T114">üç</text:span><text:span text:style-name="T126"> </text:span><text:span text:style-name="T114">yolla</text:span><text:span text:style-name="T553"> </text:span><text:span text:style-name="T114">gerçekl</text:span><text:span text:style-name="T196">eş</text:span><text:span text:style-name="T114">tiri</text:span><text:span text:style-name="T168">l</text:span><text:span text:style-name="T255">m</text:span><text:span text:style-name="T196">iş</text:span><text:span text:style-name="T114">tir:</text:span><text:span text:style-name="T188"> </text:span><text:span text:style-name="T114">Eski</text:span><text:span text:style-name="T408"> </text:span><text:span text:style-name="T114">Türk</text:span><text:span text:style-name="T553"> </text:span><text:span text:style-name="T114">ya</text:span><text:span text:style-name="T196">z</text:span><text:span text:style-name="T114">ıtlarının,</text:span><text:span text:style-name="T408"> </text:span><text:span text:style-name="T114">eserlerinin</text:span><text:span text:style-name="T553"> </text:span><text:span text:style-name="T114">dilinin</text:span><text:span text:style-name="T408"> </text:span><text:span text:style-name="T114">tara</text:span><text:span text:style-name="T168">n</text:span><text:span text:style-name="T255">m</text:span><text:span text:style-name="T114">a</text:span><text:span text:style-name="T255">s</text:span><text:span text:style-name="T114">ı,</text:span><text:span text:style-name="T126"> </text:span><text:span text:style-name="T255">Anad</text:span><text:span text:style-name="T196">o</text:span><text:span text:style-name="T537">l</text:span><text:span text:style-name="T255">u’nu</text:span><text:span text:style-name="T114">n</text:span><text:span text:style-name="T391"> </text:span><text:span text:style-name="T255">bütü</text:span><text:span text:style-name="T114">n</text:span><text:span text:style-name="T391"> </text:span><text:span text:style-name="T537">a</text:span><text:span text:style-name="T196">ğ</text:span><text:span text:style-name="T537">ı</text:span><text:span text:style-name="T255">zla</text:span><text:span text:style-name="T537">r</text:span><text:span text:style-name="T196">ı</text:span><text:span text:style-name="T255">n</text:span><text:span text:style-name="T537">ı</text:span><text:span text:style-name="T114">n</text:span><text:span text:style-name="T461"> </text:span><text:span text:style-name="T255">v</text:span><text:span text:style-name="T114">e</text:span><text:span text:style-name="T391"> </text:span><text:span text:style-name="T255">şivelerini</text:span><text:span text:style-name="T114">n</text:span><text:span text:style-name="T461"> </text:span><text:span text:style-name="T255">malzem</text:span><text:span text:style-name="T114">e</text:span><text:span text:style-name="T537">l</text:span><text:span text:style-name="T255">erini</text:span><text:span text:style-name="T114">n</text:span><text:span text:style-name="T391"> </text:span><text:span text:style-name="T196">d</text:span><text:span text:style-name="T537">e</text:span><text:span text:style-name="T255">rle</text:span><text:span text:style-name="T196">n</text:span><text:span text:style-name="T255">mes</text:span><text:span text:style-name="T114">i</text:span><text:span text:style-name="T461"> </text:span><text:span text:style-name="T196">v</text:span><text:span text:style-name="T114">e</text:span><text:span text:style-name="T168"> </text:span><text:span text:style-name="T255">T</text:span><text:span text:style-name="T196">ü</text:span><text:span text:style-name="T255">r</text:span><text:span text:style-name="T196">k</text:span><text:span text:style-name="T255">çe-</text:span><text:span text:style-name="T258"> </text:span><text:span text:style-name="T114">nin</text:span><text:span text:style-name="T602"> </text:span><text:span text:style-name="T114">tüm</text:span><text:span text:style-name="T437"> </text:span><text:span text:style-name="T114">kelime</text:span><text:span text:style-name="T602"> </text:span><text:span text:style-name="T168">y</text:span><text:span text:style-name="T196">a</text:span><text:span text:style-name="T114">pım</text:span><text:span text:style-name="T437"> </text:span><text:span text:style-name="T114">sis</text:span><text:span text:style-name="T168">t</text:span><text:span text:style-name="T114">e</text:span><text:span text:style-name="T255">m</text:span><text:span text:style-name="T114">inin</text:span><text:span text:style-name="T602"> </text:span><text:span text:style-name="T114">harekete</text:span><text:span text:style-name="T594"> </text:span><text:span text:style-name="T114">geçiril</text:span><text:span text:style-name="T255">e</text:span><text:span text:style-name="T114">rek</text:span><text:span text:style-name="T437"> </text:span><text:span text:style-name="T168">y</text:span><text:span text:style-name="T196">e</text:span><text:span text:style-name="T114">ni</text:span><text:span text:style-name="T594"> </text:span><text:span text:style-name="T114">keli</text:span><text:span text:style-name="T255">m</text:span><text:span text:style-name="T114">elerin</text:span><text:span text:style-name="T602"> </text:span><text:span text:style-name="T114">türetilmesi.</text:span></text:p>
      <text:p text:style-name="P125"><text:span text:style-name="T114">Türki</text:span><text:span text:style-name="T168">y</text:span><text:span text:style-name="T114">e</text:span><text:span text:style-name="T527"> </text:span><text:span text:style-name="T114">Türkçesinin</text:span><text:span text:style-name="T527"> </text:span><text:span text:style-name="T114">kendi</text:span><text:span text:style-name="T527"> </text:span><text:span text:style-name="T114">iç</text:span><text:span text:style-name="T490"> </text:span><text:span text:style-name="T114">k</text:span><text:span text:style-name="T255">a</text:span><text:span text:style-name="T168">y</text:span><text:span text:style-name="T114">nakla</text:span><text:span text:style-name="T196">r</text:span><text:span text:style-name="T114">ı</text:span><text:span text:style-name="T384"> </text:span><text:span text:style-name="T114">ile</text:span><text:span text:style-name="T527"> </text:span><text:span text:style-name="T114">beraber</text:span><text:span text:style-name="T490"> </text:span><text:span text:style-name="T196">b</text:span><text:span text:style-name="T114">u</text:span><text:span text:style-name="T527"> </text:span><text:span text:style-name="T114">çalış</text:span><text:span text:style-name="T255">m</text:span><text:span text:style-name="T196">a</text:span><text:span text:style-name="T168">y</text:span><text:span text:style-name="T114">a</text:span><text:span text:style-name="T384"> </text:span><text:span text:style-name="T196">a</text:span><text:span text:style-name="T114">ynı</text:span><text:span text:style-name="T527"> </text:span><text:span text:style-name="T114">kökten</text:span><text:span text:style-name="T126"> </text:span><text:span text:style-name="T114">gelen</text:span><text:span text:style-name="T443"> </text:span><text:span text:style-name="T114">Türk</text:span><text:span text:style-name="T468"> </text:span><text:span text:style-name="T114">halkla</text:span><text:span text:style-name="T196">r</text:span><text:span text:style-name="T114">ının</text:span><text:span text:style-name="T468"> </text:span><text:span text:style-name="T114">dil</text:span><text:span text:style-name="T443"> </text:span><text:span text:style-name="T114">örnekleri</text:span><text:span text:style-name="T468"> </text:span><text:span text:style-name="T114">de</text:span><text:span text:style-name="T468"> </text:span><text:span text:style-name="T114">gen</text:span><text:span text:style-name="T196">i</text:span><text:span text:style-name="T114">ş</text:span><text:span text:style-name="T443"> </text:span><text:span text:style-name="T114">ölçüde</text:span><text:span text:style-name="T443"> </text:span><text:span text:style-name="T114">dâhil</text:span><text:span text:style-name="T443"> </text:span><text:span text:style-name="T114">edi</text:span><text:span text:style-name="T168">l</text:span><text:span text:style-name="T114">me</text:span><text:span text:style-name="T168">y</text:span><text:span text:style-name="T114">e</text:span><text:span text:style-name="T443"> </text:span><text:span text:style-name="T114">ça</text:span><text:span text:style-name="T196">l</text:span><text:span text:style-name="T114">ı</text:span><text:span text:style-name="T196">ş</text:span><text:span text:style-name="T114">ı</text:span><text:span text:style-name="T168">l</text:span><text:span text:style-name="T255">m</text:span><text:span text:style-name="T168">ı</text:span><text:span text:style-name="T196">ş</text:span><text:span text:style-name="T114">tır.</text:span><text:span text:style-name="T126"> </text:span><text:span text:style-name="T114">Örn</text:span><text:span text:style-name="T196">e</text:span><text:span text:style-name="T114">ğin,</text:span><text:span text:style-name="T379"> </text:span><text:span text:style-name="T114">K.K.Yudahi</text:span><text:span text:style-name="T196">n</text:span><text:span text:style-name="T168">’</text:span><text:span text:style-name="T114">in</text:span><text:span text:style-name="T461"> </text:span><text:span text:style-name="T114">1940</text:span><text:span text:style-name="T379"> </text:span><text:span text:style-name="T114">yılında</text:span><text:span text:style-name="T461"> </text:span><text:span text:style-name="T114">Moskov</text:span><text:span text:style-name="T255">a</text:span><text:span text:style-name="T114">’da</text:span><text:span text:style-name="T384"> </text:span><text:span text:style-name="T168">y</text:span><text:span text:style-name="T255">a</text:span><text:span text:style-name="T391">y</text:span><text:span text:style-name="T114">ı</text:span><text:span text:style-name="T255">m</text:span><text:span text:style-name="T114">l</text:span><text:span text:style-name="T196">a</text:span><text:span text:style-name="T168">n</text:span><text:span text:style-name="T255">m</text:span><text:span text:style-name="T114">ış</text:span><text:span text:style-name="T379"> </text:span><text:span text:style-name="T114">olan</text:span><text:span text:style-name="T379"> </text:span><text:span text:style-name="T114">25</text:span><text:span text:style-name="T384"> </text:span><text:span text:style-name="T114">b</text:span><text:span text:style-name="T196">i</text:span><text:span text:style-name="T114">n</text:span><text:span text:style-name="T379"> </text:span><text:span text:style-name="T114">sözü</text:span><text:span text:style-name="T126"> </text:span><text:span text:style-name="T114">kapsa</text:span><text:span text:style-name="T168">y</text:span><text:span text:style-name="T114">an</text:span><text:span text:style-name="T310"> </text:span><text:span text:style-name="T114">“Kirgizsko-Russkiy</text:span><text:span text:style-name="T326"> </text:span><text:span text:style-name="T114">Slovar”(“</text:span><text:span text:style-name="T168">K</text:span><text:span text:style-name="T114">ırgı</text:span><text:span text:style-name="T196">zca</text:span><text:span text:style-name="T168">-</text:span><text:span text:style-name="T196">Rusç</text:span><text:span text:style-name="T114">a</text:span><text:span text:style-name="T310"> </text:span><text:span text:style-name="T196">Sözl</text:span><text:span text:style-name="T114">üğü”)</text:span><text:span text:style-name="T326"> </text:span><text:span text:style-name="T114">de</text:span><text:span text:style-name="T326"> </text:span><text:span text:style-name="T114">bu</text:span><text:span text:style-name="T326"> </text:span><text:span text:style-name="T114">ref</text:span><text:span text:style-name="T196">o</text:span><text:span text:style-name="T391">r</text:span><text:span text:style-name="T114">m</text:span><text:span text:style-name="T126"> </text:span><text:span text:style-name="T114">kapsa</text:span><text:span text:style-name="T537">m</text:span><text:span text:style-name="T114">ında</text:span><text:span text:style-name="T477"> </text:span><text:span text:style-name="T114">Abdullah</text:span><text:span text:style-name="T482"> </text:span><text:span text:style-name="T114">Ta</text:span><text:span text:style-name="T168">y</text:span><text:span text:style-name="T255">m</text:span><text:span text:style-name="T114">as</text:span><text:span text:style-name="T482"> </text:span><text:span text:style-name="T114">tara</text:span><text:span text:style-name="T196">f</text:span><text:span text:style-name="T114">ından</text:span><text:span text:style-name="T482"> </text:span><text:span text:style-name="T114">çevirilerek</text:span><text:span text:style-name="T482"> </text:span><text:span text:style-name="T114">194</text:span><text:span text:style-name="T196">5</text:span><text:span text:style-name="T114">’te</text:span><text:span text:style-name="T581"> </text:span><text:span text:style-name="T168">y</text:span><text:span text:style-name="T255">a</text:span><text:span text:style-name="T114">yı</text:span><text:span text:style-name="T255">m</text:span><text:span text:style-name="T114">l</text:span><text:span text:style-name="T196">a</text:span><text:span text:style-name="T168">n</text:span><text:span text:style-name="T255">m</text:span><text:span text:style-name="T114">ı</text:span><text:span text:style-name="T196">ş</text:span><text:span text:style-name="T168">t</text:span><text:span text:style-name="T114">ır.</text:span><text:span text:style-name="T126"> </text:span><text:span text:style-name="T114">Orijinaldeki</text:span><text:span text:style-name="T470"> </text:span><text:span text:style-name="T114">sonradan</text:span><text:span text:style-name="T470"> </text:span><text:span text:style-name="T114">el</text:span><text:span text:style-name="T196">e</text:span><text:span text:style-name="T114">ştirilip</text:span><text:span text:style-name="T470"> </text:span><text:span text:style-name="T114">düzelt</text:span><text:span text:style-name="T196">i</text:span><text:span text:style-name="T114">len</text:span><text:span text:style-name="T470"> </text:span><text:span text:style-name="T168">y</text:span><text:span text:style-name="T196">a</text:span><text:span text:style-name="T114">n</text:span><text:span text:style-name="T196">l</text:span><text:span text:style-name="T114">ı</text:span><text:span text:style-name="T196">ş</text:span><text:span text:style-name="T114">l</text:span><text:span text:style-name="T196">ı</text:span><text:span text:style-name="T114">klara,</text:span><text:span text:style-name="T470"> </text:span><text:span text:style-name="T114">eksikliklere</text:span><text:span text:style-name="T470"> </text:span><text:span text:style-name="T114">(“Sözlük”ün</text:span><text:span text:style-name="T126"> </text:span><text:span text:style-name="T114">1965’teki</text:span><text:span text:style-name="T365"> </text:span><text:span text:style-name="T114">düzeltil</text:span><text:span text:style-name="T255">m</text:span><text:span text:style-name="T196">i</text:span><text:span text:style-name="T114">ş</text:span><text:span text:style-name="T365"> </text:span><text:span text:style-name="T114">baskı</text:span><text:span text:style-name="T196">s</text:span><text:span text:style-name="T114">ı</text:span><text:span text:style-name="T373"> </text:span><text:span text:style-name="T114">40</text:span><text:span text:style-name="T373"> </text:span><text:span text:style-name="T114">b</text:span><text:span text:style-name="T196">i</text:span><text:span text:style-name="T114">n</text:span><text:span text:style-name="T373"> </text:span><text:span text:style-name="T114">kel</text:span><text:span text:style-name="T168">i</text:span><text:span text:style-name="T255">m</text:span><text:span text:style-name="T196">e</text:span><text:span text:style-name="T114">liktir)</text:span><text:span text:style-name="T373"> </text:span><text:span text:style-name="T114">ve</text:span><text:span text:style-name="T373"> </text:span><text:span text:style-name="T114">çeviri</text:span><text:span text:style-name="T373"> </text:span><text:span text:style-name="T114">hatala</text:span><text:span text:style-name="T255">r</text:span><text:span text:style-name="T114">ına</text:span><text:span text:style-name="T373"> </text:span><text:span text:style-name="T114">r</text:span><text:span text:style-name="T196">a</text:span><text:span text:style-name="T168">ğ</text:span><text:span text:style-name="T255">m</text:span><text:span text:style-name="T196">e</text:span><text:span text:style-name="T114">n</text:span><text:span text:style-name="T373"> </text:span><text:span text:style-name="T196">a</text:span><text:span text:style-name="T114">dı</text:span><text:span text:style-name="T126"> </text:span><text:span text:style-name="T114">geçen</text:span><text:span text:style-name="T470"> </text:span><text:span text:style-name="T114">sözlük</text:span><text:span text:style-name="T443"> </text:span><text:span text:style-name="T196">K</text:span><text:span text:style-name="T114">ırgız</text:span><text:span text:style-name="T443"> </text:span><text:span text:style-name="T196">v</text:span><text:span text:style-name="T114">e</text:span><text:span text:style-name="T443"> </text:span><text:span text:style-name="T168">T</text:span><text:span text:style-name="T114">ü</text:span><text:span text:style-name="T196">rki</text:span><text:span text:style-name="T168">y</text:span><text:span text:style-name="T114">e</text:span><text:span text:style-name="T443"> </text:span><text:span text:style-name="T196">Türk</text:span><text:span text:style-name="T255">ç</text:span><text:span text:style-name="T196">eler</text:span><text:span text:style-name="T114">i</text:span><text:span text:style-name="T443"> </text:span><text:span text:style-name="T196">a</text:span><text:span text:style-name="T168">r</text:span><text:span text:style-name="T196">a</text:span><text:span text:style-name="T114">sında</text:span><text:span text:style-name="T443"> </text:span><text:span text:style-name="T114">ilk</text:span><text:span text:style-name="T468"> </text:span><text:span text:style-name="T114">dil</text:span><text:span text:style-name="T468"> </text:span><text:span text:style-name="T114">köp</text:span><text:span text:style-name="T255">r</text:span><text:span text:style-name="T114">üsü</text:span><text:span text:style-name="T470"> </text:span><text:span text:style-name="T114">olarak</text:span><text:span text:style-name="T468"> </text:span><text:span text:style-name="T114">hâlen</text:span><text:span text:style-name="T126"> </text:span><text:span text:style-name="T196">hi</text:span><text:span text:style-name="T168">z</text:span><text:span text:style-name="T255">m</text:span><text:span text:style-name="T196">e</text:span><text:span text:style-name="T114">t</text:span><text:span text:style-name="T614"> </text:span><text:span text:style-name="T196">e</text:span><text:span text:style-name="T168">t</text:span><text:span text:style-name="T196">mes</text:span><text:span text:style-name="T114">i</text:span><text:span text:style-name="T437"> </text:span><text:span text:style-name="T196">aç</text:span><text:span text:style-name="T114">ı</text:span><text:span text:style-name="T196">s</text:span><text:span text:style-name="T114">ından</text:span><text:span text:style-name="T614"> </text:span><text:span text:style-name="T114">d</text:span><text:span text:style-name="T196">e</text:span><text:span text:style-name="T114">ğerlidir.</text:span></text:p>
      <text:p text:style-name="P184"/>
      <text:p text:style-name="P9"/>
      <text:p text:style-name="P9"/>
      <text:p text:style-name="P9"/>
      <text:p text:style-name="P9"/>
      <text:p text:style-name="P9"/>
      <text:p text:style-name="P9"/>
      <text:p text:style-name="P109"/>
      <text:p text:style-name="P181"><text:span text:style-name="T114">Elbette,</text:span><text:span text:style-name="T352"> </text:span><text:span text:style-name="T114">bugünkü</text:span><text:span text:style-name="T352"> </text:span><text:span text:style-name="T114">du</text:span><text:span text:style-name="T255">r</text:span><text:span text:style-name="T114">u</text:span><text:span text:style-name="T255">m</text:span><text:span text:style-name="T114">u</text:span><text:span text:style-name="T470"> </text:span><text:span text:style-name="T114">ile</text:span><text:span text:style-name="T586"> </text:span><text:span text:style-name="T114">Türki</text:span><text:span text:style-name="T168">y</text:span><text:span text:style-name="T114">e</text:span><text:span text:style-name="T352"> </text:span><text:span text:style-name="T196">T</text:span><text:span text:style-name="T114">ürkçesini</text:span><text:span text:style-name="T352"> </text:span><text:span text:style-name="T114">eksikliklerden,</text:span><text:span text:style-name="T352"> </text:span><text:span text:style-name="T114">problemler-</text:span><text:span text:style-name="T126"> </text:span><text:span text:style-name="T114">den</text:span><text:span text:style-name="T373"> </text:span><text:span text:style-name="T114">uzak</text:span><text:span text:style-name="T373"> </text:span><text:span text:style-name="T114">ideal</text:span><text:span text:style-name="T373"> </text:span><text:span text:style-name="T114">dil</text:span><text:span text:style-name="T373"> </text:span><text:span text:style-name="T114">olarak</text:span><text:span text:style-name="T373"> </text:span><text:span text:style-name="T114">göster</text:span><text:span text:style-name="T255">m</text:span><text:span text:style-name="T114">ek</text:span><text:span text:style-name="T352"> </text:span><text:span text:style-name="T114">mü</text:span><text:span text:style-name="T255">m</text:span><text:span text:style-name="T114">kün</text:span><text:span text:style-name="T373"> </text:span><text:span text:style-name="T114">d</text:span><text:span text:style-name="T537">e</text:span><text:span text:style-name="T114">ğildir.</text:span><text:span text:style-name="T373"> </text:span><text:span text:style-name="T114">Gel</text:span><text:span text:style-name="T196">i</text:span><text:span text:style-name="T114">ş</text:span><text:span text:style-name="T255">m</text:span><text:span text:style-name="T196">e</text:span><text:span text:style-name="T168">k</text:span><text:span text:style-name="T114">te</text:span><text:span text:style-name="T373"> </text:span><text:span text:style-name="T114">olan</text:span><text:span text:style-name="T373"> </text:span><text:span text:style-name="T114">herhangi</text:span><text:span text:style-name="T126"> </text:span><text:span text:style-name="T114">bir</text:span><text:span text:style-name="T304"> </text:span><text:span text:style-name="T255">m</text:span><text:span text:style-name="T114">illî</text:span><text:span text:style-name="T310"> </text:span><text:span text:style-name="T114">dilde</text:span><text:span text:style-name="T307"> </text:span><text:span text:style-name="T168">y</text:span><text:span text:style-name="T196">aş</text:span><text:span text:style-name="T114">andığı</text:span><text:span text:style-name="T301"> </text:span><text:span text:style-name="T114">gibi,</text:span><text:span text:style-name="T307"> </text:span><text:span text:style-name="T114">Türki</text:span><text:span text:style-name="T168">y</text:span><text:span text:style-name="T114">e</text:span><text:span text:style-name="T304"> </text:span><text:span text:style-name="T114">Türkçesinde</text:span><text:span text:style-name="T307"> </text:span><text:span text:style-name="T114">de</text:span><text:span text:style-name="T307"> </text:span><text:span text:style-name="T114">kendine</text:span><text:span text:style-name="T304"> </text:span><text:span text:style-name="T114">özgü</text:span><text:span text:style-name="T304"> </text:span><text:span text:style-name="T114">bir</text:span><text:span text:style-name="T307"> </text:span><text:span text:style-name="T114">ta</text:span><text:span text:style-name="T461">k</text:span><text:span text:style-name="T114">ım</text:span><text:span text:style-name="T126"> </text:span><text:span text:style-name="T114">sorunlar</text:span><text:span text:style-name="T581"> </text:span><text:span text:style-name="T114">ve</text:span><text:span text:style-name="T581"> </text:span><text:span text:style-name="T114">proble</text:span><text:span text:style-name="T255">m</text:span><text:span text:style-name="T114">ler</text:span><text:span text:style-name="T581"> </text:span><text:span text:style-name="T168">y</text:span><text:span text:style-name="T114">a</text:span><text:span text:style-name="T196">şa</text:span><text:span text:style-name="T168">n</text:span><text:span text:style-name="T255">m</text:span><text:span text:style-name="T196">akta</text:span><text:span text:style-name="T114">dır.</text:span><text:span text:style-name="T482"> </text:span><text:span text:style-name="T114">Yine</text:span><text:span text:style-name="T581"> </text:span><text:span text:style-name="T114">de</text:span><text:span text:style-name="T581"> </text:span><text:span text:style-name="T114">bugün</text:span><text:span text:style-name="T581"> </text:span><text:span text:style-name="T114">devlet</text:span><text:span text:style-name="T581"> </text:span><text:span text:style-name="T114">di</text:span><text:span text:style-name="T196">l</text:span><text:span text:style-name="T114">i</text:span><text:span text:style-name="T581"> </text:span><text:span text:style-name="T114">statüsüne</text:span><text:span text:style-name="T581"> </text:span><text:span text:style-name="T114">yeni</text:span><text:span text:style-name="T126"> </text:span><text:span text:style-name="T114">kavu</text:span><text:span text:style-name="T196">ş</text:span><text:span text:style-name="T255">m</text:span><text:span text:style-name="T114">uş</text:span><text:span text:style-name="T168"> </text:span><text:span text:style-name="T114">genç</text:span><text:span text:style-name="T391"> </text:span><text:span text:style-name="T114">Türk </text:span><text:span text:style-name="T168">y</text:span><text:span text:style-name="T196">az</text:span><text:span text:style-name="T114">ı</text:span><text:span text:style-name="T168"> </text:span><text:span text:style-name="T114">dilleri</text:span><text:span text:style-name="T168"> </text:span><text:span text:style-name="T114">için</text:span><text:span text:style-name="T391"> </text:span><text:span text:style-name="T114">Türki</text:span><text:span text:style-name="T168">y</text:span><text:span text:style-name="T114">e</text:span><text:span text:style-name="T168"> </text:span><text:span text:style-name="T114">Türkçesinin</text:span><text:span text:style-name="T168"> </text:span><text:span text:style-name="T114">geli</text:span><text:span text:style-name="T196">ş</text:span><text:span text:style-name="T114">im ve</text:span><text:span text:style-name="T391"> </text:span><text:span text:style-name="T114">ol</text:span><text:span text:style-name="T196">uş</text:span><text:span text:style-name="T168">um</text:span><text:span text:style-name="T173"> </text:span><text:span text:style-name="T114">tarihinden,ö</text:span><text:span text:style-name="T255">z</text:span><text:span text:style-name="T114">ellikle</text:span><text:span text:style-name="T602"> </text:span><text:span text:style-name="T114">de</text:span><text:span text:style-name="T437"> </text:span><text:span text:style-name="T114">dil</text:span><text:span text:style-name="T602"> </text:span><text:span text:style-name="T255">r</text:span><text:span text:style-name="T196">e</text:span><text:span text:style-name="T114">for</text:span><text:span text:style-name="T255">m</text:span><text:span text:style-name="T114">u</text:span><text:span text:style-name="T602"> </text:span><text:span text:style-name="T114">tecr</text:span><text:span text:style-name="T168">ü</text:span><text:span text:style-name="T114">belerinden</text:span><text:span text:style-name="T602"> </text:span><text:span text:style-name="T114">alac</text:span><text:span text:style-name="T506">a</text:span><text:span text:style-name="T114">ğı</text:span><text:span text:style-name="T602"> </text:span><text:span text:style-name="T114">örnekler</text:span><text:span text:style-name="T602"> </text:span><text:span text:style-name="T114">az</text:span><text:span text:style-name="T602"> </text:span><text:span text:style-name="T114">d</text:span><text:span text:style-name="T196">e</text:span><text:span text:style-name="T114">ğildir.</text:span></text:p>
      <text:p text:style-name="P125"><text:span text:style-name="T196">K</text:span><text:span text:style-name="T114">ırgızistan-</text:span><text:span text:style-name="T168">T</text:span><text:span text:style-name="T114">ürki</text:span><text:span text:style-name="T168">y</text:span><text:span text:style-name="T114">e</text:span><text:span text:style-name="T217"> </text:span><text:span text:style-name="T114">il</text:span><text:span text:style-name="T196">iş</text:span><text:span text:style-name="T114">ki</text:span><text:span text:style-name="T196">le</text:span><text:span text:style-name="T114">rinin</text:span><text:span text:style-name="T228"> </text:span><text:span text:style-name="T114">çok</text:span><text:span text:style-name="T217"> </text:span><text:span text:style-name="T168">y</text:span><text:span text:style-name="T196">ö</text:span><text:span text:style-name="T114">nlü</text:span><text:span text:style-name="T228"> </text:span><text:span text:style-name="T114">olarak</text:span><text:span text:style-name="T228"> </text:span><text:span text:style-name="T114">gel</text:span><text:span text:style-name="T196">iş</text:span><text:span text:style-name="T114">tiği</text:span><text:span text:style-name="T217"> </text:span><text:span text:style-name="T114">gü</text:span><text:span text:style-name="T196">n</text:span><text:span text:style-name="T114">ümüzde</text:span><text:span text:style-name="T228"> </text:span><text:span text:style-name="T114">ç</text:span><text:span text:style-name="T196">eş</text:span><text:span text:style-name="T114">itli</text:span><text:span text:style-name="T126"> </text:span><text:span text:style-name="T114">a</text:span><text:span text:style-name="T255">m</text:span><text:span text:style-name="T114">aç</text:span><text:span text:style-name="T506"> </text:span><text:span text:style-name="T114">ve</text:span><text:span text:style-name="T537"> </text:span><text:span text:style-name="T114">biçi</text:span><text:span text:style-name="T255">m</text:span><text:span text:style-name="T168">d</text:span><text:span text:style-name="T114">eki</text:span><text:span text:style-name="T415"> </text:span><text:span text:style-name="T114">Türkçe-</text:span><text:span text:style-name="T196">K</text:span><text:span text:style-name="T114">ırgızca</text:span><text:span text:style-name="T415"> </text:span><text:span text:style-name="T114">ve</text:span><text:span text:style-name="T415"> </text:span><text:span text:style-name="T196">K</text:span><text:span text:style-name="T114">ırgızca</text:span><text:span text:style-name="T537"> </text:span><text:span text:style-name="T114">Türkçe</text:span><text:span text:style-name="T415"> </text:span><text:span text:style-name="T114">sözlüklerin</text:span><text:span text:style-name="T537"> </text:span><text:span text:style-name="T114">hazırlanma</text:span><text:span text:style-name="T196">s</text:span><text:span text:style-name="T114">ı</text:span><text:span text:style-name="T168">na</text:span><text:span text:style-name="T173"> </text:span><text:span text:style-name="T114">b</text:span><text:span text:style-name="T196">ü</text:span><text:span text:style-name="T168">y</text:span><text:span text:style-name="T196">ü</text:span><text:span text:style-name="T114">k</text:span><text:span text:style-name="T217"> </text:span><text:span text:style-name="T114">i</text:span><text:span text:style-name="T196">h</text:span><text:span text:style-name="T114">t</text:span><text:span text:style-name="T196">i</text:span><text:span text:style-name="T168">y</text:span><text:span text:style-name="T114">aç</text:span><text:span text:style-name="T217"> </text:span><text:span text:style-name="T114">d</text:span><text:span text:style-name="T196">u</text:span><text:span text:style-name="T114">yul</text:span><text:span text:style-name="T255">m</text:span><text:span text:style-name="T196">a</text:span><text:span text:style-name="T114">kta</text:span><text:span text:style-name="T168">d</text:span><text:span text:style-name="T114">ır.</text:span><text:span text:style-name="T228"> </text:span><text:span text:style-name="T114">Özellikle</text:span><text:span text:style-name="T217"> </text:span><text:span text:style-name="T114">de</text:span><text:span text:style-name="T228"> </text:span><text:span text:style-name="T114">Türk</text:span><text:span text:style-name="T196">i</text:span><text:span text:style-name="T168">y</text:span><text:span text:style-name="T114">e</text:span><text:span text:style-name="T408"> </text:span><text:span text:style-name="T114">üniversitelerinde</text:span><text:span text:style-name="T228"> </text:span><text:span text:style-name="T114">Ç</text:span><text:span text:style-name="T196">a</text:span><text:span text:style-name="T114">ğd</text:span><text:span text:style-name="T196">a</text:span><text:span text:style-name="T114">ş</text:span><text:span text:style-name="T188"> </text:span><text:span text:style-name="T114">Türk</text:span><text:span text:style-name="T126"> </text:span><text:span text:style-name="T114">Dilleri</text:span><text:span text:style-name="T586"> </text:span><text:span text:style-name="T114">ve</text:span><text:span text:style-name="T586"> </text:span><text:span text:style-name="T114">E</text:span><text:span text:style-name="T168">d</text:span><text:span text:style-name="T114">ebi</text:span><text:span text:style-name="T168">y</text:span><text:span text:style-name="T114">atla</text:span><text:span text:style-name="T196">r</text:span><text:span text:style-name="T114">ı</text:span><text:span text:style-name="T470"> </text:span><text:span text:style-name="T114">bö</text:span><text:span text:style-name="T196">l</text:span><text:span text:style-name="T114">ü</text:span><text:span text:style-name="T255">m</text:span><text:span text:style-name="T114">lerinin,</text:span><text:span text:style-name="T470"> </text:span><text:span text:style-name="T196">K</text:span><text:span text:style-name="T114">ırgı</text:span><text:span text:style-name="T196">zistan</text:span><text:span text:style-name="T168">’</text:span><text:span text:style-name="T114">da</text:span><text:span text:style-name="T586"> </text:span><text:span text:style-name="T196">is</text:span><text:span text:style-name="T114">e</text:span><text:span text:style-name="T470"> </text:span><text:span text:style-name="T114">eğit</text:span><text:span text:style-name="T168">i</text:span><text:span text:style-name="T114">m</text:span><text:span text:style-name="T586"> </text:span><text:span text:style-name="T114">ve</text:span><text:span text:style-name="T470"> </text:span><text:span text:style-name="T114">öğretim</text:span><text:span text:style-name="T586"> </text:span><text:span text:style-name="T114">dili</text:span><text:span text:style-name="T168">n</text:span><text:span text:style-name="T114">in</text:span><text:span text:style-name="T126"> </text:span><text:span text:style-name="T196">K</text:span><text:span text:style-name="T114">ırgız</text:span><text:span text:style-name="T352"> </text:span><text:span text:style-name="T114">Türkçesi</text:span><text:span text:style-name="T586"> </text:span><text:span text:style-name="T114">ve</text:span><text:span text:style-name="T586"> </text:span><text:span text:style-name="T114">Türkiye</text:span><text:span text:style-name="T586"> </text:span><text:span text:style-name="T114">Türkçesi</text:span><text:span text:style-name="T586"> </text:span><text:span text:style-name="T114">olduğu</text:span><text:span text:style-name="T352"> </text:span><text:span text:style-name="T114">ilk</text:span><text:span text:style-name="T352"> </text:span><text:span text:style-name="T114">ve</text:span><text:span text:style-name="T352"> </text:span><text:span text:style-name="T114">yüksek</text:span><text:span text:style-name="T586"> </text:span><text:span text:style-name="T196">ö</text:span><text:span text:style-name="T114">ğret</text:span><text:span text:style-name="T196">i</text:span><text:span text:style-name="T114">m</text:span><text:span text:style-name="T352"> </text:span><text:span text:style-name="T114">kur</text:span><text:span text:style-name="T168">u</text:span><text:span text:style-name="T255">m</text:span><text:span text:style-name="T114">la</text:span><text:span text:style-name="T196">r</text:span><text:span text:style-name="T168">ı</text:span><text:span text:style-name="T114">nın</text:span><text:span text:style-name="T126"> </text:span><text:span text:style-name="T196">aç</text:span><text:span text:style-name="T114">ı</text:span><text:span text:style-name="T168">l</text:span><text:span text:style-name="T196">mas</text:span><text:span text:style-name="T114">ı,</text:span><text:span text:style-name="T224"> </text:span><text:span text:style-name="T114">bu</text:span><text:span text:style-name="T234"> </text:span><text:span text:style-name="T114">öğretim</text:span><text:span text:style-name="T224"> </text:span><text:span text:style-name="T114">kuru</text:span><text:span text:style-name="T255">m</text:span><text:span text:style-name="T114">la</text:span><text:span text:style-name="T196">r</text:span><text:span text:style-name="T114">ı</text:span><text:span text:style-name="T234"> </text:span><text:span text:style-name="T114">için</text:span><text:span text:style-name="T359"> </text:span><text:span text:style-name="T114">eleman</text:span><text:span text:style-name="T234"> </text:span><text:span text:style-name="T168">y</text:span><text:span text:style-name="T196">e</text:span><text:span text:style-name="T114">t</text:span><text:span text:style-name="T196">iş</text:span><text:span text:style-name="T114">tiri</text:span><text:span text:style-name="T168">l</text:span><text:span text:style-name="T255">m</text:span><text:span text:style-name="T114">esi,</text:span><text:span text:style-name="T224"> </text:span><text:span text:style-name="T114">i</text:span><text:span text:style-name="T168">l</text:span><text:span text:style-name="T114">mî</text:span><text:span text:style-name="T234"> </text:span><text:span text:style-name="T114">ve</text:span><text:span text:style-name="T234"> </text:span><text:span text:style-name="T114">pedagojik</text:span><text:span text:style-name="T126"> </text:span><text:span text:style-name="T168">y</text:span><text:span text:style-name="T255">a</text:span><text:span text:style-name="T168">y</text:span><text:span text:style-name="T114">ı</text:span><text:span text:style-name="T255">m</text:span><text:span text:style-name="T114">l</text:span><text:span text:style-name="T196">ar</text:span><text:span text:style-name="T114">ın</text:span><text:span text:style-name="T537"> </text:span><text:span text:style-name="T114">ha</text:span><text:span text:style-name="T196">z</text:span><text:span text:style-name="T114">ı</text:span><text:span text:style-name="T196">rla</text:span><text:span text:style-name="T168">n</text:span><text:span text:style-name="T255">m</text:span><text:span text:style-name="T114">a</text:span><text:span text:style-name="T196">s</text:span><text:span text:style-name="T114">ı</text:span><text:span text:style-name="T537"> </text:span><text:span text:style-name="T114">gibi</text:span><text:span text:style-name="T255"> </text:span><text:span text:style-name="T114">gereksinimlerden</text:span><text:span text:style-name="T537"> </text:span><text:span text:style-name="T114">dol</text:span><text:span text:style-name="T255">a</text:span><text:span text:style-name="T168">y</text:span><text:span text:style-name="T114">ı</text:span><text:span text:style-name="T415"> </text:span><text:span text:style-name="T114">bu</text:span><text:span text:style-name="T537"> </text:span><text:span text:style-name="T114">tür</text:span><text:span text:style-name="T255"> </text:span><text:span text:style-name="T114">sözlü</text:span><text:span text:style-name="T196">kle</text:span><text:span text:style-name="T114">re</text:span><text:span text:style-name="T537"> </text:span><text:span text:style-name="T114">olan</text:span><text:span text:style-name="T537"> </text:span><text:span text:style-name="T114">iht</text:span><text:span text:style-name="T196">i</text:span><text:span text:style-name="T168">y</text:span><text:span text:style-name="T114">aç</text:span><text:span text:style-name="T126"> </text:span><text:span text:style-name="T114">her</text:span><text:span text:style-name="T488"> </text:span><text:span text:style-name="T114">geçen</text:span><text:span text:style-name="T488"> </text:span><text:span text:style-name="T114">g</text:span><text:span text:style-name="T168">ü</text:span><text:span text:style-name="T114">n</text:span><text:span text:style-name="T318"> </text:span><text:span text:style-name="T114">ar</text:span><text:span text:style-name="T168">t</text:span><text:span text:style-name="T255">m</text:span><text:span text:style-name="T114">akta</text:span><text:span text:style-name="T196">d</text:span><text:span text:style-name="T114">ır.</text:span><text:span text:style-name="T488"> </text:span><text:span text:style-name="T196">K</text:span><text:span text:style-name="T114">ırgızistan</text:span><text:span text:style-name="T168">’</text:span><text:span text:style-name="T114">da</text:span><text:span text:style-name="T488"> </text:span><text:span text:style-name="T114">Türkçe,</text:span><text:span text:style-name="T318"> </text:span><text:span text:style-name="T168">İ</text:span><text:span text:style-name="T114">ngilizce</text:span><text:span text:style-name="T488"> </text:span><text:span text:style-name="T114">ve</text:span><text:span text:style-name="T318"> </text:span><text:span text:style-name="T114">Rusçadan</text:span><text:span text:style-name="T318"> </text:span><text:span text:style-name="T114">s</text:span><text:span text:style-name="T168">o</text:span><text:span text:style-name="T114">nra</text:span><text:span text:style-name="T126"> </text:span><text:span text:style-name="T114">öğrenil</text:span><text:span text:style-name="T255">m</text:span><text:span text:style-name="T114">esi</text:span><text:span text:style-name="T447"> </text:span><text:span text:style-name="T114">en</text:span><text:span text:style-name="T447"> </text:span><text:span text:style-name="T114">çok</text:span><text:span text:style-name="T447"> </text:span><text:span text:style-name="T114">tercih</text:span><text:span text:style-name="T447"> </text:span><text:span text:style-name="T114">edilen</text:span><text:span text:style-name="T447"> </text:span><text:span text:style-name="T114">bir</text:span><text:span text:style-name="T447"> </text:span><text:span text:style-name="T114">dil</text:span><text:span text:style-name="T468"> </text:span><text:span text:style-name="T114">hâline</text:span><text:span text:style-name="T447"> </text:span><text:span text:style-name="T114">ge</text:span><text:span text:style-name="T168">l</text:span><text:span text:style-name="T255">m</text:span><text:span text:style-name="T114">i</text:span><text:span text:style-name="T196">ş</text:span><text:span text:style-name="T114">tir.</text:span><text:span text:style-name="T447"> </text:span><text:span text:style-name="T114">Sözlüğ</text:span><text:span text:style-name="T196">ü</text:span><text:span text:style-name="T114">n</text:span><text:span text:style-name="T468"> </text:span><text:span text:style-name="T114">a</text:span><text:span text:style-name="T255">m</text:span><text:span text:style-name="T196">aç</text:span><text:span text:style-name="T168">l</text:span><text:span text:style-name="T196">a</text:span><text:span text:style-name="T114">rından</text:span><text:span text:style-name="T126"> </text:span><text:span text:style-name="T114">biri</text:span><text:span text:style-name="T379"> </text:span><text:span text:style-name="T114">de</text:span><text:span text:style-name="T384"> </text:span><text:span text:style-name="T114">Türk</text:span><text:span text:style-name="T379"> </text:span><text:span text:style-name="T114">C</text:span><text:span text:style-name="T168">u</text:span><text:span text:style-name="T255">m</text:span><text:span text:style-name="T114">huri</text:span><text:span text:style-name="T168">y</text:span><text:span text:style-name="T114">etlerinde</text:span><text:span text:style-name="T384"> </text:span><text:span text:style-name="T114">artan</text:span><text:span text:style-name="T527"> </text:span><text:span text:style-name="T114">Türki</text:span><text:span text:style-name="T168">y</text:span><text:span text:style-name="T114">e</text:span><text:span text:style-name="T384"> </text:span><text:span text:style-name="T114">Türkçesini</text:span><text:span text:style-name="T379"> </text:span><text:span text:style-name="T168">ö</text:span><text:span text:style-name="T114">ğrenme</text:span><text:span text:style-name="T384"> </text:span><text:span text:style-name="T114">ihti</text:span><text:span text:style-name="T168">y</text:span><text:span text:style-name="T114">a</text:span><text:span text:style-name="T196">c</text:span><text:span text:style-name="T114">ının</text:span><text:span text:style-name="T126"> </text:span><text:span text:style-name="T114">kar</text:span><text:span text:style-name="T196">ş</text:span><text:span text:style-name="T114">ıla</text:span><text:span text:style-name="T168">n</text:span><text:span text:style-name="T255">m</text:span><text:span text:style-name="T114">a</text:span><text:span text:style-name="T196">s</text:span><text:span text:style-name="T114">ına</text:span><text:span text:style-name="T566"> </text:span><text:span text:style-name="T168">y</text:span><text:span text:style-name="T196">a</text:span><text:span text:style-name="T114">rdı</text:span><text:span text:style-name="T255">m</text:span><text:span text:style-name="T196">c</text:span><text:span text:style-name="T114">ı</text:span><text:span text:style-name="T566"> </text:span><text:span text:style-name="T114">olmak</text:span><text:span text:style-name="T196">t</text:span><text:span text:style-name="T114">ır.</text:span></text:p>
      <text:p text:style-name="P125"><text:span text:style-name="T114">Sözlüğün</text:span><text:span text:style-name="T572"> </text:span><text:span text:style-name="T114">bir</text:span><text:span text:style-name="T572"> </text:span><text:span text:style-name="T114">diğer,</text:span><text:span text:style-name="T545"> </text:span><text:span text:style-name="T114">belki</text:span><text:span text:style-name="T572"> </text:span><text:span text:style-name="T114">de</text:span><text:span text:style-name="T545"> </text:span><text:span text:style-name="T114">en</text:span><text:span text:style-name="T545"> </text:span><text:span text:style-name="T114">öne</text:span><text:span text:style-name="T255">m</text:span><text:span text:style-name="T114">li</text:span><text:span text:style-name="T545"> </text:span><text:span text:style-name="T114">ama</text:span><text:span text:style-name="T196">c</text:span><text:span text:style-name="T114">ı,</text:span><text:span text:style-name="T558"> </text:span><text:span text:style-name="T114">Ç</text:span><text:span text:style-name="T196">a</text:span><text:span text:style-name="T114">ğd</text:span><text:span text:style-name="T196">a</text:span><text:span text:style-name="T114">ş</text:span><text:span text:style-name="T545"> </text:span><text:span text:style-name="T196">K</text:span><text:span text:style-name="T114">ırgız</text:span><text:span text:style-name="T545"> </text:span><text:span text:style-name="T114">Türkçesinin</text:span><text:span text:style-name="T545"> </text:span><text:span text:style-name="T114">söz</text:span><text:span text:style-name="T126"> </text:span><text:span text:style-name="T114">varlığının</text:span><text:span text:style-name="T379"> </text:span><text:span text:style-name="T114">t</text:span><text:span text:style-name="T196">ü</text:span><text:span text:style-name="T114">m</text:span><text:span text:style-name="T384"> </text:span><text:span text:style-name="T114">olanakla</text:span><text:span text:style-name="T196">r</text:span><text:span text:style-name="T168">ı</text:span><text:span text:style-name="T114">nı</text:span><text:span text:style-name="T384"> </text:span><text:span text:style-name="T196">K</text:span><text:span text:style-name="T114">ırgız</text:span><text:span text:style-name="T527"> </text:span><text:span text:style-name="T114">t</text:span><text:span text:style-name="T196">o</text:span><text:span text:style-name="T114">plu</text:span><text:span text:style-name="T255">m</text:span><text:span text:style-name="T114">unun</text:span><text:span text:style-name="T527"> </text:span><text:span text:style-name="T196">g</text:span><text:span text:style-name="T114">özleri</text:span><text:span text:style-name="T527"> </text:span><text:span text:style-name="T114">önüne</text:span><text:span text:style-name="T384"> </text:span><text:span text:style-name="T114">ser</text:span><text:span text:style-name="T255">m</text:span><text:span text:style-name="T196">e</text:span><text:span text:style-name="T114">ktir.</text:span><text:span text:style-name="T490"> </text:span><text:span text:style-name="T114">Bunu</text:span><text:span text:style-name="T126"> </text:span><text:span text:style-name="T196">Türki</text:span><text:span text:style-name="T168">y</text:span><text:span text:style-name="T114">e</text:span><text:span text:style-name="T534"> </text:span><text:span text:style-name="T196">Türkçes</text:span><text:span text:style-name="T114">i</text:span><text:span text:style-name="T534"> </text:span><text:span text:style-name="T196">gib</text:span><text:span text:style-name="T114">i</text:span><text:span text:style-name="T534"> </text:span><text:span text:style-name="T196">Tür</text:span><text:span text:style-name="T114">k</text:span><text:span text:style-name="T534"> </text:span><text:span text:style-name="T196">dil</text:span><text:span text:style-name="T114">i</text:span><text:span text:style-name="T534"> </text:span><text:span text:style-name="T114">ailesinin</text:span><text:span text:style-name="T534"> </text:span><text:span text:style-name="T114">en</text:span><text:span text:style-name="T534"> </text:span><text:span text:style-name="T114">güçlü</text:span><text:span text:style-name="T534"> </text:span><text:span text:style-name="T114">t</text:span><text:span text:style-name="T168">e</text:span><text:span text:style-name="T255">m</text:span><text:span text:style-name="T196">s</text:span><text:span text:style-name="T114">i</text:span><text:span text:style-name="T168">l</text:span><text:span text:style-name="T114">cisi</text:span><text:span text:style-name="T534"> </text:span><text:span text:style-name="T114">kar</text:span><text:span text:style-name="T196">ş</text:span><text:span text:style-name="T114">ı</text:span><text:span text:style-name="T196">s</text:span><text:span text:style-name="T114">ında</text:span><text:span text:style-name="T459"> </text:span><text:span text:style-name="T114">aktarma</text:span><text:span text:style-name="T126"> </text:span><text:span text:style-name="T114">yol</text:span><text:span text:style-name="T196">u</text:span><text:span text:style-name="T168">y</text:span><text:span text:style-name="T114">la</text:span><text:span text:style-name="T341"> </text:span><text:span text:style-name="T114">göster</text:span><text:span text:style-name="T255">m</text:span><text:span text:style-name="T114">ek,</text:span><text:span text:style-name="T347"> </text:span><text:span text:style-name="T255">K</text:span><text:span text:style-name="T114">ırgız</text:span><text:span text:style-name="T347"> </text:span><text:span text:style-name="T114">toplu</text:span><text:span text:style-name="T255">m</text:span><text:span text:style-name="T114">unundaki</text:span><text:span text:style-name="T365"> </text:span><text:span text:style-name="T114">son</text:span><text:span text:style-name="T347"> </text:span><text:span text:style-name="T114">zamanlarda</text:span><text:span text:style-name="T347"> </text:span><text:span text:style-name="T114">kendi</text:span><text:span text:style-name="T341"> </text:span><text:span text:style-name="T114">ana</text:span><text:span text:style-name="T347"> </text:span><text:span text:style-name="T114">diline</text:span><text:span text:style-name="T347"> </text:span><text:span text:style-name="T114">o</text:span><text:span text:style-name="T196">l</text:span><text:span text:style-name="T114">an</text:span><text:span text:style-name="T126"> </text:span><text:span text:style-name="T114">bakış</text:span><text:span text:style-name="T602"> </text:span><text:span text:style-name="T196">aç</text:span><text:span text:style-name="T114">ı</text:span><text:span text:style-name="T196">s</text:span><text:span text:style-name="T114">ını</text:span><text:span text:style-name="T602"> </text:span><text:span text:style-name="T114">d</text:span><text:span text:style-name="T196">e</text:span><text:span text:style-name="T114">ği</text:span><text:span text:style-name="T196">ştirece</text:span><text:span text:style-name="T114">ği</text:span><text:span text:style-name="T602"> </text:span><text:span text:style-name="T114">beklentisinden</text:span><text:span text:style-name="T602"> </text:span><text:span text:style-name="T114">dol</text:span><text:span text:style-name="T255">a</text:span><text:span text:style-name="T168">y</text:span><text:span text:style-name="T114">ı</text:span><text:span text:style-name="T602"> </text:span><text:span text:style-name="T114">da</text:span><text:span text:style-name="T602"> </text:span><text:span text:style-name="T114">çok</text:span><text:span text:style-name="T602"> </text:span><text:span text:style-name="T196">ö</text:span><text:span text:style-name="T114">ne</text:span><text:span text:style-name="T255">m</text:span><text:span text:style-name="T114">lidir.</text:span></text:p>
      <text:p text:style-name="P110"><text:span text:style-name="T114">Eserin</text:span><text:span text:style-name="T402"> </text:span><text:span text:style-name="T114">ilk</text:span><text:span text:style-name="T553"> </text:span><text:span text:style-name="T114">sa</text:span><text:span text:style-name="T168">y</text:span><text:span text:style-name="T114">fa</text:span><text:span text:style-name="T196">s</text:span><text:span text:style-name="T114">ına</text:span><text:span text:style-name="T553"> </text:span><text:span text:style-name="T114">“Ene</text:span><text:span text:style-name="T558"> </text:span><text:span text:style-name="T114">tilime</text:span><text:span text:style-name="T553"> </text:span><text:span text:style-name="T114">esteli</text:span><text:span text:style-name="T168">k</text:span><text:span text:style-name="T114">”</text:span><text:span text:style-name="T402"> </text:span><text:span text:style-name="T114">(</text:span><text:span text:style-name="T553"> </text:span><text:span text:style-name="T114">“Ana</text:span><text:span text:style-name="T553"> </text:span><text:span text:style-name="T114">dilime</text:span><text:span text:style-name="T553"> </text:span><text:span text:style-name="T114">armağan</text:span><text:span text:style-name="T168">”</text:span><text:span text:style-name="T114">)</text:span><text:span text:style-name="T402"> </text:span><text:span text:style-name="T114">cü</text:span><text:span text:style-name="T255">m</text:span><text:span text:style-name="T168">l</text:span><text:span text:style-name="T114">esi</text:span><text:span text:style-name="T553"> </text:span><text:span text:style-name="T168">d</text:span><text:span text:style-name="T114">e</text:span><text:span text:style-name="T126"> </text:span><text:span text:style-name="T114">i</text:span><text:span text:style-name="T196">ş</text:span><text:span text:style-name="T114">te</text:span><text:span text:style-name="T320"> </text:span><text:span text:style-name="T114">bu</text:span><text:span text:style-name="T320"> </text:span><text:span text:style-name="T114">amaçla</text:span><text:span text:style-name="T320"> </text:span><text:span text:style-name="T114">konul</text:span><text:span text:style-name="T255">m</text:span><text:span text:style-name="T114">u</text:span><text:span text:style-name="T196">ş</text:span><text:span text:style-name="T168">tu</text:span><text:span text:style-name="T114">r.</text:span><text:span text:style-name="T320"> </text:span><text:span text:style-name="T196">K</text:span><text:span text:style-name="T114">ırgı</text:span><text:span text:style-name="T196">zca</text:span><text:span text:style-name="T168">d</text:span><text:span text:style-name="T114">a</text:span><text:span text:style-name="T320"> </text:span><text:span text:style-name="T206">es</text:span><text:span text:style-name="T176">t</text:span><text:span text:style-name="T206">eli</text:span><text:span text:style-name="T130">k</text:span><text:span text:style-name="T322"> </text:span><text:span text:style-name="T114">keli</text:span><text:span text:style-name="T255">m</text:span><text:span text:style-name="T114">esinin</text:span><text:span text:style-name="T301"> </text:span><text:span text:style-name="T114">iki</text:span><text:span text:style-name="T304"> </text:span><text:span text:style-name="T114">anla</text:span><text:span text:style-name="T537">m</text:span><text:span text:style-name="T114">ı</text:span><text:span text:style-name="T320"> </text:span><text:span text:style-name="T114">vard</text:span><text:span text:style-name="T168">ı</text:span><text:span text:style-name="T114">r</text:span><text:span text:style-name="T320"> </text:span><text:span text:style-name="T114">:</text:span><text:span text:style-name="T126"> </text:span><text:span text:style-name="T114">1.ar</text:span><text:span text:style-name="T255">m</text:span><text:span text:style-name="T196">a</text:span><text:span text:style-name="T114">ğan.</text:span><text:span text:style-name="T359"> </text:span><text:span text:style-name="T114">2.</text:span><text:span text:style-name="T359"> </text:span><text:span text:style-name="T114">anıt.</text:span><text:span text:style-name="T359"> </text:span><text:span text:style-name="T114">Bu</text:span><text:span text:style-name="T359"> </text:span><text:span text:style-name="T114">ibare</text:span><text:span text:style-name="T168">y</text:span><text:span text:style-name="T114">i</text:span><text:span text:style-name="T359"> </text:span><text:span text:style-name="T114">Sözlü</text:span><text:span text:style-name="T196">ğ</text:span><text:span text:style-name="T114">ün</text:span><text:span text:style-name="T359"> </text:span><text:span text:style-name="T114">ilk</text:span><text:span text:style-name="T359"> </text:span><text:span text:style-name="T114">sa</text:span><text:span text:style-name="T168">y</text:span><text:span text:style-name="T114">fa</text:span><text:span text:style-name="T196">s</text:span><text:span text:style-name="T114">ına</text:span><text:span text:style-name="T359"> </text:span><text:span text:style-name="T114">k</text:span><text:span text:style-name="T196">o</text:span><text:span text:style-name="T168">y</text:span><text:span text:style-name="T196">a</text:span><text:span text:style-name="T114">rken</text:span><text:span text:style-name="T359"> </text:span><text:span text:style-name="T168">y</text:span><text:span text:style-name="T255">a</text:span><text:span text:style-name="T114">p</text:span><text:span text:style-name="T196">t</text:span><text:span text:style-name="T114">ığı</text:span><text:span text:style-name="T255">m</text:span><text:span text:style-name="T114">ız</text:span><text:span text:style-name="T341"> </text:span><text:span text:style-name="T196">e</text:span><text:span text:style-name="T114">s</text:span><text:span text:style-name="T196">e</text:span><text:span text:style-name="T168">r</text:span><text:span text:style-name="T196">in</text:span><text:span text:style-name="T203"> </text:span><text:span text:style-name="T114">halkı</text:span><text:span text:style-name="T255">m</text:span><text:span text:style-name="T114">ıza</text:span><text:span text:style-name="T594"> </text:span><text:span text:style-name="T114">bu</text:span><text:span text:style-name="T594"> </text:span><text:span text:style-name="T114">iki</text:span><text:span text:style-name="T594"> </text:span><text:span text:style-name="T114">anla</text:span><text:span text:style-name="T255">m</text:span><text:span text:style-name="T114">da</text:span><text:span text:style-name="T594"> </text:span><text:span text:style-name="T168">d</text:span><text:span text:style-name="T114">a</text:span><text:span text:style-name="T602"> </text:span><text:span text:style-name="T114">fa</text:span><text:span text:style-name="T168">y</text:span><text:span text:style-name="T114">da</text:span><text:span text:style-name="T196">l</text:span><text:span text:style-name="T114">ı</text:span><text:span text:style-name="T498"> </text:span><text:span text:style-name="T114">ol</text:span><text:span text:style-name="T255">m</text:span><text:span text:style-name="T196">as</text:span><text:span text:style-name="T114">ı</text:span><text:span text:style-name="T594"> </text:span><text:span text:style-name="T114">a</text:span><text:span text:style-name="T196">maçla</text:span><text:span text:style-name="T168">n</text:span><text:span text:style-name="T114">mı</text:span><text:span text:style-name="T196">ş</text:span><text:span text:style-name="T114">tır.</text:span></text:p>
      <text:p text:style-name="P179"><text:span text:style-name="T114">Genelde,</text:span><text:span text:style-name="T553"> </text:span><text:span text:style-name="T168">y</text:span><text:span text:style-name="T196">az</text:span><text:span text:style-name="T114">ı</text:span><text:span text:style-name="T408"> </text:span><text:span text:style-name="T114">dilinin</text:span><text:span text:style-name="T408"> </text:span><text:span text:style-name="T114">ort</text:span><text:span text:style-name="T255">a</text:span><text:span text:style-name="T168">y</text:span><text:span text:style-name="T114">a</text:span><text:span text:style-name="T408"> </text:span><text:span text:style-name="T196">ç</text:span><text:span text:style-name="T114">ık</text:span><text:span text:style-name="T255">m</text:span><text:span text:style-name="T114">a</text:span><text:span text:style-name="T196">s</text:span><text:span text:style-name="T114">ı,</text:span><text:span text:style-name="T553"> </text:span><text:span text:style-name="T168">k</text:span><text:span text:style-name="T114">onu</text:span><text:span text:style-name="T196">ş</text:span><text:span text:style-name="T255">m</text:span><text:span text:style-name="T114">a</text:span><text:span text:style-name="T408"> </text:span><text:span text:style-name="T114">dilin</text:span><text:span text:style-name="T168">i</text:span><text:span text:style-name="T114">n</text:span><text:span text:style-name="T188"> </text:span><text:span text:style-name="T168">y</text:span><text:span text:style-name="T196">azı</text:span><text:span text:style-name="T168">y</text:span><text:span text:style-name="T114">a</text:span><text:span text:style-name="T408"> </text:span><text:span text:style-name="T114">dökülmesi,</text:span><text:span text:style-name="T553"> </text:span><text:span text:style-name="T114">hal-</text:span><text:span text:style-name="T126"> </text:span><text:span text:style-name="T114">kın</text:span><text:span text:style-name="T572"> </text:span><text:span text:style-name="T114">dilinin</text:span><text:span text:style-name="T572"> </text:span><text:span text:style-name="T196">ağ</text:span><text:span text:style-name="T114">ızlar,</text:span><text:span text:style-name="T572"> </text:span><text:span text:style-name="T196">ş</text:span><text:span text:style-name="T114">iveler</text:span><text:span text:style-name="T490"> </text:span><text:span text:style-name="T196">ş</text:span><text:span text:style-name="T114">ekilinde</text:span><text:span text:style-name="T572"> </text:span><text:span text:style-name="T114">d</text:span><text:span text:style-name="T196">eğ</text:span><text:span text:style-name="T114">il,</text:span><text:span text:style-name="T572"> </text:span><text:span text:style-name="T114">ulusal</text:span><text:span text:style-name="T572"> </text:span><text:span text:style-name="T114">bir</text:span><text:span text:style-name="T572"> </text:span><text:span text:style-name="T114">dil</text:span><text:span text:style-name="T572"> </text:span><text:span text:style-name="T196">ş</text:span><text:span text:style-name="T114">eklinde</text:span><text:span text:style-name="T490"> </text:span><text:span text:style-name="T114">belli</text:span><text:span text:style-name="T572"> </text:span><text:span text:style-name="T114">nor</text:span><text:span text:style-name="T255">m</text:span><text:span text:style-name="T114">lar,</text:span><text:span text:style-name="T545"> </text:span><text:span text:style-name="T114">k</text:span><text:span text:style-name="T168">u</text:span><text:span text:style-name="T114">-</text:span><text:span text:style-name="T126"> </text:span><text:span text:style-name="T114">rallar çerçevesinde</text:span><text:span text:style-name="T168"> </text:span><text:span text:style-name="T114">gel</text:span><text:span text:style-name="T196">işe</text:span><text:span text:style-name="T168">c</text:span><text:span text:style-name="T196">e</text:span><text:span text:style-name="T114">ği </text:span><text:span text:style-name="T196">aç</text:span><text:span text:style-name="T114">ı</text:span><text:span text:style-name="T196">s</text:span><text:span text:style-name="T114">ından</text:span><text:span text:style-name="T391"> </text:span><text:span text:style-name="T114">da bir</text:span><text:span text:style-name="T168"> </text:span><text:span text:style-name="T114">yüksek</text:span><text:span text:style-name="T196"> </text:span><text:span text:style-name="T114">basamak</text:span><text:span text:style-name="T168"> </text:span><text:span text:style-name="T114">sayılır.</text:span><text:span text:style-name="T168"> </text:span><text:span text:style-name="T114">Yeter ki,</text:span><text:span text:style-name="T391"> </text:span><text:span text:style-name="T114">bu</text:span><text:span text:style-name="T126"> </text:span><text:span text:style-name="T196">geç</text:span><text:span text:style-name="T114">iş</text:span><text:span text:style-name="T545"> </text:span><text:span text:style-name="T196">s</text:span><text:span text:style-name="T114">ı</text:span><text:span text:style-name="T168">r</text:span><text:span text:style-name="T196">as</text:span><text:span text:style-name="T114">ında</text:span><text:span text:style-name="T558"> </text:span><text:span text:style-name="T114">halkın</text:span><text:span text:style-name="T402"> </text:span><text:span text:style-name="T168">y</text:span><text:span text:style-name="T114">ü</text:span><text:span text:style-name="T255">z</text:span><text:span text:style-name="T114">yıllar</text:span><text:span text:style-name="T558"> </text:span><text:span text:style-name="T114">boyu</text:span><text:span text:style-name="T558"> </text:span><text:span text:style-name="T168">y</text:span><text:span text:style-name="T255">a</text:span><text:span text:style-name="T196">ş</text:span><text:span text:style-name="T114">atageld</text:span><text:span text:style-name="T196">i</text:span><text:span text:style-name="T114">ği</text:span><text:span text:style-name="T558"> </text:span><text:span text:style-name="T114">dil</text:span><text:span text:style-name="T558"> </text:span><text:span text:style-name="T114">gelen</text:span><text:span text:style-name="T196">e</text:span><text:span text:style-name="T114">ğine</text:span><text:span text:style-name="T553"> </text:span><text:span text:style-name="T114">zarar</text:span><text:span text:style-name="T402"> </text:span><text:span text:style-name="T114">veri</text:span><text:span text:style-name="T168">l</text:span><text:span text:style-name="T255">m</text:span><text:span text:style-name="T114">e</text:span><text:span text:style-name="T196">s</text:span><text:span text:style-name="T114">in</text:span><text:span text:style-name="T126"> </text:span><text:span text:style-name="T114">ve</text:span><text:span text:style-name="T347"> </text:span><text:span text:style-name="T168">y</text:span><text:span text:style-name="T196">e</text:span><text:span text:style-name="T114">ni</text:span><text:span text:style-name="T457"> </text:span><text:span text:style-name="T114">bü</text:span><text:span text:style-name="T196">n</text:span><text:span text:style-name="T168">y</text:span><text:span text:style-name="T114">esinde</text:span><text:span text:style-name="T457"> </text:span><text:span text:style-name="T168">y</text:span><text:span text:style-name="T196">aş</text:span><text:span text:style-name="T255">a</text:span><text:span text:style-name="T196">m</text:span><text:span text:style-name="T114">a</text:span><text:span text:style-name="T292"> </text:span><text:span text:style-name="T114">kabili</text:span><text:span text:style-name="T168">y</text:span><text:span text:style-name="T114">et</text:span><text:span text:style-name="T196">i</text:span><text:span text:style-name="T114">ni</text:span><text:span text:style-name="T292"> </text:span><text:span text:style-name="T114">k</text:span><text:span text:style-name="T255">a</text:span><text:span text:style-name="T168">y</text:span><text:span text:style-name="T114">bet</text:span><text:span text:style-name="T255">m</text:span><text:span text:style-name="T196">e</text:span><text:span text:style-name="T114">sin.</text:span><text:span text:style-name="T292"> </text:span><text:span text:style-name="T114">Fakat</text:span><text:span text:style-name="T292"> </text:span><text:span text:style-name="T114">öy</text:span><text:span text:style-name="T196">l</text:span><text:span text:style-name="T114">e</text:span><text:span text:style-name="T292"> </text:span><text:span text:style-name="T114">görülüyor</text:span><text:span text:style-name="T292"> </text:span><text:span text:style-name="T114">ki,</text:span><text:span text:style-name="T126"> </text:span><text:span text:style-name="T196">K</text:span><text:span text:style-name="T114">ırgı</text:span><text:span text:style-name="T196">zcada</text:span><text:span text:style-name="T114">,</text:span><text:span text:style-name="T224"> </text:span><text:span text:style-name="T168">y</text:span><text:span text:style-name="T196">az</text:span><text:span text:style-name="T114">ı</text:span><text:span text:style-name="T224"> </text:span><text:span text:style-name="T114">diline</text:span><text:span text:style-name="T234"> </text:span><text:span text:style-name="T114">geçilirken</text:span><text:span text:style-name="T224"> </text:span><text:span text:style-name="T114">gerek</text:span><text:span text:style-name="T224"> </text:span><text:span text:style-name="T114">alfabede,</text:span><text:span text:style-name="T224"> </text:span><text:span text:style-name="T114">gerekse</text:span><text:span text:style-name="T224"> </text:span><text:span text:style-name="T168">i</text:span><text:span text:style-name="T255">m</text:span><text:span text:style-name="T168">l</text:span><text:span text:style-name="T114">â</text:span><text:span text:style-name="T228"> </text:span><text:span text:style-name="T114">prensiplerinde</text:span><text:span text:style-name="T224"> </text:span><text:span text:style-name="T114">yol</text:span><text:span text:style-name="T126"> </text:span><text:span text:style-name="T114">veril</text:span><text:span text:style-name="T255">m</text:span><text:span text:style-name="T196">i</text:span><text:span text:style-name="T114">ş</text:span><text:span text:style-name="T581"> </text:span><text:span text:style-name="T114">dilin</text:span><text:span text:style-name="T581"> </text:span><text:span text:style-name="T114">özüne</text:span><text:span text:style-name="T581"> </text:span><text:span text:style-name="T255">a</text:span><text:span text:style-name="T168">y</text:span><text:span text:style-name="T114">kırı</text:span><text:span text:style-name="T453"> </text:span><text:span text:style-name="T114">bir</text:span><text:span text:style-name="T581"> </text:span><text:span text:style-name="T114">takım</text:span><text:span text:style-name="T447"> </text:span><text:span text:style-name="T114">kurallar</text:span><text:span text:style-name="T581"> </text:span><text:span text:style-name="T114">dilin</text:span><text:span text:style-name="T453"> </text:span><text:span text:style-name="T114">kendine</text:span><text:span text:style-name="T453"> </text:span><text:span text:style-name="T168">y</text:span><text:span text:style-name="T196">a</text:span><text:span text:style-name="T114">b</text:span><text:span text:style-name="T255">a</text:span><text:span text:style-name="T114">n</text:span><text:span text:style-name="T255">c</text:span><text:span text:style-name="T114">ıl</text:span><text:span text:style-name="T196">a</text:span><text:span text:style-name="T114">ş</text:span><text:span text:style-name="T196">mas</text:span><text:span text:style-name="T114">ına</text:span><text:span text:style-name="T482"> </text:span><text:span text:style-name="T114">ve</text:span><text:span text:style-name="T126"> </text:span><text:span text:style-name="T114">yozl</text:span><text:span text:style-name="T196">a</text:span><text:span text:style-name="T114">ş</text:span><text:span text:style-name="T255">m</text:span><text:span text:style-name="T168">a</text:span><text:span text:style-name="T196">s</text:span><text:span text:style-name="T114">ına</text:span><text:span text:style-name="T365"> </text:span><text:span text:style-name="T168">y</text:span><text:span text:style-name="T114">ol</text:span><text:span text:style-name="T365"> </text:span><text:span text:style-name="T114">aç</text:span><text:span text:style-name="T255">m</text:span><text:span text:style-name="T168">ı</text:span><text:span text:style-name="T196">ş</text:span><text:span text:style-name="T114">tır.</text:span><text:span text:style-name="T373"> </text:span><text:span text:style-name="T114">Bu</text:span><text:span text:style-name="T365"> </text:span><text:span text:style-name="T114">duru</text:span><text:span text:style-name="T255">m</text:span><text:span text:style-name="T114">,</text:span><text:span text:style-name="T352"> </text:span><text:span text:style-name="T114">dilin</text:span><text:span text:style-name="T373"> </text:span><text:span text:style-name="T114">nesilden</text:span><text:span text:style-name="T365"> </text:span><text:span text:style-name="T114">nesile</text:span><text:span text:style-name="T373"> </text:span><text:span text:style-name="T114">akta</text:span><text:span text:style-name="T196">r</text:span><text:span text:style-name="T168">ıl</text:span><text:span text:style-name="T255">m</text:span><text:span text:style-name="T114">a</text:span><text:span text:style-name="T373"> </text:span><text:span text:style-name="T196">aş</text:span><text:span text:style-name="T114">a</text:span><text:span text:style-name="T196">m</text:span><text:span text:style-name="T114">a</text:span><text:span text:style-name="T196">s</text:span><text:span text:style-name="T114">ında</text:span><text:span text:style-name="T126"> </text:span><text:span text:style-name="T114">belli</text:span><text:span text:style-name="T461"> </text:span><text:span text:style-name="T114">bir</text:span><text:span text:style-name="T391"> </text:span><text:span text:style-name="T114">kırı</text:span><text:span text:style-name="T196">lma</text:span><text:span text:style-name="T168">y</text:span><text:span text:style-name="T114">a</text:span><text:span text:style-name="T391"> </text:span><text:span text:style-name="T255">m</text:span><text:span text:style-name="T196">e</text:span><text:span text:style-name="T168">y</text:span><text:span text:style-name="T114">d</text:span><text:span text:style-name="T196">a</text:span><text:span text:style-name="T114">n</text:span><text:span text:style-name="T461"> </text:span><text:span text:style-name="T196">ver</text:span><text:span text:style-name="T255">m</text:span><text:span text:style-name="T196">i</text:span><text:span text:style-name="T114">ş</text:span><text:span text:style-name="T391"> </text:span><text:span text:style-name="T114">olmalıdır</text:span><text:span text:style-name="T461"> </text:span><text:span text:style-name="T114">ki,</text:span><text:span text:style-name="T168"> y</text:span><text:span text:style-name="T196">e</text:span><text:span text:style-name="T114">ni</text:span><text:span text:style-name="T168"> </text:span><text:span text:style-name="T114">nesil</text:span><text:span text:style-name="T391"> </text:span><text:span text:style-name="T114">kendi</text:span><text:span text:style-name="T168"> d</text:span><text:span text:style-name="T114">ilinin</text:span><text:span text:style-name="T391"> </text:span><text:span text:style-name="T114">i</text:span><text:span text:style-name="T255">m</text:span><text:span text:style-name="T114">kan</text:span><text:span text:style-name="T168">l</text:span><text:span text:style-name="T114">arını</text:span><text:span text:style-name="T126"> </text:span><text:span text:style-name="T196">ta</text:span><text:span text:style-name="T114">nımaz</text:span><text:span text:style-name="T288"> </text:span><text:span text:style-name="T114">olsun,</text:span><text:span text:style-name="T373"> </text:span><text:span text:style-name="T114">onu</text:span><text:span text:style-name="T288"> </text:span><text:span text:style-name="T114">h</text:span><text:span text:style-name="T255">a</text:span><text:span text:style-name="T168">y</text:span><text:span text:style-name="T255">a</text:span><text:span text:style-name="T196">t</text:span><text:span text:style-name="T114">ının</text:span><text:span text:style-name="T288"> </text:span><text:span text:style-name="T114">en</text:span><text:span text:style-name="T296"> </text:span><text:span text:style-name="T114">önemli</text:span><text:span text:style-name="T288"> </text:span><text:span text:style-name="T114">ilet</text:span><text:span text:style-name="T196">iş</text:span><text:span text:style-name="T168">i</text:span><text:span text:style-name="T114">m</text:span><text:span text:style-name="T292"> </text:span><text:span text:style-name="T196">arac</text:span><text:span text:style-name="T114">ı</text:span><text:span text:style-name="T288"> </text:span><text:span text:style-name="T114">d</text:span><text:span text:style-name="T196">e</text:span><text:span text:style-name="T114">ğil</text:span><text:span text:style-name="T288"> </text:span><text:span text:style-name="T114">de,</text:span><text:span text:style-name="T288"> </text:span><text:span text:style-name="T196">K</text:span><text:span text:style-name="T114">ırgız</text:span><text:span text:style-name="T296"> </text:span><text:span text:style-name="T196">kiml</text:span><text:span text:style-name="T114">i</text:span><text:span text:style-name="T168">ğ</text:span><text:span text:style-name="T114">i</text:span><text:span text:style-name="T126"> </text:span><text:span text:style-name="T196">al</text:span><text:span text:style-name="T114">tında</text:span><text:span text:style-name="T594"> </text:span><text:span text:style-name="T196">s</text:span><text:span text:style-name="T114">ırtın</text:span><text:span text:style-name="T196">d</text:span><text:span text:style-name="T114">a</text:span><text:span text:style-name="T498"> </text:span><text:span text:style-name="T114">t</text:span><text:span text:style-name="T196">aş</text:span><text:span text:style-name="T114">ı</text:span><text:span text:style-name="T168">y</text:span><text:span text:style-name="T196">aca</text:span><text:span text:style-name="T114">ğı</text:span><text:span text:style-name="T498"> </text:span><text:span text:style-name="T196">fa</text:span><text:span text:style-name="T168">y</text:span><text:span text:style-name="T114">d</text:span><text:span text:style-name="T196">as</text:span><text:span text:style-name="T114">ız</text:span><text:span text:style-name="T498"> </text:span><text:span text:style-name="T114">bir</text:span><text:span text:style-name="T594"> </text:span><text:span text:style-name="T114">yük</text:span><text:span text:style-name="T498"> </text:span><text:span text:style-name="T114">olarak</text:span><text:span text:style-name="T498"> </text:span><text:span text:style-name="T196">g</text:span><text:span text:style-name="T114">ö</text:span><text:span text:style-name="T255">r</text:span><text:span text:style-name="T114">ür</text:span><text:span text:style-name="T498"> </text:span><text:span text:style-name="T114">hâle</text:span><text:span text:style-name="T498"> </text:span><text:span text:style-name="T114">gelsin.</text:span></text:p>
      <text:p text:style-name="P125"><text:span text:style-name="T114">Bir</text:span><text:span text:style-name="T477"> </text:span><text:span text:style-name="T114">ulusun</text:span><text:span text:style-name="T477"> </text:span><text:span text:style-name="T114">d</text:span><text:span text:style-name="T196">i</text:span><text:span text:style-name="T114">linin</text:span><text:span text:style-name="T477"> </text:span><text:span text:style-name="T114">on</text:span><text:span text:style-name="T196">u</text:span><text:span text:style-name="T114">n</text:span><text:span text:style-name="T477"> </text:span><text:span text:style-name="T196">b</text:span><text:span text:style-name="T255">a</text:span><text:span text:style-name="T114">ğ</text:span><text:span text:style-name="T168">ı</text:span><text:span text:style-name="T255">m</text:span><text:span text:style-name="T196">s</text:span><text:span text:style-name="T114">ı</text:span><text:span text:style-name="T196">z</text:span><text:span text:style-name="T114">lık</text:span><text:span text:style-name="T477"> </text:span><text:span text:style-name="T114">döne</text:span><text:span text:style-name="T255">m</text:span><text:span text:style-name="T114">inde</text:span><text:span text:style-name="T314"> </text:span><text:span text:style-name="T168">y</text:span><text:span text:style-name="T196">o</text:span><text:span text:style-name="T114">k</text:span><text:span text:style-name="T314"> </text:span><text:span text:style-name="T114">ol</text:span><text:span text:style-name="T255">m</text:span><text:span text:style-name="T114">a</text:span><text:span text:style-name="T477"> </text:span><text:span text:style-name="T114">tehlikesi</text:span><text:span text:style-name="T168">y</text:span><text:span text:style-name="T114">le</text:span><text:span text:style-name="T581"> </text:span><text:span text:style-name="T114">ka</text:span><text:span text:style-name="T196">rş</text:span><text:span text:style-name="T114">ı</text:span><text:span text:style-name="T126"> </text:span><text:span text:style-name="T114">kar</text:span><text:span text:style-name="T196">ş</text:span><text:span text:style-name="T114">ı</text:span><text:span text:style-name="T168">y</text:span><text:span text:style-name="T114">a</text:span><text:span text:style-name="T168"> </text:span><text:span text:style-name="T114">k</text:span><text:span text:style-name="T196">a</text:span><text:span text:style-name="T114">ld</text:span><text:span text:style-name="T196">ı</text:span><text:span text:style-name="T114">ğı</text:span><text:span text:style-name="T168"> </text:span><text:span text:style-name="T114">görül</text:span><text:span text:style-name="T255">m</text:span><text:span text:style-name="T114">e</text:span><text:span text:style-name="T255">m</text:span><text:span text:style-name="T168">i</text:span><text:span text:style-name="T114">ş</text:span><text:span text:style-name="T168"> </text:span><text:span text:style-name="T114">bir</text:span><text:span text:style-name="T168"> </text:span><text:span text:style-name="T114">ola</text:span><text:span text:style-name="T168">y</text:span><text:span text:style-name="T114">dı</text:span><text:span text:style-name="T196">r</text:span><text:span text:style-name="T114">.</text:span><text:span text:style-name="T168"> </text:span><text:span text:style-name="T196">N</text:span><text:span text:style-name="T114">e </text:span><text:span text:style-name="T168">y</text:span><text:span text:style-name="T196">a</text:span><text:span text:style-name="T114">zık</text:span><text:span text:style-name="T168"> </text:span><text:span text:style-name="T114">ki,</text:span><text:span text:style-name="T168"> </text:span><text:span text:style-name="T196">K</text:span><text:span text:style-name="T114">ırgızistan’</text:span><text:span text:style-name="T196">d</text:span><text:span text:style-name="T114">aki</text:span><text:span text:style-name="T168"> </text:span><text:span text:style-name="T114">dil</text:span><text:span text:style-name="T168"> </text:span><text:span text:style-name="T114">duru</text:span><text:span text:style-name="T255">m</text:span><text:span text:style-name="T114">unu</text:span><text:span text:style-name="T126"> </text:span><text:span text:style-name="T196">incele</text:span><text:span text:style-name="T168">y</text:span><text:span text:style-name="T196">e</text:span><text:span text:style-name="T114">n</text:span><text:span text:style-name="T352"> </text:span><text:span text:style-name="T196">ulusla</text:span><text:span text:style-name="T114">r</text:span><text:span text:style-name="T352"> </text:span><text:span text:style-name="T196">a</text:span><text:span text:style-name="T168">r</text:span><text:span text:style-name="T196">a</text:span><text:span text:style-name="T114">sı</text:span><text:span text:style-name="T352"> </text:span><text:span text:style-name="T114">kurulu</text:span><text:span text:style-name="T196">şla</text:span><text:span text:style-name="T114">rın</text:span><text:span text:style-name="T352"> </text:span><text:span text:style-name="T114">verileri</text:span><text:span text:style-name="T352"> </text:span><text:span text:style-name="T114">de,</text:span><text:span text:style-name="T352"> </text:span><text:span text:style-name="T114">kendi</text:span><text:span text:style-name="T352"> </text:span><text:span text:style-name="T114">tespitler</text:span><text:span text:style-name="T168">i</text:span><text:span text:style-name="T255">m</text:span><text:span text:style-name="T114">iz</text:span><text:span text:style-name="T352"> </text:span><text:span text:style-name="T114">de</text:span><text:span text:style-name="T352"> </text:span><text:span text:style-name="T114">bu</text:span><text:span text:style-name="T352"> </text:span><text:span text:style-name="T114">duru</text:span><text:span text:style-name="T255">m</text:span><text:span text:style-name="T114">u</text:span><text:span text:style-name="T126"> </text:span><text:span text:style-name="T114">doğrul</text:span><text:span text:style-name="T255">a</text:span><text:span text:style-name="T168">y</text:span><text:span text:style-name="T114">ı</text:span><text:span text:style-name="T196">c</text:span><text:span text:style-name="T114">ı</text:span><text:span text:style-name="T628"> </text:span><text:span text:style-name="T196">y</text:span><text:span text:style-name="T114">öndedir.</text:span></text:p>
      <text:p text:style-name="P81"><text:span text:style-name="T114">Niteki</text:span><text:span text:style-name="T255">m</text:span><text:span text:style-name="T114">,</text:span><text:span text:style-name="T602"> </text:span><text:span text:style-name="T114">24</text:span><text:span text:style-name="T498"> </text:span><text:span text:style-name="T114">Mart</text:span><text:span text:style-name="T594"> </text:span><text:span text:style-name="T114">2005</text:span><text:span text:style-name="T594"> </text:span><text:span text:style-name="T114">tarihinde</text:span><text:span text:style-name="T594"> </text:span><text:span text:style-name="T255">K</text:span><text:span text:style-name="T114">ırgızistan</text:span><text:span text:style-name="T168">’</text:span><text:span text:style-name="T114">da</text:span><text:span text:style-name="T594"> </text:span><text:span text:style-name="T114">gerçekl</text:span><text:span text:style-name="T196">eş</text:span><text:span text:style-name="T114">en</text:span><text:span text:style-name="T594"> </text:span><text:span text:style-name="T114">si</text:span><text:span text:style-name="T168">y</text:span><text:span text:style-name="T114">asî</text:span><text:span text:style-name="T594"> </text:span><text:span text:style-name="T114">devri</text:span><text:span text:style-name="T255">m</text:span><text:span text:style-name="T114">in</text:span><text:span text:style-name="T498"> </text:span><text:span text:style-name="T114">en</text:span></text:p>
      <text:p text:style-name="P186"/>
      <text:p text:style-name="P9"/>
      <text:p text:style-name="P9"/>
      <text:p text:style-name="P9"/>
      <text:p text:style-name="P9"/>
      <text:p text:style-name="P9"/>
      <text:p text:style-name="P9"/>
      <text:p text:style-name="P109"/>
      <text:p text:style-name="P62"><text:span text:style-name="T114">belirgin</text:span><text:span text:style-name="T391"> </text:span><text:span text:style-name="T114">etkenlerinden</text:span><text:span text:style-name="T391"> </text:span><text:span text:style-name="T114">biri</text:span><text:span text:style-name="T391"> </text:span><text:span text:style-name="T114">de</text:span><text:span text:style-name="T168"> </text:span><text:span text:style-name="T255">K</text:span><text:span text:style-name="T114">ırgız</text:span><text:span text:style-name="T391"> </text:span><text:span text:style-name="T196">ha</text:span><text:span text:style-name="T168">l</text:span><text:span text:style-name="T114">kının</text:span><text:span text:style-name="T168"> </text:span><text:span text:style-name="T114">eko</text:span><text:span text:style-name="T196">n</text:span><text:span text:style-name="T114">omik</text:span><text:span text:style-name="T391"> </text:span><text:span text:style-name="T196">s</text:span><text:span text:style-name="T114">ıkıntı</text:span><text:span text:style-name="T196">la</text:span><text:span text:style-name="T114">rı</text:span><text:span text:style-name="T196">n</text:span><text:span text:style-name="T114">ın</text:span><text:span text:style-name="T461"> </text:span><text:span text:style-name="T168">y</text:span><text:span text:style-name="T196">a</text:span><text:span text:style-name="T114">nı</text:span><text:span text:style-name="T196">s</text:span><text:span text:style-name="T114">ıra</text:span><text:span text:style-name="T168"> </text:span><text:span text:style-name="T255">m</text:span><text:span text:style-name="T168">i</text:span><text:span text:style-name="T114">llî</text:span><text:span text:style-name="T126"> </text:span><text:span text:style-name="T114">d</text:span><text:span text:style-name="T196">e</text:span><text:span text:style-name="T114">ğerlerinden,</text:span><text:span text:style-name="T188"> </text:span><text:span text:style-name="T114">her</text:span><text:span text:style-name="T188"> </text:span><text:span text:style-name="T196">ş</text:span><text:span text:style-name="T114">e</text:span><text:span text:style-name="T168">y</text:span><text:span text:style-name="T114">den</text:span><text:span text:style-name="T408"> </text:span><text:span text:style-name="T114">önce</text:span><text:span text:style-name="T217"> </text:span><text:span text:style-name="T114">ana</text:span><text:span text:style-name="T188"> </text:span><text:span text:style-name="T114">dilinden</text:span><text:span text:style-name="T188"> </text:span><text:span text:style-name="T114">yok</text:span><text:span text:style-name="T255">s</text:span><text:span text:style-name="T114">un</text:span><text:span text:style-name="T188"> </text:span><text:span text:style-name="T114">bı</text:span><text:span text:style-name="T196">ra</text:span><text:span text:style-name="T114">kıl</text:span><text:span text:style-name="T255">m</text:span><text:span text:style-name="T114">a</text:span><text:span text:style-name="T196">s</text:span><text:span text:style-name="T114">ı,</text:span><text:span text:style-name="T217"> </text:span><text:span text:style-name="T114">ana</text:span><text:span text:style-name="T188"> </text:span><text:span text:style-name="T114">dilinde</text:span><text:span text:style-name="T126"> </text:span><text:span text:style-name="T114">yüksek</text:span><text:span text:style-name="T234"> </text:span><text:span text:style-name="T196">ö</text:span><text:span text:style-name="T114">ğrenim</text:span><text:span text:style-name="T224"> </text:span><text:span text:style-name="T114">görememe,</text:span><text:span text:style-name="T359"> </text:span><text:span text:style-name="T114">toplan</text:span><text:span text:style-name="T196">t</text:span><text:span text:style-name="T114">ı</text:span><text:span text:style-name="T234"> </text:span><text:span text:style-name="T168">y</text:span><text:span text:style-name="T196">a</text:span><text:span text:style-name="T114">pamama,</text:span><text:span text:style-name="T359"> </text:span><text:span text:style-name="T114">hak</text:span><text:span text:style-name="T196">k</text:span><text:span text:style-name="T114">ını</text:span><text:span text:style-name="T228"> </text:span><text:span text:style-name="T114">savuna</text:span><text:span text:style-name="T255">m</text:span><text:span text:style-name="T114">ama,</text:span><text:span text:style-name="T341"> </text:span><text:span text:style-name="T196">i</text:span><text:span text:style-name="T114">ş</text:span><text:span text:style-name="T126"> </text:span><text:span text:style-name="T168">y</text:span><text:span text:style-name="T196">az</text:span><text:span text:style-name="T114">ı</text:span><text:span text:style-name="T196">şmala</text:span><text:span text:style-name="T114">rını</text:span><text:span text:style-name="T292"> </text:span><text:span text:style-name="T114">yürüte</text:span><text:span text:style-name="T255">m</text:span><text:span text:style-name="T114">eme</text:span><text:span text:style-name="T457"> </text:span><text:span text:style-name="T114">gibi</text:span><text:span text:style-name="T459"> </text:span><text:span text:style-name="T114">so</text:span><text:span text:style-name="T255">s</text:span><text:span text:style-name="T168">y</text:span><text:span text:style-name="T114">al</text:span><text:span text:style-name="T457"> </text:span><text:span text:style-name="T114">a</text:span><text:span text:style-name="T196">ç</text:span><text:span text:style-name="T114">ıdan</text:span><text:span text:style-name="T459"> </text:span><text:span text:style-name="T114">kendi</text:span><text:span text:style-name="T457"> </text:span><text:span text:style-name="T114">ülkesinde</text:span><text:span text:style-name="T459"> </text:span><text:span text:style-name="T114">a</text:span><text:span text:style-name="T196">z</text:span><text:span text:style-name="T114">ınlık</text:span><text:span text:style-name="T292"> </text:span><text:span text:style-name="T114">duru</text:span><text:span text:style-name="T255">m</text:span><text:span text:style-name="T114">una</text:span><text:span text:style-name="T126"> </text:span><text:span text:style-name="T114">dü</text:span><text:span text:style-name="T196">ş</text:span><text:span text:style-name="T114">mesinden kaynaklanan </text:span><text:span text:style-name="T196">s</text:span><text:span text:style-name="T114">ıkıntı</text:span><text:span text:style-name="T196">lar</text:span><text:span text:style-name="T114">a </text:span><text:span text:style-name="T196">s</text:span><text:span text:style-name="T114">ağır kalan ikt</text:span><text:span text:style-name="T196">i</text:span><text:span text:style-name="T114">dara olan kin ve öfkesinin </text:span><text:span text:style-name="T196">d</text:span><text:span text:style-name="T114">ı</text:span><text:span text:style-name="T196">ş</text:span><text:span text:style-name="T114">a</text:span><text:span text:style-name="T126"> </text:span><text:span text:style-name="T114">vur</text:span><text:span text:style-name="T255">m</text:span><text:span text:style-name="T114">a</text:span><text:span text:style-name="T196">s</text:span><text:span text:style-name="T114">ı</text:span><text:span text:style-name="T614"> </text:span><text:span text:style-name="T114">idi.</text:span></text:p>
      <text:p text:style-name="P179"><text:span text:style-name="T114">Bundan bir </text:span><text:span text:style-name="T196">k</text:span><text:span text:style-name="T114">aç</text:span><text:span text:style-name="T168"> y</text:span><text:span text:style-name="T114">ıl önce geldiğim</text:span><text:span text:style-name="T196"> </text:span><text:span text:style-name="T114">Türk</text:span><text:span text:style-name="T168">iy</text:span><text:span text:style-name="T255">e</text:span><text:span text:style-name="T168">’</text:span><text:span text:style-name="T114">de insanla</text:span><text:span text:style-name="T196">r</text:span><text:span text:style-name="T114">ın</text:span><text:span text:style-name="T168"> </text:span><text:span text:style-name="T114">dil </text:span><text:span text:style-name="T196">s</text:span><text:span text:style-name="T114">ıkınt</text:span><text:span text:style-name="T196">ıs</text:span><text:span text:style-name="T114">ı</text:span><text:span text:style-name="T168"> </text:span><text:span text:style-name="T196">çe</text:span><text:span text:style-name="T168">k</text:span><text:span text:style-name="T196">me</text:span><text:span text:style-name="T168">y</text:span><text:span text:style-name="T196">e</text:span><text:span text:style-name="T114">n</text:span><text:span text:style-name="T126"> </text:span><text:span text:style-name="T114">bir</text:span><text:span text:style-name="T359"> </text:span><text:span text:style-name="T114">orta</text:span><text:span text:style-name="T255">m</text:span><text:span text:style-name="T114">da</text:span><text:span text:style-name="T347"> </text:span><text:span text:style-name="T168">y</text:span><text:span text:style-name="T196">aşa</text:span><text:span text:style-name="T114">dıklarını</text:span><text:span text:style-name="T359"> </text:span><text:span text:style-name="T114">görd</text:span><text:span text:style-name="T196">ü</text:span><text:span text:style-name="T114">ğü</text:span><text:span text:style-name="T255">m</text:span><text:span text:style-name="T114">de,</text:span><text:span text:style-name="T359"> </text:span><text:span text:style-name="T114">esas</text:span><text:span text:style-name="T359"> </text:span><text:span text:style-name="T114">hürri</text:span><text:span text:style-name="T168">y</text:span><text:span text:style-name="T196">e</text:span><text:span text:style-name="T114">t</text:span><text:span text:style-name="T359"> </text:span><text:span text:style-name="T114">budur</text:span><text:span text:style-name="T359"> </text:span><text:span text:style-name="T114">de</text:span><text:span text:style-name="T255">m</text:span><text:span text:style-name="T114">işti</text:span><text:span text:style-name="T255">m</text:span><text:span text:style-name="T114">.</text:span><text:span text:style-name="T365"> </text:span><text:span text:style-name="T114">Bu</text:span><text:span text:style-name="T359"> </text:span><text:span text:style-name="T114">ülkenin</text:span><text:span text:style-name="T126"> </text:span><text:span text:style-name="T114">de</text:span><text:span text:style-name="T506"> </text:span><text:span text:style-name="T168">y</text:span><text:span text:style-name="T114">ü</text:span><text:span text:style-name="T255">z</text:span><text:span text:style-name="T168">y</text:span><text:span text:style-name="T114">ıl</text:span><text:span text:style-name="T196">ı</text:span><text:span text:style-name="T114">n</text:span><text:span text:style-name="T415"> </text:span><text:span text:style-name="T196">baş</text:span><text:span text:style-name="T114">ında</text:span><text:span text:style-name="T415"> </text:span><text:span text:style-name="T114">a</text:span><text:span text:style-name="T168">y</text:span><text:span text:style-name="T114">nı</text:span><text:span text:style-name="T506"> </text:span><text:span text:style-name="T196">s</text:span><text:span text:style-name="T114">ıkıntılar</text:span><text:span text:style-name="T415"> </text:span><text:span text:style-name="T114">içinde</text:span><text:span text:style-name="T506"> </text:span><text:span text:style-name="T168">y</text:span><text:span text:style-name="T196">aşa</text:span><text:span text:style-name="T114">dığını,</text:span><text:span text:style-name="T415"> </text:span><text:span text:style-name="T114">fakat</text:span><text:span text:style-name="T415"> </text:span><text:span text:style-name="T114">b</text:span><text:span text:style-name="T196">a</text:span><text:span text:style-name="T114">ş</text:span><text:span text:style-name="T196">a</text:span><text:span text:style-name="T114">rı</text:span><text:span text:style-name="T168">y</text:span><text:span text:style-name="T196">l</text:span><text:span text:style-name="T114">a</text:span><text:span text:style-name="T506"> </text:span><text:span text:style-name="T114">ger</text:span><text:span text:style-name="T168">ç</text:span><text:span text:style-name="T114">ekl</text:span><text:span text:style-name="T196">eş</text:span><text:span text:style-name="T114">tirilen</text:span><text:span text:style-name="T126"> </text:span><text:span text:style-name="T114">dil</text:span><text:span text:style-name="T384"> </text:span><text:span text:style-name="T114">refor</text:span><text:span text:style-name="T255">m</text:span><text:span text:style-name="T114">u</text:span><text:span text:style-name="T379"> </text:span><text:span text:style-name="T114">sa</text:span><text:span text:style-name="T168">y</text:span><text:span text:style-name="T114">esinde</text:span><text:span text:style-name="T384"> </text:span><text:span text:style-name="T114">hal</text:span><text:span text:style-name="T196">k</text:span><text:span text:style-name="T114">ın</text:span><text:span text:style-name="T384"> </text:span><text:span text:style-name="T114">dil</text:span><text:span text:style-name="T196">i</text:span><text:span text:style-name="T114">ne</text:span><text:span text:style-name="T384"> </text:span><text:span text:style-name="T114">d</text:span><text:span text:style-name="T255">a</text:span><text:span text:style-name="T168">y</text:span><text:span text:style-name="T196">al</text:span><text:span text:style-name="T114">ı</text:span><text:span text:style-name="T379"> </text:span><text:span text:style-name="T168">y</text:span><text:span text:style-name="T196">az</text:span><text:span text:style-name="T114">ı</text:span><text:span text:style-name="T384"> </text:span><text:span text:style-name="T114">dilin</text:span><text:span text:style-name="T196">i</text:span><text:span text:style-name="T114">n</text:span><text:span text:style-name="T384"> </text:span><text:span text:style-name="T114">geli</text:span><text:span text:style-name="T196">ş</text:span><text:span text:style-name="T114">tirildiğ</text:span><text:span text:style-name="T196">i</text:span><text:span text:style-name="T114">ni</text:span><text:span text:style-name="T384"> </text:span><text:span text:style-name="T114">öğren</text:span><text:span text:style-name="T196">i</text:span><text:span text:style-name="T114">nce,</text:span><text:span text:style-name="T384"> </text:span><text:span text:style-name="T114">bu</text:span><text:span text:style-name="T126"> </text:span><text:span text:style-name="T114">dili</text:span><text:span text:style-name="T373"> </text:span><text:span text:style-name="T114">esaslı</text:span><text:span text:style-name="T352"> </text:span><text:span text:style-name="T114">bir</text:span><text:span text:style-name="T373"> </text:span><text:span text:style-name="T196">ş</text:span><text:span text:style-name="T114">ekilde</text:span><text:span text:style-name="T352"> </text:span><text:span text:style-name="T114">öğrenme</text:span><text:span text:style-name="T168">y</text:span><text:span text:style-name="T114">i</text:span><text:span text:style-name="T373"> </text:span><text:span text:style-name="T114">ve</text:span><text:span text:style-name="T365"> </text:span><text:span text:style-name="T114">Türkçeden</text:span><text:span text:style-name="T352"> </text:span><text:span text:style-name="T196">K</text:span><text:span text:style-name="T114">ırgı</text:span><text:span text:style-name="T196">zca</text:span><text:span text:style-name="T168">y</text:span><text:span text:style-name="T114">a</text:span><text:span text:style-name="T373"> </text:span><text:span text:style-name="T196">akta</text:span><text:span text:style-name="T168">r</text:span><text:span text:style-name="T255">m</text:span><text:span text:style-name="T196">a</text:span><text:span text:style-name="T114">lı</text:span><text:span text:style-name="T352"> </text:span><text:span text:style-name="T114">söz</text:span><text:span text:style-name="T168">l</text:span><text:span text:style-name="T114">ük</text:span><text:span text:style-name="T126"> </text:span><text:span text:style-name="T168">y</text:span><text:span text:style-name="T196">a</text:span><text:span text:style-name="T114">p</text:span><text:span text:style-name="T255">m</text:span><text:span text:style-name="T196">a</text:span><text:span text:style-name="T168">y</text:span><text:span text:style-name="T114">ı</text:span><text:span text:style-name="T610"> </text:span><text:span text:style-name="T114">a</text:span><text:span text:style-name="T255">m</text:span><text:span text:style-name="T114">aç</text:span><text:span text:style-name="T610"> </text:span><text:span text:style-name="T114">edin</text:span><text:span text:style-name="T255">m</text:span><text:span text:style-name="T168">i</text:span><text:span text:style-name="T196">ş</text:span><text:span text:style-name="T114">t</text:span><text:span text:style-name="T168">i</text:span><text:span text:style-name="T255">m</text:span><text:span text:style-name="T114">.</text:span></text:p>
      <text:p text:style-name="P185"><text:span text:style-name="T114">Türk</text:span><text:span text:style-name="T196">i</text:span><text:span text:style-name="T168">y</text:span><text:span text:style-name="T255">e</text:span><text:span text:style-name="T168">’</text:span><text:span text:style-name="T114">de</text:span><text:span text:style-name="T217"> </text:span><text:span text:style-name="T114">kaldığım</text:span><text:span text:style-name="T217"> </text:span><text:span text:style-name="T114">12</text:span><text:span text:style-name="T224"> </text:span><text:span text:style-name="T168">y</text:span><text:span text:style-name="T114">ıllık</text:span><text:span text:style-name="T228"> </text:span><text:span text:style-name="T114">sür</text:span><text:span text:style-name="T255">e</text:span><text:span text:style-name="T114">nin</text:span><text:span text:style-name="T228"> </text:span><text:span text:style-name="T114">nered</text:span><text:span text:style-name="T255">e</text:span><text:span text:style-name="T114">yse</text:span><text:span text:style-name="T224"> </text:span><text:span text:style-name="T168">y</text:span><text:span text:style-name="T196">ar</text:span><text:span text:style-name="T114">ı</text:span><text:span text:style-name="T196">s</text:span><text:span text:style-name="T114">ı</text:span><text:span text:style-name="T228"> </text:span><text:span text:style-name="T114">huzurlarınıza</text:span><text:span text:style-name="T126"> </text:span><text:span text:style-name="T114">sundu</text:span><text:span text:style-name="T196">ğ</text:span><text:span text:style-name="T114">um</text:span><text:span text:style-name="T537"> </text:span><text:span text:style-name="T114">s</text:span><text:span text:style-name="T168">ö</text:span><text:span text:style-name="T114">zlüğü ha</text:span><text:span text:style-name="T196">z</text:span><text:span text:style-name="T114">ırlamakla</text:span><text:span text:style-name="T196"> </text:span><text:span text:style-name="T114">geçti. 50</text:span><text:span text:style-name="T196"> </text:span><text:span text:style-name="T114">bin keli</text:span><text:span text:style-name="T255">m</text:span><text:span text:style-name="T114">e</text:span><text:span text:style-name="T196"> </text:span><text:span text:style-name="T114">kapasiteli <text:s/></text:span><text:span text:style-name="T168">b</text:span><text:span text:style-name="T114">u</text:span><text:span text:style-name="T196"> </text:span><text:span text:style-name="T114">sözlük, Tü</text:span><text:span text:style-name="T255">r</text:span><text:span text:style-name="T114">k</text:span><text:span text:style-name="T196">i</text:span><text:span text:style-name="T168">y</text:span><text:span text:style-name="T114">e</text:span><text:span text:style-name="T126"> </text:span><text:span text:style-name="T114">Türkçesi</text:span><text:span text:style-name="T602"> </text:span><text:span text:style-name="T114">ve</text:span><text:span text:style-name="T594"> </text:span><text:span text:style-name="T196">K</text:span><text:span text:style-name="T114">ırgız</text:span><text:span text:style-name="T594"> </text:span><text:span text:style-name="T114">Türkçesinin</text:span><text:span text:style-name="T594"> </text:span><text:span text:style-name="T114">ç</text:span><text:span text:style-name="T196">a</text:span><text:span text:style-name="T114">ğd</text:span><text:span text:style-name="T196">a</text:span><text:span text:style-name="T114">ş</text:span><text:span text:style-name="T602"> </text:span><text:span text:style-name="T168">y</text:span><text:span text:style-name="T196">az</text:span><text:span text:style-name="T114">ı</text:span><text:span text:style-name="T594"> </text:span><text:span text:style-name="T196">dillerin</text:span><text:span text:style-name="T114">i</text:span><text:span text:style-name="T594"> </text:span><text:span text:style-name="T196">esa</text:span><text:span text:style-name="T114">s</text:span><text:span text:style-name="T594"> </text:span><text:span text:style-name="T196">a</text:span><text:span text:style-name="T168">l</text:span><text:span text:style-name="T196">makta</text:span><text:span text:style-name="T168">d</text:span><text:span text:style-name="T114">ır.</text:span></text:p>
      <text:p text:style-name="P179"><text:span text:style-name="T196">K</text:span><text:span text:style-name="T114">ırgızca</text:span><text:span text:style-name="T447"> </text:span><text:span text:style-name="T114">ve</text:span><text:span text:style-name="T168">y</text:span><text:span text:style-name="T114">a</text:span><text:span text:style-name="T468"> </text:span><text:span text:style-name="T114">herhangi</text:span><text:span text:style-name="T453"> </text:span><text:span text:style-name="T114">bir</text:span><text:span text:style-name="T447"> </text:span><text:span text:style-name="T114">Türk</text:span><text:span text:style-name="T453"> </text:span><text:span text:style-name="T168">y</text:span><text:span text:style-name="T196">az</text:span><text:span text:style-name="T114">ı</text:span><text:span text:style-name="T447"> </text:span><text:span text:style-name="T114">dili,</text:span><text:span text:style-name="T447"> </text:span><text:span text:style-name="T114">tarihinin</text:span><text:span text:style-name="T453"> </text:span><text:span text:style-name="T168">y</text:span><text:span text:style-name="T196">e</text:span><text:span text:style-name="T114">ni</text:span><text:span text:style-name="T447"> </text:span><text:span text:style-name="T114">döne</text:span><text:span text:style-name="T255">m</text:span><text:span text:style-name="T168">i</text:span><text:span text:style-name="T114">nde</text:span><text:span text:style-name="T447"> </text:span><text:span text:style-name="T114">kaldığı</text:span><text:span text:style-name="T126"> </text:span><text:span text:style-name="T168">y</text:span><text:span text:style-name="T196">e</text:span><text:span text:style-name="T114">rden</text:span><text:span text:style-name="T443"> </text:span><text:span text:style-name="T114">devam</text:span><text:span text:style-name="T447"> </text:span><text:span text:style-name="T114">e</text:span><text:span text:style-name="T168">t</text:span><text:span text:style-name="T114">mesi</text:span><text:span text:style-name="T453"> </text:span><text:span text:style-name="T114">ve</text:span><text:span text:style-name="T453"> </text:span><text:span text:style-name="T114">ilerl</text:span><text:span text:style-name="T168">e</text:span><text:span text:style-name="T196">m</text:span><text:span text:style-name="T114">e</text:span><text:span text:style-name="T453"> </text:span><text:span text:style-name="T114">k</text:span><text:span text:style-name="T196">a</text:span><text:span text:style-name="T114">ydet</text:span><text:span text:style-name="T255">m</text:span><text:span text:style-name="T114">esi</text:span><text:span text:style-name="T453"> </text:span><text:span text:style-name="T114">için,</text:span><text:span text:style-name="T447"> </text:span><text:span text:style-name="T114">önce</text:span><text:span text:style-name="T453"> </text:span><text:span text:style-name="T114">kendi</text:span><text:span text:style-name="T447"> </text:span><text:span text:style-name="T114">dil</text:span><text:span text:style-name="T447"> </text:span><text:span text:style-name="T114">orta</text:span><text:span text:style-name="T506">m</text:span><text:span text:style-name="T114">ını</text:span><text:span text:style-name="T453"> </text:span><text:span text:style-name="T114">i</text:span><text:span text:style-name="T168">y</text:span><text:span text:style-name="T114">ice</text:span><text:span text:style-name="T126"> </text:span><text:span text:style-name="T114">d</text:span><text:span text:style-name="T196">e</text:span><text:span text:style-name="T114">ğerlendirmelidir.</text:span><text:span text:style-name="T490"> </text:span><text:span text:style-name="T114">Benim</text:span><text:span text:style-name="T490"> </text:span><text:span text:style-name="T114">dili</text:span><text:span text:style-name="T255">m</text:span><text:span text:style-name="T114">in</text:span><text:span text:style-name="T527"> </text:span><text:span text:style-name="T114">gel</text:span><text:span text:style-name="T196">iş</text:span><text:span text:style-name="T114">mesine</text:span><text:span text:style-name="T490"> </text:span><text:span text:style-name="T114">engel</text:span><text:span text:style-name="T527"> </text:span><text:span text:style-name="T114">olan</text:span><text:span text:style-name="T527"> </text:span><text:span text:style-name="T114">unsurl</text:span><text:span text:style-name="T255">a</text:span><text:span text:style-name="T114">r</text:span><text:span text:style-name="T527"> </text:span><text:span text:style-name="T114">nedir,</text:span><text:span text:style-name="T490"> </text:span><text:span text:style-name="T114">so</text:span><text:span text:style-name="T255">r</text:span><text:span text:style-name="T114">usuna</text:span><text:span text:style-name="T126"> </text:span><text:span text:style-name="T196">ceva</text:span><text:span text:style-name="T114">p</text:span><text:span text:style-name="T534"> </text:span><text:span text:style-name="T196">ara</text:span><text:span text:style-name="T168">n</text:span><text:span text:style-name="T196">mas</text:span><text:span text:style-name="T114">ı,</text:span><text:span text:style-name="T534"> </text:span><text:span text:style-name="T114">dili</text:span><text:span text:style-name="T534"> </text:span><text:span text:style-name="T114">daha</text:span><text:span text:style-name="T534"> </text:span><text:span text:style-name="T114">etkili</text:span><text:span text:style-name="T534"> </text:span><text:span text:style-name="T114">kılacak,</text:span><text:span text:style-name="T534"> </text:span><text:span text:style-name="T114">toplu</text:span><text:span text:style-name="T255">m</text:span><text:span text:style-name="T114">a</text:span><text:span text:style-name="T534"> </text:span><text:span text:style-name="T168">t</text:span><text:span text:style-name="T114">am</text:span><text:span text:style-name="T477"> </text:span><text:span text:style-name="T114">anl</text:span><text:span text:style-name="T168">a</text:span><text:span text:style-name="T255">m</text:span><text:span text:style-name="T114">ı</text:span><text:span text:style-name="T168">y</text:span><text:span text:style-name="T196">l</text:span><text:span text:style-name="T114">a</text:span><text:span text:style-name="T534"> </text:span><text:span text:style-name="T196">hi</text:span><text:span text:style-name="T168">z</text:span><text:span text:style-name="T255">m</text:span><text:span text:style-name="T196">e</text:span><text:span text:style-name="T114">t</text:span><text:span text:style-name="T459"> </text:span><text:span text:style-name="T196">ve</text:span><text:span text:style-name="T168">r</text:span><text:span text:style-name="T196">ecek</text:span><text:span text:style-name="T203"> </text:span><text:span text:style-name="T114">kapasite</text:span><text:span text:style-name="T168">y</text:span><text:span text:style-name="T114">e</text:span><text:span text:style-name="T534"> </text:span><text:span text:style-name="T114">u</text:span><text:span text:style-name="T196">laş</text:span><text:span text:style-name="T114">tı</text:span><text:span text:style-name="T168">r</text:span><text:span text:style-name="T196">ma</text:span><text:span text:style-name="T114">nın</text:span><text:span text:style-name="T459"> </text:span><text:span text:style-name="T196">ga</text:span><text:span text:style-name="T168">y</text:span><text:span text:style-name="T114">esi</text:span><text:span text:style-name="T534"> </text:span><text:span text:style-name="T114">gösteri</text:span><text:span text:style-name="T196">lm</text:span><text:span text:style-name="T114">esi,</text:span><text:span text:style-name="T459"> </text:span><text:span text:style-name="T114">bunun</text:span><text:span text:style-name="T314"> </text:span><text:span text:style-name="T114">için</text:span><text:span text:style-name="T459"> </text:span><text:span text:style-name="T114">gerekli</text:span><text:span text:style-name="T314"> </text:span><text:span text:style-name="T114">olanaklar,</text:span><text:span text:style-name="T459"> </text:span><text:span text:style-name="T114">ö</text:span><text:span text:style-name="T255">r</text:span><text:span text:style-name="T114">nek</text:span><text:span text:style-name="T126"> </text:span><text:span text:style-name="T114">olacak</text:span><text:span text:style-name="T602"> </text:span><text:span text:style-name="T114">tecrübeler</text:span><text:span text:style-name="T602"> </text:span><text:span text:style-name="T114">varsa</text:span><text:span text:style-name="T602"> </text:span><text:span text:style-name="T114">b</text:span><text:span text:style-name="T168">u</text:span><text:span text:style-name="T114">nlar</text:span><text:span text:style-name="T602"> </text:span><text:span text:style-name="T114">gözden</text:span><text:span text:style-name="T594"> </text:span><text:span text:style-name="T114">geçiri</text:span><text:span text:style-name="T168">l</text:span><text:span text:style-name="T196">m</text:span><text:span text:style-name="T114">esi</text:span><text:span text:style-name="T602"> </text:span><text:span text:style-name="T114">ve</text:span><text:span text:style-name="T594"> </text:span><text:span text:style-name="T168">y</text:span><text:span text:style-name="T196">a</text:span><text:span text:style-name="T114">rarla</text:span><text:span text:style-name="T255">n</text:span><text:span text:style-name="T114">ıl</text:span><text:span text:style-name="T255">m</text:span><text:span text:style-name="T114">ası</text:span><text:span text:style-name="T602"> </text:span><text:span text:style-name="T114">gerekir.</text:span></text:p>
      <text:p text:style-name="P125"><text:span text:style-name="T114">Bugün</text:span><text:span text:style-name="T338"> </text:span><text:span text:style-name="T196">K</text:span><text:span text:style-name="T114">ırg</text:span><text:span text:style-name="T196">ı</text:span><text:span text:style-name="T114">zistan</text:span><text:span text:style-name="T168">’</text:span><text:span text:style-name="T114">da</text:span><text:span text:style-name="T516"> </text:span><text:span text:style-name="T114">ve</text:span><text:span text:style-name="T338"> </text:span><text:span text:style-name="T114">d</text:span><text:span text:style-name="T196">i</text:span><text:span text:style-name="T114">ğer</text:span><text:span text:style-name="T338"> </text:span><text:span text:style-name="T114">Tü</text:span><text:span text:style-name="T255">r</text:span><text:span text:style-name="T114">k</text:span><text:span text:style-name="T516"> </text:span><text:span text:style-name="T114">C</text:span><text:span text:style-name="T168">u</text:span><text:span text:style-name="T255">m</text:span><text:span text:style-name="T114">huri</text:span><text:span text:style-name="T168">y</text:span><text:span text:style-name="T114">etl</text:span><text:span text:style-name="T255">e</text:span><text:span text:style-name="T114">rinde</text:span><text:span text:style-name="T338"> </text:span><text:span text:style-name="T114">Türkç</text:span><text:span text:style-name="T255">e</text:span><text:span text:style-name="T114">nin</text:span><text:span text:style-name="T516"> </text:span><text:span text:style-name="T196">1</text:span><text:span text:style-name="T114">92</text:span><text:span text:style-name="T196">0</text:span><text:span text:style-name="T114">’li</text:span><text:span text:style-name="T126"> </text:span><text:span text:style-name="T168">y</text:span><text:span text:style-name="T114">ı</text:span><text:span text:style-name="T196">l</text:span><text:span text:style-name="T114">l</text:span><text:span text:style-name="T196">a</text:span><text:span text:style-name="T114">rın</text:span><text:span text:style-name="T347"> </text:span><text:span text:style-name="T114">b</text:span><text:span text:style-name="T196">aş</text:span><text:span text:style-name="T114">ında</text:span><text:span text:style-name="T347"> </text:span><text:span text:style-name="T168">y</text:span><text:span text:style-name="T196">aşa</text:span><text:span text:style-name="T114">dığı</text:span><text:span text:style-name="T347"> </text:span><text:span text:style-name="T196">v</text:span><text:span text:style-name="T114">e</text:span><text:span text:style-name="T341"> </text:span><text:span text:style-name="T114">dil</text:span><text:span text:style-name="T365"> </text:span><text:span text:style-name="T114">devri</text:span><text:span text:style-name="T255">m</text:span><text:span text:style-name="T114">inin</text:span><text:span text:style-name="T341"> </text:span><text:span text:style-name="T168">y</text:span><text:span text:style-name="T196">ap</text:span><text:span text:style-name="T114">ı</text:span><text:span text:style-name="T196">l</text:span><text:span text:style-name="T255">m</text:span><text:span text:style-name="T196">as</text:span><text:span text:style-name="T168">ı</text:span><text:span text:style-name="T114">nı</text:span><text:span text:style-name="T347"> </text:span><text:span text:style-name="T114">gerektiren</text:span><text:span text:style-name="T347"> </text:span><text:span text:style-name="T114">duru</text:span><text:span text:style-name="T255">m</text:span><text:span text:style-name="T114">a</text:span><text:span text:style-name="T347"> </text:span><text:span text:style-name="T114">benzer</text:span><text:span text:style-name="T126"> </text:span><text:span text:style-name="T114">bir durum</text:span><text:span text:style-name="T196"> </text:span><text:span text:style-name="T168">y</text:span><text:span text:style-name="T196">aşa</text:span><text:span text:style-name="T168">n</text:span><text:span text:style-name="T255">m</text:span><text:span text:style-name="T196">akta</text:span><text:span text:style-name="T114">dır.</text:span><text:span text:style-name="T168"> </text:span><text:span text:style-name="T114">Tıpkı, Cu</text:span><text:span text:style-name="T255">m</text:span><text:span text:style-name="T168">h</text:span><text:span text:style-name="T114">ur</text:span><text:span text:style-name="T196">i</text:span><text:span text:style-name="T168">y</text:span><text:span text:style-name="T114">et</text:span><text:span text:style-name="T168"> </text:span><text:span text:style-name="T114">dönemine kadarki</text:span><text:span text:style-name="T168"> </text:span><text:span text:style-name="T114">Os</text:span><text:span text:style-name="T255">m</text:span><text:span text:style-name="T196">a</text:span><text:span text:style-name="T114">n</text:span><text:span text:style-name="T196">l</text:span><text:span text:style-name="T114">ıca ile</text:span><text:span text:style-name="T391"> </text:span><text:span text:style-name="T114">halk</text:span><text:span text:style-name="T126"> </text:span><text:span text:style-name="T114">dili ara</text:span><text:span text:style-name="T196">s</text:span><text:span text:style-name="T114">ındaki</text:span><text:span text:style-name="T168"> </text:span><text:span text:style-name="T114">uzakl</text:span><text:span text:style-name="T196">a</text:span><text:span text:style-name="T114">ş</text:span><text:span text:style-name="T255">m</text:span><text:span text:style-name="T114">a</text:span><text:span text:style-name="T168"> </text:span><text:span text:style-name="T114">gibi</text:span><text:span text:style-name="T524"> </text:span><text:span text:style-name="T196">K</text:span><text:span text:style-name="T114">ırgı</text:span><text:span text:style-name="T196">zistan</text:span><text:span text:style-name="T168">’</text:span><text:span text:style-name="T114">da </text:span><text:span text:style-name="T196">d</text:span><text:span text:style-name="T114">a <text:s/></text:span><text:span text:style-name="T196">geneld</text:span><text:span text:style-name="T114">e Kırgızca</text:span><text:span text:style-name="T168"> </text:span><text:span text:style-name="T114">konu</text:span><text:span text:style-name="T196">ş</text:span><text:span text:style-name="T114">an ve</text:span><text:span text:style-name="T126"> </text:span><text:span text:style-name="T196">Rusça</text:span><text:span text:style-name="T168">y</text:span><text:span text:style-name="T114">ı</text:span><text:span text:style-name="T498"> </text:span><text:span text:style-name="T196">i</text:span><text:span text:style-name="T168">y</text:span><text:span text:style-name="T114">i</text:span><text:span text:style-name="T498"> </text:span><text:span text:style-name="T196">bi</text:span><text:span text:style-name="T168">l</text:span><text:span text:style-name="T255">m</text:span><text:span text:style-name="T196">e</text:span><text:span text:style-name="T168">y</text:span><text:span text:style-name="T196">e</text:span><text:span text:style-name="T114">n</text:span><text:span text:style-name="T498"> </text:span><text:span text:style-name="T114">kırsal</text:span><text:span text:style-name="T498"> </text:span><text:span text:style-name="T114">kes</text:span><text:span text:style-name="T168">i</text:span><text:span text:style-name="T114">m</text:span><text:span text:style-name="T594"> </text:span><text:span text:style-name="T114">ile</text:span><text:span text:style-name="T506"> </text:span><text:span text:style-name="T196">K</text:span><text:span text:style-name="T114">ı</text:span><text:span text:style-name="T168">r</text:span><text:span text:style-name="T114">gı</text:span><text:span text:style-name="T196">zc</text:span><text:span text:style-name="T114">a</text:span><text:span text:style-name="T498"> </text:span><text:span text:style-name="T196">bi</text:span><text:span text:style-name="T168">l</text:span><text:span text:style-name="T255">m</text:span><text:span text:style-name="T196">e</text:span><text:span text:style-name="T168">y</text:span><text:span text:style-name="T196">e</text:span><text:span text:style-name="T114">n</text:span><text:span text:style-name="T498"> </text:span><text:span text:style-name="T196">ş</text:span><text:span text:style-name="T114">ehirli</text:span><text:span text:style-name="T498"> </text:span><text:span text:style-name="T196">K</text:span><text:span text:style-name="T114">ırgı</text:span><text:span text:style-name="T196">zla</text:span><text:span text:style-name="T114">r</text:span><text:span text:style-name="T498"> </text:span><text:span text:style-name="T196">a</text:span><text:span text:style-name="T168">r</text:span><text:span text:style-name="T196">as</text:span><text:span text:style-name="T114">ındaki</text:span><text:span text:style-name="T126"> </text:span><text:span text:style-name="T114">uçurum</text:span><text:span text:style-name="T461"> </text:span><text:span text:style-name="T114">gittikçe</text:span><text:span text:style-name="T384"> </text:span><text:span text:style-name="T114">ar</text:span><text:span text:style-name="T168">t</text:span><text:span text:style-name="T196">m</text:span><text:span text:style-name="T114">aktad</text:span><text:span text:style-name="T168">ı</text:span><text:span text:style-name="T114">r.</text:span><text:span text:style-name="T527"> </text:span><text:span text:style-name="T114">Yan</text:span><text:span text:style-name="T196">l</text:span><text:span text:style-name="T114">ış</text:span><text:span text:style-name="T379"> </text:span><text:span text:style-name="T114">dil</text:span><text:span text:style-name="T527"> </text:span><text:span text:style-name="T114">politikası</text:span><text:span text:style-name="T527"> </text:span><text:span text:style-name="T114">ne</text:span><text:span text:style-name="T196">de</text:span><text:span text:style-name="T114">ni</text:span><text:span text:style-name="T168">y</text:span><text:span text:style-name="T114">le</text:span><text:span text:style-name="T384"> </text:span><text:span text:style-name="T114">üst</text:span><text:span text:style-name="T196">ü</text:span><text:span text:style-name="T114">n</text:span><text:span text:style-name="T384"> </text:span><text:span text:style-name="T114">duru</text:span><text:span text:style-name="T255">m</text:span><text:span text:style-name="T114">a</text:span><text:span text:style-name="T527"> </text:span><text:span text:style-name="T114">getirilen</text:span><text:span text:style-name="T126"> </text:span><text:span text:style-name="T196">Rusça</text:span><text:span text:style-name="T114">nın</text:span><text:span text:style-name="T333"> </text:span><text:span text:style-name="T114">ar</text:span><text:span text:style-name="T168">t</text:span><text:span text:style-name="T196">m</text:span><text:span text:style-name="T114">akta</text:span><text:span text:style-name="T338"> </text:span><text:span text:style-name="T114">olan</text:span><text:span text:style-name="T521"> </text:span><text:span text:style-name="T196">a</text:span><text:span text:style-name="T114">ğırlığı,</text:span><text:span text:style-name="T333"> </text:span><text:span text:style-name="T168">y</text:span><text:span text:style-name="T196">e</text:span><text:span text:style-name="T114">ni</text:span><text:span text:style-name="T331"> </text:span><text:span text:style-name="T114">neslin</text:span><text:span text:style-name="T516"> </text:span><text:span text:style-name="T114">gelec</text:span><text:span text:style-name="T255">e</text:span><text:span text:style-name="T114">ğini</text:span><text:span text:style-name="T338"> </text:span><text:span text:style-name="T114">güven</text:span><text:span text:style-name="T338"> </text:span><text:span text:style-name="T114">al</text:span><text:span text:style-name="T196">t</text:span><text:span text:style-name="T114">ına</text:span><text:span text:style-name="T333"> </text:span><text:span text:style-name="T114">almak</text:span><text:span text:style-name="T516"> </text:span><text:span text:style-name="T114">ve</text:span><text:span text:style-name="T126"> </text:span><text:span text:style-name="T114">toplu</text:span><text:span text:style-name="T255">m</text:span><text:span text:style-name="T114">da</text:span><text:span text:style-name="T459"> </text:span><text:span text:style-name="T114">i</text:span><text:span text:style-name="T168">y</text:span><text:span text:style-name="T114">i</text:span><text:span text:style-name="T459"> </text:span><text:span text:style-name="T114">bir</text:span><text:span text:style-name="T459"> </text:span><text:span text:style-name="T168">y</text:span><text:span text:style-name="T196">e</text:span><text:span text:style-name="T114">re</text:span><text:span text:style-name="T459"> </text:span><text:span text:style-name="T114">gelebilmek</text:span><text:span text:style-name="T459"> </text:span><text:span text:style-name="T114">için</text:span><text:span text:style-name="T292"> </text:span><text:span text:style-name="T114">Rusça</text:span><text:span text:style-name="T168">y</text:span><text:span text:style-name="T114">a</text:span><text:span text:style-name="T459"> </text:span><text:span text:style-name="T114">ve</text:span><text:span text:style-name="T457"> </text:span><text:span text:style-name="T114">İngilizce</text:span><text:span text:style-name="T391">y</text:span><text:span text:style-name="T114">e</text:span><text:span text:style-name="T459"> </text:span><text:span text:style-name="T114">yönel</text:span><text:span text:style-name="T255">m</text:span><text:span text:style-name="T114">esine,</text:span><text:span text:style-name="T459"> </text:span><text:span text:style-name="T114">ana</text:span><text:span text:style-name="T126"> </text:span><text:span text:style-name="T114">dilinden</text:span><text:span text:style-name="T610"> </text:span><text:span text:style-name="T114">gide</text:span><text:span text:style-name="T255">r</text:span><text:span text:style-name="T196">e</text:span><text:span text:style-name="T114">k</text:span><text:span text:style-name="T614"> </text:span><text:span text:style-name="T114">uzakl</text:span><text:span text:style-name="T196">a</text:span><text:span text:style-name="T114">ş</text:span><text:span text:style-name="T196">m</text:span><text:span text:style-name="T168">a</text:span><text:span text:style-name="T196">s</text:span><text:span text:style-name="T114">ına</text:span><text:span text:style-name="T274"> </text:span><text:span text:style-name="T114">neden</text:span><text:span text:style-name="T614"> </text:span><text:span text:style-name="T114">o</text:span><text:span text:style-name="T196">l</text:span><text:span text:style-name="T114">makta</text:span><text:span text:style-name="T196">d</text:span><text:span text:style-name="T114">ır.</text:span></text:p>
      <text:p text:style-name="P125"><text:span text:style-name="T196">Haz</text:span><text:span text:style-name="T114">ı</text:span><text:span text:style-name="T196">rla</text:span><text:span text:style-name="T114">dığ</text:span><text:span text:style-name="T168">ı</text:span><text:span text:style-name="T114">m</text:span><text:span text:style-name="T447"> </text:span><text:span text:style-name="T114">Sözlü</text:span><text:span text:style-name="T196">ğ</text:span><text:span text:style-name="T114">ün</text:span><text:span text:style-name="T468"> </text:span><text:span text:style-name="T114">her</text:span><text:span text:style-name="T447"> </text:span><text:span text:style-name="T114">maddes</text:span><text:span text:style-name="T168">i</text:span><text:span text:style-name="T114">ni</text:span><text:span text:style-name="T447"> </text:span><text:span text:style-name="T114">kendi</text:span><text:span text:style-name="T447"> </text:span><text:span text:style-name="T114">d</text:span><text:span text:style-name="T196">il</text:span><text:span text:style-name="T114">ine</text:span><text:span text:style-name="T453"> </text:span><text:span text:style-name="T114">ve</text:span><text:span text:style-name="T447"> </text:span><text:span text:style-name="T255">m</text:span><text:span text:style-name="T114">illi</text:span><text:span text:style-name="T447"> </text:span><text:span text:style-name="T114">d</text:span><text:span text:style-name="T196">e</text:span><text:span text:style-name="T114">ğerlerine</text:span><text:span text:style-name="T126"> </text:span><text:span text:style-name="T114">ka</text:span><text:span text:style-name="T168">y</text:span><text:span text:style-name="T114">ıt</text:span><text:span text:style-name="T196">s</text:span><text:span text:style-name="T114">ız</text:span><text:span text:style-name="T408"> </text:span><text:span text:style-name="T114">görünen</text:span><text:span text:style-name="T408"> </text:span><text:span text:style-name="T114">bu</text:span><text:span text:style-name="T408"> </text:span><text:span text:style-name="T114">kitlenin</text:span><text:span text:style-name="T408"> </text:span><text:span text:style-name="T114">dikkatini</text:span><text:span text:style-name="T408"> </text:span><text:span text:style-name="T255">ç</text:span><text:span text:style-name="T196">e</text:span><text:span text:style-name="T168">k</text:span><text:span text:style-name="T255">m</text:span><text:span text:style-name="T114">ek,</text:span><text:span text:style-name="T188"> </text:span><text:span text:style-name="T255">m</text:span><text:span text:style-name="T114">illi</text:span><text:span text:style-name="T228"> </text:span><text:span text:style-name="T114">du</text:span><text:span text:style-name="T168">y</text:span><text:span text:style-name="T196">g</text:span><text:span text:style-name="T114">ula</text:span><text:span text:style-name="T196">r</text:span><text:span text:style-name="T114">ına</text:span><text:span text:style-name="T408"> </text:span><text:span text:style-name="T114">hitap</text:span><text:span text:style-name="T408"> </text:span><text:span text:style-name="T114">et</text:span><text:span text:style-name="T255">m</text:span><text:span text:style-name="T196">e</text:span><text:span text:style-name="T114">k,</text:span><text:span text:style-name="T217"> </text:span><text:span text:style-name="T114">ana</text:span><text:span text:style-name="T126"> </text:span><text:span text:style-name="T114">dillerinin</text:span><text:span text:style-name="T490"> </text:span><text:span text:style-name="T114">700</text:span><text:span text:style-name="T490"> </text:span><text:span text:style-name="T168">y</text:span><text:span text:style-name="T114">ıllık</text:span><text:span text:style-name="T527"> </text:span><text:span text:style-name="T168">y</text:span><text:span text:style-name="T196">az</text:span><text:span text:style-name="T114">ı</text:span><text:span text:style-name="T572"> </text:span><text:span text:style-name="T114">d</text:span><text:span text:style-name="T196">i</text:span><text:span text:style-name="T114">li</text:span><text:span text:style-name="T572"> </text:span><text:span text:style-name="T114">gelen</text:span><text:span text:style-name="T196">e</text:span><text:span text:style-name="T114">ği</text:span><text:span text:style-name="T572"> </text:span><text:span text:style-name="T114">o</text:span><text:span text:style-name="T196">l</text:span><text:span text:style-name="T114">an</text:span><text:span text:style-name="T572"> </text:span><text:span text:style-name="T114">bir</text:span><text:span text:style-name="T572"> </text:span><text:span text:style-name="T114">d</text:span><text:span text:style-name="T196">i</text:span><text:span text:style-name="T114">l</text:span><text:span text:style-name="T572"> </text:span><text:span text:style-name="T114">ka</text:span><text:span text:style-name="T255">r</text:span><text:span text:style-name="T196">ş</text:span><text:span text:style-name="T114">ı</text:span><text:span text:style-name="T196">s</text:span><text:span text:style-name="T114">ında</text:span><text:span text:style-name="T572"> </text:span><text:span text:style-name="T114">hiç</text:span><text:span text:style-name="T572"> </text:span><text:span text:style-name="T114">z</text:span><text:span text:style-name="T196">o</text:span><text:span text:style-name="T114">rla</text:span><text:span text:style-name="T168">n</text:span><text:span text:style-name="T255">m</text:span><text:span text:style-name="T196">a</text:span><text:span text:style-name="T114">dan,</text:span><text:span text:style-name="T572"> </text:span><text:span text:style-name="T114">t</text:span><text:span text:style-name="T168">ü</text:span><text:span text:style-name="T114">m</text:span><text:span text:style-name="T126"> </text:span><text:span text:style-name="T114">zenginliğ</text:span><text:span text:style-name="T196">i</text:span><text:span text:style-name="T168">y</text:span><text:span text:style-name="T114">l</text:span><text:span text:style-name="T196">e</text:span><text:span text:style-name="T114">,</text:span><text:span text:style-name="T320"> </text:span><text:span text:style-name="T114">doğal</text:span><text:span text:style-name="T304"> </text:span><text:span text:style-name="T114">hâli</text:span><text:span text:style-name="T168">y</text:span><text:span text:style-name="T114">le</text:span><text:span text:style-name="T304"> </text:span><text:span text:style-name="T114">rekabet</text:span><text:span text:style-name="T301"> </text:span><text:span text:style-name="T114">edebilecek</text:span><text:span text:style-name="T310"> </text:span><text:span text:style-name="T114">duru</text:span><text:span text:style-name="T255">m</text:span><text:span text:style-name="T114">da</text:span><text:span text:style-name="T304"> </text:span><text:span text:style-name="T114">old</text:span><text:span text:style-name="T255">u</text:span><text:span text:style-name="T114">ğ</text:span><text:span text:style-name="T196">u</text:span><text:span text:style-name="T114">nun</text:span><text:span text:style-name="T304"> </text:span><text:span text:style-name="T114">f</text:span><text:span text:style-name="T255">a</text:span><text:span text:style-name="T114">rkına</text:span><text:span text:style-name="T126"> </text:span><text:span text:style-name="T196">va</text:span><text:span text:style-name="T168">r</text:span><text:span text:style-name="T255">m</text:span><text:span text:style-name="T196">ala</text:span><text:span text:style-name="T114">rı</text:span><text:span text:style-name="T247"> </text:span><text:span text:style-name="T114">düş</text:span><text:span text:style-name="T196">üncesi</text:span><text:span text:style-name="T168">y</text:span><text:span text:style-name="T114">le</text:span><text:span text:style-name="T566"> </text:span><text:span text:style-name="T168">y</text:span><text:span text:style-name="T196">az</text:span><text:span text:style-name="T114">dı</text:span><text:span text:style-name="T255">m.</text:span></text:p>
      <text:p text:style-name="P125"><text:span text:style-name="T114">Türki</text:span><text:span text:style-name="T168">y</text:span><text:span text:style-name="T114">e</text:span><text:span text:style-name="T527"> </text:span><text:span text:style-name="T114">Türkçesi</text:span><text:span text:style-name="T490"> </text:span><text:span text:style-name="T114">gibi</text:span><text:span text:style-name="T490"> </text:span><text:span text:style-name="T114">Türk</text:span><text:span text:style-name="T527"> </text:span><text:span text:style-name="T114">dün</text:span><text:span text:style-name="T168">y</text:span><text:span text:style-name="T196">a</text:span><text:span text:style-name="T114">sı</text:span><text:span text:style-name="T490"> </text:span><text:span text:style-name="T114">iç</text:span><text:span text:style-name="T196">i</text:span><text:span text:style-name="T114">nde</text:span><text:span text:style-name="T490"> </text:span><text:span text:style-name="T114">fonks</text:span><text:span text:style-name="T196">i</text:span><text:span text:style-name="T114">y</text:span><text:span text:style-name="T196">o</text:span><text:span text:style-name="T114">nel</text:span><text:span text:style-name="T490"> </text:span><text:span text:style-name="T114">a</text:span><text:span text:style-name="T196">ç</text:span><text:span text:style-name="T114">ıdan</text:span><text:span text:style-name="T527"> </text:span><text:span text:style-name="T114">geliş</text:span><text:span text:style-name="T255">m</text:span><text:span text:style-name="T114">i</text:span><text:span text:style-name="T196">ş</text:span><text:span text:style-name="T114">,</text:span><text:span text:style-name="T490"> </text:span><text:span text:style-name="T114">i</text:span><text:span text:style-name="T196">ş</text:span><text:span text:style-name="T168">l</text:span><text:span text:style-name="T196">e</text:span><text:span text:style-name="T168">k,</text:span><text:span text:style-name="T173"> </text:span><text:span text:style-name="T114">uzun</text:span><text:span text:style-name="T408"> </text:span><text:span text:style-name="T255">m</text:span><text:span text:style-name="T114">üddet</text:span><text:span text:style-name="T408"> </text:span><text:span text:style-name="T114">devlet</text:span><text:span text:style-name="T188"> </text:span><text:span text:style-name="T114">ve</text:span><text:span text:style-name="T553"> </text:span><text:span text:style-name="T168">y</text:span><text:span text:style-name="T196">az</text:span><text:span text:style-name="T114">ı</text:span><text:span text:style-name="T188"> </text:span><text:span text:style-name="T114">dili</text:span><text:span text:style-name="T408"> </text:span><text:span text:style-name="T114">ol</text:span><text:span text:style-name="T255">m</text:span><text:span text:style-name="T114">a</text:span><text:span text:style-name="T408"> </text:span><text:span text:style-name="T168">g</text:span><text:span text:style-name="T196">e</text:span><text:span text:style-name="T114">len</text:span><text:span text:style-name="T196">e</text:span><text:span text:style-name="T114">ğine</text:span><text:span text:style-name="T408"> </text:span><text:span text:style-name="T114">sa</text:span><text:span text:style-name="T168">h</text:span><text:span text:style-name="T114">ip,</text:span><text:span text:style-name="T408"> </text:span><text:span text:style-name="T255">a</text:span><text:span text:style-name="T168">y</text:span><text:span text:style-name="T114">nı</text:span><text:span text:style-name="T188"> </text:span><text:span text:style-name="T114">zamanda</text:span><text:span text:style-name="T408"> </text:span><text:span text:style-name="T114">da</text:span><text:span text:style-name="T188"> </text:span><text:span text:style-name="T114">en</text:span><text:span text:style-name="T408"> </text:span><text:span text:style-name="T114">kala-</text:span><text:span text:style-name="T126"> </text:span><text:span text:style-name="T114">balık</text:span><text:span text:style-name="T498"> </text:span><text:span text:style-name="T114">kitlenin</text:span><text:span text:style-name="T498"> </text:span><text:span text:style-name="T114">kon</text:span><text:span text:style-name="T196">uş</text:span><text:span text:style-name="T114">t</text:span><text:span text:style-name="T196">u</text:span><text:span text:style-name="T114">ğu,</text:span><text:span text:style-name="T594"> </text:span><text:span text:style-name="T196">ke</text:span><text:span text:style-name="T114">li</text:span><text:span text:style-name="T255">m</text:span><text:span text:style-name="T114">e</text:span><text:span text:style-name="T498"> </text:span><text:span text:style-name="T114">ve</text:span><text:span text:style-name="T506"> </text:span><text:span text:style-name="T114">terim</text:span><text:span text:style-name="T498"> </text:span><text:span text:style-name="T168">y</text:span><text:span text:style-name="T196">a</text:span><text:span text:style-name="T168">p</text:span><text:span text:style-name="T114">ım</text:span><text:span text:style-name="T594"> </text:span><text:span text:style-name="T114">sis</text:span><text:span text:style-name="T168">t</text:span><text:span text:style-name="T114">e</text:span><text:span text:style-name="T196">m</text:span><text:span text:style-name="T114">i</text:span><text:span text:style-name="T506"> </text:span><text:span text:style-name="T114">geliş</text:span><text:span text:style-name="T255">m</text:span><text:span text:style-name="T168">i</text:span><text:span text:style-name="T114">ş</text:span><text:span text:style-name="T498"> </text:span><text:span text:style-name="T114">bir</text:span><text:span text:style-name="T506"> </text:span><text:span text:style-name="T114">dilden</text:span><text:span text:style-name="T498"> </text:span><text:span text:style-name="T114">aktar</text:span><text:span text:style-name="T255">m</text:span><text:span text:style-name="T114">a</text:span><text:span text:style-name="T126"> </text:span><text:span text:style-name="T114">sözlük</text:span><text:span text:style-name="T461"> </text:span><text:span text:style-name="T168">y</text:span><text:span text:style-name="T196">a</text:span><text:span text:style-name="T114">par</text:span><text:span text:style-name="T255">a</text:span><text:span text:style-name="T114">k</text:span><text:span text:style-name="T461"> </text:span><text:span text:style-name="T196">K</text:span><text:span text:style-name="T114">ırgız</text:span><text:span text:style-name="T461"> </text:span><text:span text:style-name="T114">Türkçesinin</text:span><text:span text:style-name="T461"> </text:span><text:span text:style-name="T114">de</text:span><text:span text:style-name="T461"> </text:span><text:span text:style-name="T114">bu</text:span><text:span text:style-name="T461"> </text:span><text:span text:style-name="T114">dilden</text:span><text:span text:style-name="T461"> </text:span><text:span text:style-name="T114">geri</text:span><text:span text:style-name="T461"> </text:span><text:span text:style-name="T114">ka</text:span><text:span text:style-name="T196">l</text:span><text:span text:style-name="T114">ır</text:span><text:span text:style-name="T461"> </text:span><text:span text:style-name="T114">bir</text:span><text:span text:style-name="T490"> </text:span><text:span text:style-name="T114">taraf</text:span><text:span text:style-name="T168">ı</text:span><text:span text:style-name="T114">nın</text:span><text:span text:style-name="T379"> </text:span><text:span text:style-name="T114">ol</text:span><text:span text:style-name="T255">m</text:span><text:span text:style-name="T196">a</text:span><text:span text:style-name="T114">dığını,</text:span><text:span text:style-name="T126"> </text:span><text:span text:style-name="T114">toplu</text:span><text:span text:style-name="T255">m</text:span><text:span text:style-name="T114">un</text:span><text:span text:style-name="T461"> </text:span><text:span text:style-name="T114">bü</text:span><text:span text:style-name="T196">t</text:span><text:span text:style-name="T114">ün</text:span><text:span text:style-name="T379"> </text:span><text:span text:style-name="T114">iht</text:span><text:span text:style-name="T196">i</text:span><text:span text:style-name="T168">y</text:span><text:span text:style-name="T114">açla</text:span><text:span text:style-name="T196">r</text:span><text:span text:style-name="T114">ını</text:span><text:span text:style-name="T461"> </text:span><text:span text:style-name="T114">kar</text:span><text:span text:style-name="T196">ş</text:span><text:span text:style-name="T114">ıla</text:span><text:span text:style-name="T168">y</text:span><text:span text:style-name="T196">a</text:span><text:span text:style-name="T114">bilecek</text:span><text:span text:style-name="T379"> </text:span><text:span text:style-name="T114">güç</text:span><text:span text:style-name="T461"> </text:span><text:span text:style-name="T114">ve</text:span><text:span text:style-name="T384"> </text:span><text:span text:style-name="T114">zenginlikte</text:span><text:span text:style-name="T461"> </text:span><text:span text:style-name="T114">old</text:span><text:span text:style-name="T196">u</text:span><text:span text:style-name="T114">ğ</text:span><text:span text:style-name="T196">u</text:span><text:span text:style-name="T114">nu</text:span><text:span text:style-name="T379"> </text:span><text:span text:style-name="T114">kanı</text:span><text:span text:style-name="T196">t</text:span><text:span text:style-name="T114">l</text:span><text:span text:style-name="T196">a-</text:span><text:span text:style-name="T203"> </text:span><text:span text:style-name="T114">mak,</text:span><text:span text:style-name="T594"> </text:span><text:span text:style-name="T168">y</text:span><text:span text:style-name="T196">e</text:span><text:span text:style-name="T114">ni</text:span><text:span text:style-name="T602"> </text:span><text:span text:style-name="T114">neslin</text:span><text:span text:style-name="T594"> </text:span><text:span text:style-name="T114">kendi</text:span><text:span text:style-name="T602"> </text:span><text:span text:style-name="T114">dil</text:span><text:span text:style-name="T196">i</text:span><text:span text:style-name="T114">ne</text:span><text:span text:style-name="T498"> </text:span><text:span text:style-name="T114">olan</text:span><text:span text:style-name="T594"> </text:span><text:span text:style-name="T114">g</text:span><text:span text:style-name="T196">ü</text:span><text:span text:style-name="T114">venini</text:span><text:span text:style-name="T594"> </text:span><text:span text:style-name="T114">s</text:span><text:span text:style-name="T255">a</text:span><text:span text:style-name="T114">ğlamak</text:span><text:span text:style-name="T594"> </text:span><text:span text:style-name="T114">Sözl</text:span><text:span text:style-name="T196">ü</text:span><text:span text:style-name="T114">ğü</text:span><text:span text:style-name="T255">m</text:span><text:span text:style-name="T114">üzün</text:span><text:span text:style-name="T594"> </text:span><text:span text:style-name="T114">esas</text:span><text:span text:style-name="T594"> </text:span><text:span text:style-name="T114">a</text:span><text:span text:style-name="T196">m</text:span><text:span text:style-name="T114">a</text:span><text:span text:style-name="T196">c</text:span><text:span text:style-name="T168">ı</text:span><text:span text:style-name="T114">dır.</text:span></text:p>
      <text:p text:style-name="P81"><text:span text:style-name="T114">Sözlüğün </text:span><text:span text:style-name="T318"><text:s/></text:span><text:span text:style-name="T114">ö</text:span><text:span text:style-name="T255">z</text:span><text:span text:style-name="T114">gün </text:span><text:span text:style-name="T318"><text:s/></text:span><text:span text:style-name="T114">dizini, </text:span><text:span text:style-name="T318"><text:s/></text:span><text:span text:style-name="T114">dü</text:span><text:span text:style-name="T196">n</text:span><text:span text:style-name="T168">y</text:span><text:span text:style-name="T114">a </text:span><text:span text:style-name="T318"><text:s/></text:span><text:span text:style-name="T114">leksi</text:span><text:span text:style-name="T196">k</text:span><text:span text:style-name="T114">ografisinin </text:span><text:span text:style-name="T320"><text:s/></text:span><text:span text:style-name="T196">ta</text:span><text:span text:style-name="T114">r</text:span><text:span text:style-name="T196">t</text:span><text:span text:style-name="T114">ı</text:span><text:span text:style-name="T196">ş</text:span><text:span text:style-name="T114">ıl</text:span><text:span text:style-name="T255">m</text:span><text:span text:style-name="T114">az </text:span><text:span text:style-name="T301"><text:s/></text:span><text:span text:style-name="T114">mükkemmel</text:span></text:p>
      <text:p text:style-name="P188"/>
      <text:p text:style-name="P9"/>
      <text:p text:style-name="P9"/>
      <text:p text:style-name="P9"/>
      <text:p text:style-name="P9"/>
      <text:p text:style-name="P9"/>
      <text:p text:style-name="P9"/>
      <text:p text:style-name="P109"/>
      <text:p text:style-name="P187"><text:span text:style-name="T114">örneklerinden</text:span><text:span text:style-name="T365"> </text:span><text:span text:style-name="T114">olan</text:span><text:span text:style-name="T365"> </text:span><text:span text:style-name="T114">“Bü</text:span><text:span text:style-name="T168">y</text:span><text:span text:style-name="T114">ük</text:span><text:span text:style-name="T373"> </text:span><text:span text:style-name="T114">Türkçe-Rusça</text:span><text:span text:style-name="T365"> </text:span><text:span text:style-name="T114">Sözlük”</text:span><text:span text:style-name="T373"> </text:span><text:span text:style-name="T114">(1977),</text:span><text:span text:style-name="T373"> </text:span><text:span text:style-name="T114">“Sov</text:span><text:span text:style-name="T168">y</text:span><text:span text:style-name="T196">e</text:span><text:span text:style-name="T114">t</text:span><text:span text:style-name="T365"> </text:span><text:span text:style-name="T114">Ansiklopedik</text:span><text:span text:style-name="T126"> </text:span><text:span text:style-name="T114">Sözlüğü”(1989),</text:span><text:span text:style-name="T527"> </text:span><text:span text:style-name="T196">“</text:span><text:span text:style-name="T114">İngilizce</text:span><text:span text:style-name="T490"> </text:span><text:span text:style-name="T114">-Türkçe/</text:span><text:span text:style-name="T572"> </text:span><text:span text:style-name="T114">Türkçe</text:span><text:span text:style-name="T527"> </text:span><text:span text:style-name="T114">-İngilizce</text:span><text:span text:style-name="T572"> </text:span><text:span text:style-name="T114">Redhouse</text:span><text:span text:style-name="T527"> </text:span><text:span text:style-name="T114">Sözl</text:span><text:span text:style-name="T168">ü</text:span><text:span text:style-name="T114">ğü”</text:span><text:span text:style-name="T490"> </text:span><text:span text:style-name="T114">(</text:span><text:span text:style-name="T196">1</text:span><text:span text:style-name="T114">9</text:span><text:span text:style-name="T196">9</text:span><text:span text:style-name="T114">8),</text:span><text:span text:style-name="T126"> </text:span><text:span text:style-name="T196">“Ça</text:span><text:span text:style-name="T114">ğd</text:span><text:span text:style-name="T196">a</text:span><text:span text:style-name="T114">ş</text:span><text:span text:style-name="T402"> </text:span><text:span text:style-name="T114">Tü</text:span><text:span text:style-name="T168">r</text:span><text:span text:style-name="T114">kçe</text:span><text:span text:style-name="T402"> </text:span><text:span text:style-name="T114">-İngilizce</text:span><text:span text:style-name="T408"> </text:span><text:span text:style-name="T114">Redhouse</text:span><text:span text:style-name="T402"> </text:span><text:span text:style-name="T114">Sözl</text:span><text:span text:style-name="T168">ü</text:span><text:span text:style-name="T114">ğü”,</text:span><text:span text:style-name="T408"> </text:span><text:span text:style-name="T255">“</text:span><text:span text:style-name="T114">The</text:span><text:span text:style-name="T553"> </text:span><text:span text:style-name="T114">Oxford</text:span><text:span text:style-name="T553"> </text:span><text:span text:style-name="T114">Turkish-E</text:span><text:span text:style-name="T196">n</text:span><text:span text:style-name="T114">glish</text:span><text:span text:style-name="T126"> </text:span><text:span text:style-name="T114">Dictionar</text:span><text:span text:style-name="T168">y</text:span><text:span text:style-name="T114">”</text:span><text:span text:style-name="T447"> </text:span><text:span text:style-name="T255">(</text:span><text:span text:style-name="T114">1984),</text:span><text:span text:style-name="T468"> </text:span><text:span text:style-name="T114">“Tür</text:span><text:span text:style-name="T196">k</text:span><text:span text:style-name="T114">çe</text:span><text:span text:style-name="T453"> </text:span><text:span text:style-name="T114">Sözlük”</text:span><text:span text:style-name="T447"> </text:span><text:span text:style-name="T255">(</text:span><text:span text:style-name="T114">8-9.bas</text:span><text:span text:style-name="T168">k</text:span><text:span text:style-name="T114">ı,</text:span><text:span text:style-name="T196">1</text:span><text:span text:style-name="T114">9</text:span><text:span text:style-name="T196">8</text:span><text:span text:style-name="T114">8;</text:span><text:span text:style-name="T453"> </text:span><text:span text:style-name="T196">1</text:span><text:span text:style-name="T114">998),</text:span><text:span text:style-name="T468"> </text:span><text:span text:style-name="T114">“Anabritanika”</text:span><text:span text:style-name="T447"> </text:span><text:span text:style-name="T114">(1-</text:span><text:span text:style-name="T126"> </text:span><text:span text:style-name="T114">32.cilt,</text:span><text:span text:style-name="T614"> </text:span><text:span text:style-name="T114">1993</text:span><text:span text:style-name="T255">-</text:span><text:span text:style-name="T114">1994)</text:span><text:span text:style-name="T274"> </text:span><text:span text:style-name="T114">gibi</text:span><text:span text:style-name="T614"> </text:span><text:span text:style-name="T114">öne</text:span><text:span text:style-name="T255">m</text:span><text:span text:style-name="T114">li</text:span><text:span text:style-name="T614"> </text:span><text:span text:style-name="T114">ka</text:span><text:span text:style-name="T168">y</text:span><text:span text:style-name="T114">nak</text:span><text:span text:style-name="T196">la</text:span><text:span text:style-name="T114">rdan</text:span><text:span text:style-name="T614"> </text:span><text:span text:style-name="T168">y</text:span><text:span text:style-name="T196">a</text:span><text:span text:style-name="T114">rarla</text:span><text:span text:style-name="T196">n</text:span><text:span text:style-name="T114">ılarak</text:span><text:span text:style-name="T437"> </text:span><text:span text:style-name="T196">ç</text:span><text:span text:style-name="T114">ıkarıldı.</text:span></text:p>
      <text:p text:style-name="P125"><text:span text:style-name="T114">Sözlüğün,</text:span><text:span text:style-name="T228"> </text:span><text:span text:style-name="T114">iki</text:span><text:span text:style-name="T217"> </text:span><text:span text:style-name="T114">dilin</text:span><text:span text:style-name="T217"> </text:span><text:span text:style-name="T114">ortak</text:span><text:span text:style-name="T224"> </text:span><text:span text:style-name="T114">söz</text:span><text:span text:style-name="T224"> </text:span><text:span text:style-name="T114">var</text:span><text:span text:style-name="T196">l</text:span><text:span text:style-name="T114">ığını</text:span><text:span text:style-name="T224"> </text:span><text:span text:style-name="T114">ön</text:span><text:span text:style-name="T228"> </text:span><text:span text:style-name="T114">plana</text:span><text:span text:style-name="T228"> </text:span><text:span text:style-name="T114">çıkarma</text:span><text:span text:style-name="T224"> </text:span><text:span text:style-name="T114">gibi</text:span><text:span text:style-name="T228"> </text:span><text:span text:style-name="T114">b</text:span><text:span text:style-name="T196">aş</text:span><text:span text:style-name="T114">lı</text:span><text:span text:style-name="T196">c</text:span><text:span text:style-name="T114">a</text:span><text:span text:style-name="T228"> </text:span><text:span text:style-name="T114">a</text:span><text:span text:style-name="T196">mac</text:span><text:span text:style-name="T114">ına</text:span><text:span text:style-name="T126"> </text:span><text:span text:style-name="T114">u</text:span><text:span text:style-name="T168">y</text:span><text:span text:style-name="T114">gun</text:span><text:span text:style-name="T581"> </text:span><text:span text:style-name="T114">olarak</text:span><text:span text:style-name="T581"> </text:span><text:span text:style-name="T114">ortak</text:span><text:span text:style-name="T482"> </text:span><text:span text:style-name="T114">kel</text:span><text:span text:style-name="T168">i</text:span><text:span text:style-name="T114">meler,</text:span><text:span text:style-name="T581"> </text:span><text:span text:style-name="T114">de</text:span><text:span text:style-name="T168">y</text:span><text:span text:style-name="T114">i</text:span><text:span text:style-name="T255">m</text:span><text:span text:style-name="T168">l</text:span><text:span text:style-name="T114">er</text:span><text:span text:style-name="T581"> </text:span><text:span text:style-name="T114">ve</text:span><text:span text:style-name="T482"> </text:span><text:span text:style-name="T114">a</text:span><text:span text:style-name="T168">t</text:span><text:span text:style-name="T114">asözleri</text:span><text:span text:style-name="T581"> </text:span><text:span text:style-name="T114">üzerinde</text:span><text:span text:style-name="T581"> </text:span><text:span text:style-name="T168">ö</text:span><text:span text:style-name="T114">zellikle</text:span><text:span text:style-name="T482"> </text:span><text:span text:style-name="T114">duruldu.</text:span><text:span text:style-name="T126"> </text:span><text:span text:style-name="T196">Ça</text:span><text:span text:style-name="T114">ğd</text:span><text:span text:style-name="T196">a</text:span><text:span text:style-name="T114">ş edebî</text:span><text:span text:style-name="T168"> </text:span><text:span text:style-name="T114">Türkçenin esas alındığı Sözlüğün </text:span><text:span text:style-name="T255">m</text:span><text:span text:style-name="T196">a</text:span><text:span text:style-name="T114">dde b</text:span><text:span text:style-name="T196">aşla</text:span><text:span text:style-name="T114">rı</text:span><text:span text:style-name="T168"> </text:span><text:span text:style-name="T196">ar</text:span><text:span text:style-name="T168">a</text:span><text:span text:style-name="T196">s</text:span><text:span text:style-name="T168">ı</text:span><text:span text:style-name="T114">nda bazen </text:span><text:span text:style-name="T168">y</text:span><text:span text:style-name="T196">e</text:span><text:span text:style-name="T114">rel</text:span><text:span text:style-name="T126"> </text:span><text:span text:style-name="T114">kullanı</text:span><text:span text:style-name="T255">m</text:span><text:span text:style-name="T114">a</text:span><text:span text:style-name="T310"> </text:span><text:span text:style-name="T114">ve</text:span><text:span text:style-name="T328"> </text:span><text:span text:style-name="T114">ko</text:span><text:span text:style-name="T196">n</text:span><text:span text:style-name="T114">u</text:span><text:span text:style-name="T196">ş</text:span><text:span text:style-name="T114">ma</text:span><text:span text:style-name="T328"> </text:span><text:span text:style-name="T114">diline</text:span><text:span text:style-name="T326"> </text:span><text:span text:style-name="T114">ait</text:span><text:span text:style-name="T328"> </text:span><text:span text:style-name="T196">диа</text:span><text:span text:style-name="T168">л</text:span><text:span text:style-name="T114">.(</text:span><text:span text:style-name="T196">a</text:span><text:span text:style-name="T114">ğız)</text:span><text:span text:style-name="T328"> </text:span><text:span text:style-name="T114">ve</text:span><text:span text:style-name="T328"> </text:span><text:span text:style-name="T114">о</text:span><text:span text:style-name="T196">оз</text:span><text:span text:style-name="T114">.</text:span><text:span text:style-name="T326"> </text:span><text:span text:style-name="T114">(konu</text:span><text:span text:style-name="T196">ş</text:span><text:span text:style-name="T255">m</text:span><text:span text:style-name="T114">a</text:span><text:span text:style-name="T326"> </text:span><text:span text:style-name="T114">dili)</text:span><text:span text:style-name="T328"> </text:span><text:span text:style-name="T114">v</text:span><text:span text:style-name="T255">e</text:span><text:span text:style-name="T168">y</text:span><text:span text:style-name="T114">a</text:span><text:span text:style-name="T326"> </text:span><text:span text:style-name="T114">e</text:span><text:span text:style-name="T255">s</text:span><text:span text:style-name="T114">k.</text:span><text:span text:style-name="T126"> </text:span><text:span text:style-name="T114">(esk</text:span><text:span text:style-name="T168">i</text:span><text:span text:style-name="T255">m</text:span><text:span text:style-name="T114">iş</text:span><text:span text:style-name="T365"> </text:span><text:span text:style-name="T114">kelime)</text:span><text:span text:style-name="T373"> </text:span><text:span text:style-name="T114">kı</text:span><text:span text:style-name="T196">sal</text:span><text:span text:style-name="T168">t</text:span><text:span text:style-name="T196">m</text:span><text:span text:style-name="T114">al</text:span><text:span text:style-name="T196">a</text:span><text:span text:style-name="T114">rı</text:span><text:span text:style-name="T168">y</text:span><text:span text:style-name="T114">la</text:span><text:span text:style-name="T373"> </text:span><text:span text:style-name="T196">verilm</text:span><text:span text:style-name="T114">iş</text:span><text:span text:style-name="T365"> </text:span><text:span text:style-name="T114">olan</text:span><text:span text:style-name="T373"> </text:span><text:span text:style-name="T114">iki</text:span><text:span text:style-name="T373"> </text:span><text:span text:style-name="T114">d</text:span><text:span text:style-name="T196">i</text:span><text:span text:style-name="T114">ldeki</text:span><text:span text:style-name="T373"> </text:span><text:span text:style-name="T114">ortak</text:span><text:span text:style-name="T373"> </text:span><text:span text:style-name="T114">kel</text:span><text:span text:style-name="T168">i</text:span><text:span text:style-name="T255">m</text:span><text:span text:style-name="T196">e</text:span><text:span text:style-name="T114">,</text:span><text:span text:style-name="T373"> </text:span><text:span text:style-name="T114">de</text:span><text:span text:style-name="T168">y</text:span><text:span text:style-name="T114">im</text:span><text:span text:style-name="T373"> </text:span><text:span text:style-name="T114">ve</text:span><text:span text:style-name="T126"> </text:span><text:span text:style-name="T196">atasözlerin</text:span><text:span text:style-name="T114">e</text:span><text:span text:style-name="T437"> </text:span><text:span text:style-name="T168">r</text:span><text:span text:style-name="T196">astla</text:span><text:span text:style-name="T168">n</text:span><text:span text:style-name="T196">mas</text:span><text:span text:style-name="T114">ı</text:span><text:span text:style-name="T437"> </text:span><text:span text:style-name="T114">i</text:span><text:span text:style-name="T196">ş</text:span><text:span text:style-name="T114">te</text:span><text:span text:style-name="T437"> </text:span><text:span text:style-name="T114">bu</text:span><text:span text:style-name="T437"> </text:span><text:span text:style-name="T114">hususla</text:span><text:span text:style-name="T437"> </text:span><text:span text:style-name="T114">a</text:span><text:span text:style-name="T196">ç</text:span><text:span text:style-name="T114">ıklanabilir.</text:span></text:p>
      <text:p text:style-name="P110"><text:span text:style-name="T114">Kel</text:span><text:span text:style-name="T168">i</text:span><text:span text:style-name="T114">me</text:span><text:span text:style-name="T301"> </text:span><text:span text:style-name="T114">ma</text:span><text:span text:style-name="T168">d</text:span><text:span text:style-name="T114">delerinin</text:span><text:span text:style-name="T320"> </text:span><text:span text:style-name="T168">y</text:span><text:span text:style-name="T196">e</text:span><text:span text:style-name="T255">r</text:span><text:span text:style-name="T114">l</text:span><text:span text:style-name="T255">e</text:span><text:span text:style-name="T196">ş</text:span><text:span text:style-name="T114">tiri</text:span><text:span text:style-name="T168">l</text:span><text:span text:style-name="T255">m</text:span><text:span text:style-name="T114">esinde</text:span><text:span text:style-name="T320"> </text:span><text:span text:style-name="T114">oku</text:span><text:span text:style-name="T168">y</text:span><text:span text:style-name="T114">ucu</text:span><text:span text:style-name="T168">y</text:span><text:span text:style-name="T114">a</text:span><text:span text:style-name="T318"> </text:span><text:span text:style-name="T114">çeviri</text:span><text:span text:style-name="T301"> </text:span><text:span text:style-name="T114">netl</text:span><text:span text:style-name="T196">i</text:span><text:span text:style-name="T168">ğ</text:span><text:span text:style-name="T114">ini</text:span><text:span text:style-name="T301"> </text:span><text:span text:style-name="T114">ve</text:span><text:span text:style-name="T301"> </text:span><text:span text:style-name="T114">bilgi</text:span><text:span text:style-name="T126"> </text:span><text:span text:style-name="T114">bollu</text:span><text:span text:style-name="T196">ğ</text:span><text:span text:style-name="T114">unu</text:span><text:span text:style-name="T255"> </text:span><text:span text:style-name="T114">s</text:span><text:span text:style-name="T196">a</text:span><text:span text:style-name="T114">ğ</text:span><text:span text:style-name="T196">la</text:span><text:span text:style-name="T168">y</text:span><text:span text:style-name="T196">aca</text:span><text:span text:style-name="T114">k </text:span><text:span text:style-name="T196">ulusla</text:span><text:span text:style-name="T114">r</text:span><text:span text:style-name="T196"> aras</text:span><text:span text:style-name="T114">ı</text:span><text:span text:style-name="T196"> </text:span><text:span text:style-name="T114">prensipler tercih</text:span><text:span text:style-name="T196"> </text:span><text:span text:style-name="T114">edildi. Sözlü</text:span><text:span text:style-name="T196">ğ</text:span><text:span text:style-name="T114">ün</text:span><text:span text:style-name="T196"> </text:span><text:span text:style-name="T114">Tü</text:span><text:span text:style-name="T255">r</text:span><text:span text:style-name="T114">kçe kı</text:span><text:span text:style-name="T196">sm</text:span><text:span text:style-name="T114">ı-</text:span><text:span text:style-name="T126"> </text:span><text:span text:style-name="T114">nın</text:span><text:span text:style-name="T470"> </text:span><text:span text:style-name="T168">y</text:span><text:span text:style-name="T196">az</text:span><text:span text:style-name="T114">ıl</text:span><text:span text:style-name="T255">m</text:span><text:span text:style-name="T114">a</text:span><text:span text:style-name="T196">s</text:span><text:span text:style-name="T168">ı</text:span><text:span text:style-name="T114">nda</text:span><text:span text:style-name="T468"> </text:span><text:span text:style-name="T114">2</text:span><text:span text:style-name="T196">0</text:span><text:span text:style-name="T114">00</text:span><text:span text:style-name="T470"> </text:span><text:span text:style-name="T168">y</text:span><text:span text:style-name="T196">ıl</text:span><text:span text:style-name="T114">ında</text:span><text:span text:style-name="T443"> </text:span><text:span text:style-name="T168">y</text:span><text:span text:style-name="T255">a</text:span><text:span text:style-name="T168">y</text:span><text:span text:style-name="T114">ı</text:span><text:span text:style-name="T255">m</text:span><text:span text:style-name="T114">lan</text:span><text:span text:style-name="T255">m</text:span><text:span text:style-name="T168">ı</text:span><text:span text:style-name="T114">ş</text:span><text:span text:style-name="T470"> </text:span><text:span text:style-name="T114">olan</text:span><text:span text:style-name="T468"> </text:span><text:span text:style-name="T196">“</text:span><text:span text:style-name="T114">İ</text:span><text:span text:style-name="T196">ml</text:span><text:span text:style-name="T114">â</text:span><text:span text:style-name="T470"> </text:span><text:span text:style-name="T196">K</text:span><text:span text:style-name="T114">ılavuz</text:span><text:span text:style-name="T168">u</text:span><text:span text:style-name="T196">”</text:span><text:span text:style-name="T114">ndan,</text:span><text:span text:style-name="T468"> </text:span><text:span text:style-name="T196">K</text:span><text:span text:style-name="T114">ırg</text:span><text:span text:style-name="T196">ız</text:span><text:span text:style-name="T114">ca</text:span><text:span text:style-name="T126"> </text:span><text:span text:style-name="T114">kıs</text:span><text:span text:style-name="T255">m</text:span><text:span text:style-name="T114">ı</text:span><text:span text:style-name="T402"> </text:span><text:span text:style-name="T114">için</text:span><text:span text:style-name="T402"> </text:span><text:span text:style-name="T114">ise</text:span><text:span text:style-name="T553"> </text:span><text:span text:style-name="T114">“</text:span><text:span text:style-name="T196">K</text:span><text:span text:style-name="T114">ırgız</text:span><text:span text:style-name="T402"> </text:span><text:span text:style-name="T114">Tilinin</text:span><text:span text:style-name="T402"> </text:span><text:span text:style-name="T114">Orfogra</text:span><text:span text:style-name="T255">f</text:span><text:span text:style-name="T168">y</text:span><text:span text:style-name="T196">a</text:span><text:span text:style-name="T114">lık</text:span><text:span text:style-name="T553"> </text:span><text:span text:style-name="T196">S</text:span><text:span text:style-name="T114">ö</text:span><text:span text:style-name="T196">zl</text:span><text:span text:style-name="T114">ü</text:span><text:span text:style-name="T196">ğ</text:span><text:span text:style-name="T114">ünden”</text:span><text:span text:style-name="T402"> </text:span><text:span text:style-name="T114">(1</text:span><text:span text:style-name="T196">9</text:span><text:span text:style-name="T114">8</text:span><text:span text:style-name="T196">3</text:span><text:span text:style-name="T114">),</text:span><text:span text:style-name="T402"> </text:span><text:span text:style-name="T114">a</text:span><text:span text:style-name="T168">y</text:span><text:span text:style-name="T114">rı</text:span><text:span text:style-name="T196">c</text:span><text:span text:style-name="T114">a</text:span><text:span text:style-name="T553"> </text:span><text:span text:style-name="T196">K</text:span><text:span text:style-name="T114">ır</text:span><text:span text:style-name="T196">g</text:span><text:span text:style-name="T114">ı</text:span><text:span text:style-name="T196">z</text:span><text:span text:style-name="T114">ca</text:span><text:span text:style-name="T126"> </text:span><text:span text:style-name="T114">üzerinde</text:span><text:span text:style-name="T304"> </text:span><text:span text:style-name="T168">y</text:span><text:span text:style-name="T196">a</text:span><text:span text:style-name="T114">y</text:span><text:span text:style-name="T168">ı</text:span><text:span text:style-name="T255">m</text:span><text:span text:style-name="T114">l</text:span><text:span text:style-name="T196">a</text:span><text:span text:style-name="T168">n</text:span><text:span text:style-name="T255">m</text:span><text:span text:style-name="T114">ış</text:span><text:span text:style-name="T307"> </text:span><text:span text:style-name="T114">ol</text:span><text:span text:style-name="T168">a</text:span><text:span text:style-name="T114">n</text:span><text:span text:style-name="T310"> </text:span><text:span text:style-name="T114">tüm</text:span><text:span text:style-name="T304"> </text:span><text:span text:style-name="T114">sözlüklerden</text:span><text:span text:style-name="T307"> </text:span><text:span text:style-name="T114">ve</text:span><text:span text:style-name="T307"> </text:span><text:span text:style-name="T114">ansiklopedik</text:span><text:span text:style-name="T307"> </text:span><text:span text:style-name="T114">eserler</text:span><text:span text:style-name="T168">d</text:span><text:span text:style-name="T114">en</text:span><text:span text:style-name="T307"> </text:span><text:span text:style-name="T168">y</text:span><text:span text:style-name="T255">a</text:span><text:span text:style-name="T114">rar-</text:span><text:span text:style-name="T126"> </text:span><text:span text:style-name="T196">la</text:span><text:span text:style-name="T114">nıldı.</text:span></text:p>
      <text:p text:style-name="P110"><text:span text:style-name="T114">Sözlüğün</text:span><text:span text:style-name="T558"> </text:span><text:span text:style-name="T114">ha</text:span><text:span text:style-name="T196">z</text:span><text:span text:style-name="T114">ı</text:span><text:span text:style-name="T196">rla</text:span><text:span text:style-name="T168">n</text:span><text:span text:style-name="T255">m</text:span><text:span text:style-name="T196">as</text:span><text:span text:style-name="T114">ı</text:span><text:span text:style-name="T402"> </text:span><text:span text:style-name="T196">s</text:span><text:span text:style-name="T114">ı</text:span><text:span text:style-name="T168">ra</text:span><text:span text:style-name="T196">s</text:span><text:span text:style-name="T114">ında</text:span><text:span text:style-name="T402"> </text:span><text:span text:style-name="T114">kar</text:span><text:span text:style-name="T196">ş</text:span><text:span text:style-name="T114">ıl</text:span><text:span text:style-name="T196">a</text:span><text:span text:style-name="T114">ştığı</text:span><text:span text:style-name="T255">m</text:span><text:span text:style-name="T114">ız</text:span><text:span text:style-name="T402"> </text:span><text:span text:style-name="T114">sorunların</text:span><text:span text:style-name="T553"> </text:span><text:span text:style-name="T114">b</text:span><text:span text:style-name="T196">aş</text:span><text:span text:style-name="T114">ında</text:span><text:span text:style-name="T558"> </text:span><text:span text:style-name="T114">doğal</text:span><text:span text:style-name="T402"> </text:span><text:span text:style-name="T114">ola-</text:span><text:span text:style-name="T126"> </text:span><text:span text:style-name="T114">rak</text:span><text:span text:style-name="T490"> </text:span><text:span text:style-name="T196">K</text:span><text:span text:style-name="T114">ırgızca</text:span><text:span text:style-name="T490"> </text:span><text:span text:style-name="T114">ile</text:span><text:span text:style-name="T490"> </text:span><text:span text:style-name="T114">Türkçenin</text:span><text:span text:style-name="T490"> </text:span><text:span text:style-name="T114">fark</text:span><text:span text:style-name="T196">l</text:span><text:span text:style-name="T114">ı</text:span><text:span text:style-name="T490"> </text:span><text:span text:style-name="T114">alfabeleri</text:span><text:span text:style-name="T490"> </text:span><text:span text:style-name="T114">kullan</text:span><text:span text:style-name="T255">m</text:span><text:span text:style-name="T114">ala</text:span><text:span text:style-name="T196">r</text:span><text:span text:style-name="T114">ı</text:span><text:span text:style-name="T490"> </text:span><text:span text:style-name="T114">sorunu</text:span><text:span text:style-name="T490"> </text:span><text:span text:style-name="T114">g</text:span><text:span text:style-name="T255">e</text:span><text:span text:style-name="T114">ldi.</text:span><text:span text:style-name="T490"> </text:span><text:span text:style-name="T114">Madde</text:span><text:span text:style-name="T490"> </text:span><text:span text:style-name="T114">i</text:span><text:span text:style-name="T255">ç</text:span><text:span text:style-name="T114">i</text:span><text:span text:style-name="T168">n</text:span><text:span text:style-name="T114">-</text:span><text:span text:style-name="T126"> </text:span><text:span text:style-name="T114">de</text:span><text:span text:style-name="T373"> </text:span><text:span text:style-name="T114">sekiz</text:span><text:span text:style-name="T352"> </text:span><text:span text:style-name="T114">ç</text:span><text:span text:style-name="T196">eş</text:span><text:span text:style-name="T168">i</text:span><text:span text:style-name="T114">t</text:span><text:span text:style-name="T373"> </text:span><text:span text:style-name="T168">y</text:span><text:span text:style-name="T196">az</text:span><text:span text:style-name="T114">ım</text:span><text:span text:style-name="T365"> </text:span><text:span text:style-name="T114">şeklinin,</text:span><text:span text:style-name="T373"> </text:span><text:span text:style-name="T114">çok</text:span><text:span text:style-name="T352"> </text:span><text:span text:style-name="T114">s</text:span><text:span text:style-name="T255">a</text:span><text:span text:style-name="T168">y</text:span><text:span text:style-name="T196">ı</text:span><text:span text:style-name="T114">da</text:span><text:span text:style-name="T352"> </text:span><text:span text:style-name="T114">i</text:span><text:span text:style-name="T196">ş</text:span><text:span text:style-name="T114">aretin</text:span><text:span text:style-name="T373"> </text:span><text:span text:style-name="T114">s</text:span><text:span text:style-name="T168">ü</text:span><text:span text:style-name="T114">rekli</text:span><text:span text:style-name="T352"> </text:span><text:span text:style-name="T114">birbiri</text:span><text:span text:style-name="T196">n</text:span><text:span text:style-name="T114">e</text:span><text:span text:style-name="T373"> </text:span><text:span text:style-name="T114">geçip</text:span><text:span text:style-name="T352"> </text:span><text:span text:style-name="T114">durduğu</text:span><text:span text:style-name="T126"> </text:span><text:span text:style-name="T114">dikkate</text:span><text:span text:style-name="T594"> </text:span><text:span text:style-name="T114">alını</text:span><text:span text:style-name="T196">rsa</text:span><text:span text:style-name="T114">,</text:span><text:span text:style-name="T594"> </text:span><text:span text:style-name="T196">dizg</text:span><text:span text:style-name="T114">i</text:span><text:span text:style-name="T594"> </text:span><text:span text:style-name="T196">çal</text:span><text:span text:style-name="T114">ış</text:span><text:span text:style-name="T196">mas</text:span><text:span text:style-name="T114">ının</text:span><text:span text:style-name="T498"> </text:span><text:span text:style-name="T114">ne</text:span><text:span text:style-name="T594"> </text:span><text:span text:style-name="T114">kadar</text:span><text:span text:style-name="T594"> </text:span><text:span text:style-name="T114">zor</text:span><text:span text:style-name="T594"> </text:span><text:span text:style-name="T114">bir</text:span><text:span text:style-name="T498"> </text:span><text:span text:style-name="T114">or</text:span><text:span text:style-name="T196">t</text:span><text:span text:style-name="T114">a</text:span><text:span text:style-name="T255">m</text:span><text:span text:style-name="T114">da</text:span><text:span text:style-name="T594"> </text:span><text:span text:style-name="T114">gerçekl</text:span><text:span text:style-name="T196">eş</text:span><text:span text:style-name="T114">tiği</text:span><text:span text:style-name="T594"> </text:span><text:span text:style-name="T114">anl</text:span><text:span text:style-name="T196">aş</text:span><text:span text:style-name="T114">ılır.</text:span></text:p>
      <text:p text:style-name="P125"><text:span text:style-name="T114">İkinci</text:span><text:span text:style-name="T331"> </text:span><text:span text:style-name="T114">bir</text:span><text:span text:style-name="T331"> </text:span><text:span text:style-name="T114">z</text:span><text:span text:style-name="T196">o</text:span><text:span text:style-name="T114">rlandığı</text:span><text:span text:style-name="T255">m</text:span><text:span text:style-name="T114">ız</text:span><text:span text:style-name="T333"> </text:span><text:span text:style-name="T114">husus,</text:span><text:span text:style-name="T333"> </text:span><text:span text:style-name="T114">Tü</text:span><text:span text:style-name="T255">r</text:span><text:span text:style-name="T114">kçe</text:span><text:span text:style-name="T333"> </text:span><text:span text:style-name="T114">birle</text:span><text:span text:style-name="T196">ş</text:span><text:span text:style-name="T114">ik</text:span><text:span text:style-name="T333"> </text:span><text:span text:style-name="T114">k</text:span><text:span text:style-name="T255">e</text:span><text:span text:style-name="T114">limelerin</text:span><text:span text:style-name="T333"> </text:span><text:span text:style-name="T168">y</text:span><text:span text:style-name="T196">a</text:span><text:span text:style-name="T255">z</text:span><text:span text:style-name="T114">ı</text:span><text:span text:style-name="T196">lmas</text:span><text:span text:style-name="T114">ındaki</text:span><text:span text:style-name="T126"> </text:span><text:span text:style-name="T114">istikrar</text:span><text:span text:style-name="T196">s</text:span><text:span text:style-name="T114">ı</text:span><text:span text:style-name="T196">z</text:span><text:span text:style-name="T114">lık,</text:span><text:span text:style-name="T292"> </text:span><text:span text:style-name="T114">bu</text:span><text:span text:style-name="T292"> </text:span><text:span text:style-name="T114">keli</text:span><text:span text:style-name="T255">m</text:span><text:span text:style-name="T196">e</text:span><text:span text:style-name="T114">lerin</text:span><text:span text:style-name="T296"> </text:span><text:span text:style-name="T255">m</text:span><text:span text:style-name="T196">a</text:span><text:span text:style-name="T114">dde</text:span><text:span text:style-name="T292"> </text:span><text:span text:style-name="T114">içine</text:span><text:span text:style-name="T292"> </text:span><text:span text:style-name="T114">alı</text:span><text:span text:style-name="T168">n</text:span><text:span text:style-name="T255">m</text:span><text:span text:style-name="T168">a</text:span><text:span text:style-name="T196">s</text:span><text:span text:style-name="T114">ı</text:span><text:span text:style-name="T296"> </text:span><text:span text:style-name="T114">ve</text:span><text:span text:style-name="T168">y</text:span><text:span text:style-name="T114">a</text:span><text:span text:style-name="T457"> </text:span><text:span text:style-name="T114">tek</text:span><text:span text:style-name="T288"> </text:span><text:span text:style-name="T114">b</text:span><text:span text:style-name="T196">aş</text:span><text:span text:style-name="T114">ına</text:span><text:span text:style-name="T457"> </text:span><text:span text:style-name="T114">kullanı</text:span><text:span text:style-name="T196">lma</text:span><text:span text:style-name="T168">s</text:span><text:span text:style-name="T114">ı</text:span><text:span text:style-name="T126"> </text:span><text:span text:style-name="T114">konusunda</text:span><text:span text:style-name="T447"> </text:span><text:span text:style-name="T114">belli</text:span><text:span text:style-name="T447"> </text:span><text:span text:style-name="T114">kriterlerin</text:span><text:span text:style-name="T447"> </text:span><text:span text:style-name="T114">ol</text:span><text:span text:style-name="T255">m</text:span><text:span text:style-name="T196">a</text:span><text:span text:style-name="T168">y</text:span><text:span text:style-name="T114">ı</text:span><text:span text:style-name="T196">ş</text:span><text:span text:style-name="T114">ı</text:span><text:span text:style-name="T447"> </text:span><text:span text:style-name="T114">oldu.</text:span><text:span text:style-name="T447"> </text:span><text:span text:style-name="T255">A</text:span><text:span text:style-name="T168">y</text:span><text:span text:style-name="T114">rıca</text:span><text:span text:style-name="T447"> </text:span><text:span text:style-name="T114">“Türkçe</text:span><text:span text:style-name="T468"> </text:span><text:span text:style-name="T114">Sözlük”te</text:span><text:span text:style-name="T447"> </text:span><text:span text:style-name="T114">iki</text:span><text:span text:style-name="T447"> </text:span><text:span text:style-name="T114">ve</text:span><text:span text:style-name="T168">y</text:span><text:span text:style-name="T114">a</text:span><text:span text:style-name="T468"> </text:span><text:span text:style-name="T114">üç</text:span><text:span text:style-name="T126"> </text:span><text:span text:style-name="T114">parçadan</text:span><text:span text:style-name="T553"> </text:span><text:span text:style-name="T114">olu</text:span><text:span text:style-name="T196">ş</text:span><text:span text:style-name="T114">an</text:span><text:span text:style-name="T408"> </text:span><text:span text:style-name="T114">kelimelerin</text:span><text:span text:style-name="T188"> </text:span><text:span text:style-name="T255">m</text:span><text:span text:style-name="T196">a</text:span><text:span text:style-name="T114">dde</text:span><text:span text:style-name="T408"> </text:span><text:span text:style-name="T168">b</text:span><text:span text:style-name="T255">a</text:span><text:span text:style-name="T196">ş</text:span><text:span text:style-name="T114">ı</text:span><text:span text:style-name="T553"> </text:span><text:span text:style-name="T114">olarak</text:span><text:span text:style-name="T188"> </text:span><text:span text:style-name="T114">a</text:span><text:span text:style-name="T168">l</text:span><text:span text:style-name="T114">ı</text:span><text:span text:style-name="T196">nmas</text:span><text:span text:style-name="T114">ı</text:span><text:span text:style-name="T553"> </text:span><text:span text:style-name="T114">da,</text:span><text:span text:style-name="T217"> </text:span><text:span text:style-name="T114">çalış</text:span><text:span text:style-name="T196">m</text:span><text:span text:style-name="T168">a</text:span><text:span text:style-name="T255">m</text:span><text:span text:style-name="T114">ız</text:span><text:span text:style-name="T408"> </text:span><text:span text:style-name="T114">için</text:span><text:span text:style-name="T126"> </text:span><text:span text:style-name="T114">öngö</text:span><text:span text:style-name="T255">r</text:span><text:span text:style-name="T114">ülen</text:span><text:span text:style-name="T470"> </text:span><text:span text:style-name="T114">p</text:span><text:span text:style-name="T255">r</text:span><text:span text:style-name="T114">ensiplere</text:span><text:span text:style-name="T470"> </text:span><text:span text:style-name="T114">u</text:span><text:span text:style-name="T168">y</text:span><text:span text:style-name="T196">g</text:span><text:span text:style-name="T114">un</text:span><text:span text:style-name="T443"> </text:span><text:span text:style-name="T114">gelmedi.</text:span><text:span text:style-name="T470"> </text:span><text:span text:style-name="T114">Türkçe-Rusça</text:span><text:span text:style-name="T470"> </text:span><text:span text:style-name="T114">ve</text:span><text:span text:style-name="T443"> </text:span><text:span text:style-name="T114">Türkçe-İngilizce</text:span><text:span text:style-name="T470"> </text:span><text:span text:style-name="T114">söz</text:span><text:span text:style-name="T168">l</text:span><text:span text:style-name="T114">ü</text:span><text:span text:style-name="T168">k</text:span><text:span text:style-name="T114">-</text:span><text:span text:style-name="T126"> </text:span><text:span text:style-name="T114">lerin</text:span><text:span text:style-name="T296"> </text:span><text:span text:style-name="T255">m</text:span><text:span text:style-name="T114">ütercimlerinin</text:span><text:span text:style-name="T488"> </text:span><text:span text:style-name="T114">de</text:span><text:span text:style-name="T296"> </text:span><text:span text:style-name="T114">a</text:span><text:span text:style-name="T168">y</text:span><text:span text:style-name="T196">n</text:span><text:span text:style-name="T114">ı</text:span><text:span text:style-name="T296"> </text:span><text:span text:style-name="T114">du</text:span><text:span text:style-name="T255">r</text:span><text:span text:style-name="T114">u</text:span><text:span text:style-name="T255">m</text:span><text:span text:style-name="T168">d</text:span><text:span text:style-name="T196">a</text:span><text:span text:style-name="T114">n</text:span><text:span text:style-name="T288"> </text:span><text:span text:style-name="T168">y</text:span><text:span text:style-name="T196">a</text:span><text:span text:style-name="T114">kı</text:span><text:span text:style-name="T196">nara</text:span><text:span text:style-name="T114">k</text:span><text:span text:style-name="T296"> </text:span><text:span text:style-name="T196">ç</text:span><text:span text:style-name="T114">oğu</text:span><text:span text:style-name="T288"> </text:span><text:span text:style-name="T114">kelimeleri</text:span><text:span text:style-name="T488"> </text:span><text:span text:style-name="T114">birl</text:span><text:span text:style-name="T196">eş</text:span><text:span text:style-name="T114">ti</text:span><text:span text:style-name="T168">r</text:span><text:span text:style-name="T114">erek</text:span><text:span text:style-name="T126"> </text:span><text:span text:style-name="T114">madde</text:span><text:span text:style-name="T296"> </text:span><text:span text:style-name="T114">b</text:span><text:span text:style-name="T196">aş</text:span><text:span text:style-name="T114">ı</text:span><text:span text:style-name="T488"> </text:span><text:span text:style-name="T168">y</text:span><text:span text:style-name="T196">a</text:span><text:span text:style-name="T114">p</text:span><text:span text:style-name="T255">m</text:span><text:span text:style-name="T114">akla</text:span><text:span text:style-name="T488"> </text:span><text:span text:style-name="T114">soruna</text:span><text:span text:style-name="T296"> </text:span><text:span text:style-name="T114">çöz</text:span><text:span text:style-name="T168">ü</text:span><text:span text:style-name="T114">m</text:span><text:span text:style-name="T292"> </text:span><text:span text:style-name="T168">b</text:span><text:span text:style-name="T114">uldukları</text:span><text:span text:style-name="T296"> </text:span><text:span text:style-name="T114">görüldü.</text:span><text:span text:style-name="T288"> </text:span><text:span text:style-name="T114">Biz</text:span><text:span text:style-name="T296"> </text:span><text:span text:style-name="T114">ise</text:span><text:span text:style-name="T296"> </text:span><text:span text:style-name="T114">prensip</text:span><text:span text:style-name="T288"> </text:span><text:span text:style-name="T114">olarak</text:span><text:span text:style-name="T126"> </text:span><text:span text:style-name="T114">Türkçenin</text:span><text:span text:style-name="T498"> </text:span><text:span text:style-name="T114">yürürlükteki</text:span><text:span text:style-name="T537"> </text:span><text:span text:style-name="T196">“</text:span><text:span text:style-name="T255">İ</text:span><text:span text:style-name="T196">ml</text:span><text:span text:style-name="T114">â</text:span><text:span text:style-name="T415"> </text:span><text:span text:style-name="T196">K</text:span><text:span text:style-name="T114">ı</text:span><text:span text:style-name="T196">lavuz</text:span><text:span text:style-name="T168">u</text:span><text:span text:style-name="T114">n</text:span><text:span text:style-name="T196">a</text:span><text:span text:style-name="T114">”</text:span><text:span text:style-name="T415"> </text:span><text:span text:style-name="T196">ria</text:span><text:span text:style-name="T168">y</text:span><text:span text:style-name="T196">e</text:span><text:span text:style-name="T114">t</text:span><text:span text:style-name="T415"> </text:span><text:span text:style-name="T196">edec</text:span><text:span text:style-name="T114">eğ</text:span><text:span text:style-name="T168">i</text:span><text:span text:style-name="T255">m</text:span><text:span text:style-name="T168">i</text:span><text:span text:style-name="T196">z</text:span><text:span text:style-name="T114">i</text:span><text:span text:style-name="T415"> </text:span><text:span text:style-name="T114">belirtt</text:span><text:span text:style-name="T196">i</text:span><text:span text:style-name="T114">ği</text:span><text:span text:style-name="T255">m</text:span><text:span text:style-name="T114">iz</text:span><text:span text:style-name="T537"> </text:span><text:span text:style-name="T114">için</text:span><text:span text:style-name="T255"> </text:span><text:span text:style-name="T114">ona</text:span><text:span text:style-name="T126"> </text:span><text:span text:style-name="T114">b</text:span><text:span text:style-name="T196">a</text:span><text:span text:style-name="T114">ğlı</text:span><text:span text:style-name="T545"> </text:span><text:span text:style-name="T114">kal</text:span><text:span text:style-name="T255">m</text:span><text:span text:style-name="T114">ak</text:span><text:span text:style-name="T545"> </text:span><text:span text:style-name="T114">zorund</text:span><text:span text:style-name="T255">a</text:span><text:span text:style-name="T168">y</text:span><text:span text:style-name="T114">d</text:span><text:span text:style-name="T196">ı</text:span><text:span text:style-name="T114">k.</text:span><text:span text:style-name="T545"> </text:span><text:span text:style-name="T114">Sorunu</text:span><text:span text:style-name="T572"> </text:span><text:span text:style-name="T255">a</text:span><text:span text:style-name="T168">y</text:span><text:span text:style-name="T196">r</text:span><text:span text:style-name="T114">ı</text:span><text:span text:style-name="T572"> </text:span><text:span text:style-name="T196">yaz</text:span><text:span text:style-name="T114">ılan</text:span><text:span text:style-name="T545"> </text:span><text:span text:style-name="T114">birl</text:span><text:span text:style-name="T196">eş</text:span><text:span text:style-name="T114">ik</text:span><text:span text:style-name="T545"> </text:span><text:span text:style-name="T114">keli</text:span><text:span text:style-name="T255">m</text:span><text:span text:style-name="T114">elerin</text:span><text:span text:style-name="T558"> </text:span><text:span text:style-name="T114">hepsini</text:span><text:span text:style-name="T558"> </text:span><text:span text:style-name="T255">m</text:span><text:span text:style-name="T196">a</text:span><text:span text:style-name="T114">d</text:span><text:span text:style-name="T168">d</text:span><text:span text:style-name="T114">e</text:span><text:span text:style-name="T126"> </text:span><text:span text:style-name="T114">içine</text:span><text:span text:style-name="T594"> </text:span><text:span text:style-name="T114">alarak,</text:span><text:span text:style-name="T506"> </text:span><text:span text:style-name="T114">biti</text:span><text:span text:style-name="T196">şi</text:span><text:span text:style-name="T114">k</text:span><text:span text:style-name="T594"> </text:span><text:span text:style-name="T168">y</text:span><text:span text:style-name="T196">a</text:span><text:span text:style-name="T114">zılanları</text:span><text:span text:style-name="T498"> </text:span><text:span text:style-name="T196">is</text:span><text:span text:style-name="T114">e</text:span><text:span text:style-name="T498"> </text:span><text:span text:style-name="T196">a</text:span><text:span text:style-name="T168">y</text:span><text:span text:style-name="T196">r</text:span><text:span text:style-name="T114">ı</text:span><text:span text:style-name="T594"> </text:span><text:span text:style-name="T114">madde</text:span><text:span text:style-name="T594"> </text:span><text:span text:style-name="T114">olarak</text:span><text:span text:style-name="T415"> </text:span><text:span text:style-name="T114">vererek</text:span><text:span text:style-name="T498"> </text:span><text:span text:style-name="T114">çözdük.</text:span></text:p>
      <text:p text:style-name="P110"><text:span text:style-name="T114">Tarihî</text:span><text:span text:style-name="T228"> </text:span><text:span text:style-name="T114">yönd</text:span><text:span text:style-name="T255">e</text:span><text:span text:style-name="T114">n</text:span><text:span text:style-name="T217"> </text:span><text:span text:style-name="T114">bir</text:span><text:span text:style-name="T217"> </text:span><text:span text:style-name="T168">y</text:span><text:span text:style-name="T196">az</text:span><text:span text:style-name="T114">ı</text:span><text:span text:style-name="T217"> </text:span><text:span text:style-name="T114">dili</text:span><text:span text:style-name="T217"> </text:span><text:span text:style-name="T114">olarak</text:span><text:span text:style-name="T228"> </text:span><text:span text:style-name="T114">gelişen</text:span><text:span text:style-name="T217"> </text:span><text:span text:style-name="T114">Türkçe</text:span><text:span text:style-name="T217"> </text:span><text:span text:style-name="T114">ile</text:span><text:span text:style-name="T224"> </text:span><text:span text:style-name="T114">son</text:span><text:span text:style-name="T217"> </text:span><text:span text:style-name="T114">yü</text:span><text:span text:style-name="T255">z</text:span><text:span text:style-name="T168">y</text:span><text:span text:style-name="T114">ılda</text:span><text:span text:style-name="T188"> </text:span><text:span text:style-name="T168">y</text:span><text:span text:style-name="T196">az</text:span><text:span text:style-name="T114">ı</text:span><text:span text:style-name="T228"> </text:span><text:span text:style-name="T114">diline</text:span><text:span text:style-name="T126"> </text:span><text:span text:style-name="T114">geç</text:span><text:span text:style-name="T255">m</text:span><text:span text:style-name="T114">eden</text:span><text:span text:style-name="T314"> </text:span><text:span text:style-name="T114">önce</text:span><text:span text:style-name="T534"> </text:span><text:span text:style-name="T114">genel</text:span><text:span text:style-name="T314"> </text:span><text:span text:style-name="T114">olarak</text:span><text:span text:style-name="T534"> </text:span><text:span text:style-name="T114">bir</text:span><text:span text:style-name="T534"> </text:span><text:span text:style-name="T114">ko</text:span><text:span text:style-name="T196">n</text:span><text:span text:style-name="T114">u</text:span><text:span text:style-name="T196">ş</text:span><text:span text:style-name="T114">ma</text:span><text:span text:style-name="T314"> </text:span><text:span text:style-name="T114">dili</text:span><text:span text:style-name="T534"> </text:span><text:span text:style-name="T114">olarak</text:span><text:span text:style-name="T314"> </text:span><text:span text:style-name="T114">geli</text:span><text:span text:style-name="T196">ş</text:span><text:span text:style-name="T114">en</text:span><text:span text:style-name="T534"> </text:span><text:span text:style-name="T196">K</text:span><text:span text:style-name="T114">ırgı</text:span><text:span text:style-name="T196">zca</text:span><text:span text:style-name="T114">nın</text:span><text:span text:style-name="T408"> </text:span><text:span text:style-name="T114">alıntı</text:span><text:span text:style-name="T126"> </text:span><text:span text:style-name="T196">kelimele</text:span><text:span text:style-name="T114">r</text:span><text:span text:style-name="T255"> </text:span><text:span text:style-name="T196">ka</text:span><text:span text:style-name="T168">t</text:span><text:span text:style-name="T196">ma</text:span><text:span text:style-name="T114">nı</text:span><text:span text:style-name="T196"> </text:span><text:span text:style-name="T114">bak</text:span><text:span text:style-name="T168">ı</text:span><text:span text:style-name="T255">m</text:span><text:span text:style-name="T114">ından</text:span><text:span text:style-name="T255"> </text:span><text:span text:style-name="T114">da</text:span><text:span text:style-name="T196"> </text:span><text:span text:style-name="T114">çok</text:span><text:span text:style-name="T255"> </text:span><text:span text:style-name="T196">bü</text:span><text:span text:style-name="T168">y</text:span><text:span text:style-name="T114">ük</text:span><text:span text:style-name="T196"> </text:span><text:span text:style-name="T114">fark</text:span><text:span text:style-name="T196">l</text:span><text:span text:style-name="T114">ıl</text:span><text:span text:style-name="T196">ıkla</text:span><text:span text:style-name="T114">r</text:span><text:span text:style-name="T255"> </text:span><text:span text:style-name="T196">ar</text:span><text:span text:style-name="T168">z</text:span><text:span text:style-name="T196">etti</text:span><text:span text:style-name="T114">ği</text:span><text:span text:style-name="T196"> </text:span><text:span text:style-name="T114">görüld</text:span><text:span text:style-name="T196">ü</text:span><text:span text:style-name="T114">.</text:span><text:span text:style-name="T255"> </text:span><text:span text:style-name="T114">Örn</text:span><text:span text:style-name="T196">e</text:span><text:span text:style-name="T114">ğin,</text:span><text:span text:style-name="T126"> </text:span><text:span text:style-name="T196">K</text:span><text:span text:style-name="T114">ırgızca</text:span><text:span text:style-name="T553"> </text:span><text:span text:style-name="T114">i</text:span><text:span text:style-name="T168">l</text:span><text:span text:style-name="T114">e</text:span><text:span text:style-name="T408"> </text:span><text:span text:style-name="T114">Türkçenin</text:span><text:span text:style-name="T553"> </text:span><text:span text:style-name="T114">Arapça,</text:span><text:span text:style-name="T408"> </text:span><text:span text:style-name="T168">F</text:span><text:span text:style-name="T196">a</text:span><text:span text:style-name="T114">rsça</text:span><text:span text:style-name="T553"> </text:span><text:span text:style-name="T114">köke</text:span><text:span text:style-name="T196">n</text:span><text:span text:style-name="T114">li</text:span><text:span text:style-name="T408"> </text:span><text:span text:style-name="T114">kel</text:span><text:span text:style-name="T168">i</text:span><text:span text:style-name="T255">m</text:span><text:span text:style-name="T196">e</text:span><text:span text:style-name="T168">l</text:span><text:span text:style-name="T196">e</text:span><text:span text:style-name="T114">rindeki</text:span><text:span text:style-name="T553"> </text:span><text:span text:style-name="T114">ses</text:span><text:span text:style-name="T408"> </text:span><text:span text:style-name="T114">ve</text:span><text:span text:style-name="T188"> </text:span><text:span text:style-name="T114">anl</text:span><text:span text:style-name="T391">a</text:span><text:span text:style-name="T114">m</text:span><text:span text:style-name="T126"> </text:span><text:span text:style-name="T114">d</text:span><text:span text:style-name="T196">e</text:span><text:span text:style-name="T114">ği</text:span><text:span text:style-name="T196">ş</text:span><text:span text:style-name="T114">iklikleri</text:span><text:span text:style-name="T534"> </text:span><text:span text:style-name="T114">a</text:span><text:span text:style-name="T168">y</text:span><text:span text:style-name="T114">rı</text:span><text:span text:style-name="T459"> </text:span><text:span text:style-name="T255">a</text:span><text:span text:style-name="T168">y</text:span><text:span text:style-name="T114">rı</text:span><text:span text:style-name="T459"> </text:span><text:span text:style-name="T196">in</text:span><text:span text:style-name="T114">celeme</text:span><text:span text:style-name="T457"> </text:span><text:span text:style-name="T114">konu</text:span><text:span text:style-name="T196">l</text:span><text:span text:style-name="T114">arı</text:span><text:span text:style-name="T459"> </text:span><text:span text:style-name="T114">olabilecek</text:span><text:span text:style-name="T292"> </text:span><text:span text:style-name="T114">derecede</text:span><text:span text:style-name="T459"> </text:span><text:span text:style-name="T114">olduğu</text:span><text:span text:style-name="T457"> </text:span><text:span text:style-name="T196">farkedildi.</text:span><text:span text:style-name="T203"> </text:span><text:span text:style-name="T114">Ortak</text:span><text:span text:style-name="T384"> </text:span><text:span text:style-name="T114">Ba</text:span><text:span text:style-name="T196">t</text:span><text:span text:style-name="T114">ı</text:span><text:span text:style-name="T527"> </text:span><text:span text:style-name="T114">kökenli</text:span><text:span text:style-name="T527"> </text:span><text:span text:style-name="T114">kelimeler</text:span><text:span text:style-name="T384"> </text:span><text:span text:style-name="T114">de</text:span><text:span text:style-name="T490"> </text:span><text:span text:style-name="T196">K</text:span><text:span text:style-name="T114">ırgız</text:span><text:span text:style-name="T168">c</text:span><text:span text:style-name="T114">a</text:span><text:span text:style-name="T168">y</text:span><text:span text:style-name="T114">a</text:span><text:span text:style-name="T384"> </text:span><text:span text:style-name="T114">genel</text:span><text:span text:style-name="T527"> </text:span><text:span text:style-name="T114">olarak</text:span><text:span text:style-name="T384"> </text:span><text:span text:style-name="T114">Rusça,</text:span><text:span text:style-name="T490"> </text:span><text:span text:style-name="T168">T</text:span><text:span text:style-name="T114">ürkçe</text:span><text:span text:style-name="T168">y</text:span><text:span text:style-name="T114">e</text:span><text:span text:style-name="T384"> </text:span><text:span text:style-name="T114">ise</text:span><text:span text:style-name="T527"> </text:span><text:span text:style-name="T114">daha</text:span><text:span text:style-name="T126"> </text:span><text:span text:style-name="T114">çok</text:span><text:span text:style-name="T602"> </text:span><text:span text:style-name="T114">Fran</text:span><text:span text:style-name="T196">s</text:span><text:span text:style-name="T114">ı</text:span><text:span text:style-name="T196">zc</text:span><text:span text:style-name="T114">a</text:span><text:span text:style-name="T498"> </text:span><text:span text:style-name="T196">vas</text:span><text:span text:style-name="T114">ı</text:span><text:span text:style-name="T196">tas</text:span><text:span text:style-name="T114">ı</text:span><text:span text:style-name="T168">y</text:span><text:span text:style-name="T114">la</text:span><text:span text:style-name="T437"> </text:span><text:span text:style-name="T114">g</text:span><text:span text:style-name="T196">i</text:span><text:span text:style-name="T114">rdiği</text:span><text:span text:style-name="T594"> </text:span><text:span text:style-name="T114">için,</text:span><text:span text:style-name="T602"> </text:span><text:span text:style-name="T114">bu</text:span><text:span text:style-name="T437"> </text:span><text:span text:style-name="T114">dillerin</text:span><text:span text:style-name="T594"> </text:span><text:span text:style-name="T114">izlerini</text:span><text:span text:style-name="T602"> </text:span><text:span text:style-name="T114">t</text:span><text:span text:style-name="T255">a</text:span><text:span text:style-name="T196">ş</text:span><text:span text:style-name="T168">ı</text:span><text:span text:style-name="T255">m</text:span><text:span text:style-name="T196">a</text:span><text:span text:style-name="T114">kt</text:span><text:span text:style-name="T196">a</text:span><text:span text:style-name="T168">d</text:span><text:span text:style-name="T114">ırlar.</text:span></text:p>
      <text:p text:style-name="P110"><text:span text:style-name="T114">Ana</text:span><text:span text:style-name="T196"> </text:span><text:span text:style-name="T114">Türkçe </text:span><text:span text:style-name="T168">k</text:span><text:span text:style-name="T196">e</text:span><text:span text:style-name="T114">l</text:span><text:span text:style-name="T168">i</text:span><text:span text:style-name="T255">m</text:span><text:span text:style-name="T114">e ka</text:span><text:span text:style-name="T168">t</text:span><text:span text:style-name="T196">m</text:span><text:span text:style-name="T114">a</text:span><text:span text:style-name="T168">n</text:span><text:span text:style-name="T114">ının da sözü</text:span><text:span text:style-name="T168"> </text:span><text:span text:style-name="T114">edilen</text:span><text:span text:style-name="T196"> </text:span><text:span text:style-name="T114">iki dilde korun</text:span><text:span text:style-name="T255">m</text:span><text:span text:style-name="T114">a derecesi</text:span><text:span text:style-name="T168"> </text:span><text:span text:style-name="T114">a</text:span><text:span text:style-name="T168">y</text:span><text:span text:style-name="T196">n</text:span><text:span text:style-name="T114">ı</text:span><text:span text:style-name="T126"> </text:span><text:span text:style-name="T114">olmadığı</text:span><text:span text:style-name="T304"> </text:span><text:span text:style-name="T114">gözl</text:span><text:span text:style-name="T168">e</text:span><text:span text:style-name="T255">m</text:span><text:span text:style-name="T168">l</text:span><text:span text:style-name="T196">e</text:span><text:span text:style-name="T114">ndi.</text:span><text:span text:style-name="T307"> </text:span><text:span text:style-name="T114">Türki</text:span><text:span text:style-name="T168">y</text:span><text:span text:style-name="T114">e</text:span><text:span text:style-name="T307"> </text:span><text:span text:style-name="T114">Türkçesinde</text:span><text:span text:style-name="T307"> </text:span><text:span text:style-name="T114">bu</text:span><text:span text:style-name="T304"> </text:span><text:span text:style-name="T114">ka</text:span><text:span text:style-name="T168">t</text:span><text:span text:style-name="T255">m</text:span><text:span text:style-name="T114">an</text:span><text:span text:style-name="T307"> </text:span><text:span text:style-name="T114">daha</text:span><text:span text:style-name="T310"> </text:span><text:span text:style-name="T114">çok</text:span><text:span text:style-name="T307"> </text:span><text:span text:style-name="T114">Anadolu</text:span><text:span text:style-name="T126"> </text:span><text:span text:style-name="T196">a</text:span><text:span text:style-name="T114">ğı</text:span><text:span text:style-name="T196">zla</text:span><text:span text:style-name="T114">rında korun</text:span><text:span text:style-name="T196">d</text:span><text:span text:style-name="T114">uğu</text:span><text:span text:style-name="T196"> </text:span><text:span text:style-name="T114">için</text:span><text:span text:style-name="T168"> </text:span><text:span text:style-name="T114">aradaki paralell</text:span><text:span text:style-name="T196">i</text:span><text:span text:style-name="T114">ğin</text:span><text:span text:style-name="T168"> </text:span><text:span text:style-name="T114">sağ</text:span><text:span text:style-name="T196">la</text:span><text:span text:style-name="T168">n</text:span><text:span text:style-name="T255">m</text:span><text:span text:style-name="T196">as</text:span><text:span text:style-name="T114">ında, ki</text:span><text:span text:style-name="T255">m</text:span><text:span text:style-name="T114">i</text:span><text:span text:style-name="T168"> </text:span><text:span text:style-name="T114">zaman </text:span><text:span text:style-name="T196">a</text:span><text:span text:style-name="T168">ğ</text:span><text:span text:style-name="T114">ız </text:span><text:span text:style-name="T196">ve</text:span><text:span text:style-name="T203"> </text:span><text:span text:style-name="T114">konu</text:span><text:span text:style-name="T196">ş</text:span><text:span text:style-name="T255">m</text:span><text:span text:style-name="T114">a </text:span><text:span text:style-name="T527"><text:s/></text:span><text:span text:style-name="T114">dili </text:span><text:span text:style-name="T527"><text:s/></text:span><text:span text:style-name="T114">verilerine </text:span><text:span text:style-name="T527"><text:s/></text:span><text:span text:style-name="T114">b</text:span><text:span text:style-name="T196">aş</text:span><text:span text:style-name="T114">vuruldu. </text:span><text:span text:style-name="T384"><text:s/></text:span><text:span text:style-name="T114">Ancak </text:span><text:span text:style-name="T490"><text:s/></text:span><text:span text:style-name="T114">bu</text:span><text:span text:style-name="T196">n</text:span><text:span text:style-name="T114">un </text:span><text:span text:style-name="T384"><text:s/></text:span><text:span text:style-name="T114">gibi </text:span><text:span text:style-name="T490"><text:s/></text:span><text:span text:style-name="T255">s</text:span><text:span text:style-name="T114">ı</text:span><text:span text:style-name="T196">ra</text:span><text:span text:style-name="T114">dı</text:span><text:span text:style-name="T196">ş</text:span><text:span text:style-name="T114">ı </text:span><text:span text:style-name="T384"><text:s/></text:span><text:span text:style-name="T114">duru</text:span><text:span text:style-name="T255">m</text:span><text:span text:style-name="T114">lar </text:span><text:span text:style-name="T490"><text:s/></text:span><text:span text:style-name="T114">belli</text:span></text:p>
      <text:p text:style-name="P190"/>
      <text:p text:style-name="P9"/>
      <text:p text:style-name="P9"/>
      <text:p text:style-name="P9"/>
      <text:p text:style-name="P9"/>
      <text:p text:style-name="P9"/>
      <text:p text:style-name="P9"/>
      <text:p text:style-name="P109"/>
      <text:p text:style-name="P187"><text:span text:style-name="T114">kı</text:span><text:span text:style-name="T196">sal</text:span><text:span text:style-name="T168">t</text:span><text:span text:style-name="T255">m</text:span><text:span text:style-name="T196">ala</text:span><text:span text:style-name="T114">r</text:span><text:span text:style-name="T490"> </text:span><text:span text:style-name="T114">e</text:span><text:span text:style-name="T196">ş</text:span><text:span text:style-name="T114">liğinde</text:span><text:span text:style-name="T527"> </text:span><text:span text:style-name="T114">verildi</text:span><text:span text:style-name="T490"> </text:span><text:span text:style-name="T114">ve</text:span><text:span text:style-name="T490"> </text:span><text:span text:style-name="T114">Sözlüğün</text:span><text:span text:style-name="T527"> </text:span><text:span text:style-name="T114">ana</text:span><text:span text:style-name="T490"> </text:span><text:span text:style-name="T114">çi</text:span><text:span text:style-name="T168">z</text:span><text:span text:style-name="T114">gisinin</text:span><text:span text:style-name="T527"> </text:span><text:span text:style-name="T114">edebî</text:span><text:span text:style-name="T490"> </text:span><text:span text:style-name="T114">dil</text:span><text:span text:style-name="T527"> </text:span><text:span text:style-name="T114">çizgisinden</text:span><text:span text:style-name="T126"> </text:span><text:span text:style-name="T114">uzakl</text:span><text:span text:style-name="T196">a</text:span><text:span text:style-name="T114">ş</text:span><text:span text:style-name="T196">mas</text:span><text:span text:style-name="T114">ı</text:span><text:span text:style-name="T168">n</text:span><text:span text:style-name="T114">a</text:span><text:span text:style-name="T521"> </text:span><text:span text:style-name="T168">y</text:span><text:span text:style-name="T114">ol</text:span><text:span text:style-name="T516"> </text:span><text:span text:style-name="T114">verilmedi. <text:s/>Sonuçta</text:span><text:span text:style-name="T516"> </text:span><text:span text:style-name="T114">bir <text:s/></text:span><text:span text:style-name="T196">O</text:span><text:span text:style-name="T114">ğuz</text:span><text:span text:style-name="T521"> </text:span><text:span text:style-name="T196">g</text:span><text:span text:style-name="T114">rubu <text:s/>te</text:span><text:span text:style-name="T255">m</text:span><text:span text:style-name="T196">s</text:span><text:span text:style-name="T114">ilcisi</text:span><text:span text:style-name="T521"> </text:span><text:span text:style-name="T114">olan <text:s/>Tür</text:span><text:span text:style-name="T196">k</text:span><text:span text:style-name="T114">i</text:span><text:span text:style-name="T168">y</text:span><text:span text:style-name="T114">e</text:span><text:span text:style-name="T126"> </text:span><text:span text:style-name="T114">Türkçesi</text:span><text:span text:style-name="T373"> </text:span><text:span text:style-name="T114">ile</text:span><text:span text:style-name="T352"> </text:span><text:span text:style-name="T114">bir</text:span><text:span text:style-name="T352"> </text:span><text:span text:style-name="T196">K</text:span><text:span text:style-name="T114">ıpçak</text:span><text:span text:style-name="T352"> </text:span><text:span text:style-name="T196">g</text:span><text:span text:style-name="T114">rubu</text:span><text:span text:style-name="T373"> </text:span><text:span text:style-name="T114">temsilcisi</text:span><text:span text:style-name="T352"> </text:span><text:span text:style-name="T114">olan</text:span><text:span text:style-name="T352"> </text:span><text:span text:style-name="T196">K</text:span><text:span text:style-name="T114">ırg</text:span><text:span text:style-name="T196">ı</text:span><text:span text:style-name="T114">z</text:span><text:span text:style-name="T352"> </text:span><text:span text:style-name="T114">Türkçesinin</text:span><text:span text:style-name="T352"> </text:span><text:span text:style-name="T114">örn</text:span><text:span text:style-name="T196">e</text:span><text:span text:style-name="T114">ğ</text:span><text:span text:style-name="T196">i</text:span><text:span text:style-name="T114">nde</text:span><text:span text:style-name="T373"> </text:span><text:span text:style-name="T114">Türk</text:span><text:span text:style-name="T126"> </text:span><text:span text:style-name="T168">y</text:span><text:span text:style-name="T196">az</text:span><text:span text:style-name="T114">ı</text:span><text:span text:style-name="T461"> </text:span><text:span text:style-name="T114">dillerin</text:span><text:span text:style-name="T196">i</text:span><text:span text:style-name="T114">n</text:span><text:span text:style-name="T461"> </text:span><text:span text:style-name="T114">ne</text:span><text:span text:style-name="T461"> </text:span><text:span text:style-name="T114">gibi</text:span><text:span text:style-name="T391"> </text:span><text:span text:style-name="T114">etkenlere</text:span><text:span text:style-name="T384"> </text:span><text:span text:style-name="T255">m</text:span><text:span text:style-name="T196">a</text:span><text:span text:style-name="T114">ruz</text:span><text:span text:style-name="T461"> </text:span><text:span text:style-name="T168">k</text:span><text:span text:style-name="T196">a</text:span><text:span text:style-name="T114">l</text:span><text:span text:style-name="T196">d</text:span><text:span text:style-name="T114">ığı</text:span><text:span text:style-name="T461"> </text:span><text:span text:style-name="T114">ve</text:span><text:span text:style-name="T461"> </text:span><text:span text:style-name="T114">bu</text:span><text:span text:style-name="T391"> </text:span><text:span text:style-name="T114">dillerde</text:span><text:span text:style-name="T379"> </text:span><text:span text:style-name="T114">ne</text:span><text:span text:style-name="T461"> </text:span><text:span text:style-name="T114">g</text:span><text:span text:style-name="T196">i</text:span><text:span text:style-name="T114">bi</text:span><text:span text:style-name="T461"> </text:span><text:span text:style-name="T114">d</text:span><text:span text:style-name="T196">e</text:span><text:span text:style-name="T114">ği</text:span><text:span text:style-name="T196">ş</text:span><text:span text:style-name="T114">iklik</text:span><text:span text:style-name="T196">le</text:span><text:span text:style-name="T114">rin</text:span><text:span text:style-name="T126"> </text:span><text:span text:style-name="T114">me</text:span><text:span text:style-name="T168">y</text:span><text:span text:style-name="T114">dana</text:span><text:span text:style-name="T314"> </text:span><text:span text:style-name="T114">geldiği</text:span><text:span text:style-name="T314"> </text:span><text:span text:style-name="T114">ort</text:span><text:span text:style-name="T255">a</text:span><text:span text:style-name="T168">y</text:span><text:span text:style-name="T114">a</text:span><text:span text:style-name="T534"> </text:span><text:span text:style-name="T255">ç</text:span><text:span text:style-name="T114">ıkarıl</text:span><text:span text:style-name="T255">m</text:span><text:span text:style-name="T168">ı</text:span><text:span text:style-name="T114">ş</text:span><text:span text:style-name="T314"> </text:span><text:span text:style-name="T114">oldu.”Türkçe-</text:span><text:span text:style-name="T196">K</text:span><text:span text:style-name="T114">ırgızca</text:span><text:span text:style-name="T534"> </text:span><text:span text:style-name="T114">Sözlük”,</text:span><text:span text:style-name="T314"> </text:span><text:span text:style-name="T114">uzun</text:span><text:span text:style-name="T314"> </text:span><text:span text:style-name="T255">m</text:span><text:span text:style-name="T114">üddet</text:span><text:span text:style-name="T126"> </text:span><text:span text:style-name="T114">birbir</text:span><text:span text:style-name="T196">i</text:span><text:span text:style-name="T168">y</text:span><text:span text:style-name="T114">le</text:span><text:span text:style-name="T168"> </text:span><text:span text:style-name="T114">temas</text:span><text:span text:style-name="T168"> </text:span><text:span text:style-name="T114">e</text:span><text:span text:style-name="T168">t</text:span><text:span text:style-name="T114">meden</text:span><text:span text:style-name="T168"> g</text:span><text:span text:style-name="T196">e</text:span><text:span text:style-name="T114">l</text:span><text:span text:style-name="T196">iş</text:span><text:span text:style-name="T114">en</text:span><text:span text:style-name="T168"> </text:span><text:span text:style-name="T114">bu</text:span><text:span text:style-name="T168"> </text:span><text:span text:style-name="T114">iki</text:span><text:span text:style-name="T168"> </text:span><text:span text:style-name="T114">Türk</text:span><text:span text:style-name="T168"> </text:span><text:span text:style-name="T114">dilin</text:span><text:span text:style-name="T196">i</text:span><text:span text:style-name="T114">n ortak</text:span><text:span text:style-name="T168"> </text:span><text:span text:style-name="T114">ve</text:span><text:span text:style-name="T168"> </text:span><text:span text:style-name="T114">fark</text:span><text:span text:style-name="T196">l</text:span><text:span text:style-name="T114">ı</text:span><text:span text:style-name="T168"> </text:span><text:span text:style-name="T114">yönlerini</text:span><text:span text:style-name="T168"> </text:span><text:span text:style-name="T196">göz</text:span><text:span text:style-name="T114">ler</text:span><text:span text:style-name="T126"> </text:span><text:span text:style-name="T114">önüne</text:span><text:span text:style-name="T602"> </text:span><text:span text:style-name="T114">sermesi</text:span><text:span text:style-name="T594"> </text:span><text:span text:style-name="T114">a</text:span><text:span text:style-name="T196">ç</text:span><text:span text:style-name="T114">ı</text:span><text:span text:style-name="T196">s</text:span><text:span text:style-name="T114">ından</text:span><text:span text:style-name="T594"> </text:span><text:span text:style-name="T114">da</text:span><text:span text:style-name="T594"> </text:span><text:span text:style-name="T114">Türko</text:span><text:span text:style-name="T196">l</text:span><text:span text:style-name="T114">oj</text:span><text:span text:style-name="T196">i</text:span><text:span text:style-name="T168">y</text:span><text:span text:style-name="T114">e</text:span><text:span text:style-name="T602"> </text:span><text:span text:style-name="T114">sunulan</text:span><text:span text:style-name="T602"> </text:span><text:span text:style-name="T114">bir</text:span><text:span text:style-name="T602"> </text:span><text:span text:style-name="T114">h</text:span><text:span text:style-name="T196">i</text:span><text:span text:style-name="T114">z</text:span><text:span text:style-name="T255">m</text:span><text:span text:style-name="T114">et</text:span><text:span text:style-name="T594"> </text:span><text:span text:style-name="T114">sayılabi</text:span><text:span text:style-name="T196">l</text:span><text:span text:style-name="T114">ır.</text:span></text:p>
      <text:p text:style-name="P110"><text:span text:style-name="T196">Haz</text:span><text:span text:style-name="T114">ı</text:span><text:span text:style-name="T196">rla</text:span><text:span text:style-name="T114">dığ</text:span><text:span text:style-name="T168">ı</text:span><text:span text:style-name="T255">m</text:span><text:span text:style-name="T168">ı</text:span><text:span text:style-name="T114">z</text:span><text:span text:style-name="T379"> </text:span><text:span text:style-name="T114">“Türkçe</text:span><text:span text:style-name="T168">-</text:span><text:span text:style-name="T114">Kırgızca</text:span><text:span text:style-name="T384"> </text:span><text:span text:style-name="T114">Sözlük”ün,</text:span><text:span text:style-name="T384"> </text:span><text:span text:style-name="T114">bö</text:span><text:span text:style-name="T168">y</text:span><text:span text:style-name="T114">lesine</text:span><text:span text:style-name="T379"> </text:span><text:span text:style-name="T114">büyük </text:span><text:span text:style-name="T384"><text:s/></text:span><text:span text:style-name="T114">a</text:span><text:span text:style-name="T255">m</text:span><text:span text:style-name="T114">açla</text:span><text:span text:style-name="T168">r</text:span><text:span text:style-name="T114">a</text:span><text:span text:style-name="T126"> </text:span><text:span text:style-name="T114">hi</text:span><text:span text:style-name="T168">z</text:span><text:span text:style-name="T255">m</text:span><text:span text:style-name="T114">et</text:span><text:span text:style-name="T558"> </text:span><text:span text:style-name="T114">ede</text:span><text:span text:style-name="T168">c</text:span><text:span text:style-name="T114">eğinden</text:span><text:span text:style-name="T558"> </text:span><text:span text:style-name="T255">a</text:span><text:span text:style-name="T168">y</text:span><text:span text:style-name="T196">r</text:span><text:span text:style-name="T114">ıca</text:span><text:span text:style-name="T402"> </text:span><text:span text:style-name="T114">gurur</text:span><text:span text:style-name="T545"> </text:span><text:span text:style-name="T114">duyuyoru</text:span><text:span text:style-name="T255">m</text:span><text:span text:style-name="T114">.</text:span><text:span text:style-name="T402"> </text:span><text:span text:style-name="T114">Sözlükte</text:span><text:span text:style-name="T558"> </text:span><text:span text:style-name="T114">tespit</text:span><text:span text:style-name="T402"> </text:span><text:span text:style-name="T114">edilecek</text:span><text:span text:style-name="T558"> </text:span><text:span text:style-name="T114">eksikliklere</text:span><text:span text:style-name="T126"> </text:span><text:span text:style-name="T114">ve</text:span><text:span text:style-name="T572"> </text:span><text:span text:style-name="T168">y</text:span><text:span text:style-name="T196">a</text:span><text:span text:style-name="T114">n</text:span><text:span text:style-name="T196">l</text:span><text:span text:style-name="T114">ı</text:span><text:span text:style-name="T196">ş</text:span><text:span text:style-name="T114">lık</text:span><text:span text:style-name="T196">l</text:span><text:span text:style-name="T114">ara</text:span><text:span text:style-name="T545"> </text:span><text:span text:style-name="T168">y</text:span><text:span text:style-name="T114">önelik</text:span><text:span text:style-name="T545"> </text:span><text:span text:style-name="T168">y</text:span><text:span text:style-name="T196">a</text:span><text:span text:style-name="T114">pı</text:span><text:span text:style-name="T196">laca</text:span><text:span text:style-name="T114">k</text:span><text:span text:style-name="T572"> </text:span><text:span text:style-name="T196">düzel</text:span><text:span text:style-name="T168">t</text:span><text:span text:style-name="T196">melere</text:span><text:span text:style-name="T114">,</text:span><text:span text:style-name="T558"> </text:span><text:span text:style-name="T114">el</text:span><text:span text:style-name="T196">eş</text:span><text:span text:style-name="T114">tirilere</text:span><text:span text:style-name="T545"> </text:span><text:span text:style-name="T114">ve</text:span><text:span text:style-name="T572"> </text:span><text:span text:style-name="T168">y</text:span><text:span text:style-name="T196">a</text:span><text:span text:style-name="T114">rdı</text:span><text:span text:style-name="T255">m</text:span><text:span text:style-name="T114">l</text:span><text:span text:style-name="T196">a</text:span><text:span text:style-name="T114">ra</text:span><text:span text:style-name="T402"> </text:span><text:span text:style-name="T114">h</text:span><text:span text:style-name="T196">e</text:span><text:span text:style-name="T114">r</text:span><text:span text:style-name="T126"> </text:span><text:span text:style-name="T196">z</text:span><text:span text:style-name="T168">a</text:span><text:span text:style-name="T196">ma</text:span><text:span text:style-name="T114">n</text:span><text:span text:style-name="T333"> </text:span><text:span text:style-name="T196">aç</text:span><text:span text:style-name="T114">ık</text:span><text:span text:style-name="T333"> </text:span><text:span text:style-name="T114">oldu</text:span><text:span text:style-name="T196">ğ</text:span><text:span text:style-name="T114">u</text:span><text:span text:style-name="T255">m</text:span><text:span text:style-name="T114">u</text:span><text:span text:style-name="T338"> </text:span><text:span text:style-name="T114">belirtir,</text:span><text:span text:style-name="T333"> </text:span><text:a xlink:type="simple" xlink:href="mailto:gulzura@yahoo.com"><text:span text:style-name="T166">gulzur</text:span></text:a><text:a xlink:type="simple" xlink:href="mailto:gulzura@yahoo.com"><text:span text:style-name="T263">a</text:span></text:a><text:a xlink:type="simple" xlink:href="mailto:gulzura@yahoo.com"><text:span text:style-name="T215">@</text:span></text:a><text:a xlink:type="simple" xlink:href="mailto:gulzura@yahoo.com"><text:span text:style-name="T186">y</text:span></text:a><text:a xlink:type="simple" xlink:href="mailto:gulzura@yahoo.com"><text:span text:style-name="T166">ahoo.com</text:span></text:a><text:a xlink:type="simple" xlink:href="mailto:gulzura@yahoo.com"><text:span text:style-name="T329"> </text:span></text:a><text:span text:style-name="T114">internet</text:span><text:span text:style-name="T333"> </text:span><text:span text:style-name="T114">ad</text:span><text:span text:style-name="T255">r</text:span><text:span text:style-name="T114">es</text:span><text:span text:style-name="T168">i</text:span><text:span text:style-name="T114">me</text:span><text:span text:style-name="T338"> </text:span><text:span text:style-name="T114">iletebile-</text:span><text:span text:style-name="T126"> </text:span><text:span text:style-name="T196">ce</text:span><text:span text:style-name="T114">ğiniz</text:span><text:span text:style-name="T602"> </text:span><text:span text:style-name="T255">m</text:span><text:span text:style-name="T196">e</text:span><text:span text:style-name="T114">sa</text:span><text:span text:style-name="T168">j</text:span><text:span text:style-name="T114">larınız</text:span><text:span text:style-name="T437"> </text:span><text:span text:style-name="T114">için</text:span><text:span text:style-name="T602"> </text:span><text:span text:style-name="T196">ş</text:span><text:span text:style-name="T114">i</text:span><text:span text:style-name="T255">m</text:span><text:span text:style-name="T114">diden</text:span><text:span text:style-name="T437"> </text:span><text:span text:style-name="T114">t</text:span><text:span text:style-name="T196">e</text:span><text:span text:style-name="T114">şekkür</text:span><text:span text:style-name="T602"> </text:span><text:span text:style-name="T114">ederi</text:span><text:span text:style-name="T255">m</text:span><text:span text:style-name="T114">.</text:span></text:p>
      <text:p text:style-name="P125"><text:span text:style-name="T114">Sözlükten,</text:span><text:span text:style-name="T459"> </text:span><text:span text:style-name="T114">Türki</text:span><text:span text:style-name="T168">y</text:span><text:span text:style-name="T114">e</text:span><text:span text:style-name="T457"> </text:span><text:span text:style-name="T114">Türkçesi</text:span><text:span text:style-name="T457"> </text:span><text:span text:style-name="T114">ve</text:span><text:span text:style-name="T457"> </text:span><text:span text:style-name="T114">Kırgız</text:span><text:span text:style-name="T457"> </text:span><text:span text:style-name="T114">Türkçesini</text:span><text:span text:style-name="T459"> </text:span><text:span text:style-name="T114">öğren</text:span><text:span text:style-name="T255">m</text:span><text:span text:style-name="T114">ek,</text:span><text:span text:style-name="T457"> </text:span><text:span text:style-name="T114">öğre</text:span><text:span text:style-name="T168">t</text:span><text:span text:style-name="T255">m</text:span><text:span text:style-name="T114">ek,</text:span><text:span text:style-name="T457"> </text:span><text:span text:style-name="T114">bu</text:span><text:span text:style-name="T126"> </text:span><text:span text:style-name="T114">dillerde</text:span><text:span text:style-name="T553"> </text:span><text:span text:style-name="T168">y</text:span><text:span text:style-name="T255">a</text:span><text:span text:style-name="T391">y</text:span><text:span text:style-name="T196">ımla</text:span><text:span text:style-name="T168">n</text:span><text:span text:style-name="T255">m</text:span><text:span text:style-name="T114">ış</text:span><text:span text:style-name="T408"> </text:span><text:span text:style-name="T114">ed</text:span><text:span text:style-name="T168">e</text:span><text:span text:style-name="T114">bî,</text:span><text:span text:style-name="T188"> </text:span><text:span text:style-name="T114">il</text:span><text:span text:style-name="T255">m</text:span><text:span text:style-name="T114">î,</text:span><text:span text:style-name="T408"> </text:span><text:span text:style-name="T114">popüler</text:span><text:span text:style-name="T408"> </text:span><text:span text:style-name="T114">v.s.</text:span><text:span text:style-name="T188"> </text:span><text:span text:style-name="T114">eserl</text:span><text:span text:style-name="T168">e</text:span><text:span text:style-name="T114">ri,</text:span><text:span text:style-name="T408"> </text:span><text:span text:style-name="T114">ba</text:span><text:span text:style-name="T196">s</text:span><text:span text:style-name="T114">ın,</text:span><text:span text:style-name="T408"> </text:span><text:span text:style-name="T168">y</text:span><text:span text:style-name="T255">a</text:span><text:span text:style-name="T196">y</text:span><text:span text:style-name="T114">ın</text:span><text:span text:style-name="T188"> </text:span><text:span text:style-name="T255">m</text:span><text:span text:style-name="T196">a</text:span><text:span text:style-name="T114">lze</text:span><text:span text:style-name="T196">me</text:span><text:span text:style-name="T114">lerini</text:span><text:span text:style-name="T126"> </text:span><text:span text:style-name="T114">oku</text:span><text:span text:style-name="T255">m</text:span><text:span text:style-name="T114">ak</text:span><text:span text:style-name="T482"> </text:span><text:span text:style-name="T114">isteyenler</text:span><text:span text:style-name="T477"> </text:span><text:span text:style-name="T114">ve</text:span><text:span text:style-name="T482"> </text:span><text:span text:style-name="T114">çeviri</text:span><text:span text:style-name="T477"> </text:span><text:span text:style-name="T196">işleri</text:span><text:span text:style-name="T168">y</text:span><text:span text:style-name="T114">le</text:span><text:span text:style-name="T581"> </text:span><text:span text:style-name="T114">uğr</text:span><text:span text:style-name="T196">aş</text:span><text:span text:style-name="T114">anlar</text:span><text:span text:style-name="T477"> </text:span><text:span text:style-name="T114">faydalanabilirler.</text:span><text:span text:style-name="T482"> </text:span><text:span text:style-name="T114">Sözlük,</text:span><text:span text:style-name="T477"> </text:span><text:span text:style-name="T114">a</text:span><text:span text:style-name="T168">y</text:span><text:span text:style-name="T114">r</text:span><text:span text:style-name="T196">ı</text:span><text:span text:style-name="T114">ca</text:span><text:span text:style-name="T126"> </text:span><text:span text:style-name="T114">Türkologlar,</text:span><text:span text:style-name="T228"> </text:span><text:span text:style-name="T114">terc</text:span><text:span text:style-name="T168">ü</text:span><text:span text:style-name="T196">m</text:span><text:span text:style-name="T114">anlar,</text:span><text:span text:style-name="T224"> </text:span><text:span text:style-name="T114">öğretmenler,</text:span><text:span text:style-name="T224"> </text:span><text:span text:style-name="T114">diplo</text:span><text:span text:style-name="T255">m</text:span><text:span text:style-name="T114">atlar,</text:span><text:span text:style-name="T224"> </text:span><text:span text:style-name="T114">Doğu</text:span><text:span text:style-name="T224"> </text:span><text:span text:style-name="T114">bil</text:span><text:span text:style-name="T196">i</text:span><text:span text:style-name="T114">mleri</text:span><text:span text:style-name="T224"> </text:span><text:span text:style-name="T114">fakülteleri</text:span><text:span text:style-name="T126"> </text:span><text:span text:style-name="T114">öğrencilerinin</text:span><text:span text:style-name="T437"> </text:span><text:span text:style-name="T168">y</text:span><text:span text:style-name="T196">an</text:span><text:span text:style-name="T114">ı</text:span><text:span text:style-name="T196">s</text:span><text:span text:style-name="T114">ıra</text:span><text:span text:style-name="T594"> </text:span><text:span text:style-name="T114">Türkçe</text:span><text:span text:style-name="T594"> </text:span><text:span text:style-name="T114">ile</text:span><text:span text:style-name="T594"> </text:span><text:span text:style-name="T196">K</text:span><text:span text:style-name="T114">ırgızca</text:span><text:span text:style-name="T168">y</text:span><text:span text:style-name="T114">a</text:span><text:span text:style-name="T602"> </text:span><text:span text:style-name="T114">ilgi</text:span><text:span text:style-name="T594"> </text:span><text:span text:style-name="T114">du</text:span><text:span text:style-name="T168">y</text:span><text:span text:style-name="T196">a</text:span><text:span text:style-name="T114">n</text:span><text:span text:style-name="T602"> </text:span><text:span text:style-name="T114">herkese</text:span><text:span text:style-name="T594"> </text:span><text:span text:style-name="T114">yarar</text:span><text:span text:style-name="T196">l</text:span><text:span text:style-name="T114">ı</text:span><text:span text:style-name="T602"> </text:span><text:span text:style-name="T114">olabilir.</text:span></text:p>
      <text:p text:style-name="P125"><text:span text:style-name="T114">Sözlüğün</text:span><text:span text:style-name="T461"> </text:span><text:span text:style-name="T114">uz</text:span><text:span text:style-name="T196">u</text:span><text:span text:style-name="T114">n</text:span><text:span text:style-name="T379"> </text:span><text:span text:style-name="T114">süren</text:span><text:span text:style-name="T461"> </text:span><text:span text:style-name="T114">ha</text:span><text:span text:style-name="T196">z</text:span><text:span text:style-name="T114">ı</text:span><text:span text:style-name="T196">rla</text:span><text:span text:style-name="T168">n</text:span><text:span text:style-name="T255">m</text:span><text:span text:style-name="T114">a</text:span><text:span text:style-name="T461"> </text:span><text:span text:style-name="T196">a</text:span><text:span text:style-name="T114">şa</text:span><text:span text:style-name="T196">ma</text:span><text:span text:style-name="T114">sında</text:span><text:span text:style-name="T379"> </text:span><text:span text:style-name="T114">bana</text:span><text:span text:style-name="T461"> </text:span><text:span text:style-name="T114">her</text:span><text:span text:style-name="T379"> </text:span><text:span text:style-name="T114">za</text:span><text:span text:style-name="T255">m</text:span><text:span text:style-name="T196">a</text:span><text:span text:style-name="T114">n</text:span><text:span text:style-name="T379"> </text:span><text:span text:style-name="T114">cesaret</text:span><text:span text:style-name="T384"> </text:span><text:span text:style-name="T114">veren</text:span><text:span text:style-name="T379"> </text:span><text:span text:style-name="T114">ve</text:span><text:span text:style-name="T126"> </text:span><text:span text:style-name="T196">sa</text:span><text:span text:style-name="T114">bırla</text:span><text:span text:style-name="T459"> </text:span><text:span text:style-name="T114">des</text:span><text:span text:style-name="T168">t</text:span><text:span text:style-name="T114">ekle</text:span><text:span text:style-name="T168">y</text:span><text:span text:style-name="T196">e</text:span><text:span text:style-name="T114">n</text:span><text:span text:style-name="T457"> </text:span><text:span text:style-name="T114">b</text:span><text:span text:style-name="T255">a</text:span><text:span text:style-name="T114">bam</text:span><text:span text:style-name="T534"> </text:span><text:span text:style-name="T114">C</text:span><text:span text:style-name="T168">u</text:span><text:span text:style-name="T255">m</text:span><text:span text:style-name="T114">akun</text:span><text:span text:style-name="T457"> </text:span><text:span text:style-name="T114">TURGANBA</text:span><text:span text:style-name="T168">E</text:span><text:span text:style-name="T114">V’e,</text:span><text:span text:style-name="T459"> </text:span><text:span text:style-name="T196">eş</text:span><text:span text:style-name="T168">i</text:span><text:span text:style-name="T114">m</text:span><text:span text:style-name="T534"> </text:span><text:span text:style-name="T168">R</text:span><text:span text:style-name="T114">a</text:span><text:span text:style-name="T196">zak</text:span><text:span text:style-name="T203"> </text:span><text:span text:style-name="T114">SAI</text:span><text:span text:style-name="T196">D</text:span><text:span text:style-name="T114">İL</text:span><text:span text:style-name="T168">K</text:span><text:span text:style-name="T114">ANOV</text:span><text:span text:style-name="T168">’</text:span><text:span text:style-name="T114">a,</text:span><text:span text:style-name="T296"> </text:span><text:span text:style-name="T114">d</text:span><text:span text:style-name="T196">e</text:span><text:span text:style-name="T114">ğerli</text:span><text:span text:style-name="T296"> </text:span><text:span text:style-name="T114">hocalar</text:span><text:span text:style-name="T168">ı</text:span><text:span text:style-name="T114">m</text:span><text:span text:style-name="T488"> </text:span><text:span text:style-name="T196">K</text:span><text:span text:style-name="T114">ırgız</text:span><text:span text:style-name="T296"> </text:span><text:span text:style-name="T114">Bil</text:span><text:span text:style-name="T168">i</text:span><text:span text:style-name="T114">mler</text:span><text:span text:style-name="T296"> </text:span><text:span text:style-name="T114">Akade</text:span><text:span text:style-name="T255">m</text:span><text:span text:style-name="T168">i</text:span><text:span text:style-name="T196">s</text:span><text:span text:style-name="T114">inin</text:span><text:span text:style-name="T488"> </text:span><text:span text:style-name="T114">Aslî</text:span><text:span text:style-name="T296"> </text:span><text:span text:style-name="T114">Ü</text:span><text:span text:style-name="T168">y</text:span><text:span text:style-name="T114">esi</text:span><text:span text:style-name="T126"> </text:span><text:span text:style-name="T114">Prof.Dr</text:span><text:span text:style-name="T488"> </text:span><text:span text:style-name="T114">Bübiyna</text:span><text:span text:style-name="T318"> </text:span><text:span text:style-name="T114">ORUZBAYEVA’</text:span><text:span text:style-name="T168">y</text:span><text:span text:style-name="T114">a,</text:span><text:span text:style-name="T488"> </text:span><text:span text:style-name="T114">Prof.Dr</text:span><text:span text:style-name="T318"> </text:span><text:span text:style-name="T114">Salican</text:span><text:span text:style-name="T488"> </text:span><text:span text:style-name="T114">Cİ</text:span><text:span text:style-name="T196">G</text:span><text:span text:style-name="T114">İTOV’a</text:span><text:span text:style-name="T318"> </text:span><text:span text:style-name="T114">ve</text:span><text:span text:style-name="T488"> </text:span><text:span text:style-name="T114">i</text:span><text:span text:style-name="T168">y</text:span><text:span text:style-name="T114">i</text:span><text:span text:style-name="T318"> </text:span><text:span text:style-name="T114">n</text:span><text:span text:style-name="T196">i</text:span><text:span text:style-name="T114">yet</text:span><text:span text:style-name="T126"> </text:span><text:span text:style-name="T114">gösteren</text:span><text:span text:style-name="T614"> </text:span><text:span text:style-name="T114">herkese</text:span><text:span text:style-name="T614"> </text:span><text:span text:style-name="T114">sonsuz</text:span><text:span text:style-name="T614"> </text:span><text:span text:style-name="T196">ş</text:span><text:span text:style-name="T168">ü</text:span><text:span text:style-name="T114">kr</text:span><text:span text:style-name="T196">a</text:span><text:span text:style-name="T114">nl</text:span><text:span text:style-name="T196">ar</text:span><text:span text:style-name="T168">ı</text:span><text:span text:style-name="T255">m</text:span><text:span text:style-name="T114">ı</text:span><text:span text:style-name="T437"> </text:span><text:span text:style-name="T114">suna</text:span><text:span text:style-name="T196">r</text:span><text:span text:style-name="T168">ı</text:span><text:span text:style-name="T255">m.</text:span></text:p>
      <text:p text:style-name="P9"/>
      <text:p text:style-name="P98"/>
      <text:p text:style-name="P189"><text:span text:style-name="T140">Doç.Dr</text:span><text:span text:style-name="T568"> </text:span><text:span text:style-name="T140">Gülzura</text:span><text:span text:style-name="T250"> </text:span><text:span text:style-name="T140">CUMA</text:span><text:span text:style-name="T179">K</text:span><text:span text:style-name="T214">U</text:span><text:span text:style-name="T140">NOVA</text:span></text:p>
      <text:p text:style-name="P65"><text:span text:style-name="T145">Yazar</text:span></text:p>
      <text:p text:style-name="P193"/>
      <text:p text:style-name="P9"/>
      <text:p text:style-name="P9"/>
      <text:p text:style-name="P9"/>
      <text:p text:style-name="P9"/>
      <text:p text:style-name="P9"/>
      <text:p text:style-name="P9"/>
      <text:p text:style-name="P191"/>
      <text:p text:style-name="P35"><text:span text:style-name="T76">SÖ</text:span><text:span text:style-name="T85">Z</text:span><text:span text:style-name="T64">L</text:span><text:span text:style-name="T76">ÜĞ</text:span><text:span text:style-name="T64">Ü</text:span><text:span text:style-name="T76">N</text:span><text:span text:style-name="T64"> </text:span><text:span text:style-name="T76">YA</text:span><text:span text:style-name="T85">P</text:span><text:span text:style-name="T76">ISI</text:span><text:span text:style-name="T64"> </text:span><text:span text:style-name="T76">VE </text:span><text:span text:style-name="T85">P</text:span><text:span text:style-name="T76">REN</text:span><text:span text:style-name="T85">S</text:span><text:span text:style-name="T76">İ</text:span><text:span text:style-name="T64">PLE</text:span><text:span text:style-name="T76">Rİ</text:span></text:p>
      <text:p text:style-name="P31"/>
      <text:p text:style-name="P110"><text:span text:style-name="T196">S</text:span><text:span text:style-name="T114">ö</text:span><text:span text:style-name="T196">zl</text:span><text:span text:style-name="T114">ü</text:span><text:span text:style-name="T196">k</text:span><text:span text:style-name="T168">’</text:span><text:span text:style-name="T114">ün</text:span><text:span text:style-name="T352"> </text:span><text:span text:style-name="T196">ge</text:span><text:span text:style-name="T114">niş</text:span><text:span text:style-name="T586"> </text:span><text:span text:style-name="T114">çaplı</text:span><text:span text:style-name="T586"> </text:span><text:span text:style-name="T114">ok</text:span><text:span text:style-name="T196">u</text:span><text:span text:style-name="T114">yucu</text:span><text:span text:style-name="T470"> </text:span><text:span text:style-name="T196">k</text:span><text:span text:style-name="T114">i</text:span><text:span text:style-name="T196">t</text:span><text:span text:style-name="T114">lesine</text:span><text:span text:style-name="T586"> </text:span><text:span text:style-name="T114">hitap</text:span><text:span text:style-name="T470"> </text:span><text:span text:style-name="T114">edec</text:span><text:span text:style-name="T255">e</text:span><text:span text:style-name="T114">ği</text:span><text:span text:style-name="T586"> </text:span><text:span text:style-name="T196">g</text:span><text:span text:style-name="T114">öz</text:span><text:span text:style-name="T470"> </text:span><text:span text:style-name="T114">ön</text:span><text:span text:style-name="T196">ü</text:span><text:span text:style-name="T114">nde</text:span><text:span text:style-name="T126"> </text:span><text:span text:style-name="T114">bulundurularak</text:span><text:span text:style-name="T586"> </text:span><text:span text:style-name="T114">Türki</text:span><text:span text:style-name="T168">y</text:span><text:span text:style-name="T114">e</text:span><text:span text:style-name="T586"> </text:span><text:span text:style-name="T114">Türkçesinin</text:span><text:span text:style-name="T586"> </text:span><text:span text:style-name="T114">bütün</text:span><text:span text:style-name="T470"> </text:span><text:span text:style-name="T114">a</text:span><text:span text:style-name="T168">k</text:span><text:span text:style-name="T114">tif</text:span><text:span text:style-name="T586"> </text:span><text:span text:style-name="T114">kelime</text:span><text:span text:style-name="T586"> </text:span><text:span text:style-name="T114">kadrosu,</text:span><text:span text:style-name="T443"> </text:span><text:span text:style-name="T114">serbest</text:span><text:span text:style-name="T586"> </text:span><text:span text:style-name="T114">ve</text:span><text:span text:style-name="T470"> </text:span><text:span text:style-name="T114">sabit</text:span><text:span text:style-name="T126"> </text:span><text:span text:style-name="T114">kelime</text:span><text:span text:style-name="T527"> </text:span><text:span text:style-name="T114">grupları,</text:span><text:span text:style-name="T490"> </text:span><text:span text:style-name="T114">de</text:span><text:span text:style-name="T168">y</text:span><text:span text:style-name="T114">i</text:span><text:span text:style-name="T255">m</text:span><text:span text:style-name="T114">ler</text:span><text:span text:style-name="T168">i</text:span><text:span text:style-name="T114">,</text:span><text:span text:style-name="T490"> </text:span><text:span text:style-name="T114">edebî</text:span><text:span text:style-name="T490"> </text:span><text:span text:style-name="T114">dilde</text:span><text:span text:style-name="T490"> </text:span><text:span text:style-name="T168">y</text:span><text:span text:style-name="T255">a</text:span><text:span text:style-name="T114">ygın</text:span><text:span text:style-name="T490"> </text:span><text:span text:style-name="T114">olan</text:span><text:span text:style-name="T527"> </text:span><text:span text:style-name="T114">mes</text:span><text:span text:style-name="T168">l</text:span><text:span text:style-name="T114">ekî</text:span><text:span text:style-name="T490"> </text:span><text:span text:style-name="T114">kelimeleri</text:span><text:span text:style-name="T545"> </text:span><text:span text:style-name="T114">ve</text:span><text:span text:style-name="T490"> </text:span><text:span text:style-name="T114">ter</text:span><text:span text:style-name="T168">i</text:span><text:span text:style-name="T114">ml</text:span><text:span text:style-name="T168">er</text:span><text:span text:style-name="T114">i</text:span><text:span text:style-name="T126"> </text:span><text:span text:style-name="T114">kapsa</text:span><text:span text:style-name="T255">m</text:span><text:span text:style-name="T114">a</text:span><text:span text:style-name="T430"> </text:span><text:span text:style-name="T114">alın</text:span><text:span text:style-name="T196">m</text:span><text:span text:style-name="T114">ı</text:span><text:span text:style-name="T196">ş</text:span><text:span text:style-name="T114">tır.</text:span></text:p>
      <text:p text:style-name="P110"><text:span text:style-name="T114">Kel</text:span><text:span text:style-name="T168">i</text:span><text:span text:style-name="T114">me</text:span><text:span text:style-name="T301"> </text:span><text:span text:style-name="T114">ma</text:span><text:span text:style-name="T168">d</text:span><text:span text:style-name="T114">delerinin</text:span><text:span text:style-name="T320"> </text:span><text:span text:style-name="T168">y</text:span><text:span text:style-name="T196">e</text:span><text:span text:style-name="T255">r</text:span><text:span text:style-name="T114">l</text:span><text:span text:style-name="T255">e</text:span><text:span text:style-name="T196">ş</text:span><text:span text:style-name="T114">tiri</text:span><text:span text:style-name="T168">l</text:span><text:span text:style-name="T255">m</text:span><text:span text:style-name="T114">esinde</text:span><text:span text:style-name="T320"> </text:span><text:span text:style-name="T114">oku</text:span><text:span text:style-name="T168">y</text:span><text:span text:style-name="T114">ucu</text:span><text:span text:style-name="T168">y</text:span><text:span text:style-name="T114">a</text:span><text:span text:style-name="T318"> </text:span><text:span text:style-name="T114">çeviri</text:span><text:span text:style-name="T301"> </text:span><text:span text:style-name="T114">netl</text:span><text:span text:style-name="T196">i</text:span><text:span text:style-name="T168">ğ</text:span><text:span text:style-name="T114">ini</text:span><text:span text:style-name="T301"> </text:span><text:span text:style-name="T114">ve</text:span><text:span text:style-name="T301"> </text:span><text:span text:style-name="T114">bilgi</text:span><text:span text:style-name="T126"> </text:span><text:span text:style-name="T114">bollu</text:span><text:span text:style-name="T196">ğ</text:span><text:span text:style-name="T114">unu</text:span><text:span text:style-name="T437"> </text:span><text:span text:style-name="T114">s</text:span><text:span text:style-name="T196">a</text:span><text:span text:style-name="T114">ğ</text:span><text:span text:style-name="T196">la</text:span><text:span text:style-name="T168">y</text:span><text:span text:style-name="T196">aca</text:span><text:span text:style-name="T114">k</text:span><text:span text:style-name="T602"> </text:span><text:span text:style-name="T196">ulusla</text:span><text:span text:style-name="T114">r</text:span><text:span text:style-name="T602"> </text:span><text:span text:style-name="T196">aras</text:span><text:span text:style-name="T114">ı</text:span><text:span text:style-name="T602"> </text:span><text:span text:style-name="T114">pre</text:span><text:span text:style-name="T168">n</text:span><text:span text:style-name="T114">sipler</text:span><text:span text:style-name="T437"> </text:span><text:span text:style-name="T114">tercih</text:span><text:span text:style-name="T602"> </text:span><text:span text:style-name="T114">edildi.</text:span></text:p>
      <text:p text:style-name="P10"/>
      <text:list xml:id="list2694302975990686098" text:style-name="WWNum3">
        <text:list-item>
          <text:p text:style-name="P180"><text:span text:style-name="T114">Madde</text:span><text:span text:style-name="T255"> </text:span><text:span text:style-name="T114">b</text:span><text:span text:style-name="T196">aş</text:span><text:span text:style-name="T114">ı</text:span><text:span text:style-name="T196"> </text:span><text:span text:style-name="T114">olarak</text:span><text:span text:style-name="T255"> </text:span><text:span text:style-name="T114">Tür</text:span><text:span text:style-name="T196">k</text:span><text:span text:style-name="T114">çenin</text:span><text:span text:style-name="T196"> </text:span><text:span text:style-name="T114">kök</text:span><text:span text:style-name="T255"> </text:span><text:span text:style-name="T114">ve</text:span><text:span text:style-name="T537"> </text:span><text:span text:style-name="T168">y</text:span><text:span text:style-name="T196">a</text:span><text:span text:style-name="T114">pım</text:span><text:span text:style-name="T537"> </text:span><text:span text:style-name="T196">e</text:span><text:span text:style-name="T114">kl</text:span><text:span text:style-name="T196">e</text:span><text:span text:style-name="T114">ri</text:span><text:span text:style-name="T196"> </text:span><text:span text:style-name="T114">v</text:span><text:span text:style-name="T196">as</text:span><text:span text:style-name="T114">ı</text:span><text:span text:style-name="T196">tas</text:span><text:span text:style-name="T114">ı</text:span><text:span text:style-name="T168">y</text:span><text:span text:style-name="T114">la</text:span><text:span text:style-name="T255"> </text:span><text:span text:style-name="T114">t</text:span><text:span text:style-name="T196">ü</text:span><text:span text:style-name="T114">re</text:span><text:span text:style-name="T255">m</text:span><text:span text:style-name="T196">i</text:span><text:span text:style-name="T114">ş</text:span><text:span text:style-name="T537"> </text:span><text:span text:style-name="T114">göv</text:span><text:span text:style-name="T168">d</text:span><text:span text:style-name="T114">e</text:span><text:span text:style-name="T126"> </text:span><text:span text:style-name="T114">kelimeleri</text:span><text:span text:style-name="T453"> </text:span><text:span text:style-name="T114">a</text:span><text:span text:style-name="T196">l</text:span><text:span text:style-name="T168">ı</text:span><text:span text:style-name="T114">ndı.</text:span><text:span text:style-name="T453"> </text:span><text:span text:style-name="T196">T</text:span><text:span text:style-name="T114">ürkçe</text:span><text:span text:style-name="T453"> </text:span><text:span text:style-name="T114">madde</text:span><text:span text:style-name="T453"> </text:span><text:span text:style-name="T114">b</text:span><text:span text:style-name="T196">aş</text:span><text:span text:style-name="T114">ı</text:span><text:span text:style-name="T453"> </text:span><text:span text:style-name="T114">kelimeler</text:span><text:span text:style-name="T453"> </text:span><text:span text:style-name="T114">ve</text:span><text:span text:style-name="T453"> </text:span><text:span text:style-name="T114">bu</text:span><text:span text:style-name="T453"> </text:span><text:span text:style-name="T114">keli</text:span><text:span text:style-name="T255">m</text:span><text:span text:style-name="T114">eler</text:span><text:span text:style-name="T168">l</text:span><text:span text:style-name="T114">e</text:span><text:span text:style-name="T453"> </text:span><text:span text:style-name="T114">ilgili</text:span><text:span text:style-name="T453"> </text:span><text:span text:style-name="T114">ö</text:span><text:span text:style-name="T255">r</text:span><text:span text:style-name="T114">nekler,</text:span><text:span text:style-name="T126"> </text:span><text:span text:style-name="T114">küçük</text:span><text:span text:style-name="T224"> </text:span><text:span text:style-name="T114">Lât</text:span><text:span text:style-name="T196">i</text:span><text:span text:style-name="T114">n</text:span><text:span text:style-name="T234"> </text:span><text:span text:style-name="T114">harfleri</text:span><text:span text:style-name="T168">y</text:span><text:span text:style-name="T114">le</text:span><text:span text:style-name="T224"> </text:span><text:span text:style-name="T196">ko</text:span><text:span text:style-name="T114">yu</text:span><text:span text:style-name="T234"> </text:span><text:span text:style-name="T196">o</text:span><text:span text:style-name="T114">larak;</text:span><text:span text:style-name="T234"> </text:span><text:span text:style-name="T114">madde</text:span><text:span text:style-name="T234"> </text:span><text:span text:style-name="T114">a</text:span><text:span text:style-name="T255">ç</text:span><text:span text:style-name="T114">ıkl</text:span><text:span text:style-name="T168">a</text:span><text:span text:style-name="T196">m</text:span><text:span text:style-name="T114">aları</text:span><text:span text:style-name="T234"> </text:span><text:span text:style-name="T196">is</text:span><text:span text:style-name="T114">e</text:span><text:span text:style-name="T234"> </text:span><text:span text:style-name="T196">aç</text:span><text:span text:style-name="T114">ık</text:span><text:span text:style-name="T341"> </text:span><text:span text:style-name="T114">Kiril</text:span><text:span text:style-name="T234"> </text:span><text:span text:style-name="T114">harfleri</text:span><text:span text:style-name="T168">y</text:span><text:span text:style-name="T114">le</text:span><text:span text:style-name="T126"> </text:span><text:span text:style-name="T168">y</text:span><text:span text:style-name="T196">az</text:span><text:span text:style-name="T114">ıl</text:span><text:span text:style-name="T255">m</text:span><text:span text:style-name="T114">ı</text:span><text:span text:style-name="T196">ş</text:span><text:span text:style-name="T114">tır.</text:span><text:span text:style-name="T326"> </text:span><text:span text:style-name="T114">Büyük</text:span><text:span text:style-name="T310"> </text:span><text:span text:style-name="T114">harfler</text:span><text:span text:style-name="T326"> </text:span><text:span text:style-name="T114">sadece</text:span><text:span text:style-name="T326"> </text:span><text:span text:style-name="T114">özel</text:span><text:span text:style-name="T326"> </text:span><text:span text:style-name="T114">isi</text:span><text:span text:style-name="T255">m</text:span><text:span text:style-name="T114">lerde</text:span><text:span text:style-name="T326"> </text:span><text:span text:style-name="T114">kulla</text:span><text:span text:style-name="T196">n</text:span><text:span text:style-name="T114">ı</text:span><text:span text:style-name="T196">lm</text:span><text:span text:style-name="T114">ı</text:span><text:span text:style-name="T196">ş</text:span><text:span text:style-name="T114">tır.</text:span><text:span text:style-name="T310"> </text:span><text:span text:style-name="T114">Kel</text:span><text:span text:style-name="T168">i</text:span><text:span text:style-name="T114">me</text:span><text:span text:style-name="T126"> </text:span><text:span text:style-name="T114">anl</text:span><text:span text:style-name="T168">a</text:span><text:span text:style-name="T255">m</text:span><text:span text:style-name="T114">la</text:span><text:span text:style-name="T196">r</text:span><text:span text:style-name="T114">ının</text:span><text:span text:style-name="T553"> </text:span><text:span text:style-name="T196">s</text:span><text:span text:style-name="T114">ı</text:span><text:span text:style-name="T196">ras</text:span><text:span text:style-name="T114">ı</text:span><text:span text:style-name="T553"> </text:span><text:span text:style-name="T196">Ara</text:span><text:span text:style-name="T114">p</text:span><text:span text:style-name="T408"> </text:span><text:span text:style-name="T196">rak</text:span><text:span text:style-name="T168">a</text:span><text:span text:style-name="T255">m</text:span><text:span text:style-name="T114">l</text:span><text:span text:style-name="T196">ar</text:span><text:span text:style-name="T114">ı</text:span><text:span text:style-name="T553"> </text:span><text:span text:style-name="T114">ile</text:span><text:span text:style-name="T402"> </text:span><text:span text:style-name="T114">nokta</text:span><text:span text:style-name="T553"> </text:span><text:span text:style-name="T196">ko</text:span><text:span text:style-name="T114">yularak,</text:span><text:span text:style-name="T402"> </text:span><text:span text:style-name="T114">d</text:span><text:span text:style-name="T255">e</text:span><text:span text:style-name="T168">y</text:span><text:span text:style-name="T196">i</text:span><text:span text:style-name="T255">m</text:span><text:span text:style-name="T114">,</text:span><text:span text:style-name="T553"> </text:span><text:span text:style-name="T114">kelime</text:span><text:span text:style-name="T402"> </text:span><text:span text:style-name="T114">grubu</text:span><text:span text:style-name="T126"> </text:span><text:span text:style-name="T114">anl</text:span><text:span text:style-name="T168">a</text:span><text:span text:style-name="T255">m</text:span><text:span text:style-name="T114">la</text:span><text:span text:style-name="T196">r</text:span><text:span text:style-name="T114">ının</text:span><text:span text:style-name="T602"> </text:span><text:span text:style-name="T196">s</text:span><text:span text:style-name="T114">ı</text:span><text:span text:style-name="T196">ras</text:span><text:span text:style-name="T114">ı</text:span><text:span text:style-name="T594"> </text:span><text:span text:style-name="T114">ise</text:span><text:span text:style-name="T594"> </text:span><text:span text:style-name="T114">pa</text:span><text:span text:style-name="T168">r</text:span><text:span text:style-name="T114">antez</text:span><text:span text:style-name="T594"> </text:span><text:span text:style-name="T114">altında</text:span><text:span text:style-name="T594"> </text:span><text:span text:style-name="T114">Arap</text:span><text:span text:style-name="T594"> </text:span><text:span text:style-name="T114">raka</text:span><text:span text:style-name="T255">m</text:span><text:span text:style-name="T168">l</text:span><text:span text:style-name="T114">a</text:span><text:span text:style-name="T196">r</text:span><text:span text:style-name="T114">ı</text:span><text:span text:style-name="T594"> </text:span><text:span text:style-name="T114">ile</text:span><text:span text:style-name="T602"> </text:span><text:span text:style-name="T114">veril</text:span><text:span text:style-name="T255">m</text:span><text:span text:style-name="T114">iştir.</text:span><text:span text:style-name="T594"> </text:span><text:span text:style-name="T114">Örn</text:span><text:span text:style-name="T196">e</text:span><text:span text:style-name="T114">ğin:</text:span></text:p>
        </text:list-item>
      </text:list>
      <text:p text:style-name="P149"><text:span text:style-name="T136">dalmak</text:span><text:span text:style-name="T423"> </text:span><text:span text:style-name="T115">1.</text:span><text:span text:style-name="T257">сууг</text:span><text:span text:style-name="T115">а</text:span><text:span text:style-name="T280"> </text:span><text:span text:style-name="T115">чумку</text:span><text:span text:style-name="T171">у</text:span><text:span text:style-name="T257">/с</text:span><text:span text:style-name="T115">º</text:span><text:span text:style-name="T257">œг</text:span><text:span text:style-name="T115">ºп</text:span><text:span text:style-name="T280"> </text:span><text:span text:style-name="T115">кирºº.</text:span><text:span text:style-name="T280"> </text:span><text:span text:style-name="T257">2</text:span><text:span text:style-name="T115">.</text:span><text:span text:style-name="T202">(</text:span><text:span text:style-name="T146">бир</text:span><text:span text:style-name="T284"> </text:span><text:span text:style-name="T261">ишк</text:span><text:span text:style-name="T146">е/</text:span><text:span text:style-name="T426"> </text:span><text:span text:style-name="T146">топк</text:span><text:span text:style-name="T180">о</text:span><text:span text:style-name="T146">/</text:span><text:span text:style-name="T426"> </text:span><text:span text:style-name="T146">жерге</text:span><text:span text:style-name="T157">)</text:span><text:span text:style-name="T629"> </text:span><text:span text:style-name="T183">бат</text:span><text:span text:style-name="T184"> </text:span><text:span text:style-name="T157">кири</text:span><text:span text:style-name="T183">п</text:span><text:span text:style-name="T211">/</text:span><text:span text:style-name="T157">аралашып</text:span><text:span text:style-name="T513"> </text:span><text:span text:style-name="T157">кет</text:span><text:span text:style-name="T211">º</text:span><text:span text:style-name="T157">º,</text:span><text:span text:style-name="T513"> </text:span><text:span text:style-name="T268">с</text:span><text:span text:style-name="T157">ºзө</text:span><text:span text:style-name="T502"> </text:span><text:span text:style-name="T157">качырып</text:span><text:span text:style-name="T419"> </text:span><text:span text:style-name="T157">кирºº.</text:span><text:span text:style-name="T513"> </text:span><text:span text:style-name="T158">…</text:span><text:span text:style-name="T463"> </text:span><text:span text:style-name="T164">dalıp</text:span><text:span text:style-name="T265"> ç</text:span><text:span text:style-name="T164">ıkmak</text:span><text:span text:style-name="T514"> </text:span><text:span text:style-name="T211">1</text:span><text:span text:style-name="T157">)</text:span><text:span text:style-name="T502"> </text:span><text:span text:style-name="T211">(</text:span><text:span text:style-name="T146">деœизге/</text:span><text:span text:style-name="T147"> </text:span><text:span text:style-name="T146">көлгө</text:span><text:span text:style-name="T432"> </text:span><text:span text:style-name="T146">ж.</text:span><text:span text:style-name="T251"> </text:span><text:span text:style-name="T146">б.</text:span><text:span text:style-name="T251"> </text:span><text:span text:style-name="T157">)</text:span><text:span text:style-name="T570"> </text:span><text:span text:style-name="T157">чумкуп-калкып</text:span><text:span text:style-name="T570"> </text:span><text:span text:style-name="T268">с</text:span><text:span text:style-name="T157">ºз</text:span><text:span text:style-name="T211">ºº</text:span><text:span text:style-name="T157">.</text:span><text:span text:style-name="T433"> </text:span><text:span text:style-name="T211">2</text:span><text:span text:style-name="T157">)</text:span><text:span text:style-name="T570"> </text:span><text:span text:style-name="T211">(</text:span><text:span text:style-name="T146">деœизге/</text:span><text:span text:style-name="T245"> </text:span><text:span text:style-name="T261">көлг</text:span><text:span text:style-name="T146">ө</text:span><text:span text:style-name="T569"> </text:span><text:span text:style-name="T146">ж.</text:span><text:span text:style-name="T251"> </text:span><text:span text:style-name="T180">б</text:span><text:span text:style-name="T146">.</text:span><text:span text:style-name="T245"> </text:span><text:span text:style-name="T157">)</text:span><text:span text:style-name="T433"> </text:span><text:span text:style-name="T157">чөмºлºп</text:span><text:span text:style-name="T433"> </text:span><text:span text:style-name="T183">ч</text:span><text:span text:style-name="T157">ы</text:span><text:span text:style-name="T268">г</text:span><text:span text:style-name="T157">а</text:span><text:span text:style-name="T156"> </text:span><text:span text:style-name="T157">калу</text:span><text:span text:style-name="T183">у</text:span><text:span text:style-name="T157">.</text:span><text:span text:style-name="T659"> </text:span><text:span text:style-name="T157">3)</text:span><text:span text:style-name="T632"> </text:span><text:span text:style-name="T157">бир</text:span><text:span text:style-name="T632"> </text:span><text:span text:style-name="T157">киргенде</text:span><text:span text:style-name="T636"> </text:span><text:span text:style-name="T157">бир</text:span><text:span text:style-name="T632"> </text:span><text:span text:style-name="T268">т</text:span><text:span text:style-name="T183">о</text:span><text:span text:style-name="T157">п</text:span><text:span text:style-name="T632"> </text:span><text:span text:style-name="T157">жерге</text:span><text:span text:style-name="T632"> </text:span><text:span text:style-name="T157">кирип</text:span><text:span text:style-name="T632"> </text:span><text:span text:style-name="T157">ч</text:span><text:span text:style-name="T183">ы</text:span><text:span text:style-name="T157">гуу.</text:span></text:p>
      <text:p text:style-name="P110"><text:span text:style-name="T114">Kel</text:span><text:span text:style-name="T168">i</text:span><text:span text:style-name="T114">me</text:span><text:span text:style-name="T328"> </text:span><text:span text:style-name="T114">anlamla</text:span><text:span text:style-name="T196">r</text:span><text:span text:style-name="T114">ının</text:span><text:span text:style-name="T333"> </text:span><text:span text:style-name="T196">s</text:span><text:span text:style-name="T114">ıra</text:span><text:span text:style-name="T196">s</text:span><text:span text:style-name="T114">ı</text:span><text:span text:style-name="T331"> </text:span><text:span text:style-name="T114">en</text:span><text:span text:style-name="T331"> </text:span><text:span text:style-name="T114">çok</text:span><text:span text:style-name="T331"> </text:span><text:span text:style-name="T114">kullanıma</text:span><text:span text:style-name="T328"> </text:span><text:span text:style-name="T114">s</text:span><text:span text:style-name="T196">a</text:span><text:span text:style-name="T114">hip</text:span><text:span text:style-name="T331"> </text:span><text:span text:style-name="T114">esas</text:span><text:span text:style-name="T333"> </text:span><text:span text:style-name="T114">anl</text:span><text:span text:style-name="T168">a</text:span><text:span text:style-name="T196">m</text:span><text:span text:style-name="T114">ından</text:span><text:span text:style-name="T333"> </text:span><text:span text:style-name="T114">d</text:span><text:span text:style-name="T196">i</text:span><text:span text:style-name="T114">ğ</text:span><text:span text:style-name="T168">er</text:span><text:span text:style-name="T173"> </text:span><text:span text:style-name="T114">anl</text:span><text:span text:style-name="T168">a</text:span><text:span text:style-name="T255">m</text:span><text:span text:style-name="T114">la</text:span><text:span text:style-name="T196">r</text:span><text:span text:style-name="T114">ına,</text:span><text:span text:style-name="T341"> </text:span><text:span text:style-name="T196">s</text:span><text:span text:style-name="T114">ı</text:span><text:span text:style-name="T196">ras</text:span><text:span text:style-name="T114">ı</text:span><text:span text:style-name="T168">y</text:span><text:span text:style-name="T114">la</text:span><text:span text:style-name="T341"> </text:span><text:span text:style-name="T196">me</text:span><text:span text:style-name="T168">c</text:span><text:span text:style-name="T196">az</text:span><text:span text:style-name="T114">î</text:span><text:span text:style-name="T341"> </text:span><text:span text:style-name="T168">(</text:span><text:span text:style-name="T214">ө</text:span><text:span text:style-name="T179">т</text:span><text:span text:style-name="T140">м.</text:span><text:span text:style-name="T381"> </text:span><text:span text:style-name="T154">)</text:span><text:span text:style-name="T343"> </text:span><text:span text:style-name="T154">ve</text:span><text:span text:style-name="T343"> </text:span><text:span text:style-name="T154">ar</text:span><text:span text:style-name="T182">g</text:span><text:span text:style-name="T154">o</text:span><text:span text:style-name="T343"> </text:span><text:span text:style-name="T154">(</text:span><text:span text:style-name="T214">арг</text:span><text:span text:style-name="T179">о</text:span><text:span text:style-name="T154">)</text:span><text:span text:style-name="T343"> </text:span><text:span text:style-name="T154">anla</text:span><text:span text:style-name="T269">m</text:span><text:span text:style-name="T154">l</text:span><text:span text:style-name="T210">ar</text:span><text:span text:style-name="T154">ına</text:span><text:span text:style-name="T349"> </text:span><text:span text:style-name="T154">doğ</text:span><text:span text:style-name="T210">ru</text:span><text:span text:style-name="T212"> </text:span><text:span text:style-name="T210">s</text:span><text:span text:style-name="T154">ı</text:span><text:span text:style-name="T210">rala</text:span><text:span text:style-name="T182">n</text:span><text:span text:style-name="T269">m</text:span><text:span text:style-name="T182">ı</text:span><text:span text:style-name="T210">ş</text:span><text:span text:style-name="T154">tı</text:span><text:span text:style-name="T210">r</text:span><text:span text:style-name="T154">.</text:span><text:span text:style-name="T323"> </text:span><text:span text:style-name="T210">Kel</text:span><text:span text:style-name="T182">i</text:span><text:span text:style-name="T269">m</text:span><text:span text:style-name="T154">e</text:span><text:span text:style-name="T305"> </text:span><text:span text:style-name="T210">anlamla</text:span><text:span text:style-name="T154">rından</text:span><text:span text:style-name="T302"> </text:span><text:span text:style-name="T154">sonra</text:span><text:span text:style-name="T305"> </text:span><text:span text:style-name="T154">o</text:span><text:span text:style-name="T305"> </text:span><text:span text:style-name="T269">m</text:span><text:span text:style-name="T210">a</text:span><text:span text:style-name="T154">dde</text:span><text:span text:style-name="T182">y</text:span><text:span text:style-name="T154">le</text:span><text:span text:style-name="T302"> </text:span><text:span text:style-name="T154">i</text:span><text:span text:style-name="T210">l</text:span><text:span text:style-name="T154">gili</text:span><text:span text:style-name="T302"> </text:span><text:span text:style-name="T154">kalıpl</text:span><text:span text:style-name="T210">a</text:span><text:span text:style-name="T154">ş</text:span><text:span text:style-name="T269">m</text:span><text:span text:style-name="T154">ış</text:span><text:span text:style-name="T323"> </text:span><text:span text:style-name="T154">kelime</text:span><text:span text:style-name="T159"> </text:span><text:span text:style-name="T154">grupları,</text:span><text:span text:style-name="T375"> </text:span><text:span text:style-name="T154">d</text:span><text:span text:style-name="T269">e</text:span><text:span text:style-name="T154">yi</text:span><text:span text:style-name="T269">m</text:span><text:span text:style-name="T154">ler,</text:span><text:span text:style-name="T355"> </text:span><text:span text:style-name="T154">atasözleri</text:span><text:span text:style-name="T375"> </text:span><text:span text:style-name="T154">alfabe</text:span><text:span text:style-name="T355"> </text:span><text:span text:style-name="T210">s</text:span><text:span text:style-name="T154">ı</text:span><text:span text:style-name="T210">ras</text:span><text:span text:style-name="T154">ına</text:span><text:span text:style-name="T355"> </text:span><text:span text:style-name="T154">göre</text:span><text:span text:style-name="T375"> </text:span><text:span text:style-name="T154">herhangi</text:span><text:span text:style-name="T355"> </text:span><text:span text:style-name="T154">a</text:span><text:span text:style-name="T398">y</text:span><text:span text:style-name="T154">ırt</text:span><text:span text:style-name="T370"> </text:span><text:span text:style-name="T154">edici</text:span><text:span text:style-name="T355"> </text:span><text:span text:style-name="T210">işaret</text:span><text:span text:style-name="T212"> </text:span><text:span text:style-name="T154">k</text:span><text:span text:style-name="T210">o</text:span><text:span text:style-name="T182">y</text:span><text:span text:style-name="T154">ul</text:span><text:span text:style-name="T269">m</text:span><text:span text:style-name="T154">ak</text:span><text:span text:style-name="T210">s</text:span><text:span text:style-name="T154">ı</text:span><text:span text:style-name="T210">z</text:span><text:span text:style-name="T182">ı</text:span><text:span text:style-name="T154">n</text:span><text:span text:style-name="T661"> </text:span><text:span text:style-name="T154">veril</text:span><text:span text:style-name="T269">m</text:span><text:span text:style-name="T210">iş</text:span><text:span text:style-name="T154">tir.</text:span></text:p>
      <text:p text:style-name="P179"><text:span text:style-name="T114">De</text:span><text:span text:style-name="T168">y</text:span><text:span text:style-name="T114">i</text:span><text:span text:style-name="T255">m</text:span><text:span text:style-name="T114">ler</text:span><text:span text:style-name="T581"> </text:span><text:span text:style-name="T114">ve</text:span><text:span text:style-name="T482"> </text:span><text:span text:style-name="T114">ka</text:span><text:span text:style-name="T196">l</text:span><text:span text:style-name="T114">ıpl</text:span><text:span text:style-name="T196">a</text:span><text:span text:style-name="T114">ş</text:span><text:span text:style-name="T255">m</text:span><text:span text:style-name="T114">ış</text:span><text:span text:style-name="T482"> </text:span><text:span text:style-name="T114">sabit</text:span><text:span text:style-name="T581"> </text:span><text:span text:style-name="T114">keli</text:span><text:span text:style-name="T255">m</text:span><text:span text:style-name="T114">e</text:span><text:span text:style-name="T581"> </text:span><text:span text:style-name="T168">g</text:span><text:span text:style-name="T114">ruplarının</text:span><text:span text:style-name="T482"> </text:span><text:span text:style-name="T196">s</text:span><text:span text:style-name="T114">ı</text:span><text:span text:style-name="T196">ras</text:span><text:span text:style-name="T114">ını</text:span><text:span text:style-name="T581"> </text:span><text:span text:style-name="T114">belirtmede</text:span><text:span text:style-name="T477"> </text:span><text:span text:style-name="T114">madde</text:span><text:span text:style-name="T126"> </text:span><text:span text:style-name="T114">b</text:span><text:span text:style-name="T196">aş</text:span><text:span text:style-name="T114">ı</text:span><text:span text:style-name="T498"> </text:span><text:span text:style-name="T114">kel</text:span><text:span text:style-name="T168">i</text:span><text:span text:style-name="T255">m</text:span><text:span text:style-name="T196">e</text:span><text:span text:style-name="T168">y</text:span><text:span text:style-name="T114">e</text:span><text:span text:style-name="T506"> </text:span><text:span text:style-name="T114">getiri</text:span><text:span text:style-name="T168">l</text:span><text:span text:style-name="T255">m</text:span><text:span text:style-name="T196">i</text:span><text:span text:style-name="T114">ş</text:span><text:span text:style-name="T506"> </text:span><text:span text:style-name="T114">eklerin</text:span><text:span text:style-name="T506"> </text:span><text:span text:style-name="T114">d</text:span><text:span text:style-name="T196">e</text:span><text:span text:style-name="T114">ğil,</text:span><text:span text:style-name="T498"> </text:span><text:span text:style-name="T114">ik</text:span><text:span text:style-name="T196">i</text:span><text:span text:style-name="T114">nci</text:span><text:span text:style-name="T506"> </text:span><text:span text:style-name="T114">keli</text:span><text:span text:style-name="T255">m</text:span><text:span text:style-name="T196">e</text:span><text:span text:style-name="T114">nin</text:span><text:span text:style-name="T498"> </text:span><text:span text:style-name="T114">b</text:span><text:span text:style-name="T537">a</text:span><text:span text:style-name="T196">ş</text:span><text:span text:style-name="T114">ındaki</text:span><text:span text:style-name="T506"> </text:span><text:span text:style-name="T114">harflerin</text:span><text:span text:style-name="T498"> </text:span><text:span text:style-name="T114">alfabetik</text:span><text:span text:style-name="T126"> </text:span><text:span text:style-name="T196">s</text:span><text:span text:style-name="T114">ı</text:span><text:span text:style-name="T196">ras</text:span><text:span text:style-name="T114">ı</text:span><text:span text:style-name="T307"> </text:span><text:span text:style-name="T114">dikkate</text:span><text:span text:style-name="T307"> </text:span><text:span text:style-name="T114">alı</text:span><text:span text:style-name="T168">n</text:span><text:span text:style-name="T255">m</text:span><text:span text:style-name="T114">ı</text:span><text:span text:style-name="T196">ş</text:span><text:span text:style-name="T114">tı</text:span><text:span text:style-name="T168">r</text:span><text:span text:style-name="T114">.</text:span><text:span text:style-name="T307"> </text:span><text:span text:style-name="T196">Bö</text:span><text:span text:style-name="T168">y</text:span><text:span text:style-name="T114">l</text:span><text:span text:style-name="T196">ec</text:span><text:span text:style-name="T114">e</text:span><text:span text:style-name="T310"> </text:span><text:span text:style-name="T196">de</text:span><text:span text:style-name="T168">y</text:span><text:span text:style-name="T114">i</text:span><text:span text:style-name="T255">m</text:span><text:span text:style-name="T114">l</text:span><text:span text:style-name="T196">er</text:span><text:span text:style-name="T114">i</text:span><text:span text:style-name="T307"> </text:span><text:span text:style-name="T196">birka</text:span><text:span text:style-name="T114">ç</text:span><text:span text:style-name="T307"> </text:span><text:span text:style-name="T196">s</text:span><text:span text:style-name="T114">ıra</text:span><text:span text:style-name="T310"> </text:span><text:span text:style-name="T114">içinden</text:span><text:span text:style-name="T310"> </text:span><text:span text:style-name="T114">arama</text:span><text:span text:style-name="T126"> </text:span><text:span text:style-name="T196">me</text:span><text:span text:style-name="T114">şakkatinden</text:span><text:span text:style-name="T610"> </text:span><text:span text:style-name="T114">da</text:span><text:span text:style-name="T610"> </text:span><text:span text:style-name="T114">ka</text:span><text:span text:style-name="T196">ç</text:span><text:span text:style-name="T114">ınıl</text:span><text:span text:style-name="T196">m</text:span><text:span text:style-name="T114">ı</text:span><text:span text:style-name="T196">ş</text:span><text:span text:style-name="T114">tır.</text:span><text:span text:style-name="T274"> </text:span><text:span text:style-name="T114">Örn</text:span><text:span text:style-name="T196">e</text:span><text:span text:style-name="T114">ğin:</text:span></text:p>
      <text:p text:style-name="P149"><text:span text:style-name="T133">adam</text:span><text:span text:style-name="T485"> </text:span><text:span text:style-name="T133">…</text:span><text:span text:style-name="T479"> </text:span><text:span text:style-name="T133">-a</text:span><text:span text:style-name="T485"> </text:span><text:span text:style-name="T133">dön</text:span><text:span text:style-name="T253">m</text:span><text:span text:style-name="T133">ek</text:span><text:span text:style-name="T479"> </text:span><text:span text:style-name="T112">адам</text:span><text:span text:style-name="T195">/киш</text:span><text:span text:style-name="T112">и</text:span><text:span text:style-name="T452"> </text:span><text:span text:style-name="T167">б</text:span><text:span text:style-name="T195">ол</text:span><text:span text:style-name="T112">у</text:span><text:span text:style-name="T167">у</text:span><text:span text:style-name="T112">.</text:span><text:span text:style-name="T446"> </text:span><text:span text:style-name="T253">~</text:span><text:span text:style-name="T133">ına</text:span><text:span text:style-name="T485"> </text:span><text:span text:style-name="T133">göre</text:span><text:span text:style-name="T448"> </text:span><text:span text:style-name="T112">кишиге</text:span><text:span text:style-name="T446"> </text:span><text:span text:style-name="T195">жар</text:span><text:span text:style-name="T167">а</text:span><text:span text:style-name="T195">ш</text:span><text:span text:style-name="T390">а</text:span><text:span text:style-name="T112">.</text:span><text:span text:style-name="T452"> </text:span><text:span text:style-name="T133">~</text:span><text:span text:style-name="T132"> </text:span><text:span text:style-name="T133">içine</text:span><text:span text:style-name="T356"> </text:span><text:span text:style-name="T253">ç</text:span><text:span text:style-name="T133">ı</text:span><text:span text:style-name="T177">k</text:span><text:span text:style-name="T253">m</text:span><text:span text:style-name="T177">a</text:span><text:span text:style-name="T133">k</text:span><text:span text:style-name="T376"> </text:span><text:span text:style-name="T112">элдин</text:span><text:span text:style-name="T346"> </text:span><text:span text:style-name="T112">алдына</text:span><text:span text:style-name="T351"> </text:span><text:span text:style-name="T112">чыгу</text:span><text:span text:style-name="T167">у</text:span><text:span text:style-name="T112">,</text:span><text:span text:style-name="T364"> </text:span><text:span text:style-name="T112">эл</text:span><text:span text:style-name="T346"> </text:span><text:span text:style-name="T112">көзº</text:span><text:span text:style-name="T167">н</text:span><text:span text:style-name="T112">ө</text:span><text:span text:style-name="T364"> </text:span><text:span text:style-name="T167">к</text:span><text:span text:style-name="T195">ө</text:span><text:span text:style-name="T112">рºнºº.</text:span><text:span text:style-name="T346"> </text:span><text:span text:style-name="T133">~d</text:span><text:span text:style-name="T177">a</text:span><text:span text:style-name="T133">n</text:span><text:span text:style-name="T473"> </text:span><text:span text:style-name="T133">say</text:span><text:span text:style-name="T253">m</text:span><text:span text:style-name="T133">ak</text:span><text:span text:style-name="T368"> </text:span><text:span text:style-name="T112">ки</text:span><text:span text:style-name="T195">ш</text:span><text:span text:style-name="T112">и</text:span><text:span text:style-name="T118"> </text:span><text:span text:style-name="T195">катар</text:span><text:span text:style-name="T112">ы</text:span><text:span text:style-name="T456"> </text:span><text:span text:style-name="T112">көрºº</text:span><text:span text:style-name="T533"> </text:span><text:span text:style-name="T195">ж</text:span><text:span text:style-name="T112">.б.</text:span></text:p>
      <text:p text:style-name="P179"><text:span text:style-name="T114">Madde</text:span><text:span text:style-name="T521"> </text:span><text:span text:style-name="T114">b</text:span><text:span text:style-name="T196">aş</text:span><text:span text:style-name="T114">ı</text:span><text:span text:style-name="T168"> </text:span><text:span text:style-name="T114">kelimeler, madde <text:s/>içinde</text:span><text:span text:style-name="T521"> </text:span><text:span text:style-name="T130">~ <text:s/></text:span><text:span text:style-name="T114">i</text:span><text:span text:style-name="T196">ş</text:span><text:span text:style-name="T114">areti</text:span><text:span text:style-name="T521"> </text:span><text:span text:style-name="T114">ile</text:span><text:span text:style-name="T168"> </text:span><text:span text:style-name="T114">belirtil</text:span><text:span text:style-name="T255">m</text:span><text:span text:style-name="T114">i</text:span><text:span text:style-name="T196">ş</text:span><text:span text:style-name="T114">tir.</text:span><text:span text:style-name="T521"> </text:span><text:span text:style-name="T114">Bu <text:s/>i</text:span><text:span text:style-name="T196">şa</text:span><text:span text:style-name="T168">r</text:span><text:span text:style-name="T196">et,</text:span><text:span text:style-name="T203"> </text:span><text:span text:style-name="T114">madde</text:span><text:span text:style-name="T477"> </text:span><text:span text:style-name="T114">içindeki</text:span><text:span text:style-name="T314"> </text:span><text:span text:style-name="T114">örnekler,</text:span><text:span text:style-name="T477"> </text:span><text:span text:style-name="T114">de</text:span><text:span text:style-name="T168">y</text:span><text:span text:style-name="T114">i</text:span><text:span text:style-name="T255">m</text:span><text:span text:style-name="T114">ler,</text:span><text:span text:style-name="T477"> </text:span><text:span text:style-name="T114">sa</text:span><text:span text:style-name="T168">b</text:span><text:span text:style-name="T114">it</text:span><text:span text:style-name="T314"> </text:span><text:span text:style-name="T114">keli</text:span><text:span text:style-name="T255">m</text:span><text:span text:style-name="T114">e</text:span><text:span text:style-name="T477"> </text:span><text:span text:style-name="T114">gr</text:span><text:span text:style-name="T168">u</text:span><text:span text:style-name="T114">pla</text:span><text:span text:style-name="T196">r</text:span><text:span text:style-name="T114">ı</text:span><text:span text:style-name="T314"> </text:span><text:span text:style-name="T114">ve</text:span><text:span text:style-name="T477"> </text:span><text:span text:style-name="T114">atasözleri</text:span><text:span text:style-name="T314"> </text:span><text:span text:style-name="T114">içinde</text:span><text:span text:style-name="T314"> </text:span><text:span text:style-name="T114">de</text:span><text:span text:style-name="T126"> </text:span><text:span text:style-name="T196">a</text:span><text:span text:style-name="T168">y</text:span><text:span text:style-name="T114">nı</text:span><text:span text:style-name="T527"> </text:span><text:span text:style-name="T196">ş</text:span><text:span text:style-name="T114">ekilde</text:span><text:span text:style-name="T490"> </text:span><text:span text:style-name="T114">kullanıldı.</text:span><text:span text:style-name="T490"> </text:span><text:span text:style-name="T196">Kelime</text:span><text:span text:style-name="T168">y</text:span><text:span text:style-name="T114">e</text:span><text:span text:style-name="T490"> </text:span><text:span text:style-name="T196">e</text:span><text:span text:style-name="T114">k</text:span><text:span text:style-name="T490"> </text:span><text:span text:style-name="T196">getirild</text:span><text:span text:style-name="T114">iği</text:span><text:span text:style-name="T490"> </text:span><text:span text:style-name="T114">zaman</text:span><text:span text:style-name="T490"> </text:span><text:span text:style-name="T255">m</text:span><text:span text:style-name="T196">e</text:span><text:span text:style-name="T168">y</text:span><text:span text:style-name="T114">dana</text:span><text:span text:style-name="T490"> </text:span><text:span text:style-name="T114">gelen</text:span><text:span text:style-name="T490"> </text:span><text:span text:style-name="T114">herhangi</text:span><text:span text:style-name="T490"> </text:span><text:span text:style-name="T114">bir</text:span><text:span text:style-name="T126"> </text:span><text:span text:style-name="T114">ses</text:span><text:span text:style-name="T402"> </text:span><text:span text:style-name="T114">d</text:span><text:span text:style-name="T196">e</text:span><text:span text:style-name="T114">ğiş</text:span><text:span text:style-name="T196">me</text:span><text:span text:style-name="T114">si</text:span><text:span text:style-name="T402"> </text:span><text:span text:style-name="T196">(se</text:span><text:span text:style-name="T114">s</text:span><text:span text:style-name="T402"> </text:span><text:span text:style-name="T196">d</text:span><text:span text:style-name="T114">üş</text:span><text:span text:style-name="T196">mesi</text:span><text:span text:style-name="T114">,</text:span><text:span text:style-name="T402"> </text:span><text:span text:style-name="T168">y</text:span><text:span text:style-name="T114">u</text:span><text:span text:style-name="T255">m</text:span><text:span text:style-name="T114">u</text:span><text:span text:style-name="T196">ş</text:span><text:span text:style-name="T114">a</text:span><text:span text:style-name="T196">m</text:span><text:span text:style-name="T114">a</text:span><text:span text:style-name="T553"> </text:span><text:span text:style-name="T114">v.s.)</text:span><text:span text:style-name="T402"> </text:span><text:span text:style-name="T114">hadiselerinde,</text:span><text:span text:style-name="T402"> </text:span><text:span text:style-name="T130">~</text:span><text:span text:style-name="T546"> </text:span><text:span text:style-name="T114">i</text:span><text:span text:style-name="T196">ş</text:span><text:span text:style-name="T114">areti</text:span><text:span text:style-name="T402"> </text:span><text:span text:style-name="T114">söz</text:span><text:span text:style-name="T168">ü</text:span><text:span text:style-name="T114">n</text:span><text:span text:style-name="T402"> </text:span><text:span text:style-name="T114">o</text:span><text:span text:style-name="T126"> </text:span><text:span text:style-name="T114">d</text:span><text:span text:style-name="T196">e</text:span><text:span text:style-name="T114">ğiş</text:span><text:span text:style-name="T255">m</text:span><text:span text:style-name="T114">iş</text:span><text:span text:style-name="T614"> </text:span><text:span text:style-name="T196">ş</text:span><text:span text:style-name="T114">eklini</text:span><text:span text:style-name="T614"> </text:span><text:span text:style-name="T168">y</text:span><text:span text:style-name="T196">a</text:span><text:span text:style-name="T114">n</text:span><text:span text:style-name="T196">s</text:span><text:span text:style-name="T114">ıtacak</text:span><text:span text:style-name="T437"> </text:span><text:span text:style-name="T196">ş</text:span><text:span text:style-name="T114">ekilde</text:span><text:span text:style-name="T437"> </text:span><text:span text:style-name="T114">kullanıldı.</text:span><text:span text:style-name="T437"> </text:span><text:span text:style-name="T114">Örn</text:span><text:span text:style-name="T196">e</text:span><text:span text:style-name="T114">ğ</text:span><text:span text:style-name="T196">i</text:span><text:span text:style-name="T114">n:</text:span></text:p>
      <text:p text:style-name="P81"><text:span text:style-name="T130">a</text:span><text:span text:style-name="T206">ç</text:span><text:span text:style-name="T130">ıklık,-ğı…</text:span><text:span text:style-name="T231"> </text:span><text:span text:style-name="T130">fikrin</text:span><text:span text:style-name="T357"> </text:span><text:span text:style-name="T206">~</text:span><text:span text:style-name="T130">ı</text:span><text:span text:style-name="T239"> </text:span><text:span text:style-name="T196">пи</text:span><text:span text:style-name="T114">ки</text:span><text:span text:style-name="T196">рди</text:span><text:span text:style-name="T114">н</text:span><text:span text:style-name="T359"> </text:span><text:span text:style-name="T114">ачыктыг</text:span><text:span text:style-name="T168">ы</text:span><text:span text:style-name="T114">.</text:span></text:p>
      <text:p text:style-name="P148"><text:span text:style-name="T253">cürüm,</text:span><text:span text:style-name="T177">-</text:span><text:span text:style-name="T253">rm</text:span><text:span text:style-name="T177">ü</text:span><text:span text:style-name="T133">…</text:span><text:span text:style-name="T496"> </text:span><text:span text:style-name="T253">~</text:span><text:span text:style-name="T133">ü</text:span><text:span text:style-name="T577"> </text:span><text:span text:style-name="T253">b</text:span><text:span text:style-name="T133">a</text:span><text:span text:style-name="T253">ş</text:span><text:span text:style-name="T177">ka</text:span><text:span text:style-name="T253">s</text:span><text:span text:style-name="T133">ının</text:span><text:span text:style-name="T577"> </text:span><text:span text:style-name="T133">üstüne</text:span><text:span text:style-name="T496"> </text:span><text:span text:style-name="T133">atmak</text:span><text:span text:style-name="T385"> </text:span><text:span text:style-name="T112">кº</text:span><text:span text:style-name="T195">нөө</text:span><text:span text:style-name="T112">нº</text:span><text:span text:style-name="T526"> </text:span><text:span text:style-name="T112">башкага</text:span><text:span text:style-name="T526"> </text:span><text:span text:style-name="T112">жаба салу</text:span><text:span text:style-name="T167">у</text:span><text:span text:style-name="T112">.</text:span></text:p>
      <text:p text:style-name="P97"/>
      <text:list xml:id="list152249303666022" text:continue-numbering="true" text:style-name="WWNum3">
        <text:list-item>
          <text:p text:style-name="P192"><text:span text:style-name="T114">Çeviri</text:span><text:span text:style-name="T602"> </text:span><text:span text:style-name="T114">kı</text:span><text:span text:style-name="T255">s</text:span><text:span text:style-name="T196">m</text:span><text:span text:style-name="T114">ındaki</text:span><text:span text:style-name="T602"> </text:span><text:span text:style-name="T168">y</text:span><text:span text:style-name="T196">a</text:span><text:span text:style-name="T114">k</text:span><text:span text:style-name="T196">ı</text:span><text:span text:style-name="T114">n</text:span><text:span text:style-name="T594"> </text:span><text:span text:style-name="T196">e</text:span><text:span text:style-name="T114">ş</text:span><text:span text:style-name="T594"> </text:span><text:span text:style-name="T114">anl</text:span><text:span text:style-name="T168">a</text:span><text:span text:style-name="T255">m</text:span><text:span text:style-name="T196">l</text:span><text:span text:style-name="T114">ı</text:span><text:span text:style-name="T594"> </text:span><text:span text:style-name="T114">sözler</text:span><text:span text:style-name="T594"> </text:span><text:span text:style-name="T114">birbiri</text:span><text:span text:style-name="T196">n</text:span><text:span text:style-name="T114">den</text:span><text:span text:style-name="T594"> </text:span><text:span text:style-name="T114">vir</text:span><text:span text:style-name="T196">g</text:span><text:span text:style-name="T114">ülle</text:span><text:span text:style-name="T594"> </text:span><text:span text:style-name="T114">a</text:span><text:span text:style-name="T168">y</text:span><text:span text:style-name="T196">r</text:span><text:span text:style-name="T114">ı</text:span><text:span text:style-name="T196">l</text:span><text:span text:style-name="T114">dı.</text:span></text:p>
        </text:list-item>
      </text:list>
      <text:p text:style-name="P81"><text:span text:style-name="T136">e</text:span><text:span text:style-name="T543">z</text:span><text:span text:style-name="T136">i</text:span><text:span text:style-name="T254">c</text:span><text:span text:style-name="T136">i</text:span><text:span text:style-name="T652"> </text:span><text:span text:style-name="T257">1</text:span><text:span text:style-name="T115">.эзºº</text:span><text:span text:style-name="T171">ч</text:span><text:span text:style-name="T202">º</text:span><text:span text:style-name="T115">,</text:span><text:span text:style-name="T643"> </text:span><text:span text:style-name="T115">басмырлооч</text:span><text:span text:style-name="T392">у</text:span><text:span text:style-name="T115">,</text:span><text:span text:style-name="T643"> </text:span><text:span text:style-name="T115">жан</text:span><text:span text:style-name="T653"> </text:span><text:span text:style-name="T115">кейитке</text:span><text:span text:style-name="T171">н</text:span><text:span text:style-name="T115">.</text:span><text:span text:style-name="T643"> </text:span><text:span text:style-name="T115">2.басымду</text:span><text:span text:style-name="T171">у</text:span><text:span text:style-name="T115">,</text:span><text:span text:style-name="T643"> </text:span><text:span text:style-name="T115">көпчºл</text:span><text:span text:style-name="T202">º</text:span><text:span text:style-name="T115">к.</text:span></text:p>
      <text:p text:style-name="P196"/>
      <text:p text:style-name="P9"/>
      <text:p text:style-name="P9"/>
      <text:p text:style-name="P9"/>
      <text:p text:style-name="P9"/>
      <text:p text:style-name="P9"/>
      <text:p text:style-name="P9"/>
      <text:p text:style-name="P109"/>
      <text:p text:style-name="P118"><text:span text:style-name="T196">Aç</text:span><text:span text:style-name="T114">ıklama</text:span><text:span text:style-name="T384"> </text:span><text:span text:style-name="T196">s</text:span><text:span text:style-name="T114">ı</text:span><text:span text:style-name="T168">r</text:span><text:span text:style-name="T196">as</text:span><text:span text:style-name="T114">ında</text:span><text:span text:style-name="T384"> </text:span><text:span text:style-name="T114">bir</text:span><text:span text:style-name="T527"> </text:span><text:span text:style-name="T114">keli</text:span><text:span text:style-name="T255">m</text:span><text:span text:style-name="T196">e</text:span><text:span text:style-name="T168">y</text:span><text:span text:style-name="T114">e</text:span><text:span text:style-name="T379"> </text:span><text:span text:style-name="T114">b</text:span><text:span text:style-name="T196">a</text:span><text:span text:style-name="T114">ğlı</text:span><text:span text:style-name="T384"> </text:span><text:span text:style-name="T196">e</text:span><text:span text:style-name="T114">ş</text:span><text:span text:style-name="T384"> </text:span><text:span text:style-name="T114">anl</text:span><text:span text:style-name="T168">a</text:span><text:span text:style-name="T255">m</text:span><text:span text:style-name="T114">lı</text:span><text:span text:style-name="T384"> </text:span><text:span text:style-name="T196">kel</text:span><text:span text:style-name="T168">i</text:span><text:span text:style-name="T196">mele</text:span><text:span text:style-name="T114">r</text:span><text:span text:style-name="T527"> </text:span><text:span text:style-name="T196">aras</text:span><text:span text:style-name="T114">ına</text:span><text:span text:style-name="T527"> </text:span><text:span text:style-name="T196">eş</text:span><text:span text:style-name="T114">itlik</text:span><text:span text:style-name="T384"> </text:span><text:span text:style-name="T114">(</text:span><text:span text:style-name="T379"> </text:span><text:span text:style-name="T114">/</text:span><text:span text:style-name="T527"> </text:span><text:span text:style-name="T114">)</text:span><text:span text:style-name="T126"> </text:span><text:span text:style-name="T114">i</text:span><text:span text:style-name="T196">ş</text:span><text:span text:style-name="T114">areti</text:span><text:span text:style-name="T274"> </text:span><text:span text:style-name="T114">konul</text:span><text:span text:style-name="T196">d</text:span><text:span text:style-name="T114">u.</text:span><text:span text:style-name="T614"> </text:span><text:span text:style-name="T114">Örn</text:span><text:span text:style-name="T196">e</text:span><text:span text:style-name="T114">ğin:</text:span></text:p>
      <text:p text:style-name="P81"><text:span text:style-name="T133">idareli</text:span><text:span text:style-name="T411"> </text:span><text:span text:style-name="T256">1</text:span><text:span text:style-name="T112">.жакшы</text:span><text:span text:style-name="T216"> </text:span><text:span text:style-name="T112">башкарылга</text:span><text:span text:style-name="T167">н</text:span><text:span text:style-name="T195">/</text:span><text:span text:style-name="T112">ж</text:span><text:span text:style-name="T167">е</text:span><text:span text:style-name="T112">тектелге</text:span><text:span text:style-name="T167">н</text:span><text:span text:style-name="T195">/</text:span><text:span text:style-name="T112">уюшт</text:span><text:span text:style-name="T167">у</text:span><text:span text:style-name="T195">р</text:span><text:span text:style-name="T112">улга</text:span><text:span text:style-name="T167">н</text:span><text:span text:style-name="T112">.</text:span></text:p>
      <text:p text:style-name="P81"><text:span text:style-name="T133">idarî</text:span><text:span text:style-name="T312"> </text:span><text:span text:style-name="T112">башкарууга</text:span><text:span text:style-name="T300"> </text:span><text:span text:style-name="T112">байланышту</text:span><text:span text:style-name="T460">у</text:span><text:span text:style-name="T195">/</text:span><text:span text:style-name="T112">тиеше</text:span><text:span text:style-name="T167">л</text:span><text:span text:style-name="T112">ºº.</text:span></text:p>
      <text:p text:style-name="P10"/>
      <text:list xml:id="list152250102521037" text:continue-numbering="true" text:style-name="WWNum3">
        <text:list-item>
          <text:p text:style-name="P111"><text:span text:style-name="T114">Eş</text:span><text:span text:style-name="T314"> </text:span><text:span text:style-name="T114">sesli</text:span><text:span text:style-name="T459"> </text:span><text:span text:style-name="T196">ke</text:span><text:span text:style-name="T114">li</text:span><text:span text:style-name="T255">m</text:span><text:span text:style-name="T196">e</text:span><text:span text:style-name="T114">lerin</text:span><text:span text:style-name="T534"> </text:span><text:span text:style-name="T114">her</text:span><text:span text:style-name="T459"> </text:span><text:span text:style-name="T114">biri</text:span><text:span text:style-name="T459"> </text:span><text:span text:style-name="T255">m</text:span><text:span text:style-name="T196">a</text:span><text:span text:style-name="T114">dde</text:span><text:span text:style-name="T534"> </text:span><text:span text:style-name="T114">b</text:span><text:span text:style-name="T255">a</text:span><text:span text:style-name="T196">ş</text:span><text:span text:style-name="T114">ı</text:span><text:span text:style-name="T459"> </text:span><text:span text:style-name="T114">olarak</text:span><text:span text:style-name="T314"> </text:span><text:span text:style-name="T114">alın</text:span><text:span text:style-name="T255">m</text:span><text:span text:style-name="T168">ı</text:span><text:span text:style-name="T196">ş</text:span><text:span text:style-name="T114">tır;</text:span><text:span text:style-name="T534"> </text:span><text:span text:style-name="T114">kaynakları</text:span><text:span text:style-name="T459"> </text:span><text:span text:style-name="T114">ve</text:span><text:span text:style-name="T126"> </text:span><text:span text:style-name="T114">anl</text:span><text:span text:style-name="T168">a</text:span><text:span text:style-name="T255">m</text:span><text:span text:style-name="T114">la</text:span><text:span text:style-name="T196">r</text:span><text:span text:style-name="T114">ı</text:span><text:span text:style-name="T602"> </text:span><text:span text:style-name="T114">fa</text:span><text:span text:style-name="T168">r</text:span><text:span text:style-name="T114">klı</text:span><text:span text:style-name="T594"> </text:span><text:span text:style-name="T114">olan</text:span><text:span text:style-name="T437"> </text:span><text:span text:style-name="T114">bu</text:span><text:span text:style-name="T594"> </text:span><text:span text:style-name="T114">t</text:span><text:span text:style-name="T196">ü</text:span><text:span text:style-name="T114">r</text:span><text:span text:style-name="T602"> </text:span><text:span text:style-name="T114">kelimeler</text:span><text:span text:style-name="T594"> </text:span><text:span text:style-name="T114">Romen</text:span><text:span text:style-name="T594"> </text:span><text:span text:style-name="T114">raka</text:span><text:span text:style-name="T255">m</text:span><text:span text:style-name="T168">l</text:span><text:span text:style-name="T114">a</text:span><text:span text:style-name="T255">r</text:span><text:span text:style-name="T114">ı</text:span><text:span text:style-name="T168">y</text:span><text:span text:style-name="T114">la</text:span><text:span text:style-name="T602"> </text:span><text:span text:style-name="T114">bi</text:span><text:span text:style-name="T255">r</text:span><text:span text:style-name="T114">biri</text:span><text:span text:style-name="T196">n</text:span><text:span text:style-name="T114">den</text:span><text:span text:style-name="T594"> </text:span><text:span text:style-name="T114">a</text:span><text:span text:style-name="T168">y</text:span><text:span text:style-name="T114">r</text:span><text:span text:style-name="T196">ı</text:span><text:span text:style-name="T114">l</text:span><text:span text:style-name="T255">m</text:span><text:span text:style-name="T114">ı</text:span><text:span text:style-name="T196">ş</text:span><text:span text:style-name="T114">t</text:span><text:span text:style-name="T168">ı</text:span><text:span text:style-name="T114">r.</text:span></text:p>
        </text:list-item>
      </text:list>
      <text:p text:style-name="P81"><text:span text:style-name="T133">dolu</text:span><text:span text:style-name="T249"> </text:span><text:span text:style-name="T133">I</text:span><text:span text:style-name="T428"> </text:span><text:span text:style-name="T256">1</text:span><text:span text:style-name="T112">.</text:span><text:span text:style-name="T195">тол</text:span><text:span text:style-name="T167">о</text:span><text:span text:style-name="T112">,</text:span><text:span text:style-name="T424"> </text:span><text:span text:style-name="T195">то</text:span><text:span text:style-name="T167">л</text:span><text:span text:style-name="T195">тур</text:span><text:span text:style-name="T167">а</text:span><text:span text:style-name="T112">.</text:span><text:span text:style-name="T429"> </text:span><text:span text:style-name="T112">2.көп,</text:span><text:span text:style-name="T424"> </text:span><text:span text:style-name="T112">мол,</text:span><text:span text:style-name="T429"> </text:span><text:span text:style-name="T112">б</text:span><text:span text:style-name="T167">а</text:span><text:span text:style-name="T112">й.</text:span><text:span text:style-name="T424"> </text:span><text:span text:style-name="T112">3.ээленген,</text:span><text:span text:style-name="T429"> </text:span><text:span text:style-name="T112">бош</text:span><text:span text:style-name="T424"> </text:span><text:span text:style-name="T195">жер</text:span><text:span text:style-name="T112">и</text:span><text:span text:style-name="T248"> </text:span><text:span text:style-name="T195">жо</text:span><text:span text:style-name="T112">к.</text:span></text:p>
      <text:p text:style-name="P194"><text:span text:style-name="T133">dolu</text:span><text:span text:style-name="T421"> </text:span><text:span text:style-name="T133">II</text:span><text:span text:style-name="T597"> </text:span><text:span text:style-name="T195">мөн</text:span><text:span text:style-name="T167">д</text:span><text:span text:style-name="T112">º</text:span><text:span text:style-name="T195">р</text:span><text:span text:style-name="T112">.</text:span></text:p>
      <text:p text:style-name="P10"/>
      <text:list xml:id="list152249717188547" text:continue-numbering="true" text:style-name="WWNum3">
        <text:list-item>
          <text:p text:style-name="P78"><text:span text:style-name="T114">İki</text:span><text:span text:style-name="T326"> </text:span><text:span text:style-name="T114">v</text:span><text:span text:style-name="T255">e</text:span><text:span text:style-name="T168">y</text:span><text:span text:style-name="T114">a</text:span><text:span text:style-name="T307"> </text:span><text:span text:style-name="T114">üç</text:span><text:span text:style-name="T326"> </text:span><text:span text:style-name="T114">ç</text:span><text:span text:style-name="T196">eş</text:span><text:span text:style-name="T114">it</text:span><text:span text:style-name="T326"> </text:span><text:span text:style-name="T168">y</text:span><text:span text:style-name="T196">az</text:span><text:span text:style-name="T168">ı</text:span><text:span text:style-name="T114">m</text:span><text:span text:style-name="T310"> </text:span><text:span text:style-name="T114">özelliğine</text:span><text:span text:style-name="T326"> </text:span><text:span text:style-name="T114">sahip</text:span><text:span text:style-name="T326"> </text:span><text:span text:style-name="T114">olan</text:span><text:span text:style-name="T326"> </text:span><text:span text:style-name="T114">kel</text:span><text:span text:style-name="T168">i</text:span><text:span text:style-name="T255">m</text:span><text:span text:style-name="T196">e</text:span><text:span text:style-name="T114">l</text:span><text:span text:style-name="T168">e</text:span><text:span text:style-name="T114">rin</text:span><text:span text:style-name="T326"> </text:span><text:span text:style-name="T114">en</text:span><text:span text:style-name="T326"> </text:span><text:span text:style-name="T196">s</text:span><text:span text:style-name="T114">ık</text:span><text:span text:style-name="T126"> </text:span><text:span text:style-name="T114">kullanı</text:span><text:span text:style-name="T196">la</text:span><text:span text:style-name="T114">nına</text:span><text:span text:style-name="T586"> </text:span><text:span text:style-name="T114">a</text:span><text:span text:style-name="T196">ç</text:span><text:span text:style-name="T114">ıklama</text:span><text:span text:style-name="T468"> </text:span><text:span text:style-name="T114">getiril</text:span><text:span text:style-name="T255">m</text:span><text:span text:style-name="T168">i</text:span><text:span text:style-name="T196">ş</text:span><text:span text:style-name="T114">;</text:span><text:span text:style-name="T443"> </text:span><text:span text:style-name="T114">diğerlerine</text:span><text:span text:style-name="T443"> </text:span><text:span text:style-name="T114">ise</text:span><text:span text:style-name="T443"> </text:span><text:span text:style-name="T214">к</text:span><text:span text:style-name="T140">.</text:span><text:span text:style-name="T486"> </text:span><text:span text:style-name="T210">(</text:span><text:span text:style-name="T154">караңыз</text:span><text:span text:style-name="T355"> </text:span><text:span text:style-name="T154">‘bakın</text:span><text:span text:style-name="T210">ız</text:span><text:span text:style-name="T182">’</text:span><text:span text:style-name="T154">)</text:span><text:span text:style-name="T152"> </text:span><text:span text:style-name="T154">kı</text:span><text:span text:style-name="T210">sal</text:span><text:span text:style-name="T182">t</text:span><text:span text:style-name="T269">m</text:span><text:span text:style-name="T210">as</text:span><text:span text:style-name="T154">ı</text:span><text:span text:style-name="T182">y</text:span><text:span text:style-name="T154">la</text:span><text:span text:style-name="T286"> </text:span><text:span text:style-name="T154">gönder</text:span><text:span text:style-name="T269">m</text:span><text:span text:style-name="T154">e</text:span><text:span text:style-name="T434"> </text:span><text:span text:style-name="T182">y</text:span><text:span text:style-name="T210">a</text:span><text:span text:style-name="T182">p</text:span><text:span text:style-name="T154">ıl</text:span><text:span text:style-name="T269">m</text:span><text:span text:style-name="T154">ı</text:span><text:span text:style-name="T210">ş</text:span><text:span text:style-name="T154">tır.</text:span></text:p>
        </text:list-item>
      </text:list>
      <text:p text:style-name="P10"/>
      <text:list xml:id="list152249491498179" text:continue-numbering="true" text:style-name="WWNum3">
        <text:list-item>
          <text:p text:style-name="P126"><text:span text:style-name="T114">A</text:span><text:span text:style-name="T168">y</text:span><text:span text:style-name="T196">n</text:span><text:span text:style-name="T114">ı</text:span><text:span text:style-name="T447"> </text:span><text:span text:style-name="T114">kök</text:span><text:span text:style-name="T196">t</text:span><text:span text:style-name="T114">en</text:span><text:span text:style-name="T447"> </text:span><text:span text:style-name="T114">gelen</text:span><text:span text:style-name="T447"> </text:span><text:span text:style-name="T114">tam</text:span><text:span text:style-name="T453"> </text:span><text:span text:style-name="T114">anla</text:span><text:span text:style-name="T255">m</text:span><text:span text:style-name="T114">d</text:span><text:span text:style-name="T196">aş</text:span><text:span text:style-name="T114">,</text:span><text:span text:style-name="T447"> </text:span><text:span text:style-name="T114">ancak</text:span><text:span text:style-name="T453"> </text:span><text:span text:style-name="T255">m</text:span><text:span text:style-name="T114">orfolojik</text:span><text:span text:style-name="T447"> </text:span><text:span text:style-name="T168">y</text:span><text:span text:style-name="T196">ap</text:span><text:span text:style-name="T114">ı</text:span><text:span text:style-name="T196">sı</text:span><text:span text:style-name="T168">y</text:span><text:span text:style-name="T114">la</text:span><text:span text:style-name="T447"> </text:span><text:span text:style-name="T114">birbirinden</text:span><text:span text:style-name="T126"> </text:span><text:span text:style-name="T114">biraz</text:span><text:span text:style-name="T498"> </text:span><text:span text:style-name="T114">farklı</text:span><text:span text:style-name="T506"> </text:span><text:span text:style-name="T114">keli</text:span><text:span text:style-name="T255">m</text:span><text:span text:style-name="T196">e</text:span><text:span text:style-name="T114">ler</text:span><text:span text:style-name="T498"> </text:span><text:span text:style-name="T114">a</text:span><text:span text:style-name="T168">yn</text:span><text:span text:style-name="T114">ı</text:span><text:span text:style-name="T498"> </text:span><text:span text:style-name="T114">madde</text:span><text:span text:style-name="T498"> </text:span><text:span text:style-name="T114">içinde</text:span><text:span text:style-name="T506"> </text:span><text:span text:style-name="T114">madde</text:span><text:span text:style-name="T506"> </text:span><text:span text:style-name="T114">b</text:span><text:span text:style-name="T255">a</text:span><text:span text:style-name="T196">ş</text:span><text:span text:style-name="T114">ı</text:span><text:span text:style-name="T498"> </text:span><text:span text:style-name="T114">ol</text:span><text:span text:style-name="T196">a</text:span><text:span text:style-name="T114">r</text:span><text:span text:style-name="T196">a</text:span><text:span text:style-name="T114">k</text:span><text:span text:style-name="T506"> </text:span><text:span text:style-name="T168">y</text:span><text:span text:style-name="T196">a</text:span><text:span text:style-name="T114">n</text:span><text:span text:style-name="T594"> </text:span><text:span text:style-name="T168">y</text:span><text:span text:style-name="T255">a</text:span><text:span text:style-name="T196">n</text:span><text:span text:style-name="T114">a</text:span><text:span text:style-name="T498"> </text:span><text:span text:style-name="T168">y</text:span><text:span text:style-name="T196">e</text:span><text:span text:style-name="T114">r</text:span><text:span text:style-name="T506"> </text:span><text:span text:style-name="T196">a</text:span><text:span text:style-name="T114">l</text:span><text:span text:style-name="T255">m</text:span><text:span text:style-name="T114">ı</text:span><text:span text:style-name="T196">ş</text:span><text:span text:style-name="T114">tır.</text:span></text:p>
        </text:list-item>
      </text:list>
      <text:p text:style-name="P81"><text:span text:style-name="T130">içgüdülü,</text:span><text:span text:style-name="T449"> </text:span><text:span text:style-name="T130">içgüdüsel</text:span><text:span text:style-name="T455"> </text:span><text:span text:style-name="T196">1</text:span><text:span text:style-name="T114">.ичкºдº</text:span><text:span text:style-name="T196">дө</text:span><text:span text:style-name="T114">н</text:span><text:span text:style-name="T586"> </text:span><text:span text:style-name="T114">чыккан,</text:span><text:span text:style-name="T373"> </text:span><text:span text:style-name="T114">инстинк</text:span><text:span text:style-name="T586"> </text:span><text:span text:style-name="T114">боюнча</text:span><text:span text:style-name="T470"> </text:span><text:span text:style-name="T128">…</text:span></text:p>
      <text:p text:style-name="P81"><text:span text:style-name="T130">g</text:span><text:span text:style-name="T206">e</text:span><text:span text:style-name="T130">ğ</text:span><text:span text:style-name="T206">ir</text:span><text:span text:style-name="T130">i</text:span><text:span text:style-name="T206">ş</text:span><text:span text:style-name="T130">,</text:span><text:span text:style-name="T357"> </text:span><text:span text:style-name="T130">g</text:span><text:span text:style-name="T206">e</text:span><text:span text:style-name="T130">ğ</text:span><text:span text:style-name="T206">irm</text:span><text:span text:style-name="T130">e</text:span><text:span text:style-name="T363"> </text:span><text:span text:style-name="T114">кекир</text:span><text:span text:style-name="T196">º</text:span><text:span text:style-name="T114">º…</text:span></text:p>
      <text:p text:style-name="P10"/>
      <text:list xml:id="list152249785582281" text:continue-numbering="true" text:style-name="WWNum3">
        <text:list-item>
          <text:p text:style-name="P195"><text:span text:style-name="T114">Eğer</text:span><text:span text:style-name="T391"> </text:span><text:span text:style-name="T255">m</text:span><text:span text:style-name="T196">a</text:span><text:span text:style-name="T114">dde</text:span><text:span text:style-name="T391"> </text:span><text:span text:style-name="T114">b</text:span><text:span text:style-name="T196">aş</text:span><text:span text:style-name="T114">ı</text:span><text:span text:style-name="T168"> </text:span><text:span text:style-name="T114">kelime</text:span><text:span text:style-name="T461"> </text:span><text:span text:style-name="T114">tek</text:span><text:span text:style-name="T168"> </text:span><text:span text:style-name="T114">b</text:span><text:span text:style-name="T196">aş</text:span><text:span text:style-name="T114">ına</text:span><text:span text:style-name="T391"> </text:span><text:span text:style-name="T168">k</text:span><text:span text:style-name="T114">ullanı</text:span><text:span text:style-name="T196">l</text:span><text:span text:style-name="T255">m</text:span><text:span text:style-name="T196">a</text:span><text:span text:style-name="T168">y</text:span><text:span text:style-name="T114">ıp,</text:span><text:span text:style-name="T168"> </text:span><text:span text:style-name="T114">herhangi</text:span><text:span text:style-name="T168"> </text:span><text:span text:style-name="T114">bir</text:span><text:span text:style-name="T391"> </text:span><text:span text:style-name="T114">sabit</text:span><text:span text:style-name="T168"> </text:span><text:span text:style-name="T114">kel</text:span><text:span text:style-name="T391">i</text:span><text:span text:style-name="T114">me</text:span><text:span text:style-name="T126"> </text:span><text:span text:style-name="T114">grub</text:span><text:span text:style-name="T196">u</text:span><text:span text:style-name="T114">nun</text:span><text:span text:style-name="T341"> </text:span><text:span text:style-name="T114">v</text:span><text:span text:style-name="T255">e</text:span><text:span text:style-name="T168">y</text:span><text:span text:style-name="T114">a</text:span><text:span text:style-name="T359"> </text:span><text:span text:style-name="T114">birl</text:span><text:span text:style-name="T196">eş</text:span><text:span text:style-name="T114">ik</text:span><text:span text:style-name="T347"> </text:span><text:span text:style-name="T114">kel</text:span><text:span text:style-name="T168">i</text:span><text:span text:style-name="T255">m</text:span><text:span text:style-name="T196">e</text:span><text:span text:style-name="T114">nin</text:span><text:span text:style-name="T341"> </text:span><text:span text:style-name="T114">terkibinde</text:span><text:span text:style-name="T347"> </text:span><text:span text:style-name="T114">duruyorsa,</text:span><text:span text:style-name="T347"> </text:span><text:span text:style-name="T114">onun</text:span><text:span text:style-name="T341"> </text:span><text:span text:style-name="T114">sadece</text:span><text:span text:style-name="T347"> </text:span><text:span text:style-name="T114">ilk</text:span><text:span text:style-name="T365"> </text:span><text:span text:style-name="T114">kelimesi</text:span><text:span text:style-name="T126"> </text:span><text:span text:style-name="T114">madde</text:span><text:span text:style-name="T352"> </text:span><text:span text:style-name="T114">ba</text:span><text:span text:style-name="T196">ş</text:span><text:span text:style-name="T114">ı</text:span><text:span text:style-name="T586"> </text:span><text:span text:style-name="T168">o</text:span><text:span text:style-name="T114">l</text:span><text:span text:style-name="T196">ara</text:span><text:span text:style-name="T114">k</text:span><text:span text:style-name="T352"> </text:span><text:span text:style-name="T196">a</text:span><text:span text:style-name="T114">lınıp,</text:span><text:span text:style-name="T586"> </text:span><text:span text:style-name="T114">iki</text:span><text:span text:style-name="T352"> </text:span><text:span text:style-name="T114">nokta</text:span><text:span text:style-name="T586"> </text:span><text:span text:style-name="T114">üst</text:span><text:span text:style-name="T352"> </text:span><text:span text:style-name="T114">üste</text:span><text:span text:style-name="T586"> </text:span><text:span text:style-name="T114">ve</text:span><text:span text:style-name="T586"> </text:span><text:span text:style-name="T114">~</text:span><text:span text:style-name="T586"> </text:span><text:span text:style-name="T168">i</text:span><text:span text:style-name="T114">şareti</text:span><text:span text:style-name="T352"> </text:span><text:span text:style-name="T114">koyuld</text:span><text:span text:style-name="T196">uk</text:span><text:span text:style-name="T114">tan</text:span><text:span text:style-name="T586"> </text:span><text:span text:style-name="T114">sonra</text:span><text:span text:style-name="T352"> </text:span><text:span text:style-name="T114">diğ</text:span><text:span text:style-name="T196">er</text:span><text:span text:style-name="T203"> </text:span><text:span text:style-name="T114">kıs</text:span><text:span text:style-name="T255">m</text:span><text:span text:style-name="T114">ı</text:span><text:span text:style-name="T196">n</text:span><text:span text:style-name="T114">a</text:span><text:span text:style-name="T373"> </text:span><text:span text:style-name="T196">aç</text:span><text:span text:style-name="T114">ık</text:span><text:span text:style-name="T168">l</text:span><text:span text:style-name="T114">a</text:span><text:span text:style-name="T255">m</text:span><text:span text:style-name="T114">a</text:span><text:span text:style-name="T373"> </text:span><text:span text:style-name="T114">getiri</text:span><text:span text:style-name="T168">l</text:span><text:span text:style-name="T114">mi</text:span><text:span text:style-name="T196">ş</text:span><text:span text:style-name="T114">tir.</text:span><text:span text:style-name="T352"> </text:span><text:span text:style-name="T114">Tekrarlı</text:span><text:span text:style-name="T352"> </text:span><text:span text:style-name="T114">ikilemeler</text:span><text:span text:style-name="T373"> </text:span><text:span text:style-name="T114">iç</text:span><text:span text:style-name="T168">i</text:span><text:span text:style-name="T114">n</text:span><text:span text:style-name="T352"> </text:span><text:span text:style-name="T114">(~</text:span><text:span text:style-name="T373"> </text:span><text:span text:style-name="T114">~)</text:span><text:span text:style-name="T373"> </text:span><text:span text:style-name="T196">iş</text:span><text:span text:style-name="T114">areti</text:span><text:span text:style-name="T352"> </text:span><text:span text:style-name="T114">konul</text:span><text:span text:style-name="T255">m</text:span><text:span text:style-name="T114">u</text:span><text:span text:style-name="T196">ş</text:span><text:span text:style-name="T114">tur.</text:span><text:span text:style-name="T126"> </text:span><text:span text:style-name="T114">İki,</text:span><text:span text:style-name="T391"> </text:span><text:span text:style-name="T114">üç</text:span><text:span text:style-name="T391"> </text:span><text:span text:style-name="T114">kelimeden</text:span><text:span text:style-name="T461"> </text:span><text:span text:style-name="T114">olu</text:span><text:span text:style-name="T196">ş</text:span><text:span text:style-name="T114">an</text:span><text:span text:style-name="T391"> </text:span><text:span text:style-name="T114">birl</text:span><text:span text:style-name="T196">eş</text:span><text:span text:style-name="T114">ik</text:span><text:span text:style-name="T461"> </text:span><text:span text:style-name="T114">kelimelerin</text:span><text:span text:style-name="T391"> </text:span><text:span text:style-name="T114">biti</text:span><text:span text:style-name="T196">ş</text:span><text:span text:style-name="T114">ik</text:span><text:span text:style-name="T461"> </text:span><text:span text:style-name="T168">y</text:span><text:span text:style-name="T196">az</text:span><text:span text:style-name="T114">ıl</text:span><text:span text:style-name="T255">m</text:span><text:span text:style-name="T114">a</text:span><text:span text:style-name="T461"> </text:span><text:span text:style-name="T114">duru</text:span><text:span text:style-name="T255">m</text:span><text:span text:style-name="T114">la</text:span><text:span text:style-name="T196">r</text:span><text:span text:style-name="T114">ında</text:span><text:span text:style-name="T461"> </text:span><text:span text:style-name="T114">ve</text:span><text:span text:style-name="T126"> </text:span><text:span text:style-name="T206">etmek</text:span><text:span text:style-name="T130">,</text:span><text:span text:style-name="T410"> </text:span><text:span text:style-name="T130">ol</text:span><text:span text:style-name="T206">m</text:span><text:span text:style-name="T176">a</text:span><text:span text:style-name="T130">k</text:span><text:span text:style-name="T554"> </text:span><text:span text:style-name="T168">y</text:span><text:span text:style-name="T196">a</text:span><text:span text:style-name="T114">rdı</text:span><text:span text:style-name="T255">m</text:span><text:span text:style-name="T196">c</text:span><text:span text:style-name="T114">ı</text:span><text:span text:style-name="T188"> </text:span><text:span text:style-name="T114">fiillerinin</text:span><text:span text:style-name="T408"> </text:span><text:span text:style-name="T114">kelime</text:span><text:span text:style-name="T168">y</text:span><text:span text:style-name="T114">le</text:span><text:span text:style-name="T553"> </text:span><text:span text:style-name="T114">ka</text:span><text:span text:style-name="T168">y</text:span><text:span text:style-name="T196">n</text:span><text:span text:style-name="T255">a</text:span><text:span text:style-name="T114">ş</text:span><text:span text:style-name="T255">m</text:span><text:span text:style-name="T168">ı</text:span><text:span text:style-name="T114">ş</text:span><text:span text:style-name="T402"> </text:span><text:span text:style-name="T114">dur</text:span><text:span text:style-name="T168">u</text:span><text:span text:style-name="T196">m</text:span><text:span text:style-name="T114">larında,</text:span><text:span text:style-name="T408"> </text:span><text:span text:style-name="T114">bu</text:span><text:span text:style-name="T408"> </text:span><text:span text:style-name="T114">tür</text:span><text:span text:style-name="T126"> </text:span><text:span text:style-name="T114">kelimeler</text:span><text:span text:style-name="T188"> </text:span><text:span text:style-name="T114">madde</text:span><text:span text:style-name="T408"> </text:span><text:span text:style-name="T114">b</text:span><text:span text:style-name="T255">a</text:span><text:span text:style-name="T196">ş</text:span><text:span text:style-name="T114">ı</text:span><text:span text:style-name="T553"> </text:span><text:span text:style-name="T114">o</text:span><text:span text:style-name="T168">l</text:span><text:span text:style-name="T114">arak</text:span><text:span text:style-name="T408"> </text:span><text:span text:style-name="T114">veri</text:span><text:span text:style-name="T168">l</text:span><text:span text:style-name="T255">m</text:span><text:span text:style-name="T114">i</text:span><text:span text:style-name="T196">ş</text:span><text:span text:style-name="T114">tir.</text:span><text:span text:style-name="T408"> </text:span><text:span text:style-name="T114">Bütün</text:span><text:span text:style-name="T188"> </text:span><text:span text:style-name="T114">d</text:span><text:span text:style-name="T196">i</text:span><text:span text:style-name="T114">ğer</text:span><text:span text:style-name="T553"> </text:span><text:span text:style-name="T114">duru</text:span><text:span text:style-name="T255">m</text:span><text:span text:style-name="T114">larda</text:span><text:span text:style-name="T188"> </text:span><text:span text:style-name="T114">ise</text:span><text:span text:style-name="T553"> </text:span><text:span text:style-name="T114">birl</text:span><text:span text:style-name="T196">eş</text:span><text:span text:style-name="T114">ik</text:span><text:span text:style-name="T126"> </text:span><text:span text:style-name="T114">kelimeler</text:span><text:span text:style-name="T594"> </text:span><text:span text:style-name="T114">birinci</text:span><text:span text:style-name="T594"> </text:span><text:span text:style-name="T114">kelime</text:span><text:span text:style-name="T168">y</text:span><text:span text:style-name="T114">e</text:span><text:span text:style-name="T594"> </text:span><text:span text:style-name="T114">b</text:span><text:span text:style-name="T196">a</text:span><text:span text:style-name="T114">ğlı</text:span><text:span text:style-name="T594"> </text:span><text:span text:style-name="T114">olarak</text:span><text:span text:style-name="T594"> </text:span><text:span text:style-name="T114">madde</text:span><text:span text:style-name="T594"> </text:span><text:span text:style-name="T114">içinde</text:span><text:span text:style-name="T602"> </text:span><text:span text:style-name="T168">y</text:span><text:span text:style-name="T196">e</text:span><text:span text:style-name="T114">r</text:span><text:span text:style-name="T594"> </text:span><text:span text:style-name="T114">al</text:span><text:span text:style-name="T537">m</text:span><text:span text:style-name="T114">ı</text:span><text:span text:style-name="T196">ş</text:span><text:span text:style-name="T114">tır.</text:span><text:span text:style-name="T498"> </text:span><text:span text:style-name="T114">Örn</text:span><text:span text:style-name="T196">e</text:span><text:span text:style-name="T114">ğin:</text:span></text:p>
        </text:list-item>
      </text:list>
      <text:p text:style-name="P137"><text:span text:style-name="T133">hatır: ~ hutur</text:span><text:span text:style-name="T541"> </text:span><text:span text:style-name="T195">ж</text:span><text:span text:style-name="T112">е</text:span><text:span text:style-name="T256"> </text:span><text:span text:style-name="T133">~ ~</text:span><text:span text:style-name="T541"> </text:span><text:span text:style-name="T112">катыр-кутур</text:span><text:span text:style-name="T256"> </text:span><text:span text:style-name="T167">ж</text:span><text:span text:style-name="T112">е</text:span><text:span text:style-name="T536"> </text:span><text:span text:style-name="T112">катыр-катыр</text:span><text:span text:style-name="T256"> </text:span><text:span text:style-name="T195">(</text:span><text:span text:style-name="T139">бир</text:span><text:span text:style-name="T259"> </text:span><text:span text:style-name="T139">катуу</text:span><text:span text:style-name="T538"> </text:span><text:span text:style-name="T139">нерсени</text:span><text:span text:style-name="T141"> </text:span><text:span text:style-name="T139">чайнаганда</text:span><text:span text:style-name="T213"> </text:span><text:span text:style-name="T139">же</text:span><text:span text:style-name="T538"> </text:span><text:span text:style-name="T139">ºс</text:span><text:span text:style-name="T178">т</text:span><text:span text:style-name="T139">ºнө</text:span><text:span text:style-name="T538"> </text:span><text:span text:style-name="T259">баскан</text:span><text:span text:style-name="T178">д</text:span><text:span text:style-name="T139">а</text:span><text:span text:style-name="T259"> </text:span><text:span text:style-name="T139">чыккан</text:span><text:span text:style-name="T259"> </text:span><text:span text:style-name="T139">ºн</text:span><text:span text:style-name="T150">).</text:span></text:p>
      <text:p text:style-name="P81"><text:span text:style-name="T133">ha</text:span><text:span text:style-name="T253">ş</text:span><text:span text:style-name="T133">ım</text:span><text:span text:style-name="T421"> </text:span><text:span text:style-name="T133">:</text:span><text:span text:style-name="T421"> </text:span><text:span text:style-name="T133">~</text:span><text:span text:style-name="T421"> </text:span><text:span text:style-name="T133">~</text:span><text:span text:style-name="T507"> </text:span><text:span text:style-name="T177">h</text:span><text:span text:style-name="T133">a</text:span><text:span text:style-name="T253">ş</text:span><text:span text:style-name="T133">lanmak</text:span><text:span text:style-name="T597"> </text:span><text:span text:style-name="T112">кº</text:span><text:span text:style-name="T195">нг</text:span><text:span text:style-name="T112">ө</text:span><text:span text:style-name="T601"> </text:span><text:span text:style-name="T112">какталы</text:span><text:span text:style-name="T167">ш</text:span><text:span text:style-name="T195">/</text:span><text:span text:style-name="T112">куйкаланы</text:span><text:span text:style-name="T167">ш</text:span><text:span text:style-name="T112">.</text:span></text:p>
      <text:p text:style-name="P10"/>
      <text:list xml:id="list152250132367981" text:continue-numbering="true" text:style-name="WWNum3">
        <text:list-item>
          <text:p text:style-name="P127"><text:span text:style-name="T114">Kelime</text:span><text:span text:style-name="T408"> </text:span><text:span text:style-name="T114">ile</text:span><text:span text:style-name="T217"> </text:span><text:span text:style-name="T114">ek</text:span><text:span text:style-name="T188"> </text:span><text:span text:style-name="T114">ara</text:span><text:span text:style-name="T196">s</text:span><text:span text:style-name="T114">ında</text:span><text:span text:style-name="T188"> </text:span><text:span text:style-name="T114">me</text:span><text:span text:style-name="T168">y</text:span><text:span text:style-name="T114">dana</text:span><text:span text:style-name="T188"> </text:span><text:span text:style-name="T114">gelen</text:span><text:span text:style-name="T188"> </text:span><text:span text:style-name="T114">bütün</text:span><text:span text:style-name="T188"> </text:span><text:span text:style-name="T114">ses</text:span><text:span text:style-name="T408"> </text:span><text:span text:style-name="T114">d</text:span><text:span text:style-name="T196">e</text:span><text:span text:style-name="T114">ği</text:span><text:span text:style-name="T196">ş</text:span><text:span text:style-name="T114">iklikleri,</text:span><text:span text:style-name="T408"> </text:span><text:span text:style-name="T114">okuyucu</text:span><text:span text:style-name="T168">y</text:span><text:span text:style-name="T114">a</text:span><text:span text:style-name="T126"> </text:span><text:span text:style-name="T114">kol</text:span><text:span text:style-name="T255">a</text:span><text:span text:style-name="T168">y</text:span><text:span text:style-name="T114">lık</text:span><text:span text:style-name="T224"> </text:span><text:span text:style-name="T114">s</text:span><text:span text:style-name="T196">a</text:span><text:span text:style-name="T114">ğ</text:span><text:span text:style-name="T196">l</text:span><text:span text:style-name="T114">a</text:span><text:span text:style-name="T255">m</text:span><text:span text:style-name="T196">a</text:span><text:span text:style-name="T114">k</text:span><text:span text:style-name="T359"> </text:span><text:span text:style-name="T114">a</text:span><text:span text:style-name="T196">m</text:span><text:span text:style-name="T114">a</text:span><text:span text:style-name="T196">c</text:span><text:span text:style-name="T168">ıy</text:span><text:span text:style-name="T114">la</text:span><text:span text:style-name="T234"> </text:span><text:span text:style-name="T114">sözlükte</text:span><text:span text:style-name="T228"> </text:span><text:span text:style-name="T114">özel</text:span><text:span text:style-name="T234"> </text:span><text:span text:style-name="T114">olarak</text:span><text:span text:style-name="T234"> </text:span><text:span text:style-name="T114">gösteril</text:span><text:span text:style-name="T255">m</text:span><text:span text:style-name="T168">i</text:span><text:span text:style-name="T196">ş</text:span><text:span text:style-name="T168">t</text:span><text:span text:style-name="T114">ir.</text:span><text:span text:style-name="T224"> </text:span><text:span text:style-name="T196">Aşa</text:span><text:span text:style-name="T114">ğı</text:span><text:span text:style-name="T196">d</text:span><text:span text:style-name="T114">a</text:span><text:span text:style-name="T359"> </text:span><text:span text:style-name="T196">a</text:span><text:span text:style-name="T168">y</text:span><text:span text:style-name="T114">rı</text:span><text:span text:style-name="T126"> </text:span><text:span text:style-name="T114">maddeler</text:span><text:span text:style-name="T586"> </text:span><text:span text:style-name="T114">hâ</text:span><text:span text:style-name="T168">l</text:span><text:span text:style-name="T114">inde</text:span><text:span text:style-name="T586"> </text:span><text:span text:style-name="T114">belirtilen</text:span><text:span text:style-name="T586"> </text:span><text:span text:style-name="T114">bu</text:span><text:span text:style-name="T586"> </text:span><text:span text:style-name="T114">duru</text:span><text:span text:style-name="T255">m</text:span><text:span text:style-name="T168">l</text:span><text:span text:style-name="T114">ar,</text:span><text:span text:style-name="T470"> </text:span><text:span text:style-name="T255">m</text:span><text:span text:style-name="T196">a</text:span><text:span text:style-name="T114">dde</text:span><text:span text:style-name="T586"> </text:span><text:span text:style-name="T114">b</text:span><text:span text:style-name="T255">a</text:span><text:span text:style-name="T196">ş</text:span><text:span text:style-name="T114">ından</text:span><text:span text:style-name="T586"> </text:span><text:span text:style-name="T114">hemen</text:span><text:span text:style-name="T586"> </text:span><text:span text:style-name="T114">sonra</text:span><text:span text:style-name="T586"> </text:span><text:span text:style-name="T114">virg</text:span><text:span text:style-name="T196">ü</text:span><text:span text:style-name="T114">l</text:span><text:span text:style-name="T586"> </text:span><text:span text:style-name="T114">ve</text:span><text:span text:style-name="T126"> </text:span><text:span text:style-name="T196">tir</text:span><text:span text:style-name="T114">e</text:span><text:span text:style-name="T437"> </text:span><text:span text:style-name="T196">ko</text:span><text:span text:style-name="T168">y</text:span><text:span text:style-name="T114">u</text:span><text:span text:style-name="T196">lara</text:span><text:span text:style-name="T114">k</text:span><text:span text:style-name="T602"> </text:span><text:span text:style-name="T196">de</text:span><text:span text:style-name="T114">ği</text:span><text:span text:style-name="T196">ş</text:span><text:span text:style-name="T255">m</text:span><text:span text:style-name="T168">i</text:span><text:span text:style-name="T114">ş</text:span><text:span text:style-name="T602"> </text:span><text:span text:style-name="T114">ek</text:span><text:span text:style-name="T602"> </text:span><text:span text:style-name="T196">ş</text:span><text:span text:style-name="T114">eklinde</text:span><text:span text:style-name="T602"> </text:span><text:span text:style-name="T114">sun</text:span><text:span text:style-name="T196">u</text:span><text:span text:style-name="T114">l</text:span><text:span text:style-name="T255">m</text:span><text:span text:style-name="T196">uş</text:span><text:span text:style-name="T114">tur.</text:span></text:p>
        </text:list-item>
      </text:list>
      <text:p text:style-name="P125"><text:span text:style-name="T196">а</text:span><text:span text:style-name="T114">)</text:span><text:span text:style-name="T586"> </text:span><text:span text:style-name="T114">Türkçede</text:span><text:span text:style-name="T586"> </text:span><text:span text:style-name="T114">sonu</text:span><text:span text:style-name="T470"> </text:span><text:span text:style-name="T196">k</text:span><text:span text:style-name="T114">,</text:span><text:span text:style-name="T586"> </text:span><text:span text:style-name="T114">t,</text:span><text:span text:style-name="T352"> </text:span><text:span text:style-name="T114">ç,</text:span><text:span text:style-name="T586"> </text:span><text:span text:style-name="T114">p,</text:span><text:span text:style-name="T586"> </text:span><text:span text:style-name="T114">f</text:span><text:span text:style-name="T586"> </text:span><text:span text:style-name="T114">gibi</text:span><text:span text:style-name="T352"> </text:span><text:span text:style-name="T114">sert</text:span><text:span text:style-name="T586"> </text:span><text:span text:style-name="T114">ünsüzler</text:span><text:span text:style-name="T470"> </text:span><text:span text:style-name="T114">ile</text:span><text:span text:style-name="T352"> </text:span><text:span text:style-name="T114">biten</text:span><text:span text:style-name="T586"> </text:span><text:span text:style-name="T114">keli</text:span><text:span text:style-name="T255">m</text:span><text:span text:style-name="T114">elere</text:span><text:span text:style-name="T470"> </text:span><text:span text:style-name="T114">ünlü</text:span><text:span text:style-name="T586"> </text:span><text:span text:style-name="T114">ile</text:span><text:span text:style-name="T126"> </text:span><text:span text:style-name="T114">b</text:span><text:span text:style-name="T196">aş</text:span><text:span text:style-name="T114">la</text:span><text:span text:style-name="T168">y</text:span><text:span text:style-name="T196">a</text:span><text:span text:style-name="T114">n</text:span><text:span text:style-name="T477"> </text:span><text:span text:style-name="T114">ek</text:span><text:span text:style-name="T196">le</text:span><text:span text:style-name="T114">r</text:span><text:span text:style-name="T477"> </text:span><text:span text:style-name="T114">eklend</text:span><text:span text:style-name="T196">i</text:span><text:span text:style-name="T114">ğinde,</text:span><text:span text:style-name="T477"> </text:span><text:span text:style-name="T114">bazen</text:span><text:span text:style-name="T477"> </text:span><text:span text:style-name="T114">bu</text:span><text:span text:style-name="T477"> </text:span><text:span text:style-name="T114">seslerde</text:span><text:span text:style-name="T477"> </text:span><text:span text:style-name="T168">y</text:span><text:span text:style-name="T114">u</text:span><text:span text:style-name="T255">m</text:span><text:span text:style-name="T168">u</text:span><text:span text:style-name="T196">ş</text:span><text:span text:style-name="T114">a</text:span><text:span text:style-name="T196">m</text:span><text:span text:style-name="T114">a</text:span><text:span text:style-name="T477"> </text:span><text:span text:style-name="T196">(</text:span><text:span text:style-name="T114">ğ,</text:span><text:span text:style-name="T314"> </text:span><text:span text:style-name="T114">d,</text:span><text:span text:style-name="T477"> </text:span><text:span text:style-name="T114">c,</text:span><text:span text:style-name="T477"> </text:span><text:span text:style-name="T114">b,</text:span><text:span text:style-name="T477"> </text:span><text:span text:style-name="T114">v</text:span><text:span text:style-name="T477"> </text:span><text:span text:style-name="T114">o</text:span><text:span text:style-name="T196">l</text:span><text:span text:style-name="T114">ara</text:span><text:span text:style-name="T168">k</text:span><text:span text:style-name="T114">)</text:span><text:span text:style-name="T126"> </text:span><text:span text:style-name="T114">me</text:span><text:span text:style-name="T168">y</text:span><text:span text:style-name="T114">dana</text:span><text:span text:style-name="T307"> </text:span><text:span text:style-name="T114">gelir,</text:span><text:span text:style-name="T310"> </text:span><text:span text:style-name="T114">bazen</text:span><text:span text:style-name="T310"> </text:span><text:span text:style-name="T114">de</text:span><text:span text:style-name="T307"> </text:span><text:span text:style-name="T114">ge</text:span><text:span text:style-name="T168">l</text:span><text:span text:style-name="T255">m</text:span><text:span text:style-name="T114">ez.</text:span><text:span text:style-name="T310"> </text:span><text:span text:style-name="T114">Sözlük</text:span><text:span text:style-name="T168">’</text:span><text:span text:style-name="T114">te</text:span><text:span text:style-name="T310"> </text:span><text:span text:style-name="T114">bunun</text:span><text:span text:style-name="T310"> </text:span><text:span text:style-name="T114">g</text:span><text:span text:style-name="T196">i</text:span><text:span text:style-name="T114">bi</text:span><text:span text:style-name="T307"> </text:span><text:span text:style-name="T114">duru</text:span><text:span text:style-name="T255">m</text:span><text:span text:style-name="T168">l</text:span><text:span text:style-name="T114">ara</text:span><text:span text:style-name="T310"> </text:span><text:span text:style-name="T114">a</text:span><text:span text:style-name="T196">ç</text:span><text:span text:style-name="T114">ıklık</text:span><text:span text:style-name="T126"> </text:span><text:span text:style-name="T114">getiril</text:span><text:span text:style-name="T255">m</text:span><text:span text:style-name="T168">i</text:span><text:span text:style-name="T196">ş</text:span><text:span text:style-name="T114">tir.</text:span><text:span text:style-name="T282"> </text:span><text:span text:style-name="T114">Örn</text:span><text:span text:style-name="T196">e</text:span><text:span text:style-name="T114">ğin:</text:span></text:p>
      <text:p text:style-name="P81"><text:span text:style-name="T130">kabak,-ğı</text:span><text:span text:style-name="T271"> </text:span><text:span text:style-name="T196">1</text:span><text:span text:style-name="T114">.</text:span><text:span text:style-name="T214">бо</text:span><text:span text:style-name="T179">т</text:span><text:span text:style-name="T154">.</text:span><text:span text:style-name="T275"> </text:span><text:span text:style-name="T154">кабак,</text:span><text:span text:style-name="T616"> </text:span><text:span text:style-name="T210">ашк</text:span><text:span text:style-name="T154">а</text:span><text:span text:style-name="T210">б</text:span><text:span text:style-name="T154">ак</text:span><text:span text:style-name="T441"> </text:span><text:span text:style-name="T154">….</text:span></text:p>
      <text:p text:style-name="P81"><text:span text:style-name="T130">iç,</text:span><text:span text:style-name="T386"> </text:span><text:span text:style-name="T130">-çi</text:span><text:span text:style-name="T176"> </text:span><text:span text:style-name="T196">1</text:span><text:span text:style-name="T114">.ич,</text:span><text:span text:style-name="T168"> </text:span><text:span text:style-name="T114">ички....</text:span></text:p>
      <text:p text:style-name="P81"><text:span text:style-name="T137">kağıt,-dı <text:s/></text:span><text:span text:style-name="T204">к</text:span><text:span text:style-name="T113">а</text:span><text:span text:style-name="T204">г</text:span><text:span text:style-name="T113">аз </text:span><text:span text:style-name="T174"><text:s/></text:span><text:span text:style-name="T113">…</text:span></text:p>
      <text:p text:style-name="P199"/>
      <text:p text:style-name="P9"/>
      <text:p text:style-name="P9"/>
      <text:p text:style-name="P9"/>
      <text:p text:style-name="P9"/>
      <text:p text:style-name="P9"/>
      <text:p text:style-name="P9"/>
      <text:p text:style-name="P109"/>
      <text:p text:style-name="P87"><text:span text:style-name="T130">saat,</text:span><text:span text:style-name="T508"> </text:span><text:span text:style-name="T130">-ti</text:span><text:span text:style-name="T508"> </text:span><text:span text:style-name="T114">саат</text:span><text:span text:style-name="T255">.</text:span><text:span text:style-name="T114">...</text:span></text:p>
      <text:p text:style-name="P81"><text:span text:style-name="T130">mikrop,-bu</text:span><text:span text:style-name="T648"> </text:span><text:span text:style-name="T196">микро</text:span><text:span text:style-name="T168">б</text:span><text:span text:style-name="T114">…</text:span><text:span text:style-name="T647"> </text:span><text:span text:style-name="T196">v.</text:span><text:span text:style-name="T114">s.</text:span></text:p>
      <text:p text:style-name="P10"/>
      <text:p text:style-name="P110"><text:span text:style-name="T114">б)</text:span><text:span text:style-name="T527"> </text:span><text:span text:style-name="T114">İki</text:span><text:span text:style-name="T402"> </text:span><text:span text:style-name="T114">heceden</text:span><text:span text:style-name="T402"> </text:span><text:span text:style-name="T114">olu</text:span><text:span text:style-name="T196">ş</text:span><text:span text:style-name="T114">up,</text:span><text:span text:style-name="T402"> </text:span><text:span text:style-name="T114">ik</text:span><text:span text:style-name="T196">i</text:span><text:span text:style-name="T114">nci</text:span><text:span text:style-name="T402"> </text:span><text:span text:style-name="T114">hecesi</text:span><text:span text:style-name="T402"> </text:span><text:span text:style-name="T114">dar</text:span><text:span text:style-name="T558"> </text:span><text:span text:style-name="T114">ünlüler</text:span><text:span text:style-name="T402"> </text:span><text:span text:style-name="T196">(</text:span><text:span text:style-name="T114">ı,</text:span><text:span text:style-name="T402"> </text:span><text:span text:style-name="T114">i,</text:span><text:span text:style-name="T402"> </text:span><text:span text:style-name="T114">u,</text:span><text:span text:style-name="T402"> </text:span><text:span text:style-name="T114">ü)</text:span><text:span text:style-name="T558"> </text:span><text:span text:style-name="T114">ile</text:span><text:span text:style-name="T402"> </text:span><text:span text:style-name="T114">biten</text:span><text:span text:style-name="T402"> </text:span><text:span text:style-name="T114">Türkçe</text:span><text:span text:style-name="T402"> </text:span><text:span text:style-name="T168">v</text:span><text:span text:style-name="T114">e</text:span><text:span text:style-name="T126"> </text:span><text:span text:style-name="T114">Arapça</text:span><text:span text:style-name="T255"> </text:span><text:span text:style-name="T114">kelimelere</text:span><text:span text:style-name="T196"> </text:span><text:span text:style-name="T114">ünlü</text:span><text:span text:style-name="T196"> </text:span><text:span text:style-name="T114">ile b</text:span><text:span text:style-name="T196">aş</text:span><text:span text:style-name="T114">la</text:span><text:span text:style-name="T168">y</text:span><text:span text:style-name="T196">a</text:span><text:span text:style-name="T114">n</text:span><text:span text:style-name="T196"> </text:span><text:span text:style-name="T114">ek</text:span><text:span text:style-name="T196"> </text:span><text:span text:style-name="T114">getirild</text:span><text:span text:style-name="T196">i</text:span><text:span text:style-name="T114">ğinde,</text:span><text:span text:style-name="T255"> </text:span><text:span text:style-name="T114">a</text:span><text:span text:style-name="T168">y</text:span><text:span text:style-name="T114">rıca</text:span><text:span text:style-name="T196"> </text:span><text:span text:style-name="T114">onların</text:span><text:span text:style-name="T255"> </text:span><text:span text:style-name="T130">ol</text:span><text:span text:style-name="T206">m</text:span><text:span text:style-name="T130">ak,</text:span><text:span text:style-name="T206"> </text:span><text:span text:style-name="T130">etm</text:span><text:span text:style-name="T176">e</text:span><text:span text:style-name="T130">k</text:span><text:span text:style-name="T132"> </text:span><text:span text:style-name="T168">y</text:span><text:span text:style-name="T196">a</text:span><text:span text:style-name="T114">rdı</text:span><text:span text:style-name="T255">m</text:span><text:span text:style-name="T196">c</text:span><text:span text:style-name="T114">ı</text:span><text:span text:style-name="T296"> </text:span><text:span text:style-name="T114">fiilleri</text:span><text:span text:style-name="T296"> </text:span><text:span text:style-name="T114">ile</text:span><text:span text:style-name="T488"> </text:span><text:span text:style-name="T114">ka</text:span><text:span text:style-name="T168">y</text:span><text:span text:style-name="T114">n</text:span><text:span text:style-name="T196">a</text:span><text:span text:style-name="T114">ş</text:span><text:span text:style-name="T255">m</text:span><text:span text:style-name="T114">ış</text:span><text:span text:style-name="T288"> </text:span><text:span text:style-name="T114">dur</text:span><text:span text:style-name="T168">u</text:span><text:span text:style-name="T255">m</text:span><text:span text:style-name="T114">larında,</text:span><text:span text:style-name="T488"> </text:span><text:span text:style-name="T114">kökte</text:span><text:span text:style-name="T292"> </text:span><text:span text:style-name="T114">ses</text:span><text:span text:style-name="T488"> </text:span><text:span text:style-name="T114">düş</text:span><text:span text:style-name="T196">mes</text:span><text:span text:style-name="T114">i</text:span><text:span text:style-name="T318"> </text:span><text:span text:style-name="T255">m</text:span><text:span text:style-name="T196">e</text:span><text:span text:style-name="T168">y</text:span><text:span text:style-name="T114">d</text:span><text:span text:style-name="T196">an</text:span><text:span text:style-name="T114">a</text:span><text:span text:style-name="T488"> </text:span><text:span text:style-name="T196">gelir.</text:span><text:span text:style-name="T203"> </text:span><text:span text:style-name="T114">Örn</text:span><text:span text:style-name="T196">e</text:span><text:span text:style-name="T114">ğin,</text:span><text:span text:style-name="T379"> </text:span><text:span text:style-name="T130">sab</text:span><text:span text:style-name="T206">ı</text:span><text:span text:style-name="T130">r</text:span><text:span text:style-name="T466"> </text:span><text:span text:style-name="T130">–</text:span><text:span text:style-name="T382"> </text:span><text:span text:style-name="T130">sab</text:span><text:span text:style-name="T206">r</text:span><text:span text:style-name="T130">ı</text:span><text:span text:style-name="T466"> </text:span><text:span text:style-name="T130">–</text:span><text:span text:style-name="T382"> </text:span><text:span text:style-name="T130">sabretmek;</text:span><text:span text:style-name="T382"> </text:span><text:span text:style-name="T130">a</text:span><text:span text:style-name="T206">t</text:span><text:span text:style-name="T130">ıf</text:span><text:span text:style-name="T466"> </text:span><text:span text:style-name="T130">–</text:span><text:span text:style-name="T382"> </text:span><text:span text:style-name="T130">atfı</text:span><text:span text:style-name="T466"> </text:span><text:span text:style-name="T130">–</text:span><text:span text:style-name="T382"> </text:span><text:span text:style-name="T130">at</text:span><text:span text:style-name="T252">f</text:span><text:span text:style-name="T206">e</text:span><text:span text:style-name="T130">t</text:span><text:span text:style-name="T206">m</text:span><text:span text:style-name="T130">ek</text:span><text:span text:style-name="T466"> </text:span><text:span text:style-name="T114">v.s.</text:span><text:span text:style-name="T379"> </text:span><text:span text:style-name="T114">B</text:span><text:span text:style-name="T196">ö</text:span><text:span text:style-name="T168">y</text:span><text:span text:style-name="T114">le</text:span><text:span text:style-name="T384"> </text:span><text:span text:style-name="T114">duru</text:span><text:span text:style-name="T255">m</text:span><text:span text:style-name="T114">lar</text:span><text:span text:style-name="T168">d</text:span><text:span text:style-name="T114">a</text:span><text:span text:style-name="T126"> </text:span><text:span text:style-name="T114">kök</text:span><text:span text:style-name="T196">ü</text:span><text:span text:style-name="T114">n</text:span><text:span text:style-name="T352"> </text:span><text:span text:style-name="T114">kı</text:span><text:span text:style-name="T196">salm</text:span><text:span text:style-name="T114">ış</text:span><text:span text:style-name="T352"> </text:span><text:span text:style-name="T196">ş</text:span><text:span text:style-name="T114">ekli</text:span><text:span text:style-name="T586"> </text:span><text:span text:style-name="T255">m</text:span><text:span text:style-name="T196">a</text:span><text:span text:style-name="T114">d</text:span><text:span text:style-name="T168">d</text:span><text:span text:style-name="T114">e</text:span><text:span text:style-name="T352"> </text:span><text:span text:style-name="T114">b</text:span><text:span text:style-name="T196">aş</text:span><text:span text:style-name="T114">ından</text:span><text:span text:style-name="T352"> </text:span><text:span text:style-name="T114">sonra</text:span><text:span text:style-name="T352"> </text:span><text:span text:style-name="T114">tire</text:span><text:span text:style-name="T352"> </text:span><text:span text:style-name="T114">ile</text:span><text:span text:style-name="T352"> </text:span><text:span text:style-name="T114">gösteril</text:span><text:span text:style-name="T255">m</text:span><text:span text:style-name="T168">i</text:span><text:span text:style-name="T196">ş</text:span><text:span text:style-name="T114">,</text:span><text:span text:style-name="T352"> </text:span><text:span text:style-name="T114">yard</text:span><text:span text:style-name="T168">ı</text:span><text:span text:style-name="T255">m</text:span><text:span text:style-name="T196">c</text:span><text:span text:style-name="T114">ı</text:span><text:span text:style-name="T352"> </text:span><text:span text:style-name="T114">fiiller</text:span><text:span text:style-name="T168">l</text:span><text:span text:style-name="T114">e</text:span><text:span text:style-name="T126"> </text:span><text:span text:style-name="T114">kayn</text:span><text:span text:style-name="T196">a</text:span><text:span text:style-name="T114">ş</text:span><text:span text:style-name="T255">m</text:span><text:span text:style-name="T114">ış</text:span><text:span text:style-name="T602"> </text:span><text:span text:style-name="T196">ş</text:span><text:span text:style-name="T114">ekilleri</text:span><text:span text:style-name="T594"> </text:span><text:span text:style-name="T114">ise</text:span><text:span text:style-name="T594"> </text:span><text:span text:style-name="T114">özel</text:span><text:span text:style-name="T602"> </text:span><text:span text:style-name="T114">madde</text:span><text:span text:style-name="T594"> </text:span><text:span text:style-name="T114">olarak</text:span><text:span text:style-name="T594"> </text:span><text:span text:style-name="T114">veril</text:span><text:span text:style-name="T255">m</text:span><text:span text:style-name="T196">iş</text:span><text:span text:style-name="T114">tir.</text:span></text:p>
      <text:p text:style-name="P84"><text:span text:style-name="T130">kadir,</text:span><text:span text:style-name="T252"> </text:span><text:span text:style-name="T130">-</text:span><text:span text:style-name="T206"> </text:span><text:span text:style-name="T130">dri…,<text:tab/>ka</text:span><text:span text:style-name="T206">b</text:span><text:span text:style-name="T130">ı</text:span><text:span text:style-name="T252">z</text:span><text:span text:style-name="T130">,</text:span><text:span text:style-name="T508"> </text:span><text:span text:style-name="T130">-</text:span><text:span text:style-name="T503"> </text:span><text:span text:style-name="T176">b</text:span><text:span text:style-name="T252">z</text:span><text:span text:style-name="T176">ı</text:span><text:span text:style-name="T130">…,</text:span><text:span text:style-name="T503"> </text:span><text:span text:style-name="T130">ilim,</text:span><text:span text:style-name="T503"> </text:span><text:span text:style-name="T130">-lmi…,</text:span></text:p>
      <text:p text:style-name="P197"><text:span text:style-name="T130">seyir,</text:span><text:span text:style-name="T252"> </text:span><text:span text:style-name="T130">-yri…,<text:tab/></text:span><text:span text:style-name="T252">z</text:span><text:span text:style-name="T130">ik</text:span><text:span text:style-name="T176">i</text:span><text:span text:style-name="T130">r, -kri…,<text:tab/>ıtır,</text:span><text:span text:style-name="T435"> </text:span><text:span text:style-name="T130">-t</text:span><text:span text:style-name="T206">r</text:span><text:span text:style-name="T130">ı….</text:span><text:span text:style-name="T132"> </text:span><text:span text:style-name="T252">z</text:span><text:span text:style-name="T130">i</text:span><text:span text:style-name="T176">k</text:span><text:span text:style-name="T206">re</text:span><text:span text:style-name="T176">t</text:span><text:span text:style-name="T206">me</text:span><text:span text:style-name="T130">k</text:span><text:span text:style-name="T357"> </text:span><text:span text:style-name="T114">1.</text:span><text:span text:style-name="T470"> </text:span><text:span text:style-name="T114">атын</text:span><text:span text:style-name="T470"> </text:span><text:span text:style-name="T196">ато</text:span><text:span text:style-name="T114">о,</text:span><text:span text:style-name="T352"> </text:span><text:span text:style-name="T114">ай</text:span><text:span text:style-name="T196">т</text:span><text:span text:style-name="T114">ып</text:span><text:span text:style-name="T470"> </text:span><text:span text:style-name="T114">эскерºº.</text:span><text:span text:style-name="T470"> </text:span><text:span text:style-name="T196">2</text:span><text:span text:style-name="T114">.</text:span><text:span text:style-name="T586"> </text:span><text:span text:style-name="T140">дин</text:span><text:span text:style-name="T475"> </text:span><text:span text:style-name="T210">зики</text:span><text:span text:style-name="T154">р</text:span><text:span text:style-name="T355"> </text:span><text:span text:style-name="T154">чалуу.</text:span></text:p>
      <text:p text:style-name="P73"><text:span text:style-name="T196">с</text:span><text:span text:style-name="T114">)</text:span><text:span text:style-name="T402"> </text:span><text:span text:style-name="T114">Türkçe</text:span><text:span text:style-name="T168">y</text:span><text:span text:style-name="T114">e</text:span><text:span text:style-name="T217"> </text:span><text:span text:style-name="T114">kök</text:span><text:span text:style-name="T217"> </text:span><text:span text:style-name="T196">ş</text:span><text:span text:style-name="T114">eklinde</text:span><text:span text:style-name="T228"> </text:span><text:span text:style-name="T114">tek</text:span><text:span text:style-name="T217"> </text:span><text:span text:style-name="T114">ünsüz</text:span><text:span text:style-name="T217"> </text:span><text:span text:style-name="T114">olarak</text:span><text:span text:style-name="T217"> </text:span><text:span text:style-name="T114">gir</text:span><text:span text:style-name="T255">mi</text:span><text:span text:style-name="T196">ş</text:span><text:span text:style-name="T114">,</text:span><text:span text:style-name="T217"> </text:span><text:span text:style-name="T114">fakat</text:span><text:span text:style-name="T228"> </text:span><text:span text:style-name="T114">ünlü</text:span><text:span text:style-name="T217"> </text:span><text:span text:style-name="T114">ile</text:span><text:span text:style-name="T217"> </text:span><text:span text:style-name="T114">b</text:span><text:span text:style-name="T196">aş</text:span><text:span text:style-name="T114">la</text:span><text:span text:style-name="T168">y</text:span><text:span text:style-name="T196">a</text:span><text:span text:style-name="T114">n</text:span><text:span text:style-name="T217"> </text:span><text:span text:style-name="T114">ek</text:span><text:span text:style-name="T126"> </text:span><text:span text:style-name="T196">al</text:span><text:span text:style-name="T114">dığında</text:span><text:span text:style-name="T292"> </text:span><text:span text:style-name="T114">or</text:span><text:span text:style-name="T196">i</text:span><text:span text:style-name="T114">jinalindeki</text:span><text:span text:style-name="T288"> </text:span><text:span text:style-name="T114">çift</text:span><text:span text:style-name="T288"> </text:span><text:span text:style-name="T114">ünsüzlü</text:span><text:span text:style-name="T292"> </text:span><text:span text:style-name="T196">ş</text:span><text:span text:style-name="T114">eklini</text:span><text:span text:style-name="T292"> </text:span><text:span text:style-name="T114">tekrar</text:span><text:span text:style-name="T296"> </text:span><text:span text:style-name="T255">m</text:span><text:span text:style-name="T196">e</text:span><text:span text:style-name="T168">y</text:span><text:span text:style-name="T114">dana</text:span><text:span text:style-name="T288"> </text:span><text:span text:style-name="T114">getiren</text:span><text:span text:style-name="T292"> </text:span><text:span text:style-name="T114">Ara</text:span><text:span text:style-name="T168">p</text:span><text:span text:style-name="T114">ça</text:span><text:span text:style-name="T126"> </text:span><text:span text:style-name="T114">kelimelerdeki</text:span><text:span text:style-name="T437"> </text:span><text:span text:style-name="T114">d</text:span><text:span text:style-name="T255">e</text:span><text:span text:style-name="T114">ği</text:span><text:span text:style-name="T196">ş</text:span><text:span text:style-name="T114">i</text:span><text:span text:style-name="T255">m</text:span><text:span text:style-name="T168">l</text:span><text:span text:style-name="T196">e</text:span><text:span text:style-name="T114">r</text:span><text:span text:style-name="T437"> </text:span><text:span text:style-name="T114">de</text:span><text:span text:style-name="T437"> </text:span><text:span text:style-name="T114">Sözlük</text:span><text:span text:style-name="T168">’</text:span><text:span text:style-name="T114">te</text:span><text:span text:style-name="T437"> </text:span><text:span text:style-name="T114">özel</text:span><text:span text:style-name="T437"> </text:span><text:span text:style-name="T114">olarak</text:span><text:span text:style-name="T437"> </text:span><text:span text:style-name="T114">gösteri</text:span><text:span text:style-name="T168">l</text:span><text:span text:style-name="T255">m</text:span><text:span text:style-name="T196">iş</text:span><text:span text:style-name="T114">tir.</text:span></text:p>
      <text:p text:style-name="P85"><text:span text:style-name="T130">hak,</text:span><text:span text:style-name="T206"> </text:span><text:span text:style-name="T130">-kkı</text:span><text:span text:style-name="T206"> </text:span><text:span text:style-name="T130">…,<text:tab/>his,</text:span><text:span text:style-name="T596"> </text:span><text:span text:style-name="T130">-ssi…,</text:span><text:span text:style-name="T596"> </text:span><text:span text:style-name="T252">z</text:span><text:span text:style-name="T176">a</text:span><text:span text:style-name="T130">n,-n</text:span><text:span text:style-name="T206">n</text:span><text:span text:style-name="T130">ı…,</text:span><text:span text:style-name="T596"> </text:span><text:span text:style-name="T130">ret,</text:span><text:span text:style-name="T596"> </text:span><text:span text:style-name="T130">-ddi…</text:span></text:p>
      <text:p text:style-name="P110"><text:span text:style-name="T114">Bu</text:span><text:span text:style-name="T572"> </text:span><text:span text:style-name="T114">kelimeler</text:span><text:span text:style-name="T168">i</text:span><text:span text:style-name="T114">n</text:span><text:span text:style-name="T545"> </text:span><text:span text:style-name="T206">etmek</text:span><text:span text:style-name="T130">,</text:span><text:span text:style-name="T546"> </text:span><text:span text:style-name="T130">o</text:span><text:span text:style-name="T176">l</text:span><text:span text:style-name="T206">m</text:span><text:span text:style-name="T130">ak</text:span><text:span text:style-name="T546"> </text:span><text:span text:style-name="T168">y</text:span><text:span text:style-name="T196">a</text:span><text:span text:style-name="T114">rdı</text:span><text:span text:style-name="T255">m</text:span><text:span text:style-name="T114">cı</text:span><text:span text:style-name="T545"> </text:span><text:span text:style-name="T114">fiilleri</text:span><text:span text:style-name="T572"> </text:span><text:span text:style-name="T114">ile</text:span><text:span text:style-name="T572"> </text:span><text:span text:style-name="T114">ka</text:span><text:span text:style-name="T168">y</text:span><text:span text:style-name="T114">n</text:span><text:span text:style-name="T196">aş</text:span><text:span text:style-name="T255">m</text:span><text:span text:style-name="T114">ış</text:span><text:span text:style-name="T558"> </text:span><text:span text:style-name="T196">şe</text:span><text:span text:style-name="T168">k</text:span><text:span text:style-name="T196">iller</text:span><text:span text:style-name="T114">i</text:span><text:span text:style-name="T572"> </text:span><text:span text:style-name="T196">is</text:span><text:span text:style-name="T114">e</text:span><text:span text:style-name="T545"> </text:span><text:span text:style-name="T196">a</text:span><text:span text:style-name="T168">y</text:span><text:span text:style-name="T114">rı</text:span><text:span text:style-name="T126"> </text:span><text:span text:style-name="T114">madde</text:span><text:span text:style-name="T602"> </text:span><text:span text:style-name="T114">b</text:span><text:span text:style-name="T196">aş</text:span><text:span text:style-name="T114">ı</text:span><text:span text:style-name="T602"> </text:span><text:span text:style-name="T114">olarak</text:span><text:span text:style-name="T602"> </text:span><text:span text:style-name="T114">a</text:span><text:span text:style-name="T196">l</text:span><text:span text:style-name="T114">ı</text:span><text:span text:style-name="T168">n</text:span><text:span text:style-name="T255">m</text:span><text:span text:style-name="T114">ı</text:span><text:span text:style-name="T196">ş</text:span><text:span text:style-name="T114">t</text:span><text:span text:style-name="T168">ı</text:span><text:span text:style-name="T114">r.</text:span></text:p>
      <text:p text:style-name="P81"><text:span text:style-name="T543">z</text:span><text:span text:style-name="T136">annetmek</text:span><text:span text:style-name="T450"> </text:span><text:span text:style-name="T115">(деп)</text:span><text:span text:style-name="T366"> </text:span><text:span text:style-name="T257">ой</text:span><text:span text:style-name="T171">л</text:span><text:span text:style-name="T257">о</text:span><text:span text:style-name="T392">о</text:span><text:span text:style-name="T115">/</text:span><text:span text:style-name="T257">сано</text:span><text:span text:style-name="T171">о</text:span><text:span text:style-name="T202">/</text:span><text:span text:style-name="T257">т</text:span><text:span text:style-name="T115">º</text:span><text:span text:style-name="T257">ш</text:span><text:span text:style-name="T115">º</text:span><text:span text:style-name="T257">н</text:span><text:span text:style-name="T115">ºº.</text:span></text:p>
      <text:p text:style-name="P81"><text:span text:style-name="T253">redde</text:span><text:span text:style-name="T177">t</text:span><text:span text:style-name="T253">me</text:span><text:span text:style-name="T133">k</text:span><text:span text:style-name="T650"> </text:span><text:span text:style-name="T112">1.жокко/жал</text:span><text:span text:style-name="T256">г</text:span><text:span text:style-name="T112">анга</text:span><text:span text:style-name="T655"> </text:span><text:span text:style-name="T112">чыгарыш,</text:span><text:span text:style-name="T663"> </text:span><text:span text:style-name="T112">моюнга</text:span><text:span text:style-name="T663"> </text:span><text:span text:style-name="T112">албаш…</text:span></text:p>
      <text:p text:style-name="P110"><text:span text:style-name="T114">ç)</text:span><text:span text:style-name="T307"> </text:span><text:span text:style-name="T114">Kelime</text:span><text:span text:style-name="T307"> </text:span><text:span text:style-name="T114">içinde</text:span><text:span text:style-name="T310"> </text:span><text:span text:style-name="T114">ve</text:span><text:span text:style-name="T307"> </text:span><text:span text:style-name="T114">son</text:span><text:span text:style-name="T196">u</text:span><text:span text:style-name="T114">nda</text:span><text:span text:style-name="T310"> </text:span><text:span text:style-name="T114">ka</text:span><text:span text:style-name="T196">l</text:span><text:span text:style-name="T114">ın</text:span><text:span text:style-name="T307"> </text:span><text:span text:style-name="T114">ü</text:span><text:span text:style-name="T196">n</text:span><text:span text:style-name="T114">lüler</text:span><text:span text:style-name="T310"> </text:span><text:span text:style-name="T114">bulun</text:span><text:span text:style-name="T255">m</text:span><text:span text:style-name="T114">a</text:span><text:span text:style-name="T196">s</text:span><text:span text:style-name="T114">ına</text:span><text:span text:style-name="T304"> </text:span><text:span text:style-name="T114">r</text:span><text:span text:style-name="T196">a</text:span><text:span text:style-name="T168">ğ</text:span><text:span text:style-name="T114">men</text:span><text:span text:style-name="T307"> </text:span><text:span text:style-name="T114">ek</text:span><text:span text:style-name="T304"> </text:span><text:span text:style-name="T114">a</text:span><text:span text:style-name="T196">l</text:span><text:span text:style-name="T114">ınca</text:span><text:span text:style-name="T126"> </text:span><text:span text:style-name="T114">incel</text:span><text:span text:style-name="T255">m</text:span><text:span text:style-name="T114">e me</text:span><text:span text:style-name="T168">y</text:span><text:span text:style-name="T114">dana</text:span><text:span text:style-name="T196"> </text:span><text:span text:style-name="T114">gelen </text:span><text:span text:style-name="T168">y</text:span><text:span text:style-name="T196">a</text:span><text:span text:style-name="T114">ban</text:span><text:span text:style-name="T255">c</text:span><text:span text:style-name="T114">ı</text:span><text:span text:style-name="T196"> </text:span><text:span text:style-name="T114">kel</text:span><text:span text:style-name="T168">i</text:span><text:span text:style-name="T255">m</text:span><text:span text:style-name="T196">e</text:span><text:span text:style-name="T168">l</text:span><text:span text:style-name="T196">e</text:span><text:span text:style-name="T114">rdeki</text:span><text:span text:style-name="T196"> </text:span><text:span text:style-name="T114">ses</text:span><text:span text:style-name="T168"> </text:span><text:span text:style-name="T114">deği</text:span><text:span text:style-name="T196">ş</text:span><text:span text:style-name="T114">ikliklerine</text:span><text:span text:style-name="T196"> </text:span><text:span text:style-name="T114">de</text:span><text:span text:style-name="T196"> </text:span><text:span text:style-name="T114">hususî olarak</text:span><text:span text:style-name="T126"> </text:span><text:span text:style-name="T168">y</text:span><text:span text:style-name="T196">e</text:span><text:span text:style-name="T114">r</text:span><text:span text:style-name="T240"> </text:span><text:span text:style-name="T114">veril</text:span><text:span text:style-name="T255">m</text:span><text:span text:style-name="T114">i</text:span><text:span text:style-name="T196">ş</text:span><text:span text:style-name="T114">t</text:span><text:span text:style-name="T168">i</text:span><text:span text:style-name="T114">r.</text:span></text:p>
      <text:p text:style-name="P198"><text:span text:style-name="T130">alkol,-lü…,</text:span><text:span text:style-name="T592"> </text:span><text:span text:style-name="T130">hayal,-li…,</text:span><text:span text:style-name="T422"> </text:span><text:span text:style-name="T206">is</text:span><text:span text:style-name="T130">tikbal,-li…,</text:span><text:span text:style-name="T132"> </text:span><text:span text:style-name="T206">s</text:span><text:span text:style-name="T130">ıhhat,-ti…,</text:span><text:span text:style-name="T612"> </text:span><text:span text:style-name="T130">saat,-ti…</text:span><text:span text:style-name="T612"> </text:span><text:span text:style-name="T196">ж</text:span><text:span text:style-name="T114">.б.</text:span></text:p>
      <text:p text:style-name="P110"><text:span text:style-name="T114">d).</text:span><text:span text:style-name="T196"> </text:span><text:span text:style-name="T114">3. teklik </text:span><text:span text:style-name="T196">şa</text:span><text:span text:style-name="T114">hıs i</text:span><text:span text:style-name="T168">y</text:span><text:span text:style-name="T114">elik eki</text:span><text:span text:style-name="T196"> </text:span><text:span text:style-name="T114">a</text:span><text:span text:style-name="T168">l</text:span><text:span text:style-name="T255">m</text:span><text:span text:style-name="T168">ı</text:span><text:span text:style-name="T114">ş</text:span><text:span text:style-name="T196"> </text:span><text:span text:style-name="T114">kel</text:span><text:span text:style-name="T168">i</text:span><text:span text:style-name="T114">melerin belir</text:span><text:span text:style-name="T168">t</text:span><text:span text:style-name="T196">m</text:span><text:span text:style-name="T114">e hâli eki</text:span><text:span text:style-name="T168">y</text:span><text:span text:style-name="T114">le çek</text:span><text:span text:style-name="T168">i</text:span><text:span text:style-name="T255">m</text:span><text:span text:style-name="T114">inde</text:span><text:span text:style-name="T168">k</text:span><text:span text:style-name="T114">i</text:span><text:span text:style-name="T126"> </text:span><text:span text:style-name="T114">farklılıklar</text:span><text:span text:style-name="T602"> </text:span><text:span text:style-name="T114">da</text:span><text:span text:style-name="T594"> </text:span><text:span text:style-name="T114">bu</text:span><text:span text:style-name="T602"> </text:span><text:span text:style-name="T114">sözlükte</text:span><text:span text:style-name="T602"> </text:span><text:span text:style-name="T114">madde</text:span><text:span text:style-name="T594"> </text:span><text:span text:style-name="T114">b</text:span><text:span text:style-name="T255">a</text:span><text:span text:style-name="T196">ş</text:span><text:span text:style-name="T114">ından</text:span><text:span text:style-name="T602"> </text:span><text:span text:style-name="T114">sonra</text:span><text:span text:style-name="T594"> </text:span><text:span text:style-name="T114">gös</text:span><text:span text:style-name="T196">te</text:span><text:span text:style-name="T114">ril</text:span><text:span text:style-name="T255">m</text:span><text:span text:style-name="T196">iş</text:span><text:span text:style-name="T114">tir.</text:span></text:p>
      <text:p text:style-name="P81"><text:span text:style-name="T138">balpet</text:span><text:span text:style-name="T208">e</text:span><text:span text:style-name="T138">ği,-ni </text:span><text:span text:style-name="T190"><text:s/></text:span><text:span text:style-name="T128">аарылар </text:span><text:span text:style-name="T559"><text:s/></text:span><text:span text:style-name="T128">бал </text:span><text:span text:style-name="T559"><text:s/></text:span><text:span text:style-name="T205">толт</text:span><text:span text:style-name="T128">у</text:span><text:span text:style-name="T205">рга</text:span><text:span text:style-name="T128">н </text:span><text:span text:style-name="T409"><text:s/></text:span><text:span text:style-name="T128">көзөнөк</text:span><text:span text:style-name="T205">т</text:span><text:span text:style-name="T128">өр </text:span><text:span text:style-name="T559"><text:s/></text:span><text:span text:style-name="T128">…</text:span></text:p>
      <text:p text:style-name="P81"><text:span text:style-name="T138">ba</text:span><text:span text:style-name="T208">ş</text:span><text:span text:style-name="T138">örtü,-yü </text:span><text:span text:style-name="T548"><text:s/></text:span><text:span text:style-name="T128">жоолу</text:span><text:span text:style-name="T175">к</text:span><text:span text:style-name="T128">…</text:span></text:p>
      <text:p text:style-name="P81"><text:span text:style-name="T138">bayi,-i</text:span><text:span text:style-name="T299"> </text:span><text:span text:style-name="T205">1</text:span><text:span text:style-name="T128">.сатуучу…</text:span></text:p>
      <text:p text:style-name="P10"/>
      <text:list xml:id="list152250179080100" text:continue-numbering="true" text:style-name="WWNum3">
        <text:list-item>
          <text:p text:style-name="P128"><text:span text:style-name="T114">Bir</text:span><text:span text:style-name="T318"> </text:span><text:span text:style-name="T114">kelimenin</text:span><text:span text:style-name="T318"> </text:span><text:span text:style-name="T114">Türkçe,</text:span><text:span text:style-name="T318"> </text:span><text:span text:style-name="T114">Arapça</text:span><text:span text:style-name="T318"> </text:span><text:span text:style-name="T114">ve</text:span><text:span text:style-name="T168">y</text:span><text:span text:style-name="T114">a</text:span><text:span text:style-name="T488"> </text:span><text:span text:style-name="T114">Farsça</text:span><text:span text:style-name="T318"> </text:span><text:span text:style-name="T114">va</text:span><text:span text:style-name="T168">ry</text:span><text:span text:style-name="T114">antları</text:span><text:span text:style-name="T318"> </text:span><text:span text:style-name="T196">eş</text:span><text:span text:style-name="T114">it</text:span><text:span text:style-name="T318"> </text:span><text:span text:style-name="T196">ş</text:span><text:span text:style-name="T114">ekilde</text:span><text:span text:style-name="T318"> </text:span><text:span text:style-name="T114">aktif</text:span><text:span text:style-name="T126"> </text:span><text:span text:style-name="T114">kullanım</text:span><text:span text:style-name="T537"> </text:span><text:span text:style-name="T114">gör</text:span><text:span text:style-name="T196">ü</text:span><text:span text:style-name="T168">y</text:span><text:span text:style-name="T114">orsa, hepsine</text:span><text:span text:style-name="T196"> </text:span><text:span text:style-name="T114">de</text:span><text:span text:style-name="T168"> </text:span><text:span text:style-name="T114">madde b</text:span><text:span text:style-name="T196">aş</text:span><text:span text:style-name="T114">ı olarak</text:span><text:span text:style-name="T196"> </text:span><text:span text:style-name="T114">a</text:span><text:span text:style-name="T168">y</text:span><text:span text:style-name="T196">r</text:span><text:span text:style-name="T114">ı -</text:span><text:span text:style-name="T196"> </text:span><text:span text:style-name="T255">a</text:span><text:span text:style-name="T168">y</text:span><text:span text:style-name="T114">rı </text:span><text:span text:style-name="T196">aç</text:span><text:span text:style-name="T114">ıkla</text:span><text:span text:style-name="T255">m</text:span><text:span text:style-name="T114">alar verilerek,</text:span><text:span text:style-name="T126"> </text:span><text:span text:style-name="T114">birbirine</text:span><text:span text:style-name="T614"> </text:span><text:span text:style-name="T140">сал</text:span><text:span text:style-name="T214">.</text:span><text:span text:style-name="T154">(</text:span><text:span text:style-name="T210">сал</text:span><text:span text:style-name="T182">ы</text:span><text:span text:style-name="T154">ш</text:span><text:span text:style-name="T210">ты</text:span><text:span text:style-name="T154">р</text:span><text:span text:style-name="T441"> </text:span><text:span text:style-name="T154">“k</text:span><text:span text:style-name="T210">a</text:span><text:span text:style-name="T154">r</text:span><text:span text:style-name="T210">ş</text:span><text:span text:style-name="T154">ıl</text:span><text:span text:style-name="T210">aş</text:span><text:span text:style-name="T154">tı</text:span><text:span text:style-name="T210">r”</text:span><text:span text:style-name="T154">)</text:span><text:span text:style-name="T616"> </text:span><text:span text:style-name="T182">i</text:span><text:span text:style-name="T210">ş</text:span><text:span text:style-name="T154">areti</text:span><text:span text:style-name="T616"> </text:span><text:span text:style-name="T154">ile</text:span><text:span text:style-name="T616"> </text:span><text:span text:style-name="T154">gönder</text:span><text:span text:style-name="T269">m</text:span><text:span text:style-name="T154">e</text:span><text:span text:style-name="T616"> </text:span><text:span text:style-name="T182">y</text:span><text:span text:style-name="T210">ap</text:span><text:span text:style-name="T154">ıl</text:span><text:span text:style-name="T210">m</text:span><text:span text:style-name="T154">ı</text:span><text:span text:style-name="T210">ş</text:span><text:span text:style-name="T154">tır.</text:span></text:p>
        </text:list-item>
      </text:list>
      <text:p text:style-name="P194"><text:span text:style-name="T130">edebiyat,-</text:span><text:span text:style-name="T206">t</text:span><text:span text:style-name="T130">ı</text:span><text:span text:style-name="T252"> </text:span><text:span text:style-name="T114">1.</text:span><text:span text:style-name="T196"> </text:span><text:span text:style-name="T114">адабият.</text:span><text:span text:style-name="T196"> </text:span><text:span text:style-name="T214">са</text:span><text:span text:style-name="T140">л. </text:span><text:span text:style-name="T551"><text:s/></text:span><text:span text:style-name="T163">ya</text:span><text:span text:style-name="T266">z</text:span><text:span text:style-name="T163">ın,</text:span><text:span text:style-name="T464"> </text:span><text:span text:style-name="T163">literatür.....</text:span></text:p>
      <text:p text:style-name="P86"><text:span text:style-name="T133">kabiliyet,-ti<text:tab/></text:span><text:span text:style-name="T195">жөн</text:span><text:span text:style-name="T167">д</text:span><text:span text:style-name="T195">ө</text:span><text:span text:style-name="T112">м,</text:span><text:span text:style-name="T216"> </text:span><text:span text:style-name="T195">шы</text:span><text:span text:style-name="T167">к</text:span><text:span text:style-name="T112">,</text:span><text:span text:style-name="T187"> </text:span><text:span text:style-name="T112">мºмкº</text:span><text:span text:style-name="T195">н</text:span><text:span text:style-name="T112">чºлºк,</text:span><text:span text:style-name="T187"> </text:span><text:span text:style-name="T112">талант.</text:span><text:span text:style-name="T223"> </text:span><text:span text:style-name="T213">са</text:span><text:span text:style-name="T139">л</text:span><text:span text:style-name="T150">.</text:span><text:span text:style-name="T193"> </text:span><text:span text:style-name="T161">yetenek.</text:span></text:p>
      <text:p text:style-name="P10"/>
      <text:list xml:id="list152250735278485" text:continue-numbering="true" text:style-name="WWNum3">
        <text:list-item>
          <text:p text:style-name="P112"><text:span text:style-name="T196">K</text:span><text:span text:style-name="T114">ırgı</text:span><text:span text:style-name="T196">zc</text:span><text:span text:style-name="T114">a</text:span><text:span text:style-name="T391"> </text:span><text:span text:style-name="T196">aç</text:span><text:span text:style-name="T114">ıklamasına </text:span><text:span text:style-name="T196">e</text:span><text:span text:style-name="T114">kle</text:span><text:span text:style-name="T196">me</text:span><text:span text:style-name="T114">,</text:span><text:span text:style-name="T461"> </text:span><text:span text:style-name="T114">ta</text:span><text:span text:style-name="T255">m</text:span><text:span text:style-name="T114">a</text:span><text:span text:style-name="T196">m</text:span><text:span text:style-name="T114">la</text:span><text:span text:style-name="T196">m</text:span><text:span text:style-name="T114">a</text:span><text:span text:style-name="T391"> </text:span><text:span text:style-name="T114">a</text:span><text:span text:style-name="T255">m</text:span><text:span text:style-name="T114">a</text:span><text:span text:style-name="T255">c</text:span><text:span text:style-name="T114">ı</text:span><text:span text:style-name="T168">y</text:span><text:span text:style-name="T114">la</text:span><text:span text:style-name="T168"> </text:span><text:span text:style-name="T114">verilen</text:span><text:span text:style-name="T391"> </text:span><text:span text:style-name="T114">ç</text:span><text:span text:style-name="T196">eş</text:span><text:span text:style-name="T114">it</text:span><text:span text:style-name="T168">li</text:span><text:span text:style-name="T173"> </text:span><text:span text:style-name="T196">aç</text:span><text:span text:style-name="T114">ıkl</text:span><text:span text:style-name="T168">a</text:span><text:span text:style-name="T196">m</text:span><text:span text:style-name="T114">alar,</text:span><text:span text:style-name="T320"> </text:span><text:span text:style-name="T114">esas</text:span><text:span text:style-name="T301"> </text:span><text:span text:style-name="T114">metind</text:span><text:span text:style-name="T168">e</text:span><text:span text:style-name="T114">n</text:span><text:span text:style-name="T318"> </text:span><text:span text:style-name="T114">ayırt</text:span><text:span text:style-name="T320"> </text:span><text:span text:style-name="T114">edilmek</text:span><text:span text:style-name="T320"> </text:span><text:span text:style-name="T114">için</text:span><text:span text:style-name="T318"> </text:span><text:span text:style-name="T114">parantez</text:span><text:span text:style-name="T320"> </text:span><text:span text:style-name="T114">içinde</text:span><text:span text:style-name="T320"> </text:span><text:span text:style-name="T114">italik</text:span><text:span text:style-name="T488"> </text:span><text:span text:style-name="T168">y</text:span><text:span text:style-name="T196">a</text:span><text:span text:style-name="T255">z</text:span><text:span text:style-name="T114">ı</text:span><text:span text:style-name="T320"> </text:span><text:span text:style-name="T114">ile</text:span><text:span text:style-name="T320"> </text:span><text:span text:style-name="T114">ve</text:span><text:span text:style-name="T126"> </text:span><text:span text:style-name="T114">gerekli</text:span><text:span text:style-name="T610"> </text:span><text:span text:style-name="T114">kı</text:span><text:span text:style-name="T196">saltmala</text:span><text:span text:style-name="T114">r</text:span><text:span text:style-name="T614"> </text:span><text:span text:style-name="T196">eş</text:span><text:span text:style-name="T114">liğinde</text:span><text:span text:style-name="T274"> </text:span><text:span text:style-name="T114">veril</text:span><text:span text:style-name="T255">m</text:span><text:span text:style-name="T168">i</text:span><text:span text:style-name="T196">ş</text:span><text:span text:style-name="T114">tir.</text:span></text:p>
        </text:list-item>
      </text:list>
      <text:list xml:id="list8446781875902880693" text:style-name="WWNum4">
        <text:list-item>
          <text:p text:style-name="P157"><text:span text:style-name="T114">Teri</text:span><text:span text:style-name="T255">m</text:span><text:span text:style-name="T168">l</text:span><text:span text:style-name="T114">erin </text:span><text:span text:style-name="T402"><text:s/></text:span><text:span text:style-name="T114">hangi </text:span><text:span text:style-name="T545"><text:s/></text:span><text:span text:style-name="T114">bil</text:span><text:span text:style-name="T196">i</text:span><text:span text:style-name="T114">m </text:span><text:span text:style-name="T558"><text:s/></text:span><text:span text:style-name="T168">d</text:span><text:span text:style-name="T196">al</text:span><text:span text:style-name="T114">ına </text:span><text:span text:style-name="T402"><text:s/></text:span><text:span text:style-name="T114">ait </text:span><text:span text:style-name="T553"><text:s/></text:span><text:span text:style-name="T114">old</text:span><text:span text:style-name="T255">u</text:span><text:span text:style-name="T114">ğu </text:span><text:span text:style-name="T402"><text:s/></text:span><text:span text:style-name="T114">bel</text:span><text:span text:style-name="T196">i</text:span><text:span text:style-name="T114">rli </text:span><text:span text:style-name="T553"><text:s/></text:span><text:span text:style-name="T114">kısal</text:span><text:span text:style-name="T168">t</text:span><text:span text:style-name="T255">m</text:span><text:span text:style-name="T114">al</text:span><text:span text:style-name="T168">a</text:span><text:span text:style-name="T114">rla </text:span><text:span text:style-name="T527"><text:s/></text:span><text:span text:style-name="T196">(</text:span><text:span text:style-name="T214">био</text:span><text:span text:style-name="T140">л</text:span><text:span text:style-name="T492">.</text:span><text:span text:style-name="T214"> </text:span><text:span text:style-name="T140">,</text:span><text:span text:style-name="T492"> </text:span></text:p>
        </text:list-item>
      </text:list>
      <text:p text:style-name="P33"><text:span text:style-name="T214">гео</text:span><text:span text:style-name="T179">л</text:span><text:span text:style-name="T532">.</text:span><text:span text:style-name="T260"> </text:span><text:span text:style-name="T140">, </text:span><text:span text:style-name="T532"><text:s/></text:span><text:span text:style-name="T140">мед</text:span><text:span text:style-name="T492">.</text:span><text:span text:style-name="T260"> </text:span><text:span text:style-name="T140">, </text:span><text:span text:style-name="T579"><text:s/></text:span><text:span text:style-name="T140">тар</text:span><text:span text:style-name="T532">.</text:span><text:span text:style-name="T260"> </text:span><text:span text:style-name="T140">, </text:span><text:span text:style-name="T532"><text:s/></text:span><text:span text:style-name="T214">а</text:span><text:span text:style-name="T140">д. </text:span><text:span text:style-name="T486"><text:s/></text:span><text:span text:style-name="T210">v.s.</text:span><text:span text:style-name="T154">)</text:span><text:span text:style-name="T445"> </text:span><text:span text:style-name="T154">veril</text:span><text:span text:style-name="T269">m</text:span><text:span text:style-name="T210">i</text:span><text:span text:style-name="T154">ştir.</text:span><text:span text:style-name="T584"> </text:span><text:span text:style-name="T154">Eti</text:span><text:span text:style-name="T269">m</text:span><text:span text:style-name="T154">olojik</text:span><text:span text:style-name="T584"> </text:span><text:span text:style-name="T154">aitlik</text:span><text:span text:style-name="T584"> </text:span><text:span text:style-name="T154">bü</text:span><text:span text:style-name="T210">t</text:span><text:span text:style-name="T154">ün</text:span><text:span text:style-name="T584"> </text:span><text:span text:style-name="T154">keli</text:span><text:span text:style-name="T269">m</text:span><text:span text:style-name="T154">e</text:span><text:span text:style-name="T182">l</text:span><text:span text:style-name="T154">er</text:span><text:span text:style-name="T584"> </text:span><text:span text:style-name="T182">i</text:span><text:span text:style-name="T210">ç</text:span><text:span text:style-name="T154">in</text:span></text:p>
      <text:p text:style-name="P200"/>
      <text:p text:style-name="P9"/>
      <text:p text:style-name="P9"/>
      <text:p text:style-name="P9"/>
      <text:p text:style-name="P9"/>
      <text:p text:style-name="P9"/>
      <text:p text:style-name="P9"/>
      <text:p text:style-name="P109"/>
      <text:p text:style-name="P58"><text:span text:style-name="T114">netlik</text:span><text:span text:style-name="T614"> </text:span><text:span text:style-name="T114">kazan</text:span><text:span text:style-name="T196">m</text:span><text:span text:style-name="T114">ış</text:span><text:span text:style-name="T437"> </text:span><text:span text:style-name="T114">husus</text:span><text:span text:style-name="T437"> </text:span><text:span text:style-name="T114">olmadığından</text:span><text:span text:style-name="T437"> </text:span><text:span text:style-name="T196">h</text:span><text:span text:style-name="T114">içbir</text:span><text:span text:style-name="T437"> </text:span><text:span text:style-name="T114">kelimeye</text:span><text:span text:style-name="T437"> </text:span><text:span text:style-name="T114">eti</text:span><text:span text:style-name="T255">m</text:span><text:span text:style-name="T114">oloji</text:span><text:span text:style-name="T437"> </text:span><text:span text:style-name="T114">veril</text:span><text:span text:style-name="T255">m</text:span><text:span text:style-name="T114">e</text:span><text:span text:style-name="T255">mi</text:span><text:span text:style-name="T196">ş</text:span><text:span text:style-name="T114">tir.</text:span></text:p>
      <text:list xml:id="list152249031937065" text:continue-numbering="true" text:style-name="WWNum4">
        <text:list-item>
          <text:p text:style-name="P79"><text:span text:style-name="T114">Çevirinin</text:span><text:span text:style-name="T320"> </text:span><text:span text:style-name="T168">y</text:span><text:span text:style-name="T196">e</text:span><text:span text:style-name="T114">tersiz</text:span><text:span text:style-name="T304"> </text:span><text:span text:style-name="T114">sa</text:span><text:span text:style-name="T168">n</text:span><text:span text:style-name="T114">ıldığı</text:span><text:span text:style-name="T301"> </text:span><text:span text:style-name="T114">büt</text:span><text:span text:style-name="T196">ü</text:span><text:span text:style-name="T114">n</text:span><text:span text:style-name="T304"> </text:span><text:span text:style-name="T114">duru</text:span><text:span text:style-name="T255">m</text:span><text:span text:style-name="T114">larda</text:span><text:span text:style-name="T304"> </text:span><text:span text:style-name="T114">italik</text:span><text:span text:style-name="T301"> </text:span><text:span text:style-name="T168">y</text:span><text:span text:style-name="T196">az</text:span><text:span text:style-name="T114">ı</text:span><text:span text:style-name="T196">yl</text:span><text:span text:style-name="T114">a</text:span><text:span text:style-name="T307"> </text:span><text:span text:style-name="T196">a</text:span><text:span text:style-name="T114">çı</text:span><text:span text:style-name="T196">kl</text:span><text:span text:style-name="T168">a</text:span><text:span text:style-name="T255">m</text:span><text:span text:style-name="T196">a</text:span><text:span text:style-name="T168">l</text:span><text:span text:style-name="T196">ar</text:span><text:span text:style-name="T203"> </text:span><text:span text:style-name="T114">getiril</text:span><text:span text:style-name="T255">m</text:span><text:span text:style-name="T168">i</text:span><text:span text:style-name="T196">ş</text:span><text:span text:style-name="T114">tir.</text:span></text:p>
        </text:list-item>
      </text:list>
      <text:p text:style-name="P81"><text:span text:style-name="T133">kadavra</text:span><text:span text:style-name="T664"> </text:span><text:span text:style-name="T112">де</text:span><text:span text:style-name="T256">н</text:span><text:span text:style-name="T167">е</text:span><text:span text:style-name="T112">,</text:span><text:span text:style-name="T646"> </text:span><text:span text:style-name="T195">ө</text:span><text:span text:style-name="T112">лºк</text:span><text:span text:style-name="T667"> </text:span><text:span text:style-name="T139">(</text:span><text:span text:style-name="T669"> </text:span><text:span text:style-name="T139">тажырыйба</text:span><text:span text:style-name="T665"> </text:span><text:span text:style-name="T178">ж</text:span><text:span text:style-name="T259">а</text:span><text:span text:style-name="T139">со</text:span><text:span text:style-name="T259">о</text:span><text:span text:style-name="T139">до</text:span><text:span text:style-name="T665"> </text:span><text:span text:style-name="T259">кол</text:span><text:span text:style-name="T178">д</text:span><text:span text:style-name="T213">онулга</text:span><text:span text:style-name="T178">н</text:span><text:span text:style-name="T150">).</text:span></text:p>
      <text:p text:style-name="P81"><text:span text:style-name="T133">batman</text:span><text:span text:style-name="T627"> </text:span><text:span text:style-name="T112">батман</text:span><text:span text:style-name="T620"> </text:span><text:span text:style-name="T195">(</text:span><text:span text:style-name="T259">2</text:span><text:span text:style-name="T139">,</text:span><text:span text:style-name="T633"> </text:span><text:span text:style-name="T139">5</text:span><text:span text:style-name="T259">’</text:span><text:span text:style-name="T139">тен</text:span><text:span text:style-name="T622"> </text:span><text:span text:style-name="T213">10</text:span><text:span text:style-name="T259">кг</text:span><text:span text:style-name="T139">’</text:span><text:span text:style-name="T259">г</text:span><text:span text:style-name="T139">а</text:span><text:span text:style-name="T662"> </text:span><text:span text:style-name="T139">че</text:span><text:span text:style-name="T178">й</text:span><text:span text:style-name="T139">инки</text:span><text:span text:style-name="T622"> </text:span><text:span text:style-name="T213">оорду</text:span><text:span text:style-name="T139">к</text:span><text:span text:style-name="T622"> </text:span><text:span text:style-name="T259">өлчө</text:span><text:span text:style-name="T139">мº</text:span><text:span text:style-name="T150">).</text:span></text:p>
      <text:p text:style-name="P125"><text:span text:style-name="T196">с</text:span><text:span text:style-name="T114">)</text:span><text:span text:style-name="T516"> </text:span><text:span text:style-name="T196">K</text:span><text:span text:style-name="T114">ırgız</text:span><text:span text:style-name="T516"> </text:span><text:span text:style-name="T114">T</text:span><text:span text:style-name="T168">ü</text:span><text:span text:style-name="T114">rkçesinde</text:span><text:span text:style-name="T516"> </text:span><text:span text:style-name="T114">ka</text:span><text:span text:style-name="T196">rş</text:span><text:span text:style-name="T114">ılığı</text:span><text:span text:style-name="T516"> </text:span><text:span text:style-name="T114">ol</text:span><text:span text:style-name="T255">m</text:span><text:span text:style-name="T196">a</text:span><text:span text:style-name="T168">y</text:span><text:span text:style-name="T196">a</text:span><text:span text:style-name="T114">n</text:span><text:span text:style-name="T516"> </text:span><text:span text:style-name="T114">Türki</text:span><text:span text:style-name="T168">y</text:span><text:span text:style-name="T114">e</text:span><text:span text:style-name="T338"> </text:span><text:span text:style-name="T114">Türkçesine</text:span><text:span text:style-name="T516"> </text:span><text:span text:style-name="T114">ait</text:span><text:span text:style-name="T516"> </text:span><text:span text:style-name="T114">kelimeler</text:span><text:span text:style-name="T126"> </text:span><text:span text:style-name="T114">(özellikle</text:span><text:span text:style-name="T292"> </text:span><text:span text:style-name="T168">y</text:span><text:span text:style-name="T196">e</text:span><text:span text:style-name="T114">mek,</text:span><text:span text:style-name="T292"> </text:span><text:span text:style-name="T168">y</text:span><text:span text:style-name="T196">i</text:span><text:span text:style-name="T168">y</text:span><text:span text:style-name="T114">ecek,</text:span><text:span text:style-name="T288"> </text:span><text:span text:style-name="T114">gi</text:span><text:span text:style-name="T168">y</text:span><text:span text:style-name="T196">s</text:span><text:span text:style-name="T114">i,</text:span><text:span text:style-name="T457"> </text:span><text:span text:style-name="T114">gelenek-görenek</text:span><text:span text:style-name="T288"> </text:span><text:span text:style-name="T114">adla</text:span><text:span text:style-name="T255">r</text:span><text:span text:style-name="T114">ı;</text:span><text:span text:style-name="T292"> </text:span><text:span text:style-name="T114">edebî,</text:span><text:span text:style-name="T296"> </text:span><text:span text:style-name="T255">m</text:span><text:span text:style-name="T168">ü</text:span><text:span text:style-name="T114">zik</text:span><text:span text:style-name="T292"> </text:span><text:span text:style-name="T114">eserl</text:span><text:span text:style-name="T168">e</text:span><text:span text:style-name="T114">rin</text:span><text:span text:style-name="T126"> </text:span><text:span text:style-name="T114">adları</text:span><text:span text:style-name="T490"> </text:span><text:span text:style-name="T114">v.s.)</text:span><text:span text:style-name="T490"> </text:span><text:span text:style-name="T114">Türki</text:span><text:span text:style-name="T168">y</text:span><text:span text:style-name="T114">e</text:span><text:span text:style-name="T527"> </text:span><text:span text:style-name="T114">Türkçesindeki</text:span><text:span text:style-name="T572"> </text:span><text:span text:style-name="T114">a</text:span><text:span text:style-name="T168">d</text:span><text:span text:style-name="T196">ı</text:span><text:span text:style-name="T168">y</text:span><text:span text:style-name="T114">la</text:span><text:span text:style-name="T527"> </text:span><text:span text:style-name="T114">çevrilmeden</text:span><text:span text:style-name="T572"> </text:span><text:span text:style-name="T114">veril</text:span><text:span text:style-name="T168">i</text:span><text:span text:style-name="T114">p,</text:span><text:span text:style-name="T527"> </text:span><text:span text:style-name="T114">parantez</text:span><text:span text:style-name="T572"> </text:span><text:span text:style-name="T168">i</text:span><text:span text:style-name="T196">ç</text:span><text:span text:style-name="T114">inde</text:span><text:span text:style-name="T126"> </text:span><text:span text:style-name="T196">aç</text:span><text:span text:style-name="T114">ıklandı.</text:span></text:p>
      <text:p text:style-name="P137"><text:span text:style-name="T133">kadayıf</text:span><text:span text:style-name="T191"> </text:span><text:span text:style-name="T112">кадайыф</text:span><text:span text:style-name="T407"> </text:span><text:span text:style-name="T195">(</text:span><text:span text:style-name="T139">тºрк</text:span><text:span text:style-name="T413"> </text:span><text:span text:style-name="T139">таттуус</text:span><text:span text:style-name="T178">у</text:span><text:span text:style-name="T139">;</text:span><text:span text:style-name="T308"> </text:span><text:span text:style-name="T139">чий</text:span><text:span text:style-name="T556"> </text:span><text:span text:style-name="T213">на</text:span><text:span text:style-name="T139">н,</text:span><text:span text:style-name="T669"> </text:span><text:span text:style-name="T139">жалпак</text:span><text:span text:style-name="T362"> </text:span><text:span text:style-name="T139">кадайыф</text:span><text:span text:style-name="T148"> </text:span><text:span text:style-name="T139">сыяктуу</text:span><text:span text:style-name="T600"> </text:span><text:span text:style-name="T139">тº</text:span><text:span text:style-name="T213">рлө</text:span><text:span text:style-name="T178">р</text:span><text:span text:style-name="T139">º</text:span><text:span text:style-name="T607"> </text:span><text:span text:style-name="T213">ба</text:span><text:span text:style-name="T139">р</text:span><text:span text:style-name="T150">)…</text:span></text:p>
      <text:p text:style-name="P137"><text:span text:style-name="T130">Hanefi</text:span><text:span text:style-name="T377"> </text:span><text:span text:style-name="T114">1.</text:span><text:span text:style-name="T359"> </text:span><text:span text:style-name="T140">дин</text:span><text:span text:style-name="T344"> </text:span><text:span text:style-name="T154">ханефилик</text:span><text:span text:style-name="T349"> </text:span><text:span text:style-name="T210">(</text:span><text:span text:style-name="T140">Абу</text:span><text:span text:style-name="T236"> </text:span><text:span text:style-name="T140">Хани</text:span><text:span text:style-name="T214">ф</text:span><text:span text:style-name="T140">е</text:span><text:span text:style-name="T344"> </text:span><text:span text:style-name="T140">тарабынан</text:span><text:span text:style-name="T344"> </text:span><text:span text:style-name="T140">негизделген</text:span><text:span text:style-name="T371"> </text:span><text:span text:style-name="T214">ок</text:span><text:span text:style-name="T140">уу</text:span><text:span text:style-name="T149"> </text:span><text:span text:style-name="T145">жана</text:span><text:span text:style-name="T290"> </text:span><text:span text:style-name="T145">мектеп</text:span><text:span text:style-name="T270">)…</text:span></text:p>
      <text:p text:style-name="P110"><text:span text:style-name="T196">ç</text:span><text:span text:style-name="T114">)</text:span><text:span text:style-name="T379"> </text:span><text:span text:style-name="T114">Zooloji,</text:span><text:span text:style-name="T490"> </text:span><text:span text:style-name="T114">b</text:span><text:span text:style-name="T196">i</text:span><text:span text:style-name="T114">yoloji</text:span><text:span text:style-name="T490"> </text:span><text:span text:style-name="T114">teri</text:span><text:span text:style-name="T255">m</text:span><text:span text:style-name="T168">l</text:span><text:span text:style-name="T114">erinin</text:span><text:span text:style-name="T572"> </text:span><text:span text:style-name="T196">u</text:span><text:span text:style-name="T114">luslar</text:span><text:span text:style-name="T572"> </text:span><text:span text:style-name="T114">ara</text:span><text:span text:style-name="T196">s</text:span><text:span text:style-name="T114">ı</text:span><text:span text:style-name="T572"> </text:span><text:span text:style-name="T114">Latince</text:span><text:span text:style-name="T545"> </text:span><text:span text:style-name="T114">adları</text:span><text:span text:style-name="T572"> </text:span><text:span text:style-name="T114">da</text:span><text:span text:style-name="T572"> </text:span><text:span text:style-name="T114">parantez</text:span><text:span text:style-name="T572"> </text:span><text:span text:style-name="T114">içinde</text:span><text:span text:style-name="T126"> </text:span><text:span text:style-name="T114">italik</text:span><text:span text:style-name="T614"> </text:span><text:span text:style-name="T114">olarak</text:span><text:span text:style-name="T437"> </text:span><text:span text:style-name="T114">gösterildi.</text:span></text:p>
      <text:p text:style-name="P125"><text:span text:style-name="T130">ağustos</text:span><text:span text:style-name="T410"> </text:span><text:span text:style-name="T130">böceği,-ni</text:span><text:span text:style-name="T189"> </text:span><text:span text:style-name="T140">зоол.</text:span><text:span text:style-name="T218"> </text:span><text:span text:style-name="T154">1.</text:span><text:span text:style-name="T219"> </text:span><text:span text:style-name="T210">цикад</text:span><text:span text:style-name="T154">а,</text:span><text:span text:style-name="T229"> </text:span><text:span text:style-name="T154">үн</text:span><text:span text:style-name="T192"> </text:span><text:span text:style-name="T154">чыгар</text:span><text:span text:style-name="T182">ы</text:span><text:span text:style-name="T154">п</text:span><text:span text:style-name="T219"> </text:span><text:span text:style-name="T182">у</text:span><text:span text:style-name="T210">ч</text:span><text:span text:style-name="T154">к</text:span><text:span text:style-name="T210">а</text:span><text:span text:style-name="T154">н</text:span><text:span text:style-name="T219"> </text:span><text:span text:style-name="T154">коң</text:span><text:span text:style-name="T182">у</text:span><text:span text:style-name="T154">з</text:span><text:span text:style-name="T192"> </text:span><text:span text:style-name="T154">(</text:span><text:span text:style-name="T140">Cicada</text:span><text:span text:style-name="T144"> </text:span><text:span text:style-name="T140">plebeja</text:span><text:span text:style-name="T154">)</text:span></text:p>
      <text:p text:style-name="P81"><text:span text:style-name="T130">arpa</text:span><text:span text:style-name="T508"> </text:span><text:span text:style-name="T130">1</text:span><text:span text:style-name="T114">.</text:span><text:span text:style-name="T506"> </text:span><text:span text:style-name="T140">бот</text:span><text:span text:style-name="T154">.</text:span><text:span text:style-name="T501"> </text:span><text:span text:style-name="T210">a</text:span><text:span text:style-name="T154">рпа</text:span><text:span text:style-name="T512"> </text:span><text:span text:style-name="T154">(</text:span><text:span text:style-name="T140">Hordeum</text:span><text:span text:style-name="T510"> </text:span><text:span text:style-name="T140">vulgare</text:span><text:span text:style-name="T154">)</text:span><text:span text:style-name="T418"> </text:span><text:span text:style-name="T154">....</text:span><text:span text:style-name="T512"> </text:span><text:span text:style-name="T154">.</text:span></text:p>
      <text:list xml:id="list1482280024148020527" text:style-name="WWNum5">
        <text:list-item>
          <text:p text:style-name="P113"><text:span text:style-name="T114">Madde</text:span><text:span text:style-name="T310"> </text:span><text:span text:style-name="T114">b</text:span><text:span text:style-name="T196">aş</text:span><text:span text:style-name="T114">ı</text:span><text:span text:style-name="T310"> </text:span><text:span text:style-name="T114">kelimelerin</text:span><text:span text:style-name="T310"> </text:span><text:span text:style-name="T114">kulla</text:span><text:span text:style-name="T196">n</text:span><text:span text:style-name="T114">ım</text:span><text:span text:style-name="T310"> </text:span><text:span text:style-name="T114">de</text:span><text:span text:style-name="T168">r</text:span><text:span text:style-name="T114">ece</text:span><text:span text:style-name="T168">l</text:span><text:span text:style-name="T114">er</text:span><text:span text:style-name="T168">i</text:span><text:span text:style-name="T114">,</text:span><text:span text:style-name="T307"> </text:span><text:span text:style-name="T114">stil</text:span><text:span text:style-name="T310"> </text:span><text:span text:style-name="T114">özell</text:span><text:span text:style-name="T168">i</text:span><text:span text:style-name="T114">kleri</text:span><text:span text:style-name="T310"> </text:span><text:span text:style-name="T114">gerekli</text:span><text:span text:style-name="T126"> </text:span><text:span text:style-name="T114">kısal</text:span><text:span text:style-name="T168">t</text:span><text:span text:style-name="T255">m</text:span><text:span text:style-name="T114">alar</text:span><text:span text:style-name="T168">l</text:span><text:span text:style-name="T114">a</text:span><text:span text:style-name="T628"> </text:span><text:span text:style-name="T114">belirlendi.</text:span></text:p>
        </text:list-item>
      </text:list>
      <text:p text:style-name="P110"><text:span text:style-name="T214">оо</text:span><text:span text:style-name="T140">з.</text:span><text:span text:style-name="T480"> </text:span><text:span text:style-name="T210">(</text:span><text:span text:style-name="T154">о</text:span><text:span text:style-name="T210">о</text:span><text:span text:style-name="T154">зеки</text:span><text:span text:style-name="T343"> </text:span><text:span text:style-name="T210">тилд</text:span><text:span text:style-name="T154">е</text:span><text:span text:style-name="T370"> </text:span><text:span text:style-name="T154">’k</text:span><text:span text:style-name="T210">o</text:span><text:span text:style-name="T154">nu</text:span><text:span text:style-name="T210">ş</text:span><text:span text:style-name="T154">ma</text:span><text:span text:style-name="T589"> </text:span><text:span text:style-name="T154">dilinde</text:span><text:span text:style-name="T182">’</text:span><text:span text:style-name="T210">)</text:span><text:span text:style-name="T154">,</text:span><text:span text:style-name="T238"> </text:span><text:span text:style-name="T140">шыл</text:span><text:span text:style-name="T179">д</text:span><text:span text:style-name="T140">. </text:span><text:span text:style-name="T535"><text:s/></text:span><text:span text:style-name="T210">(шылд</text:span><text:span text:style-name="T154">ыœ </text:span><text:span text:style-name="T343"><text:s/></text:span><text:span text:style-name="T154">с</text:span><text:span text:style-name="T210">ө</text:span><text:span text:style-name="T154">з </text:span><text:span text:style-name="T361"><text:s/></text:span><text:span text:style-name="T154">’</text:span><text:span text:style-name="T210">a</text:span><text:span text:style-name="T154">l</text:span><text:span text:style-name="T210">a</text:span><text:span text:style-name="T154">y</text:span><text:span text:style-name="T182">’</text:span><text:span text:style-name="T154">),</text:span><text:span text:style-name="T160"> </text:span><text:span text:style-name="T140">диал.</text:span><text:span text:style-name="T412"> </text:span><text:span text:style-name="T210">(</text:span><text:span text:style-name="T154">диа</text:span><text:span text:style-name="T210">л</text:span><text:span text:style-name="T154">ек</text:span><text:span text:style-name="T210">т</text:span><text:span text:style-name="T154">и</text:span><text:span text:style-name="T210">л</text:span><text:span text:style-name="T154">ик <text:s/>с</text:span><text:span text:style-name="T210">ө</text:span><text:span text:style-name="T154">з</text:span><text:span text:style-name="T339"> </text:span><text:span text:style-name="T182">’</text:span><text:span text:style-name="T210">a</text:span><text:span text:style-name="T154">ğızlara</text:span><text:span text:style-name="T182"> </text:span><text:span text:style-name="T154">özgü</text:span><text:span text:style-name="T182"> </text:span><text:span text:style-name="T154">kelime’</text:span><text:span text:style-name="T210">)</text:span><text:span text:style-name="T154">,</text:span><text:span text:style-name="T336"> </text:span><text:span text:style-name="T154">алкыш</text:span><text:span text:style-name="T519"> </text:span><text:span text:style-name="T210">(</text:span><text:span text:style-name="T154">алкыш</text:span><text:span text:style-name="T398"> </text:span><text:span text:style-name="T154">‘al</text:span><text:span text:style-name="T182">k</text:span><text:span text:style-name="T154">ı</text:span><text:span text:style-name="T210">ş</text:span><text:span text:style-name="T154">,</text:span><text:span text:style-name="T159"> </text:span><text:span text:style-name="T154">ha</text:span><text:span text:style-name="T182">y</text:span><text:span text:style-name="T154">ı</text:span><text:span text:style-name="T269">r</text:span><text:span text:style-name="T154">du</text:span><text:span text:style-name="T269">a</text:span><text:span text:style-name="T182">’</text:span><text:span text:style-name="T154">)</text:span><text:span text:style-name="T182"> </text:span><text:span text:style-name="T210">v.s.</text:span></text:p>
      <text:list xml:id="list152249895232525" text:continue-numbering="true" text:style-name="WWNum5">
        <text:list-item>
          <text:p text:style-name="P129"><text:span text:style-name="T114">Madde</text:span><text:span text:style-name="T553"> </text:span><text:span text:style-name="T114">b</text:span><text:span text:style-name="T196">aş</text:span><text:span text:style-name="T114">ı</text:span><text:span text:style-name="T408"> </text:span><text:span text:style-name="T114">keli</text:span><text:span text:style-name="T255">m</text:span><text:span text:style-name="T114">e</text:span><text:span text:style-name="T168">l</text:span><text:span text:style-name="T114">er</text:span><text:span text:style-name="T408"> </text:span><text:span text:style-name="T114">yalın</text:span><text:span text:style-name="T408"> </text:span><text:span text:style-name="T114">hâlde,</text:span><text:span text:style-name="T408"> </text:span><text:span text:style-name="T114">t</text:span><text:span text:style-name="T255">e</text:span><text:span text:style-name="T114">kil</text:span><text:span text:style-name="T408"> </text:span><text:span text:style-name="T114">olarak</text:span><text:span text:style-name="T408"> </text:span><text:span text:style-name="T114">a</text:span><text:span text:style-name="T196">lı</text:span><text:span text:style-name="T114">n</text:span><text:span text:style-name="T255">m</text:span><text:span text:style-name="T168">ı</text:span><text:span text:style-name="T196">ş</text:span><text:span text:style-name="T114">tır.</text:span><text:span text:style-name="T408"> </text:span><text:span text:style-name="T114">Türkçede</text:span><text:span text:style-name="T408"> </text:span><text:span text:style-name="T168">y</text:span><text:span text:style-name="T255">a</text:span><text:span text:style-name="T168">y</text:span><text:span text:style-name="T114">g</text:span><text:span text:style-name="T196">ı</text:span><text:span text:style-name="T114">n</text:span><text:span text:style-name="T126"> </text:span><text:span text:style-name="T114">olan</text:span><text:span text:style-name="T586"> </text:span><text:span text:style-name="T114">Arapçanın</text:span><text:span text:style-name="T443"> </text:span><text:span text:style-name="T114">kök</text:span><text:span text:style-name="T352"> </text:span><text:span text:style-name="T114">d</text:span><text:span text:style-name="T196">e</text:span><text:span text:style-name="T114">ği</text:span><text:span text:style-name="T196">şt</text:span><text:span text:style-name="T114">i</text:span><text:span text:style-name="T196">re</text:span><text:span text:style-name="T114">n</text:span><text:span text:style-name="T443"> </text:span><text:span text:style-name="T196">ç</text:span><text:span text:style-name="T114">oğul</text:span><text:span text:style-name="T470"> </text:span><text:span text:style-name="T114">ekli</text:span><text:span text:style-name="T586"> </text:span><text:span text:style-name="T114">is</text:span><text:span text:style-name="T168">i</text:span><text:span text:style-name="T255">m</text:span><text:span text:style-name="T114">leri</text:span><text:span text:style-name="T470"> </text:span><text:span text:style-name="T114">a</text:span><text:span text:style-name="T168">y</text:span><text:span text:style-name="T196">r</text:span><text:span text:style-name="T114">ı</text:span><text:span text:style-name="T470"> </text:span><text:span text:style-name="T255">m</text:span><text:span text:style-name="T196">a</text:span><text:span text:style-name="T114">dde</text:span><text:span text:style-name="T470"> </text:span><text:span text:style-name="T114">olarak</text:span><text:span text:style-name="T470"> </text:span><text:span text:style-name="T114">girip,</text:span><text:span text:style-name="T586"> </text:span><text:span text:style-name="T114">h</text:span><text:span text:style-name="T255">a</text:span><text:span text:style-name="T114">ngi</text:span><text:span text:style-name="T126"> </text:span><text:span text:style-name="T114">sözün</text:span><text:span text:style-name="T602"> </text:span><text:span text:style-name="T114">çoğu</text:span><text:span text:style-name="T196">l</text:span><text:span text:style-name="T114">u</text:span><text:span text:style-name="T437"> </text:span><text:span text:style-name="T114">oldu</text:span><text:span text:style-name="T196">ğ</text:span><text:span text:style-name="T114">u</text:span><text:span text:style-name="T602"> </text:span><text:span text:style-name="T255">a</text:span><text:span text:style-name="T168">y</text:span><text:span text:style-name="T114">rıca</text:span><text:span text:style-name="T602"> </text:span><text:span text:style-name="T114">parantez</text:span><text:span text:style-name="T602"> </text:span><text:span text:style-name="T114">içinde</text:span><text:span text:style-name="T594"> </text:span><text:span text:style-name="T114">belirtil</text:span><text:span text:style-name="T255">m</text:span><text:span text:style-name="T196">iş</text:span><text:span text:style-name="T168">t</text:span><text:span text:style-name="T114">ir.</text:span></text:p>
        </text:list-item>
      </text:list>
      <text:p text:style-name="P81"><text:span text:style-name="T130">in</text:span><text:span text:style-name="T206">ş</text:span><text:span text:style-name="T130">aat,-tı</text:span><text:span text:style-name="T435"> </text:span><text:span text:style-name="T114">(</text:span><text:span text:style-name="T130">in</text:span><text:span text:style-name="T206">ş</text:span><text:span text:style-name="T130">a</text:span><text:span text:style-name="T255">’</text:span><text:span text:style-name="T277">n</text:span><text:span text:style-name="T140">ın</text:span><text:span text:style-name="T626"> </text:span><text:span text:style-name="T140">көпт.</text:span><text:span text:style-name="T539"> </text:span><text:span text:style-name="T140">т</text:span><text:span text:style-name="T154">.)…..</text:span></text:p>
      <text:p text:style-name="P81"><text:span text:style-name="T130">ekâbir</text:span><text:span text:style-name="T592"> </text:span><text:span text:style-name="T114">(</text:span><text:span text:style-name="T130">ekbe</text:span><text:span text:style-name="T206">r</text:span><text:span text:style-name="T168">’</text:span><text:span text:style-name="T140">дин</text:span><text:span text:style-name="T285"> </text:span><text:span text:style-name="T140">көпт.</text:span><text:span text:style-name="T246"> </text:span><text:span text:style-name="T140">т</text:span><text:span text:style-name="T269">.)….</text:span></text:p>
      <text:p text:style-name="P10"/>
      <text:list xml:id="list152250043540695" text:continue-list="list152250735278485" text:style-name="WWNum3">
        <text:list-item>
          <text:p text:style-name="P114"><text:span text:style-name="T114">De</text:span><text:span text:style-name="T168">y</text:span><text:span text:style-name="T114">i</text:span><text:span text:style-name="T255">m</text:span><text:span text:style-name="T114">ler,</text:span><text:span text:style-name="T341"> </text:span><text:span text:style-name="T255">m</text:span><text:span text:style-name="T168">ü</text:span><text:span text:style-name="T255">m</text:span><text:span text:style-name="T114">kün</text:span><text:span text:style-name="T234"> </text:span><text:span text:style-name="T114">olduğu</text:span><text:span text:style-name="T234"> </text:span><text:span text:style-name="T114">kadar</text:span><text:span text:style-name="T234"> </text:span><text:span text:style-name="T196">K</text:span><text:span text:style-name="T114">ırgızcadaki</text:span><text:span text:style-name="T359"> </text:span><text:span text:style-name="T114">en</text:span><text:span text:style-name="T359"> </text:span><text:span text:style-name="T168">y</text:span><text:span text:style-name="T196">a</text:span><text:span text:style-name="T114">kın</text:span><text:span text:style-name="T234"> </text:span><text:span text:style-name="T114">anl</text:span><text:span text:style-name="T255">am</text:span><text:span text:style-name="T168">d</text:span><text:span text:style-name="T196">aşla</text:span><text:span text:style-name="T114">rı</text:span><text:span text:style-name="T359"> </text:span><text:span text:style-name="T114">i</text:span><text:span text:style-name="T168">l</text:span><text:span text:style-name="T114">e</text:span><text:span text:style-name="T126"> </text:span><text:span text:style-name="T114">aktarı</text:span><text:span text:style-name="T168">l</text:span><text:span text:style-name="T255">m</text:span><text:span text:style-name="T196">a</text:span><text:span text:style-name="T168">y</text:span><text:span text:style-name="T114">a</text:span><text:span text:style-name="T328"> </text:span><text:span text:style-name="T196">ça</text:span><text:span text:style-name="T114">lı</text:span><text:span text:style-name="T196">ş</text:span><text:span text:style-name="T114">ı</text:span><text:span text:style-name="T168">l</text:span><text:span text:style-name="T255">m</text:span><text:span text:style-name="T168">ı</text:span><text:span text:style-name="T196">ş</text:span><text:span text:style-name="T114">tır.</text:span><text:span text:style-name="T333"> </text:span><text:span text:style-name="T114">Bunun</text:span><text:span text:style-name="T331"> </text:span><text:span text:style-name="T255">m</text:span><text:span text:style-name="T168">ü</text:span><text:span text:style-name="T255">m</text:span><text:span text:style-name="T114">kün</text:span><text:span text:style-name="T331"> </text:span><text:span text:style-name="T114">olma</text:span><text:span text:style-name="T196">d</text:span><text:span text:style-name="T114">ığı</text:span><text:span text:style-name="T333"> </text:span><text:span text:style-name="T114">duru</text:span><text:span text:style-name="T255">m</text:span><text:span text:style-name="T114">la</text:span><text:span text:style-name="T168">r</text:span><text:span text:style-name="T114">da</text:span><text:span text:style-name="T333"> </text:span><text:span text:style-name="T114">ise</text:span><text:span text:style-name="T331"> </text:span><text:span text:style-name="T114">çeviri</text:span><text:span text:style-name="T168">s</text:span><text:span text:style-name="T114">i</text:span><text:span text:style-name="T126"> </text:span><text:span text:style-name="T114">veril</text:span><text:span text:style-name="T255">m</text:span><text:span text:style-name="T196">iş</text:span><text:span text:style-name="T114">tir.</text:span><text:span text:style-name="T443"> </text:span><text:span text:style-name="T196">K</text:span><text:span text:style-name="T114">ırgı</text:span><text:span text:style-name="T196">zc</text:span><text:span text:style-name="T114">a</text:span><text:span text:style-name="T468"> </text:span><text:span text:style-name="T196">e</text:span><text:span text:style-name="T114">ş</text:span><text:span text:style-name="T447"> </text:span><text:span text:style-name="T114">anl</text:span><text:span text:style-name="T168">a</text:span><text:span text:style-name="T255">m</text:span><text:span text:style-name="T114">lı</text:span><text:span text:style-name="T196">s</text:span><text:span text:style-name="T114">ının</text:span><text:span text:style-name="T470"> </text:span><text:span text:style-name="T168">y</text:span><text:span text:style-name="T196">e</text:span><text:span text:style-name="T114">terince</text:span><text:span text:style-name="T468"> </text:span><text:span text:style-name="T114">a</text:span><text:span text:style-name="T196">ç</text:span><text:span text:style-name="T114">ık</text:span><text:span text:style-name="T468"> </text:span><text:span text:style-name="T114">olmadığı</text:span><text:span text:style-name="T443"> </text:span><text:span text:style-name="T114">du</text:span><text:span text:style-name="T255">r</text:span><text:span text:style-name="T114">u</text:span><text:span text:style-name="T255">m</text:span><text:span text:style-name="T114">larda</text:span><text:span text:style-name="T468"> </text:span><text:span text:style-name="T114">ise</text:span><text:span text:style-name="T126"> </text:span><text:span text:style-name="T114">kelimesi</text:span><text:span text:style-name="T437"> </text:span><text:span text:style-name="T114">kel</text:span><text:span text:style-name="T168">i</text:span><text:span text:style-name="T114">mesine</text:span><text:span text:style-name="T602"> </text:span><text:span text:style-name="T255">(</text:span><text:span text:style-name="T140">с</text:span><text:span text:style-name="T260">ө</text:span><text:span text:style-name="T140">зм.</text:span><text:span text:style-name="T539"> </text:span><text:span text:style-name="T140">с</text:span><text:span text:style-name="T154">.)</text:span><text:span text:style-name="T608"> </text:span><text:span text:style-name="T154">çevirisi</text:span><text:span text:style-name="T182">y</text:span><text:span text:style-name="T210">l</text:span><text:span text:style-name="T154">e</text:span><text:span text:style-name="T441"> </text:span><text:span text:style-name="T154">de</text:span><text:span text:style-name="T608"> </text:span><text:span text:style-name="T210">eş</text:span><text:span text:style-name="T154">lik</text:span><text:span text:style-name="T608"> </text:span><text:span text:style-name="T154">edilmi</text:span><text:span text:style-name="T210">ş</text:span><text:span text:style-name="T154">tir.</text:span></text:p>
        </text:list-item>
      </text:list>
      <text:p text:style-name="P10"/>
      <text:list xml:id="list152250567960336" text:continue-numbering="true" text:style-name="WWNum3">
        <text:list-item>
          <text:p text:style-name="P77"><text:span text:style-name="T114">Atasözle</text:span><text:span text:style-name="T168">r</text:span><text:span text:style-name="T114">inin</text:span><text:span text:style-name="T255"> </text:span><text:span text:style-name="T114">madde</text:span><text:span text:style-name="T255"> </text:span><text:span text:style-name="T114">i</text:span><text:span text:style-name="T168">ç</text:span><text:span text:style-name="T114">ine</text:span><text:span text:style-name="T196"> </text:span><text:span text:style-name="T114">alı</text:span><text:span text:style-name="T168">n</text:span><text:span text:style-name="T255">m</text:span><text:span text:style-name="T168">a</text:span><text:span text:style-name="T196">s</text:span><text:span text:style-name="T114">ına</text:span><text:span text:style-name="T255"> </text:span><text:span text:style-name="T114">hususî</text:span><text:span text:style-name="T196"> </text:span><text:span text:style-name="T114">olarak</text:span><text:span text:style-name="T255"> </text:span><text:span text:style-name="T196">s</text:span><text:span text:style-name="T114">ınırla</text:span><text:span text:style-name="T255">m</text:span><text:span text:style-name="T114">a</text:span><text:span text:style-name="T196"> </text:span><text:span text:style-name="T168">g</text:span><text:span text:style-name="T196">e</text:span><text:span text:style-name="T114">tiri</text:span><text:span text:style-name="T168">l</text:span><text:span text:style-name="T255">m</text:span><text:span text:style-name="T196">iş</text:span><text:span text:style-name="T114">tir.</text:span><text:span text:style-name="T126"> </text:span><text:span text:style-name="T114">Türk</text:span><text:span text:style-name="T217"> </text:span><text:span text:style-name="T114">atasözlerinden</text:span><text:span text:style-name="T217"> </text:span><text:span text:style-name="T114">sadece</text:span><text:span text:style-name="T217"> </text:span><text:span text:style-name="T114">iki</text:span><text:span text:style-name="T217"> </text:span><text:span text:style-name="T114">dilin</text:span><text:span text:style-name="T188"> </text:span><text:span text:style-name="T114">ortak</text:span><text:span text:style-name="T255">l</text:span><text:span text:style-name="T114">ığın</text:span><text:span text:style-name="T196">ı</text:span><text:span text:style-name="T114">n</text:span><text:span text:style-name="T188"> </text:span><text:span text:style-name="T114">göstergesi</text:span><text:span text:style-name="T188"> </text:span><text:span text:style-name="T114">olabilecek</text:span><text:span text:style-name="T228"> </text:span><text:span text:style-name="T196">t</text:span><text:span text:style-name="T114">ıpatıp</text:span><text:span text:style-name="T217"> </text:span><text:span text:style-name="T255">a</text:span><text:span text:style-name="T114">ynı</text:span><text:span text:style-name="T126"> </text:span><text:span text:style-name="T114">v</text:span><text:span text:style-name="T196">e</text:span><text:span text:style-name="T168">y</text:span><text:span text:style-name="T114">a</text:span><text:span text:style-name="T602"> </text:span><text:span text:style-name="T196">ç</text:span><text:span text:style-name="T114">ok</text:span><text:span text:style-name="T437"> </text:span><text:span text:style-name="T168">y</text:span><text:span text:style-name="T196">a</text:span><text:span text:style-name="T114">k</text:span><text:span text:style-name="T196">ı</text:span><text:span text:style-name="T114">n</text:span><text:span text:style-name="T594"> </text:span><text:span text:style-name="T114">anlam</text:span><text:span text:style-name="T437"> </text:span><text:span text:style-name="T114">t</text:span><text:span text:style-name="T255">a</text:span><text:span text:style-name="T196">ş</text:span><text:span text:style-name="T114">ı</text:span><text:span text:style-name="T168">y</text:span><text:span text:style-name="T196">a</text:span><text:span text:style-name="T114">n</text:span><text:span text:style-name="T594"> </text:span><text:span text:style-name="T114">var</text:span><text:span text:style-name="T168">y</text:span><text:span text:style-name="T114">antla</text:span><text:span text:style-name="T196">rı</text:span><text:span text:style-name="T114">na</text:span><text:span text:style-name="T594"> </text:span><text:span text:style-name="T168">y</text:span><text:span text:style-name="T196">e</text:span><text:span text:style-name="T114">r</text:span><text:span text:style-name="T602"> </text:span><text:span text:style-name="T114">verilm</text:span><text:span text:style-name="T196">iş</text:span><text:span text:style-name="T114">tir.</text:span><text:span text:style-name="T594"> </text:span><text:span text:style-name="T114">Örn</text:span><text:span text:style-name="T196">e</text:span><text:span text:style-name="T114">ğin:</text:span></text:p>
        </text:list-item>
      </text:list>
      <text:p text:style-name="P81"><text:span text:style-name="T130">ar</text:span><text:span text:style-name="T206">m</text:span><text:span text:style-name="T130">ut</text:span><text:span text:style-name="T554"> </text:span><text:span text:style-name="T130">ağa</text:span><text:span text:style-name="T206">c</text:span><text:span text:style-name="T130">ından</text:span><text:span text:style-name="T554"> </text:span><text:span text:style-name="T130">u</text:span><text:span text:style-name="T252">z</text:span><text:span text:style-name="T130">ak</text:span><text:span text:style-name="T554"> </text:span><text:span text:style-name="T130">dü</text:span><text:span text:style-name="T206">şm</text:span><text:span text:style-name="T130">ez</text:span><text:span text:style-name="T554"> </text:span><text:span text:style-name="T214">ма</text:span><text:span text:style-name="T140">к. </text:span><text:span text:style-name="T451"><text:s/></text:span><text:span text:style-name="T154">алма</text:span><text:span text:style-name="T549"> </text:span><text:span text:style-name="T154">сабагынан</text:span><text:span text:style-name="T575"> </text:span><text:span text:style-name="T154">алыс</text:span><text:span text:style-name="T575"> </text:span><text:span text:style-name="T210">түшпөй</text:span><text:span text:style-name="T154">т.</text:span></text:p>
      <text:p text:style-name="P81"><text:span text:style-name="T130">bal</text:span><text:span text:style-name="T221"> </text:span><text:span text:style-name="T130">tutan</text:span><text:span text:style-name="T221"> </text:span><text:span text:style-name="T130">parmağını</text:span><text:span text:style-name="T221"> </text:span><text:span text:style-name="T130">yal</text:span><text:span text:style-name="T206">a</text:span><text:span text:style-name="T130">r</text:span><text:span text:style-name="T563"> </text:span><text:span text:style-name="T214">ма</text:span><text:span text:style-name="T140">к. </text:span><text:span text:style-name="T316"><text:s/></text:span><text:span text:style-name="T154">бал</text:span><text:span text:style-name="T555"> </text:span><text:span text:style-name="T154">кармаган</text:span><text:span text:style-name="T404"> </text:span><text:span text:style-name="T154">бармагын</text:span><text:span text:style-name="T404"> </text:span><text:span text:style-name="T154">жалайт.</text:span></text:p>
      <text:p text:style-name="P110"><text:span text:style-name="T133">süte/çorbaya</text:span><text:span text:style-name="T436"> </text:span><text:span text:style-name="T133">ağ</text:span><text:span text:style-name="T541">z</text:span><text:span text:style-name="T133">ı</text:span><text:span text:style-name="T605"> </text:span><text:span text:style-name="T133">yanan</text:span><text:span text:style-name="T436"> </text:span><text:span text:style-name="T133">ayra</text:span><text:span text:style-name="T253">n</text:span><text:span text:style-name="T133">ı</text:span><text:span text:style-name="T605"> </text:span><text:span text:style-name="T253">üfle</text:span><text:span text:style-name="T133">r</text:span><text:span text:style-name="T605"> </text:span><text:span text:style-name="T253">d</text:span><text:span text:style-name="T133">e</text:span><text:span text:style-name="T436"> </text:span><text:span text:style-name="T253">içe</text:span><text:span text:style-name="T133">r</text:span><text:span text:style-name="T272"> </text:span><text:span text:style-name="T178">м</text:span><text:span text:style-name="T213">а</text:span><text:span text:style-name="T139">к.</text:span><text:span text:style-name="T324"> </text:span><text:span text:style-name="T209">c</text:span><text:span text:style-name="T150">ºткө</text:span><text:span text:style-name="T276"> </text:span><text:span text:style-name="T150">о</text:span><text:span text:style-name="T181">о</text:span><text:span text:style-name="T150">зун</text:span><text:span text:style-name="T276"> </text:span><text:span text:style-name="T150">кºйгºзгөн айранды</text:span><text:span text:style-name="T369"> </text:span><text:span text:style-name="T150">ºй</text:span><text:span text:style-name="T209">лө</text:span><text:span text:style-name="T150">п</text:span><text:span text:style-name="T342"> </text:span><text:span text:style-name="T150">ичет.</text:span></text:p>
      <text:p text:style-name="P206"/>
      <text:p text:style-name="P9"/>
      <text:p text:style-name="P9"/>
      <text:p text:style-name="P9"/>
      <text:p text:style-name="P9"/>
      <text:p text:style-name="P9"/>
      <text:p text:style-name="P9"/>
      <text:p text:style-name="P109"/>
      <text:list xml:id="list152250153609303" text:continue-numbering="true" text:style-name="WWNum3">
        <text:list-item>
          <text:p text:style-name="P131"><text:span text:style-name="T114">Türkçen</text:span><text:span text:style-name="T196">i</text:span><text:span text:style-name="T114">n</text:span><text:span text:style-name="T586"> </text:span><text:span text:style-name="T114">-mak/-</text:span><text:span text:style-name="T255">m</text:span><text:span text:style-name="T196">e</text:span><text:span text:style-name="T168">k’</text:span><text:span text:style-name="T114">le</text:span><text:span text:style-name="T586"> </text:span><text:span text:style-name="T114">veril</text:span><text:span text:style-name="T255">m</text:span><text:span text:style-name="T196">i</text:span><text:span text:style-name="T114">ş</text:span><text:span text:style-name="T443"> </text:span><text:span text:style-name="T255">m</text:span><text:span text:style-name="T196">a</text:span><text:span text:style-name="T114">dde</text:span><text:span text:style-name="T470"> </text:span><text:span text:style-name="T114">b</text:span><text:span text:style-name="T196">a</text:span><text:span text:style-name="T114">şı</text:span><text:span text:style-name="T470"> </text:span><text:span text:style-name="T255">m</text:span><text:span text:style-name="T196">as</text:span><text:span text:style-name="T168">t</text:span><text:span text:style-name="T196">arla</text:span><text:span text:style-name="T114">rı,</text:span><text:span text:style-name="T470"> </text:span><text:span text:style-name="T196">K</text:span><text:span text:style-name="T114">ırgı</text:span><text:span text:style-name="T196">zca</text:span><text:span text:style-name="T168">y</text:span><text:span text:style-name="T114">a</text:span><text:span text:style-name="T126"> </text:span><text:span text:style-name="T114">duru</text:span><text:span text:style-name="T255">m</text:span><text:span text:style-name="T114">a</text:span><text:span text:style-name="T527"> </text:span><text:span text:style-name="T114">göre</text:span><text:span text:style-name="T527"> </text:span><text:span text:style-name="T114">–uu/-</text:span><text:span text:style-name="T196">ü</text:span><text:span text:style-name="T114">ü,</text:span><text:span text:style-name="T527"> </text:span><text:span text:style-name="T114">-</text:span><text:span text:style-name="T196">o</text:span><text:span text:style-name="T114">o</text:span><text:span text:style-name="T196">/</text:span><text:span text:style-name="T114">-öö,</text:span><text:span text:style-name="T527"> </text:span><text:span text:style-name="T114">-</text:span><text:span text:style-name="T168">i</text:span><text:span text:style-name="T196">ş</text:span><text:span text:style-name="T114">,</text:span><text:span text:style-name="T527"> </text:span><text:span text:style-name="T196">-</text:span><text:span text:style-name="T255">m</text:span><text:span text:style-name="T196">a</text:span><text:span text:style-name="T168">k</text:span><text:span text:style-name="T114">,</text:span><text:span text:style-name="T527"> </text:span><text:span text:style-name="T196">-ma</text:span><text:span text:style-name="T114">y</text:span><text:span text:style-name="T572"> </text:span><text:span text:style-name="T255">m</text:span><text:span text:style-name="T196">as</text:span><text:span text:style-name="T168">t</text:span><text:span text:style-name="T196">a</text:span><text:span text:style-name="T168">r</text:span><text:span text:style-name="T196">lar</text:span><text:span text:style-name="T114">ı</text:span><text:span text:style-name="T168">y</text:span><text:span text:style-name="T114">la</text:span><text:span text:style-name="T527"> </text:span><text:span text:style-name="T196">akta</text:span><text:span text:style-name="T114">rı</text:span><text:span text:style-name="T196">l</text:span><text:span text:style-name="T114">dı.</text:span><text:span text:style-name="T527"> </text:span><text:span text:style-name="T196">K</text:span><text:span text:style-name="T114">ırgız</text:span><text:span text:style-name="T527"> </text:span><text:span text:style-name="T114">sözlü</text:span><text:span text:style-name="T126"> </text:span><text:span text:style-name="T114">edebi</text:span><text:span text:style-name="T168">y</text:span><text:span text:style-name="T114">atı</text:span><text:span text:style-name="T196">n</text:span><text:span text:style-name="T114">da</text:span><text:span text:style-name="T415"> </text:span><text:span text:style-name="T114">ve</text:span><text:span text:style-name="T415"> </text:span><text:span text:style-name="T114">dilinde</text:span><text:span text:style-name="T537"> </text:span><text:span text:style-name="T114">g</text:span><text:span text:style-name="T255">e</text:span><text:span text:style-name="T114">n</text:span><text:span text:style-name="T196">i</text:span><text:span text:style-name="T114">ş</text:span><text:span text:style-name="T415"> </text:span><text:span text:style-name="T114">kullanı</text:span><text:span text:style-name="T255">m</text:span><text:span text:style-name="T114">da</text:span><text:span text:style-name="T415"> </text:span><text:span text:style-name="T114">olan</text:span><text:span text:style-name="T415"> </text:span><text:span text:style-name="T114">bu</text:span><text:span text:style-name="T415"> </text:span><text:span text:style-name="T114">mastar</text:span><text:span text:style-name="T415"> </text:span><text:span text:style-name="T114">türlerinin</text:span><text:span text:style-name="T415"> </text:span><text:span text:style-name="T114">Sözlük</text:span><text:span text:style-name="T168">’</text:span><text:span text:style-name="T114">te</text:span><text:span text:style-name="T506"> </text:span><text:span text:style-name="T168">y</text:span><text:span text:style-name="T196">o</text:span><text:span text:style-name="T114">ğun</text:span><text:span text:style-name="T126"> </text:span><text:span text:style-name="T196">ş</text:span><text:span text:style-name="T114">ekilde</text:span><text:span text:style-name="T558"> </text:span><text:span text:style-name="T114">kullanıl</text:span><text:span text:style-name="T255">m</text:span><text:span text:style-name="T114">a</text:span><text:span text:style-name="T196">s</text:span><text:span text:style-name="T114">ı,</text:span><text:span text:style-name="T402"> </text:span><text:span text:style-name="T196">K</text:span><text:span text:style-name="T114">ır</text:span><text:span text:style-name="T168">g</text:span><text:span text:style-name="T114">ız</text:span><text:span text:style-name="T558"> </text:span><text:span text:style-name="T114">fiillerine</text:span><text:span text:style-name="T553"> </text:span><text:span text:style-name="T114">esneklik,</text:span><text:span text:style-name="T558"> </text:span><text:span text:style-name="T114">çok</text:span><text:span text:style-name="T402"> </text:span><text:span text:style-name="T114">ç</text:span><text:span text:style-name="T196">eş</text:span><text:span text:style-name="T114">itlilik,</text:span><text:span text:style-name="T558"> </text:span><text:span text:style-name="T114">kıs</text:span><text:span text:style-name="T196">a</text:span><text:span text:style-name="T114">lık</text:span><text:span text:style-name="T402"> </text:span><text:span text:style-name="T114">kazandırmak,</text:span><text:span text:style-name="T126"> </text:span><text:span text:style-name="T196">a</text:span><text:span text:style-name="T168">y</text:span><text:span text:style-name="T114">nı</text:span><text:span text:style-name="T188"> </text:span><text:span text:style-name="T114">za</text:span><text:span text:style-name="T255">m</text:span><text:span text:style-name="T114">an</text:span><text:span text:style-name="T168">d</text:span><text:span text:style-name="T114">a</text:span><text:span text:style-name="T188"> </text:span><text:span text:style-name="T114">da</text:span><text:span text:style-name="T188"> </text:span><text:span text:style-name="T114">onları</text:span><text:span text:style-name="T217"> </text:span><text:span text:style-name="T255">m</text:span><text:span text:style-name="T114">onotonlukt</text:span><text:span text:style-name="T255">a</text:span><text:span text:style-name="T114">n,</text:span><text:span text:style-name="T188"> </text:span><text:span text:style-name="T114">du</text:span><text:span text:style-name="T255">r</text:span><text:span text:style-name="T114">gun</text:span><text:span text:style-name="T196">l</text:span><text:span text:style-name="T114">u</text:span><text:span text:style-name="T196">k</text:span><text:span text:style-name="T114">tan</text:span><text:span text:style-name="T217"> </text:span><text:span text:style-name="T114">kurtarmak,</text:span><text:span text:style-name="T188"> </text:span><text:span text:style-name="T114">tabia</text:span><text:span text:style-name="T196">t</text:span><text:span text:style-name="T114">ınd</text:span><text:span text:style-name="T255">a</text:span><text:span text:style-name="T114">ki</text:span><text:span text:style-name="T126"> </text:span><text:span text:style-name="T196">ş</text:span><text:span text:style-name="T114">iirselliğine,</text:span><text:span text:style-name="T296"> </text:span><text:span text:style-name="T114">ahenkliliğine</text:span><text:span text:style-name="T288"> </text:span><text:span text:style-name="T114">tekrar</text:span><text:span text:style-name="T488"> </text:span><text:span text:style-name="T114">kavu</text:span><text:span text:style-name="T196">ş</text:span><text:span text:style-name="T114">tu</text:span><text:span text:style-name="T168">r</text:span><text:span text:style-name="T255">m</text:span><text:span text:style-name="T114">ak</text:span><text:span text:style-name="T296"> </text:span><text:span text:style-name="T114">gibi</text:span><text:span text:style-name="T296"> </text:span><text:span text:style-name="T114">Sözlük</text:span><text:span text:style-name="T168">’</text:span><text:span text:style-name="T114">ün</text:span><text:span text:style-name="T488"> </text:span><text:span text:style-name="T114">amaç</text:span><text:span text:style-name="T168">l</text:span><text:span text:style-name="T114">arına</text:span><text:span text:style-name="T296"> </text:span><text:span text:style-name="T114">uygun</text:span><text:span text:style-name="T126"> </text:span><text:span text:style-name="T114">olarak</text:span><text:span text:style-name="T240"> </text:span><text:span text:style-name="T168">y</text:span><text:span text:style-name="T196">a</text:span><text:span text:style-name="T114">p</text:span><text:span text:style-name="T196">ı</text:span><text:span text:style-name="T114">ld</text:span><text:span text:style-name="T196">ı</text:span><text:span text:style-name="T114">.</text:span></text:p>
        </text:list-item>
      </text:list>
      <text:p text:style-name="P97"/>
      <text:list xml:id="list152250665440631" text:continue-numbering="true" text:style-name="WWNum3">
        <text:list-item>
          <text:p text:style-name="P201"><text:span text:style-name="T114">Keli</text:span><text:span text:style-name="T255">m</text:span><text:span text:style-name="T114">e</text:span><text:span text:style-name="T402"> </text:span><text:span text:style-name="T114">türlerinin</text:span><text:span text:style-name="T558"> </text:span><text:span text:style-name="T114">hemen</text:span><text:span text:style-name="T402"> </text:span><text:span text:style-name="T114">hemen</text:span><text:span text:style-name="T402"> </text:span><text:span text:style-name="T114">bü</text:span><text:span text:style-name="T196">t</text:span><text:span text:style-name="T114">ün</text:span><text:span text:style-name="T553"> </text:span><text:span text:style-name="T114">ç</text:span><text:span text:style-name="T255">e</text:span><text:span text:style-name="T196">ş</text:span><text:span text:style-name="T114">itleri</text:span><text:span text:style-name="T402"> </text:span><text:span text:style-name="T114">kök,</text:span><text:span text:style-name="T558"> </text:span><text:span text:style-name="T114">ba</text:span><text:span text:style-name="T196">z</text:span><text:span text:style-name="T114">ı</text:span><text:span text:style-name="T196">la</text:span><text:span text:style-name="T114">rının</text:span><text:span text:style-name="T402"> </text:span><text:span text:style-name="T114">ise</text:span><text:span text:style-name="T234"> </text:span><text:span text:style-name="T114">g</text:span><text:span text:style-name="T196">ö</text:span><text:span text:style-name="T114">vde</text:span></text:p>
        </text:list-item>
      </text:list>
      <text:p text:style-name="P49"><text:span text:style-name="T196">ş</text:span><text:span text:style-name="T114">ekilleri</text:span><text:span text:style-name="T594"> </text:span><text:span text:style-name="T114">Sözlük’e</text:span><text:span text:style-name="T498"> </text:span><text:span text:style-name="T114">a</text:span><text:span text:style-name="T168">y</text:span><text:span text:style-name="T196">r</text:span><text:span text:style-name="T114">ı</text:span><text:span text:style-name="T594"> </text:span><text:span text:style-name="T255">m</text:span><text:span text:style-name="T196">a</text:span><text:span text:style-name="T168">d</text:span><text:span text:style-name="T114">de</text:span><text:span text:style-name="T602"> </text:span><text:span text:style-name="T114">b</text:span><text:span text:style-name="T196">aş</text:span><text:span text:style-name="T114">ı</text:span><text:span text:style-name="T498"> </text:span><text:span text:style-name="T114">olarak</text:span><text:span text:style-name="T498"> </text:span><text:span text:style-name="T114">girdi.</text:span></text:p>
      <text:list xml:id="list5876167255550190758" text:style-name="WWNum6">
        <text:list-item>
          <text:p text:style-name="P161"><text:span text:style-name="T112">Sı</text:span><text:span text:style-name="T256">fatla</text:span><text:span text:style-name="T112">rın</text:span><text:span text:style-name="T585"> </text:span><text:span text:style-name="T112">kök</text:span><text:span text:style-name="T351"> </text:span><text:span text:style-name="T112">ve</text:span><text:span text:style-name="T585"> </text:span><text:span text:style-name="T112">pe</text:span><text:span text:style-name="T256">kiş</text:span><text:span text:style-name="T112">ti</text:span><text:span text:style-name="T167">r</text:span><text:span text:style-name="T536">m</text:span><text:span text:style-name="T112">e</text:span><text:span text:style-name="T351"> </text:span><text:span text:style-name="T112">ifade</text:span><text:span text:style-name="T469"> </text:span><text:span text:style-name="T112">eden</text:span><text:span text:style-name="T585"> </text:span><text:span text:style-name="T256">(</text:span><text:span text:style-name="T133">bembeyaz</text:span><text:span text:style-name="T356"> </text:span><text:span text:style-name="T112">‘annak’,</text:span><text:span text:style-name="T351"> </text:span><text:span text:style-name="T133">ye</text:span><text:span text:style-name="T253">m</text:span><text:span text:style-name="T133">y</text:span><text:span text:style-name="T253">eş</text:span><text:span text:style-name="T133">il</text:span><text:span text:style-name="T132"> </text:span><text:span text:style-name="T112">‘жапж</text:span><text:span text:style-name="T167">а</text:span><text:span text:style-name="T195">ш</text:span><text:span text:style-name="T112">ы</text:span><text:span text:style-name="T167">л’</text:span><text:span text:style-name="T112">,</text:span><text:span text:style-name="T552"> </text:span><text:span text:style-name="T133">büsbütün</text:span><text:span text:style-name="T222"> </text:span><text:span text:style-name="T112">‘бүпбүтү</text:span><text:span text:style-name="T167">н’</text:span><text:span text:style-name="T195">)</text:span><text:span text:style-name="T112">,</text:span><text:span text:style-name="T407"> </text:span><text:span text:style-name="T112">eksilt</text:span><text:span text:style-name="T536">m</text:span><text:span text:style-name="T112">e</text:span><text:span text:style-name="T227"> </text:span><text:span text:style-name="T112">ifade</text:span><text:span text:style-name="T227"> </text:span><text:span text:style-name="T112">eden</text:span><text:span text:style-name="T552"> </text:span><text:span text:style-name="T112">(</text:span><text:span text:style-name="T407"> </text:span><text:span text:style-name="T112">mavimsi</text:span><text:span text:style-name="T120"> </text:span><text:span text:style-name="T112">‘көгº</text:span><text:span text:style-name="T195">л</text:span><text:span text:style-name="T112">тº</text:span><text:span text:style-name="T195">р</text:span><text:span text:style-name="T167">’</text:span><text:span text:style-name="T112">,</text:span><text:span text:style-name="T317"> </text:span><text:span text:style-name="T133">sa</text:span><text:span text:style-name="T253">r</text:span><text:span text:style-name="T133">ı</text:span><text:span text:style-name="T253">m</text:span><text:span text:style-name="T133">tırak</text:span><text:span text:style-name="T312"> </text:span><text:span text:style-name="T167">‘</text:span><text:span text:style-name="T112">саргыч’,</text:span><text:span text:style-name="T306"> </text:span><text:span text:style-name="T133">karaca</text:span><text:span text:style-name="T312"> </text:span><text:span text:style-name="T112">‘каралжын</text:span><text:span text:style-name="T167">’</text:span><text:span text:style-name="T112">)</text:span><text:span text:style-name="T319"> </text:span><text:span text:style-name="T112">türemelerine</text:span><text:span text:style-name="T306"> </text:span><text:span text:style-name="T112">de</text:span><text:span text:style-name="T309"> </text:span><text:span text:style-name="T112">a</text:span><text:span text:style-name="T167">y</text:span><text:span text:style-name="T112">rı</text:span><text:span text:style-name="T126"> </text:span><text:span text:style-name="T114">olarak</text:span><text:span text:style-name="T602"> </text:span><text:span text:style-name="T168">y</text:span><text:span text:style-name="T196">e</text:span><text:span text:style-name="T114">r</text:span><text:span text:style-name="T602"> </text:span><text:span text:style-name="T114">verildi.</text:span></text:p>
        </text:list-item>
        <text:list-item>
          <text:p text:style-name="P124"><text:span text:style-name="T114">Sa</text:span><text:span text:style-name="T168">y</text:span><text:span text:style-name="T114">ı</text:span><text:span text:style-name="T196">lardan</text:span><text:span text:style-name="T114">;</text:span><text:span text:style-name="T545"> </text:span><text:span text:style-name="T196">as</text:span><text:span text:style-name="T114">ıl</text:span><text:span text:style-name="T402"> </text:span><text:span text:style-name="T114">sa</text:span><text:span text:style-name="T168">y</text:span><text:span text:style-name="T114">ılar</text:span><text:span text:style-name="T558"> </text:span><text:span text:style-name="T114">1’den</text:span><text:span text:style-name="T402"> </text:span><text:span text:style-name="T114">1</text:span><text:span text:style-name="T196">0</text:span><text:span text:style-name="T114">’a</text:span><text:span text:style-name="T558"> </text:span><text:span text:style-name="T196">ka</text:span><text:span text:style-name="T114">dar,</text:span><text:span text:style-name="T402"> </text:span><text:span text:style-name="T114">onluk</text:span><text:span text:style-name="T402"> </text:span><text:span text:style-name="T114">sa</text:span><text:span text:style-name="T168">y</text:span><text:span text:style-name="T114">ı</text:span><text:span text:style-name="T196">la</text:span><text:span text:style-name="T114">rın</text:span><text:span text:style-name="T558"> </text:span><text:span text:style-name="T114">hepsi</text:span><text:span text:style-name="T545"> </text:span><text:span text:style-name="T196">(</text:span><text:span text:style-name="T130">on,</text:span><text:span text:style-name="T406"> </text:span><text:span text:style-name="T130">yir</text:span><text:span text:style-name="T206">m</text:span><text:span text:style-name="T130">i,</text:span><text:span text:style-name="T132"> </text:span><text:span text:style-name="T130">otu</text:span><text:span text:style-name="T252">z</text:span><text:span text:style-name="T130">...</text:span><text:span text:style-name="T345"> </text:span><text:span text:style-name="T114">),</text:span><text:span text:style-name="T586"> </text:span><text:span text:style-name="T130">yüz,</text:span><text:span text:style-name="T474"> </text:span><text:span text:style-name="T130">bin,</text:span><text:span text:style-name="T588"> </text:span><text:span text:style-name="T206">m</text:span><text:span text:style-name="T130">il</text:span><text:span text:style-name="T206">yo</text:span><text:span text:style-name="T130">n,</text:span><text:span text:style-name="T474"> </text:span><text:span text:style-name="T206">m</text:span><text:span text:style-name="T130">ilyar,</text:span><text:span text:style-name="T474"> </text:span><text:span text:style-name="T114">ü</text:span><text:span text:style-name="T196">leş</text:span><text:span text:style-name="T114">tirme</text:span><text:span text:style-name="T586"> </text:span><text:span text:style-name="T114">sa</text:span><text:span text:style-name="T168">y</text:span><text:span text:style-name="T114">ı</text:span><text:span text:style-name="T196">la</text:span><text:span text:style-name="T114">rı</text:span><text:span text:style-name="T470"> </text:span><text:span text:style-name="T114">1’den</text:span><text:span text:style-name="T586"> </text:span><text:span text:style-name="T114">1</text:span><text:span text:style-name="T196">0</text:span><text:span text:style-name="T114">’a</text:span><text:span text:style-name="T586"> </text:span><text:span text:style-name="T114">kadar</text:span><text:span text:style-name="T470"> </text:span><text:span text:style-name="T114">(</text:span><text:span text:style-name="T586"> </text:span><text:span text:style-name="T206">bi</text:span><text:span text:style-name="T252">r</text:span><text:span text:style-name="T206">e</text:span><text:span text:style-name="T130">r</text:span><text:span text:style-name="T474"> </text:span><text:span text:style-name="T130">,</text:span><text:span text:style-name="T132"> </text:span><text:span text:style-name="T130">iki</text:span><text:span text:style-name="T206">ş</text:span><text:span text:style-name="T130">er,…altişa</text:span><text:span text:style-name="T206">r</text:span><text:span text:style-name="T114">…)</text:span><text:span text:style-name="T408"> </text:span><text:span text:style-name="T114">b</text:span><text:span text:style-name="T196">a</text:span><text:span text:style-name="T114">ğı</text:span><text:span text:style-name="T255">m</text:span><text:span text:style-name="T114">sız</text:span><text:span text:style-name="T408"> </text:span><text:span text:style-name="T114">madde</text:span><text:span text:style-name="T188"> </text:span><text:span text:style-name="T114">olarak</text:span><text:span text:style-name="T408"> </text:span><text:span text:style-name="T114">gird</text:span><text:span text:style-name="T255">i</text:span><text:span text:style-name="T114">ği</text:span><text:span text:style-name="T408"> </text:span><text:span text:style-name="T114">h</text:span><text:span text:style-name="T255">â</text:span><text:span text:style-name="T114">lde,</text:span><text:span text:style-name="T188"> </text:span><text:span text:style-name="T114">kesir</text:span><text:span text:style-name="T408"> </text:span><text:span text:style-name="T114">ve</text:span><text:span text:style-name="T553"> </text:span><text:span text:style-name="T114">ta</text:span><text:span text:style-name="T168">h</text:span><text:span text:style-name="T255">m</text:span><text:span text:style-name="T114">inli</text:span><text:span text:style-name="T188"> </text:span><text:span text:style-name="T114">sa</text:span><text:span text:style-name="T168">y</text:span><text:span text:style-name="T114">ı</text:span><text:span text:style-name="T196">lar</text:span><text:span text:style-name="T203"> </text:span><text:span text:style-name="T114">gerekli</text:span><text:span text:style-name="T594"> </text:span><text:span text:style-name="T114">a</text:span><text:span text:style-name="T196">s</text:span><text:span text:style-name="T114">ıl</text:span><text:span text:style-name="T498"> </text:span><text:span text:style-name="T114">sa</text:span><text:span text:style-name="T168">y</text:span><text:span text:style-name="T114">ı</text:span><text:span text:style-name="T196">la</text:span><text:span text:style-name="T114">rın</text:span><text:span text:style-name="T498"> </text:span><text:span text:style-name="T255">m</text:span><text:span text:style-name="T196">a</text:span><text:span text:style-name="T114">ddesi</text:span><text:span text:style-name="T594"> </text:span><text:span text:style-name="T114">içinde</text:span><text:span text:style-name="T498"> </text:span><text:span text:style-name="T168">y</text:span><text:span text:style-name="T196">e</text:span><text:span text:style-name="T114">r</text:span><text:span text:style-name="T498"> </text:span><text:span text:style-name="T255">a</text:span><text:span text:style-name="T114">ldı.</text:span></text:p>
        </text:list-item>
        <text:list-item>
          <text:p text:style-name="P150"><text:span text:style-name="T114">Zamirlerin</text:span><text:span text:style-name="T314"> </text:span><text:span text:style-name="T114">bütün</text:span><text:span text:style-name="T314"> </text:span><text:span text:style-name="T114">türle</text:span><text:span text:style-name="T196">r</text:span><text:span text:style-name="T114">inin</text:span><text:span text:style-name="T314"> </text:span><text:span text:style-name="T114">kökleri,</text:span><text:span text:style-name="T477"> </text:span><text:span text:style-name="T196">iş</text:span><text:span text:style-name="T114">aret</text:span><text:span text:style-name="T314"> </text:span><text:span text:style-name="T114">ve</text:span><text:span text:style-name="T314"> </text:span><text:span text:style-name="T114">ş</text:span><text:span text:style-name="T196">a</text:span><text:span text:style-name="T114">hıs</text:span><text:span text:style-name="T477"> </text:span><text:span text:style-name="T114">zamirlerinin</text:span><text:span text:style-name="T314"> </text:span><text:span text:style-name="T114">ise</text:span><text:span text:style-name="T314"> </text:span><text:span text:style-name="T114">kökü</text:span><text:span text:style-name="T126"> </text:span><text:span text:style-name="T114">d</text:span><text:span text:style-name="T196">e</text:span><text:span text:style-name="T114">ği</text:span><text:span text:style-name="T196">ş</text:span><text:span text:style-name="T168">i</text:span><text:span text:style-name="T255">m</text:span><text:span text:style-name="T114">e</text:span><text:span text:style-name="T228"> </text:span><text:span text:style-name="T114">uğra</text:span><text:span text:style-name="T255">m</text:span><text:span text:style-name="T114">ış</text:span><text:span text:style-name="T228"> </text:span><text:span text:style-name="T114">ba</text:span><text:span text:style-name="T196">z</text:span><text:span text:style-name="T114">ı</text:span><text:span text:style-name="T228"> </text:span><text:span text:style-name="T114">çeki</text:span><text:span text:style-name="T255">m</text:span><text:span text:style-name="T114">li</text:span><text:span text:style-name="T228"> </text:span><text:span text:style-name="T114">türleri</text:span><text:span text:style-name="T228"> </text:span><text:span text:style-name="T196">(</text:span><text:span text:style-name="T130">beni</text:span><text:span text:style-name="T231"> </text:span><text:span text:style-name="T130">–</text:span><text:span text:style-name="T231"> </text:span><text:span text:style-name="T130">ba</text:span><text:span text:style-name="T206">n</text:span><text:span text:style-name="T130">a,</text:span><text:span text:style-name="T221"> </text:span><text:span text:style-name="T130">sen</text:span><text:span text:style-name="T231"> </text:span><text:span text:style-name="T130">–</text:span><text:span text:style-name="T226"> </text:span><text:span text:style-name="T130">sana,</text:span><text:span text:style-name="T221"> </text:span><text:span text:style-name="T130">o</text:span><text:span text:style-name="T231"> </text:span><text:span text:style-name="T130">–</text:span><text:span text:style-name="T231"> </text:span><text:span text:style-name="T130">onu,</text:span><text:span text:style-name="T221"> </text:span><text:span text:style-name="T130">-o</text:span><text:span text:style-name="T206">n</text:span><text:span text:style-name="T130">a,</text:span><text:span text:style-name="T231"> </text:span><text:span text:style-name="T130">-</text:span><text:span text:style-name="T132"> </text:span><text:span text:style-name="T130">onun</text:span><text:span text:style-name="T508"> </text:span><text:span text:style-name="T114">v.</text:span><text:span text:style-name="T196">s</text:span><text:span text:style-name="T114">.)</text:span><text:span text:style-name="T506"> </text:span><text:span text:style-name="T114">de</text:span><text:span text:style-name="T506"> </text:span><text:span text:style-name="T114">madde</text:span><text:span text:style-name="T506"> </text:span><text:span text:style-name="T114">b</text:span><text:span text:style-name="T255">a</text:span><text:span text:style-name="T196">ş</text:span><text:span text:style-name="T114">ı</text:span><text:span text:style-name="T415"> </text:span><text:span text:style-name="T114">olarak</text:span><text:span text:style-name="T506"> </text:span><text:span text:style-name="T114">a</text:span><text:span text:style-name="T196">l</text:span><text:span text:style-name="T114">ındı.</text:span></text:p>
        </text:list-item>
      </text:list>
      <text:p text:style-name="P81"><text:span text:style-name="T114">ç)</text:span><text:span text:style-name="T594"> </text:span><text:span text:style-name="T114">Türkçenin</text:span><text:span text:style-name="T594"> </text:span><text:span text:style-name="T114">bütün</text:span><text:span text:style-name="T594"> </text:span><text:span text:style-name="T114">b</text:span><text:span text:style-name="T196">a</text:span><text:span text:style-name="T114">ğ</text:span><text:span text:style-name="T196">laçla</text:span><text:span text:style-name="T114">rı,</text:span><text:span text:style-name="T498"> </text:span><text:span text:style-name="T114">edatla</text:span><text:span text:style-name="T196">r</text:span><text:span text:style-name="T114">ı</text:span><text:span text:style-name="T594"> </text:span><text:span text:style-name="T114">da</text:span><text:span text:style-name="T498"> </text:span><text:span text:style-name="T114">Sözlük</text:span><text:span text:style-name="T168">’</text:span><text:span text:style-name="T114">te</text:span><text:span text:style-name="T498"> </text:span><text:span text:style-name="T114">a</text:span><text:span text:style-name="T168">y</text:span><text:span text:style-name="T114">rı</text:span><text:span text:style-name="T602"> </text:span><text:span text:style-name="T196">a</text:span><text:span text:style-name="T168">y</text:span><text:span text:style-name="T255">r</text:span><text:span text:style-name="T114">ı</text:span><text:span text:style-name="T594"> </text:span><text:span text:style-name="T168">y</text:span><text:span text:style-name="T196">e</text:span><text:span text:style-name="T114">rlerini</text:span><text:span text:style-name="T498"> </text:span><text:span text:style-name="T114">al</text:span><text:span text:style-name="T168">d</text:span><text:span text:style-name="T114">ılar.</text:span></text:p>
      <text:list xml:id="list152250845016965" text:continue-numbering="true" text:style-name="WWNum6">
        <text:list-item>
          <text:p text:style-name="P115"><text:span text:style-name="T114">Ünle</text:span><text:span text:style-name="T255">m</text:span><text:span text:style-name="T114">ler</text:span><text:span text:style-name="T384"> </text:span><text:span text:style-name="T168">(</text:span><text:span text:style-name="T140">сыр</text:span><text:span text:style-name="T179">д</text:span><text:span text:style-name="T140">.</text:span><text:span text:style-name="T388"> </text:span><text:span text:style-name="T140">с</text:span><text:span text:style-name="T154">.),</text:span><text:span text:style-name="T529"> </text:span><text:span text:style-name="T154">ta</text:span><text:span text:style-name="T182">k</text:span><text:span text:style-name="T154">lidî</text:span><text:span text:style-name="T529"> </text:span><text:span text:style-name="T154">kelimeler</text:span><text:span text:style-name="T389"> </text:span><text:span text:style-name="T154">(</text:span><text:span text:style-name="T529"> </text:span><text:span text:style-name="T140">туур.</text:span><text:span text:style-name="T388"> </text:span><text:span text:style-name="T140">с.</text:span><text:span text:style-name="T564"> </text:span><text:span text:style-name="T154">)</text:span><text:span text:style-name="T575"> </text:span><text:span text:style-name="T154">i</text:span><text:span text:style-name="T210">ş</text:span><text:span text:style-name="T154">aretleri</text:span><text:span text:style-name="T529"> </text:span><text:span text:style-name="T154">ile</text:span><text:span text:style-name="T494"> </text:span><text:span text:style-name="T154">madde</text:span><text:span text:style-name="T389"> </text:span><text:span text:style-name="T154">b</text:span><text:span text:style-name="T269">a</text:span><text:span text:style-name="T154">şı</text:span><text:span text:style-name="T159"> </text:span><text:span text:style-name="T154">olarak</text:span><text:span text:style-name="T389"> </text:span><text:span text:style-name="T154">alın</text:span><text:span text:style-name="T210">m</text:span><text:span text:style-name="T154">ış</text:span><text:span text:style-name="T529"> </text:span><text:span text:style-name="T154">ve</text:span><text:span text:style-name="T575"> </text:span><text:span text:style-name="T269">m</text:span><text:span text:style-name="T154">ü</text:span><text:span text:style-name="T269">m</text:span><text:span text:style-name="T154">kün</text:span><text:span text:style-name="T494"> </text:span><text:span text:style-name="T154">oldu</text:span><text:span text:style-name="T210">ğ</text:span><text:span text:style-name="T154">u</text:span><text:span text:style-name="T494"> </text:span><text:span text:style-name="T154">kadar</text:span><text:span text:style-name="T494"> </text:span><text:span text:style-name="T210">Kı</text:span><text:span text:style-name="T154">rgı</text:span><text:span text:style-name="T210">zc</text:span><text:span text:style-name="T154">a</text:span><text:span text:style-name="T529"> </text:span><text:span text:style-name="T210">anl</text:span><text:span text:style-name="T182">a</text:span><text:span text:style-name="T269">m</text:span><text:span text:style-name="T182">d</text:span><text:span text:style-name="T210">aşla</text:span><text:span text:style-name="T154">rı,</text:span><text:span text:style-name="T494"> </text:span><text:span text:style-name="T154">ol</text:span><text:span text:style-name="T210">ma</text:span><text:span text:style-name="T154">zsa</text:span><text:span text:style-name="T159"> </text:span><text:span text:style-name="T210">aç</text:span><text:span text:style-name="T154">ıkl</text:span><text:span text:style-name="T182">a</text:span><text:span text:style-name="T210">m</text:span><text:span text:style-name="T154">aları</text:span><text:span text:style-name="T275"> </text:span><text:span text:style-name="T182">i</text:span><text:span text:style-name="T154">talik</text:span><text:span text:style-name="T275"> </text:span><text:span text:style-name="T154">harflerle</text:span><text:span text:style-name="T275"> </text:span><text:span text:style-name="T154">veril</text:span><text:span text:style-name="T269">m</text:span><text:span text:style-name="T154">i</text:span><text:span text:style-name="T210">ş</text:span><text:span text:style-name="T154">tir.</text:span></text:p>
        </text:list-item>
      </text:list>
      <text:list xml:id="list152249077677244" text:continue-list="list152250665440631" text:style-name="WWNum3">
        <text:list-item>
          <text:p text:style-name="P116"><text:span text:style-name="T114">Çok</text:span><text:span text:style-name="T391"> </text:span><text:span text:style-name="T168">y</text:span><text:span text:style-name="T255">a</text:span><text:span text:style-name="T114">y</text:span><text:span text:style-name="T196">g</text:span><text:span text:style-name="T114">ın</text:span><text:span text:style-name="T461"> </text:span><text:span text:style-name="T114">olan</text:span><text:span text:style-name="T461"> </text:span><text:span text:style-name="T114">coğr</text:span><text:span text:style-name="T255">a</text:span><text:span text:style-name="T114">fî</text:span><text:span text:style-name="T461"> </text:span><text:span text:style-name="T114">ve</text:span><text:span text:style-name="T461"> </text:span><text:span text:style-name="T114">tarihî</text:span><text:span text:style-name="T461"> </text:span><text:span text:style-name="T114">adlar,</text:span><text:span text:style-name="T379"> </text:span><text:span text:style-name="T114">ülke</text:span><text:span text:style-name="T461"> </text:span><text:span text:style-name="T114">ve</text:span><text:span text:style-name="T461"> </text:span><text:span text:style-name="T114">halkla</text:span><text:span text:style-name="T196">r</text:span><text:span text:style-name="T114">ın</text:span><text:span text:style-name="T461"> </text:span><text:span text:style-name="T114">adla</text:span><text:span text:style-name="T196">r</text:span><text:span text:style-name="T114">ı</text:span><text:span text:style-name="T461"> </text:span><text:span text:style-name="T114">Sözlü</text:span><text:span text:style-name="T196">k</text:span><text:span text:style-name="T114">’ün</text:span><text:span text:style-name="T126"> </text:span><text:span text:style-name="T114">maddeleri</text:span><text:span text:style-name="T602"> </text:span><text:span text:style-name="T196">s</text:span><text:span text:style-name="T114">ı</text:span><text:span text:style-name="T168">r</text:span><text:span text:style-name="T196">as</text:span><text:span text:style-name="T114">ında</text:span><text:span text:style-name="T594"> </text:span><text:span text:style-name="T114">b</text:span><text:span text:style-name="T196">ü</text:span><text:span text:style-name="T168">y</text:span><text:span text:style-name="T196">ü</text:span><text:span text:style-name="T114">k</text:span><text:span text:style-name="T602"> </text:span><text:span text:style-name="T114">harflerle</text:span><text:span text:style-name="T594"> </text:span><text:span text:style-name="T168">y</text:span><text:span text:style-name="T196">e</text:span><text:span text:style-name="T114">r</text:span><text:span text:style-name="T602"> </text:span><text:span text:style-name="T114">al</text:span><text:span text:style-name="T196">d</text:span><text:span text:style-name="T114">ı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64"><text:span text:style-name="T114">A</text:span><text:span text:style-name="T168">l</text:span><text:span text:style-name="T255">m</text:span><text:span text:style-name="T196">a</text:span><text:span text:style-name="T114">n</text:span><text:span text:style-name="T168">y</text:span><text:span text:style-name="T114">a</text:span></text:p>
          </table:table-cell>
          <table:table-cell table:style-name="Table3.A1" office:value-type="string">
            <text:p text:style-name="P202"><text:span text:style-name="T114">Германия</text:span></text:p>
          </table:table-cell>
          <table:table-cell table:style-name="Table3.A1" office:value-type="string">
            <text:p text:style-name="P171"><text:span text:style-name="T196">A</text:span><text:span text:style-name="T168">l</text:span><text:span text:style-name="T255">m</text:span><text:span text:style-name="T196">a</text:span><text:span text:style-name="T114">n</text:span></text:p>
          </table:table-cell>
          <table:table-cell table:style-name="Table3.A1" office:value-type="string">
            <text:p text:style-name="P204"><text:span text:style-name="T196">немец</text:span></text:p>
          </table:table-cell>
        </table:table-row>
        <table:table-row table:style-name="Table3.2">
          <table:table-cell table:style-name="Table3.A1" office:value-type="string">
            <text:p text:style-name="P166"><text:span text:style-name="T114">С</text:span><text:span text:style-name="T196">eza</text:span><text:span text:style-name="T168">y</text:span><text:span text:style-name="T196">ir</text:span></text:p>
          </table:table-cell>
          <table:table-cell table:style-name="Table3.A1" office:value-type="string">
            <text:p text:style-name="P203"><text:span text:style-name="T114">Алжир</text:span></text:p>
          </table:table-cell>
          <table:table-cell table:style-name="Table3.A1" office:value-type="string">
            <text:p text:style-name="P173"><text:span text:style-name="T114">Arnavutluk</text:span></text:p>
          </table:table-cell>
          <table:table-cell table:style-name="Table3.A1" office:value-type="string">
            <text:p text:style-name="P205"><text:span text:style-name="T196">алб</text:span><text:span text:style-name="T114">ан</text:span></text:p>
          </table:table-cell>
        </table:table-row>
        <table:table-row table:style-name="Table3.2">
          <table:table-cell table:style-name="Table3.A1" office:value-type="string">
            <text:p text:style-name="P166"><text:span text:style-name="T114">Çin</text:span></text:p>
          </table:table-cell>
          <table:table-cell table:style-name="Table3.A1" office:value-type="string">
            <text:p text:style-name="P203"><text:span text:style-name="T196">Кытай</text:span></text:p>
          </table:table-cell>
          <table:table-cell table:style-name="Table3.A1" office:value-type="string">
            <text:p text:style-name="P173"><text:span text:style-name="T114">Yunan</text:span></text:p>
          </table:table-cell>
          <table:table-cell table:style-name="Table3.A1" office:value-type="string">
            <text:p text:style-name="P205"><text:span text:style-name="T114">грек</text:span></text:p>
          </table:table-cell>
        </table:table-row>
        <table:table-row table:style-name="Table3.4">
          <table:table-cell table:style-name="Table3.A1" office:value-type="string">
            <text:p text:style-name="P166"><text:span text:style-name="T114">İngiltere</text:span></text:p>
          </table:table-cell>
          <table:table-cell table:style-name="Table3.A1" office:value-type="string">
            <text:p text:style-name="P203"><text:span text:style-name="T196">Англ</text:span><text:span text:style-name="T168">и</text:span><text:span text:style-name="T114">я</text:span></text:p>
          </table:table-cell>
          <table:table-cell table:style-name="Table3.A1" office:value-type="string">
            <text:p text:style-name="P173"><text:span text:style-name="T114">Rus</text:span></text:p>
          </table:table-cell>
          <table:table-cell table:style-name="Table3.A1" office:value-type="string">
            <text:p text:style-name="P205"><text:span text:style-name="T114">о</text:span><text:span text:style-name="T196">р</text:span><text:span text:style-name="T168">у</text:span><text:span text:style-name="T114">с </text:span><text:span text:style-name="T310"><text:s/></text:span><text:span text:style-name="T196">ж</text:span><text:span text:style-name="T114">.б.</text:span></text:p>
          </table:table-cell>
        </table:table-row>
      </table:table>
      <text:p text:style-name="P216"/>
      <text:p text:style-name="P9"/>
      <text:p text:style-name="P9"/>
      <text:p text:style-name="P9"/>
      <text:p text:style-name="P9"/>
      <text:p text:style-name="P9"/>
      <text:p text:style-name="P9"/>
      <text:p text:style-name="P207"/>
      <text:p text:style-name="P208"><text:span text:style-name="T76">КЫС</text:span><text:span text:style-name="T85">К</text:span><text:span text:style-name="T76">АР</text:span><text:span text:style-name="T85">Т</text:span><text:span text:style-name="T64">У</text:span><text:span text:style-name="T76">УЛАР</text:span><text:span text:style-name="T64"> </text:span><text:span text:style-name="T76">K</text:span><text:span text:style-name="T85">I</text:span><text:span text:style-name="T76">S</text:span><text:span text:style-name="T64">A</text:span><text:span text:style-name="T76">LTMA</text:span><text:span text:style-name="T85">L</text:span><text:span text:style-name="T76">AR</text:span></text:p>
      <text:p text:style-name="P9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68"><text:span text:style-name="T67">авто</text:span></text:p>
          </table:table-cell>
          <table:table-cell table:style-name="Table4.A1" office:value-type="string">
            <text:p text:style-name="P209"><text:span text:style-name="T59">автомобиль</text:span></text:p>
          </table:table-cell>
          <table:table-cell table:style-name="Table4.A1" office:value-type="string">
            <text:p text:style-name="P211"><text:span text:style-name="T68">o</text:span><text:span text:style-name="T60">t</text:span><text:span text:style-name="T68">o</text:span><text:span text:style-name="T94">m</text:span><text:span text:style-name="T68">ob</text:span><text:span text:style-name="T60">i</text:span><text:span text:style-name="T68">l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60">a</text:span><text:span text:style-name="T68">д.</text:span></text:p>
          </table:table-cell>
          <table:table-cell table:style-name="Table4.A1" office:value-type="string">
            <text:p text:style-name="P210"><text:span text:style-name="T59">адабият</text:span></text:p>
          </table:table-cell>
          <table:table-cell table:style-name="Table4.A1" office:value-type="string">
            <text:p text:style-name="P212"><text:span text:style-name="T60">edebiyat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59">алкыш</text:span></text:p>
          </table:table-cell>
          <table:table-cell table:style-name="Table4.A1" office:value-type="string">
            <text:p text:style-name="P210"><text:span text:style-name="T59">алкыш</text:span></text:p>
          </table:table-cell>
          <table:table-cell table:style-name="Table4.A1" office:value-type="string">
            <text:p text:style-name="P212"><text:span text:style-name="T60">al</text:span><text:span text:style-name="T68">k</text:span><text:span text:style-name="T60">ı</text:span><text:span text:style-name="T68">ş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59">a</text:span><text:span text:style-name="T67">нат.</text:span></text:p>
          </table:table-cell>
          <table:table-cell table:style-name="Table4.A1" office:value-type="string">
            <text:p text:style-name="P210"><text:span text:style-name="T67">анато</text:span><text:span text:style-name="T81">м</text:span><text:span text:style-name="T67">ия</text:span></text:p>
          </table:table-cell>
          <table:table-cell table:style-name="Table4.A1" office:value-type="string">
            <text:p text:style-name="P213"><text:span text:style-name="T68">anato</text:span><text:span text:style-name="T94">m</text:span><text:span text:style-name="T68">i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67">антроп.</text:span></text:p>
          </table:table-cell>
          <table:table-cell table:style-name="Table4.A1" office:value-type="string">
            <text:p text:style-name="P210"><text:span text:style-name="T59">антро</text:span><text:span text:style-name="T81">п</text:span><text:span text:style-name="T59">ология</text:span></text:p>
          </table:table-cell>
          <table:table-cell table:style-name="Table4.A1" office:value-type="string">
            <text:p text:style-name="P212"><text:span text:style-name="T68">an</text:span><text:span text:style-name="T60">tr</text:span><text:span text:style-name="T68">o</text:span><text:span text:style-name="T60">p</text:span><text:span text:style-name="T68">o</text:span><text:span text:style-name="T60">lo</text:span><text:span text:style-name="T68">ji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59">арго</text:span></text:p>
          </table:table-cell>
          <table:table-cell table:style-name="Table4.A1" office:value-type="string">
            <text:p text:style-name="P214"><text:span text:style-name="T59">арго</text:span></text:p>
          </table:table-cell>
          <table:table-cell table:style-name="Table4.A1" office:value-type="string">
            <text:p text:style-name="P212"><text:span text:style-name="T68">argo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59">aрхео</text:span><text:span text:style-name="T67">л.</text:span></text:p>
          </table:table-cell>
          <table:table-cell table:style-name="Table4.A1" office:value-type="string">
            <text:p text:style-name="P214"><text:span text:style-name="T67">археология</text:span></text:p>
          </table:table-cell>
          <table:table-cell table:style-name="Table4.A1" office:value-type="string">
            <text:p text:style-name="P213"><text:span text:style-name="T68">ark</text:span><text:span text:style-name="T82">e</text:span><text:span text:style-name="T68">o</text:span><text:span text:style-name="T60">lo</text:span><text:span text:style-name="T68">ji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59">a</text:span><text:span text:style-name="T67">рхит.</text:span></text:p>
          </table:table-cell>
          <table:table-cell table:style-name="Table4.A1" office:value-type="string">
            <text:p text:style-name="P214"><text:span text:style-name="T67">архите</text:span><text:span text:style-name="T81">к</text:span><text:span text:style-name="T67">тура</text:span></text:p>
          </table:table-cell>
          <table:table-cell table:style-name="Table4.A1" office:value-type="string">
            <text:p text:style-name="P212"><text:span text:style-name="T60">m</text:span><text:span text:style-name="T68">i</text:span><text:span text:style-name="T60">ma</text:span><text:span text:style-name="T68">r</text:span><text:span text:style-name="T60">lı</text:span><text:span text:style-name="T68">k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59">a</text:span><text:span text:style-name="T67">с</text:span><text:span text:style-name="T59">к</text:span><text:span text:style-name="T67">.</text:span></text:p>
          </table:table-cell>
          <table:table-cell table:style-name="Table4.A1" office:value-type="string">
            <text:p text:style-name="P214"><text:span text:style-name="T59">аске</text:span><text:span text:style-name="T67">р</text:span><text:span text:style-name="T79"> </text:span><text:span text:style-name="T59">иши</text:span></text:p>
          </table:table-cell>
          <table:table-cell table:style-name="Table4.A1" office:value-type="string">
            <text:p text:style-name="P212"><text:span text:style-name="T68">asker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59">a</text:span><text:span text:style-name="T67">стр.</text:span></text:p>
          </table:table-cell>
          <table:table-cell table:style-name="Table4.A1" office:value-type="string">
            <text:p text:style-name="P214"><text:span text:style-name="T67">астр</text:span><text:span text:style-name="T59">о</text:span><text:span text:style-name="T67">но</text:span><text:span text:style-name="T81">м</text:span><text:span text:style-name="T67">ия</text:span></text:p>
          </table:table-cell>
          <table:table-cell table:style-name="Table4.A1" office:value-type="string">
            <text:p text:style-name="P213"><text:span text:style-name="T60">astro</text:span><text:span text:style-name="T68">no</text:span><text:span text:style-name="T94">m</text:span><text:span text:style-name="T68">i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68">б</text:span><text:span text:style-name="T82">.</text:span><text:span text:style-name="T68">з.</text:span></text:p>
          </table:table-cell>
          <table:table-cell table:style-name="Table4.A1" office:value-type="string">
            <text:p text:style-name="P214"><text:span text:style-name="T67">б</text:span><text:span text:style-name="T59">и</text:span><text:span text:style-name="T67">з</text:span><text:span text:style-name="T59">д</text:span><text:span text:style-name="T67">ин</text:span><text:span text:style-name="T98"> </text:span><text:span text:style-name="T59">зам</text:span><text:span text:style-name="T81">ан</text:span><text:span text:style-name="T67">да</text:span></text:p>
          </table:table-cell>
          <table:table-cell table:style-name="Table4.A1" office:value-type="string">
            <text:p text:style-name="P212"><text:span text:style-name="T60">Milat’ta</text:span><text:span text:style-name="T68">n</text:span><text:span text:style-name="T101"> </text:span><text:span text:style-name="T60">so</text:span><text:span text:style-name="T68">nra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68">б</text:span><text:span text:style-name="T82">.</text:span><text:span text:style-name="T68">з</text:span><text:span text:style-name="T82">.</text:span><text:span text:style-name="T60">ч</text:span><text:span text:style-name="T68">.</text:span></text:p>
          </table:table-cell>
          <table:table-cell table:style-name="Table4.A1" office:value-type="string">
            <text:p text:style-name="P214"><text:span text:style-name="T67">б</text:span><text:span text:style-name="T59">и</text:span><text:span text:style-name="T67">з</text:span><text:span text:style-name="T59">д</text:span><text:span text:style-name="T67">ин</text:span><text:span text:style-name="T103"> </text:span><text:span text:style-name="T59">зам</text:span><text:span text:style-name="T81">анг</text:span><text:span text:style-name="T67">а</text:span><text:span text:style-name="T103"> </text:span><text:span text:style-name="T67">чейин</text:span></text:p>
          </table:table-cell>
          <table:table-cell table:style-name="Table4.A1" office:value-type="string">
            <text:p text:style-name="P213"><text:span text:style-name="T60">Milat’ta</text:span><text:span text:style-name="T68">n</text:span><text:span text:style-name="T101"> </text:span><text:span text:style-name="T60">ö</text:span><text:span text:style-name="T68">n</text:span><text:span text:style-name="T60">ce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67">байл.</text:span></text:p>
          </table:table-cell>
          <table:table-cell table:style-name="Table4.A1" office:value-type="string">
            <text:p text:style-name="P214"><text:span text:style-name="T67">байла</text:span><text:span text:style-name="T81">м</text:span><text:span text:style-name="T67">та</text:span></text:p>
          </table:table-cell>
          <table:table-cell table:style-name="Table4.A1" office:value-type="string">
            <text:p text:style-name="P212"><text:span text:style-name="T68">b</text:span><text:span text:style-name="T60">a</text:span><text:span text:style-name="T68">ğ</text:span><text:span text:style-name="T60">laç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67">б</text:span><text:span text:style-name="T59">и</text:span><text:span text:style-name="T67">ол.</text:span></text:p>
          </table:table-cell>
          <table:table-cell table:style-name="Table4.A1" office:value-type="string">
            <text:p text:style-name="P214"><text:span text:style-name="T67">биология</text:span></text:p>
          </table:table-cell>
          <table:table-cell table:style-name="Table4.A1" office:value-type="string">
            <text:p text:style-name="P212"><text:span text:style-name="T68">b</text:span><text:span text:style-name="T60">iy</text:span><text:span text:style-name="T68">o</text:span><text:span text:style-name="T60">lo</text:span><text:span text:style-name="T68">ji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67">б</text:span><text:span text:style-name="T59">и</text:span><text:span text:style-name="T67">охим.</text:span></text:p>
          </table:table-cell>
          <table:table-cell table:style-name="Table4.A1" office:value-type="string">
            <text:p text:style-name="P210"><text:span text:style-name="T67">б</text:span><text:span text:style-name="T59">и</text:span><text:span text:style-name="T67">охи</text:span><text:span text:style-name="T81">м</text:span><text:span text:style-name="T67">ия</text:span></text:p>
          </table:table-cell>
          <table:table-cell table:style-name="Table4.A1" office:value-type="string">
            <text:p text:style-name="P213"><text:span text:style-name="T68">b</text:span><text:span text:style-name="T60">iy</text:span><text:span text:style-name="T68">ok</text:span><text:span text:style-name="T60">i</text:span><text:span text:style-name="T94">m</text:span><text:span text:style-name="T60">y</text:span><text:span text:style-name="T68">a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68">бот.</text:span></text:p>
          </table:table-cell>
          <table:table-cell table:style-name="Table4.A1" office:value-type="string">
            <text:p text:style-name="P210"><text:span text:style-name="T67">бот</text:span><text:span text:style-name="T81">а</text:span><text:span text:style-name="T67">ника</text:span></text:p>
          </table:table-cell>
          <table:table-cell table:style-name="Table4.A1" office:value-type="string">
            <text:p text:style-name="P212"><text:span text:style-name="T68">bo</text:span><text:span text:style-name="T60">t</text:span><text:span text:style-name="T82">a</text:span><text:span text:style-name="T68">n</text:span><text:span text:style-name="T60">i</text:span><text:span text:style-name="T68">k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60">геог</text:span><text:span text:style-name="T68">р.</text:span></text:p>
          </table:table-cell>
          <table:table-cell table:style-name="Table4.A1" office:value-type="string">
            <text:p text:style-name="P210"><text:span text:style-name="T59">географ</text:span><text:span text:style-name="T67">ия</text:span></text:p>
          </table:table-cell>
          <table:table-cell table:style-name="Table4.A1" office:value-type="string">
            <text:p text:style-name="P212"><text:span text:style-name="T60">c</text:span><text:span text:style-name="T68">o</text:span><text:span text:style-name="T60">ğ</text:span><text:span text:style-name="T68">rafi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59">гео</text:span><text:span text:style-name="T67">л.</text:span></text:p>
          </table:table-cell>
          <table:table-cell table:style-name="Table4.A1" office:value-type="string">
            <text:p text:style-name="P210"><text:span text:style-name="T59">геология</text:span></text:p>
          </table:table-cell>
          <table:table-cell table:style-name="Table4.A1" office:value-type="string">
            <text:p text:style-name="P213"><text:span text:style-name="T68">jeo</text:span><text:span text:style-name="T82">l</text:span><text:span text:style-name="T68">oji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60">геом</text:span><text:span text:style-name="T68">.</text:span></text:p>
          </table:table-cell>
          <table:table-cell table:style-name="Table4.A1" office:value-type="string">
            <text:p text:style-name="P210"><text:span text:style-name="T59">геометр</text:span><text:span text:style-name="T67">ия</text:span></text:p>
          </table:table-cell>
          <table:table-cell table:style-name="Table4.A1" office:value-type="string">
            <text:p text:style-name="P212"><text:span text:style-name="T68">geo</text:span><text:span text:style-name="T94">m</text:span><text:span text:style-name="T68">e</text:span><text:span text:style-name="T60">t</text:span><text:span text:style-name="T68">ri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59">гра</text:span><text:span text:style-name="T67">м.</text:span></text:p>
          </table:table-cell>
          <table:table-cell table:style-name="Table4.A1" office:value-type="string">
            <text:p text:style-name="P214"><text:span text:style-name="T59">грамматика</text:span></text:p>
          </table:table-cell>
          <table:table-cell table:style-name="Table4.A1" office:value-type="string">
            <text:p text:style-name="P212"><text:span text:style-name="T68">gra</text:span><text:span text:style-name="T94">m</text:span><text:span text:style-name="T68">er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69">деœ.</text:span></text:p>
          </table:table-cell>
          <table:table-cell table:style-name="Table4.A1" office:value-type="string">
            <text:p text:style-name="P214"><text:span text:style-name="T67">деœ</text:span><text:span text:style-name="T59">изч</text:span><text:span text:style-name="T67">и</text:span><text:span text:style-name="T59">л</text:span><text:span text:style-name="T67">ик</text:span></text:p>
          </table:table-cell>
          <table:table-cell table:style-name="Table4.A1" office:value-type="string">
            <text:p text:style-name="P213"><text:span text:style-name="T68">d</text:span><text:span text:style-name="T60">e</text:span><text:span text:style-name="T68">n</text:span><text:span text:style-name="T60">izcilik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67">диал.</text:span></text:p>
          </table:table-cell>
          <table:table-cell table:style-name="Table4.A1" office:value-type="string">
            <text:p text:style-name="P214"><text:span text:style-name="T59">диалект</text:span><text:span text:style-name="T67">о</text:span><text:span text:style-name="T59">ло</text:span><text:span text:style-name="T81">г</text:span><text:span text:style-name="T67">ия</text:span></text:p>
          </table:table-cell>
          <table:table-cell table:style-name="Table4.A1" office:value-type="string">
            <text:p text:style-name="P212"><text:span text:style-name="T68">dialekto</text:span><text:span text:style-name="T82">l</text:span><text:span text:style-name="T68">oji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67">д</text:span><text:span text:style-name="T59">и</text:span><text:span text:style-name="T67">н</text:span></text:p>
          </table:table-cell>
          <table:table-cell table:style-name="Table4.A1" office:value-type="string">
            <text:p text:style-name="P214"><text:span text:style-name="T67">д</text:span><text:span text:style-name="T59">и</text:span><text:span text:style-name="T67">н</text:span></text:p>
          </table:table-cell>
          <table:table-cell table:style-name="Table4.A1" office:value-type="string">
            <text:p text:style-name="P212"><text:span text:style-name="T68">d</text:span><text:span text:style-name="T60">i</text:span><text:span text:style-name="T68">n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67">дипл.</text:span></text:p>
          </table:table-cell>
          <table:table-cell table:style-name="Table4.A1" office:value-type="string">
            <text:p text:style-name="P214"><text:span text:style-name="T67">диплом</text:span><text:span text:style-name="T81">а</text:span><text:span text:style-name="T67">тия</text:span></text:p>
          </table:table-cell>
          <table:table-cell table:style-name="Table4.A1" office:value-type="string">
            <text:p text:style-name="P213"><text:span text:style-name="T68">d</text:span><text:span text:style-name="T60">i</text:span><text:span text:style-name="T68">p</text:span><text:span text:style-name="T60">l</text:span><text:span text:style-name="T68">o</text:span><text:span text:style-name="T94">m</text:span><text:span text:style-name="T68">asi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60">ж</text:span><text:span text:style-name="T82">.</text:span><text:span text:style-name="T68">б.</text:span></text:p>
          </table:table-cell>
          <table:table-cell table:style-name="Table4.A1" office:value-type="string">
            <text:p text:style-name="P214"><text:span text:style-name="T59">жан</text:span><text:span text:style-name="T67">а</text:span><text:span text:style-name="T104"> </text:span><text:span text:style-name="T67">б</text:span><text:span text:style-name="T81">а</text:span><text:span text:style-name="T67">шка</text:span><text:span text:style-name="T81">(</text:span><text:span text:style-name="T59">ла</text:span><text:span text:style-name="T67">р)</text:span></text:p>
          </table:table-cell>
          <table:table-cell table:style-name="Table4.A1" office:value-type="string">
            <text:p text:style-name="P212"><text:span text:style-name="T68">vesa</text:span><text:span text:style-name="T60">i</text:span><text:span text:style-name="T68">re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60">ж</text:span><text:span text:style-name="T82">.</text:span><text:span text:style-name="T68">б</text:span><text:span text:style-name="T82">.</text:span><text:span text:style-name="T60">у</text:span><text:span text:style-name="T82">.</text:span><text:span text:style-name="T68">с.</text:span></text:p>
          </table:table-cell>
          <table:table-cell table:style-name="Table4.A1" office:value-type="string">
            <text:p text:style-name="P214"><text:span text:style-name="T59">жан</text:span><text:span text:style-name="T67">а</text:span><text:span text:style-name="T102"> </text:span><text:span text:style-name="T67">б</text:span><text:span text:style-name="T81">а</text:span><text:span text:style-name="T67">шка</text:span><text:span text:style-name="T105"> </text:span><text:span text:style-name="T81">у</text:span><text:span text:style-name="T67">ш</text:span><text:span text:style-name="T59">у</text:span><text:span text:style-name="T67">л</text:span><text:span text:style-name="T105"> </text:span><text:span text:style-name="T59">сыя</text:span><text:span text:style-name="T81">к</text:span><text:span text:style-name="T59">туу</text:span></text:p>
          </table:table-cell>
          <table:table-cell table:style-name="Table4.A1" office:value-type="string">
            <text:p text:style-name="P212"><text:span text:style-name="T68">ve</text:span><text:span text:style-name="T60"> </text:span><text:span text:style-name="T68">b</text:span><text:span text:style-name="T60">a</text:span><text:span text:style-name="T82">ş</text:span><text:span text:style-name="T68">ka</text:span><text:span text:style-name="T60"> </text:span><text:span text:style-name="T68">b</text:span><text:span text:style-name="T60">unu</text:span><text:span text:style-name="T68">n</text:span><text:span text:style-name="T60"> </text:span><text:span text:style-name="T68">g</text:span><text:span text:style-name="T60">i</text:span><text:span text:style-name="T68">bi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67">зоол.</text:span></text:p>
          </table:table-cell>
          <table:table-cell table:style-name="Table4.A1" office:value-type="string">
            <text:p text:style-name="P214"><text:span text:style-name="T67">зооло</text:span><text:span text:style-name="T81">г</text:span><text:span text:style-name="T67">ия</text:span></text:p>
          </table:table-cell>
          <table:table-cell table:style-name="Table4.A1" office:value-type="string">
            <text:p text:style-name="P213"><text:span text:style-name="T68">zoo</text:span><text:span text:style-name="T82">l</text:span><text:span text:style-name="T68">oji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59">к</text:span><text:span text:style-name="T67">.</text:span></text:p>
          </table:table-cell>
          <table:table-cell table:style-name="Table4.A1" office:value-type="string">
            <text:p text:style-name="P214"><text:span text:style-name="T59">караңыз</text:span></text:p>
          </table:table-cell>
          <table:table-cell table:style-name="Table4.A1" office:value-type="string">
            <text:p text:style-name="P215"><text:span text:style-name="T68">bak</text:span><text:span text:style-name="T82">ı</text:span><text:span text:style-name="T68">n</text:span><text:span text:style-name="T60">ı</text:span><text:span text:style-name="T68">z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59">каргыш</text:span></text:p>
          </table:table-cell>
          <table:table-cell table:style-name="Table4.A1" office:value-type="string">
            <text:p text:style-name="P214"><text:span text:style-name="T59">каргыш</text:span></text:p>
          </table:table-cell>
          <table:table-cell table:style-name="Table4.A1" office:value-type="string">
            <text:p text:style-name="P212"><text:span text:style-name="T68">ka</text:span><text:span text:style-name="T60">r</text:span><text:span text:style-name="T68">g</text:span><text:span text:style-name="T60">ı</text:span><text:span text:style-name="T68">ş ,</text:span><text:span text:style-name="T60"> </text:span><text:span text:style-name="T68">b</text:span><text:span text:style-name="T82">e</text:span><text:span text:style-name="T60">d</text:span><text:span text:style-name="T68">dua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59">какшык</text:span></text:p>
          </table:table-cell>
          <table:table-cell table:style-name="Table4.A1" office:value-type="string">
            <text:p text:style-name="P210"><text:span text:style-name="T59">какшык</text:span></text:p>
          </table:table-cell>
          <table:table-cell table:style-name="Table4.A1" office:value-type="string">
            <text:p text:style-name="P213"><text:span text:style-name="T60">sit</text:span><text:span text:style-name="T101">e</text:span><text:span text:style-name="T68">m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67">кино</text:span></text:p>
          </table:table-cell>
          <table:table-cell table:style-name="Table4.A1" office:value-type="string">
            <text:p text:style-name="P210"><text:span text:style-name="T67">кино</text:span></text:p>
          </table:table-cell>
          <table:table-cell table:style-name="Table4.A1" office:value-type="string">
            <text:p text:style-name="P212"><text:span text:style-name="T68">sine</text:span><text:span text:style-name="T94">m</text:span><text:span text:style-name="T68">a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59">ком</text:span><text:span text:style-name="T67">п.</text:span></text:p>
          </table:table-cell>
          <table:table-cell table:style-name="Table4.A1" office:value-type="string">
            <text:p text:style-name="P210"><text:span text:style-name="T59">компьютер</text:span></text:p>
          </table:table-cell>
          <table:table-cell table:style-name="Table4.A1" office:value-type="string">
            <text:p text:style-name="P213"><text:span text:style-name="T68">b</text:span><text:span text:style-name="T60">il</text:span><text:span text:style-name="T68">g</text:span><text:span text:style-name="T60">isayar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59">көп</text:span><text:span text:style-name="T102">т</text:span><text:span text:style-name="T81">.</text:span><text:span text:style-name="T67">т.</text:span></text:p>
          </table:table-cell>
          <table:table-cell table:style-name="Table4.A1" office:value-type="string">
            <text:p text:style-name="P210"><text:span text:style-name="T67">көптүк</text:span><text:span text:style-name="T98"> </text:span><text:span text:style-name="T59">түр</text:span></text:p>
          </table:table-cell>
          <table:table-cell table:style-name="Table4.A1" office:value-type="string">
            <text:p text:style-name="P212"><text:span text:style-name="T60">ç</text:span><text:span text:style-name="T68">o</text:span><text:span text:style-name="T60">ğ</text:span><text:span text:style-name="T68">ul</text:span><text:span text:style-name="T60"> </text:span><text:span text:style-name="T68">ş</text:span><text:span text:style-name="T60">e</text:span><text:span text:style-name="T68">k</text:span><text:span text:style-name="T60">li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59">кыс</text:span><text:span text:style-name="T67">к.</text:span></text:p>
          </table:table-cell>
          <table:table-cell table:style-name="Table4.A1" office:value-type="string">
            <text:p text:style-name="P214"><text:span text:style-name="T67">кыскартыл</text:span><text:span text:style-name="T81">ы</text:span><text:span text:style-name="T67">шы</text:span></text:p>
          </table:table-cell>
          <table:table-cell table:style-name="Table4.A1" office:value-type="string">
            <text:p text:style-name="P212"><text:span text:style-name="T68">k</text:span><text:span text:style-name="T60">ı</text:span><text:span text:style-name="T68">salt</text:span><text:span text:style-name="T94">m</text:span><text:span text:style-name="T60">as</text:span><text:span text:style-name="T68">ı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67">лин</text:span><text:span text:style-name="T59">г</text:span><text:span text:style-name="T67">.</text:span></text:p>
          </table:table-cell>
          <table:table-cell table:style-name="Table4.A1" office:value-type="string">
            <text:p text:style-name="P214"><text:span text:style-name="T59">лингвистика</text:span></text:p>
          </table:table-cell>
          <table:table-cell table:style-name="Table4.A1" office:value-type="string">
            <text:p text:style-name="P213"><text:span text:style-name="T60">li</text:span><text:span text:style-name="T68">ngu</text:span><text:span text:style-name="T60">i</text:span><text:span text:style-name="T68">s</text:span><text:span text:style-name="T60">tik</text:span><text:span text:style-name="T68">,</text:span><text:span text:style-name="T60"> </text:span><text:span text:style-name="T68">d</text:span><text:span text:style-name="T60">i</text:span><text:span text:style-name="T68">l</text:span><text:span text:style-name="T60"> bil</text:span><text:span text:style-name="T68">i</text:span><text:span text:style-name="T82">m</text:span><text:span text:style-name="T68">i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59">ма</text:span><text:span text:style-name="T67">к.</text:span></text:p>
          </table:table-cell>
          <table:table-cell table:style-name="Table4.A1" office:value-type="string">
            <text:p text:style-name="P214"><text:span text:style-name="T59">макал</text:span></text:p>
          </table:table-cell>
          <table:table-cell table:style-name="Table4.A1" office:value-type="string">
            <text:p text:style-name="P212"><text:span text:style-name="T68">atasözü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59">ма</text:span><text:span text:style-name="T67">т.</text:span></text:p>
          </table:table-cell>
          <table:table-cell table:style-name="Table4.A1" office:value-type="string">
            <text:p text:style-name="P214"><text:span text:style-name="T59">математика</text:span></text:p>
          </table:table-cell>
          <table:table-cell table:style-name="Table4.A1" office:value-type="string">
            <text:p text:style-name="P212"><text:span text:style-name="T60">mat</text:span><text:span text:style-name="T101">e</text:span><text:span text:style-name="T94">m</text:span><text:span text:style-name="T101">a</text:span><text:span text:style-name="T60">tik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60">ме</text:span><text:span text:style-name="T68">д.</text:span></text:p>
          </table:table-cell>
          <table:table-cell table:style-name="Table4.A1" office:value-type="string">
            <text:p text:style-name="P214"><text:span text:style-name="T67">меди</text:span><text:span text:style-name="T81">ц</text:span><text:span text:style-name="T67">ина</text:span></text:p>
          </table:table-cell>
          <table:table-cell table:style-name="Table4.A1" office:value-type="string">
            <text:p text:style-name="P213"><text:span text:style-name="T60">tı</text:span><text:span text:style-name="T68">p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59">метео</text:span><text:span text:style-name="T67">р.</text:span></text:p>
          </table:table-cell>
          <table:table-cell table:style-name="Table4.A1" office:value-type="string">
            <text:p text:style-name="P214"><text:span text:style-name="T59">метеороло</text:span><text:span text:style-name="T81">г</text:span><text:span text:style-name="T59">ия</text:span></text:p>
          </table:table-cell>
          <table:table-cell table:style-name="Table4.A1" office:value-type="string">
            <text:p text:style-name="P212"><text:span text:style-name="T82">m</text:span><text:span text:style-name="T60">ete</text:span><text:span text:style-name="T68">oro</text:span><text:span text:style-name="T60">lo</text:span><text:span text:style-name="T68">ji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60">ме</text:span><text:span text:style-name="T68">х.</text:span></text:p>
          </table:table-cell>
          <table:table-cell table:style-name="Table4.A1" office:value-type="string">
            <text:p text:style-name="P214"><text:span text:style-name="T59">механика</text:span></text:p>
          </table:table-cell>
          <table:table-cell table:style-name="Table4.A1" office:value-type="string">
            <text:p text:style-name="P212"><text:span text:style-name="T82">m</text:span><text:span text:style-name="T60">e</text:span><text:span text:style-name="T68">kan</text:span><text:span text:style-name="T60">i</text:span><text:span text:style-name="T68">k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67">мис.</text:span></text:p>
          </table:table-cell>
          <table:table-cell table:style-name="Table4.A1" office:value-type="string">
            <text:p text:style-name="P214"><text:span text:style-name="T59">мисалы</text:span></text:p>
          </table:table-cell>
          <table:table-cell table:style-name="Table4.A1" office:value-type="string">
            <text:p text:style-name="P213"><text:span text:style-name="T68">ö</text:span><text:span text:style-name="T60">r</text:span><text:span text:style-name="T68">n</text:span><text:span text:style-name="T82">e</text:span><text:span text:style-name="T68">ğ</text:span><text:span text:style-name="T60">in</text:span></text:p>
          </table:table-cell>
        </table:table-row>
        <table:table-row table:style-name="Table4.2">
          <table:table-cell table:style-name="Table4.A1" office:value-type="string">
            <text:p text:style-name="P167"><text:span text:style-name="T67">миф.</text:span></text:p>
          </table:table-cell>
          <table:table-cell table:style-name="Table4.A1" office:value-type="string">
            <text:p text:style-name="P214"><text:span text:style-name="T66">мифоло</text:span><text:span text:style-name="T95">г</text:span><text:span text:style-name="T66">ия</text:span></text:p>
          </table:table-cell>
          <table:table-cell table:style-name="Table4.A1" office:value-type="string">
            <text:p text:style-name="P212"><text:span text:style-name="T60">mit</text:span><text:span text:style-name="T68">o</text:span><text:span text:style-name="T60">l</text:span><text:span text:style-name="T68">oji</text:span></text:p>
          </table:table-cell>
        </table:table-row>
        <table:table-row table:style-name="Table4.1">
          <table:table-cell table:style-name="Table4.A1" office:value-type="string">
            <text:p text:style-name="P167"><text:span text:style-name="T59">му</text:span><text:span text:style-name="T67">з.</text:span></text:p>
          </table:table-cell>
          <table:table-cell table:style-name="Table4.A1" office:value-type="string">
            <text:p text:style-name="P214"><text:span text:style-name="T59">музыка</text:span></text:p>
          </table:table-cell>
          <table:table-cell table:style-name="Table4.A1" office:value-type="string">
            <text:p text:style-name="P212"><text:span text:style-name="T94">m</text:span><text:span text:style-name="T68">ü</text:span><text:span text:style-name="T60">zi</text:span><text:span text:style-name="T68">k</text:span></text:p>
          </table:table-cell>
        </table:table-row>
      </table:table>
      <text:p text:style-name="P244"/>
      <text:p text:style-name="P9"/>
      <text:p text:style-name="P9"/>
      <text:p text:style-name="P9"/>
      <text:p text:style-name="P9"/>
      <text:p text:style-name="P9"/>
      <text:p text:style-name="P9"/>
      <text:p text:style-name="P217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68"><text:span text:style-name="T59">му</text:span><text:span text:style-name="T67">с.</text:span></text:p>
          </table:table-cell>
          <table:table-cell table:style-name="Table5.A1" office:value-type="string">
            <text:p text:style-name="P218"><text:span text:style-name="T59">мусулманч</text:span><text:span text:style-name="T81">ы</text:span><text:span text:style-name="T59">лык</text:span></text:p>
          </table:table-cell>
          <table:table-cell table:style-name="Table5.A1" office:value-type="string">
            <text:p text:style-name="P221"><text:span text:style-name="T94">m</text:span><text:span text:style-name="T68">üs</text:span><text:span text:style-name="T60">l</text:span><text:span text:style-name="T101">ü</text:span><text:span text:style-name="T94">m</text:span><text:span text:style-name="T60">a</text:span><text:span text:style-name="T68">n</text:span><text:span text:style-name="T60">lı</text:span><text:span text:style-name="T68">k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67">ооз.</text:span></text:p>
          </table:table-cell>
          <table:table-cell table:style-name="Table5.A1" office:value-type="string">
            <text:p text:style-name="P219"><text:span text:style-name="T59">оозек</text:span><text:span text:style-name="T67">и</text:span><text:span text:style-name="T106"> </text:span><text:span text:style-name="T59">кеп</text:span></text:p>
          </table:table-cell>
          <table:table-cell table:style-name="Table5.A1" office:value-type="string">
            <text:p text:style-name="P222"><text:span text:style-name="T68">k</text:span><text:span text:style-name="T60">on</text:span><text:span text:style-name="T68">uş</text:span><text:span text:style-name="T94">m</text:span><text:span text:style-name="T68">a d</text:span><text:span text:style-name="T60">ili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59">опуза</text:span></text:p>
          </table:table-cell>
          <table:table-cell table:style-name="Table5.A1" office:value-type="string">
            <text:p text:style-name="P219"><text:span text:style-name="T59">опуза</text:span></text:p>
          </table:table-cell>
          <table:table-cell table:style-name="Table5.A1" office:value-type="string">
            <text:p text:style-name="P224"><text:span text:style-name="T60">te</text:span><text:span text:style-name="T68">hd</text:span><text:span text:style-name="T60">it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67">ор</text:span><text:span text:style-name="T59">о</text:span><text:span text:style-name="T67">й</text:span></text:p>
          </table:table-cell>
          <table:table-cell table:style-name="Table5.A1" office:value-type="string">
            <text:p text:style-name="P219"><text:span text:style-name="T67">ор</text:span><text:span text:style-name="T59">о</text:span><text:span text:style-name="T67">й</text:span><text:span text:style-name="T107"> </text:span><text:span text:style-name="T59">т</text:span><text:span text:style-name="T67">ил</text:span></text:p>
          </table:table-cell>
          <table:table-cell table:style-name="Table5.A1" office:value-type="string">
            <text:p text:style-name="P223"><text:span text:style-name="T68">kaba</text:span><text:span text:style-name="T60"> </text:span><text:span text:style-name="T68">d</text:span><text:span text:style-name="T60">i</text:span><text:span text:style-name="T68">l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67">өтм.</text:span></text:p>
          </table:table-cell>
          <table:table-cell table:style-name="Table5.A1" office:value-type="string">
            <text:p text:style-name="P219"><text:span text:style-name="T59">өтм</text:span><text:span text:style-name="T67">ө</text:span><text:span text:style-name="T108"> </text:span><text:span text:style-name="T59">ма</text:span><text:span text:style-name="T81">а</text:span><text:span text:style-name="T67">ни</text:span></text:p>
          </table:table-cell>
          <table:table-cell table:style-name="Table5.A1" office:value-type="string">
            <text:p text:style-name="P222"><text:span text:style-name="T60">meca</text:span><text:span text:style-name="T68">z </text:span><text:span text:style-name="T60">anlam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60">пе</text:span><text:span text:style-name="T68">д.</text:span></text:p>
          </table:table-cell>
          <table:table-cell table:style-name="Table5.A1" office:value-type="string">
            <text:p text:style-name="P219"><text:span text:style-name="T59">педагог</text:span><text:span text:style-name="T67">и</text:span><text:span text:style-name="T59">ка</text:span></text:p>
          </table:table-cell>
          <table:table-cell table:style-name="Table5.A1" office:value-type="string">
            <text:p text:style-name="P223"><text:span text:style-name="T68">ped</text:span><text:span text:style-name="T82">a</text:span><text:span text:style-name="T60">g</text:span><text:span text:style-name="T68">oji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59">полиг</text:span><text:span text:style-name="T102">р</text:span><text:span text:style-name="T67">.</text:span></text:p>
          </table:table-cell>
          <table:table-cell table:style-name="Table5.A1" office:value-type="string">
            <text:p text:style-name="P219"><text:span text:style-name="T66">полигра</text:span><text:span text:style-name="T95">ф</text:span><text:span text:style-name="T66">ия</text:span></text:p>
          </table:table-cell>
          <table:table-cell table:style-name="Table5.A1" office:value-type="string">
            <text:p text:style-name="P223"><text:span text:style-name="T60">matbaacılı</text:span><text:span text:style-name="T68">k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59">поэ</text:span><text:span text:style-name="T67">з.</text:span></text:p>
          </table:table-cell>
          <table:table-cell table:style-name="Table5.A1" office:value-type="string">
            <text:p text:style-name="P219"><text:span text:style-name="T66">поэзия</text:span></text:p>
          </table:table-cell>
          <table:table-cell table:style-name="Table5.A1" office:value-type="string">
            <text:p text:style-name="P225"><text:span text:style-name="T68">na</text:span><text:span text:style-name="T60">zı</text:span><text:span text:style-name="T68">m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67">психол.</text:span></text:p>
          </table:table-cell>
          <table:table-cell table:style-name="Table5.A1" office:value-type="string">
            <text:p text:style-name="P219"><text:span text:style-name="T67">психо</text:span><text:span text:style-name="T81">л</text:span><text:span text:style-name="T67">огия</text:span></text:p>
          </table:table-cell>
          <table:table-cell table:style-name="Table5.A1" office:value-type="string">
            <text:p text:style-name="P223"><text:span text:style-name="T68">ps</text:span><text:span text:style-name="T60">ik</text:span><text:span text:style-name="T68">o</text:span><text:span text:style-name="T60">lo</text:span><text:span text:style-name="T68">ji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67">сал.</text:span></text:p>
          </table:table-cell>
          <table:table-cell table:style-name="Table5.A1" office:value-type="string">
            <text:p text:style-name="P219"><text:span text:style-name="T67">салышт</text:span><text:span text:style-name="T81">ы</text:span><text:span text:style-name="T67">р</text:span></text:p>
          </table:table-cell>
          <table:table-cell table:style-name="Table5.A1" office:value-type="string">
            <text:p text:style-name="P223"><text:span text:style-name="T68">karş</text:span><text:span text:style-name="T60">ıla</text:span><text:span text:style-name="T68">ş</text:span><text:span text:style-name="T60">tı</text:span><text:span text:style-name="T68">r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67">санат</text:span></text:p>
          </table:table-cell>
          <table:table-cell table:style-name="Table5.A1" office:value-type="string">
            <text:p text:style-name="P219"><text:span text:style-name="T67">санат,</text:span><text:span text:style-name="T88"> </text:span><text:span text:style-name="T59">искусство</text:span></text:p>
          </table:table-cell>
          <table:table-cell table:style-name="Table5.A1" office:value-type="string">
            <text:p text:style-name="P226"><text:span text:style-name="T60">sanat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59">сая</text:span><text:span text:style-name="T67">с.</text:span></text:p>
          </table:table-cell>
          <table:table-cell table:style-name="Table5.A1" office:value-type="string">
            <text:p text:style-name="P219"><text:span text:style-name="T59">саясат</text:span></text:p>
          </table:table-cell>
          <table:table-cell table:style-name="Table5.A1" office:value-type="string">
            <text:p text:style-name="P223"><text:span text:style-name="T60">siyaset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67">со</text:span><text:span text:style-name="T59">о</text:span><text:span text:style-name="T67">да</text:span></text:p>
          </table:table-cell>
          <table:table-cell table:style-name="Table5.A1" office:value-type="string">
            <text:p text:style-name="P219"><text:span text:style-name="T67">со</text:span><text:span text:style-name="T59">о</text:span><text:span text:style-name="T67">да</text:span></text:p>
          </table:table-cell>
          <table:table-cell table:style-name="Table5.A1" office:value-type="string">
            <text:p text:style-name="P227"><text:span text:style-name="T60">ticaret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59">социо</text:span><text:span text:style-name="T67">л.</text:span></text:p>
          </table:table-cell>
          <table:table-cell table:style-name="Table5.A1" office:value-type="string">
            <text:p text:style-name="P219"><text:span text:style-name="T67">социология</text:span></text:p>
          </table:table-cell>
          <table:table-cell table:style-name="Table5.A1" office:value-type="string">
            <text:p text:style-name="P222"><text:span text:style-name="T68">sosyo</text:span><text:span text:style-name="T82">l</text:span><text:span text:style-name="T68">oji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68">сөзм</text:span><text:span text:style-name="T82">.</text:span><text:span text:style-name="T68">с.</text:span></text:p>
          </table:table-cell>
          <table:table-cell table:style-name="Table5.A1" office:value-type="string">
            <text:p text:style-name="P219"><text:span text:style-name="T67">сөзмө</text:span><text:span text:style-name="T88"> </text:span><text:span text:style-name="T67">сөз</text:span></text:p>
          </table:table-cell>
          <table:table-cell table:style-name="Table5.A1" office:value-type="string">
            <text:p text:style-name="P223"><text:span text:style-name="T68">ha</text:span><text:span text:style-name="T60">r</text:span><text:span text:style-name="T68">fi</text:span><text:span text:style-name="T60"> </text:span><text:span text:style-name="T68">h</text:span><text:span text:style-name="T82">a</text:span><text:span text:style-name="T68">rf</text:span><text:span text:style-name="T82">i</text:span><text:span text:style-name="T68">ne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67">спорт</text:span></text:p>
          </table:table-cell>
          <table:table-cell table:style-name="Table5.A1" office:value-type="string">
            <text:p text:style-name="P219"><text:span text:style-name="T67">спорт</text:span></text:p>
          </table:table-cell>
          <table:table-cell table:style-name="Table5.A1" office:value-type="string">
            <text:p text:style-name="P229"><text:span text:style-name="T68">spor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67">сү</text:span><text:span text:style-name="T81">р</text:span><text:span text:style-name="T67">өт</text:span></text:p>
          </table:table-cell>
          <table:table-cell table:style-name="Table5.A1" office:value-type="string">
            <text:p text:style-name="P219"><text:span text:style-name="T67">сү</text:span><text:span text:style-name="T81">р</text:span><text:span text:style-name="T67">өт</text:span><text:span text:style-name="T108"> </text:span><text:span text:style-name="T67">өн</text:span><text:span text:style-name="T59">ө</text:span><text:span text:style-name="T67">рү</text:span></text:p>
          </table:table-cell>
          <table:table-cell table:style-name="Table5.A1" office:value-type="string">
            <text:p text:style-name="P230"><text:span text:style-name="T60">resim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59">сылык</text:span></text:p>
          </table:table-cell>
          <table:table-cell table:style-name="Table5.A1" office:value-type="string">
            <text:p text:style-name="P219"><text:span text:style-name="T59">сылы</text:span><text:span text:style-name="T67">к</text:span><text:span text:style-name="T100"> </text:span><text:span text:style-name="T67">сөз</text:span></text:p>
          </table:table-cell>
          <table:table-cell table:style-name="Table5.A1" office:value-type="string">
            <text:p text:style-name="P223"><text:span text:style-name="T60">nezake</text:span><text:span text:style-name="T68">t </text:span><text:span text:style-name="T60">t</text:span><text:span text:style-name="T82">a</text:span><text:span text:style-name="T60">biri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68">сырд</text:span><text:span text:style-name="T94">.</text:span><text:span text:style-name="T68">с.</text:span></text:p>
          </table:table-cell>
          <table:table-cell table:style-name="Table5.A1" office:value-type="string">
            <text:p text:style-name="P219"><text:span text:style-name="T59">сырды</text:span><text:span text:style-name="T67">к сөз</text:span></text:p>
          </table:table-cell>
          <table:table-cell table:style-name="Table5.A1" office:value-type="string">
            <text:p text:style-name="P231"><text:span text:style-name="T68">ün</text:span><text:span text:style-name="T60">l</text:span><text:span text:style-name="T68">em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67">со</text:span><text:span text:style-name="T59">о</text:span><text:span text:style-name="T67">да</text:span></text:p>
          </table:table-cell>
          <table:table-cell table:style-name="Table5.A1" office:value-type="string">
            <text:p text:style-name="P219"><text:span text:style-name="T67">со</text:span><text:span text:style-name="T59">о</text:span><text:span text:style-name="T67">да</text:span></text:p>
          </table:table-cell>
          <table:table-cell table:style-name="Table5.A1" office:value-type="string">
            <text:p text:style-name="P228"><text:span text:style-name="T60">ticaret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67">таба</text:span></text:p>
          </table:table-cell>
          <table:table-cell table:style-name="Table5.A1" office:value-type="string">
            <text:p text:style-name="P219"><text:span text:style-name="T59">табалага</text:span><text:span text:style-name="T67">н</text:span><text:span text:style-name="T109"> </text:span><text:span text:style-name="T67">сөз</text:span></text:p>
          </table:table-cell>
          <table:table-cell table:style-name="Table5.A1" office:value-type="string">
            <text:p text:style-name="P232"><text:span text:style-name="T68">—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67">тамаша</text:span></text:p>
          </table:table-cell>
          <table:table-cell table:style-name="Table5.A1" office:value-type="string">
            <text:p text:style-name="P219"><text:span text:style-name="T67">тамаша</text:span><text:span text:style-name="T110"> </text:span><text:span text:style-name="T67">сөз</text:span></text:p>
          </table:table-cell>
          <table:table-cell table:style-name="Table5.A1" office:value-type="string">
            <text:p text:style-name="P233"><text:span text:style-name="T60">ma</text:span><text:span text:style-name="T68">ka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67">тар.</text:span></text:p>
          </table:table-cell>
          <table:table-cell table:style-name="Table5.A1" office:value-type="string">
            <text:p text:style-name="P219"><text:span text:style-name="T59">тарых</text:span></text:p>
          </table:table-cell>
          <table:table-cell table:style-name="Table5.A1" office:value-type="string">
            <text:p text:style-name="P234"><text:span text:style-name="T60">tarih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59">театр</text:span></text:p>
          </table:table-cell>
          <table:table-cell table:style-name="Table5.A1" office:value-type="string">
            <text:p text:style-name="P219"><text:span text:style-name="T59">театр</text:span></text:p>
          </table:table-cell>
          <table:table-cell table:style-name="Table5.A1" office:value-type="string">
            <text:p text:style-name="P235"><text:span text:style-name="T60">tiyatra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59">текс</text:span><text:span text:style-name="T102">т</text:span><text:span text:style-name="T67">.</text:span></text:p>
          </table:table-cell>
          <table:table-cell table:style-name="Table5.A1" office:value-type="string">
            <text:p text:style-name="P219"><text:span text:style-name="T59">текстиль</text:span></text:p>
          </table:table-cell>
          <table:table-cell table:style-name="Table5.A1" office:value-type="string">
            <text:p text:style-name="P236"><text:span text:style-name="T60">te</text:span><text:span text:style-name="T68">ks</text:span><text:span text:style-name="T60">til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60">те</text:span><text:span text:style-name="T68">х.</text:span></text:p>
          </table:table-cell>
          <table:table-cell table:style-name="Table5.A1" office:value-type="string">
            <text:p text:style-name="P219"><text:span text:style-name="T67">техника</text:span></text:p>
          </table:table-cell>
          <table:table-cell table:style-name="Table5.A1" office:value-type="string">
            <text:p text:style-name="P237"><text:span text:style-name="T60">te</text:span><text:span text:style-name="T68">kn</text:span><text:span text:style-name="T60">i</text:span><text:span text:style-name="T68">k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67">технол.</text:span></text:p>
          </table:table-cell>
          <table:table-cell table:style-name="Table5.A1" office:value-type="string">
            <text:p text:style-name="P219"><text:span text:style-name="T67">техноло</text:span><text:span text:style-name="T81">г</text:span><text:span text:style-name="T67">ия</text:span></text:p>
          </table:table-cell>
          <table:table-cell table:style-name="Table5.A1" office:value-type="string">
            <text:p text:style-name="P238"><text:span text:style-name="T60">te</text:span><text:span text:style-name="T68">k</text:span><text:span text:style-name="T60">n</text:span><text:span text:style-name="T68">o</text:span><text:span text:style-name="T60">lo</text:span><text:span text:style-name="T68">ji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66">тилек</text:span></text:p>
          </table:table-cell>
          <table:table-cell table:style-name="Table5.A1" office:value-type="string">
            <text:p text:style-name="P219"><text:span text:style-name="T66">тилек</text:span></text:p>
          </table:table-cell>
          <table:table-cell table:style-name="Table5.A1" office:value-type="string">
            <text:p text:style-name="P240"><text:span text:style-name="T68">d</text:span><text:span text:style-name="T60">ilek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59">туу</text:span><text:span text:style-name="T102">р</text:span><text:span text:style-name="T81">.</text:span><text:span text:style-name="T67">с.</text:span></text:p>
          </table:table-cell>
          <table:table-cell table:style-name="Table5.A1" office:value-type="string">
            <text:p text:style-name="P219"><text:span text:style-name="T59">тууранд</text:span><text:span text:style-name="T67">ы</text:span><text:span text:style-name="T109"> </text:span><text:span text:style-name="T67">с</text:span><text:span text:style-name="T59">ө</text:span><text:span text:style-name="T67">з</text:span></text:p>
          </table:table-cell>
          <table:table-cell table:style-name="Table5.A1" office:value-type="string">
            <text:p text:style-name="P238"><text:span text:style-name="T60">ta</text:span><text:span text:style-name="T68">k</text:span><text:span text:style-name="T60">li</text:span><text:span text:style-name="T68">dî k</text:span><text:span text:style-name="T60">eli</text:span><text:span text:style-name="T94">m</text:span><text:span text:style-name="T68">e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59">у</text:span><text:span text:style-name="T67">к.</text:span></text:p>
          </table:table-cell>
          <table:table-cell table:style-name="Table5.A1" office:value-type="string">
            <text:p text:style-name="P219"><text:span text:style-name="T59">укук</text:span></text:p>
          </table:table-cell>
          <table:table-cell table:style-name="Table5.A1" office:value-type="string">
            <text:p text:style-name="P237"><text:span text:style-name="T68">h</text:span><text:span text:style-name="T60">uk</text:span><text:span text:style-name="T68">uk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59">фар</text:span><text:span text:style-name="T67">м.</text:span></text:p>
          </table:table-cell>
          <table:table-cell table:style-name="Table5.A1" office:value-type="string">
            <text:p text:style-name="P219"><text:span text:style-name="T59">фармоколо</text:span><text:span text:style-name="T81">г</text:span><text:span text:style-name="T59">ия</text:span></text:p>
          </table:table-cell>
          <table:table-cell table:style-name="Table5.A1" office:value-type="string">
            <text:p text:style-name="P239"><text:span text:style-name="T68">far</text:span><text:span text:style-name="T94">m</text:span><text:span text:style-name="T68">oko</text:span><text:span text:style-name="T82">l</text:span><text:span text:style-name="T68">oji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66">физ.</text:span></text:p>
          </table:table-cell>
          <table:table-cell table:style-name="Table5.A1" office:value-type="string">
            <text:p text:style-name="P219"><text:span text:style-name="T58">физика</text:span></text:p>
          </table:table-cell>
          <table:table-cell table:style-name="Table5.A1" office:value-type="string">
            <text:p text:style-name="P241"><text:span text:style-name="T68">fizik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66">физиол.</text:span></text:p>
          </table:table-cell>
          <table:table-cell table:style-name="Table5.A1" office:value-type="string">
            <text:p text:style-name="P219"><text:span text:style-name="T66">фи</text:span><text:span text:style-name="T80">з</text:span><text:span text:style-name="T66">иоло</text:span><text:span text:style-name="T95">г</text:span><text:span text:style-name="T66">ия</text:span></text:p>
          </table:table-cell>
          <table:table-cell table:style-name="Table5.A1" office:value-type="string">
            <text:p text:style-name="P223"><text:span text:style-name="T60">fiziolo</text:span><text:span text:style-name="T68">ji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67">филос.</text:span></text:p>
          </table:table-cell>
          <table:table-cell table:style-name="Table5.A1" office:value-type="string">
            <text:p text:style-name="P219"><text:span text:style-name="T58">философия</text:span></text:p>
          </table:table-cell>
          <table:table-cell table:style-name="Table5.A1" office:value-type="string">
            <text:p text:style-name="P222"><text:span text:style-name="T60">felsefe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66">фин.</text:span></text:p>
          </table:table-cell>
          <table:table-cell table:style-name="Table5.A1" office:value-type="string">
            <text:p text:style-name="P219"><text:span text:style-name="T59">финансы</text:span></text:p>
          </table:table-cell>
          <table:table-cell table:style-name="Table5.A1" office:value-type="string">
            <text:p text:style-name="P223"><text:span text:style-name="T60">mal</text:span><text:span text:style-name="T68">i</text:span><text:span text:style-name="T60">ye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67">фото</text:span></text:p>
          </table:table-cell>
          <table:table-cell table:style-name="Table5.A1" office:value-type="string">
            <text:p text:style-name="P219"><text:span text:style-name="T66">фотогра</text:span><text:span text:style-name="T95">ф</text:span><text:span text:style-name="T66">ия</text:span></text:p>
          </table:table-cell>
          <table:table-cell table:style-name="Table5.A1" office:value-type="string">
            <text:p text:style-name="P223"><text:span text:style-name="T68">fo</text:span><text:span text:style-name="T82">t</text:span><text:span text:style-name="T68">o</text:span><text:span text:style-name="T60">ğ</text:span><text:span text:style-name="T68">raf</text:span><text:span text:style-name="T60">çılı</text:span><text:span text:style-name="T68">k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59">фут</text:span><text:span text:style-name="T67">б.</text:span></text:p>
          </table:table-cell>
          <table:table-cell table:style-name="Table5.A1" office:value-type="string">
            <text:p text:style-name="P219"><text:span text:style-name="T67">футбол</text:span></text:p>
          </table:table-cell>
          <table:table-cell table:style-name="Table5.A1" office:value-type="string">
            <text:p text:style-name="P242"><text:span text:style-name="T68">fu</text:span><text:span text:style-name="T82">t</text:span><text:span text:style-name="T68">bol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67">хим.</text:span></text:p>
          </table:table-cell>
          <table:table-cell table:style-name="Table5.A1" office:value-type="string">
            <text:p text:style-name="P219"><text:span text:style-name="T66">химия</text:span></text:p>
          </table:table-cell>
          <table:table-cell table:style-name="Table5.A1" office:value-type="string">
            <text:p text:style-name="P227"><text:span text:style-name="T68">k</text:span><text:span text:style-name="T60">i</text:span><text:span text:style-name="T82">m</text:span><text:span text:style-name="T60">y</text:span><text:span text:style-name="T68">a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59">шах</text:span><text:span text:style-name="T67">м.</text:span></text:p>
          </table:table-cell>
          <table:table-cell table:style-name="Table5.A1" office:value-type="string">
            <text:p text:style-name="P219"><text:span text:style-name="T59">шахмат</text:span></text:p>
          </table:table-cell>
          <table:table-cell table:style-name="Table5.A1" office:value-type="string">
            <text:p text:style-name="P223"><text:span text:style-name="T68">satranç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59">шыл</text:span><text:span text:style-name="T102">д</text:span><text:span text:style-name="T67">.</text:span></text:p>
          </table:table-cell>
          <table:table-cell table:style-name="Table5.A1" office:value-type="string">
            <text:p text:style-name="P219"><text:span text:style-name="T67">шылд</text:span><text:span text:style-name="T81">ы</text:span><text:span text:style-name="T67">ң</text:span><text:span text:style-name="T106"> </text:span><text:span text:style-name="T67">с</text:span><text:span text:style-name="T59">ө</text:span><text:span text:style-name="T67">з</text:span></text:p>
          </table:table-cell>
          <table:table-cell table:style-name="Table5.A1" office:value-type="string">
            <text:p text:style-name="P243"><text:span text:style-name="T60">alay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59">эко</text:span><text:span text:style-name="T67">н.</text:span></text:p>
          </table:table-cell>
          <table:table-cell table:style-name="Table5.A1" office:value-type="string">
            <text:p text:style-name="P219"><text:span text:style-name="T59">экономика</text:span></text:p>
          </table:table-cell>
          <table:table-cell table:style-name="Table5.A1" office:value-type="string">
            <text:p text:style-name="P223"><text:span text:style-name="T60">e</text:span><text:span text:style-name="T68">k</text:span><text:span text:style-name="T60">on</text:span><text:span text:style-name="T68">o</text:span><text:span text:style-name="T94">m</text:span><text:span text:style-name="T68">i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59">эле</text:span><text:span text:style-name="T67">к.</text:span></text:p>
          </table:table-cell>
          <table:table-cell table:style-name="Table5.A1" office:value-type="string">
            <text:p text:style-name="P219"><text:span text:style-name="T59">элект</text:span><text:span text:style-name="T67">р.</text:span></text:p>
          </table:table-cell>
          <table:table-cell table:style-name="Table5.A1" office:value-type="string">
            <text:p text:style-name="P222"><text:span text:style-name="T68">elektrik</text:span></text:p>
          </table:table-cell>
        </table:table-row>
        <table:table-row table:style-name="Table5.2">
          <table:table-cell table:style-name="Table5.A1" office:value-type="string">
            <text:p text:style-name="P167"><text:span text:style-name="T59">эск</text:span><text:span text:style-name="T67">.</text:span></text:p>
          </table:table-cell>
          <table:table-cell table:style-name="Table5.A1" office:value-type="string">
            <text:p text:style-name="P219"><text:span text:style-name="T59">эск</text:span><text:span text:style-name="T67">и</text:span><text:span text:style-name="T105"> </text:span><text:span text:style-name="T59">с</text:span><text:span text:style-name="T67">өз</text:span></text:p>
          </table:table-cell>
          <table:table-cell table:style-name="Table5.A1" office:value-type="string">
            <text:p text:style-name="P223"><text:span text:style-name="T68">eski</text:span><text:span text:style-name="T82"> </text:span><text:span text:style-name="T68">ke</text:span><text:span text:style-name="T60">l</text:span><text:span text:style-name="T68">i</text:span><text:span text:style-name="T94">m</text:span><text:span text:style-name="T68">e</text:span></text:p>
          </table:table-cell>
        </table:table-row>
        <table:table-row table:style-name="Table5.44">
          <table:table-cell table:style-name="Table5.A1" office:value-type="string">
            <text:p text:style-name="P167"><text:span text:style-name="T59">эрке</text:span><text:span text:style-name="T67">л</text:span><text:span text:style-name="T81">.</text:span><text:span text:style-name="T67">с</text:span></text:p>
          </table:table-cell>
          <table:table-cell table:style-name="Table5.A1" office:value-type="string">
            <text:p text:style-name="P220"><text:span text:style-name="T59">эркелетү</text:span><text:span text:style-name="T67">ү</text:span><text:span text:style-name="T103"> </text:span><text:span text:style-name="T67">с</text:span><text:span text:style-name="T59">ө</text:span><text:span text:style-name="T67">зү</text:span></text:p>
          </table:table-cell>
          <table:table-cell table:style-name="Table5.A1" office:value-type="string">
            <text:p text:style-name="P238"><text:span text:style-name="T60">sevg</text:span><text:span text:style-name="T68">i </text:span><text:span text:style-name="T60">söz</text:span><text:span text:style-name="T82">c</text:span><text:span text:style-name="T60">ü</text:span><text:span text:style-name="T68">ğü</text:span></text:p>
          </table:table-cell>
        </table:table-row>
      </table:table>
      <text:p text:style-name="P254"/>
      <text:p text:style-name="P9"/>
      <text:p text:style-name="P9"/>
      <text:p text:style-name="P9"/>
      <text:p text:style-name="P9"/>
      <text:p text:style-name="P9"/>
      <text:p text:style-name="P9"/>
      <text:p text:style-name="P93"/>
      <text:p text:style-name="P22"><text:span text:style-name="T206">YA</text:span><text:span text:style-name="T130">R</text:span><text:span text:style-name="T206">AR</text:span><text:span text:style-name="T176">L</text:span><text:span text:style-name="T130">A</text:span><text:span text:style-name="T206">NIL</text:span><text:span text:style-name="T130">AN</text:span><text:span text:style-name="T658"> </text:span><text:span text:style-name="T206">K</text:span><text:span text:style-name="T176">A</text:span><text:span text:style-name="T206">YN</text:span><text:span text:style-name="T130">A</text:span><text:span text:style-name="T206">KL</text:span><text:span text:style-name="T176">A</text:span><text:span text:style-name="T130">R</text:span></text:p>
      <text:p text:style-name="P23"><text:span text:style-name="T74">П</text:span><text:span text:style-name="T84">А</text:span><text:span text:style-name="T74">Й</text:span><text:span text:style-name="T63">ДАЛАН</text:span><text:span text:style-name="T74">Ы</text:span><text:span text:style-name="T93">Л</text:span><text:span text:style-name="T74">ГАН</text:span><text:span text:style-name="T111"> </text:span><text:span text:style-name="T63">АД</text:span><text:span text:style-name="T74">А</text:span><text:span text:style-name="T63">БИ</text:span><text:span text:style-name="T74">Я</text:span><text:span text:style-name="T63">ТТАР</text:span></text:p>
      <text:p text:style-name="P40"/>
      <text:p text:style-name="P43"><text:span text:style-name="T114">Akso</text:span><text:span text:style-name="T168">y</text:span><text:span text:style-name="T114">,</text:span><text:span text:style-name="T314"> </text:span><text:span text:style-name="T114">Ö</text:span><text:span text:style-name="T255">m</text:span><text:span text:style-name="T114">er</text:span><text:span text:style-name="T457"> </text:span><text:span text:style-name="T114">As</text:span><text:span text:style-name="T168">ı</text:span><text:span text:style-name="T255">m</text:span><text:span text:style-name="T114">.</text:span><text:span text:style-name="T459"> </text:span><text:span text:style-name="T114">Atasözleri</text:span><text:span text:style-name="T459"> </text:span><text:span text:style-name="T114">ve</text:span><text:span text:style-name="T459"> </text:span><text:span text:style-name="T114">De</text:span><text:span text:style-name="T168">y</text:span><text:span text:style-name="T114">i</text:span><text:span text:style-name="T255">m</text:span><text:span text:style-name="T114">ler</text:span><text:span text:style-name="T534"> </text:span><text:span text:style-name="T114">Sözlüğü.</text:span><text:span text:style-name="T459"> </text:span><text:span text:style-name="T114">A</text:span><text:span text:style-name="T196">n</text:span><text:span text:style-name="T114">kara;</text:span><text:span text:style-name="T459"> </text:span><text:span text:style-name="T114">I.</text:span><text:span text:style-name="T459"> </text:span><text:span text:style-name="T114">c.</text:span><text:span text:style-name="T459"> </text:span><text:span text:style-name="T196">1</text:span><text:span text:style-name="T114">971;</text:span><text:span text:style-name="T314"> </text:span><text:span text:style-name="T114">I</text:span><text:span text:style-name="T255">I</text:span><text:span text:style-name="T114">.</text:span><text:span text:style-name="T459"> </text:span><text:span text:style-name="T114">c.</text:span></text:p>
      <text:p text:style-name="P245"><text:span text:style-name="T114">197</text:span><text:span text:style-name="T196">6</text:span><text:span text:style-name="T114">.</text:span></text:p>
      <text:p text:style-name="P247"><text:span text:style-name="T114">Anabritanika.</text:span><text:span text:style-name="T359"> </text:span><text:span text:style-name="T114">Enc</text:span><text:span text:style-name="T168">y</text:span><text:span text:style-name="T114">clopaedia</text:span><text:span text:style-name="T341"> </text:span><text:span text:style-name="T114">Britanika</text:span><text:span text:style-name="T341"> </text:span><text:span text:style-name="T114">ve</text:span><text:span text:style-name="T359"> </text:span><text:span text:style-name="T114">Ana</text:span><text:span text:style-name="T359"> </text:span><text:span text:style-name="T114">Ya</text:span><text:span text:style-name="T168">y</text:span><text:span text:style-name="T114">ın</text:span><text:span text:style-name="T196">c</text:span><text:span text:style-name="T114">ılık.c.</text:span><text:span text:style-name="T359"> </text:span><text:span text:style-name="T114">1-3</text:span><text:span text:style-name="T196">2</text:span><text:span text:style-name="T114">.</text:span><text:span text:style-name="T359"> </text:span><text:span text:style-name="T114">İstanbul</text:span><text:span text:style-name="T359"> </text:span><text:span text:style-name="T114">1</text:span><text:span text:style-name="T196">9</text:span><text:span text:style-name="T114">93-</text:span><text:span text:style-name="T126"> </text:span><text:span text:style-name="T114">199</text:span><text:span text:style-name="T196">4</text:span><text:span text:style-name="T114">.</text:span></text:p>
      <text:p text:style-name="P50"><text:span text:style-name="T196">Ça</text:span><text:span text:style-name="T114">ğd</text:span><text:span text:style-name="T196">a</text:span><text:span text:style-name="T114">ş</text:span><text:span text:style-name="T614"> </text:span><text:span text:style-name="T114">Türkçe-İngilizce</text:span><text:span text:style-name="T614"> </text:span><text:span text:style-name="T114">Redhouse</text:span><text:span text:style-name="T437"> </text:span><text:span text:style-name="T114">Söz</text:span><text:span text:style-name="T196">l</text:span><text:span text:style-name="T168">ü</text:span><text:span text:style-name="T114">ğü.</text:span><text:span text:style-name="T614"> </text:span><text:span text:style-name="T114">Red</text:span><text:span text:style-name="T196">h</text:span><text:span text:style-name="T114">ou</text:span><text:span text:style-name="T255">s</text:span><text:span text:style-name="T114">e</text:span><text:span text:style-name="T437"> </text:span><text:span text:style-name="T114">Ya</text:span><text:span text:style-name="T168">y</text:span><text:span text:style-name="T114">ınevi,</text:span><text:span text:style-name="T614"> </text:span><text:span text:style-name="T114">İ</text:span><text:span text:style-name="T255">s</text:span><text:span text:style-name="T114">tanbul</text:span><text:span text:style-name="T437"> </text:span><text:span text:style-name="T196">1</text:span><text:span text:style-name="T114">997.</text:span></text:p>
      <text:p text:style-name="P43"><text:span text:style-name="T114">İngilizce-Türkçe/Türkçe-</text:span><text:span text:style-name="T168">İ</text:span><text:span text:style-name="T114">ngilizce </text:span><text:span text:style-name="T391"><text:s/></text:span><text:span text:style-name="T114">Re</text:span><text:span text:style-name="T168">d</text:span><text:span text:style-name="T114">house </text:span><text:span text:style-name="T461"><text:s/></text:span><text:span text:style-name="T114">Yeni </text:span><text:span text:style-name="T461"><text:s/></text:span><text:span text:style-name="T114">Sözlüğü </text:span><text:span text:style-name="T461"><text:s/></text:span><text:span text:style-name="T114">Redhouse </text:span><text:span text:style-name="T391"><text:s/></text:span><text:span text:style-name="T114">Ya</text:span><text:span text:style-name="T168">y</text:span><text:span text:style-name="T114">ı</text:span><text:span text:style-name="T196">ne</text:span><text:span text:style-name="T114">vi,</text:span></text:p>
      <text:p text:style-name="P245"><text:span text:style-name="T114">İstanbul</text:span><text:span text:style-name="T240"> </text:span><text:span text:style-name="T114">1</text:span><text:span text:style-name="T196">9</text:span><text:span text:style-name="T114">9</text:span><text:span text:style-name="T196">8</text:span><text:span text:style-name="T114">.</text:span></text:p>
      <text:p text:style-name="P248"><text:span text:style-name="T196">Ka</text:span><text:span text:style-name="T114">r</text:span><text:span text:style-name="T196">ş</text:span><text:span text:style-name="T114">ıla</text:span><text:span text:style-name="T196">ş</text:span><text:span text:style-name="T114">tı</text:span><text:span text:style-name="T168">r</text:span><text:span text:style-name="T196">m</text:span><text:span text:style-name="T168">a</text:span><text:span text:style-name="T114">lı</text:span><text:span text:style-name="T614"> </text:span><text:span text:style-name="T114">Türk</text:span><text:span text:style-name="T437"> </text:span><text:span text:style-name="T114">Lehçeleri</text:span><text:span text:style-name="T437"> </text:span><text:span text:style-name="T114">Sözl</text:span><text:span text:style-name="T196">ü</text:span><text:span text:style-name="T114">ğü.</text:span><text:span text:style-name="T614"> </text:span><text:span text:style-name="T114">B</text:span><text:span text:style-name="T196">aş</text:span><text:span text:style-name="T114">bakan</text:span><text:span text:style-name="T196">l</text:span><text:span text:style-name="T114">ık</text:span><text:span text:style-name="T614"> </text:span><text:span text:style-name="T114">Ba</text:span><text:span text:style-name="T196">s</text:span><text:span text:style-name="T168">ı</text:span><text:span text:style-name="T114">mevi,</text:span><text:span text:style-name="T437"> </text:span><text:span text:style-name="T114">Ankara</text:span><text:span text:style-name="T437"> </text:span><text:span text:style-name="T114">1992.</text:span><text:span text:style-name="T126"> </text:span><text:span text:style-name="T196">K</text:span><text:span text:style-name="T114">ırgız</text:span><text:span text:style-name="T498"> </text:span><text:span text:style-name="T114">Sözlü</text:span><text:span text:style-name="T196">ğ</text:span><text:span text:style-name="T114">ü.</text:span><text:span text:style-name="T594"> </text:span><text:span text:style-name="T114">Türk</text:span><text:span text:style-name="T498"> </text:span><text:span text:style-name="T114">Dil</text:span><text:span text:style-name="T498"> </text:span><text:span text:style-name="T255">K</text:span><text:span text:style-name="T114">uru</text:span><text:span text:style-name="T255">m</text:span><text:span text:style-name="T114">u.</text:span><text:span text:style-name="T498"> </text:span><text:span text:style-name="T114">Ya</text:span><text:span text:style-name="T168">y</text:span><text:span text:style-name="T114">.,</text:span><text:span text:style-name="T498"> </text:span><text:span text:style-name="T114">I-II.</text:span><text:span text:style-name="T498"> </text:span><text:span text:style-name="T114">Ankara</text:span><text:span text:style-name="T594"> </text:span><text:span text:style-name="T114">1994.</text:span></text:p>
      <text:p text:style-name="P249"><text:span text:style-name="T114">Korkmaz,</text:span><text:span text:style-name="T498"> </text:span><text:span text:style-name="T168">Z</text:span><text:span text:style-name="T114">eynep:</text:span><text:span text:style-name="T498"> </text:span><text:span text:style-name="T114">Gra</text:span><text:span text:style-name="T255">m</text:span><text:span text:style-name="T114">er</text:span><text:span text:style-name="T415"> </text:span><text:span text:style-name="T114">Ter</text:span><text:span text:style-name="T168">i</text:span><text:span text:style-name="T255">m</text:span><text:span text:style-name="T168">l</text:span><text:span text:style-name="T114">eri</text:span><text:span text:style-name="T498"> </text:span><text:span text:style-name="T114">S</text:span><text:span text:style-name="T168">ö</text:span><text:span text:style-name="T114">zl</text:span><text:span text:style-name="T196">ü</text:span><text:span text:style-name="T114">ğü.</text:span><text:span text:style-name="T498"> </text:span><text:span text:style-name="T114">Türk</text:span><text:span text:style-name="T498"> </text:span><text:span text:style-name="T114">Dil</text:span><text:span text:style-name="T498"> </text:span><text:span text:style-name="T114">Kur</text:span><text:span text:style-name="T168">u</text:span><text:span text:style-name="T255">m</text:span><text:span text:style-name="T114">u</text:span><text:span text:style-name="T537"> </text:span><text:span text:style-name="T114">Ya</text:span><text:span text:style-name="T168">y</text:span><text:span text:style-name="T114">ınları,</text:span><text:span text:style-name="T498"> </text:span><text:span text:style-name="T114">Ankara</text:span><text:span text:style-name="T126"> </text:span><text:span text:style-name="T114">199</text:span><text:span text:style-name="T196">2</text:span><text:span text:style-name="T114">.</text:span></text:p>
      <text:p text:style-name="P251"><text:span text:style-name="T114">The</text:span><text:span text:style-name="T310"> </text:span><text:span text:style-name="T114">Oxford</text:span><text:span text:style-name="T310"> </text:span><text:span text:style-name="T114">Turkish-Eng</text:span><text:span text:style-name="T196">l</text:span><text:span text:style-name="T114">ish</text:span><text:span text:style-name="T326"> </text:span><text:span text:style-name="T114">Dictionary.</text:span><text:span text:style-name="T326"> </text:span><text:span text:style-name="T114">Oxford</text:span><text:span text:style-name="T326"> </text:span><text:span text:style-name="T114">at</text:span><text:span text:style-name="T310"> </text:span><text:span text:style-name="T114">the</text:span><text:span text:style-name="T326"> </text:span><text:span text:style-name="T114">Clardendon</text:span><text:span text:style-name="T310"> </text:span><text:span text:style-name="T114">Press-ABC</text:span><text:span text:style-name="T126"> </text:span><text:span text:style-name="T114">Kitabevi</text:span><text:span text:style-name="T437"> </text:span><text:span text:style-name="T114">A.Ş.,</text:span><text:span text:style-name="T602"> </text:span><text:span text:style-name="T114">19</text:span><text:span text:style-name="T196">8</text:span><text:span text:style-name="T114">4</text:span></text:p>
      <text:p text:style-name="P51"><text:span text:style-name="T112">Türkçe-Rus</text:span><text:span text:style-name="T167">ç</text:span><text:span text:style-name="T112">a</text:span><text:span text:style-name="T273"> </text:span><text:span text:style-name="T112">Sözlük.</text:span><text:span text:style-name="T609"> </text:span><text:span text:style-name="T112">/</text:span><text:span text:style-name="T248"> </text:span><text:span text:style-name="T112">Русский</text:span><text:span text:style-name="T609"> </text:span><text:span text:style-name="T112">язык.</text:span><text:span text:style-name="T248"> </text:span><text:span text:style-name="T195">Москв</text:span><text:span text:style-name="T112">а</text:span><text:span text:style-name="T241"> </text:span><text:span text:style-name="T195">1977.</text:span><text:span text:style-name="T112">.</text:span></text:p>
      <text:p text:style-name="P252"><text:span text:style-name="T114">Türkçe</text:span><text:span text:style-name="T498"> </text:span><text:span text:style-name="T114">Sözlük.</text:span><text:span text:style-name="T506"> </text:span><text:span text:style-name="T114">Türk</text:span><text:span text:style-name="T498"> </text:span><text:span text:style-name="T114">Dil</text:span><text:span text:style-name="T506"> </text:span><text:span text:style-name="T255">K</text:span><text:span text:style-name="T114">uru</text:span><text:span text:style-name="T255">m</text:span><text:span text:style-name="T114">u</text:span><text:span text:style-name="T498"> </text:span><text:span text:style-name="T114">Ya</text:span><text:span text:style-name="T391">y</text:span><text:span text:style-name="T114">ın</text:span><text:span text:style-name="T196">l</text:span><text:span text:style-name="T114">arı,</text:span><text:span text:style-name="T506"> </text:span><text:span text:style-name="T114">I.-II.</text:span><text:span text:style-name="T498"> </text:span><text:span text:style-name="T114">c.</text:span><text:span text:style-name="T506"> </text:span><text:span text:style-name="T114">8.</text:span><text:span text:style-name="T594"> </text:span><text:span text:style-name="T114">bas</text:span><text:span text:style-name="T168">k</text:span><text:span text:style-name="T114">ı,</text:span><text:span text:style-name="T506"> </text:span><text:span text:style-name="T114">Ankara</text:span><text:span text:style-name="T506"> </text:span><text:span text:style-name="T114">19</text:span><text:span text:style-name="T196">8</text:span><text:span text:style-name="T114">8.</text:span><text:span text:style-name="T126"> </text:span><text:span text:style-name="T114">Türkçe</text:span><text:span text:style-name="T498"> </text:span><text:span text:style-name="T114">Sözlük.</text:span><text:span text:style-name="T594"> </text:span><text:span text:style-name="T114">Türk</text:span><text:span text:style-name="T498"> </text:span><text:span text:style-name="T114">Dil</text:span><text:span text:style-name="T498"> </text:span><text:span text:style-name="T255">K</text:span><text:span text:style-name="T114">uru</text:span><text:span text:style-name="T255">m</text:span><text:span text:style-name="T114">uYa</text:span><text:span text:style-name="T391">y</text:span><text:span text:style-name="T114">ınları,</text:span><text:span text:style-name="T498"> </text:span><text:span text:style-name="T114">I.-II.</text:span><text:span text:style-name="T498"> </text:span><text:span text:style-name="T114">c.</text:span><text:span text:style-name="T498"> </text:span><text:span text:style-name="T114">9.</text:span><text:span text:style-name="T498"> </text:span><text:span text:style-name="T114">bas</text:span><text:span text:style-name="T168">k</text:span><text:span text:style-name="T114">ı,</text:span><text:span text:style-name="T498"> </text:span><text:span text:style-name="T114">Ankara</text:span><text:span text:style-name="T498"> </text:span><text:span text:style-name="T114">19</text:span><text:span text:style-name="T196">9</text:span><text:span text:style-name="T114">8.</text:span></text:p>
      <text:p text:style-name="P52"><text:span text:style-name="T115">Кыргыз</text:span><text:span text:style-name="T439"> </text:span><text:span text:style-name="T202">ти</text:span><text:span text:style-name="T171">л</text:span><text:span text:style-name="T115">и</text:span><text:span text:style-name="T257">ни</text:span><text:span text:style-name="T115">н</text:span><text:span text:style-name="T603"> </text:span><text:span text:style-name="T257">с</text:span><text:span text:style-name="T115">ин</text:span><text:span text:style-name="T257">о</text:span><text:span text:style-name="T115">ним</text:span><text:span text:style-name="T257">д</text:span><text:span text:style-name="T115">ер</text:span><text:span text:style-name="T603"> </text:span><text:span text:style-name="T115">с</text:span><text:span text:style-name="T257">ө</text:span><text:span text:style-name="T115">здү</text:span><text:span text:style-name="T257">г</text:span><text:span text:style-name="T115">ү.</text:span><text:span text:style-name="T439"> </text:span><text:span text:style-name="T127">/</text:span><text:span text:style-name="T654"> </text:span><text:span text:style-name="T115">Ш.</text:span><text:span text:style-name="T603"> </text:span><text:span text:style-name="T202">Жап</text:span><text:span text:style-name="T171">а</text:span><text:span text:style-name="T257">ро</text:span><text:span text:style-name="T392">в</text:span><text:span text:style-name="T115">,</text:span><text:span text:style-name="T615"> </text:span><text:span text:style-name="T115">К.</text:span><text:span text:style-name="T603"> </text:span><text:span text:style-name="T115">Сейдакмато</text:span><text:span text:style-name="T171">в</text:span><text:span text:style-name="T115">,</text:span><text:span text:style-name="T595"> </text:span><text:span text:style-name="T115">-</text:span></text:p>
      <text:p text:style-name="P246"><text:span text:style-name="T112">Фрунзе;</text:span><text:span text:style-name="T401"> </text:span><text:span text:style-name="T195">И</text:span><text:span text:style-name="T112">л</text:span><text:span text:style-name="T195">и</text:span><text:span text:style-name="T112">м,</text:span><text:span text:style-name="T552"> </text:span><text:span text:style-name="T195">1</text:span><text:span text:style-name="T112">9</text:span><text:span text:style-name="T256">84.</text:span></text:p>
      <text:p text:style-name="P250"><text:span text:style-name="T112">Кыргыз </text:span><text:span text:style-name="T383"><text:s/></text:span><text:span text:style-name="T195">т</text:span><text:span text:style-name="T112">и</text:span><text:span text:style-name="T195">лини</text:span><text:span text:style-name="T112">н </text:span><text:span text:style-name="T526"><text:s/></text:span><text:span text:style-name="T112">ф</text:span><text:span text:style-name="T195">р</text:span><text:span text:style-name="T112">азе</text:span><text:span text:style-name="T195">оло</text:span><text:span text:style-name="T256">г</text:span><text:span text:style-name="T112">ия</text:span><text:span text:style-name="T195">л</text:span><text:span text:style-name="T112">ык </text:span><text:span text:style-name="T544"><text:s/></text:span><text:span text:style-name="T195">сөзд</text:span><text:span text:style-name="T167">ү</text:span><text:span text:style-name="T256">г</text:span><text:span text:style-name="T112">ү. </text:span><text:span text:style-name="T383"><text:s/></text:span><text:span text:style-name="T112">/</text:span><text:span text:style-name="T195">Ж</text:span><text:span text:style-name="T112">.Осмонова, </text:span><text:span text:style-name="T460"><text:s/></text:span><text:span text:style-name="T112">К.Конкобае</text:span><text:span text:style-name="T167">в</text:span><text:span text:style-name="T112">,</text:span><text:span text:style-name="T113"> </text:span><text:span text:style-name="T112">Ш.</text:span><text:span text:style-name="T195">Жап</text:span><text:span text:style-name="T112">а</text:span><text:span text:style-name="T195">ро</text:span><text:span text:style-name="T167">в</text:span><text:span text:style-name="T112">.-Бишкек:</text:span><text:span text:style-name="T364"> </text:span><text:span text:style-name="T112">КТМУ,</text:span><text:span text:style-name="T585"> </text:span><text:span text:style-name="T195">20</text:span><text:span text:style-name="T112">0</text:span><text:span text:style-name="T256">1.</text:span></text:p>
      <text:p text:style-name="P53"><text:span text:style-name="T115">Кыргыз</text:span><text:span text:style-name="T670"> </text:span><text:span text:style-name="T202">ти</text:span><text:span text:style-name="T171">л</text:span><text:span text:style-name="T115">и</text:span><text:span text:style-name="T257">ни</text:span><text:span text:style-name="T115">н</text:span><text:span text:style-name="T671"> </text:span><text:span text:style-name="T257">т</text:span><text:span text:style-name="T171">ү</text:span><text:span text:style-name="T257">шү</text:span><text:span text:style-name="T171">н</text:span><text:span text:style-name="T257">дүрм</text:span><text:span text:style-name="T115">ө</text:span><text:span text:style-name="T671"> </text:span><text:span text:style-name="T115">с</text:span><text:span text:style-name="T257">ө</text:span><text:span text:style-name="T115">здү</text:span><text:span text:style-name="T257">г</text:span><text:span text:style-name="T115">ү.</text:span><text:span text:style-name="T670"> </text:span><text:span text:style-name="T115">–</text:span><text:span text:style-name="T671"> </text:span><text:span text:style-name="T115">Фрунзе;</text:span><text:span text:style-name="T670"> </text:span><text:span text:style-name="T115">Мектеп,</text:span><text:span text:style-name="T671"> </text:span><text:span text:style-name="T115">1</text:span><text:span text:style-name="T257">984.</text:span></text:p>
      <text:p text:style-name="P48"><text:span text:style-name="T112">Кыргыз</text:span><text:span text:style-name="T557"> </text:span><text:span text:style-name="T195">ти</text:span><text:span text:style-name="T112">ли</text:span><text:span text:style-name="T195">ни</text:span><text:span text:style-name="T112">н</text:span><text:span text:style-name="T557"> </text:span><text:span text:style-name="T112">этимологиялык</text:span><text:span text:style-name="T407"> </text:span><text:span text:style-name="T112">с</text:span><text:span text:style-name="T195">ө</text:span><text:span text:style-name="T112">здү</text:span><text:span text:style-name="T195">г</text:span><text:span text:style-name="T112">ү.</text:span><text:span text:style-name="T544"> </text:span><text:span text:style-name="T112">–</text:span><text:span text:style-name="T571"> </text:span><text:span text:style-name="T112">Ф</text:span><text:span text:style-name="T195">р</text:span><text:span text:style-name="T112">у</text:span><text:span text:style-name="T195">н</text:span><text:span text:style-name="T112">з</text:span><text:span text:style-name="T167">е</text:span><text:span text:style-name="T112">;</text:span><text:span text:style-name="T544"> </text:span><text:span text:style-name="T195">Ил</text:span><text:span text:style-name="T112">им,</text:span><text:span text:style-name="T544"> </text:span><text:span text:style-name="T195">1</text:span><text:span text:style-name="T112">9</text:span><text:span text:style-name="T256">88.</text:span></text:p>
      <text:p text:style-name="P50"><text:span text:style-name="T115">Кыргызч</text:span><text:span text:style-name="T171">а</text:span><text:span text:style-name="T115">-о</text:span><text:span text:style-name="T257">р</text:span><text:span text:style-name="T115">у</text:span><text:span text:style-name="T257">с</text:span><text:span text:style-name="T115">ча</text:span><text:span text:style-name="T637"> </text:span><text:span text:style-name="T257">сөзд</text:span><text:span text:style-name="T171">үк</text:span><text:span text:style-name="T115">.</text:span><text:span text:style-name="T640"> </text:span><text:span text:style-name="T115">/</text:span><text:span text:style-name="T637"> </text:span><text:span text:style-name="T115">К.</text:span><text:span text:style-name="T640"> </text:span><text:span text:style-name="T115">К.</text:span><text:span text:style-name="T640"> </text:span><text:span text:style-name="T115">Юдахин.</text:span><text:span text:style-name="T637"> </text:span><text:span text:style-name="T115">–</text:span><text:span text:style-name="T637"> </text:span><text:span text:style-name="T257">М</text:span><text:span text:style-name="T171">о</text:span><text:span text:style-name="T257">скв</text:span><text:span text:style-name="T171">а</text:span><text:span text:style-name="T115">,</text:span><text:span text:style-name="T640"> </text:span><text:span text:style-name="T257">1</text:span><text:span text:style-name="T115">9</text:span><text:span text:style-name="T257">65.</text:span></text:p>
      <text:p text:style-name="P253"><text:span text:style-name="T112">Мукамбае</text:span><text:span text:style-name="T167">в</text:span><text:span text:style-name="T256">,</text:span><text:span text:style-name="T195">Ж</text:span><text:span text:style-name="T112">. </text:span><text:span text:style-name="T400"><text:s/></text:span><text:span text:style-name="T112">Кыргыз <text:s/></text:span><text:span text:style-name="T390"><text:s/></text:span><text:span text:style-name="T195">тилин</text:span><text:span text:style-name="T112">ин <text:s/></text:span><text:span text:style-name="T390"><text:s/></text:span><text:span text:style-name="T112">диалектологиялык <text:s/></text:span><text:span text:style-name="T383"><text:s/></text:span><text:span text:style-name="T195">сө</text:span><text:span text:style-name="T167">з</text:span><text:span text:style-name="T256">д</text:span><text:span text:style-name="T195">үг</text:span><text:span text:style-name="T112">ү. </text:span><text:span text:style-name="T400"><text:s/></text:span><text:span text:style-name="T112">Ф</text:span><text:span text:style-name="T195">р</text:span><text:span text:style-name="T112">унз</text:span><text:span text:style-name="T167">е</text:span><text:span text:style-name="T112">;</text:span><text:span text:style-name="T129"> </text:span><text:span text:style-name="T112">Илим,</text:span><text:span text:style-name="T401"> </text:span><text:span text:style-name="T112">1</text:span><text:span text:style-name="T195">9</text:span><text:span text:style-name="T112">76</text:span></text:p>
      <text:p text:style-name="P54"><text:span text:style-name="T115">Орфографиялык</text:span><text:span text:style-name="T666"> </text:span><text:span text:style-name="T257">сөздү</text:span><text:span text:style-name="T392">к</text:span><text:span text:style-name="T115">.</text:span><text:span text:style-name="T645"> </text:span><text:span text:style-name="T115">/</text:span><text:span text:style-name="T645"> </text:span><text:span text:style-name="T257">Х</text:span><text:span text:style-name="T115">.</text:span><text:span text:style-name="T645"> </text:span><text:span text:style-name="T115">К.</text:span><text:span text:style-name="T645"> </text:span><text:span text:style-name="T115">Карасае</text:span><text:span text:style-name="T171">в</text:span><text:span text:style-name="T115">.</text:span><text:span text:style-name="T645"> </text:span><text:span text:style-name="T115">-</text:span><text:span text:style-name="T645"> </text:span><text:span text:style-name="T115">Фр</text:span><text:span text:style-name="T202">у</text:span><text:span text:style-name="T257">н</text:span><text:span text:style-name="T115">з</text:span><text:span text:style-name="T171">е</text:span><text:span text:style-name="T115">;</text:span><text:span text:style-name="T645"> </text:span><text:span text:style-name="T115">Мекте</text:span><text:span text:style-name="T171">п</text:span><text:span text:style-name="T115">,</text:span><text:span text:style-name="T645"> </text:span><text:span text:style-name="T257">19</text:span><text:span text:style-name="T115">7</text:span><text:span text:style-name="T257">3.</text:span></text:p>
      <text:p text:style-name="P50"><text:span text:style-name="T115">Орусча</text:span><text:span text:style-name="T668"> </text:span><text:span text:style-name="T115">–</text:span><text:span text:style-name="T672"> </text:span><text:span text:style-name="T115">кыргызча</text:span><text:span text:style-name="T668"> </text:span><text:span text:style-name="T257">сө</text:span><text:span text:style-name="T171">з</text:span><text:span text:style-name="T257">дү</text:span><text:span text:style-name="T171">к</text:span><text:span text:style-name="T115">.</text:span><text:span text:style-name="T672"> </text:span><text:span text:style-name="T115">/</text:span><text:span text:style-name="T668"> </text:span><text:span text:style-name="T257">ре</text:span><text:span text:style-name="T115">д.</text:span><text:span text:style-name="T672"> </text:span><text:span text:style-name="T115">К.</text:span><text:span text:style-name="T668"> </text:span><text:span text:style-name="T115">К.</text:span><text:span text:style-name="T672"> </text:span><text:span text:style-name="T115">Юдахин.</text:span><text:span text:style-name="T672"> </text:span><text:span text:style-name="T115">–</text:span><text:span text:style-name="T668"> </text:span><text:span text:style-name="T257">Москв</text:span><text:span text:style-name="T171">а</text:span><text:span text:style-name="T115">,</text:span><text:span text:style-name="T668"> </text:span><text:span text:style-name="T257">19</text:span><text:span text:style-name="T115">5</text:span><text:span text:style-name="T257">7.</text:span></text:p>
      <text:p text:style-name="P48"><text:span text:style-name="T115">Өз</text:span><text:span text:style-name="T257">дө</text:span><text:span text:style-name="T115">ш</text:span><text:span text:style-name="T257">т</text:span><text:span text:style-name="T115">ү</text:span><text:span text:style-name="T257">р</text:span><text:span text:style-name="T115">ү</text:span><text:span text:style-name="T257">лгө</text:span><text:span text:style-name="T115">н</text:span><text:span text:style-name="T582"> </text:span><text:span text:style-name="T115">с</text:span><text:span text:style-name="T257">ө</text:span><text:span text:style-name="T115">здөр.</text:span><text:span text:style-name="T582"> </text:span><text:span text:style-name="T127">/</text:span><text:span text:style-name="T573"> </text:span><text:span text:style-name="T257">Х</text:span><text:span text:style-name="T115">.</text:span><text:span text:style-name="T582"> </text:span><text:span text:style-name="T115">К.</text:span><text:span text:style-name="T582"> </text:span><text:span text:style-name="T115">Карасае</text:span><text:span text:style-name="T171">в</text:span><text:span text:style-name="T115">.</text:span><text:span text:style-name="T454"> </text:span><text:span text:style-name="T115">–</text:span><text:span text:style-name="T582"> </text:span><text:span text:style-name="T115">Фрунз</text:span><text:span text:style-name="T171">е</text:span><text:span text:style-name="T115">;</text:span><text:span text:style-name="T454"> </text:span><text:span text:style-name="T171">К</text:span><text:span text:style-name="T115">ы</text:span><text:span text:style-name="T257">р</text:span><text:span text:style-name="T115">г.</text:span><text:span text:style-name="T582"> </text:span><text:span text:style-name="T257">Со</text:span><text:span text:style-name="T115">в.</text:span><text:span text:style-name="T483"> </text:span><text:span text:style-name="T115">Эн</text:span><text:span text:style-name="T171">ц</text:span><text:span text:style-name="T115">.</text:span></text:p>
      <text:p text:style-name="P246"><text:span text:style-name="T195">Баш</text:span><text:span text:style-name="T112">к.</text:span><text:span text:style-name="T505"> </text:span><text:span text:style-name="T112">Ред</text:span><text:span text:style-name="T256">.</text:span><text:span text:style-name="T112">,</text:span><text:span text:style-name="T536"> </text:span><text:span text:style-name="T195">19</text:span><text:span text:style-name="T112">8</text:span><text:span text:style-name="T256">6.</text:span></text:p>
      <text:p text:style-name="P253"><text:span text:style-name="T112">Советский <text:s/></text:span><text:span text:style-name="T303"><text:s/></text:span><text:span text:style-name="T112">энциклопедический <text:s/></text:span><text:span text:style-name="T306"><text:s/></text:span><text:span text:style-name="T195">слов</text:span><text:span text:style-name="T167">а</text:span><text:span text:style-name="T195">р</text:span><text:span text:style-name="T112">ь. <text:s/></text:span><text:span text:style-name="T300"><text:s/></text:span><text:span text:style-name="T195">–</text:span><text:span text:style-name="T112">Советская <text:s/></text:span><text:span text:style-name="T300"><text:s/></text:span><text:span text:style-name="T112">Энциклопеди</text:span><text:span text:style-name="T390">я</text:span><text:span text:style-name="T112">;</text:span><text:span text:style-name="T129"> </text:span><text:span text:style-name="T112">М</text:span><text:span text:style-name="T256">.,</text:span><text:span text:style-name="T112">1</text:span><text:span text:style-name="T195">989.</text:span></text:p>
      <text:p text:style-name="P54"><text:span text:style-name="T112">Турсуно</text:span><text:span text:style-name="T167">в</text:span><text:span text:style-name="T112">, А.</text:span><text:span text:style-name="T167"> </text:span><text:span text:style-name="T112">Кыргыз</text:span><text:span text:style-name="T390"> </text:span><text:span text:style-name="T112">тилинин</text:span><text:span text:style-name="T390"> </text:span><text:span text:style-name="T112">тын</text:span><text:span text:style-name="T167">ы</text:span><text:span text:style-name="T112">ш</text:span><text:span text:style-name="T167"> </text:span><text:span text:style-name="T112">белгилер</text:span><text:span text:style-name="T167">и</text:span><text:span text:style-name="T112">.-</text:span><text:span text:style-name="T167"> </text:span><text:span text:style-name="T112">Бишкек; КТМУ,</text:span><text:span text:style-name="T167"> </text:span><text:span text:style-name="T112">2</text:span><text:span text:style-name="T195">0</text:span><text:span text:style-name="T112">0</text:span><text:span text:style-name="T195">2</text:span><text:span text:style-name="T112">.</text:span></text:p>
      <text:p text:style-name="P260"/>
      <text:p text:style-name="P9"/>
      <text:p text:style-name="P9"/>
      <text:p text:style-name="P9"/>
      <text:p text:style-name="P9"/>
      <text:p text:style-name="P9"/>
      <text:p text:style-name="P9"/>
      <text:p text:style-name="P67"/>
      <text:p text:style-name="P15"><text:span text:style-name="T84">Т</text:span><text:span text:style-name="T63">YР</text:span><text:span text:style-name="T74">К</text:span><text:span text:style-name="T91"> </text:span><text:span text:style-name="T74">АЛ</text:span><text:span text:style-name="T84">Ф</text:span><text:span text:style-name="T74">АВ</text:span><text:span text:style-name="T63">И</text:span><text:span text:style-name="T74">ТИ</text:span></text:p>
      <text:p text:style-name="P36"><text:span text:style-name="T130">TÜRK</text:span><text:span text:style-name="T592"> </text:span><text:span text:style-name="T130">AL</text:span><text:span text:style-name="T176">F</text:span><text:span text:style-name="T206">A</text:span><text:span text:style-name="T130">BESİ</text:span></text:p>
      <text:p text:style-name="P103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00"/>
            <text:p text:style-name="P255"><text:span text:style-name="T65">Жазылышы</text:span></text:p>
          </table:table-cell>
          <table:table-cell table:style-name="Table6.A1" office:value-type="string">
            <text:p text:style-name="P100"/>
            <text:p text:style-name="P256"><text:span text:style-name="T77">Ок</text:span><text:span text:style-name="T86">у</text:span><text:span text:style-name="T77">лушу</text:span></text:p>
          </table:table-cell>
          <table:table-cell table:style-name="Table6.A1" office:value-type="string">
            <text:p text:style-name="P257"><text:span text:style-name="T65">Кыргызча</text:span></text:p>
            <text:p text:style-name="P258"><text:span text:style-name="T77">туюндур</text:span><text:span text:style-name="T86">у</text:span><text:span text:style-name="T77">л</text:span><text:span text:style-name="T86">у</text:span><text:span text:style-name="T77">шу</text:span></text:p>
          </table:table-cell>
        </table:table-row>
        <table:table-row table:style-name="Table6.2">
          <table:table-cell table:style-name="Table6.A1" office:value-type="string">
            <text:p text:style-name="P259"><text:span text:style-name="T68">Aa</text:span></text:p>
          </table:table-cell>
          <table:table-cell table:style-name="Table6.A1" office:value-type="string">
            <text:p text:style-name="P259"><text:span text:style-name="T66">[а]</text:span></text:p>
          </table:table-cell>
          <table:table-cell table:style-name="Table6.A1" office:value-type="string">
            <text:p text:style-name="P259"><text:span text:style-name="T60">Аа</text:span></text:p>
          </table:table-cell>
        </table:table-row>
        <table:table-row table:style-name="Table6.3">
          <table:table-cell table:style-name="Table6.A1" office:value-type="string">
            <text:p text:style-name="P259"><text:span text:style-name="T60">Bb</text:span></text:p>
          </table:table-cell>
          <table:table-cell table:style-name="Table6.A1" office:value-type="string">
            <text:p text:style-name="P259"><text:span text:style-name="T68">[бе]</text:span></text:p>
          </table:table-cell>
          <table:table-cell table:style-name="Table6.A1" office:value-type="string">
            <text:p text:style-name="P259"><text:span text:style-name="T61">Бб</text:span></text:p>
          </table:table-cell>
        </table:table-row>
        <table:table-row table:style-name="Table6.3">
          <table:table-cell table:style-name="Table6.A1" office:value-type="string">
            <text:p text:style-name="P259"><text:span text:style-name="T60">Cc</text:span></text:p>
          </table:table-cell>
          <table:table-cell table:style-name="Table6.A1" office:value-type="string">
            <text:p text:style-name="P259"><text:span text:style-name="T68">[</text:span><text:span text:style-name="T60">ж</text:span><text:span text:style-name="T68">е]</text:span></text:p>
          </table:table-cell>
          <table:table-cell table:style-name="Table6.A1" office:value-type="string">
            <text:p text:style-name="P259"><text:span text:style-name="T70">Жж</text:span></text:p>
          </table:table-cell>
        </table:table-row>
        <table:table-row table:style-name="Table6.2">
          <table:table-cell table:style-name="Table6.A1" office:value-type="string">
            <text:p text:style-name="P259"><text:span text:style-name="T60">Çç</text:span></text:p>
          </table:table-cell>
          <table:table-cell table:style-name="Table6.A1" office:value-type="string">
            <text:p text:style-name="P259"><text:span text:style-name="T68">[че]</text:span></text:p>
          </table:table-cell>
          <table:table-cell table:style-name="Table6.A1" office:value-type="string">
            <text:p text:style-name="P259"><text:span text:style-name="T58">Чч</text:span></text:p>
          </table:table-cell>
        </table:table-row>
        <table:table-row table:style-name="Table6.3">
          <table:table-cell table:style-name="Table6.A1" office:value-type="string">
            <text:p text:style-name="P259"><text:span text:style-name="T68">Dd</text:span></text:p>
          </table:table-cell>
          <table:table-cell table:style-name="Table6.A1" office:value-type="string">
            <text:p text:style-name="P259"><text:span text:style-name="T68">[де]</text:span></text:p>
          </table:table-cell>
          <table:table-cell table:style-name="Table6.A1" office:value-type="string">
            <text:p text:style-name="P259"><text:span text:style-name="T59">Дд</text:span></text:p>
          </table:table-cell>
        </table:table-row>
        <table:table-row table:style-name="Table6.3">
          <table:table-cell table:style-name="Table6.A1" office:value-type="string">
            <text:p text:style-name="P259"><text:span text:style-name="T60">Ee</text:span></text:p>
          </table:table-cell>
          <table:table-cell table:style-name="Table6.A1" office:value-type="string">
            <text:p text:style-name="P259"><text:span text:style-name="T68">[е]</text:span></text:p>
          </table:table-cell>
          <table:table-cell table:style-name="Table6.A1" office:value-type="string">
            <text:p text:style-name="P259"><text:span text:style-name="T59">Ээ</text:span><text:span text:style-name="T67">,</text:span><text:span text:style-name="T59"> Ее</text:span></text:p>
          </table:table-cell>
        </table:table-row>
        <table:table-row table:style-name="Table6.2">
          <table:table-cell table:style-name="Table6.A1" office:value-type="string">
            <text:p text:style-name="P259"><text:span text:style-name="T68">Ff</text:span></text:p>
          </table:table-cell>
          <table:table-cell table:style-name="Table6.A1" office:value-type="string">
            <text:p text:style-name="P259"><text:span text:style-name="T68">[</text:span><text:span text:style-name="T60">ф</text:span><text:span text:style-name="T68">е]</text:span></text:p>
          </table:table-cell>
          <table:table-cell table:style-name="Table6.A1" office:value-type="string">
            <text:p text:style-name="P259"><text:span text:style-name="T62">Фф</text:span></text:p>
          </table:table-cell>
        </table:table-row>
        <table:table-row table:style-name="Table6.3">
          <table:table-cell table:style-name="Table6.A1" office:value-type="string">
            <text:p text:style-name="P259"><text:span text:style-name="T68">Gg</text:span></text:p>
          </table:table-cell>
          <table:table-cell table:style-name="Table6.A1" office:value-type="string">
            <text:p text:style-name="P259"><text:span text:style-name="T68">[</text:span><text:span text:style-name="T60">г</text:span><text:span text:style-name="T68">е]</text:span></text:p>
          </table:table-cell>
          <table:table-cell table:style-name="Table6.A1" office:value-type="string">
            <text:p text:style-name="P259"><text:span text:style-name="T60">Гг</text:span></text:p>
          </table:table-cell>
        </table:table-row>
        <table:table-row table:style-name="Table6.3">
          <table:table-cell table:style-name="Table6.A1" office:value-type="string">
            <text:p text:style-name="P259"><text:span text:style-name="T68">Ğğ</text:span></text:p>
          </table:table-cell>
          <table:table-cell table:style-name="Table6.A1" office:value-type="string">
            <text:p text:style-name="P259"><text:span text:style-name="T68">[</text:span><text:span text:style-name="T60">жумша</text:span><text:span text:style-name="T68">к</text:span><text:span text:style-name="T60"> г</text:span><text:span text:style-name="T68">е]</text:span></text:p>
          </table:table-cell>
          <table:table-cell table:style-name="Table6.A1" office:value-type="string">
            <text:p text:style-name="P259"><text:span text:style-name="T68">-</text:span></text:p>
          </table:table-cell>
        </table:table-row>
        <table:table-row table:style-name="Table6.2">
          <table:table-cell table:style-name="Table6.A1" office:value-type="string">
            <text:p text:style-name="P259"><text:span text:style-name="T68">Hh</text:span></text:p>
          </table:table-cell>
          <table:table-cell table:style-name="Table6.A1" office:value-type="string">
            <text:p text:style-name="P259"><text:span text:style-name="T68">[хе]</text:span></text:p>
          </table:table-cell>
          <table:table-cell table:style-name="Table6.A1" office:value-type="string">
            <text:p text:style-name="P259"><text:span text:style-name="T59">Хх</text:span></text:p>
          </table:table-cell>
        </table:table-row>
        <table:table-row table:style-name="Table6.3">
          <table:table-cell table:style-name="Table6.A1" office:value-type="string">
            <text:p text:style-name="P259"><text:span text:style-name="T68">Iı</text:span></text:p>
          </table:table-cell>
          <table:table-cell table:style-name="Table6.A1" office:value-type="string">
            <text:p text:style-name="P259"><text:span text:style-name="T68">[</text:span><text:span text:style-name="T60">ы</text:span><text:span text:style-name="T68">]</text:span></text:p>
          </table:table-cell>
          <table:table-cell table:style-name="Table6.A1" office:value-type="string">
            <text:p text:style-name="P259"><text:span text:style-name="T66">Ыы</text:span></text:p>
          </table:table-cell>
        </table:table-row>
        <table:table-row table:style-name="Table6.3">
          <table:table-cell table:style-name="Table6.A1" office:value-type="string">
            <text:p text:style-name="P259"><text:span text:style-name="T68">İi</text:span></text:p>
          </table:table-cell>
          <table:table-cell table:style-name="Table6.A1" office:value-type="string">
            <text:p text:style-name="P259"><text:span text:style-name="T68">[</text:span><text:span text:style-name="T60">и</text:span><text:span text:style-name="T68">]</text:span></text:p>
          </table:table-cell>
          <table:table-cell table:style-name="Table6.A1" office:value-type="string">
            <text:p text:style-name="P259"><text:span text:style-name="T70">Ии</text:span></text:p>
          </table:table-cell>
        </table:table-row>
        <table:table-row table:style-name="Table6.2">
          <table:table-cell table:style-name="Table6.A1" office:value-type="string">
            <text:p text:style-name="P259"><text:span text:style-name="T68">Jj</text:span></text:p>
          </table:table-cell>
          <table:table-cell table:style-name="Table6.A1" office:value-type="string">
            <text:p text:style-name="P259"><text:span text:style-name="T68">[</text:span><text:span text:style-name="T60">дж</text:span><text:span text:style-name="T68">е]</text:span></text:p>
          </table:table-cell>
          <table:table-cell table:style-name="Table6.A1" office:value-type="string">
            <text:p text:style-name="P259"><text:span text:style-name="T70">Жж</text:span></text:p>
          </table:table-cell>
        </table:table-row>
        <table:table-row table:style-name="Table6.3">
          <table:table-cell table:style-name="Table6.A1" office:value-type="string">
            <text:p text:style-name="P259"><text:span text:style-name="T68">Kk</text:span></text:p>
          </table:table-cell>
          <table:table-cell table:style-name="Table6.A1" office:value-type="string">
            <text:p text:style-name="P259"><text:span text:style-name="T68">[</text:span><text:span text:style-name="T60">к</text:span><text:span text:style-name="T68">е]</text:span></text:p>
          </table:table-cell>
          <table:table-cell table:style-name="Table6.A1" office:value-type="string">
            <text:p text:style-name="P259"><text:span text:style-name="T66">Кк</text:span></text:p>
          </table:table-cell>
        </table:table-row>
        <table:table-row table:style-name="Table6.3">
          <table:table-cell table:style-name="Table6.A1" office:value-type="string">
            <text:p text:style-name="P259"><text:span text:style-name="T60">Ll</text:span></text:p>
          </table:table-cell>
          <table:table-cell table:style-name="Table6.A1" office:value-type="string">
            <text:p text:style-name="P259"><text:span text:style-name="T68">[</text:span><text:span text:style-name="T60">л</text:span><text:span text:style-name="T68">е]</text:span></text:p>
          </table:table-cell>
          <table:table-cell table:style-name="Table6.A1" office:value-type="string">
            <text:p text:style-name="P259"><text:span text:style-name="T66">Лл</text:span></text:p>
          </table:table-cell>
        </table:table-row>
        <table:table-row table:style-name="Table6.2">
          <table:table-cell table:style-name="Table6.A1" office:value-type="string">
            <text:p text:style-name="P259"><text:span text:style-name="T68">Mm</text:span></text:p>
          </table:table-cell>
          <table:table-cell table:style-name="Table6.A1" office:value-type="string">
            <text:p text:style-name="P259"><text:span text:style-name="T68">[ме]</text:span></text:p>
          </table:table-cell>
          <table:table-cell table:style-name="Table6.A1" office:value-type="string">
            <text:p text:style-name="P259"><text:span text:style-name="T66">Мм</text:span></text:p>
          </table:table-cell>
        </table:table-row>
        <table:table-row table:style-name="Table6.3">
          <table:table-cell table:style-name="Table6.A1" office:value-type="string">
            <text:p text:style-name="P259"><text:span text:style-name="T68">Nn</text:span></text:p>
          </table:table-cell>
          <table:table-cell table:style-name="Table6.A1" office:value-type="string">
            <text:p text:style-name="P259"><text:span text:style-name="T68">[</text:span><text:span text:style-name="T60">н</text:span><text:span text:style-name="T68">е]</text:span></text:p>
          </table:table-cell>
          <table:table-cell table:style-name="Table6.A1" office:value-type="string">
            <text:p text:style-name="P259"><text:span text:style-name="T61">Нн</text:span></text:p>
          </table:table-cell>
        </table:table-row>
        <table:table-row table:style-name="Table6.3">
          <table:table-cell table:style-name="Table6.A1" office:value-type="string">
            <text:p text:style-name="P259"><text:span text:style-name="T68">Oo</text:span></text:p>
          </table:table-cell>
          <table:table-cell table:style-name="Table6.A1" office:value-type="string">
            <text:p text:style-name="P259"><text:span text:style-name="T68">[о]</text:span></text:p>
          </table:table-cell>
          <table:table-cell table:style-name="Table6.A1" office:value-type="string">
            <text:p text:style-name="P259"><text:span text:style-name="T58">Оо</text:span></text:p>
          </table:table-cell>
        </table:table-row>
        <table:table-row table:style-name="Table6.2">
          <table:table-cell table:style-name="Table6.A1" office:value-type="string">
            <text:p text:style-name="P259"><text:span text:style-name="T68">Öö</text:span></text:p>
          </table:table-cell>
          <table:table-cell table:style-name="Table6.A1" office:value-type="string">
            <text:p text:style-name="P259"><text:span text:style-name="T68">[ө]</text:span></text:p>
          </table:table-cell>
          <table:table-cell table:style-name="Table6.A1" office:value-type="string">
            <text:p text:style-name="P259"><text:span text:style-name="T58">Өө</text:span></text:p>
          </table:table-cell>
        </table:table-row>
        <table:table-row table:style-name="Table6.3">
          <table:table-cell table:style-name="Table6.A1" office:value-type="string">
            <text:p text:style-name="P259"><text:span text:style-name="T68">Pp</text:span></text:p>
          </table:table-cell>
          <table:table-cell table:style-name="Table6.A1" office:value-type="string">
            <text:p text:style-name="P259"><text:span text:style-name="T68">[</text:span><text:span text:style-name="T60">п</text:span><text:span text:style-name="T68">е]</text:span></text:p>
          </table:table-cell>
          <table:table-cell table:style-name="Table6.A1" office:value-type="string">
            <text:p text:style-name="P259"><text:span text:style-name="T66">Пп</text:span></text:p>
          </table:table-cell>
        </table:table-row>
        <table:table-row table:style-name="Table6.3">
          <table:table-cell table:style-name="Table6.A1" office:value-type="string">
            <text:p text:style-name="P259"><text:span text:style-name="T68">Rr</text:span></text:p>
          </table:table-cell>
          <table:table-cell table:style-name="Table6.A1" office:value-type="string">
            <text:p text:style-name="P259"><text:span text:style-name="T68">[ре]</text:span></text:p>
          </table:table-cell>
          <table:table-cell table:style-name="Table6.A1" office:value-type="string">
            <text:p text:style-name="P259"><text:span text:style-name="T61">Рр</text:span></text:p>
          </table:table-cell>
        </table:table-row>
        <table:table-row table:style-name="Table6.2">
          <table:table-cell table:style-name="Table6.A1" office:value-type="string">
            <text:p text:style-name="P259"><text:span text:style-name="T68">Ss</text:span></text:p>
          </table:table-cell>
          <table:table-cell table:style-name="Table6.A1" office:value-type="string">
            <text:p text:style-name="P259"><text:span text:style-name="T68">[</text:span><text:span text:style-name="T60">с</text:span><text:span text:style-name="T68">е]</text:span></text:p>
          </table:table-cell>
          <table:table-cell table:style-name="Table6.A1" office:value-type="string">
            <text:p text:style-name="P259"><text:span text:style-name="T58">Сс</text:span></text:p>
          </table:table-cell>
        </table:table-row>
        <table:table-row table:style-name="Table6.3">
          <table:table-cell table:style-name="Table6.A1" office:value-type="string">
            <text:p text:style-name="P259"><text:span text:style-name="T68">Şş</text:span></text:p>
          </table:table-cell>
          <table:table-cell table:style-name="Table6.A1" office:value-type="string">
            <text:p text:style-name="P259"><text:span text:style-name="T68">[ше]</text:span></text:p>
          </table:table-cell>
          <table:table-cell table:style-name="Table6.A1" office:value-type="string">
            <text:p text:style-name="P259"><text:span text:style-name="T66">Шш</text:span></text:p>
          </table:table-cell>
        </table:table-row>
        <table:table-row table:style-name="Table6.3">
          <table:table-cell table:style-name="Table6.A1" office:value-type="string">
            <text:p text:style-name="P259"><text:span text:style-name="T60">Tt</text:span></text:p>
          </table:table-cell>
          <table:table-cell table:style-name="Table6.A1" office:value-type="string">
            <text:p text:style-name="P259"><text:span text:style-name="T68">[те]</text:span></text:p>
          </table:table-cell>
          <table:table-cell table:style-name="Table6.A1" office:value-type="string">
            <text:p text:style-name="P259"><text:span text:style-name="T66">Тт</text:span></text:p>
          </table:table-cell>
        </table:table-row>
        <table:table-row table:style-name="Table6.2">
          <table:table-cell table:style-name="Table6.A1" office:value-type="string">
            <text:p text:style-name="P259"><text:span text:style-name="T68">Uu</text:span></text:p>
          </table:table-cell>
          <table:table-cell table:style-name="Table6.A1" office:value-type="string">
            <text:p text:style-name="P259"><text:span text:style-name="T68">[</text:span><text:span text:style-name="T60">у</text:span><text:span text:style-name="T68">]</text:span></text:p>
          </table:table-cell>
          <table:table-cell table:style-name="Table6.A1" office:value-type="string">
            <text:p text:style-name="P259"><text:span text:style-name="T66">Уу</text:span></text:p>
          </table:table-cell>
        </table:table-row>
        <table:table-row table:style-name="Table6.3">
          <table:table-cell table:style-name="Table6.A1" office:value-type="string">
            <text:p text:style-name="P259"><text:span text:style-name="T68">Üü</text:span></text:p>
          </table:table-cell>
          <table:table-cell table:style-name="Table6.A1" office:value-type="string">
            <text:p text:style-name="P259"><text:span text:style-name="T71">[º]</text:span></text:p>
          </table:table-cell>
          <table:table-cell table:style-name="Table6.A1" office:value-type="string">
            <text:p text:style-name="P259"><text:span text:style-name="T72">ªº</text:span></text:p>
          </table:table-cell>
        </table:table-row>
        <table:table-row table:style-name="Table6.3">
          <table:table-cell table:style-name="Table6.A1" office:value-type="string">
            <text:p text:style-name="P259"><text:span text:style-name="T68">Vv</text:span></text:p>
          </table:table-cell>
          <table:table-cell table:style-name="Table6.A1" office:value-type="string">
            <text:p text:style-name="P259"><text:span text:style-name="T68">[ве]</text:span></text:p>
          </table:table-cell>
          <table:table-cell table:style-name="Table6.A1" office:value-type="string">
            <text:p text:style-name="P259"><text:span text:style-name="T67">Вв</text:span></text:p>
          </table:table-cell>
        </table:table-row>
        <table:table-row table:style-name="Table6.2">
          <table:table-cell table:style-name="Table6.A1" office:value-type="string">
            <text:p text:style-name="P259"><text:span text:style-name="T68">Yy</text:span></text:p>
          </table:table-cell>
          <table:table-cell table:style-name="Table6.A1" office:value-type="string">
            <text:p text:style-name="P259"><text:span text:style-name="T68">[</text:span><text:span text:style-name="T60">й</text:span><text:span text:style-name="T68">е]</text:span></text:p>
          </table:table-cell>
          <table:table-cell table:style-name="Table6.A1" office:value-type="string">
            <text:p text:style-name="P259"><text:span text:style-name="T70">Йй</text:span></text:p>
          </table:table-cell>
        </table:table-row>
        <table:table-row table:style-name="Table6.3">
          <table:table-cell table:style-name="Table6.A1" office:value-type="string">
            <text:p text:style-name="P259"><text:span text:style-name="T60">Zz</text:span></text:p>
          </table:table-cell>
          <table:table-cell table:style-name="Table6.A1" office:value-type="string">
            <text:p text:style-name="P259"><text:span text:style-name="T68">[зе]</text:span></text:p>
          </table:table-cell>
          <table:table-cell table:style-name="Table6.A1" office:value-type="string">
            <text:p text:style-name="P259"><text:span text:style-name="T73">Зз</text:span></text:p>
          </table:table-cell>
        </table:table-row>
      </table:table>
      <text:p text:style-name="P267"/>
      <text:p text:style-name="P9"/>
      <text:p text:style-name="P9"/>
      <text:p text:style-name="P9"/>
      <text:p text:style-name="P9"/>
      <text:p text:style-name="P9"/>
      <text:p text:style-name="P9"/>
      <text:p text:style-name="P93"/>
      <text:p text:style-name="P22"><text:span text:style-name="T206">KIRG</text:span><text:span text:style-name="T393">I</text:span><text:span text:style-name="T130">Z</text:span><text:span text:style-name="T621"> </text:span><text:span text:style-name="T206">A</text:span><text:span text:style-name="T176">L</text:span><text:span text:style-name="T206">FABESI</text:span></text:p>
      <text:p text:style-name="P261"><text:span text:style-name="T130">КЫРГЫЗ</text:span><text:span text:style-name="T621"> </text:span><text:span text:style-name="T130">АЛФАВИТИ</text:span></text:p>
      <text:p text:style-name="P70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62"><text:span text:style-name="T77">Yaz</text:span><text:span text:style-name="T65">ılma</text:span><text:span text:style-name="T77">sı</text:span></text:p>
          </table:table-cell>
          <table:table-cell table:style-name="Table7.A1" office:value-type="string">
            <text:p text:style-name="P263"><text:span text:style-name="T77">Okun</text:span><text:span text:style-name="T86">m</text:span><text:span text:style-name="T77">a</text:span><text:span text:style-name="T65">s</text:span><text:span text:style-name="T77">ı</text:span></text:p>
          </table:table-cell>
          <table:table-cell table:style-name="Table7.A1" office:value-type="string">
            <text:p text:style-name="P264"><text:span text:style-name="T77">Türk</text:span><text:span text:style-name="T65">ç</text:span><text:span text:style-name="T86">e</text:span><text:span text:style-name="T77">d</text:span><text:span text:style-name="T86">e</text:span><text:span text:style-name="T77">ki</text:span><text:span text:style-name="T65"> ifa</text:span><text:span text:style-name="T77">d</text:span><text:span text:style-name="T65">e</text:span><text:span text:style-name="T77">si</text:span></text:p>
          </table:table-cell>
        </table:table-row>
        <table:table-row table:style-name="Table7.1">
          <table:table-cell table:style-name="Table7.A1" office:value-type="string">
            <text:p text:style-name="P265"><text:span text:style-name="T60">Аа</text:span></text:p>
          </table:table-cell>
          <table:table-cell table:style-name="Table7.A1" office:value-type="string">
            <text:p text:style-name="P265"><text:span text:style-name="T68">[</text:span><text:span text:style-name="T60">a</text:span><text:span text:style-name="T68">]</text:span></text:p>
          </table:table-cell>
          <table:table-cell table:style-name="Table7.A1" office:value-type="string">
            <text:p text:style-name="P265"><text:span text:style-name="T68">Aa</text:span></text:p>
          </table:table-cell>
        </table:table-row>
        <table:table-row table:style-name="Table7.3">
          <table:table-cell table:style-name="Table7.A1" office:value-type="string">
            <text:p text:style-name="P266"><text:span text:style-name="T61">Бб</text:span></text:p>
          </table:table-cell>
          <table:table-cell table:style-name="Table7.A1" office:value-type="string">
            <text:p text:style-name="P266"><text:span text:style-name="T68">[b</text:span><text:span text:style-name="T60">e</text:span><text:span text:style-name="T68">]</text:span></text:p>
          </table:table-cell>
          <table:table-cell table:style-name="Table7.A1" office:value-type="string">
            <text:p text:style-name="P266"><text:span text:style-name="T60">Bb</text:span></text:p>
          </table:table-cell>
        </table:table-row>
        <table:table-row table:style-name="Table7.1">
          <table:table-cell table:style-name="Table7.A1" office:value-type="string">
            <text:p text:style-name="P265"><text:span text:style-name="T67">Вв</text:span></text:p>
          </table:table-cell>
          <table:table-cell table:style-name="Table7.A1" office:value-type="string">
            <text:p text:style-name="P265"><text:span text:style-name="T68">[v</text:span><text:span text:style-name="T60">e</text:span><text:span text:style-name="T68">]</text:span></text:p>
          </table:table-cell>
          <table:table-cell table:style-name="Table7.A1" office:value-type="string">
            <text:p text:style-name="P265"><text:span text:style-name="T68">Vv</text:span></text:p>
          </table:table-cell>
        </table:table-row>
        <table:table-row table:style-name="Table7.1">
          <table:table-cell table:style-name="Table7.A1" office:value-type="string">
            <text:p text:style-name="P265"><text:span text:style-name="T60">Гг</text:span></text:p>
          </table:table-cell>
          <table:table-cell table:style-name="Table7.A1" office:value-type="string">
            <text:p text:style-name="P265"><text:span text:style-name="T68">[g</text:span><text:span text:style-name="T60">e</text:span><text:span text:style-name="T68">]</text:span></text:p>
          </table:table-cell>
          <table:table-cell table:style-name="Table7.A1" office:value-type="string">
            <text:p text:style-name="P265"><text:span text:style-name="T68">Gg</text:span></text:p>
          </table:table-cell>
        </table:table-row>
        <table:table-row table:style-name="Table7.1">
          <table:table-cell table:style-name="Table7.A1" office:value-type="string">
            <text:p text:style-name="P265"><text:span text:style-name="T59">Дд</text:span></text:p>
          </table:table-cell>
          <table:table-cell table:style-name="Table7.A1" office:value-type="string">
            <text:p text:style-name="P265"><text:span text:style-name="T68">[d</text:span><text:span text:style-name="T60">e</text:span><text:span text:style-name="T68">]</text:span></text:p>
          </table:table-cell>
          <table:table-cell table:style-name="Table7.A1" office:value-type="string">
            <text:p text:style-name="P265"><text:span text:style-name="T68">Dd</text:span></text:p>
          </table:table-cell>
        </table:table-row>
        <table:table-row table:style-name="Table7.1">
          <table:table-cell table:style-name="Table7.A1" office:value-type="string">
            <text:p text:style-name="P265"><text:span text:style-name="T59">Ее</text:span></text:p>
          </table:table-cell>
          <table:table-cell table:style-name="Table7.A1" office:value-type="string">
            <text:p text:style-name="P265"><text:span text:style-name="T68">[</text:span><text:span text:style-name="T60">e</text:span><text:span text:style-name="T68">]</text:span></text:p>
          </table:table-cell>
          <table:table-cell table:style-name="Table7.A1" office:value-type="string">
            <text:p text:style-name="P265"><text:span text:style-name="T60">Ee</text:span></text:p>
          </table:table-cell>
        </table:table-row>
        <table:table-row table:style-name="Table7.1">
          <table:table-cell table:style-name="Table7.A1" office:value-type="string">
            <text:p text:style-name="P265"><text:span text:style-name="T59">Ёё</text:span></text:p>
          </table:table-cell>
          <table:table-cell table:style-name="Table7.A1" office:value-type="string">
            <text:p text:style-name="P265"><text:span text:style-name="T68">[</text:span><text:span text:style-name="T60">y</text:span><text:span text:style-name="T68">o]</text:span></text:p>
          </table:table-cell>
          <table:table-cell table:style-name="Table7.A1" office:value-type="string">
            <text:p text:style-name="P265"><text:span text:style-name="T68">-</text:span></text:p>
          </table:table-cell>
        </table:table-row>
        <table:table-row table:style-name="Table7.3">
          <table:table-cell table:style-name="Table7.A1" office:value-type="string">
            <text:p text:style-name="P266"><text:span text:style-name="T70">Жж</text:span></text:p>
          </table:table-cell>
          <table:table-cell table:style-name="Table7.A1" office:value-type="string">
            <text:p text:style-name="P266"><text:span text:style-name="T68">[</text:span><text:span text:style-name="T60">ce</text:span><text:span text:style-name="T68">]</text:span></text:p>
          </table:table-cell>
          <table:table-cell table:style-name="Table7.A1" office:value-type="string">
            <text:p text:style-name="P266"><text:span text:style-name="T60">Cc</text:span></text:p>
          </table:table-cell>
        </table:table-row>
        <table:table-row table:style-name="Table7.1">
          <table:table-cell table:style-name="Table7.A1" office:value-type="string">
            <text:p text:style-name="P265"><text:span text:style-name="T73">Зз</text:span></text:p>
          </table:table-cell>
          <table:table-cell table:style-name="Table7.A1" office:value-type="string">
            <text:p text:style-name="P265"><text:span text:style-name="T68">[</text:span><text:span text:style-name="T60">ze</text:span><text:span text:style-name="T68">]</text:span></text:p>
          </table:table-cell>
          <table:table-cell table:style-name="Table7.A1" office:value-type="string">
            <text:p text:style-name="P265"><text:span text:style-name="T60">Zz</text:span></text:p>
          </table:table-cell>
        </table:table-row>
        <table:table-row table:style-name="Table7.1">
          <table:table-cell table:style-name="Table7.A1" office:value-type="string">
            <text:p text:style-name="P265"><text:span text:style-name="T70">Ии</text:span></text:p>
          </table:table-cell>
          <table:table-cell table:style-name="Table7.A1" office:value-type="string">
            <text:p text:style-name="P265"><text:span text:style-name="T68">[</text:span><text:span text:style-name="T60">i</text:span><text:span text:style-name="T68">]</text:span></text:p>
          </table:table-cell>
          <table:table-cell table:style-name="Table7.A1" office:value-type="string">
            <text:p text:style-name="P265"><text:span text:style-name="T68">İi</text:span></text:p>
          </table:table-cell>
        </table:table-row>
        <table:table-row table:style-name="Table7.1">
          <table:table-cell table:style-name="Table7.A1" office:value-type="string">
            <text:p text:style-name="P265"><text:span text:style-name="T70">Йй</text:span></text:p>
          </table:table-cell>
          <table:table-cell table:style-name="Table7.A1" office:value-type="string">
            <text:p text:style-name="P265"><text:span text:style-name="T68">[</text:span><text:span text:style-name="T60">iy]</text:span></text:p>
          </table:table-cell>
          <table:table-cell table:style-name="Table7.A1" office:value-type="string">
            <text:p text:style-name="P265"><text:span text:style-name="T68">Yy</text:span></text:p>
          </table:table-cell>
        </table:table-row>
        <table:table-row table:style-name="Table7.1">
          <table:table-cell table:style-name="Table7.A1" office:value-type="string">
            <text:p text:style-name="P265"><text:span text:style-name="T66">Кк</text:span></text:p>
          </table:table-cell>
          <table:table-cell table:style-name="Table7.A1" office:value-type="string">
            <text:p text:style-name="P265"><text:span text:style-name="T68">[k</text:span><text:span text:style-name="T60">a</text:span><text:span text:style-name="T68">]</text:span></text:p>
          </table:table-cell>
          <table:table-cell table:style-name="Table7.A1" office:value-type="string">
            <text:p text:style-name="P265"><text:span text:style-name="T68">Kk</text:span></text:p>
          </table:table-cell>
        </table:table-row>
        <table:table-row table:style-name="Table7.1">
          <table:table-cell table:style-name="Table7.A1" office:value-type="string">
            <text:p text:style-name="P265"><text:span text:style-name="T66">Лл</text:span></text:p>
          </table:table-cell>
          <table:table-cell table:style-name="Table7.A1" office:value-type="string">
            <text:p text:style-name="P265"><text:span text:style-name="T68">[</text:span><text:span text:style-name="T60">el</text:span><text:span text:style-name="T68">]</text:span></text:p>
          </table:table-cell>
          <table:table-cell table:style-name="Table7.A1" office:value-type="string">
            <text:p text:style-name="P265"><text:span text:style-name="T60">Ll</text:span></text:p>
          </table:table-cell>
        </table:table-row>
        <table:table-row table:style-name="Table7.3">
          <table:table-cell table:style-name="Table7.A1" office:value-type="string">
            <text:p text:style-name="P266"><text:span text:style-name="T66">Мм</text:span></text:p>
          </table:table-cell>
          <table:table-cell table:style-name="Table7.A1" office:value-type="string">
            <text:p text:style-name="P266"><text:span text:style-name="T68">[</text:span><text:span text:style-name="T60">e</text:span><text:span text:style-name="T82">m</text:span><text:span text:style-name="T68">]</text:span></text:p>
          </table:table-cell>
          <table:table-cell table:style-name="Table7.A1" office:value-type="string">
            <text:p text:style-name="P266"><text:span text:style-name="T68">Mm</text:span></text:p>
          </table:table-cell>
        </table:table-row>
        <table:table-row table:style-name="Table7.1">
          <table:table-cell table:style-name="Table7.A1" office:value-type="string">
            <text:p text:style-name="P265"><text:span text:style-name="T61">Нн</text:span></text:p>
          </table:table-cell>
          <table:table-cell table:style-name="Table7.A1" office:value-type="string">
            <text:p text:style-name="P265"><text:span text:style-name="T68">[</text:span><text:span text:style-name="T60">e</text:span><text:span text:style-name="T68">n]</text:span></text:p>
          </table:table-cell>
          <table:table-cell table:style-name="Table7.A1" office:value-type="string">
            <text:p text:style-name="P265"><text:span text:style-name="T68">Nn</text:span></text:p>
          </table:table-cell>
        </table:table-row>
        <table:table-row table:style-name="Table7.1">
          <table:table-cell table:style-name="Table7.A1" office:value-type="string">
            <text:p text:style-name="P265"><text:span text:style-name="T67">ң</text:span></text:p>
          </table:table-cell>
          <table:table-cell table:style-name="Table7.A1" office:value-type="string">
            <text:p text:style-name="P265"><text:span text:style-name="T68">[</text:span><text:span text:style-name="T60">en</text:span><text:span text:style-name="T68">g]</text:span></text:p>
          </table:table-cell>
          <table:table-cell table:style-name="Table7.A1" office:value-type="string">
            <text:p text:style-name="P265"><text:span text:style-name="T68">-</text:span></text:p>
          </table:table-cell>
        </table:table-row>
        <table:table-row table:style-name="Table7.1">
          <table:table-cell table:style-name="Table7.A1" office:value-type="string">
            <text:p text:style-name="P265"><text:span text:style-name="T58">Оо</text:span></text:p>
          </table:table-cell>
          <table:table-cell table:style-name="Table7.A1" office:value-type="string">
            <text:p text:style-name="P265"><text:span text:style-name="T68">[o]</text:span></text:p>
          </table:table-cell>
          <table:table-cell table:style-name="Table7.A1" office:value-type="string">
            <text:p text:style-name="P265"><text:span text:style-name="T68">Oo</text:span></text:p>
          </table:table-cell>
        </table:table-row>
        <table:table-row table:style-name="Table7.1">
          <table:table-cell table:style-name="Table7.A1" office:value-type="string">
            <text:p text:style-name="P265"><text:span text:style-name="T58">Өө</text:span></text:p>
          </table:table-cell>
          <table:table-cell table:style-name="Table7.A1" office:value-type="string">
            <text:p text:style-name="P265"><text:span text:style-name="T68">[ө]</text:span></text:p>
          </table:table-cell>
          <table:table-cell table:style-name="Table7.A1" office:value-type="string">
            <text:p text:style-name="P265"><text:span text:style-name="T68">Öö</text:span></text:p>
          </table:table-cell>
        </table:table-row>
        <table:table-row table:style-name="Table7.1">
          <table:table-cell table:style-name="Table7.A1" office:value-type="string">
            <text:p text:style-name="P265"><text:span text:style-name="T66">Пп</text:span></text:p>
          </table:table-cell>
          <table:table-cell table:style-name="Table7.A1" office:value-type="string">
            <text:p text:style-name="P265"><text:span text:style-name="T68">[p</text:span><text:span text:style-name="T60">e</text:span><text:span text:style-name="T68">]</text:span></text:p>
          </table:table-cell>
          <table:table-cell table:style-name="Table7.A1" office:value-type="string">
            <text:p text:style-name="P265"><text:span text:style-name="T68">Pp</text:span></text:p>
          </table:table-cell>
        </table:table-row>
        <table:table-row table:style-name="Table7.3">
          <table:table-cell table:style-name="Table7.A1" office:value-type="string">
            <text:p text:style-name="P266"><text:span text:style-name="T61">Р</text:span><text:span text:style-name="T70">р</text:span></text:p>
          </table:table-cell>
          <table:table-cell table:style-name="Table7.A1" office:value-type="string">
            <text:p text:style-name="P266"><text:span text:style-name="T68">[</text:span><text:span text:style-name="T60">e</text:span><text:span text:style-name="T68">r]</text:span></text:p>
          </table:table-cell>
          <table:table-cell table:style-name="Table7.A1" office:value-type="string">
            <text:p text:style-name="P266"><text:span text:style-name="T60">R</text:span><text:span text:style-name="T68">r</text:span></text:p>
          </table:table-cell>
        </table:table-row>
        <table:table-row table:style-name="Table7.1">
          <table:table-cell table:style-name="Table7.A1" office:value-type="string">
            <text:p text:style-name="P265"><text:span text:style-name="T58">Сс</text:span></text:p>
          </table:table-cell>
          <table:table-cell table:style-name="Table7.A1" office:value-type="string">
            <text:p text:style-name="P265"><text:span text:style-name="T68">[</text:span><text:span text:style-name="T60">e</text:span><text:span text:style-name="T68">s]</text:span></text:p>
          </table:table-cell>
          <table:table-cell table:style-name="Table7.A1" office:value-type="string">
            <text:p text:style-name="P265"><text:span text:style-name="T68">Ss</text:span></text:p>
          </table:table-cell>
        </table:table-row>
        <table:table-row table:style-name="Table7.1">
          <table:table-cell table:style-name="Table7.A1" office:value-type="string">
            <text:p text:style-name="P265"><text:span text:style-name="T66">Тт</text:span></text:p>
          </table:table-cell>
          <table:table-cell table:style-name="Table7.A1" office:value-type="string">
            <text:p text:style-name="P265"><text:span text:style-name="T68">[</text:span><text:span text:style-name="T60">te</text:span><text:span text:style-name="T68">]</text:span></text:p>
          </table:table-cell>
          <table:table-cell table:style-name="Table7.A1" office:value-type="string">
            <text:p text:style-name="P265"><text:span text:style-name="T68">Tt</text:span></text:p>
          </table:table-cell>
        </table:table-row>
        <table:table-row table:style-name="Table7.1">
          <table:table-cell table:style-name="Table7.A1" office:value-type="string">
            <text:p text:style-name="P265"><text:span text:style-name="T67">Уу</text:span></text:p>
          </table:table-cell>
          <table:table-cell table:style-name="Table7.A1" office:value-type="string">
            <text:p text:style-name="P265"><text:span text:style-name="T68">[u]</text:span></text:p>
          </table:table-cell>
          <table:table-cell table:style-name="Table7.A1" office:value-type="string">
            <text:p text:style-name="P265"><text:span text:style-name="T68">Uu</text:span></text:p>
          </table:table-cell>
        </table:table-row>
        <table:table-row table:style-name="Table7.1">
          <table:table-cell table:style-name="Table7.A1" office:value-type="string">
            <text:p text:style-name="P265"><text:span text:style-name="T72">ªº</text:span></text:p>
          </table:table-cell>
          <table:table-cell table:style-name="Table7.A1" office:value-type="string">
            <text:p text:style-name="P265"><text:span text:style-name="T68">[ü]</text:span></text:p>
          </table:table-cell>
          <table:table-cell table:style-name="Table7.A1" office:value-type="string">
            <text:p text:style-name="P265"><text:span text:style-name="T68">Üü</text:span></text:p>
          </table:table-cell>
        </table:table-row>
        <table:table-row table:style-name="Table7.1">
          <table:table-cell table:style-name="Table7.A1" office:value-type="string">
            <text:p text:style-name="P265"><text:span text:style-name="T73">Фф</text:span></text:p>
          </table:table-cell>
          <table:table-cell table:style-name="Table7.A1" office:value-type="string">
            <text:p text:style-name="P265"><text:span text:style-name="T68">[</text:span><text:span text:style-name="T60">e</text:span><text:span text:style-name="T68">f]</text:span></text:p>
          </table:table-cell>
          <table:table-cell table:style-name="Table7.A1" office:value-type="string">
            <text:p text:style-name="P265"><text:span text:style-name="T68">Ff</text:span></text:p>
          </table:table-cell>
        </table:table-row>
        <table:table-row table:style-name="Table7.3">
          <table:table-cell table:style-name="Table7.A1" office:value-type="string">
            <text:p text:style-name="P266"><text:span text:style-name="T59">Хх</text:span></text:p>
          </table:table-cell>
          <table:table-cell table:style-name="Table7.A1" office:value-type="string">
            <text:p text:style-name="P266"><text:span text:style-name="T68">[h</text:span><text:span text:style-name="T60">e</text:span><text:span text:style-name="T68">]</text:span></text:p>
          </table:table-cell>
          <table:table-cell table:style-name="Table7.A1" office:value-type="string">
            <text:p text:style-name="P266"><text:span text:style-name="T68">Hh</text:span></text:p>
          </table:table-cell>
        </table:table-row>
        <table:table-row table:style-name="Table7.1">
          <table:table-cell table:style-name="Table7.A1" office:value-type="string">
            <text:p text:style-name="P265"><text:span text:style-name="T66">Цц</text:span></text:p>
          </table:table-cell>
          <table:table-cell table:style-name="Table7.A1" office:value-type="string">
            <text:p text:style-name="P265"><text:span text:style-name="T68">[</text:span><text:span text:style-name="T60">t</text:span><text:span text:style-name="T68">s]</text:span></text:p>
          </table:table-cell>
          <table:table-cell table:style-name="Table7.A1" office:value-type="string">
            <text:p text:style-name="P265"><text:span text:style-name="T68">-</text:span></text:p>
          </table:table-cell>
        </table:table-row>
        <table:table-row table:style-name="Table7.1">
          <table:table-cell table:style-name="Table7.A1" office:value-type="string">
            <text:p text:style-name="P265"><text:span text:style-name="T58">Чч</text:span></text:p>
          </table:table-cell>
          <table:table-cell table:style-name="Table7.A1" office:value-type="string">
            <text:p text:style-name="P265"><text:span text:style-name="T68">[</text:span><text:span text:style-name="T60">ça</text:span><text:span text:style-name="T68">]</text:span></text:p>
          </table:table-cell>
          <table:table-cell table:style-name="Table7.A1" office:value-type="string">
            <text:p text:style-name="P265"><text:span text:style-name="T60">Çç</text:span></text:p>
          </table:table-cell>
        </table:table-row>
        <table:table-row table:style-name="Table7.1">
          <table:table-cell table:style-name="Table7.A1" office:value-type="string">
            <text:p text:style-name="P265"><text:span text:style-name="T66">Шш</text:span></text:p>
          </table:table-cell>
          <table:table-cell table:style-name="Table7.A1" office:value-type="string">
            <text:p text:style-name="P265"><text:span text:style-name="T68">[ş</text:span><text:span text:style-name="T60">a</text:span><text:span text:style-name="T68">]</text:span></text:p>
          </table:table-cell>
          <table:table-cell table:style-name="Table7.A1" office:value-type="string">
            <text:p text:style-name="P265"><text:span text:style-name="T68">Şs</text:span></text:p>
          </table:table-cell>
        </table:table-row>
        <table:table-row table:style-name="Table7.1">
          <table:table-cell table:style-name="Table7.A1" office:value-type="string">
            <text:p text:style-name="P265"><text:span text:style-name="T66">Щщ</text:span></text:p>
          </table:table-cell>
          <table:table-cell table:style-name="Table7.A1" office:value-type="string">
            <text:p text:style-name="P265"><text:span text:style-name="T68">[</text:span><text:span text:style-name="T60">t</text:span><text:span text:style-name="T68">ş]</text:span></text:p>
          </table:table-cell>
          <table:table-cell table:style-name="Table7.A1" office:value-type="string">
            <text:p text:style-name="P265"><text:span text:style-name="T68">-</text:span></text:p>
          </table:table-cell>
        </table:table-row>
        <table:table-row table:style-name="Table7.1">
          <table:table-cell table:style-name="Table7.A1" office:value-type="string">
            <text:p text:style-name="P265"><text:span text:style-name="T73">Ь</text:span></text:p>
          </table:table-cell>
          <table:table-cell table:style-name="Table7.A1" office:value-type="string">
            <text:p text:style-name="P265"><text:span text:style-name="T68">[</text:span><text:span text:style-name="T60">i</text:span><text:span text:style-name="T68">n</text:span><text:span text:style-name="T60">celt</text:span><text:span text:style-name="T94">m</text:span><text:span text:style-name="T68">e</text:span></text:p>
          </table:table-cell>
          <table:table-cell table:style-name="Table7.A1" office:value-type="string">
            <text:p text:style-name="P265"><text:span text:style-name="T68">-</text:span></text:p>
          </table:table-cell>
        </table:table-row>
        <table:table-row table:style-name="Table7.3">
          <table:table-cell table:style-name="Table7.A1" office:value-type="string">
            <text:p text:style-name="P266"><text:span text:style-name="T66">Ыы</text:span></text:p>
          </table:table-cell>
          <table:table-cell table:style-name="Table7.A1" office:value-type="string">
            <text:p text:style-name="P266"><text:span text:style-name="T68">[</text:span><text:span text:style-name="T60">ı</text:span><text:span text:style-name="T68">]</text:span></text:p>
          </table:table-cell>
          <table:table-cell table:style-name="Table7.A1" office:value-type="string">
            <text:p text:style-name="P266"><text:span text:style-name="T68">Iı</text:span></text:p>
          </table:table-cell>
        </table:table-row>
        <table:table-row table:style-name="Table7.1">
          <table:table-cell table:style-name="Table7.A1" office:value-type="string">
            <text:p text:style-name="P265"><text:span text:style-name="T66">Ъ</text:span></text:p>
          </table:table-cell>
          <table:table-cell table:style-name="Table7.A1" office:value-type="string">
            <text:p text:style-name="P265"><text:span text:style-name="T68">[k</text:span><text:span text:style-name="T60">estir</text:span><text:span text:style-name="T94">m</text:span><text:span text:style-name="T68">e</text:span></text:p>
          </table:table-cell>
          <table:table-cell table:style-name="Table7.A1" office:value-type="string">
            <text:p text:style-name="P265"><text:span text:style-name="T68">-</text:span></text:p>
          </table:table-cell>
        </table:table-row>
        <table:table-row table:style-name="Table7.1">
          <table:table-cell table:style-name="Table7.A1" office:value-type="string">
            <text:p text:style-name="P265"><text:span text:style-name="T58">Ээ</text:span></text:p>
          </table:table-cell>
          <table:table-cell table:style-name="Table7.A1" office:value-type="string">
            <text:p text:style-name="P265"><text:span text:style-name="T68">[</text:span><text:span text:style-name="T60">e</text:span><text:span text:style-name="T68">]</text:span></text:p>
          </table:table-cell>
          <table:table-cell table:style-name="Table7.A1" office:value-type="string">
            <text:p text:style-name="P265"><text:span text:style-name="T60">Ee</text:span></text:p>
          </table:table-cell>
        </table:table-row>
        <table:table-row table:style-name="Table7.1">
          <table:table-cell table:style-name="Table7.A1" office:value-type="string">
            <text:p text:style-name="P265"><text:span text:style-name="T67">Юю</text:span></text:p>
          </table:table-cell>
          <table:table-cell table:style-name="Table7.A1" office:value-type="string">
            <text:p text:style-name="P265"><text:span text:style-name="T68">[</text:span><text:span text:style-name="T60">y</text:span><text:span text:style-name="T68">u]</text:span></text:p>
          </table:table-cell>
          <table:table-cell table:style-name="Table7.A1" office:value-type="string">
            <text:p text:style-name="P265"><text:span text:style-name="T68">-</text:span></text:p>
          </table:table-cell>
        </table:table-row>
        <table:table-row table:style-name="Table7.3">
          <table:table-cell table:style-name="Table7.A1" office:value-type="string">
            <text:p text:style-name="P266"><text:span text:style-name="T66">Яя</text:span></text:p>
          </table:table-cell>
          <table:table-cell table:style-name="Table7.A1" office:value-type="string">
            <text:p text:style-name="P266"><text:span text:style-name="T68">[</text:span><text:span text:style-name="T60">ya</text:span><text:span text:style-name="T68">]</text:span></text:p>
          </table:table-cell>
          <table:table-cell table:style-name="Table7.A1" office:value-type="string">
            <text:p text:style-name="P266"><text:span text:style-name="T68">-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Monotype Corsiva" svg:font-family="'Monotype Corsiva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673in" style:type="center"/>
          <style:tab-stop style:position="5.9346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="Liberation Serif1" fo:font-family="'Liberation Serif'" style:font-family-generic="roma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6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)" style:num-format="a" style:num-letter-sync="true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 text:start-value="1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0.139in"/>
      <style:text-properties fo:font-size="10pt" style:font-size-asian="10pt"/>
    </style:style>
    <style:style style:name="MP2" style:family="paragraph" style:parent-style-name="Frame_20_contents">
      <style:paragraph-properties fo:margin-left="0.028in" fo:margin-right="0in" fo:line-height="0.1839in" fo:text-indent="0in" style:auto-text-indent="false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0.74pt solid #000000" style:writing-mode="lr-tb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1.0972in" fo:margin-bottom="0.1945in" fo:margin-left="1.1665in" fo:margin-right="1.16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0972in" fo:margin-bottom="0.1945in" fo:margin-left="1.1665in" fo:margin-right="1.1665in" style:writing-mode="lr-tb" style:layout-grid-color="#c0c0c0" style:layout-grid-lines="26419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.0972in" fo:margin-bottom="1.9252in" fo:margin-left="1.1665in" fo:margin-right="1.1665in" style:writing-mode="lr-tb" style:layout-grid-color="#c0c0c0" style:layout-grid-lines="22023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1307in" fo:margin-left="0in" fo:margin-right="0in" fo:margin-top="0.090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3">
      <style:footer>
        <text:p text:style-name="MP1"><draw:frame draw:style-name="Mfr1" text:anchor-type="char" svg:x="4.0228in" svg:y="9.6165in" svg:width="0.222in" svg:height="0.1945in" draw:z-index="1"><draw:text-box><text:p text:style-name="MP2"><text:page-number text:select-page="current">5</text:page-number></text:p></draw:text-box></draw:frame></text:p>
      </style:footer>
    </style:master-page>
    <style:master-page style:name="Converted5" style:page-layout-name="Mpm3">
      <style:footer>
        <text:p text:style-name="Footer"/>
      </style:footer>
    </style:master-page>
    <style:master-page style:name="Converted6" style:page-layout-name="Mpm3">
      <style:footer>
        <text:p text:style-name="Footer"/>
      </style:footer>
    </style:master-page>
    <style:master-page style:name="Converted7" style:page-layout-name="Mpm3">
      <style:footer>
        <text:p text:style-name="Footer"/>
      </style:footer>
    </style:master-page>
    <style:master-page style:name="Converted8" style:page-layout-name="Mpm3">
      <style:footer>
        <text:p text:style-name="Footer"/>
      </style:footer>
    </style:master-page>
    <style:master-page style:name="Converted9" style:page-layout-name="Mpm3">
      <style:footer>
        <text:p text:style-name="Footer"/>
      </style:footer>
    </style:master-page>
    <style:master-page style:name="Converted10" style:page-layout-name="Mpm3">
      <style:footer>
        <text:p text:style-name="Footer"/>
      </style:footer>
    </style:master-page>
    <style:master-page style:name="Converted11" style:page-layout-name="Mpm3">
      <style:footer>
        <text:p text:style-name="Footer"/>
      </style:footer>
    </style:master-page>
    <style:master-page style:name="Converted12" style:page-layout-name="Mpm3">
      <style:footer>
        <text:p text:style-name="Footer"/>
      </style:footer>
    </style:master-page>
    <style:master-page style:name="Converted13" style:page-layout-name="Mpm3">
      <style:footer>
        <text:p text:style-name="Footer"/>
      </style:footer>
    </style:master-page>
    <style:master-page style:name="Converted14" style:page-layout-name="Mpm3">
      <style:footer>
        <text:p text:style-name="Footer"/>
      </style:footer>
    </style:master-page>
    <style:master-page style:name="Converted15" style:page-layout-name="Mpm3">
      <style:footer>
        <text:p text:style-name="Footer"/>
      </style:footer>
    </style:master-page>
    <style:master-page style:name="Converted16" style:page-layout-name="Mpm3">
      <style:footer>
        <text:p text:style-name="Footer"/>
      </style:footer>
    </style:master-page>
    <style:master-page style:name="Converted17" style:page-layout-name="Mpm3">
      <style:footer>
        <text:p text:style-name="Footer"/>
      </style:footer>
    </style:master-page>
    <style:master-page style:name="Converted18" style:page-layout-name="Mpm3">
      <style:footer>
        <text:p text:style-name="Footer"/>
      </style:footer>
    </style:master-page>
    <style:master-page style:name="Converted19" style:page-layout-name="Mpm3">
      <style:footer>
        <text:p text:style-name="Footer"/>
      </style:footer>
    </style:master-page>
    <style:master-page style:name="Converted20" style:page-layout-name="Mpm3">
      <style:footer>
        <text:p text:style-name="Footer"/>
      </style:footer>
    </style:master-page>
    <style:master-page style:name="Converted21" style:page-layout-name="Mpm3">
      <style:footer>
        <text:p text:style-name="Footer"/>
      </style:footer>
    </style:master-page>
    <style:master-page style:name="Converted22" style:page-layout-name="Mpm3">
      <style:footer>
        <text:p text:style-name="Footer"/>
      </style:footer>
    </style:master-page>
    <style:master-page style:name="Converted23" style:page-layout-name="Mpm3">
      <style:footer>
        <text:p text:style-name="Footer"/>
      </style:footer>
    </style:master-page>
    <style:master-page style:name="Converted24" style:page-layout-name="Mpm3">
      <style:footer>
        <text:p text:style-name="Footer"/>
      </style:footer>
    </style:master-page>
    <style:master-page style:name="Converted25" style:page-layout-name="Mpm3">
      <style:footer>
        <text:p text:style-name="Footer"/>
      </style:footer>
    </style:master-page>
    <style:master-page style:name="Converted26" style:page-layout-name="Mpm3">
      <style:footer>
        <text:p text:style-name="Footer"/>
      </style:footer>
    </style:master-page>
    <style:master-page style:name="Converted27" style:page-layout-name="Mpm3">
      <style:footer>
        <text:p text:style-name="Footer"/>
      </style:footer>
    </style:master-page>
    <style:master-page style:name="Converted28" style:page-layout-name="Mpm3">
      <style:footer>
        <text:p text:style-name="Footer"/>
      </style:footer>
    </style:master-page>
    <style:master-page style:name="Converted29" style:page-layout-name="Mpm3">
      <style:footer>
        <text:p text:style-name="Footer"/>
      </style:footer>
    </style:master-page>
    <style:master-page style:name="Converted30" style:page-layout-name="Mpm3">
      <style:footer>
        <text:p text:style-name="Footer"/>
      </style:footer>
    </style:master-page>
    <style:master-page style:name="Converted31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0-27T09:51:00</meta:creation-date>
    <dc:date>2016-06-02T03:34:00</dc:date>
    <meta:document-statistic meta:table-count="7" meta:image-count="0" meta:object-count="0" meta:page-count="32" meta:paragraph-count="821" meta:word-count="8119" meta:character-count="61003" meta:non-whitespace-character-count="53534"/>
    <meta:generator>LibreOffice/4.2.3.3$Linux_x86 LibreOffice_project/420m0$Build-3</meta:generator>
  </office:meta>
</office:document-meta>
</file>